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Chernihivska Oblast（20:22）。 红色警报：空中威胁。 警笛声。 立即掩盖！</text:span>
</text:h>
      <text:p text:style-name="P4">
作者: liveuamap (Language: en)</text:p>
      <text:p text:style-name="P4">
时间: 2023-05-11T-39:24:00</text:p>
      <text:p text:style-name="P4">
地点: Chernihivska Oblast (Latitude:51.33333000 Longtitude:32.00000000)</text:p>
      <text:p text:style-name="P4">
视频: []</text:p>
      <text:p text:style-name="P4">
图片: []</text:p>
      <text:p text:style-name="P4">
标签: ["Europe", "Central and Eastern Europe"]</text:p>
      <text:p text:style-name="P4">
Id: 22562151</text:p>
      <!--METADATA-->
      <text:p text:style-name="P4">
切尔尼希夫地区(20:22). Red Alert: aerial threat. Sirens sounding. Takecover now!</text:p>
      <text:p text:style-name="P4">
News Collection Link: <text:a xlink:type="simple" xlink:href="https://liveuamap.com/en/2023/11-may-chernihivska-oblast2022-red-alert-aerig" text:style-name="Internet_20_link" text:visited-style-name="Visited_20_Internet_20_Link">
https://liveuamap.com/en/2023/11-may-chernihivska-oblast2022-red-alert-aerig</text:a>
</text:p>
      <text:p text:style-name="P4">
News Source: <text:a xlink:type="simple" xlink:href="https://t.me/suspilnechernihiv/18479" text:style-name="Internet_20_link" text:visited-style-name="Visited_20_Internet_20_Link">
https://t.me/suspilnechernihiv/18479</text:a>
</text:p>
      <!--NEWS-->
      <text:h text:style-name="P10" text:outline-level="1">
<text:span text:style-name="T4">
Zaporizka Oblast（19:00）。 红色警报：空中威胁。 警笛声。 立即掩盖！</text:span>
</text:h>
      <text:p text:style-name="P4">
作者: liveuamap (Language: en)</text:p>
      <text:p text:style-name="P4">
时间: 2023-05-11T-45:01:00</text:p>
      <text:p text:style-name="P4">
地点: Zaporizka Oblast (Latitude:47.612431 Longtitude:35.765391)</text:p>
      <text:p text:style-name="P4">
视频: []</text:p>
      <text:p text:style-name="P4">
图片: []</text:p>
      <text:p text:style-name="P4">
标签: ["Europe", "Central and Eastern Europe"]</text:p>
      <text:p text:style-name="P4">
Id: 22562139</text:p>
      <!--METADATA-->
      <text:p text:style-name="P4">
Zaporizhzhia地区(19:00). Red Alert: aerial threat. Sirens sounding. Take covernow!</text:p>
      <text:p text:style-name="P4">
News Collection Link: <text:a xlink:type="simple" xlink:href="https://liveuamap.com/en/2023/11-may-zaporizka-oblast1900-red-alert-aerial-g" text:style-name="Internet_20_link" text:visited-style-name="Visited_20_Internet_20_Link">
https://liveuamap.com/en/2023/11-may-zaporizka-oblast1900-red-alert-aerial-g</text:a>
</text:p>
      <text:p text:style-name="P4">
News Source: <text:a xlink:type="simple" xlink:href="https://t.me/air_alert_ua/45039" text:style-name="Internet_20_link" text:visited-style-name="Visited_20_Internet_20_Link">
https://t.me/air_alert_ua/45039</text:a>
</text:p>
      <!--NEWS-->
      <text:h text:style-name="P10" text:outline-level="1">
<text:span text:style-name="T4">
在Sivershchyna和Slobozhanschyna的指示，俄罗斯军队炮击了Bleshnya，Leonivka，Krasn ...</text:span>
</text:h>
      <text:p text:style-name="P4">
作者: liveuamap (Language: en)</text:p>
      <text:p text:style-name="P4">
时间: 2023-05-11T-69:20:00</text:p>
      <text:p text:style-name="P4">
地点: Vovchansk (Latitude:50.38849 Longtitude:37.41892)</text:p>
      <text:p text:style-name="P4">
视频: []</text:p>
      <text:p text:style-name="P4">
图片: []</text:p>
      <text:p text:style-name="P4">
标签: ["Russia"]</text:p>
      <text:p text:style-name="P4">
Id: 22562048</text:p>
      <!--METADATA-->
      <text:p text:style-name="P4">
在Sivershchyna和Slbozhanschyna的指示，俄罗斯军队炮击了Bloshnya，Leonivka，Chernihiv地区的Krasnyy Khutir； Bachivsk，Khodyne，Boyaro -Lezhachi，Volfyne，Bilovody，Popivka，Popivka，Pavlivka和Sumy地区的Basivka，也是Veterynarne，Zelene，Zelene，Hatyscheche Ukraine武装部队的乌克兰武装部队</text:p>
      <text:p text:style-name="P4">
新闻集链接：(https://liveuamap.com/en/2023/11-may-at-sivershchyna-and-slobozhanschyna-directions-russian)</text:p>
      <text:p text:style-name="P4">
News Source: <text:a xlink:type="simple" xlink:href="https://t.me/lumsrc/4748" text:style-name="Internet_20_link" text:visited-style-name="Visited_20_Internet_20_Link">
https://t.me/lumsrc/4748</text:a>
</text:p>
      <!--NEWS-->
      <text:h text:style-name="P10" text:outline-level="1">
<text:span text:style-name="T4">
JSC Kupiansk Directio Rusian军队炮击Mykolaivka，Krasne First，Figolivka，Novomlinsk，...</text:span>
</text:h>
      <text:p text:style-name="P4">
作者: liveuamap (Language: en)</text:p>
      <text:p text:style-name="P4">
时间: 2023-05-11T-71:20:00</text:p>
      <text:p text:style-name="P4">
地点: Kramatorsk (Latitude:49.81019 Longtitude:37.68868)</text:p>
      <text:p text:style-name="P4">
视频: []</text:p>
      <text:p text:style-name="P4">
图片: []</text:p>
      <text:p text:style-name="P4">
标签: ["Russia"]</text:p>
      <text:p text:style-name="P4">
Id: 22562047</text:p>
      <!--METADATA-->
      <text:p text:style-name="P4">
在Kupiansk方向，俄罗斯军队炮击了Mykolayivka，Krasne Pershe，Fyholivka，Novomlynsk，Dvorichna，Masutivka，Masutivka，Lyman Pershyy，Kyslivka ofkharkiv地区和Luhansk地区的Stelmakhivka。 俄罗斯航空在Masutivka，Pershotravneve和Terny，乌克兰的武装部队的总参谋部</text:p>
      <text:p text:style-name="P4">
新闻集链接：<text:a xlink:type="simple" xlink:href="https://liveuamap.com/en/2023/11-may-at-kupiansk-direction-russian-army-shelled-mykolayivka" text:style-name="Internet_20_link" text:visited-style-name="Visited_20_Internet_20_Link">
https://liveuamap.com/en/2023/2023/11-may-at-kupiansk-direction-russian-army-shelled-mykolayivka</text:a>
</text:p>
      <text:p text:style-name="P4">
News Source: <text:a xlink:type="simple" xlink:href="https://t.me/lumsrc/4749" text:style-name="Internet_20_link" text:visited-style-name="Visited_20_Internet_20_Link">
https://t.me/lumsrc/4749</text:a>
</text:p>
      <!--NEWS-->
      <text:h text:style-name="P10" text:outline-level="1">
<text:span text:style-name="T4">
在莱曼（Lyman）的指示，俄罗斯军队炮击了卢汉斯克（Luhansk）地区的Makiyivka，Bilohorivka和Vesele A ...</text:span>
</text:h>
      <text:p text:style-name="P4">
作者: liveuamap (Language: en)</text:p>
      <text:p text:style-name="P4">
时间: 2023-05-11T-73:20:00</text:p>
      <text:p text:style-name="P4">
地点: Bilohorivka (Latitude:48.91844 Longtitude:38.24203)</text:p>
      <text:p text:style-name="P4">
视频: []</text:p>
      <text:p text:style-name="P4">
图片: []</text:p>
      <text:p text:style-name="P4">
标签: ["Russia"]</text:p>
      <text:p text:style-name="P4">
Id: 22562046</text:p>
      <!--METADATA-->
      <text:p text:style-name="P4">
在莱曼(Lyman)的方向上，俄罗斯军队炮击了Makiyivka，Bilohorivka和Luhansk地区的Vesele，以及Donetsk地区的Yampolivka，Spirne和Berestove。 乌克兰武装部队的一般工作人员在早晨的报告中说</text:p>
      <text:p text:style-name="P4">
新闻集链接：<text:a xlink:type="simple" xlink:href="https://liveuamap.com/en/2023/11-may-at-lyman-direction-russian-army-shelled-makiyivka" text:style-name="Internet_20_link" text:visited-style-name="Visited_20_Internet_20_Link">
https://liveuamap.com/en/2023/2023/11-may-at-yman-direction-russian-marmy-shelled-makiyivka</text:a>
</text:p>
      <text:p text:style-name="P4">
News Source: <text:a xlink:type="simple" xlink:href="https://t.me/lumsrc/4750" text:style-name="Internet_20_link" text:visited-style-name="Visited_20_Internet_20_Link">
https://t.me/lumsrc/4750</text:a>
</text:p>
      <!--NEWS-->
      <text:h text:style-name="P10" text:outline-level="1">
<text:span text:style-name="T4">
JSU Bakhmut Directio Rusian军队炮击了Orikhovo-Vasylivka，Bogdanivka，Bakhmut，Ivanovsk，...</text:span>
</text:h>
      <text:p text:style-name="P4">
作者: liveuamap (Language: en)</text:p>
      <text:p text:style-name="P4">
时间: 2023-05-11T-75:20:00</text:p>
      <text:p text:style-name="P4">
地点: Bakhmut (Latitude:48.48396 Longtitude:37.8606)</text:p>
      <text:p text:style-name="P4">
视频: []</text:p>
      <text:p text:style-name="P4">
图片: []</text:p>
      <text:p text:style-name="P4">
标签: ["Russia"]</text:p>
      <text:p text:style-name="P4">
Id: 22562045</text:p>
      <!--METADATA-->
      <text:p text:style-name="P4">
在巴赫穆特(Bakhmut)方向，俄罗斯军队炮击了Orikhovo-Vasylivka，Bohdanivka，Bakhmut，Ivanivske，Chasiv Yar，Stupochky，Stupochky，Zalizne和Donters的纽约。 俄罗斯航空在托尔斯克，巴赫穆特，克里斯基耶夫卡，库德米夫卡和比拉·霍拉(Bila Hora)的俄罗斯航空驾驶飞机 - 武装部队的武装部队总参谋部</text:p>
      <text:p text:style-name="P4">
新闻集链接：(https://liveuamap.com/en/2023/11-may-at-bakhmut-direction-russian-army-shelled-orikhovovasylivka)</text:p>
      <text:p text:style-name="P4">
News Source: <text:a xlink:type="simple" xlink:href="https://t.me/lumsrc/4751" text:style-name="Internet_20_link" text:visited-style-name="Visited_20_Internet_20_Link">
https://t.me/lumsrc/4751</text:a>
</text:p>
      <!--NEWS-->
      <text:h text:style-name="P10" text:outline-level="1">
<text:span text:style-name="T4">
军队的JSC Avdiivka Directio Rusian炮击Berdyshi，Avdiivka，Pervomaisky Andes Neoelsk ...</text:span>
</text:h>
      <text:p text:style-name="P4">
作者: liveuamap (Language: en)</text:p>
      <text:p text:style-name="P4">
时间: 2023-05-11T-77:20:00</text:p>
      <text:p text:style-name="P4">
地点: Avdiyivka (Latitude:48.24571 Longtitude:37.69444)</text:p>
      <text:p text:style-name="P4">
视频: []</text:p>
      <text:p text:style-name="P4">
图片: []</text:p>
      <text:p text:style-name="P4">
标签: ["Russia"]</text:p>
      <text:p text:style-name="P4">
Id: 22562044</text:p>
      <!--METADATA-->
      <text:p text:style-name="P4">
在Avdiyivka的方向，俄罗斯军队炮击了Donetsk地区的Pervomayskeand Nevelske Avdiyivka的Berdychi。 俄罗斯航空进行了Airstrikes Atavdiyivka和Novokalynove，乌克兰武装部队的总参谋部在早晨的报告中说</text:p>
      <text:p text:style-name="P4">
新闻集链接：<text:a xlink:type="simple" xlink:href="https://liveuamap.com/en/2023/11-may-at-avdiyivka-direction-russian-army-shelled-berdychi" text:style-name="Internet_20_link" text:visited-style-name="Visited_20_Internet_20_Link">
https://liveuamap.com/en/2023/2023/11-may-at-avdiyivka-direction-russian-army-army-shelled-berdychi</text:a>
</text:p>
      <text:p text:style-name="P4">
News Source: <text:a xlink:type="simple" xlink:href="https://t.me/lumsrc/4752" text:style-name="Internet_20_link" text:visited-style-name="Visited_20_Internet_20_Link">
https://t.me/lumsrc/4752</text:a>
</text:p>
      <!--NEWS-->
      <text:h text:style-name="P10" text:outline-level="1">
<text:span text:style-name="T4">
在玛丽卡（Maryinka）的方向，俄罗斯军队炮击了顿涅茨克地区的Serhiivka和Pobeda -Generator ...</text:span>
</text:h>
      <text:p text:style-name="P4">
作者: liveuamap (Language: en)</text:p>
      <text:p text:style-name="P4">
时间: 2023-05-11T-79:20:00</text:p>
      <text:p text:style-name="P4">
地点: Donetsk Oblast (Latitude:47.91623 Longtitude:37.46235)</text:p>
      <text:p text:style-name="P4">
视频: []</text:p>
      <text:p text:style-name="P4">
图片: []</text:p>
      <text:p text:style-name="P4">
标签: ["Russia"]</text:p>
      <text:p text:style-name="P4">
Id: 22562043</text:p>
      <!--METADATA-->
      <text:p text:style-name="P4">
乌克兰武装部队的总参谋</text:p>
      <text:p text:style-name="P4">
新闻集链接：<text:a xlink:type="simple" xlink:href="https://liveuamap.com/en/2023/11-may-at-maryinka-direction-russian-army-shelled-heorhiyivka" text:style-name="Internet_20_link" text:visited-style-name="Visited_20_Internet_20_Link">
https://liveuamap.com/en/2023/11-may-at-maryinka-direction-russian-army-shelled-heorhiyivka</text:a>
</text:p>
      <text:p text:style-name="P4">
News Source: <text:a xlink:type="simple" xlink:href="https://t.me/lumsrc/4753" text:style-name="Internet_20_link" text:visited-style-name="Visited_20_Internet_20_Link">
https://t.me/lumsrc/4753</text:a>
</text:p>
      <!--NEWS-->
      <text:h text:style-name="P10" text:outline-level="1">
<text:span text:style-name="T4">
JSC Shakhtar Directio Rusian军队炮击了Novomykhailivka，煤炭，Augustrivka和Nabe ...</text:span>
</text:h>
      <text:p text:style-name="P4">
作者: liveuamap (Language: en)</text:p>
      <text:p text:style-name="P4">
时间: 2023-05-11T-81:20:00</text:p>
      <text:p text:style-name="P4">
地点: Zaporizhzhia (Latitude:47.7826 Longtitude:37.06203)</text:p>
      <text:p text:style-name="P4">
视频: []</text:p>
      <text:p text:style-name="P4">
图片: []</text:p>
      <text:p text:style-name="P4">
标签: ["Russia"]</text:p>
      <text:p text:style-name="P4">
Id: 22562042</text:p>
      <!--METADATA-->
      <text:p text:style-name="P4">
在沙克塔克(Shakhtarske)的指示，俄罗斯军队炮击了诺瓦·莫克哈伊利夫卡(Novomykhaylivka)，维尔德(Vuhledar)，普雷奇斯蒂夫卡(Prechystivka)和诺瓦克里卡(Novoukrayinka)。 俄罗斯航空进行了Airstrikes Atprechystivka和Novosilka，乌克兰武装部队的总参谋部在早晨的报告中说</text:p>
      <text:p text:style-name="P4">
新闻集链接：<text:a xlink:type="simple" xlink:href="https://liveuamap.com/en/2023/11-may-at-shakhtarske-direction-russian-army-shelled-novomykhaylivka" text:style-name="Internet_20_link" text:visited-style-name="Visited_20_Internet_20_Link">
https://liveuamap.com/en/2023/11-may-at-shakhtarske-direction-russian-army-shelled-novomykhaylivka</text:a>
</text:p>
      <text:p text:style-name="P4">
News Source: <text:a xlink:type="simple" xlink:href="https://t.me/lumsrc/4754" text:style-name="Internet_20_link" text:visited-style-name="Visited_20_Internet_20_Link">
https://t.me/lumsrc/4754</text:a>
</text:p>
      <!--NEWS-->
      <text:h text:style-name="P10" text:outline-level="1">
<text:span text:style-name="T4">
克里姆林宫：英国向乌克兰提供远程导弹的供应需要...</text:span>
</text:h>
      <text:p text:style-name="P4">
作者: liveuamap (Language: en)</text:p>
      <text:p text:style-name="P4">
时间: 2023-05-11T08:13:07</text:p>
      <text:p text:style-name="P4">
地点: Moskva, Moscow (Latitude:55.75214 Longtitude:37.62234)</text:p>
      <text:p text:style-name="P4">
视频: []</text:p>
      <text:p text:style-name="P4">
图片: []</text:p>
      <text:p text:style-name="P4">
标签: ["Russia"]</text:p>
      <text:p text:style-name="P4">
Id: 22562086</text:p>
      <!--METADATA-->
      <text:p text:style-name="P4">
克里姆林宫：英国向乌克兰提供远程导弹的供应要求俄罗斯军队</text:p>
      <text:p text:style-name="P4">
新闻集链接：<text:a xlink:type="simple" xlink:href="https://liveuamap.com/en/2023/11-may-the-kremlin-britains-supply-of-longrange-missiles" text:style-name="Internet_20_link" text:visited-style-name="Visited_20_Internet_20_Link">
https://liveuamap.com/en/2023/2023/11-may-the-the-kremlin-britains-supply-supply-fingrange-missiles</text:a>
</text:p>
      <text:p text:style-name="P4">
News Source: <text:a xlink:type="simple" xlink:href="https://twitter.com/SkyNewsArabia_B/status/1656633086497488897" text:style-name="Internet_20_link" text:visited-style-name="Visited_20_Internet_20_Link">
https://twitter.com/SkyNewsArabia_B/status/1656633086497488897</text:a>
</text:p>
      <!--NEWS-->
      <text:h text:style-name="P10" text:outline-level="1">
<text:span text:style-name="T4">
Zaporizka Oblast（22:00）。 红色警报：空中威胁。 警笛声。 立即掩盖！</text:span>
</text:h>
      <text:p text:style-name="P4">
作者: liveuamap (Language: en)</text:p>
      <text:p text:style-name="P4">
时间: 2023-05-11T16:01:00</text:p>
      <text:p text:style-name="P4">
地点: Zaporizka Oblast (Latitude:47.612271 Longtitude:35.764571)</text:p>
      <text:p text:style-name="P4">
视频: []</text:p>
      <text:p text:style-name="P4">
图片: []</text:p>
      <text:p text:style-name="P4">
标签: ["Europe", "Central and Eastern Europe"]</text:p>
      <text:p text:style-name="P4">
Id: 22562184</text:p>
      <!--METADATA-->
      <text:p text:style-name="P4">
Zaporizhzhia地区(22:00). Red Alert: aerial threat. Sirens sounding. Take covernow!</text:p>
      <text:p text:style-name="P4">
News Collection Link: <text:a xlink:type="simple" xlink:href="https://liveuamap.com/en/2023/11-may-zaporizka-oblast2200-red-alert-aerial-g" text:style-name="Internet_20_link" text:visited-style-name="Visited_20_Internet_20_Link">
https://liveuamap.com/en/2023/11-may-zaporizka-oblast2200-red-alert-aerial-g</text:a>
</text:p>
      <text:p text:style-name="P4">
News Source: <text:a xlink:type="simple" xlink:href="https://t.me/air_alert_ua/45058" text:style-name="Internet_20_link" text:visited-style-name="Visited_20_Internet_20_Link">
https://t.me/air_alert_ua/45058</text:a>
</text:p>
      <!--NEWS-->
      <text:h text:style-name="P10" text:outline-level="1">
<text:span text:style-name="T4">
Donetsk Oblast（23:52）。 红色警报：空中威胁。 警笛声。 立即掩盖！</text:span>
</text:h>
      <text:p text:style-name="P4">
作者: liveuamap (Language: en)</text:p>
      <text:p text:style-name="P4">
时间: 2023-05-11T17:55:00</text:p>
      <text:p text:style-name="P4">
地点: Donetsk Oblast (Latitude:48.72811 Longtitude:37.57804)</text:p>
      <text:p text:style-name="P4">
视频: []</text:p>
      <text:p text:style-name="P4">
图片: []</text:p>
      <text:p text:style-name="P4">
标签: ["Europe", "Central and Eastern Europe"]</text:p>
      <text:p text:style-name="P4">
Id: 22562191</text:p>
      <!--METADATA-->
      <text:p text:style-name="P4">
Donetsk Oblast(23:52). Red Alert: aerial threat. Sirens sounding. Take covernow!</text:p>
      <text:p text:style-name="P4">
News Collection Link: <text:a xlink:type="simple" xlink:href="https://liveuamap.com/en/2023/11-may-donetsk-oblast2352-red-alert-aerial-thg" text:style-name="Internet_20_link" text:visited-style-name="Visited_20_Internet_20_Link">
https://liveuamap.com/en/2023/11-may-donetsk-oblast2352-red-alert-aerial-thg</text:a>
</text:p>
      <text:p text:style-name="P4">
News Source: <text:a xlink:type="simple" xlink:href="https://t.me/air_alert_ua/45059" text:style-name="Internet_20_link" text:visited-style-name="Visited_20_Internet_20_Link">
https://t.me/air_alert_ua/45059</text:a>
</text:p>
      <!--NEWS-->
      <text:h text:style-name="P10" text:outline-level="1">
<text:span text:style-name="T4">
哈尔基夫·哈基夫斯卡（Kharkivska）的哈尔基夫（Kharkiv） 红色警报：空中威胁。 警笛声。 立即掩盖！</text:span>
</text:h>
      <text:p text:style-name="P4">
作者: liveuamap (Language: en)</text:p>
      <text:p text:style-name="P4">
时间: 2023-05-11T18:00:00</text:p>
      <text:p text:style-name="P4">
地点: Kharkiv (Latitude:49.98081000 Longtitude:36.25272000)</text:p>
      <text:p text:style-name="P4">
视频: []</text:p>
      <text:p text:style-name="P4">
图片: []</text:p>
      <text:p text:style-name="P4">
标签: ["Europe", "Central and Eastern Europe"]</text:p>
      <text:p text:style-name="P4">
Id: 22562192</text:p>
      <!--METADATA-->
      <text:p text:style-name="P4">
哈尔基夫(Kharkiv)，哈尔基夫地区(23:59). Red Alert: aerial threat. Sirens sounding.Take cover now!</text:p>
      <text:p text:style-name="P4">
News Collection Link: <text:a xlink:type="simple" xlink:href="https://liveuamap.com/en/2023/11-may-kharkiv-kharkivska-oblast2359-red-alerg" text:style-name="Internet_20_link" text:visited-style-name="Visited_20_Internet_20_Link">
https://liveuamap.com/en/2023/11-may-kharkiv-kharkivska-oblast2359-red-alerg</text:a>
</text:p>
      <text:p text:style-name="P4">
News Source: <text:a xlink:type="simple" xlink:href="https://t.me/suspilnekharkiv/24742" text:style-name="Internet_20_link" text:visited-style-name="Visited_20_Internet_20_Link">
https://t.me/suspilnekharkiv/24742</text:a>
</text:p>
      <!--NEWS-->
      <text:h text:style-name="P10" text:outline-level="1">
<text:span text:style-name="T4">
Kherson，Khersonska Oblast（00:21）。 红色警报：空中威胁。 警笛声。 立即掩盖！</text:span>
</text:h>
      <text:p text:style-name="P4">
作者: liveuamap (Language: en)</text:p>
      <text:p text:style-name="P4">
时间: 2023-05-11T18:23:00</text:p>
      <text:p text:style-name="P4">
地点: Kherson (Latitude:46.65609 Longtitude:32.61801)</text:p>
      <text:p text:style-name="P4">
视频: []</text:p>
      <text:p text:style-name="P4">
图片: []</text:p>
      <text:p text:style-name="P4">
标签: ["Europe", "Central and Eastern Europe"]</text:p>
      <text:p text:style-name="P4">
Id: 22562193</text:p>
      <!--METADATA-->
      <text:p text:style-name="P4">
赫尔森，赫森地区(00:21). Red Alert: aerial threat. Sirens sounding.Take cover now!</text:p>
      <text:p text:style-name="P4">
News Collection Link: <text:a xlink:type="simple" xlink:href="https://liveuamap.com/en/2023/11-may-kherson-khersonska-oblast0021-red-alerg" text:style-name="Internet_20_link" text:visited-style-name="Visited_20_Internet_20_Link">
https://liveuamap.com/en/2023/11-may-kherson-khersonska-oblast0021-red-alerg</text:a>
</text:p>
      <text:p text:style-name="P4">
News Source: <text:a xlink:type="simple" xlink:href="https://t.me/air_alert_ua/45061" text:style-name="Internet_20_link" text:visited-style-name="Visited_20_Internet_20_Link">
https://t.me/air_alert_ua/45061</text:a>
</text:p>
      <!--NEWS-->
      <text:h text:style-name="P10" text:outline-level="1">
<text:span text:style-name="T4">
Mykolaiv，Mykolayivska Oblast（00:44）。 红色警报：空中威胁。 警笛声。 立即掩盖！</text:span>
</text:h>
      <text:p text:style-name="P4">
作者: liveuamap (Language: en)</text:p>
      <text:p text:style-name="P4">
时间: 2023-05-11T18:45:00</text:p>
      <text:p text:style-name="P4">
地点: Mykolaiv (Latitude:46.94915 Longtitude:32.00624)</text:p>
      <text:p text:style-name="P4">
视频: []</text:p>
      <text:p text:style-name="P4">
图片: []</text:p>
      <text:p text:style-name="P4">
标签: ["Europe", "Central and Eastern Europe"]</text:p>
      <text:p text:style-name="P4">
Id: 22562194</text:p>
      <!--METADATA-->
      <text:p text:style-name="P4">
Nikolaev，Mykolaiv地区(00:44). Red Alert: aerial threat. Sirenssounding. Take cover now!</text:p>
      <text:p text:style-name="P4">
News Collection Link: <text:a xlink:type="simple" xlink:href="https://liveuamap.com/en/2023/11-may-mykolaiv-mykolayivska-oblast0044-red-ag" text:style-name="Internet_20_link" text:visited-style-name="Visited_20_Internet_20_Link">
https://liveuamap.com/en/2023/11-may-mykolaiv-mykolayivska-oblast0044-red-ag</text:a>
</text:p>
      <text:p text:style-name="P4">
News Source: <text:a xlink:type="simple" xlink:href="https://t.me/air_alert_ua/45065" text:style-name="Internet_20_link" text:visited-style-name="Visited_20_Internet_20_Link">
https://t.me/air_alert_ua/45065</text:a>
</text:p>
      <!--NEWS-->
      <text:h text:style-name="P10" text:outline-level="1">
<text:span text:style-name="T4">
Zaporizka Oblast（01:12）。 红色警报：空中威胁。 警笛声。 立即掩盖！</text:span>
</text:h>
      <text:p text:style-name="P4">
作者: liveuamap (Language: en)</text:p>
      <text:p text:style-name="P4">
时间: 2023-05-11T19:13:00</text:p>
      <text:p text:style-name="P4">
地点: Zaporizka Oblast (Latitude:47.612941 Longtitude:35.766071)</text:p>
      <text:p text:style-name="P4">
视频: []</text:p>
      <text:p text:style-name="P4">
图片: []</text:p>
      <text:p text:style-name="P4">
标签: ["Europe", "Central and Eastern Europe"]</text:p>
      <text:p text:style-name="P4">
Id: 22562195</text:p>
      <!--METADATA-->
      <text:p text:style-name="P4">
Zaporizhzhia地区(01:12). Red Alert: aerial threat. Sirens sounding. Take covernow!</text:p>
      <text:p text:style-name="P4">
News Collection Link: <text:a xlink:type="simple" xlink:href="https://liveuamap.com/en/2023/11-may-zaporizka-oblast0112-red-alert-aerial-g" text:style-name="Internet_20_link" text:visited-style-name="Visited_20_Internet_20_Link">
https://liveuamap.com/en/2023/11-may-zaporizka-oblast0112-red-alert-aerial-g</text:a>
</text:p>
      <text:p text:style-name="P4">
News Source: <text:a xlink:type="simple" xlink:href="https://t.me/air_alert_ua/45068" text:style-name="Internet_20_link" text:visited-style-name="Visited_20_Internet_20_Link">
https://t.me/air_alert_ua/45068</text:a>
</text:p>
      <!--NEWS-->
      <text:h text:style-name="P10" text:outline-level="1">
<text:span text:style-name="T4">
Donetsk Oblast（04:30）。 红色警报：空中威胁。 警笛声。 立即掩盖！</text:span>
</text:h>
      <text:p text:style-name="P4">
作者: liveuamap (Language: en)</text:p>
      <text:p text:style-name="P4">
时间: 2023-05-11T22:32:00</text:p>
      <text:p text:style-name="P4">
地点: Donetsk Oblast (Latitude:48.72795 Longtitude:37.5788)</text:p>
      <text:p text:style-name="P4">
视频: []</text:p>
      <text:p text:style-name="P4">
图片: []</text:p>
      <text:p text:style-name="P4">
标签: ["Europe", "Central and Eastern Europe"]</text:p>
      <text:p text:style-name="P4">
Id: 22562198</text:p>
      <!--METADATA-->
      <text:p text:style-name="P4">
Donetsk Oblast(04:30). Red Alert: aerial threat. Sirens sounding. Take covernow!</text:p>
      <text:p text:style-name="P4">
News Collection Link: <text:a xlink:type="simple" xlink:href="https://liveuamap.com/en/2023/12-may-donetsk-oblast0430-red-alert-aerial-thg" text:style-name="Internet_20_link" text:visited-style-name="Visited_20_Internet_20_Link">
https://liveuamap.com/en/2023/12-may-donetsk-oblast0430-red-alert-aerial-thg</text:a>
</text:p>
      <text:p text:style-name="P4">
News Source: <text:a xlink:type="simple" xlink:href="https://t.me/air_alert_ua/45070" text:style-name="Internet_20_link" text:visited-style-name="Visited_20_Internet_20_Link">
https://t.me/air_alert_ua/45070</text:a>
</text:p>
      <!--NEWS-->
      <text:h text:style-name="P10" text:outline-level="1">
<text:span text:style-name="T4">
北约军事委员会证实了乌克兰的坚定支持</text:span>
</text:h>
      <text:p text:style-name="P4">
作者: ['АРМІЯINFORM']</text:p>
      <text:p text:style-name="P4">
时间: 2023-05-11T34:00:00-04:00</text:p>
      <text:p text:style-name="P4">
描述: Kerivniki捍卫Krayan-Soveznits，Yaki在格式上举行了Sogodnis Zustych ...与乌克兰2022年的战争，与乌克兰的最新新闻，今天与乌克兰2022年的新闻战争，今天与乌克兰的新闻战争，乌克兰和俄罗斯之间的战争会发生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5/rob-bauer.jpg" text:style-name="Internet_20_link" text:visited-style-name="Visited_20_Internet_20_Link">
rob-bauer.jpg</text:a>
']</text:p>
      <text:p text:style-name="P4">
标签: ['STOPRUSSIA', 'АГРЕСІЯ РФ', 'ВІЙСЬКОВИЙ КОМІТЕТ НАТО', 'НАТО', 'РОБ БАУЕР']</text:p>
      <text:p text:style-name="P4">
类别: News</text:p>
      <!--METADATA-->
      <text:p text:style-name="P4">
<draw:frame draw:style-name="fr1" draw:name="Image2" text:anchor-type="as-char" svg:width="6.9236in" svg:height="4.615733in" draw:z-index="0">
<draw:image xlink:href="../Images/AРМІЯINFORM/2023-05-11T34-00-00-04-00/rob-bauer.jpg" xlink:type="simple" xlink:show="embed" xlink:actuate="onLoad" draw:mime-type="image/jpeg"/>
</draw:frame>
海军上将罗伯·鲍尔。 照片：Johanna Geron / Reuters</text:p>
      <text:p text:style-name="P4">
联盟国家的国防部长今天与北约格式委员会举行会议，今天确定了联盟发展的战略指导，并确认了乌克兰在争取俄罗斯侵略的斗争中的坚定支持。</text:p>
      <text:p text:style-name="P4">
如<text:a xlink:type="simple" xlink:href="https://www.ukrinform.ua/rubric-polytics/3707468-vijskovij-komitet-nato-pidtverdiv-nepohitnu-pidtrimku-ukraini.html" text:style-name="Internet_20_link" text:visited-style-name="Visited_20_Internet_20_Link">
报告</text:a>
乌克林福姆海军上将罗伯·鲍尔(Rob Bauer)今天在北约总部的新闻发布会上说，北约总部今天说。</text:p>
      <text:p text:style-name="P4">
北约军事委员会是联盟军事行政部门的最高机构，它决定了武装部队的国防和发展的需求，以确保对盟国的集体辩护，以在该国领导人中执行政治决定。</text:p>
      <text:p text:style-name="P4">
“俄罗斯预计将在三天内完成的战争进入了十五个月。 乌克兰军队和乌克兰纳罗德的决心和勇气越来越多，继续给我们留下深刻的印象。 今天，我们在乌克兰及其周围举办了一次特别的军事局势。 乌克兰军事代表提供了有关地面局势的详细信息，并概述了乌克兰继续为属于其属于其的事物而奋斗。”鲍尔海军上将说。</text:p>
      <text:p text:style-name="P4">
北约军事委员会负责人补充说：“南方国防部的负责人已经确认他们的不变支持 - 毫无疑问，北约只要是预算，北约就会支持乌克兰。”</text:p>
      <text:p text:style-name="P4">
他警告说，在评估俄罗斯的行为时不要犯错误：它不会阻止乌克兰，因为它的野心远远超出了俄罗斯边界。 这是阿布哈兹和北奥塞梯，跨恩斯特里亚等等的表现。 毕竟，她试图根据指示违反国际秩序的基础。 正是她推动北约加强集体防守。 不仅是联盟和乌克兰，而且是世界上所有自由民主国家。</text:p>
      <text:p text:style-name="P4">
“对危机和集体防御的反应之间的根本差异是我们不在辩护中，但我们的对手定义了时间范围。 我们必须为任何时间表现出冲突的事实做好准备。 多年来，它已经进入了这个新时代。 我们监视了俄罗斯行为侵略性日益增加的趋势。 自冷战结束以来，我们共同提出了集体防御的最大增强。 但是这项工作尚未完成，”联盟的军事经理说。“我们所有的努力都以军事能力为重点是联盟国家的政治意愿。 现在比以往任何时候都更重要。 俄罗斯对乌克兰的激进战争是数十年来对欧元区安全的最大威胁。 去年，它发生了变化。 北约将继续做最能加入，适应和保护的事情。”罗布·鲍尔说。</text:p>
      <text:p text:style-name="P4">
他回忆说，联盟国家的武装部队现在团结了320万人穿着军装，他们都为与居住在联盟中的十亿公民(他们共享的tadomocratic aliance''中的十亿公民提供相同的保护。 他们的承诺和决心是对潜在侵略者的明确信号 - 北约将保护每一英寸。</text:p>
      <text:p text:style-name="P4">
海军上将说：“这也表明我们在一起比孤独的人要强得多。”</text:p>
      <text:p text:style-name="P4">
News Source: <text:a xlink:type="simple" xlink:href="https://armyinform.com.ua/2023/05/11/vijskovyj-komitet-nato-pidtverdyv-nepohytnu-pidtrymku-ukrayiny/" text:style-name="Internet_20_link" text:visited-style-name="Visited_20_Internet_20_Link">
https://armyinform.com.ua/2023/05/11/vijskovyj-komitet-nato-pidtverdyv-nepohytnu-pidtrymku-ukrayiny/</text:a>
</text:p>
      <!--NEWS-->
      <text:h text:style-name="P10" text:outline-level="1">
<text:span text:style-name="T4">
占领者停止向司机的员工支付付款</text:span>
</text:h>
      <text:p text:style-name="P4">
作者: ['АРМІЯINFORM']</text:p>
      <text:p text:style-name="P4">
时间: 2023-05-11T35:00:00-04:00</text:p>
      <text:p text:style-name="P4">
描述: pearn pubputsinnistimnistimnistimentsovo sode Zaporiazhzhiy的扣除额是没有...没有...与乌克兰2022年战争，与乌克兰的最新新闻，今天与乌克兰的新闻，与乌克兰2022年的新闻战争，今天上次与乌克兰的新闻战争，今天，乌克兰和俄罗斯之间的战争将在乌克兰和俄罗斯之间发生，与乌克兰之间的战争将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zatrymanyj-kolaborant.jpg" text:style-name="Internet_20_link" text:visited-style-name="Visited_20_Internet_20_Link">
zatrymanyj-kolaborant.jpg</text:a>
']</text:p>
      <text:p text:style-name="P4">
标签: ['ЗАПОРІЖЖЯ', 'КОЛАБОРАНТИ', 'ОКУПАНТИ', 'ТИМЧАСОВО ОКУПОВАНІ ТЕРИТОРІЇ', 'ЦЕНТР НАЦІОНАЛЬНОГО СПРОТИВУ']</text:p>
      <text:p text:style-name="P4">
类别: News</text:p>
      <!--METADATA-->
      <text:p text:style-name="P4">
<draw:frame draw:style-name="fr1" draw:name="Image3" text:anchor-type="as-char" svg:width="6.9236in" svg:height="4.615733in" draw:z-index="0">
<draw:image xlink:href="../Images/AРМІЯINFORM/2023-05-11T35-00-00-04-00/zatrymanyj-kolaborant.jpg" xlink:type="simple" xlink:show="embed" xlink:actuate="onLoad" draw:mime-type="image/jpeg"/>
</draw:frame>
一名合作者被拘留在Cherkasy地区。 说明性照片：乌克兰的服务安全</text:p>
      <text:p text:style-name="P4">
Zaporizhhya暂时占领领土上的职业委员会留下了资金。</text:p>
      <text:p text:style-name="P4">
关于它<text:a xlink:type="simple" xlink:href="https://sprotyv.mod.gov.ua/rosiyany-prypynyly-vyplachuvaty-zarplatu-pratsivnykam-okupatsijnyh-administratsij/" text:style-name="Internet_20_link" text:visited-style-name="Visited_20_Internet_20_Link">
报告</text:a>
乌克兰特种作战部队的中心抵抗。</text:p>
      <text:p text:style-name="P4">
Zaporizhzhya地区暂时占领领土的俄罗斯“军事行政管理”中的欠款范围为1到2.5个月。 占领行政部门的管理声称，莫斯卡瓦与官僚对话有关。 但是，根据我们地下的信息，封锁资金是在莫斯科的决定水平。 俄罗斯人决定由于局势在正面的发展而不得向“政府”支付资金，这是对国家抵抗中心的测试。</text:p>
      <text:p text:style-name="P4">
News Source: <text:a xlink:type="simple" xlink:href="https://armyinform.com.ua/2023/05/11/okupanty-prypynyly-vyplachuvaty-zarplatu-praczivnykam-svoyih-administraczij/" text:style-name="Internet_20_link" text:visited-style-name="Visited_20_Internet_20_Link">
https://armyinform.com.ua/2023/05/11/okupanty-prypynyly-vyplachuvaty-zarplatu-praczivnykam-svoyih-administraczij/</text:a>
</text:p>
      <!--NEWS-->
      <text:h text:style-name="P10" text:outline-level="1">
<text:span text:style-name="T4">
Braga都是“剃光的”，他们在那里被遮盖了，两个幸存了一切 -  Gur Mou的拦截</text:span>
</text:h>
      <text:p text:style-name="P4">
作者: ['АРМІЯINFORM']</text:p>
      <text:p text:style-name="P4">
时间: 2023-05-11T36:00:00-04:00</text:p>
      <text:p text:style-name="P4">
描述: 戈洛夫纳（Golovna）由乌克兰（Rosvesdi Minobornoki）乌克兰（Rosvesdi Minobornoki Ukrainian）管理，出版了乔治夫·佩雷克霍尔纳（Chergov Perekholnnya）...与乌克兰2022年的战争，与乌克兰的最新新闻，今天与乌克兰的新闻，今天与乌克兰2022年的战争，今天将与乌克兰和俄罗斯之间的战争以及乌克兰的战争，他们说，要么在2022年不，在不久的将来，是否会与乌克兰进行战争</text:p>
      <text:p text:style-name="P4">
图片: []</text:p>
      <text:p text:style-name="P4">
标签: ['STOPRUSSIA', 'АГРЕСІЯ РФ', 'ВІЙНА', 'ВТОРГНЕННЯ РФ', 'ГУР ПЕРЕХОПЛЕННЯ', 'ОКУПАНТИ']</text:p>
      <text:p text:style-name="P4">
类别: News</text:p>
      <!--METADATA-->
      <text:p text:style-name="P4">
乌克兰国防部情报局主要局<text:a xlink:type="simple" xlink:href="https://gur.gov.ua/content/u-polovyny-krysha-nachala-ekhat-chutly-ne-streliaiut.html" text:style-name="Internet_20_link" text:visited-style-name="Visited_20_Internet_20_Link">
出版</text:a>
军方向军队讲的另一次拦截电话交谈，向军方讲述了一名人员的状况，这是熟人的熟悉情况：“在一半的核心开始开始Echa，有点射击。”</text:p>
      <text:p text:style-name="P4">
News Source: <text:a xlink:type="simple" xlink:href="https://armyinform.com.ua/2023/05/11/dvoye-vyzhyly-vsogo-perehoplennya-gur-mou/" text:style-name="Internet_20_link" text:visited-style-name="Visited_20_Internet_20_Link">
https://armyinform.com.ua/2023/05/11/dvoye-vyzhyly-vsogo-perehoplennya-gur-mou/</text:a>
</text:p>
      <!--NEWS-->
      <text:h text:style-name="P10" text:outline-level="1">
<text:span text:style-name="T4">
卢布林三角国家的国家提出了一份联合报告“误解的维持”</text:span>
</text:h>
      <text:p text:style-name="P4">
作者: ['АРМІЯINFORM']</text:p>
      <text:p text:style-name="P4">
时间: 2023-05-11T37:00:00-04:00</text:p>
      <text:p text:style-name="P4">
描述: Upersher在联合国教科文组织的Viled Dopovid Lyubbleinsky的总部，与乌克兰2022年的战争，与乌克兰与乌克兰的最新新闻战争，与乌克兰的新闻，乌克兰2022年的新闻战争，今天将在乌克兰和俄罗斯和俄罗斯之间发生战争与乌克兰的战争将是不久的</text:p>
      <text:p text:style-name="P4">
图片: ['<text:a xlink:type="simple" xlink:href="https://armyinform.com.ua/wp-content/uploads/2023/05/lyublinska-uniya.jpg" text:style-name="Internet_20_link" text:visited-style-name="Visited_20_Internet_20_Link">
lyublinska-uniya.jpg</text:a>
']</text:p>
      <text:p text:style-name="P4">
标签: ['ЛЮБЛІНСЬКИЙ ТРИКУТНИК', 'МІНІСТЕРСТВО ЗАКОРДОННИХ СПРАВ УКРАЇНИ', 'СТІЙКІСТЬ', 'ЮНЕСКО']</text:p>
      <text:p text:style-name="P4">
类别: News</text:p>
      <!--METADATA-->
      <text:p text:style-name="P4">
<draw:frame draw:style-name="fr1" draw:name="Image4" text:anchor-type="as-char" svg:width="6.9236in" svg:height="4.618895in" draw:z-index="0">
<draw:image xlink:href="../Images/AРМІЯINFORM/2023-05-11T37-00-00-04-00/lyublinska-uniya.jpg" xlink:type="simple" xlink:show="embed" xlink:actuate="onLoad" draw:mime-type="image/jpeg"/>
</draw:frame>
演示“抵抗错误信息”。 照片：乌克兰外交部</text:p>
      <text:p text:style-name="P4">
在联合国教科文组织总部，第一次举行了卢布林三角国家“误导力量”国家的联合报告。</text:p>
      <text:p text:style-name="P4">
关于它<text:a xlink:type="simple" xlink:href="https://mfa.gov.ua/news/vpershe-na-majdanchiku-yunesko-krayini-lyublinskogo-trikutnika-prezentuvali-spilnu-dopovid-stijkist-shchodo-dezinformaciyi" text:style-name="Internet_20_link" text:visited-style-name="Visited_20_Internet_20_Link">
报告</text:a>
乌克兰外交部。</text:p>
      <text:p text:style-name="P4">
该报告的作者是三个非政府组织的专家 - 来自乌克兰的媒体探测器，立陶宛立公民弹性倡议和波兰的Tadeushakostyushka研究所。 该文件是由媒体探测器galinapetrenko主任(公民弹性倡议，安德莱基特人)代表，立陶宛和波兰外交部的代表提出的。 介绍性演讲是由联合国教科文组织在乌克兰，立陶宛和波兰的宪法代表负责人发表的。</text:p>
      <text:p text:style-name="P4">
该活动是由乌克兰，立陶宛和波兰的永久任务作为联合国教科文组织的永久任务，并在联合国教科文组织的乌克兰朋友团体的协助下 - 英国，加拿大，拉脱维亚，爱沙尼亚等人的永久代表办公室。</text:p>
      <text:p text:style-name="P4">
该活动参与者的演讲的基础是问题的重要性，即在世界范围内与俄罗斯宣传的斗争进行进一步的努力，包括通过形成反抗药性和俄罗斯联合会在其他信息领域的干预措施的稳定性。国际组织的国家。 参与者非常关注克服俄罗斯叙事的有害影响力的方式。</text:p>
      <text:p text:style-name="P4">
乌克兰的永久代表在联合国教科文组织大使Vadim Omelchenko强调，误导是俄罗斯不仅使用反乌克兰的一种武器，其身份和文化遗产也使用，而且对所有价值观也是如此。 他强调，只有通过文明国家的联合努力，这种普遍威胁才能到位。</text:p>
      <text:p text:style-name="P4">
在活动期间，该报告的作者向国家志趣相投的机构，公民社会，国际组织和硕士信息的信息表达了实践建议，旨在提高反俄罗斯错误信息学会的稳定性。</text:p>
      <text:p text:style-name="P4">
该活动成为联合国教科文组织卢布林三角形格式合作框架中的第一个。 乌克兰的永久代表将文本扩展到相应的联合国教科文组织成员国。</text:p>
      <text:p text:style-name="P4">
<text:span text:style-name="T5">
可以找到报告的全文<text:a xlink:type="simple" xlink:href="https://mfa.gov.ua/storage/app/sites/1/Docs/the-lublin-triangle-joint-report-on-countering-disinformation.pdf" text:style-name="Internet_20_link" text:visited-style-name="Visited_20_Internet_20_Link">
情人</text:a>
.</text:span>
</text:p>
      <text:p text:style-name="P4">
News Source: <text:a xlink:type="simple" xlink:href="https://armyinform.com.ua/2023/05/11/dopovid-stijkist-shhodo-dezinformacziyi/" text:style-name="Internet_20_link" text:visited-style-name="Visited_20_Internet_20_Link">
https://armyinform.com.ua/2023/05/11/dopovid-stijkist-shhodo-dezinformacziyi/</text:a>
</text:p>
      <!--NEWS-->
      <text:h text:style-name="P10" text:outline-level="1">
<text:span text:style-name="T4">
想象龙拍摄了一个音乐故事，讲述了一个来自乌克兰的Mykolaiv地区的人</text:span>
</text:h>
      <text:p text:style-name="P4">
作者: ['АРМІЯINFORM']</text:p>
      <text:p text:style-name="P4">
时间: 2023-05-11T38:00:00-04:00</text:p>
      <text:p text:style-name="P4">
描述: Gurt Imagine Dragons，在粉碎，Klip Buv Buvniy组成的录像带上……与乌克兰2022年的战争，与乌克兰的最新消息，今天与乌克兰的最新消息，今天与乌克兰战争，今天与乌克兰战争，将在乌克兰和俄罗斯之间以及俄罗斯之间以及俄罗斯之间的战争，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5/imagine-dragons-crushed.jpg" text:style-name="Internet_20_link" text:visited-style-name="Visited_20_Internet_20_Link">
imagine-dragons-crushed.jpg</text:a>
']</text:p>
      <text:p text:style-name="P4">
标签: ['IMAGINE DRAGONS', 'UNITED24', 'ВІДЕО', 'МИКОЛАЇВЩИНА', 'МУЗИКА', 'СВІТ ПІДТРИМУЄ УКРАЇНУ', 'ТИМЧАСОВО ОКУПОВАНІ ТЕРИТОРІЇ']</text:p>
      <text:p text:style-name="P4">
类别: News</text:p>
      <!--METADATA-->
      <text:p text:style-name="P4">
<draw:frame draw:style-name="fr1" draw:name="Image5" text:anchor-type="as-char" svg:width="6.9236in" svg:height="3.980598in" draw:z-index="0">
<draw:image xlink:href="../Images/AРМІЯINFORM/2023-05-11T38-00-00-04-00/imagine-dragons-crushed.jpg" xlink:type="simple" xlink:show="embed" xlink:actuate="onLoad" draw:mime-type="image/jpeg"/>
</draw:frame>
框架视频：想象龙 - 压碎</text:p>
      <text:p text:style-name="P4">
想象一下龙创建了一个为压碎作品的视频，该视频是在乌克兰制作的。 这项创造性的工作讲述了来自尼古拉夫地区诺维格里夫卡(Novigrigorivka)的14岁的哈洛普(Khalopets)的真实历史，名为萨什科(Sashko)，他的房子被俄罗斯军队占领了五个月。</text:p>
      <text:p text:style-name="P4">
在这段时间里，萨什科(Sashko)躲在炸弹庇护所里以生存，直到他无法去乌克兰人。 但是，他所居住的村庄几乎被摧毁了，萨莎的学校被摧毁了。</text:p>
      <text:p text:style-name="P4">
这部电影是由Taem Arnold的导演拍摄的，他是朋友<text:a xlink:type="simple" xlink:href="https://donorbox.org/imagine_dragons" text:style-name="Internet_20_link" text:visited-style-name="Visited_20_Internet_20_Link">
United24</text:a>
 - 一个筹款平台，支持“乌克兰重建”的方向，并由乌克兰总统Zelensky创立。 想象一下，龙决定制作这部电影，以支持慈善项目并引起人们对乌克兰情况的关注。</text:p>
      <text:p text:style-name="P4">
<text:span text:style-name="T4">
非常感谢您想象龙对我们国家的如此强大的支持!</text:span>
</text:p>
      <text:p text:style-name="P4">
News Source: <text:a xlink:type="simple" xlink:href="https://armyinform.com.ua/2023/05/11/imagine-dragons-znyaly-v-ukrayini-muzychnyj-film-istoriyu-hlopczya-z-okupovanoyi-mykolayivshhyny/" text:style-name="Internet_20_link" text:visited-style-name="Visited_20_Internet_20_Link">
https://armyinform.com.ua/2023/05/11/imagine-dragons-znyaly-v-ukrayini-muzychnyj-film-istoriyu-hlopczya-z-okupovanoyi-mykolayivshhyny/</text:a>
</text:p>
      <!--NEWS-->
      <text:h text:style-name="P10" text:outline-level="1">
<text:span text:style-name="T4">
爱尔兰人开始教乌克兰军事魔术</text:span>
</text:h>
      <text:p text:style-name="P4">
作者: ['АРМІЯINFORM']</text:p>
      <text:p text:style-name="P4">
时间: 2023-05-11T39:00:00-04:00</text:p>
      <text:p text:style-name="P4">
描述: 乌克兰人vissysovo服务在PID炸弹炸弹的炸弹炸弹炸弹中他们说，在乌克兰和俄罗斯之间，当与乌克兰在2022年与乌克兰战争时，是否会在不久的将来与乌克兰进行战争，他们说，与乌克兰的战争，今天的乌克兰新闻，乌克兰的新闻，乌克兰的乌克兰媒体新闻</text:p>
      <text:p text:style-name="P4">
图片: ['<text:a xlink:type="simple" xlink:href="https://armyinform.com.ua/wp-content/uploads/2023/05/general-shon-klensi.jpg" text:style-name="Internet_20_link" text:visited-style-name="Visited_20_Internet_20_Link">
general-shon-klensi.jpg</text:a>
', '<text:a xlink:type="simple" xlink:href="https://armyinform.com.ua/wp-content/uploads/2022/10/33-1.jpg" text:style-name="Internet_20_link" text:visited-style-name="Visited_20_Internet_20_Link">
33-1.jpg</text:a>
']</text:p>
      <text:p text:style-name="P4">
标签: ['ВІЙСЬКОВА ПІДГОТОВКА', 'ДОПОМОГА ПАРТНЕРІВ', 'ІРЛАНДІЯ', 'РОЗМІНУВАННЯ', 'ШОН КЛЕНСІ']</text:p>
      <text:p text:style-name="P4">
类别: News</text:p>
      <!--METADATA-->
      <text:p text:style-name="P4">
<draw:frame draw:style-name="fr1" draw:name="Image6" text:anchor-type="as-char" svg:width="6.9236in" svg:height="4.711293in" draw:z-index="0">
<draw:image xlink:href="../Images/AРМІЯINFORM/2023-05-11T39-00-00-04-00/general-shon-klensi.jpg" xlink:type="simple" xlink:show="embed" xlink:actuate="onLoad" draw:mime-type="image/jpeg"/>
</draw:frame>
肖恩·克兰西。 照片：时代</text:p>
      <text:p text:style-name="P4">
乌克兰军人在爱尔兰讲师的指导下开始训练和处置炸弹。</text:p>
      <text:p text:style-name="P4">
如<text:a xlink:type="simple" xlink:href="https://www.irishtimes.com/ireland/2023/05/09/irish-troops-start-training-ukrainian-forces-in-cyprus/" text:style-name="Internet_20_link" text:visited-style-name="Visited_20_Internet_20_Link">
报告</text:a>
《爱尔兰时报》，关于爱尔兰国防总参谋长，列伊特南塔恩·克兰西。</text:p>
      <text:p text:style-name="P4">
他指出，培训是向乌克兰进行军事援助任务的一部分，在此期间，乌克兰武装部队的代表接受了会员国的培训，这是协助释放俄罗斯侵略的一部分。</text:p>
      <text:p text:style-name="P4">
爱尔兰承诺将多达30名辩护人参与弹药和军事医学的处置领域。</text:p>
      <text:p text:style-name="P4">
<draw:frame draw:style-name="fr1" draw:name="Image7" text:anchor-type="as-char" svg:width="6.9236in" svg:height="4.612849in" draw:z-index="0">
<draw:image xlink:href="../Images/AРМІЯINFORM/2023-05-11T39-00-00-04-00/33-1.jpg" xlink:type="simple" xlink:show="embed" xlink:actuate="onLoad" draw:mime-type="image/jpeg"/>
</draw:frame>
要求。 说明性照片</text:p>
      <text:p text:style-name="P4">
中尉将军说：“爱尔兰军队已经在塞浦路斯，并为弹药和需求的武装部队进行培训。”</text:p>
      <text:p text:style-name="P4">
据他说，其他国防军人协调了泽米奇和布鲁塞尔的使命。</text:p>
      <text:p text:style-name="P4">
News Source: <text:a xlink:type="simple" xlink:href="https://armyinform.com.ua/2023/05/11/irlandczi-pochaly-navchaty-ukrayinskyh-vijskovyh-rozminuvannya/" text:style-name="Internet_20_link" text:visited-style-name="Visited_20_Internet_20_Link">
https://armyinform.com.ua/2023/05/11/irlandczi-pochaly-navchaty-ukrayinskyh-vijskovyh-rozminuvannya/</text:a>
</text:p>
      <!--NEWS-->
      <text:h text:style-name="P10" text:outline-level="1">
<text:span text:style-name="T4">
“减去” 14个目标在两天内：SBU展示了特种部队的工作</text:span>
</text:h>
      <text:p text:style-name="P4">
作者: ['АРМІЯINFORM']</text:p>
      <text:p text:style-name="P4">
时间: 2023-05-11T40:00:00-04:00</text:p>
      <text:p text:style-name="P4">
描述: 对于两个DNI VIISKOVOKOVSKI特殊操作中心“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2/232191481_149444590648295_3523033550936501027_n.jpg" text:style-name="Internet_20_link" text:visited-style-name="Visited_20_Internet_20_Link">
232191481_149444590648295_3523033550936501027_n.jpg</text:a>
']</text:p>
      <text:p text:style-name="P4">
标签: ['БІЛИЙ ВОВК', 'ВТРАТИ ВОРОГА', 'ЗНИЩЕННЯ ВОРОГА', 'СБУ', 'СПЕЦПРИЗНАЧЕНЦІ']</text:p>
      <text:p text:style-name="P4">
类别: News</text:p>
      <!--METADATA-->
      <text:p text:style-name="P4">
<draw:frame draw:style-name="fr1" draw:name="Image8" text:anchor-type="as-char" svg:width="6.9236in" svg:height="3.555362in" draw:z-index="0">
<draw:image xlink:href="../Images/AРМІЯINFORM/2023-05-11T40-00-00-04-00/232191481_149444590648295_3523033550936501027_n.jpg" xlink:type="simple" xlink:show="embed" xlink:actuate="onLoad" draw:mime-type="image/jpeg"/>
</draw:frame>
说明性照片</text:p>
      <text:p text:style-name="P4">
在两天内，白狼单位的乌克兰安全部门“ A”中心的军人摧毁了14个目标。 SBU <text:a xlink:type="simple" xlink:href="https://www.facebook.com/SecurSerUkraine/" text:style-name="Internet_20_link" text:visited-style-name="Visited_20_Internet_20_Link">
报告</text:a>
Ufeysbook。</text:p>
      <text:p text:style-name="P4">
冲击无人机悬挂并消除了乌克兰的安全服务的“ CSO的特种部队” A“乌克兰的安全服务”悬挂并消除了敌人的武器：四个坦克，DVABMP-3和四个BBM，两个装甲，两个装甲，一辆与仓库一起弹药和汽车设备，”  - 消息读取。</text:p>
      <text:p text:style-name="P4">
News Source: <text:a xlink:type="simple" xlink:href="https://armyinform.com.ua/2023/05/11/minus-14-czilej-za-dva-dni-sbu-pokazala-robotu-speczpryznachencziv/" text:style-name="Internet_20_link" text:visited-style-name="Visited_20_Internet_20_Link">
https://armyinform.com.ua/2023/05/11/minus-14-czilej-za-dva-dni-sbu-pokazala-robotu-speczpryznachencziv/</text:a>
</text:p>
      <!--NEWS-->
      <text:h text:style-name="P10" text:outline-level="1">
<text:span text:style-name="T4">
俄罗斯武装部队的退化确实是前所未有的 - 海军上将罗布·鲍尔</text:span>
</text:h>
      <text:p text:style-name="P4">
作者: ['АРМІЯINFORM']</text:p>
      <text:p text:style-name="P4">
时间: 2023-05-11T41:00:00-04:00</text:p>
      <text:p text:style-name="P4">
描述: 乌克兰罗西克（Rosiysk）入侵的vid职业并没有构成逻辑体系...与乌克兰2022年的战争，与乌克兰的最新新闻战争，今天与乌克兰2022年的《新闻战》，今天将在乌克兰和俄罗斯和俄罗斯和战争之间发动战争他们在2022年与乌克兰有一年</text:p>
      <text:p text:style-name="P4">
图片: ['<text:a xlink:type="simple" xlink:href="https://armyinform.com.ua/wp-content/uploads/2023/05/admiral-rob-bauer.jpg" text:style-name="Internet_20_link" text:visited-style-name="Visited_20_Internet_20_Link">
admiral-rob-bauer.jpg</text:a>
']</text:p>
      <text:p text:style-name="P4">
标签: ['STOPRUSSIA', 'АГРЕСІЯ РФ', 'ВІЙСЬКОВИЙ КОМІТЕТ НАТО', 'НАТО']</text:p>
      <text:p text:style-name="P4">
类别: News</text:p>
      <!--METADATA-->
      <text:p text:style-name="P4">
<draw:frame draw:style-name="fr1" draw:name="Image9" text:anchor-type="as-char" svg:width="6.9236in" svg:height="4.620047in" draw:z-index="0">
<draw:image xlink:href="../Images/AРМІЯINFORM/2023-05-11T41-00-00-04-00/admiral-rob-bauer.jpg" xlink:type="simple" xlink:show="embed" xlink:actuate="onLoad" draw:mime-type="image/jpeg"/>
</draw:frame>
海军上将罗伯·鲍尔。 照片：荷兰国防部</text:p>
      <text:p text:style-name="P4">
从入侵乌克兰开始，俄罗斯入侵者没有建立系统的支持系统，遭受了巨大的损失，现在被迫使用过时的设备和大量的人。</text:p>
      <text:p text:style-name="P4">
如<text:a xlink:type="simple" xlink:href="https://www.ukrinform.ua/rubric-ato/3707487-vijna-v-ukraini-dedali-silnise-protistavlatime-kilkist-akosti-admiral-bauer.html" text:style-name="Internet_20_link" text:visited-style-name="Visited_20_Internet_20_Link">
报告</text:a>
军事委员会主席北约航空公司罗布·鲍尔(Rob Bauer)主席说，乌克林福姆在布鲁塞尔的前一天在新闻发布会上举行了新闻发布会。</text:p>
      <text:p text:style-name="P4">
同时，乌克兰据他认为，乌克兰专注于部队的质量和醉酒，使用西方样品的武器，在接下来的几个月中，这种切割将在战场上反映在战场上。</text:p>
      <text:p text:style-name="P4">
“战争中的任何一方都面临着同样的问题，人们已经破坏或损坏了设备，并且感到缺乏弹药。 俄罗斯为为期三天做准备的裁决之一是“忘记”，以告知表演者其目标，无法扩展物流系统。 因此，在几天里，他们没有为坦克军队燃料。”荷兰海军上将鲍尔说。</text:p>
      <text:p text:style-name="P4">
他指出，在第四天或第六天战斗的条件下，它们被转变为物流竞赛，这就是乌克兰发生的事情。这与其他问题密切相关，并具有补充凳子，接收新设备的能力，坦克和战斗车辆，坦克和战斗车，坦克和战车新炮兵系统等。 这也是关于补充征兵或动员的人员及其准备工作。</text:p>
      <text:p text:style-name="P4">
“从物质的角度来看，俄罗斯人开始使用非常古老的物质和功能，例如，T-54坦克，1954年的模型，我们在战场上米布尔。 问题是他们仍然有很多这些54。 我们看到俄罗斯人被迫专注于数量。 包括大量的应征入伍和动员不太熟悉的人 - 他们采取过时的材料，但大量材料。另一方面，乌克兰人专注于质量，并采用西方设计的武器，作为适当的培训军队。 这是一个很大的差异，将在接下来的几个月中表现出来。”北约军事委员会说。“物流和物流环境是一个非常重要的组成部分(提示 -  ed。)思维。 数十年来，我们忽略了与大规模冲突的集体辩护有关的大量卷 - 因为我们没有提供这种冲突。 我们计划了较小的业务，这些业务也具有重要的物流组成部分，但比我们现在在乌克兰看到的战争更适合计划。” Rob Bauer说。</text:p>
      <text:p text:style-name="P4">
他强调，解决此类问题的解决方案并不是一天的问题，它将干扰大规模，漫长的努力和投资，包括开发提供部队和物流的制度，改善军事管理体系，等等。 。 所有这些都是关于部队结构及其规定现代化的更新操作概念的核心，这些概念将在维尔纽斯的北约 - 萨米特期间考虑。</text:p>
      <text:p text:style-name="P4">
反过来，欧洲裔美国将军克里斯托弗·卡沃拉(Christopher Cavola)的联合国武装部队的指挥官 - 总司令指出，不应低估俄罗斯军队。</text:p>
      <text:p text:style-name="P4">
“我想补充一点，俄罗斯武装部队的退化确实是前所未有的。 阿维纳(Alevona)关注的是，为什么我们非常多方面。 同时，值得记住的是，在其他领域，这种退化并不那么明显。”美国军事指挥官说。</text:p>
      <text:p text:style-name="P4">
News Source: <text:a xlink:type="simple" xlink:href="https://armyinform.com.ua/2023/05/11/degradacziya-rosijskyh-zbrojnyh-syl/" text:style-name="Internet_20_link" text:visited-style-name="Visited_20_Internet_20_Link">
https://armyinform.com.ua/2023/05/11/degradacziya-rosijskyh-zbrojnyh-syl/</text:a>
</text:p>
      <!--NEWS-->
      <text:h text:style-name="P10" text:outline-level="1">
<text:span text:style-name="T4">
在哈尔基夫地区危险地区的强制撤离期间，所有儿童被带出</text:span>
</text:h>
      <text:p text:style-name="P4">
作者: ['АРМІЯINFORM']</text:p>
      <text:p text:style-name="P4">
时间: 2023-05-11T42:00:00-04:00</text:p>
      <text:p text:style-name="P4">
描述: 79 Evakuyu被Mazhas Obov'yazkovo的Kommersant区定居，与2022年与乌克兰的战争，与乌克兰的最新新闻，今天与乌克兰2022年的新闻战争今天，乌克兰和俄罗斯与俄罗斯和俄罗斯之间的战争将会当他们在2022年与乌克兰战争时，是否会在不久的将来与乌克兰进行战争，他们说，今天与乌克兰的战争，今天的乌克兰新闻，乌克兰媒体的乌克兰新闻</text:p>
      <text:p text:style-name="P4">
图片: ['<text:a xlink:type="simple" xlink:href="https://armyinform.com.ua/wp-content/uploads/2023/05/evakuacziya-ditej.jpg" text:style-name="Internet_20_link" text:visited-style-name="Visited_20_Internet_20_Link">
evakuacziya-ditej.jpg</text:a>
']</text:p>
      <text:p text:style-name="P4">
标签: ['ЕВАКУАЦІЯ ДІТЕЙ', 'ЕВАКУАЦІЯ НАСЕЛЕННЯ', 'КУП‘ЯНСЬК', 'МІНРЕІНТЕГРАЦІЇ', 'ХАРКІВЩИНА']</text:p>
      <text:p text:style-name="P4">
类别: News</text:p>
      <!--METADATA-->
      <text:p text:style-name="P4">
<draw:frame draw:style-name="fr1" draw:name="Image10" text:anchor-type="as-char" svg:width="6.9236in" svg:height="5.618664in" draw:z-index="0">
<draw:image xlink:href="../Images/AРМІЯINFORM/2023-05-11T42-00-00-04-00/evakuacziya-ditej.jpg" xlink:type="simple" xlink:show="embed" xlink:actuate="onLoad" draw:mime-type="image/jpeg"/>
</draw:frame>
<text:span text:style-name="T4">
 79名儿童在强制撤离中从库平地区的定居点撤离。</text:span>
</text:p>
      <text:p text:style-name="P4">
相应的决定是由协调总部关于在Viceremier-Minister-Minister Irina Vereshchuk的主席下的强制性撤离的。</text:p>
      <text:p text:style-name="P4">
特别是，在Vilkhvatsk，Petropavlovsk，Velikoburlutsk和两个 - 年龄的领土社区进行了强制性撤离。</text:p>
      <text:p text:style-name="P4">
撤离的居民获得了一项时间的财政援助，成人的2000份Hryvnias和18岁的18岁儿童和三千名HRYVNIA和患有消毒剂的人的儿童。</text:p>
      <text:p text:style-name="P4">
您可以通过电话向库皮斯克社区撤离以撤离：(098)941-23-00。</text:p>
      <text:p text:style-name="P4">
您还可以联系24小时的重新整合热线部：15-48。 通过WhatsApp/Telegram/Viber Messenger Act的消息(096)078-84-33。</text:p>
      <text:p text:style-name="P4">
资料来源：<text:a xlink:type="simple" xlink:href="https://minre.gov.ua/2023/05/10/z-nebezpechnyh-naselenyh-punktiv-harkivshhyny-evakujovano-vsih-ditej/" text:style-name="Internet_20_link" text:visited-style-name="Visited_20_Internet_20_Link">
临时占领领土的重返社会部</text:a>
</text:p>
      <text:p text:style-name="P4">
News Source: <text:a xlink:type="simple" xlink:href="https://armyinform.com.ua/2023/05/11/nebezpechnyh-rajoniv-harkivshhyny-vyvezeno-ditej/" text:style-name="Internet_20_link" text:visited-style-name="Visited_20_Internet_20_Link">
https://armyinform.com.ua/2023/05/11/nebezpechnyh-rajoniv-harkivshhyny-vyvezeno-ditej/</text:a>
</text:p>
      <!--NEWS-->
      <text:h text:style-name="P10" text:outline-level="1">
<text:span text:style-name="T4">
乌克兰南部的入侵者正在大规模停止其活动和出口财产</text:span>
</text:h>
      <text:p text:style-name="P4">
作者: ['АРМІЯINFORM']</text:p>
      <text:p text:style-name="P4">
时间: 2023-05-11T43:00:00-04:00</text:p>
      <text:p text:style-name="P4">
描述: Timchasovo的Medic Medic Holders的Rosiskiskiyki Vyvo Mino ...与乌克兰的战争，与乌克兰的战争，与乌克兰的最新新闻，今天与乌克兰2022年的新闻战争，乌克兰和俄罗斯之间的战争以及与乌克兰的战争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5/rosiyany-marodery.jpg" text:style-name="Internet_20_link" text:visited-style-name="Visited_20_Internet_20_Link">
rosiyany-marodery.jpg</text:a>
']</text:p>
      <text:p text:style-name="P4">
标签: ['ЗАПОРІЖЖЯ', 'МАРОДЕРИ', 'ОКУПАНТИ', 'РОСІЙСЬКО-ОКУПАЦІЙНІ ВІЙСЬКА', 'ССО', 'ХЕРСОНЩИНА', 'ЦЕНТРУ НАЦІОНАЛЬНОГО СПРОТИВУ']</text:p>
      <text:p text:style-name="P4">
类别: News</text:p>
      <!--METADATA-->
      <text:p text:style-name="P4">
<draw:frame draw:style-name="fr1" draw:name="Image11" text:anchor-type="as-char" svg:width="6.9236in" svg:height="4.615733in" draw:z-index="0">
<draw:image xlink:href="../Images/AРМІЯINFORM/2023-05-11T43-00-00-04-00/rosiyany-marodery.jpg" xlink:type="simple" xlink:show="embed" xlink:actuate="onLoad" draw:mime-type="image/jpeg"/>
</draw:frame>
说明性照片</text:p>
      <text:p text:style-name="P4">
俄罗斯入侵者从医疗机构和国家拥有的占领地区出口财产(那)Zaporizhzhya和Kherson地区。</text:p>
      <text:p text:style-name="P4">
关于它<text:a xlink:type="simple" xlink:href="https://sprotyv.mod.gov.ua/okupanty-vyvozyat-majno-derzhavnyh-ustanov-z-tot-pivdnya-ukrayiny/" text:style-name="Internet_20_link" text:visited-style-name="Visited_20_Internet_20_Link">
报告</text:a>
乌克兰特定运营的国家抵抗中心。</text:p>
      <text:p text:style-name="P4">
“ Zaporizhzhia和Kherson地区的职业行政部门已被大规模终止。 乌克兰州立机构的文件，办公设备和其他侵略者的财产被带到俄罗斯联邦。 与家庭的共同点的部分地区也已经离开了俄罗斯联邦的领土。 所有这些都是在So所谓的“撤离”的外观下，消息读得语。</text:p>
      <text:p text:style-name="P4">
此外，占用者还从临时和工业领域的医院出口医疗设备。</text:p>
      <text:p text:style-name="P4">
News Source: <text:a xlink:type="simple" xlink:href="https://armyinform.com.ua/2023/05/11/okupanty-masovo-prypynyat-svoyu-diyalnist/" text:style-name="Internet_20_link" text:visited-style-name="Visited_20_Internet_20_Link">
https://armyinform.com.ua/2023/05/11/okupanty-masovo-prypynyat-svoyu-diyalnist/</text:a>
</text:p>
      <!--NEWS-->
      <text:h text:style-name="P10" text:outline-level="1">
<text:span text:style-name="T4">
国防军摧毁了5种不同类型的敌人无人机</text:span>
</text:h>
      <text:p text:style-name="P4">
作者: ['АРМІЯINFORM']</text:p>
      <text:p text:style-name="P4">
时间: 2023-05-11T44:00:00-04:00</text:p>
      <text:p text:style-name="P4">
描述: 关于ZS的总部总部，偷窃。 “ Avisaatsy是波斯Dob的国防军……与乌克兰2022年的战争，与乌克兰的最新新闻，今天与乌克兰2022年的新闻战争，乌克兰与乌克兰之间的战争，乌克兰和俄罗斯之间的战争，以及2022年2022年与乌克兰战争时他们说，与否，是否会在不久的将来与乌克兰进行战争</text:p>
      <text:p text:style-name="P4">
图片: ['<text:a xlink:type="simple" xlink:href="https://armyinform.com.ua/wp-content/uploads/2022/08/1200_0_1651937012-2605.webp" text:style-name="Internet_20_link" text:visited-style-name="Visited_20_Internet_20_Link">
1200_0_1651937012-2605.webp</text:a>
']</text:p>
      <text:p text:style-name="P4">
标签: ['STOPRUSSIA', 'АВІАЦІЯ ЗСУ', 'АГРЕСІЯ РФ', 'ВТОРГНЕННЯ РФ', 'ГШ ЗСУ']</text:p>
      <text:p text:style-name="P4">
类别: News</text:p>
      <!--METADATA-->
      <text:p text:style-name="P4">
<draw:frame draw:style-name="fr1" draw:name="Image12" text:anchor-type="as-char" svg:width="6.9236in" svg:height="4.292632in" draw:z-index="0">
<draw:image xlink:href="../ConvertedIMGs/AРМІЯINFORM/2023-05-11T44-00-00-04-00/1200_0_1651937012-2605.png" xlink:type="simple" xlink:show="embed" xlink:actuate="onLoad" draw:mime-type="image/png"/>
</draw:frame>
说明性照片<text:span text:style-name="T4">
🔥俄罗斯入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在过去的一天中，国防军的航空在个人工作人员和敌方军事装备集中的领域中取得了4次。 在过去的一天中，我们的组织摧毁了5种不同类型的敌人无人机。 Iarthillery的导弹部队的单位受1防空导弹综合体的影响，有2个活力硅的集中区域，1种燃料和润滑剂组成，当前位置的2个炮兵单位以及车站占领者的电子斗争。</text:p>
      <text:p text:style-name="P4">
支持武装部队!去赢!</text:p>
      <text:p text:style-name="P4">
荣耀乌克兰!”， - 消息读到。</text:p>
      <text:p text:style-name="P4">
News Source: <text:a xlink:type="simple" xlink:href="https://armyinform.com.ua/2023/05/11/syly-oborony-znyshhyly-5-vorozhyh-bpla-riznyh-typiv/" text:style-name="Internet_20_link" text:visited-style-name="Visited_20_Internet_20_Link">
https://armyinform.com.ua/2023/05/11/syly-oborony-znyshhyly-5-vorozhyh-bpla-riznyh-typiv/</text:a>
</text:p>
      <!--NEWS-->
      <text:h text:style-name="P10" text:outline-level="1">
<text:span text:style-name="T4">
在过去的一天中，俄罗斯人造成了45次航空打击</text:span>
</text:h>
      <text:p text:style-name="P4">
作者: ['АРМІЯINFORM']</text:p>
      <text:p text:style-name="P4">
时间: 2023-05-11T45:00:00-04:00</text:p>
      <text:p text:style-name="P4">
描述: 关于ZS的总部总部，偷窃。 “四十个朋友的chotirist出现了……与乌克兰2022的战争，与乌克兰的战争是今天的最新消息，今天与乌克兰的战争是今天的最后一场新闻，乌克兰与俄罗斯之间的战争将会发生战争当与乌克兰的战争将是不久的是，这将是，这将是不久的将来，是否与乌克兰的战争表示，与乌克兰的战争，今日的乌克兰新闻，乌克兰新闻，乌克兰新闻在俄罗斯的乌克兰媒体</text:p>
      <text:p text:style-name="P4">
图片: ['<text:a xlink:type="simple" xlink:href="https://armyinform.com.ua/wp-content/uploads/2022/05/aviacziya-rf.jpg" text:style-name="Internet_20_link" text:visited-style-name="Visited_20_Internet_20_Link">
aviacziya-rf.jpg</text:a>
']</text:p>
      <text:p text:style-name="P4">
标签: ['STOPRUSSIA', 'АГРЕСІЯ РФ', 'ВТОРГНЕННЯ РФ', 'ГШ ЗС УКРАЇНИ', 'ГШ ЗСУ']</text:p>
      <text:p text:style-name="P4">
类别: News</text:p>
      <!--METADATA-->
      <text:p text:style-name="P4">
<draw:frame draw:style-name="fr1" draw:name="Image13" text:anchor-type="as-char" svg:width="6.9236in" svg:height="4.431104in" draw:z-index="0">
<draw:image xlink:href="../Images/AРМІЯINFORM/2023-05-11T45-00-00-04-00/aviacziya-rf.jpg" xlink:type="simple" xlink:show="embed" xlink:actuate="onLoad" draw:mime-type="image/jpeg"/>
</draw:frame>
说明性照片<text:span text:style-name="T4">
🔥俄罗斯入侵的情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大规模武装侵略俄罗斯联邦对乌克兰的武装侵略的第二天开始。</text:p>
      <text:p text:style-name="P4">
在过去的一天中，敌人在顿涅茨克地区的康斯坦替诺夫卡的民用基础设施上撞了C-300火箭。 此外，他为霍森地区的部队和定居点施加了45鞋，并进行了53次火箭发射器炮击。 和平的人受伤，私人住宅和其他平民基础设施被摧毁和损害。</text:p>
      <text:p text:style-name="P4">
敌人继续采用恐怖策略，整个乌克兰的进一步火箭和航空袭击的可能性很高。”</text:p>
      <text:p text:style-name="P4">
News Source: <text:a xlink:type="simple" xlink:href="https://armyinform.com.ua/2023/05/11/protyagom-mynuloyi-doby-rosiyany-zavdaly-45-aviaczijnyh-udariv/" text:style-name="Internet_20_link" text:visited-style-name="Visited_20_Internet_20_Link">
https://armyinform.com.ua/2023/05/11/protyagom-mynuloyi-doby-rosiyany-zavdaly-45-aviaczijnyh-udariv/</text:a>
</text:p>
      <!--NEWS-->
      <text:h text:style-name="P10" text:outline-level="1">
<text:span text:style-name="T4">
乌克兰捍卫者击退了39次敌人袭击 - 巴赫穆特和马林卡的最激烈战斗仍在</text:span>
</text:h>
      <text:p text:style-name="P4">
作者: ['АРМІЯINFORM']</text:p>
      <text:p text:style-name="P4">
时间: 2023-05-11T46:00:00-04:00</text:p>
      <text:p text:style-name="P4">
描述: 关于ZS的总部总部，偷窃。 “对手是对佐塞德式的沉没……与乌克兰2022年的战争，与乌克兰的战争是今天的最新消息，今天与乌克兰2022年的战争是今天的最后一场新闻，乌克兰和俄罗斯之间的战争是否会发生战争，什么时候，什么时候， 2022年与乌克兰与乌克兰的战争将在不久的将来与乌克兰进行战争，这是与乌克兰的战争，今天与乌克兰的战争，今天的乌克兰新闻，乌克兰的新闻，乌克兰媒体在俄罗斯的乌克兰新闻</text:p>
      <text:p text:style-name="P4">
图片: ['<text:a xlink:type="simple" xlink:href="https://armyinform.com.ua/wp-content/uploads/2023/05/345561938_169733466036684_5362462622211363921_n-1.jpg" text:style-name="Internet_20_link" text:visited-style-name="Visited_20_Internet_20_Link">
345561938_169733466036684_5362462622211363921_n-1.jpg</text:a>
']</text:p>
      <text:p text:style-name="P4">
标签: ['STOPRUSSIA', 'АГРЕСІЯ РФ', 'ВТОРГНЕННЯ РФ', 'ГШ ЗСУ', 'ХРОНІКА ОБОРОНИ']</text:p>
      <text:p text:style-name="P4">
类别: News</text:p>
      <!--METADATA-->
      <text:p text:style-name="P4">
<draw:frame draw:style-name="fr1" draw:name="Image14" text:anchor-type="as-char" svg:width="6.9236in" svg:height="4.622945in" draw:z-index="0">
<draw:image xlink:href="../Images/AРМІЯINFORM/2023-05-11T46-00-00-04-00/345561938_169733466036684_5362462622211363921_n-1.jpg" xlink:type="simple" xlink:show="embed" xlink:actuate="onLoad" draw:mime-type="image/jpeg"/>
</draw:frame>
说明性照片<text:span text:style-name="T4">
🔥俄罗斯入侵的情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敌人继续将主要努力集中在利曼，巴赫穆特，阿维迪夫和玛丽斯基的方向上 -  39个敌对行动得到了反映。 巴赫穆特(Bakhmut)和马林卡(Marinka)最激烈的战斗仍在继续。</text:p>
      <text:p text:style-name="P4">
<text:span text:style-name="T4">
在Volyn和Polissya方向</text:span>
未检测到形成进攻群体的迹象。 白俄罗斯共和国的垃圾填埋场继续被确定为俄罗斯联邦武装部队的部队。</text:p>
      <text:p text:style-name="P4">
<text:span text:style-name="T4">
在Siversky和Slobozhansky的指示中</text:span>
在敌人解雇的变化和炮兵定居点，Bleshnya，Leonivka，Krasny Khutirchernihiv地区； Bachivsk，Walking，Boyars，Volfine，Belovoda，Popivka，Popivka，Pavlovka和Sumy地区的Basivka，以及Kharkiv地区的兽医，Green，Huts，Zibyne和Budarki。</text:p>
      <text:p text:style-name="P4">
<text:span text:style-name="T4">
进攻的敌人</text:span>
没有在库皮斯克方向采取行动。 Mykolaivka，Krasne，Krasne，First，Figolivka，Novomlinsk，Novomlinsk，Masyutivka，Masyutivka，Masyutivka，First，Kislivkivka地区和Stelmakhevka。</text:p>
      <text:p text:style-name="P4">
<text:span text:style-name="T4">
在利马方向</text:span>
敌人在兰塞尔布莱恩斯基林业中没有成功的进攻行动。 他袭击了Bigorivka，Verkhnamyanskoye和有争议的领域。 炮弹是Makeevka，Bigorivka和Merry Luhansk地区和Yampolivka，对Brest -Donetsk提出了质疑。</text:p>
      <text:p text:style-name="P4">
<text:span text:style-name="T4">
在巴赫穆特方向</text:span>
敌人在巴赫穆特市进行了不成功的进攻行动。 他在定居点荆棘，巴赫穆特(Bakhmut)，Hlyshchiyivka，kurdyumivka和White Mountain的荆棘方面引起了空袭。 Orykhovo-vasylivka，Bogdanivka，Bakhmut，Ivanivske，Yar，Stupochka，Iron和Donetsk地区的纽约地区受到敌人的炮击受伤。</text:p>
      <text:p text:style-name="P4">
<text:span text:style-name="T4">
在Avdiivsky </text:span>
 <text:span text:style-name="T4">
方向</text:span>
敌人进行了Avdiivka的不成功进攻行动。 他在Novokalin Taavdiivka的地区进行了航空罢工。 他在Berdychi，Avdiivka，Pervomaisket Nevelskoye Donetsk地区的定居点开火。<text:span text:style-name="T4">
在矿物方向上</text:span>
在白天，敌人在里夫米瓦洛夫卡(Rivmivaylovka)进行了进攻行动，没有成功。 他在Tanovovilka Puretalivka附近造成了空军。 他在Novomykhailivka，Khaledar，Prychistivka和Novoukrainka的定居点开火。</text:p>
      <text:p text:style-name="P4">
<text:span text:style-name="T4">
在Zaporizhzhya和Kherson的指示</text:span>
敌人正在捍卫。 增加了定居点Gulyaypole，Mala Tokmachka，Stepnogorsk，Kizomis和Stanislav的中风。 在顿涅茨克地区的诺维普卡(Novopoil)的乌雷米夫卡(Uremivka)定居点开火； Malynivka，Gulyaypole，Mykilsk，Mala Tokmachka，Orikhiv，Kamianske Zaporizhzhya地区； 锰和尼科波尔-Dnipropetrovsk； Dudchans，Berislav，Vesele，Antonivka，Dniprovske，Belozer，Kizomis，Kizomis，Wide Beam，Stanislav Kherson地区Tamisto Kherson”， - 信息写着。</text:p>
      <text:p text:style-name="P4">
News Source: <text:a xlink:type="simple" xlink:href="https://armyinform.com.ua/2023/05/11/ukrayinski-zahysnyky-vidbyly-39-vorozhyh-atak-najzapeklishi-boyi-tryvayut-za-bahmut-ta-maryinku/" text:style-name="Internet_20_link" text:visited-style-name="Visited_20_Internet_20_Link">
https://armyinform.com.ua/2023/05/11/ukrayinski-zahysnyky-vidbyly-39-vorozhyh-atak-najzapeklishi-boyi-tryvayut-za-bahmut-ta-maryinku/</text:a>
</text:p>
      <!--NEWS-->
      <text:h text:style-name="P10" text:outline-level="1">
<text:span text:style-name="T4">
“爱国者不能击倒“匕首”，乌克兰士兵是吸毒者”  - 俄罗斯宣传的常规假货</text:span>
</text:h>
      <text:p text:style-name="P4">
作者: ['АРМІЯINFORM']</text:p>
      <text:p text:style-name="P4">
时间: 2023-05-11T47:00:00-04:00</text:p>
      <text:p text:style-name="P4">
描述: 乌克兰RNBO的Wizin -Format中心出版了Dobisrka FakeV Tu Manipulyatsiy，...与乌克兰2022年的战争，与乌克兰的战争是今天的最新消息，今天与乌克兰2022年的战争是今天的最后一场。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5/rosijska-propaganda-fejky.jpg" text:style-name="Internet_20_link" text:visited-style-name="Visited_20_Internet_20_Link">
rosijska-propaganda-fejky.jpg</text:a>
']</text:p>
      <text:p text:style-name="P4">
标签: ['РОСІЙСЬКА ПРОПАГАНДА', 'РОСІЙСЬКІ ФЕЙКИ', 'ЦПД РНБО']</text:p>
      <text:p text:style-name="P4">
类别: News</text:p>
      <!--METADATA-->
      <text:p text:style-name="P4">
<draw:frame draw:style-name="fr1" draw:name="Image15" text:anchor-type="as-char" svg:width="6.9236in" svg:height="4.32725in" draw:z-index="0">
<draw:image xlink:href="../Images/AРМІЯINFORM/2023-05-11T47-00-00-04-00/rosijska-propaganda-fejky.jpg" xlink:type="simple" xlink:show="embed" xlink:actuate="onLoad" draw:mime-type="image/jpeg"/>
</draw:frame>
Rospropaganda的假货。 拼贴：陆军</text:p>
      <text:p text:style-name="P4">
NSDC乌克兰的打击错误信息中心<text:a xlink:type="simple" xlink:href="https://t.me/CenterCounteringDisinformation/5294" text:style-name="Internet_20_link" text:visited-style-name="Visited_20_Internet_20_Link">
出版</text:a>
精选的假货操纵正在积极地传播侵略者国家的宣传。</text:p>
      <text:p text:style-name="P4">
<text:span text:style-name="T4">
操纵</text:span>
</text:p>
      <text:p text:style-name="P4">
俄罗斯外交部发言人M. Zakharov表示：“基辅政权没有道德权利对胜利日发表评论，谴责某人，向Chivat推荐一些东西。 这个政权与伟大的胜利，基辅和敖德萨的统治者英雄无关，也没有超过两千名乌克兰人 - 英雄苏联。”</text:p>
      <text:p text:style-name="P4">
<text:span text:style-name="T4">
误传</text:span>
</text:p>
      <text:p text:style-name="P4">
俄罗斯媒体援引俄罗斯安理会副秘书O. Grebenkin的声明，报道说：“今天，乌克兰军队的士兵被认为是毒品的常态，西部地区追逐乌克兰军队屠杀……帮助“ ITS”……帮助“ ITS”。改变乌克兰的毒品渠道。</text:p>
      <text:p text:style-name="P4">
<text:span text:style-name="T4">
操纵</text:span>
</text:p>
      <text:p text:style-name="P4">
“不可能击倒美国建筑群的俄罗斯高音火箭“匕首”。 这样的陈述是由于缺乏结果，包括俄罗斯军方学会保护的HIMARS效率的降低。”俄罗斯军事专家O. Leonkov说。</text:p>
      <text:p text:style-name="P4">
News Source: <text:a xlink:type="simple" xlink:href="https://armyinform.com.ua/2023/05/11/patriot-ne-mozhe-zbyty-kyndzhal/" text:style-name="Internet_20_link" text:visited-style-name="Visited_20_Internet_20_Link">
https://armyinform.com.ua/2023/05/11/patriot-ne-mozhe-zbyty-kyndzhal/</text:a>
</text:p>
      <!--NEWS-->
      <text:h text:style-name="P10" text:outline-level="1">
<text:span text:style-name="T4">
在Zaporozhye，占领者在三天内带走了约300个当地人</text:span>
</text:h>
      <text:p text:style-name="P4">
作者: ['АРМІЯINFORM']</text:p>
      <text:p text:style-name="P4">
时间: 2023-05-11T48:00:00-04:00</text:p>
      <text:p text:style-name="P4">
描述: 关于ZS的总部总部，偷窃。 “与此同时，Ostanniykh trooh dniv ...与乌克兰的战争2022年，与乌克兰的最新新闻战争，今天与乌克兰2022年的新闻战争，乌克兰和俄罗斯之间的战争，以及乌克兰与乌克兰之间的战争无论是否将有与否，无论是否将在不久的将来与乌克兰的战争说，与乌克兰的战争是今天的乌克兰新闻，乌克兰新闻，乌克兰媒体在俄罗斯的乌克兰新闻</text:p>
      <text:p text:style-name="P4">
图片: ['<text:a xlink:type="simple" xlink:href="https://armyinform.com.ua/wp-content/uploads/2022/11/okupanty-luganshhyna.jpg" text:style-name="Internet_20_link" text:visited-style-name="Visited_20_Internet_20_Link">
okupanty-luganshhyna.jpg</text:a>
']</text:p>
      <text:p text:style-name="P4">
标签: ['STOPRUSSIA', 'АГРЕСІЯ РФ', 'ВТОРГНЕННЯ РФ', 'ГШ ЗСУ', 'ПРИМУСОВА ЕВАКУАЦІЯ З ЗАПОРІЖЖЯ']</text:p>
      <text:p text:style-name="P4">
类别: News</text:p>
      <!--METADATA-->
      <text:p text:style-name="P4">
<draw:frame draw:style-name="fr1" draw:name="Image16" text:anchor-type="as-char" svg:width="6.9236in" svg:height="4.615733in" draw:z-index="0">
<draw:image xlink:href="../Images/AРМІЯINFORM/2023-05-11T48-00-00-04-00/okupanty-luganshhyna.jpg" xlink:type="simple" xlink:show="embed" xlink:actuate="onLoad" draw:mime-type="image/jpeg"/>
</draw:frame>
说明性照片<text:span text:style-name="T4">
🔥俄罗斯入侵的情况</text:span>
</text:p>
      <text:p text:style-name="P4">
关于它<text:a xlink:type="simple" xlink:href="https://www.facebook.com/GeneralStaff.ua/posts/pfbid02TccbFCc5kfqNsMAq5MPMW59zgrhxh45SGJRqfsjxB5eDvh94MGKdvCXdGaotJKZrl" text:style-name="Internet_20_link" text:visited-style-name="Visited_20_Internet_20_Link">
报告</text:a>
乌克兰武装部队的总参谋部。</text:p>
      <text:p text:style-name="P4">
“在过去的三天中，俄罗斯占领政府“撤离”了约300个当地人，尤其是从Zaporozhye地区临时捕获的地区到Berdyansk的儿童，”  - 信息写道。</text:p>
      <text:p text:style-name="P4">
News Source: <text:a xlink:type="simple" xlink:href="https://armyinform.com.ua/2023/05/11/na-zaporizhzhi-okupanty-za-try-dni-vyvezly-blyzko-300-misczevyh-zhyteliv/" text:style-name="Internet_20_link" text:visited-style-name="Visited_20_Internet_20_Link">
https://armyinform.com.ua/2023/05/11/na-zaporizhzhi-okupanty-za-try-dni-vyvezly-blyzko-300-misczevyh-zhyteliv/</text:a>
</text:p>
      <!--NEWS-->
      <text:h text:style-name="P10" text:outline-level="1">
<text:span text:style-name="T4">
乌克兰捍卫者在过去24小时内淘汰了600多名入侵者，摧毁了14个艺术家和12 BBM</text:span>
</text:h>
      <text:p text:style-name="P4">
作者: ['АРМІЯINFORM']</text:p>
      <text:p text:style-name="P4">
时间: 2023-05-11T49:00:00-04:00</text:p>
      <text:p text:style-name="P4">
描述: Zagalni Boyov，将敌人于02/24/22到05/11/23 Orintovno成为：...与乌克兰2022的战争，与乌克兰与乌克兰的最新新闻，今天与乌克兰的新闻战争，今天与乌克兰的新闻战争，今天与乌克兰2022年最后一次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a9bf1ab1-8a1d-40e2-893f-124040c53ba8-scaled.jpg" text:style-name="Internet_20_link" text:visited-style-name="Visited_20_Internet_20_Link">
a9bf1ab1-8a1d-40e2-893f-124040c53ba8-scaled.jpg</text:a>
']</text:p>
      <text:p text:style-name="P4">
标签: ['STOPRUSSIA', 'АГРЕСІЯ РФ', 'ВТОРГНЕННЯ РФ', 'ВТРАТИ ВОРОГА', 'ГШ ЗСУ']</text:p>
      <text:p text:style-name="P4">
类别: News</text:p>
      <!--METADATA-->
      <text:p text:style-name="P4">
<draw:frame draw:style-name="fr1" draw:name="Image17" text:anchor-type="as-char" svg:width="6.9236in" svg:height="6.975527in" draw:z-index="0">
<draw:image xlink:href="../Images/AРМІЯINFORM/2023-05-11T49-00-00-04-00/a9bf1ab1-8a1d-40e2-893f-124040c53ba8-scaled.jpg" xlink:type="simple" xlink:show="embed" xlink:actuate="onLoad" draw:mime-type="image/jpeg"/>
</draw:frame>
敌人从24.02.22到11.05.23的全面战斗损失将定向：</text:p>
      <text:p text:style-name="P4">
<text:span text:style-name="T4">
<text:span text:style-name="T5">
人员 -  </text:span>
* 196920(+610)淘汰的人</text:span>
<text:span text:style-name="T5">
坦克 -  </text:span>
<text:span text:style-name="T5">
 3740(+4)</text:span>
<text:span text:style-name="T4">
战斗装甲车 -  </text:span>
 7287(+12)<text:span text:style-name="T4">
<text:span text:style-name="T5">
炮兵系统 -  </text:span>
<text:span text:style-name="T5">
 3053(+14)</text:span>
 </text:span>
 rszv- <text:span text:style-name="T4">
 557(+2)</text:span>
<text:span text:style-name="T5">
防空 -  </text:span>
<text:span text:style-name="T5">
 310(+2)</text:span>
<text:span text:style-name="T4">
飞机 -  </text:span>
 308(0)<text:span text:style-name="T4">
<text:span text:style-name="T5">
直升机 -  </text:span>
* 294(0)</text:span>
<text:span text:style-name="T5">
无人机手术战术水平 -  </text:span>
<text:span text:style-name="T5">
 2627(+3)</text:span>
<text:span text:style-name="T4">
有翼的导弹 -  </text:span>
 970(0)<text:span text:style-name="T4">
<text:span text:style-name="T5">
船 /船 -  </text:span>
* 18(0)</text:span>
<text:span text:style-name="T5">
汽车设备和坦克 -  </text:span>
<text:span text:style-name="T5">
 5984(+10)</text:span>
<text:span text:style-name="T4">
特殊技术 -  </text:span>
 391(+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5月11日，23日。</text:p>
      <text:p text:style-name="P4">
News Source: <text:a xlink:type="simple" xlink:href="https://armyinform.com.ua/2023/05/11/ukrayinski-zahysnyky-za-mynulu-dobu-likviduvaly-ponad-600-okupantiv-znyshhyly-14-artsystem-i-12-bbm/" text:style-name="Internet_20_link" text:visited-style-name="Visited_20_Internet_20_Link">
https://armyinform.com.ua/2023/05/11/ukrayinski-zahysnyky-za-mynulu-dobu-likviduvaly-ponad-600-okupantiv-znyshhyly-14-artsystem-i-12-bbm/</text:a>
</text:p>
      <!--NEWS-->
      <text:h text:style-name="P10" text:outline-level="1">
<text:span text:style-name="T4">
以撤离的借口，俄罗斯入侵者偷窃了暂时占领的领土</text:span>
</text:h>
      <text:p text:style-name="P4">
作者: ['АРМІЯINFORM']</text:p>
      <text:p text:style-name="P4">
时间: 2023-05-11T50:00:00-04:00</text:p>
      <text:p text:style-name="P4">
描述: 旅行者的杯子，尤其是在DNI，Yaki的杯子，是由圣洁的幼犬，在...与乌克兰2022年的战争中，与乌克兰的战争是今天的最新消息，即与乌克兰的新闻战，2022年的新闻战今天，乌克兰和俄罗斯之间是否会发生战争，什么时候，何时，何时，何时，何时，何时，何时，何时，何时，何时，何时，何时与乌克兰在2022年都会发生战争随着乌克兰与乌克兰的战争，乌克兰的新闻，乌克兰的新闻，乌克兰的新闻在俄罗斯的乌克兰新闻</text:p>
      <text:p text:style-name="P4">
图片: ['<text:a xlink:type="simple" xlink:href="https://armyinform.com.ua/wp-content/uploads/2022/12/5f6a5358.jpg" text:style-name="Internet_20_link" text:visited-style-name="Visited_20_Internet_20_Link">
5f6a5358.jpg</text:a>
']</text:p>
      <text:p text:style-name="P4">
标签: ['АГРЕСІЯ РФ', 'ВТОРГНЕННЯ РФ', 'ГАННА МАЛЯР', 'МАРОДЕРСТВО']</text:p>
      <text:p text:style-name="P4">
类别: News</text:p>
      <!--METADATA-->
      <text:p text:style-name="P4">
<draw:frame draw:style-name="fr1" draw:name="Image18" text:anchor-type="as-char" svg:width="6.9236in" svg:height="4.615733in" draw:z-index="0">
<draw:image xlink:href="../Images/AРМІЯINFORM/2023-05-11T50-00-00-04-00/5f6a5358.jpg" xlink:type="simple" xlink:show="embed" xlink:actuate="onLoad" draw:mime-type="image/jpeg"/>
</draw:frame>
Gannamaars。 照片：Dmitry Yurchenko /陆军</text:p>
      <text:p text:style-name="P4">
自5月初以来，特别是在塔维希德(Tavhihid)节日占领者宣布的日子里，在Zaporizhzhya和Kherson地区暂时占领的领土上，俄罗斯军人抢劫和盗窃案的案件数量已大大增加。 该物业和车辆主要是由于确保人口撤离的需求而被盗。</text:p>
      <text:p text:style-name="P4">
关于它<text:a xlink:type="simple" xlink:href="https://t.me/annamaliar/721" text:style-name="Internet_20_link" text:visited-style-name="Visited_20_Internet_20_Link">
写</text:a>
乌克兰国防部副部长安娜·马里亚尔(Anna Malyar)在电报中。</text:p>
      <text:p text:style-name="P4">
“In the settlements Tokmak, childbirth, Kamianka, Rozivka, Mikhailivka, Molochansk, Energodar, Chernihivka in the temporarily occupied territory of the Uzaporozhye region, Russian invaders, covering up with the so -called provision of mechanical measures, stolen the material values ​​Tagiv的本地企业。</text:p>
      <text:p text:style-name="P4">
根据安娜·马利亚(Anna Malyar)的说法，晚上在私人企业“电蒙蒙塔兹-10”领土的夜间，大约有20台运输单位被盗，并抢劫了物质特性的组成。</text:p>
      <text:p text:style-name="P4">
此外，在晚上，以撤离俄罗斯占领的占领Skadovsk撤离的借口，位于赫尔森地区的临时占领领土上，入侵者急忙删除了被抢劫的办公设备和其他财产。</text:p>
      <text:p text:style-name="P4">
安娜·玛丽亚尔(Anna Malyar)说：“大概是今年5月7日，俄罗斯入侵者将被用来移动暂时占领的克里米亚的盗窃财产。”</text:p>
      <text:p text:style-name="P4">
News Source: <text:a xlink:type="simple" xlink:href="https://armyinform.com.ua/2023/05/11/pid-pryvodom-evakuacziyi-rosijski-okupanty-obkradayut-tymchasovo-okupovani-terytoriyi/" text:style-name="Internet_20_link" text:visited-style-name="Visited_20_Internet_20_Link">
https://armyinform.com.ua/2023/05/11/pid-pryvodom-evakuacziyi-rosijski-okupanty-obkradayut-tymchasovo-okupovani-terytoriyi/</text:a>
</text:p>
      <!--NEWS-->
      <text:h text:style-name="P10" text:outline-level="1">
<text:span text:style-name="T4">
Swift Response-23与北约盟友发生在爱沙尼亚</text:span>
</text:h>
      <text:p text:style-name="P4">
作者: ['АРМІЯINFORM']</text:p>
      <text:p text:style-name="P4">
时间: 2023-05-11T51:00:00-04:00</text:p>
      <text:p text:style-name="P4">
描述: 在Ecdon中，非洲的Egi中的美国陆军在Egi中，它冲了出来...与乌克兰2022年的战争，今天与乌克兰的最新新闻战争，乌克兰新闻2022是今天的最后一项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swiftresponse2023.jpg" text:style-name="Internet_20_link" text:visited-style-name="Visited_20_Internet_20_Link">
swiftresponse2023.jpg</text:a>
']</text:p>
      <text:p text:style-name="P4">
标签: ['SWIFT RESPONSE-23', 'ВІЙСЬКОВІ НАВЧАННЯ', 'ЕСТОНІЯ']</text:p>
      <text:p text:style-name="P4">
类别: News</text:p>
      <!--METADATA-->
      <text:p text:style-name="P4">
<draw:frame draw:style-name="fr1" draw:name="Image19" text:anchor-type="as-char" svg:width="6.9236in" svg:height="3.894525in" draw:z-index="0">
<draw:image xlink:href="../Images/AРМІЯINFORM/2023-05-11T51-00-00-04-00/swiftresponse2023.jpg" xlink:type="simple" xlink:show="embed" xlink:actuate="onLoad" draw:mime-type="image/jpeg"/>
</draw:frame>
在美国陆军在欧洲和非洲的主持下，在爱沙尼亚，Swift Respmess-2023军事训练开始了。</text:p>
      <text:p text:style-name="P4">
关于它<text:a xlink:type="simple" xlink:href="https://twitter.com/Kaitsevagi/status/1655920565037694977" text:style-name="Internet_20_link" text:visited-style-name="Visited_20_Internet_20_Link">
报告</text:a>
爱沙尼亚防御的新闻服务。</text:p>
      <text:p text:style-name="P4">
将持续到2023年5月20日在波罗的海和地中海地区的演习，将制定剧本，该剧本将与爱沙尼亚部队和北约盟友合作在爱沙尼亚迅速部署。</text:p>
      <text:p text:style-name="P4">
捷克共和国，爱沙尼亚，法国，德国，希腊，匈牙利，意大利，拉脱维亚，荷兰，波兰，葡萄牙，西班牙，英国和美国等国家参加了演习。</text:p>
      <text:p text:style-name="P4">
Swift Respons-23训练是三个练习中的第一个，其中包括在欧洲限制和增加北约准备就绪的动态使用力量。</text:p>
      <text:p text:style-name="P4">
News Source: <text:a xlink:type="simple" xlink:href="https://armyinform.com.ua/2023/05/11/v-estoniyi-vidbuvayutsya-navchannya-swift-response-23-iz-soyuznykamy-po-nato/" text:style-name="Internet_20_link" text:visited-style-name="Visited_20_Internet_20_Link">
https://armyinform.com.ua/2023/05/11/v-estoniyi-vidbuvayutsya-navchannya-swift-response-23-iz-soyuznykamy-po-nato/</text:a>
</text:p>
      <!--NEWS-->
      <text:h text:style-name="P10" text:outline-level="1">
<text:span text:style-name="T4">
国防军每天的航空在敌人的集中区击中13杆</text:span>
</text:h>
      <text:p text:style-name="P4">
作者: ['АРМІЯINFORM']</text:p>
      <text:p text:style-name="P4">
时间: 2023-05-11T89: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text:p>
      <text:p text:style-name="P4">
类别: News</text:p>
      <!--METADATA-->
      <text:p text:style-name="P4">
<draw:frame draw:style-name="fr1" draw:name="Image20" text:anchor-type="as-char" svg:width="6.9236in" svg:height="4.49457in" draw:z-index="0">
<draw:image xlink:href="../Images/AРМІЯINFORM/2023-05-11T89-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iKeyCi7tvsLGCUdMAVnHcZgMGPaFfLnB5zdCEQzYUcsEgLJTGzoi3BGYdL3Ak8Hql" text:style-name="Internet_20_link" text:visited-style-name="Visited_20_Internet_20_Link">
报告</text:a>
武装部队的总人员。</text:p>
      <text:p text:style-name="P4">
国防军的航空在敌人的个人员工和军事装备集中的领域中取得了13次节拍。 此外，在整个过程中，我们的后卫摧毁了7种不同类型的敌人无人机。 Rakchemeter和炮兵部门袭击了8个管理点，13个生命沉默，1个弹药组成，1个燃料和润滑剂组成，5个炮兵部队在射击位置，1种防空手段和2个更重要的目标，敌人。</text:p>
      <text:p text:style-name="P4">
News Source: <text:a xlink:type="simple" xlink:href="https://armyinform.com.ua/2023/05/11/aviacziya-syl-oborony-za-dobu-zavdala-13-udariv-po-rajonah-zoseredzhennya-voroga/" text:style-name="Internet_20_link" text:visited-style-name="Visited_20_Internet_20_Link">
https://armyinform.com.ua/2023/05/11/aviacziya-syl-oborony-za-dobu-zavdala-13-udariv-po-rajonah-zoseredzhennya-voroga/</text:a>
</text:p>
      <!--NEWS-->
      <text:h text:style-name="P10" text:outline-level="1">
<text:span text:style-name="T4">
在Sivershchyna和Slobozhanschyna的指示俄罗斯军队炮击了Halahanivka，Leonivka的...</text:span>
</text:h>
      <text:p text:style-name="P4">
作者: liveuamap (Language: en)</text:p>
      <text:p text:style-name="P4">
时间: 2023-05-12T-12:38:00</text:p>
      <text:p text:style-name="P4">
地点: Sumy (Latitude:52.23348 Longtitude:33.46848)</text:p>
      <text:p text:style-name="P4">
视频: []</text:p>
      <text:p text:style-name="P4">
图片: []</text:p>
      <text:p text:style-name="P4">
标签: ["Russia"]</text:p>
      <text:p text:style-name="P4">
Id: 22562334</text:p>
      <!--METADATA-->
      <text:p text:style-name="P4">
At sivershchyna and slbozhanschyna directions Russian army ShelleDhalalahanivka, Leonivka of Chernihiv Region, Novovasylivka, UKRAYINKEKE, ZNOB-ZNOBACE, ZNOBIVKA Yskivschyna, Bilopillya, Yastrubyne, Kindratyvka and Basivka of Sumy Region, Also Huryiv, HlyBoke, Starytsya, Buhruvatka, Ohirtseve, Hatysche, Vovchansk ，Tykhe，Synelnykove，Zybyne，Bochkove，Budarky和Kharkiv地区的Velykyy Burluk。 乌克兰武装部队的武装部队在早上的报告中说</text:p>
      <text:p text:style-name="P4">
新闻集链接：(https://liveuamap.com/en/2023/12-may-at-sivershchyna-and-slobozhanschyna-directions-russian)</text:p>
      <text:p text:style-name="P4">
News Source: <text:a xlink:type="simple" xlink:href="https://t.me/lumsrc/4758" text:style-name="Internet_20_link" text:visited-style-name="Visited_20_Internet_20_Link">
https://t.me/lumsrc/4758</text:a>
</text:p>
      <!--NEWS-->
      <text:h text:style-name="P10" text:outline-level="1">
<text:span text:style-name="T4">
政府有义务向前线和战区的医生提高薪水</text:span>
</text:h>
      <text:p text:style-name="P4">
作者: Ukrinform (Person)</text:p>
      <text:p text:style-name="P4">
出版商: Укринформ (Organization)</text:p>
      <text:p text:style-name="P4">
出版时间: 2023-05-12T-134:17:00+03:00</text:p>
      <text:p text:style-name="P4">
修改时间: 2023-05-12T18:17:00+03:00</text:p>
      <text:p text:style-name="P4">
描述: 政府批准了一项决议，该决议提高了在主动敌对行动和前线领域提供专业和紧急医疗服务的医生的最低工资。  - 乌克林。</text:p>
      <text:p text:style-name="P4">
图片: ["<text:a xlink:type="simple" xlink:href="https://static.ukrinform.com/photos/2021_09/thumb_files/630_360_1632730714-645.jpeg" text:style-name="Internet_20_link" text:visited-style-name="Visited_20_Internet_20_Link">
630_360_16327...</text:a>
"]</text:p>
      <text:p text:style-name="P4">
标签: ['Медики', 'Уряд', 'Зарплата', 'Війна з росією']</text:p>
      <text:p text:style-name="P4">
类型: Article</text:p>
      <!--METADATA-->
      <text:p text:style-name="P4">
<draw:frame draw:style-name="fr1" draw:name="Image21" text:anchor-type="as-char" svg:width="6.9236in" svg:height="3.956343in" draw:z-index="0">
<draw:image xlink:href="../Images/yкринформ/2023-05-12T-134-17-00-03-00/630_360_1632730714-645.jpeg" xlink:type="simple" xlink:show="embed" xlink:actuate="onLoad" draw:mime-type="image/jpeg"/>
</draw:frame>
政府一直是一项决议，增加了在积极战斗和额叶地区提供专业和紧急医疗服务的医生的最低工资。</text:p>
      <text:p text:style-name="P4">
关于它报告<text:a xlink:type="simple" xlink:href="https://moz.gov.ua/article/news/urjad-zobovjazav-pidvischiti-zarobitnu-platu-medikam-na-prifrontovih-teritorijah-ta-v-zoni-aktivnih-bojovih-dij" text:style-name="Internet_20_link" text:visited-style-name="Visited_20_Internet_20_Link">
</text:a>
，报道乌克林福姆。</text:p>
      <text:p text:style-name="P4">
正如卫生部所指出的那样，它是建立一个新的水平<text:a xlink:type="simple" xlink:href="https://www.ukrinform.ua/tag-zarplata" text:style-name="Internet_20_link" text:visited-style-name="Visited_20_Internet_20_Link">
</text:a>
对于医生，药剂师，监管专家，护士和初级卫生工作者，他们在前线附近的条件下工作。</text:p>
      <text:p text:style-name="P4">
“尤其是，在积极敌对行动的领土上，根据秩序的重返社会，在不少于000的Hryvnia的水平上建立了薪水 - 对于护士和医疗；对于年轻工人来说，9,000名Hryvnias  - ”  - 消息读到。”</text:p>
      <text:p text:style-name="P4">
在可能的战斗领土(边境地区)，根据重返社会部的预审，至少设定了薪金：23 000 UAH-对于医生，药剂师，医疗保健领域的专业人员以及具有较高非医学教育的专业人士的专业人员卫生保健领域； 15 500 UAH-适用于护士和医疗； 8,000 Hryvnias-适用于年轻工人。</text:p>
      <text:p text:style-name="P4">
<text:span text:style-name="T4">
另请阅读：</text:span>
 <text:a xlink:type="simple" xlink:href="https://www.ukrinform.ua/rubric-ato/3708243-vi-vselaete-viru-u-zitta-naev-podakuvav-medikam-za-poratunok-vijskovih.html" text:style-name="Internet_20_link" text:visited-style-name="Visited_20_Internet_20_Link">
<text:span text:style-name="T4">
医生</text:span>
</text:a>
根据卫生部长的说法，这一决定又迈出了在前线和积极战斗领域的人员潜力的娱乐性。 毕竟，在危险的工作条件下履行职责的医生应以持续的生活和健康风险提供体面的工资。</text:p>
      <text:p text:style-name="P4">
该决定适用于与国家卫生局签订合同的保护机构的医务人员。</text:p>
      <text:p text:style-name="P4">
该法令将在2023年底之前有效。</text:p>
      <text:p text:style-name="P4">
News Source: <text:a xlink:type="simple" xlink:href="https://www.ukrinform.ua/rubric-society/3708415-urad-zobovazav-pidvisiti-zarplatu-medikam-na-prifrontovih-teritoriah-ta-v-zoni-bojovih-dij.html" text:style-name="Internet_20_link" text:visited-style-name="Visited_20_Internet_20_Link">
https://www.ukrinform.ua/rubric-society/3708415-urad-zobovazav-pidvisiti-zarplatu-medikam-na-prifrontovih-teritoriah-ta-v-zoni-bojovih-dij.html</text:a>
</text:p>
      <!--NEWS-->
      <text:h text:style-name="P10" text:outline-level="1">
<text:span text:style-name="T4">
政府批准了目标民族文化计划“多样性统一”的概念</text:span>
</text:h>
      <text:p text:style-name="P4">
作者: Ukrinform (Person)</text:p>
      <text:p text:style-name="P4">
出版商: Укринформ (Organization)</text:p>
      <text:p text:style-name="P4">
出版时间: 2023-05-12T-137:17:46+03:00</text:p>
      <text:p text:style-name="P4">
修改时间: 2023-05-12T18:17:46+03:00</text:p>
      <text:p text:style-name="P4">
描述: 部长的内阁批准了该国家针对国家和文化计划的概念，直到2034年。  - 乌克林。</text:p>
      <text:p text:style-name="P4">
图片: ["<text:a xlink:type="simple" xlink:href="https://static.ukrinform.com/photos/2020_12/thumb_files/630_360_1608131272-754.jpg" text:style-name="Internet_20_link" text:visited-style-name="Visited_20_Internet_20_Link">
630_360_16081...</text:a>
"]</text:p>
      <text:p text:style-name="P4">
标签: ['Кабмін', 'Культура', 'Концепція']</text:p>
      <text:p text:style-name="P4">
类型: Article</text:p>
      <!--METADATA-->
      <text:p text:style-name="P4">
<draw:frame draw:style-name="fr1" draw:name="Image22" text:anchor-type="as-char" svg:width="6.9236in" svg:height="3.949857in" draw:z-index="0">
<draw:image xlink:href="../Images/yкринформ/2023-05-12T-137-17-46-03-00/630_360_1608131272-754.jpg" xlink:type="simple" xlink:show="embed" xlink:actuate="onLoad" draw:mime-type="image/jpeg"/>
</draw:frame>
部长的内阁批准了国家目标国家和文化计划“多样性统一”的概念，直到2034年。</text:p>
      <text:p text:style-name="P4">
这在消息中说明了这一点<text:a xlink:type="simple" xlink:href="http://www.kmu.gov.ua/news/uriad-skhvalyv-kontseptsiiu-derzhavnoi-tsilovoi-natsionalno-kulturnoi-prohramy-iednist-u-rozmaitti-do-2034-roku" text:style-name="Internet_20_link" text:visited-style-name="Visited_20_Internet_20_Link">
</text:a>
，报道乌克林福姆。</text:p>
      <text:p text:style-name="P4">
“我们继续努力实施欧洲委员会的七个建议，这对于开始加入欧盟的谈判过程是必不可少的。 今天，部长的内阁以这种方式迈出了又一个关键的一步。 在对话的花环中，在欧洲委员会专业知识的参与下，在欧洲委员会的咨询中，欧洲委员会的参与是由对话的花环，并考虑到欧洲委员会专业知识的参与来开发的。 Olga Stephanyshyn表示，正在制定一项自我国家计划的工作，该计划将在不久的将来提交给政府。</text:p>
      <text:p text:style-name="P4">
该概念与乌克兰的法律相对应(社区)乌克兰”并定义了建立可持续制度条件计划的目的俄罗斯暴力同化。</text:p>
      <text:p text:style-name="P4">
该概念是基于全国范围内的权宜之计和在种族间关系，国民少数民族，保护乌克兰土著人民权利的领域的国家政策的协调基础上，并着重于区域特异性。</text:p>
      <text:p text:style-name="P4">
“乌克兰有各种各样的民族文化和少数民族。 他们的语言和传统是我国文化和语言学的独特组成部分。 例如，Nadazov Greeks -Uruma Irimea的语言。 这些语言的知识使我们的Nadazov Greeks独特而其他希腊侨民散布在世界各地。 我们目前必须竭尽所能维持这种独特性。在评估该概念的一般意义时，国家政治部门的负责人Tasvodoboda Victor Yelensky强调，这不仅是国家和社会的重要工作，而不是欧洲融合生活在乌克兰的欧洲融合，也是其文化发展的有价值的机会。</text:p>
      <text:p text:style-name="P4">
<text:span text:style-name="T4">
另请阅读：</text:span>
 <text:a xlink:type="simple" xlink:href="https://www.ukrinform.ua/rubric-society/3673120-kozna-etnicna-spilnota-robit-unikalnij-vnesok-v-ukrainsku-kulturu-elenskij.html" text:style-name="Internet_20_link" text:visited-style-name="Visited_20_Internet_20_Link">
<text:span text:style-name="T4">
 Elensky </text:span>
</text:a>
正如乌克林福姆报道的，2022年12月<text:a xlink:type="simple" xlink:href="https://www.ukrinform.ua/rubric-society/3633309-rada-uhvalila-zakon-pro-nacmensini.html" text:style-name="Internet_20_link" text:visited-style-name="Visited_20_Internet_20_Link">
</text:a>
通常，欧洲一体化法第8224号国民少数民族(社区)乌克兰。 该决定得到了324 MPS的支持。</text:p>
      <text:p text:style-name="P4">
News Source: <text:a xlink:type="simple" xlink:href="https://www.ukrinform.ua/rubric-culture/3708416-urad-shvaliv-koncepciu-cilovoi-nacionalnokulturnoi-programi-ednist-u-rozmaitti.html" text:style-name="Internet_20_link" text:visited-style-name="Visited_20_Internet_20_Link">
https://www.ukrinform.ua/rubric-culture/3708416-urad-shvaliv-koncepciu-cilovoi-nacionalnokulturnoi-programi-ednist-u-rozmaitti.html</text:a>
</text:p>
      <!--NEWS-->
      <text:h text:style-name="P10" text:outline-level="1">
<text:span text:style-name="T4">
在门廊附近的Melitopol，合作者被炸毁了</text:span>
</text:h>
      <text:p text:style-name="P4">
作者: Ukrinform (Person)</text:p>
      <text:p text:style-name="P4">
出版商: Укринформ (Organization)</text:p>
      <text:p text:style-name="P4">
出版时间: 2023-05-12T-139:17:00+03:00</text:p>
      <text:p text:style-name="P4">
修改时间: 2023-05-12T18:17:00+03:00</text:p>
      <text:p text:style-name="P4">
描述: 在梅利托波尔（Melitopol），一个在公寓楼入口处爆炸的ur，那里被称为“建设代理大臣” Zaporizhhya地区。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Вибух', 'Колаборант', 'Запоріжжя']</text:p>
      <text:p text:style-name="P4">
类型: Article</text:p>
      <!--METADATA-->
      <text:p text:style-name="P4">
<draw:frame draw:style-name="fr1" draw:name="Image23" text:anchor-type="as-char" svg:width="6.9236in" svg:height="3.956343in" draw:z-index="0">
<draw:image xlink:href="../Images/yкринформ/2023-05-12T-139-17-00-03-00/630_360_1669987737-966.jpg" xlink:type="simple" xlink:show="embed" xlink:actuate="onLoad" draw:mime-type="image/jpeg"/>
</draw:frame>
Umelitopoli在一栋公寓楼的入口处爆炸，他住在Zaporizhzhia地区的“代理副部长”。</text:p>
      <text:p text:style-name="P4">
正如乌克林福姆报道的那样，它报告了<text:a xlink:type="simple" xlink:href="https://t.me/ukr_sprotyv/2250" text:style-name="Internet_20_link" text:visited-style-name="Visited_20_Internet_20_Link">
</text:a>
 <text:a xlink:type="simple" xlink:href="https://t.me/ukr_sprotyv/2250" text:style-name="Internet_20_link" text:visited-style-name="Visited_20_Internet_20_Link">
</text:a>
民族抵抗。</text:p>
      <text:p text:style-name="P4">
消息写道，“官方”从入口出来，被炸毁并住院治疗。”</text:p>
      <text:p text:style-name="P4">
<text:span text:style-name="T4">
另请阅读：</text:span>
 <text:a xlink:type="simple" xlink:href="https://www.ukrinform.ua/rubric-regions/3706003-u-melitopoli-ta-berdansku-zakrilis-supermarketi-vlasnik-vtik.html" text:style-name="Internet_20_link" text:visited-style-name="Visited_20_Internet_20_Link">
</text:a>
正如乌克林福姆(Ukrinform)报道的，市长<text:a xlink:type="simple" xlink:href="https://www.ukrinform.ua/tag-melitopol" text:style-name="Internet_20_link" text:visited-style-name="Visited_20_Internet_20_Link">
</text:a>
伊万·费多罗夫(Ivan Fedorov)告知，在梅利托波(Melitopol)和部分梅利托波尔(Melitopol)地区，大约有一千个叛徒和合作者。他们被带到了一个特殊的数据库。</text:p>
      <text:p text:style-name="P4">
News Source: <text:a xlink:type="simple" xlink:href="https://www.ukrinform.ua/rubric-regions/3708417-u-melitopoli-bila-pidizdu-pidirvali-kolaboranta.html" text:style-name="Internet_20_link" text:visited-style-name="Visited_20_Internet_20_Link">
https://www.ukrinform.ua/rubric-regions/3708417-u-melitopoli-bila-pidizdu-pidirvali-kolaboranta.html</text:a>
</text:p>
      <!--NEWS-->
      <text:h text:style-name="P10" text:outline-level="1">
<text:span text:style-name="T4">
曲棍球世界杯始于瑞典，加拿大，捷克共和国和美国的胜利</text:span>
</text:h>
      <text:p text:style-name="P4">
作者: Ukrinform (Person)</text:p>
      <text:p text:style-name="P4">
出版商: Укринформ (Organization)</text:p>
      <text:p text:style-name="P4">
出版时间: 2023-05-12T-13:59:00+03:00</text:p>
      <text:p text:style-name="P4">
修改时间: 2023-05-12T23:59:00+03:00</text:p>
      <text:p text:style-name="P4">
描述: 第一场比赛日在坦佩雷（芬兰）和里加（拉脱维亚）举行的世界曲棍球锦标赛上结束。  - 乌克林。</text:p>
      <text:p text:style-name="P4">
图片: ["<text:a xlink:type="simple" xlink:href="https://static.ukrinform.com/photos/2023_05/thumb_files/630_360_1683924894-664.jpg" text:style-name="Internet_20_link" text:visited-style-name="Visited_20_Internet_20_Link">
630_360_16839...</text:a>
"]</text:p>
      <text:p text:style-name="P4">
标签: ['Чемпіонат світу', 'хокей']</text:p>
      <text:p text:style-name="P4">
类型: Article</text:p>
      <!--METADATA-->
      <text:p text:style-name="P4">
<draw:frame draw:style-name="fr1" draw:name="Image24" text:anchor-type="as-char" svg:width="6.9236in" svg:height="3.956343in" draw:z-index="0">
<draw:image xlink:href="../Images/yкринформ/2023-05-12T-13-59-00-03-00/630_360_1683924894-664.jpg" xlink:type="simple" xlink:show="embed" xlink:actuate="onLoad" draw:mime-type="image/jpeg"/>
</draw:frame>
全球曲棍球在坦佩雷(芬兰)和里加(拉脱维亚)第一场比赛结束了。</text:p>
      <text:p text:style-name="P4">
瑞典的国家队以1：0的得分以1：0的成绩击败了德国球队。(0：0，0：0，1：0)，报道乌克林福姆。</text:p>
      <text:p text:style-name="P4">
在世界锦标赛的其他​​首发比赛中，加拿大击败了拉脱维亚-6：0(2：0，2：0，2：0)，捷克共和国击败斯洛伐克-3：2(3：2，0：0，0：0)，国家队是对芬兰队的意志胜利-4：1(0：1、1：0、3：0).</text:p>
      <text:p text:style-name="P4">
<text:span text:style-name="T4">
Читайте також:</text:span>
 <text:span text:style-name="T4">
<text:a xlink:type="simple" xlink:href="https://www.ukrinform.ua/rubric-sports/3705446-velika-britania-ta-polsa-probilisa-v-elitu-cempionatu-svitu-z-hokeu.html" text:style-name="Internet_20_link" text:visited-style-name="Visited_20_Internet_20_Link">
 </text:a>
</text:span>
</text:p>
      <text:p text:style-name="P4">
世界曲棍球锦标赛将持续到5月28日。</text:p>
      <text:p text:style-name="P4">
<text:span text:style-name="T5">
foto：app</text:span>
</text:p>
      <text:p text:style-name="P4">
News Source: <text:a xlink:type="simple" xlink:href="https://www.ukrinform.ua/rubric-sports/3708544-cempionat-svitu-z-hokeu-rozpocavsa-peremogami-svecii-kanadi-cehii-ta-ssa.html" text:style-name="Internet_20_link" text:visited-style-name="Visited_20_Internet_20_Link">
https://www.ukrinform.ua/rubric-sports/3708544-cempionat-svitu-z-hokeu-rozpocavsa-peremogami-svecii-kanadi-cehii-ta-ssa.html</text:a>
</text:p>
      <!--NEWS-->
      <text:h text:style-name="P10" text:outline-level="1">
<text:span text:style-name="T4">
政府有义务向前线和战区的医生提高薪水</text:span>
</text:h>
      <text:p text:style-name="P4">
作者: Ukrinform (Person)</text:p>
      <text:p text:style-name="P4">
出版商: Укринформ (Organization)</text:p>
      <text:p text:style-name="P4">
出版时间: 2023-05-12T-141:17:00+03:00</text:p>
      <text:p text:style-name="P4">
修改时间: 2023-05-12T18:17:00+03:00</text:p>
      <text:p text:style-name="P4">
描述: 政府批准了一项决议，该决议提高了在主动敌对行动和前线领域提供专业和紧急医疗服务的医生的最低工资。  - 乌克林。</text:p>
      <text:p text:style-name="P4">
图片: ["<text:a xlink:type="simple" xlink:href="https://static.ukrinform.com/photos/2021_09/thumb_files/630_360_1632730714-645.jpeg" text:style-name="Internet_20_link" text:visited-style-name="Visited_20_Internet_20_Link">
630_360_16327...</text:a>
"]</text:p>
      <text:p text:style-name="P4">
标签: ['Медики', 'Уряд', 'Зарплата', 'Війна з росією']</text:p>
      <text:p text:style-name="P4">
类型: Article</text:p>
      <!--METADATA-->
      <text:p text:style-name="P4">
<draw:frame draw:style-name="fr1" draw:name="Image25" text:anchor-type="as-char" svg:width="6.9236in" svg:height="3.956343in" draw:z-index="0">
<draw:image xlink:href="../Images/yкринформ/2023-05-12T-141-17-00-03-00/630_360_1632730714-645.jpeg" xlink:type="simple" xlink:show="embed" xlink:actuate="onLoad" draw:mime-type="image/jpeg"/>
</draw:frame>
政府一直是一项决议，增加了在积极战斗和额叶地区提供专业和紧急医疗服务的医生的最低工资。</text:p>
      <text:p text:style-name="P4">
关于它报告<text:a xlink:type="simple" xlink:href="https://moz.gov.ua/article/news/urjad-zobovjazav-pidvischiti-zarobitnu-platu-medikam-na-prifrontovih-teritorijah-ta-v-zoni-aktivnih-bojovih-dij" text:style-name="Internet_20_link" text:visited-style-name="Visited_20_Internet_20_Link">
</text:a>
，报道乌克林福姆。</text:p>
      <text:p text:style-name="P4">
正如卫生部所指出的那样，它是建立一个新的水平<text:a xlink:type="simple" xlink:href="https://www.ukrinform.ua/tag-zarplata" text:style-name="Internet_20_link" text:visited-style-name="Visited_20_Internet_20_Link">
</text:a>
对于医生，药剂师，监管专家，护士和初级卫生工作者，他们在前线附近的条件下工作。</text:p>
      <text:p text:style-name="P4">
“尤其是，在积极敌对行动的领土上，根据秩序的重返社会，在不少于000的Hryvnia的水平上建立了薪水 - 对于护士和医疗；对于年轻工人来说，9,000名Hryvnias  - ”  - 消息读到。”</text:p>
      <text:p text:style-name="P4">
在可能的战斗领土(边境地区)，根据重返社会部的预审，至少设定了薪金：23 000 UAH-对于医生，药剂师，医疗保健领域的专业人员以及具有较高非医学教育的专业人士的专业人员卫生保健领域； 15 500 UAH-适用于护士和医疗； 8,000 Hryvnias-适用于年轻工人。</text:p>
      <text:p text:style-name="P4">
<text:span text:style-name="T4">
另请阅读：</text:span>
 <text:a xlink:type="simple" xlink:href="https://www.ukrinform.ua/rubric-ato/3708243-vi-vselaete-viru-u-zitta-naev-podakuvav-medikam-za-poratunok-vijskovih.html" text:style-name="Internet_20_link" text:visited-style-name="Visited_20_Internet_20_Link">
<text:span text:style-name="T4">
医生</text:span>
</text:a>
根据卫生部长的说法，这一决定又迈出了在前线和积极战斗领域的人员潜力的娱乐性。 毕竟，在危险的工作条件下履行职责的医生应以持续的生活和健康风险提供体面的工资。</text:p>
      <text:p text:style-name="P4">
该决定适用于与国家卫生局签订合同的保护机构的医务人员。</text:p>
      <text:p text:style-name="P4">
该法令将在2023年底之前有效。</text:p>
      <text:p text:style-name="P4">
News Source: <text:a xlink:type="simple" xlink:href="https://www.ukrinform.ua/rubric-society/3708415-urad-zobovazav-pidvisiti-zarplatu-medikam-na-prifrontovih-teritoriah-ta-v-zoni-bojovih-dij.html" text:style-name="Internet_20_link" text:visited-style-name="Visited_20_Internet_20_Link">
https://www.ukrinform.ua/rubric-society/3708415-urad-zobovazav-pidvisiti-zarplatu-medikam-na-prifrontovih-teritoriah-ta-v-zoni-bojovih-dij.html</text:a>
</text:p>
      <!--NEWS-->
      <text:h text:style-name="P10" text:outline-level="1">
<text:span text:style-name="T4">
冰岛在战争期间在战争中提供了超过2500万美元</text:span>
</text:h>
      <text:p text:style-name="P4">
作者: Ukrinform (Person)</text:p>
      <text:p text:style-name="P4">
出版商: Укринформ (Organization)</text:p>
      <text:p text:style-name="P4">
出版时间: 2023-05-12T-143:13:00+03:00</text:p>
      <text:p text:style-name="P4">
修改时间: 2023-05-12T18:13:00+03:00</text:p>
      <text:p text:style-name="P4">
描述: 从全面入侵俄罗斯联邦的第一天开始，冰岛谴责了俄罗斯的侵略，并协助基辅超过2500万美元。  - 乌克林。</text:p>
      <text:p text:style-name="P4">
图片: ["<text:a xlink:type="simple" xlink:href="https://static.ukrinform.com/photos/2017_05/thumb_files/630_360_1494596759-2633.jpg" text:style-name="Internet_20_link" text:visited-style-name="Visited_20_Internet_20_Link">
630_360_14945...</text:a>
"]</text:p>
      <text:p text:style-name="P4">
标签: ['Ісландія', 'допомога', 'Кондратюк', 'Війна з росією']</text:p>
      <text:p text:style-name="P4">
类型: Article</text:p>
      <!--METADATA-->
      <text:p text:style-name="P4">
<draw:frame draw:style-name="fr1" draw:name="Image26" text:anchor-type="as-char" svg:width="6.9236in" svg:height="3.950967in" draw:z-index="0">
<draw:image xlink:href="../Images/yкринформ/2023-05-12T-143-13-00-03-00/630_360_1494596759-2633.jpg" xlink:type="simple" xlink:show="embed" xlink:actuate="onLoad" draw:mime-type="image/jpeg"/>
</draw:frame>
冰岛从全面入侵俄罗斯联邦进入乌克兰，并以监狱的侵略性进行了帮助，并以超过2500万美元的价格为基辅提供了帮助。</text:p>
      <text:p text:style-name="P4">
这是在[]中报道的(https://www.facebook.com/story.php?story_fbid=pfbid02EYoiqMn9UeXNiBt58sbWaKcgA2hwJZTeU4tJyYCdvVJsP3HmrNGktK5Xsi4QLL7Tl&amp;id=100068146218289)乌克林福姆报道，维克霍夫纳·拉达(Verkhovna Rada)的副主席奥利娜·康德里克(Olena Kondratyuk)在欧洲委员会峰会前夕在雷克夫库尼昆(Reykivkunikun)。</text:p>
      <text:p text:style-name="P4">
“ <text:a xlink:type="simple" xlink:href="https://www.ukrinform.ua/tag-islandia" text:style-name="Internet_20_link" text:visited-style-name="Visited_20_Internet_20_Link">
</text:a>
从全面干扰的头几天起，谴责了俄罗斯联邦的侵略，并为北约综合援助和乌克兰恢复基金提供了超过2500万美元的攻击。”</text:p>
      <text:p text:style-name="P4">
据她说，在访问期间，她将与冰岛举行多层次会议 - 国会议长，维西斯皮克斯，议会委员会，外交部以及国际妇女大会分别举行。</text:p>
      <text:p text:style-name="P4">
<text:span text:style-name="T4">
另请阅读：</text:span>
 <text:a xlink:type="simple" xlink:href="https://www.ukrinform.ua/rubric-ato/3707940-es-vid-lutogo-peredav-ukraini-ponad-tisacu-raket-borrel.html" text:style-name="Internet_20_link" text:visited-style-name="Visited_20_Internet_20_Link">
</text:a>
据报道，欧洲委员会历史上的第四次峰会将于5月16日至17日在Reicaivika举行。</text:p>
      <text:p text:style-name="P4">
News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在莱曼（Lyman）的指示，俄罗斯军队炮击了卢汉斯克地区和比洛霍利夫（Bilohorivk）的Makiyivka和Nevske ...</text:span>
</text:h>
      <text:p text:style-name="P4">
作者: liveuamap (Language: en)</text:p>
      <text:p text:style-name="P4">
时间: 2023-05-12T-14:38:00</text:p>
      <text:p text:style-name="P4">
地点: Bilohorivka (Latitude:48.92409 Longtitude:38.24215)</text:p>
      <text:p text:style-name="P4">
视频: []</text:p>
      <text:p text:style-name="P4">
图片: []</text:p>
      <text:p text:style-name="P4">
标签: ["Russia"]</text:p>
      <text:p text:style-name="P4">
Id: 22562326</text:p>
      <!--METADATA-->
      <text:p text:style-name="P4">
在莱曼(Lyman)的指导下，俄罗斯军队炮击了卢汉斯克地区(Luhansk and Bilohorivka)，托尔斯克(Torske)，塞雷布里卡(Serebryanka)，弗卡尼卡米斯克(Verkhnokamyanske)，斯皮尔恩(Spirne)，贝雷斯特夫(Berestove)，贝雷斯特夫(Berestove)和顿涅茨克(Donetsk)地区的卢汉斯克地区和尼夫斯克(Nevske)。 俄罗斯航空在Hrekivka，Verkhnokamyanske，Spirne和Bilohorivka上进行了空袭， - 武装部队的武装部队在早上的报告中说</text:p>
      <text:p text:style-name="P4">
新闻集链接：<text:a xlink:type="simple" xlink:href="https://liveuamap.com/en/2023/12-may-at-lyman-direction-russian-army-shelled-makiyivka" text:style-name="Internet_20_link" text:visited-style-name="Visited_20_Internet_20_Link">
https://liveuamap.com/en/2023/2023/12-may-at-yman-direction-russian-marmy-shelled-makiyivka</text:a>
</text:p>
      <text:p text:style-name="P4">
News Source: <text:a xlink:type="simple" xlink:href="https://t.me/lumsrc/4760" text:style-name="Internet_20_link" text:visited-style-name="Visited_20_Internet_20_Link">
https://t.me/lumsrc/4760</text:a>
</text:p>
      <!--NEWS-->
      <text:h text:style-name="P10" text:outline-level="1">
<text:span text:style-name="T4">
在卢甘斯克的“棉花”期间，俄罗斯杜马代表受伤了 - 媒体</text:span>
</text:h>
      <text:p text:style-name="P4">
作者: Ukrinform (Person)</text:p>
      <text:p text:style-name="P4">
出版商: Укринформ (Organization)</text:p>
      <text:p text:style-name="P4">
出版时间: 2023-05-12T-15:54:00+03:00</text:p>
      <text:p text:style-name="P4">
修改时间: 2023-05-12T23:54:00+03:00</text:p>
      <text:p text:style-name="P4">
描述: 在卢甘斯克（Lugansk）爆炸之后，普京党的“一个俄罗斯”维克多·沃多拉特斯基（Viktor Vodolatsky）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епутат', 'Вибух', 'Луганськ', 'Держдума РФ', 'Війна з росією']</text:p>
      <text:p text:style-name="P4">
类型: Article</text:p>
      <!--METADATA-->
      <text:p text:style-name="P4">
<draw:frame draw:style-name="fr1" draw:name="Image27" text:anchor-type="as-char" svg:width="6.9236in" svg:height="3.956343in" draw:z-index="0">
<draw:image xlink:href="../Images/yкринформ/2023-05-12T-15-54-00-03-00/630_360_1669987737-966.jpg" xlink:type="simple" xlink:show="embed" xlink:actuate="onLoad" draw:mime-type="image/jpeg"/>
</draw:frame>
卢甘斯克(Lugansk)的强烈强化受到普京党“ One Russia” Viktor Vodolatsky的副手的伤害。</text:p>
      <text:p text:style-name="P4">
乌克利福姆(Ukrinform)参考<text:a xlink:type="simple" xlink:href="https://www.kommersant.ru/doc/5985124" text:style-name="Internet_20_link" text:visited-style-name="Visited_20_Internet_20_Link">
</text:a>
。</text:p>
      <text:p text:style-name="P4">
“根据其他信息，由于火箭袭击，卢甘斯克被六个孩子和俄罗斯联邦杜马州副代表维克多·沃尔达特斯基(Viktor Volodatsky)受伤。”</text:p>
      <text:p text:style-name="P4">
<text:span text:style-name="T4">
另请阅读：</text:span>
 <text:span text:style-name="T4">
 <text:a xlink:type="simple" xlink:href="https://www.ukrinform.ua/rubric-regions/3708531-fedorov-povidomiv-pro-gucnij-vibuh-u-melitopoli.html" text:style-name="Internet_20_link" text:visited-style-name="Visited_20_Internet_20_Link">
</text:a>
</text:span>
</text:p>
      <text:p text:style-name="P4">
在全面入侵开始前几天，Vodolatsky暂时被卢甘斯克占领。</text:p>
      <text:p text:style-name="P4">
正如该机构早些时候报道的那样，今天在临时占领的卢甘斯克_ <text:span text:style-name="T4">
 <text:a xlink:type="simple" xlink:href="https://www.ukrinform.ua/rubric-ato/3708447-u-lugansku-prolunali-vibuhi-zmi-povidomlaut-pro-raketnij-udar-po-naftoshovisu.html" text:style-name="Internet_20_link" text:visited-style-name="Visited_20_Internet_20_Link">
</text:a>
</text:span>
 _</text:p>
      <text:p text:style-name="P4">
News Source: <text:a xlink:type="simple" xlink:href="https://www.ukrinform.ua/rubric-regions/3708546-pid-cas-bavovni-u-lugansku-buv-poranenij-deputat-rosijskoi-dumi-zmi.html" text:style-name="Internet_20_link" text:visited-style-name="Visited_20_Internet_20_Link">
https://www.ukrinform.ua/rubric-regions/3708546-pid-cas-bavovni-u-lugansku-buv-poranenij-deputat-rosijskoi-dumi-zmi.html</text:a>
</text:p>
      <!--NEWS-->
      <text:h text:style-name="P10" text:outline-level="1">
<text:span text:style-name="T4">
政府支持有关乌克兰主要天然气管道加入GTS运营商的法律草案</text:span>
</text:h>
      <text:p text:style-name="P4">
作者: Ukrinform (Person)</text:p>
      <text:p text:style-name="P4">
出版商: Укринформ (Organization)</text:p>
      <text:p text:style-name="P4">
出版时间: 2023-05-12T-168:09:00+03:00</text:p>
      <text:p text:style-name="P4">
修改时间: 2023-05-12T17:09:00+03:00</text:p>
      <text:p text:style-name="P4">
描述: 政府批准了该法律项目，该项目规定了JSC“乌克兰的主要天然气管道”加入乌克兰天然气运输系统的LLC“运营商”。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Законопроєкт', 'ГТС України', 'Газопровід']</text:p>
      <text:p text:style-name="P4">
类型: Article</text:p>
      <!--METADATA-->
      <text:p text:style-name="P4">
<draw:frame draw:style-name="fr1" draw:name="Image28" text:anchor-type="as-char" svg:width="6.9236in" svg:height="3.956343in" draw:z-index="0">
<draw:image xlink:href="../Images/yкринформ/2023-05-12T-168-09-00-03-00/630_360_1659708198-453.jpg" xlink:type="simple" xlink:show="embed" xlink:actuate="onLoad" draw:mime-type="image/jpeg"/>
</draw:frame>
政府批准了有关法律的法律，该法律规定了JSC“主要天然气管道”乌克兰天然气运输系统的运营商“主要天然气管道”。</text:p>
      <text:p text:style-name="P4">
这是在[]中报道的(https://t.me/tmelnychuk/2297)乌克林福姆报道，Verkhovna Rada Taras Melnychuk的永久代表。</text:p>
      <text:p text:style-name="P4">
“该法案确定了公司改革运营商的一次特殊程序(https://www.ukrinform.ua/tag-gazoprovid)他说，乌克兰“乌克兰运营商 - 乌克兰运营商系统”</text:p>
      <text:p text:style-name="P4">
Melnychuk补充说，该文件还旨在消除乌克兰天然气运输系统的复杂管理系统，并考虑到国家拥有企业所有权的企业治理的控制原则。</text:p>
      <text:p text:style-name="P4">
<text:span text:style-name="T4">
另请阅读：</text:span>
 <text:a xlink:type="simple" xlink:href="https://www.ukrinform.ua/rubric-economy/3706319-operator-gts-sukae-novih-mozlivostej-transportuvanna-gazu.html" text:style-name="Internet_20_link" text:visited-style-name="Visited_20_Internet_20_Link">
</text:a>
据报道，JSC“乌克兰的主要天然气管道”是唯一的股东。 MSU的所有者是由乌克兰部长内阁代表的国家。</text:p>
      <text:p text:style-name="P4">
2023年3月，能源社区表示，他们考虑了消除MSU的城堡，并且对OGTSU的财务状况感到担忧。</text:p>
      <text:p text:style-name="P4">
News Source: <text:a xlink:type="simple" xlink:href="https://www.ukrinform.ua/rubric-economy/3708371-urad-pidtrimav-zakonoproekt-pro-priednanna-magistralnih-gazoprovodiv-ukraini-do-operatora-gts.html" text:style-name="Internet_20_link" text:visited-style-name="Visited_20_Internet_20_Link">
https://www.ukrinform.ua/rubric-economy/3708371-urad-pidtrimav-zakonoproekt-pro-priednanna-magistralnih-gazoprovodiv-ukraini-do-operatora-gts.html</text:a>
</text:p>
      <!--NEWS-->
      <text:h text:style-name="P10" text:outline-level="1">
<text:span text:style-name="T4">
俄罗斯在巴哈姆特的方向上炮击了瓦苏基夫卡，赖霍沃 - 瓦西尔卡，诺瓦玛克斯，马克斯...</text:span>
</text:h>
      <text:p text:style-name="P4">
作者: liveuamap (Language: en)</text:p>
      <text:p text:style-name="P4">
时间: 2023-05-12T-16:38:00</text:p>
      <text:p text:style-name="P4">
地点: Bakhmut (Latitude:48.46609 Longtitude:37.95347)</text:p>
      <text:p text:style-name="P4">
视频: []</text:p>
      <text:p text:style-name="P4">
图片: []</text:p>
      <text:p text:style-name="P4">
标签: ["Russia"]</text:p>
      <text:p text:style-name="P4">
Id: 22562325</text:p>
      <!--METADATA-->
      <text:p text:style-name="P4">
在巴赫穆特方向，俄罗斯军队炮击了Vasukivka，Orikhovo-Vasylivka，Novomarkove，Markove，Bakhmut，Bakhmut，Ivanivske，Chasiv Yar，Chasyantyntyntyntyntyntyntyntyntyntyntyntyntyntyntyn。 俄罗斯航空在巴赫穆特(Bakhmut)，比拉·霍拉(Bila Hora)，库德米夫卡(Kurdumivka)和纽约 - 乌克兰武装部队的总参谋部</text:p>
      <text:p text:style-name="P4">
新闻集链接：(https://liveuamap.com/en/2023/12-may-at-bakhmut-direction-russian-army-shelled-vasukivka)</text:p>
      <text:p text:style-name="P4">
News Source: <text:a xlink:type="simple" xlink:href="https://t.me/lumsrc/4761" text:style-name="Internet_20_link" text:visited-style-name="Visited_20_Internet_20_Link">
https://t.me/lumsrc/4761</text:a>
</text:p>
      <!--NEWS-->
      <text:h text:style-name="P10" text:outline-level="1">
<text:span text:style-name="T4">
Zaluzhny：乌克兰的胜利明确地解放了所有被占领的领土</text:span>
</text:h>
      <text:p text:style-name="P4">
作者: Ukrinform (Person)</text:p>
      <text:p text:style-name="P4">
出版商: Укринформ (Organization)</text:p>
      <text:p text:style-name="P4">
出版时间: 2023-05-12T-17:47:00+03:00</text:p>
      <text:p text:style-name="P4">
修改时间: 2023-05-12T23:47:00+03:00</text:p>
      <text:p text:style-name="P4">
描述: 乌克兰的胜利明确是乌克兰整个占领领土的释放。  - 乌克林。</text:p>
      <text:p text:style-name="P4">
图片: ["<text:a xlink:type="simple" xlink:href="https://static.ukrinform.com/photos/2022_08/thumb_files/630_360_1659877197-816.jpeg" text:style-name="Internet_20_link" text:visited-style-name="Visited_20_Internet_20_Link">
630_360_16598...</text:a>
"]</text:p>
      <text:p text:style-name="P4">
标签: ['Агресія РФ', 'Валерій Залужний', 'Війна з росією']</text:p>
      <text:p text:style-name="P4">
类型: Article</text:p>
      <!--METADATA-->
      <text:p text:style-name="P4">
<draw:frame draw:style-name="fr1" draw:name="Image29" text:anchor-type="as-char" svg:width="6.9236in" svg:height="3.956343in" draw:z-index="0">
<draw:image xlink:href="../Images/yкринформ/2023-05-12T-17-47-00-03-00/630_360_1659877197-816.jpeg" xlink:type="simple" xlink:show="embed" xlink:actuate="onLoad" draw:mime-type="image/jpeg"/>
</draw:frame>
乌克兰的胜利明确地解放了乌克兰的整个占领领土。</text:p>
      <text:p text:style-name="P4">
乌克兰Valery Zaluzhny武装部队的指挥官 - 主持人在[]中说了这一点(https://www.youtube.com/watch?v=TadXxP_26V8)德米特里·科马罗夫(Dmitry Komarov)的特别起诉年度。 幕后。</text:p>
      <text:p text:style-name="P4">
“我们的胜利是明确的 - 乌克兰整个占领领土的解放。 整个领土必须释放。 但这还不够。 作为一个州，乌克兰必须做所有发生的事情，并从2月24日开始。 这是一个永远不会重建的军事机构，永远不会允许俄罗斯人重复一切。”他说。</text:p>
      <text:p text:style-name="P4">
<text:span text:style-name="T4">
另请阅读：</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武装部队的指挥官 - 主持人指出，胜利不仅是释放，而且是一个强大的国家竞争军。 世界历史知道，向其他人表明，最好不要触摸他们。 “乌克兰州应该拥有这样一个州。” 在澄清的问题上，扎卢兹尼指出他是关于以色列的。</text:p>
      <text:p text:style-name="P4">
他还保证，乌克兰知道，需要从克里米亚的俄罗斯灰烬中解放出卢汉斯克地区的俄罗斯灰烬，但强调了大量的工作，这些工作并非很快。</text:p>
      <text:p text:style-name="P4">
“我们知道，有必要解放克里米亚，以解放卢汉斯克地区的顿涅茨克地区。 但这是一笔很大的数量，不会很快完成。” Zaluzhny说。</text:p>
      <text:p text:style-name="P4">
<text:span text:style-name="T4">
另请阅读：</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对于一个澄清的问题，乌克兰是否将返回克里米亚，顿涅茨克，卢汉斯克，乌克兰武装部队的指挥官 - 总司令回答：“当然，一定是!”。</text:p>
      <text:p text:style-name="P4">
他补充说，这是关于返回家乡，关于传单中学校的重建。</text:p>
      <text:p text:style-name="P4">
“因此，我们将为他们做，”  - 强调<text:span text:style-name="T4">
 <text:a xlink:type="simple" xlink:href="https://www.ukrinform.ua/tag-valerij-zaluznij" text:style-name="Internet_20_link" text:visited-style-name="Visited_20_Internet_20_Link">
</text:a>
</text:span>
。</text:p>
      <text:p text:style-name="P4">
据他介绍，这场战争可以与第一世界和第二世界的战争进行比较。 截至今天，武装部队的前线为3,000公里。</text:p>
      <text:p text:style-name="P4">
<text:span text:style-name="T4">
Читайте також:</text:span>
 <text:span text:style-name="T4">
<text:a xlink:type="simple" xlink:href="https://www.ukrinform.ua/rubric-ato/3708534-zaluznij-kaze-so-ne-peregladav-prognoziv-svidkogo-znisenna-ukraini.html" text:style-name="Internet_20_link" text:visited-style-name="Visited_20_Internet_20_Link">
 </text:a>
 </text:span>
</text:p>
      <text:p text:style-name="P4">
Залужний підкреслив, що наш супротив вразив весь світ «Тепер будь-яка розмоваз західними партнерами починається з того, що вони схиляються перед мужністю ігероїзмом наших солдат, а завершується словами – Слава Україні. Героям слава».</text:p>
      <text:p text:style-name="P4">
Відповідаючи на запитання щодо збільшення рейтингу української армії, яка довійни була у світі на 25 місці, а зараз на 15, Залужний зауважив, що до будь-яких рейтингів ставиться негативно. А професіоналізм нашої армії оцінюють усвіті дуже високо.</text:p>
      <text:p text:style-name="P4">
<text:span text:style-name="T4">
Читайте також:</text:span>
 <text:span text:style-name="T4">
<text:a xlink:type="simple" xlink:href="https://www.ukrinform.ua/rubric-ato/3708541-robota-nad-stvorennam-idealnoi-ukrainskoi-armii-trivae-popri-vijnu-zaluznij.html" text:style-name="Internet_20_link" text:visited-style-name="Visited_20_Internet_20_Link">
 </text:a>
</text:span>
</text:p>
      <text:p text:style-name="P4">
正如乌克林福姆报道的那样，2022年2月24日，俄罗斯联邦开始了针对乌克兰的八年战争的发射阶段 - 全面的进攻。</text:p>
      <text:p text:style-name="P4">
News Source: <text:a xlink:type="simple" xlink:href="https://www.ukrinform.ua/rubric-ato/3708543-zaluznij-peremoga-ukraini-ce-odnoznacno-zvilnenna-vsih-okupovanih-teritorij.html" text:style-name="Internet_20_link" text:visited-style-name="Visited_20_Internet_20_Link">
https://www.ukrinform.ua/rubric-ato/3708543-zaluznij-peremoga-ukraini-ce-odnoznacno-zvilnenna-vsih-okupovanih-teritorij.html</text:a>
</text:p>
      <!--NEWS-->
      <text:h text:style-name="P10" text:outline-level="1">
<text:span text:style-name="T4">
在Avdiyivka方向，俄罗斯军队炮击了Novokalynove，Berdychi，Stepove，Syeverne和Per ...</text:span>
</text:h>
      <text:p text:style-name="P4">
作者: liveuamap (Language: en)</text:p>
      <text:p text:style-name="P4">
时间: 2023-05-12T-18:38:00</text:p>
      <text:p text:style-name="P4">
地点: Donetsk (Latitude:48.09195 Longtitude:37.60105)</text:p>
      <text:p text:style-name="P4">
视频: []</text:p>
      <text:p text:style-name="P4">
图片: []</text:p>
      <text:p text:style-name="P4">
标签: ["Russia"]</text:p>
      <text:p text:style-name="P4">
Id: 22562324</text:p>
      <!--METADATA-->
      <text:p text:style-name="P4">
在Avdiyivka方向，俄罗斯军队炮击了Novokalynove，Berdychi，Stepove，Syeverne和Donetsk地区的Pervomayske-</text:p>
      <text:p text:style-name="P4">
新闻集链接：<text:a xlink:type="simple" xlink:href="https://liveuamap.com/en/2023/12-may-at-avdiyivka-direction-russian-army-shelled-novokalynove" text:style-name="Internet_20_link" text:visited-style-name="Visited_20_Internet_20_Link">
https://liveuamap.com/en/2023/2023/12-may-at-avdiyivka-direction-russian-army-army-shelled-novokalynove</text:a>
</text:p>
      <text:p text:style-name="P4">
News Source: <text:a xlink:type="simple" xlink:href="https://t.me/lumsrc/4762" text:style-name="Internet_20_link" text:visited-style-name="Visited_20_Internet_20_Link">
https://t.me/lumsrc/4762</text:a>
</text:p>
      <!--NEWS-->
      <text:h text:style-name="P10" text:outline-level="1">
<text:span text:style-name="T4">
预计联合国将续签苏丹的停火谈判</text:span>
</text:h>
      <text:p text:style-name="P4">
作者: Ukrinform (Person)</text:p>
      <text:p text:style-name="P4">
出版商: Укринформ (Organization)</text:p>
      <text:p text:style-name="P4">
出版时间: 2023-05-12T-19:43:00+03:00</text:p>
      <text:p text:style-name="P4">
修改时间: 2023-05-12T23:43:00+03:00</text:p>
      <text:p text:style-name="P4">
描述: 联合国高级代表在周五指出，苏丹的停火谈判将在未来的一两天恢复，并描述了交战各方的立场的变化，这可能会使他们更容易获得未来任何协议。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ООН', 'Переговори', 'Судан']</text:p>
      <text:p text:style-name="P4">
类型: Article</text:p>
      <!--METADATA-->
      <text:p text:style-name="P4">
<draw:frame draw:style-name="fr1" draw:name="Image30" text:anchor-type="as-char" svg:width="6.9236in" svg:height="3.956343in" draw:z-index="0">
<draw:image xlink:href="../Images/yкринформ/2023-05-12T-19-43-00-03-00/630_360_1681626756-721.jpg" xlink:type="simple" xlink:show="embed" xlink:actuate="onLoad" draw:mime-type="image/jpeg"/>
</draw:frame>
联合国高级代表在周五指出，苏丹的大火谈判将在未来的一两天内恢复，并描述了交战方进入的变化，这可能会使他们更容易获得未来未来的协议。</text:p>
      <text:p text:style-name="P4">
正如乌克林福姆报道的那样，它报告了<text:a xlink:type="simple" xlink:href="https://www.reuters.com/world/africa/un-envoy-expects-quick-resumption-sudan-ceasefire-talks-2023-05-12/" text:style-name="Internet_20_link" text:visited-style-name="Visited_20_Internet_20_Link">
</text:a>
。</text:p>
      <text:p text:style-name="P4">
周四深夜，苏丹军事团体签署了有限的货物，以保护平民人口，并提供人道主义援助以庇护沙特阿拉伯的谈判，但对和平的承诺没有进行翻新，周五，战斗仍在继续。</text:p>
      <text:p text:style-name="P4">
联合国特殊代表<text:a xlink:type="simple" xlink:href="https://www.ukrinform.ua/tag-sudan" text:style-name="Internet_20_link" text:visited-style-name="Visited_20_Internet_20_Link">
</text:a>
Volkerpertes表示，在此之后，他与一方交谈，并确保他们愿意继续谈判。 联合国预计停火解释将在接下来的两天内再次开始。这不应该花费很长时间。</text:p>
      <text:p text:style-name="P4">
<text:span text:style-name="T4">
另请阅读：</text:span>
 <text:span text:style-name="T4">
 <text:a xlink:type="simple" xlink:href="https://www.ukrinform.ua/rubric-world/3706992-u-sudani-kilkist-bizenciv-zrosla-do-700-tisac-oon.html" text:style-name="Internet_20_link" text:visited-style-name="Visited_20_Internet_20_Link">
</text:a>
</text:span>
</text:p>
      <text:p text:style-name="P4">
“双方都意识到，即使他们击败了它，这也不是一辆救护车。而且，长期的漫长战争会伤害整个国家，即使您赢了，也不会赢得胜利。 ，“ 他说。</text:p>
      <text:p text:style-name="P4">
如Ukrinform报道，_ <text:span text:style-name="T4">
 <text:a xlink:type="simple" xlink:href="https://www.ukrinform.ua/rubric-world/3708098-storoni-konfliktu-v-sudani-pogodilisa-zahisati-civilne-naselenna.html" text:style-name="Internet_20_link" text:visited-style-name="Visited_20_Internet_20_Link">
</text:a>
</text:span>
 _已承诺捍卫人道主义援助的伊鲁克平民，但不同意停止火灾。</text:p>
      <text:p text:style-name="P4">
<text:span text:style-name="T5">
foto：aa</text:span>
</text:p>
      <text:p text:style-name="P4">
News Source: <text:a xlink:type="simple" xlink:href="https://www.ukrinform.ua/rubric-world/3708397-v-oon-ocikuut-na-svidke-ponovlenna-peregovoriv-pro-pripinenna-vognu-u-sudani.html" text:style-name="Internet_20_link" text:visited-style-name="Visited_20_Internet_20_Link">
https://www.ukrinform.ua/rubric-world/3708397-v-oon-ocikuut-na-svidke-ponovlenna-peregovoriv-pro-pripinenna-vognu-u-sudani.html</text:a>
</text:p>
      <!--NEWS-->
      <text:h text:style-name="P10" text:outline-level="1">
<text:span text:style-name="T4">
尽管战争仍在继续，但仍在努力创建一支完美的乌克兰军队</text:span>
</text:h>
      <text:p text:style-name="P4">
作者: Ukrinform (Person)</text:p>
      <text:p text:style-name="P4">
出版商: Укринформ (Organization)</text:p>
      <text:p text:style-name="P4">
出版时间: 2023-05-12T-21:37:00+03:00</text:p>
      <text:p text:style-name="P4">
修改时间: 2023-05-12T23:37:00+03:00</text:p>
      <text:p text:style-name="P4">
描述: 武装部队的指挥官 - 武装部队瓦利·扎卢兹尼（Valery Zaluzhny）清楚地想象了乌克兰军队应该是什么，尽管战争发生了战争，但仍在进行创造。  - 乌克林。</text:p>
      <text:p text:style-name="P4">
图片: ["<text:a xlink:type="simple" xlink:href="https://static.ukrinform.com/photos/2022_11/thumb_files/630_360_1667842072-780.jpg" text:style-name="Internet_20_link" text:visited-style-name="Visited_20_Internet_20_Link">
630_360_16678...</text:a>
"]</text:p>
      <text:p text:style-name="P4">
标签: ['Армія', 'ЗСУ', 'Валерій Залужний', 'Війна з росією']</text:p>
      <text:p text:style-name="P4">
类型: Article</text:p>
      <!--METADATA-->
      <text:p text:style-name="P4">
<draw:frame draw:style-name="fr1" draw:name="Image31" text:anchor-type="as-char" svg:width="6.9236in" svg:height="3.956343in" draw:z-index="0">
<draw:image xlink:href="../Images/yкринформ/2023-05-12T-21-37-00-03-00/630_360_1667842072-780.jpg" xlink:type="simple" xlink:show="embed" xlink:actuate="onLoad" draw:mime-type="image/jpeg"/>
</draw:frame>
武装部队的指挥官 - 武装部队瓦利·扎卢兹尼(Valery Zaluzhny)清楚地想象了乌克兰军队应该是什么，尽管战争发生了战争，但仍在进行创造。</text:p>
      <text:p text:style-name="P4">
根据乌克林福姆的说法，他在接受德米特里·科马罗夫(Dmitry Komarov)的特别项目[]的采访中说了这一点<text:a xlink:type="simple" xlink:href="https://www.youtube.com/watch" text:style-name="Internet_20_link" text:visited-style-name="Visited_20_Internet_20_Link">
</text:a>
在回答一个完美的乌克兰军队应该是什么问题时。</text:p>
      <text:p text:style-name="P4">
“我有这样的愿景，并且已经进行了处理，现在我们甚至开始研究这些选择，包括在ioboron国家安全委员会中。 相信我，我们的合作伙伴帮助我们评估风险，以建立通常的能力。 这一切都对我来说 - 图片清楚地表明应该如何。 然而，这种特征与我们的战斗方式同时<text:a xlink:type="simple" xlink:href="https://www.ukrinform.ua/tag-rosia" text:style-name="Internet_20_link" text:visited-style-name="Visited_20_Internet_20_Link">
</text:a>
，有必要解决这个问题，因为改变立法，改变另一个结构的功能是非常困难的。 这是一项巨大的工作，现在应该完成。 这种个人意见。”扎卢兹尼说。</text:p>
      <text:p text:style-name="P4">
指挥官-In-主持人还指出，今天的主要问题是资源问题，因为它取决于战场上的情况。</text:p>
      <text:p text:style-name="P4">
“整个文明的西方世界都得到了帮助。 它可以帮助我们保持平衡，赋予我们力量，以便我们首先保护自己。”扎卢兹尼说。</text:p>
      <text:p text:style-name="P4">
<text:span text:style-name="T4">
另请阅读：</text:span>
 <text:a xlink:type="simple" xlink:href="https://www.ukrinform.ua/rubric-ato/3708532-zaluznij-akso-znajdu-predstavnika-radanskoi-armii-v-ukrainskij-dovgo-rozbiratisa-ne-budu.html" text:style-name="Internet_20_link" text:visited-style-name="Visited_20_Internet_20_Link">
<text:span text:style-name="T4">
 Zaluzhni </text:span>
</text:a>
如报道<text:a xlink:type="simple" xlink:href="https://www.ukrinform.ua/rubric-ato/3705640-zaluznij-poinformuvav-milli-pro-pidgotovku-armii-do-zvilnenna-ukrainskih-teritorij.html" text:style-name="Internet_20_link" text:visited-style-name="Visited_20_Internet_20_Link">
</text:a>
，司令 - 司令瓦莱里·扎卢兹尼(Valery Zaluzhny)通知美国总部统一委员会主席马克·米莉(Mark Millie)，陆军在乌克兰地区解放之前修剪了陆军。</text:p>
      <text:p text:style-name="P4">
News Source: <text:a xlink:type="simple" xlink:href="https://www.ukrinform.ua/rubric-ato/3708541-robota-nad-stvorennam-idealnoi-ukrainskoi-armii-trivae-popri-vijnu-zaluznij.html" text:style-name="Internet_20_link" text:visited-style-name="Visited_20_Internet_20_Link">
https://www.ukrinform.ua/rubric-ato/3708541-robota-nad-stvorennam-idealnoi-ukrainskoi-armii-trivae-popri-vijnu-zaluznij.html</text:a>
</text:p>
      <!--NEWS-->
      <text:h text:style-name="P10" text:outline-level="1">
<text:span text:style-name="T4">
在玛丽卡（Maryinka）方向，俄罗斯军队炮击霍斯特（Hostre），Heorhiyivka和Donetsk地区的Pobyeda，...</text:span>
</text:h>
      <text:p text:style-name="P4">
作者: liveuamap (Language: en)</text:p>
      <text:p text:style-name="P4">
时间: 2023-05-12T-21:38:00</text:p>
      <text:p text:style-name="P4">
地点: Donetsk Oblast (Latitude:47.91393 Longtitude:37.4572)</text:p>
      <text:p text:style-name="P4">
视频: []</text:p>
      <text:p text:style-name="P4">
图片: []</text:p>
      <text:p text:style-name="P4">
标签: ["Russia"]</text:p>
      <text:p text:style-name="P4">
Id: 22562322</text:p>
      <!--METADATA-->
      <text:p text:style-name="P4">
在玛丽卡(Maryinka)方向，俄罗斯军队炮击霍斯特(Hostre)，Heorhiyivka和Pobyeda ofdonetsk地区 - 乌克兰武装部队的总参谋部</text:p>
      <text:p text:style-name="P4">
新闻集链接：<text:a xlink:type="simple" xlink:href="https://liveuamap.com/en/2023/12-may-at-maryinka-direction-russian-army-shelled-hostre" text:style-name="Internet_20_link" text:visited-style-name="Visited_20_Internet_20_Link">
https://liveuamap.com/en/2023/2023/12-may-at-maryinka-direction-russian-army-shelled-hostre</text:a>
</text:p>
      <text:p text:style-name="P4">
News Source: <text:a xlink:type="simple" xlink:href="https://t.me/lumsrc/4763" text:style-name="Internet_20_link" text:visited-style-name="Visited_20_Internet_20_Link">
https://t.me/lumsrc/4763</text:a>
</text:p>
      <!--NEWS-->
      <text:h text:style-name="P10" text:outline-level="1">
<text:span text:style-name="T4">
SBU拘留了两名在武装部队地点引用俄罗斯火箭的克拉曼托克居民</text:span>
</text:h>
      <text:p text:style-name="P4">
作者: Ukrinform (Person)</text:p>
      <text:p text:style-name="P4">
出版商: Укринформ (Organization)</text:p>
      <text:p text:style-name="P4">
出版时间: 2023-05-12T-23:33:00+03:00</text:p>
      <text:p text:style-name="P4">
修改时间: 2023-05-12T23:33:00+03:00</text:p>
      <text:p text:style-name="P4">
描述: 安全局在反抗期间，拘留了克拉曼托克斯克（Kramatorsk）的两名居民，他们转移到国防军地点的居民。  - 乌克林。</text:p>
      <text:p text:style-name="P4">
图片: ["<text:a xlink:type="simple" xlink:href="https://static.ukrinform.com/photos/2023_05/thumb_files/630_360_1683888100-961.jpeg" text:style-name="Internet_20_link" text:visited-style-name="Visited_20_Internet_20_Link">
630_360_16838...</text:a>
", "<text:a xlink:type="simple" xlink:href="https://static.ukrinform.com/photos/2023_05/1683888100-903.jpeg" text:style-name="Internet_20_link" text:visited-style-name="Visited_20_Internet_20_Link">
1683888100-90...</text:a>
", "<text:a xlink:type="simple" xlink:href="https://static.ukrinform.com/photos/2023_05/1683888101-287.jpeg" text:style-name="Internet_20_link" text:visited-style-name="Visited_20_Internet_20_Link">
1683888101-28...</text:a>
", "<text:a xlink:type="simple" xlink:href="https://static.ukrinform.com/photos/2023_05/1683888101-625.jpeg" text:style-name="Internet_20_link" text:visited-style-name="Visited_20_Internet_20_Link">
1683888101-62...</text:a>
"]</text:p>
      <text:p text:style-name="P4">
标签: ['Бахмут', 'Краматорськ', 'СБУ', 'Шпигун', 'Затримання', 'Війна з росією']</text:p>
      <text:p text:style-name="P4">
类型: Article</text:p>
      <!--METADATA-->
      <text:p text:style-name="P4">
<draw:frame draw:style-name="fr1" draw:name="Image32" text:anchor-type="as-char" svg:width="6.9236in" svg:height="3.956343in" draw:z-index="0">
<draw:image xlink:href="../Images/yкринформ/2023-05-12T-23-33-00-03-00/630_360_1683888100-961.jpeg" xlink:type="simple" xlink:show="embed" xlink:actuate="onLoad" draw:mime-type="image/jpeg"/>
</draw:frame>
在反对措施中，转移国防军占领的克拉马斯克居民在顿涅茨克地区的边境地区的反prife脚措施中被拘留。</text:p>
      <text:p text:style-name="P4">
关于它在[]中报告了SBU(https://t.me/SBUkr/8294) <text:a xlink:type="simple" xlink:href="https://t.me/SBUkr/8294" text:style-name="Internet_20_link" text:visited-style-name="Visited_20_Internet_20_Link">
</text:a>
，报道乌克林福姆。</text:p>
      <text:p text:style-name="P4">
<draw:frame draw:style-name="fr1" draw:name="Image33" text:anchor-type="as-char" svg:width="6.6625in" svg:height="10.0in" draw:z-index="0">
<draw:image xlink:href="../Images/yкринформ/2023-05-12T-23-33-00-03-00/1683888100-903.jpeg" xlink:type="simple" xlink:show="embed" xlink:actuate="onLoad" draw:mime-type="image/jpeg"/>
</draw:frame>
“他们特别关注武装部队部队和国家边境部队在巴赫穆特方向的行动的地点和路线。员工在敌对任务时拘留了两个恶意者，”信息将在此信息中。</text:p>
      <text:p text:style-name="P4">
<draw:frame draw:style-name="fr1" draw:name="Image34" text:anchor-type="as-char" svg:width="6.6625in" svg:height="10.0in" draw:z-index="0">
<draw:image xlink:href="../Images/yкринформ/2023-05-12T-23-33-00-03-00/1683888101-287.jpeg" xlink:type="simple" xlink:show="embed" xlink:actuate="onLoad" draw:mime-type="image/jpeg"/>
</draw:frame>
根据调查，其中一名恶棍收集了情报，并将他们交给了在电报中管理职业俄罗斯集团的社区，并以占领战斗机的形式“命名” <text:a xlink:type="simple" xlink:href="https://www.ukrinform.ua/tag-rosijski-vijskovi" text:style-name="Internet_20_link" text:visited-style-name="Visited_20_Internet_20_Link">
</text:a>
在东方。</text:p>
      <text:p text:style-name="P4">
<draw:frame draw:style-name="fr1" draw:name="Image35" text:anchor-type="as-char" svg:width="6.6625in" svg:height="10.0in" draw:z-index="0">
<draw:image xlink:href="../Images/yкринформ/2023-05-12T-23-33-00-03-00/1683888101-625.jpeg" xlink:type="simple" xlink:show="embed" xlink:actuate="onLoad" draw:mime-type="image/jpeg"/>
</draw:frame>
特殊服务强调，入侵者需要进行智力，以准备在克拉默托克区的目击火箭发射器。</text:p>
      <text:p text:style-name="P4">
<text:span text:style-name="T4">
另请阅读：</text:span>
 <text:a xlink:type="simple" xlink:href="https://www.ukrinform.ua/rubric-regions/3708072-sbu-zibrala-dokazi-proti-glavi-lisicanska-i-se-sistoh-okupacijnih-nacalnikiv-u-lnr.html" text:style-name="Internet_20_link" text:visited-style-name="Visited_20_Internet_20_Link">
<text:span text:style-name="T4">
 sbu </text:span>
</text:a>
在被告居住的搜查过程中，发现了通过使者与侵略者通信的手机。</text:p>
      <text:p text:style-name="P4">
SBU的调查人员报告说，根据第2部分的第2部分，嫌疑人之一。 114-2乌克兰的刑法(传播有关移动，运动或拆卸武装部队的信息，如果可能的话，他们在所承诺的地形上进行了认同).</text:p>
      <text:p text:style-name="P4">
Дії адміністратора прокремлівської інтернет-групи кваліфіковано за ч. 7 ст.111-1 Кримінального кодексу України (合作).</text:p>
      <text:p text:style-name="P4">
<text:span text:style-name="T4">
Читайте також:</text:span>
 <text:a xlink:type="simple" xlink:href="https://www.ukrinform.ua/rubric-regions/3707621-sbu-zatrimala-koriguvalnika-rosijskogo-raketnogo-udaru-po-bagatopoverhivci-v-mikolaevi.html" text:style-name="Internet_20_link" text:visited-style-name="Visited_20_Internet_20_Link">
 <text:span text:style-name="T4">
СБУ</text:span>
 </text:a>
两者现在都被拘留。</text:p>
      <text:p text:style-name="P4">
正在进行调查，以确定犯罪和起诉的所有情况。</text:p>
      <text:p text:style-name="P4">
据报道，SBU为七个合作者构成了证据基础，这些合作者正在卢汉斯地区的敌对“管理”中建立管理职位。</text:p>
      <text:p text:style-name="P4">
<text:span text:style-name="T5">
foto：sbu</text:span>
</text:p>
      <text:p text:style-name="P4">
News Source: <text:a xlink:type="simple" xlink:href="https://www.ukrinform.ua/rubric-ato/3708244-sbu-zatrimala-dvoh-ziteliv-kramatorska-aki-navodili-rosijski-raketi-na-lokacii-zsu.html" text:style-name="Internet_20_link" text:visited-style-name="Visited_20_Internet_20_Link">
https://www.ukrinform.ua/rubric-ato/3708244-sbu-zatrimala-dvoh-ziteliv-kramatorska-aki-navodili-rosijski-raketi-na-lokacii-zsu.html</text:a>
</text:p>
      <!--NEWS-->
      <text:h text:style-name="P10" text:outline-level="1">
<text:span text:style-name="T4">
JSC Shakhtar Directio Rusian军队炮击Paraskovivka，Konstantinovka，Novomikhailivka ...</text:span>
</text:h>
      <text:p text:style-name="P4">
作者: liveuamap (Language: en)</text:p>
      <text:p text:style-name="P4">
时间: 2023-05-12T-23:38:00</text:p>
      <text:p text:style-name="P4">
地点: Zaporizhzhia (Latitude:47.77764 Longtitude:37.06993)</text:p>
      <text:p text:style-name="P4">
视频: []</text:p>
      <text:p text:style-name="P4">
图片: []</text:p>
      <text:p text:style-name="P4">
标签: ["Russia"]</text:p>
      <text:p text:style-name="P4">
Id: 22562321</text:p>
      <!--METADATA-->
      <text:p text:style-name="P4">
在沙克塔尔省的方向，俄罗斯军队炮击了帕拉斯科维尔卡，kostyantynivka，Novomykhaylivka，Vuhledar，Novoukrayinka和Prechystivka。 俄罗斯航空通导的空袭在Vuhledar和Prechystivka，乌克兰军队的总参谋长在早晨的报告中说</text:p>
      <text:p text:style-name="P4">
新闻集链接：<text:a xlink:type="simple" xlink:href="https://liveuamap.com/en/2023/12-may-at-shakhtarske-direction-russian-army-shelled-paraskoviyivka" text:style-name="Internet_20_link" text:visited-style-name="Visited_20_Internet_20_Link">
https://liveuamap.com/en/2023/2023/12-may-at-shakhtarske-direction-russian-army-army-shelled-paraskoviyivka</text:a>
</text:p>
      <text:p text:style-name="P4">
News Source: <text:a xlink:type="simple" xlink:href="https://t.me/lumsrc/4764" text:style-name="Internet_20_link" text:visited-style-name="Visited_20_Internet_20_Link">
https://t.me/lumsrc/4764</text:a>
</text:p>
      <!--NEWS-->
      <text:h text:style-name="P10" text:outline-level="1">
<text:span text:style-name="T4">
Zaluzhny：入侵者通过放在蛇驻军上犯了一个大错误</text:span>
</text:h>
      <text:p text:style-name="P4">
作者: Ukrinform (Person)</text:p>
      <text:p text:style-name="P4">
出版商: Укринформ (Organization)</text:p>
      <text:p text:style-name="P4">
出版时间: 2023-05-12T-25:26:00+03:00</text:p>
      <text:p text:style-name="P4">
修改时间: 2023-05-12T23:26:00+03:00</text:p>
      <text:p text:style-name="P4">
描述: 但是，蛇岛目前并不是战略性的防御结，但是，对俄罗斯占领的敌意可能会受到乌克兰其他领土的威胁，并使俄罗斯占领期间乌克兰航空的工作变得复杂。  - 乌克林。</text:p>
      <text:p text:style-name="P4">
图片: ["<text:a xlink:type="simple" xlink:href="https://static.ukrinform.com/photos/2021_08/thumb_files/630_360_1628521055-220.jpeg" text:style-name="Internet_20_link" text:visited-style-name="Visited_20_Internet_20_Link">
630_360_16285...</text:a>
"]</text:p>
      <text:p text:style-name="P4">
标签: ['Валерій Залужний', 'Острів Зміїний', 'Війна з росією']</text:p>
      <text:p text:style-name="P4">
类型: Article</text:p>
      <!--METADATA-->
      <text:p text:style-name="P4">
<draw:frame draw:style-name="fr1" draw:name="Image36" text:anchor-type="as-char" svg:width="6.9236in" svg:height="3.956343in" draw:z-index="0">
<draw:image xlink:href="../Images/yкринформ/2023-05-12T-25-26-00-03-00/630_360_1628521055-220.jpeg" xlink:type="simple" xlink:show="embed" xlink:actuate="onLoad" draw:mime-type="image/jpeg"/>
</draw:frame>
Ostrovsmithic目前并不是战略性的防御结，但是，乌克兰其他领土的敌对武器使乌克兰航空在俄罗斯占领期间的工作变得复杂。</text:p>
      <text:p text:style-name="P4">
乌克兰Valery Valery Zaluzhny Winterv Dmitry Komarov的指挥官-In-武装部队在特别职业中。 配音。 据报道，乌克林福姆报道说，一般”，就像电视频道“ 1+1”一样。</text:p>
      <text:p text:style-name="P4">
“他是否有(蛇 -  ed。)战略重要性作为防御结？ 我说今天 - 不。 因此，俄罗斯人犯了一个非常巨大的错误，当人们被困在那里时，枪支被带到那里，在那里抽了导弹，他们在那里组织了一场军事驻军，它将存在于此。 这种驻军的驻军已经存在。 但是这样做是没有对手，这是我们的任务。 为什么？ 因为俄罗斯人扭转的防空手段，他们严重阻止了乌克兰领土。 火箭已经定居在一个相当大的领土上，这使我们的航空变得复杂。”扎卢兹尼说。</text:p>
      <text:p text:style-name="P4">
<text:span text:style-name="T4">
另请阅读：</text:span>
 <text:span text:style-name="T4">
 <text:a xlink:type="simple" xlink:href="https://www.ukrinform.ua/rubric-ato/3708533-zaluznij-po-zatoplenna-moskvi-obovazkovo-doberemosa-i-do-resti-pitanna-casu.html" text:style-name="Internet_20_link" text:visited-style-name="Visited_20_Internet_20_Link">
</text:a>
</text:span>
</text:p>
      <text:p text:style-name="P4">
如报道，<text:span text:style-name="T4">
 <text:a xlink:type="simple" xlink:href="https://www.ukrinform.ua/tag-ostriv-zmiinij" text:style-name="Internet_20_link" text:visited-style-name="Visited_20_Internet_20_Link">
</text:a>
</text:span>
它是在2022年2月24日全面入侵乌克兰的第一天俘虏的。</text:p>
      <text:p text:style-name="P4">
2022年6月30日，由于乌克兰的国防军，敌人离开了该岛。</text:p>
      <text:p text:style-name="P4">
News Source: <text:a xlink:type="simple" xlink:href="https://www.ukrinform.ua/rubric-ato/3708542-zagarbniki-zrobili-veliku-pomilku-rozmistivsi-na-zmiinomu-garnizon-zaluznij.html" text:style-name="Internet_20_link" text:visited-style-name="Visited_20_Internet_20_Link">
https://www.ukrinform.ua/rubric-ato/3708542-zagarbniki-zrobili-veliku-pomilku-rozmistivsi-na-zmiinomu-garnizon-zaluznij.html</text:a>
</text:p>
      <!--NEWS-->
      <text:h text:style-name="P10" text:outline-level="1">
<text:span text:style-name="T4">
在Zaporizhzhia和Kherson的指示，俄罗斯军队炮击了Vremivka和Donetsk R的Novopil ...</text:span>
</text:h>
      <text:p text:style-name="P4">
作者: liveuamap (Language: en)</text:p>
      <text:p text:style-name="P4">
时间: 2023-05-12T-25:38:00</text:p>
      <text:p text:style-name="P4">
地点: Ukraine (Latitude:47.63937 Longtitude:35.88169)</text:p>
      <text:p text:style-name="P4">
视频: []</text:p>
      <text:p text:style-name="P4">
图片: []</text:p>
      <text:p text:style-name="P4">
标签: ["Russia"]</text:p>
      <text:p text:style-name="P4">
Id: 22562320</text:p>
      <!--METADATA-->
      <text:p text:style-name="P4">
在Zaporizhzhia和Kherson的指示，俄罗斯军队炮击了Donetsk地区的Vremivka和Novopil。 Olhivske，Huliaipole，Zaliznychne，Huliaipilske，Bilohirya，Mala Tokmachka和Zaporizhzhia地区的Kamyanske； Nikopol ofDnipropetrovsk地区； Zolota Balka，Vesele，Lvove，Ivanivka，Antonivka，Dniprovske，Kherson地区的Kizomys和Kherson City。 俄罗斯托克马赫卡(Mala Tokmachka)，欧贝尼克(Omelnyk)和基佐米(Kizomys)的俄罗斯航空导入空袭 - 乌克兰武装部队在早晨报告中说</text:p>
      <text:p text:style-name="P4">
新闻集链接：<text:a xlink:type="simple" xlink:href="https://liveuamap.com/en/2023/12-may-at-zaporizhzhia-and-kherson-directions-russian-army" text:style-name="Internet_20_link" text:visited-style-name="Visited_20_Internet_20_Link">
https://liveuamap.com/en/2023/2023/12-may-at-zaporizhzhia-and-kherson-directions-russian-army</text:a>
</text:p>
      <text:p text:style-name="P4">
News Source: <text:a xlink:type="simple" xlink:href="https://t.me/lumsrc/4765" text:style-name="Internet_20_link" text:visited-style-name="Visited_20_Internet_20_Link">
https://t.me/lumsrc/4765</text:a>
</text:p>
      <!--NEWS-->
      <text:h text:style-name="P10" text:outline-level="1">
<text:span text:style-name="T4">
波罗的海国家考虑加快俄罗斯力量电网的断开计划</text:span>
</text:h>
      <text:p text:style-name="P4">
作者: Ukrinform (Person)</text:p>
      <text:p text:style-name="P4">
出版商: Укринформ (Organization)</text:p>
      <text:p text:style-name="P4">
出版时间: 2023-05-12T-27:22:00+03:00</text:p>
      <text:p text:style-name="P4">
修改时间: 2023-05-12T23:22:00+03:00</text:p>
      <text:p text:style-name="P4">
描述: 爱沙尼亚，拉脱维亚和立陶宛的总理在周五表示，他们正在考虑加速该计划，即从俄罗斯电力系统中断开了波罗的海地区的电力。  - 乌克林。</text:p>
      <text:p text:style-name="P4">
图片: ["<text:a xlink:type="simple" xlink:href="https://static.ukrinform.com/photos/2016_10/thumb_files/630_360_1476968470-9364.jpg" text:style-name="Internet_20_link" text:visited-style-name="Visited_20_Internet_20_Link">
630_360_14769...</text:a>
"]</text:p>
      <text:p text:style-name="P4">
标签: ['Економіка', 'Енергетика', 'Країни Балтії', '#stoprussia']</text:p>
      <text:p text:style-name="P4">
类型: Article</text:p>
      <!--METADATA-->
      <text:p text:style-name="P4">
<draw:frame draw:style-name="fr1" draw:name="Image37" text:anchor-type="as-char" svg:width="6.9236in" svg:height="3.956343in" draw:z-index="0">
<draw:image xlink:href="../Images/yкринформ/2023-05-12T-27-22-00-03-00/630_360_1476968470-9364.jpg" xlink:type="simple" xlink:show="embed" xlink:actuate="onLoad" draw:mime-type="image/jpeg"/>
</draw:frame>
爱沙尼亚，拉脱维亚和立陶宛总理在周五表示，他们正在考虑断开俄罗斯跳蚤系统的电力的计划。</text:p>
      <text:p text:style-name="P4">
关于它报告<text:a xlink:type="simple" xlink:href="https://www.theguardian.com/world/live/2023/may/12/russia-ukraine-war-live-moscow-denies-wagner-claims-of-bakhmut-breakthrough-by-ukraine#top-of-blog" text:style-name="Internet_20_link" text:visited-style-name="Visited_20_Internet_20_Link">
</text:a>
，报道乌克林福姆。</text:p>
      <text:p text:style-name="P4">
爱沙尼亚总理凯·凯·卡拉斯(Kai Kai Callas)与她的拉脱维亚和立陶宛同事卡林什(Karinsh)和英格丽德(Ingrid Shimonite)表示：“今天，我们同意继续讨论加速。”</text:p>
      <text:p text:style-name="P4">
“技术研究，尤其是生产能力和<text:span text:style-name="T4">
 <text:a xlink:type="simple" xlink:href="https://www.ukrinform.ua/tag-energetika" text:style-name="Internet_20_link" text:visited-style-name="Visited_20_Internet_20_Link">
</text:a>
</text:span>
危机，将使我们能够澄清和准确地条款。” Callas补充说。</text:p>
      <text:p text:style-name="P4">
据乌克林福姆报道，去年3月，波罗的海国家就俄罗斯电源网络的支队达成了一项协议，波罗的海国家与欧洲网络在2025年初进一步同步。</text:p>
      <text:p text:style-name="P4">
<text:span text:style-name="T4">
另请阅读：</text:span>
 <text:span text:style-name="T4">
 <text:a xlink:type="simple" xlink:href="https://www.ukrinform.ua/rubric-world/3700915-rf-spodivaetsa-vidnoviti-vpliv-na-kraini-baltii-opriludneni-strategicni-plani-do-2030-roku.html" text:style-name="Internet_20_link" text:visited-style-name="Visited_20_Internet_20_Link">
</text:a>
</text:span>
</text:p>
      <text:p text:style-name="P4">
上个月，立陶宛完全与历史上俄罗斯电力网络完全脱节，历史上持续了10个小时，电源以当地发电厂为代价，并从波兰和瑞典进口。</text:p>
      <text:p text:style-name="P4">
News Source: <text:a xlink:type="simple" xlink:href="https://www.ukrinform.ua/rubric-economy/3708247-kraini-baltii-rozgladaut-priskorenna-planu-vidklucenna-vid-energomerezi-rf.html" text:style-name="Internet_20_link" text:visited-style-name="Visited_20_Internet_20_Link">
https://www.ukrinform.ua/rubric-economy/3708247-kraini-baltii-rozgladaut-priskorenna-planu-vidklucenna-vid-energomerezi-rf.html</text:a>
</text:p>
      <!--NEWS-->
      <text:h text:style-name="P10" text:outline-level="1">
<text:span text:style-name="T4">
自2014年以来，这个家庭几乎从未见过我 - 武装部队的总司令 -</text:span>
</text:h>
      <text:p text:style-name="P4">
作者: Ukrinform (Person)</text:p>
      <text:p text:style-name="P4">
出版商: Укринформ (Organization)</text:p>
      <text:p text:style-name="P4">
出版时间: 2023-05-12T-29:20:00+03:00</text:p>
      <text:p text:style-name="P4">
修改时间: 2023-05-12T23:20:00+03:00</text:p>
      <text:p text:style-name="P4">
描述: 乌克兰瓦莱里·扎卢兹尼（Zaluzhny）武装部队的总司令说，自2014年以来，通过军事服役，该家庭几乎已经看到了它，也就是说，从俄罗斯 - 乌克兰战争开始。  - 乌克林。</text:p>
      <text:p text:style-name="P4">
图片: ["<text:a xlink:type="simple" xlink:href="https://static.ukrinform.com/photos/2022_01/thumb_files/630_360_1642423928-188.jpg" text:style-name="Internet_20_link" text:visited-style-name="Visited_20_Internet_20_Link">
630_360_16424...</text:a>
"]</text:p>
      <text:p text:style-name="P4">
标签: ['ЗСУ', 'Валерій Залужний', 'Війна з росією']</text:p>
      <text:p text:style-name="P4">
类型: Article</text:p>
      <!--METADATA-->
      <text:p text:style-name="P4">
<draw:frame draw:style-name="fr1" draw:name="Image38" text:anchor-type="as-char" svg:width="6.9236in" svg:height="3.956343in" draw:z-index="0">
<draw:image xlink:href="../Images/yкринформ/2023-05-12T-29-20-00-03-00/630_360_1642423928-188.jpg" xlink:type="simple" xlink:show="embed" xlink:actuate="onLoad" draw:mime-type="image/jpeg"/>
</draw:frame>
乌克兰瓦莱里·扎卢兹尼武装部队的总司令说，自2014年以来，该家庭几乎已经看到了这家人，也就是说，从俄罗斯 - 乌克兰战争开始。</text:p>
      <text:p text:style-name="P4">
在这种情况下，他在特殊专业投影中与德米特里·科马罗夫(Dmitry Komarov)的采访中分享了“ <text:a xlink:type="simple" xlink:href="https://www.youtube.com/watch" text:style-name="Internet_20_link" text:visited-style-name="Visited_20_Internet_20_Link">
</text:a>
»，报道乌克林福姆。</text:p>
      <text:p text:style-name="P4">
“自2014年以来，我再也没有见过我。 他告诉指挥官 - 装甲部队的总司令<text:a xlink:type="simple" xlink:href="https://www.ukrinform.ua/tag-ssa" text:style-name="Internet_20_link" text:visited-style-name="Visited_20_Internet_20_Link">
</text:a>
对这个。 2014年7月，我去了。 他在三个月内返回了两个星期，然后又去了。他在9个月后来了……他们没看到我。 他们习惯了，”武装部队的总司令说。</text:p>
      <text:p text:style-name="P4">
<text:span text:style-name="T4">
另请阅读：</text:span>
 <text:a xlink:type="simple" xlink:href="https://www.ukrinform.ua/rubric-ato/3708519-zaluznij-rozpoviv-ak-reague-na-ukrainski-vtrati.html" text:style-name="Internet_20_link" text:visited-style-name="Visited_20_Internet_20_Link">
<text:span text:style-name="T4">
 Zaluzhni </text:span>
</text:a>
据报道，俄罗斯联邦于2014年开始入侵乌克兰。 然后，侵略者设法捕获了克里米亚，以及包括地区中心在内的顿涅茨克·伊卢加斯克地区的一部分。 2022年2月24日，Rosya奠定了针对乌克兰战争的新阶段 - 全面的进攻。</text:p>
      <text:p text:style-name="P4">
News Source: <text:a xlink:type="simple" xlink:href="https://www.ukrinform.ua/rubric-ato/3708539-rodina-majze-ne-bacila-mene-z-2014-roku-golovnokomanduvac-zsu.html" text:style-name="Internet_20_link" text:visited-style-name="Visited_20_Internet_20_Link">
https://www.ukrinform.ua/rubric-ato/3708539-rodina-majze-ne-bacila-mene-z-2014-roku-golovnokomanduvac-zsu.html</text:a>
</text:p>
      <!--NEWS-->
      <text:h text:style-name="P10" text:outline-level="1">
<text:span text:style-name="T4">
欧盟在过度依赖俄罗斯的情况下犯了一个错误，不会与中国重复</text:span>
</text:h>
      <text:p text:style-name="P4">
作者: Ukrinform (Person)</text:p>
      <text:p text:style-name="P4">
出版商: Укринформ (Organization)</text:p>
      <text:p text:style-name="P4">
出版时间: 2023-05-12T-31:17:00+03:00</text:p>
      <text:p text:style-name="P4">
修改时间: 2023-05-12T23:17:00+03:00</text:p>
      <text:p text:style-name="P4">
描述: 由于其经济对俄罗斯能源资源的过度依赖，欧盟从局势中得出结论，并且不打算允许新的依赖关系，尤其是与中国的关系。  - 乌克林。</text:p>
      <text:p text:style-name="P4">
图片: ["<text:a xlink:type="simple" xlink:href="https://static.ukrinform.com/photos/2023_02/thumb_files/630_360_1675345931-700.jpeg" text:style-name="Internet_20_link" text:visited-style-name="Visited_20_Internet_20_Link">
630_360_16753...</text:a>
"]</text:p>
      <text:p text:style-name="P4">
标签: ['Євросоюз', 'Боррель', 'Війна з росією']</text:p>
      <text:p text:style-name="P4">
类型: Article</text:p>
      <!--METADATA-->
      <text:p text:style-name="P4">
<draw:frame draw:style-name="fr1" draw:name="Image39" text:anchor-type="as-char" svg:width="6.9236in" svg:height="3.956343in" draw:z-index="0">
<draw:image xlink:href="../Images/yкринформ/2023-05-12T-31-17-00-03-00/630_360_1675345931-700.jpeg" xlink:type="simple" xlink:show="embed" xlink:actuate="onLoad" draw:mime-type="image/jpeg"/>
</draw:frame>
由于其经济对俄罗斯能源资源的过度依赖，欧盟从局势中得出结论，并且不打算建立新的依赖性，尤其是与中国的关系。</text:p>
      <text:p text:style-name="P4">
欧盟代表在会议期间说，今天在风景如画的史宁格城堡的瑞典，在欧盟国家的外交大臣举行非正式会议。</text:p>
      <text:p text:style-name="P4">
“当成瘾太大时，它会产生风险。 一个典型的例子取决于俄罗斯<text:a xlink:type="simple" xlink:href="https://www.ukrinform.ua/tag-gaz" text:style-name="Internet_20_link" text:visited-style-name="Visited_20_Internet_20_Link">
</text:a>
。 这是一种石膏化的成瘾。 当我们允许这种依赖增长到如此庞大的人时，我们犯了一个战略性的错误。”欧盟的高级代表说。</text:p>
      <text:p text:style-name="P4">
他指出，今天欧盟依赖中国在数字化转型上，这种依赖性不仅仅是欧盟允许在碳酸氢盐供应领域所允许的依赖性。 这比我们在烃领域所拥有的更多。 这适用于广泛的范围 - 从太阳能电池板和关键原材料到特定技术。</text:p>
      <text:p text:style-name="P4">
“关于可能的限制性措施(针对中国公司 -  ed。)，我们希望防止制裁失踪，并有可能防止俄罗斯的可能性，以免获得可以喂食其战争的双重使用材料。 这是每个人都有价值的东西，” Josep Borrel补充说。</text:p>
      <text:p text:style-name="P4">
<text:span text:style-name="T4">
另请阅读：</text:span>
 <text:a xlink:type="simple" xlink:href="https://www.ukrinform.ua/rubric-polytics/3708521-dla-prodovzenna-normalnih-stosunkiv-z-es-kitaj-mae-perekonati-rf-vijti-z-ukraini-borrel.html" text:style-name="Internet_20_link" text:visited-style-name="Visited_20_Internet_20_Link">
<text:span text:style-name="T4">
 Borrel </text:span>
</text:a>
正如乌克林福姆报道的那样，欧盟国家外交大臣的非正式会议今天已经举行，在此期间，欧洲政府官员正在考虑最重要的外交政策问题，包括支持乌克兰，并确定欧盟与中国之间的关系策略。</text:p>
      <text:p text:style-name="P4">
News Source: <text:a xlink:type="simple" xlink:href="https://www.ukrinform.ua/rubric-world/3708538-es-dopustiv-pomilku-iz-nadmirnou-zaleznistu-vid-rosii-i-ne-povtorit-ii-z-kitaem-borrel.html" text:style-name="Internet_20_link" text:visited-style-name="Visited_20_Internet_20_Link">
https://www.ukrinform.ua/rubric-world/3708538-es-dopustiv-pomilku-iz-nadmirnou-zaleznistu-vid-rosii-i-ne-povtorit-ii-z-kitaem-borrel.html</text:a>
</text:p>
      <!--NEWS-->
      <text:h text:style-name="P10" text:outline-level="1">
<text:span text:style-name="T4">
Dnipro，Dnipropetrovska Oblast（10:42）。 红色警报：空中威胁。 警笛声。 掩护...</text:span>
</text:h>
      <text:p text:style-name="P4">
作者: liveuamap (Language: en)</text:p>
      <text:p text:style-name="P4">
时间: 2023-05-12T-32:44:00</text:p>
      <text:p text:style-name="P4">
地点: Dnipro (Latitude:48.45927 Longtitude:35.03895)</text:p>
      <text:p text:style-name="P4">
视频: []</text:p>
      <text:p text:style-name="P4">
图片: []</text:p>
      <text:p text:style-name="P4">
标签: ["Europe", "Central and Eastern Europe"]</text:p>
      <text:p text:style-name="P4">
Id: 22562310</text:p>
      <!--METADATA-->
      <text:p text:style-name="P4">
dnipro，dnipropetrovsk区域(10:42). Red Alert: aerial threat. Sirenssounding. Take cover now!</text:p>
      <text:p text:style-name="P4">
News Collection Link: <text:a xlink:type="simple" xlink:href="https://liveuamap.com/en/2023/12-may-dnipro-dnipropetrovska-oblast1042-red-g" text:style-name="Internet_20_link" text:visited-style-name="Visited_20_Internet_20_Link">
https://liveuamap.com/en/2023/12-may-dnipro-dnipropetrovska-oblast1042-red-g</text:a>
</text:p>
      <text:p text:style-name="P4">
News Source: <text:a xlink:type="simple" xlink:href="https://t.me/suspilnednipro/15336" text:style-name="Internet_20_link" text:visited-style-name="Visited_20_Internet_20_Link">
https://t.me/suspilnednipro/15336</text:a>
</text:p>
      <!--NEWS-->
      <text:h text:style-name="P10" text:outline-level="1">
<text:span text:style-name="T4">
Zaluzhni称Gerasimov为强大，阴险和不可预测的敌人</text:span>
</text:h>
      <text:p text:style-name="P4">
作者: Ukrinform (Person)</text:p>
      <text:p text:style-name="P4">
出版商: Укринформ (Organization)</text:p>
      <text:p text:style-name="P4">
出版时间: 2023-05-12T-33:14:00+03:00</text:p>
      <text:p text:style-name="P4">
修改时间: 2023-05-12T23:14:00+03:00</text:p>
      <text:p text:style-name="P4">
描述: 乌克兰武装部队的指挥官 - 乌克兰瓦莱里·扎卢兹尼（Valery Zaluzhny）的武装部队对这项工作感兴趣，而且总的来说，俄罗斯联邦总参谋长瓦莱里·格拉西莫夫（Valery Gerasimov）的总参谋长，因为他认为他是一个强大的，阴险的和阴险的，而且不可预测的敌人值得尊重。  - 乌克林。</text:p>
      <text:p text:style-name="P4">
图片: ["<text:a xlink:type="simple" xlink:href="https://static.ukrinform.com/photos/2022_02/thumb_files/630_360_1645726479-236.jpg" text:style-name="Internet_20_link" text:visited-style-name="Visited_20_Internet_20_Link">
630_360_16457...</text:a>
"]</text:p>
      <text:p text:style-name="P4">
标签: ['Герасимов', 'Російські військові', 'Валерій Залужний', 'Війна з росією']</text:p>
      <text:p text:style-name="P4">
类型: Article</text:p>
      <!--METADATA-->
      <text:p text:style-name="P4">
<draw:frame draw:style-name="fr1" draw:name="Image40" text:anchor-type="as-char" svg:width="6.9236in" svg:height="3.956343in" draw:z-index="0">
<draw:image xlink:href="../Images/yкринформ/2023-05-12T-33-14-00-03-00/630_360_1645726479-236.jpg" xlink:type="simple" xlink:show="embed" xlink:actuate="onLoad" draw:mime-type="image/jpeg"/>
</draw:frame>
乌克兰瓦利·扎卢兹(Zaluzhny)武装部队的指挥官 - 主持人对瓦莱里亚格拉西莫夫(Valeriagerasimov)将军的总裁校长的工作感兴趣，因为他认为他是一个强大，阴险和不可预测的敌人，他们值得尊重。</text:p>
      <text:p text:style-name="P4">
在接受德米特里·科马罗夫(Dmitry Komarov(https://www.youtube.com/watch?v=TadXxP_26V8&amp;ab_channel=%D0%A1%D0%92%D0%86%D0%A2%D0%9D%D0%90%D0%92%D0%98%D0%92%D0%9E%D0%A0%D0%86%D0%A2)»，报道乌克林福姆。</text:p>
      <text:p text:style-name="P4">
“俄罗斯有一个人，我经常读过的指挥官。 现在他没有重新出版，但我对他的意见感兴趣<text:a xlink:type="simple" xlink:href="https://www.ukrinform.ua/tag-rosijski-vijskovi" text:style-name="Internet_20_link" text:visited-style-name="Visited_20_Internet_20_Link">
</text:a>
。 这是格拉西莫夫将军。 他坚强，阴险，不可预测。 简而言之，为了获胜，我们必须考虑军方的强大敌人。”扎卢兹尼说。</text:p>
      <text:p text:style-name="P4">
同时，他确定自己对普京的现任所说或写作并不感兴趣。</text:p>
      <text:p text:style-name="P4">
乌克兰武装部队的指挥官 - 总司令确定了他在积极重视时所欣赏的内容，但同时还补充说：“我只是做我的工作，很少，没有感觉和情感。”</text:p>
      <text:p text:style-name="P4">
<text:span text:style-name="T4">
另请阅读：</text:span>
 <text:a xlink:type="simple" xlink:href="https://www.ukrinform.ua/rubric-ato/3708534-zaluznij-kaze-so-ne-peregladav-prognoziv-svidkogo-znisenna-ukraini.html" text:style-name="Internet_20_link" text:visited-style-name="Visited_20_Internet_20_Link">
<text:span text:style-name="T4">
 Zaluzhni </text:span>
</text:a>
据报道，国防部情报局主要局代表安德里约索夫(Andriyyusov)最近表示，国防部长谢尔盖·肖格(Sergei Shoig)之间的公共纠纷，总参谋长瓦莱里·格拉西莫夫(Valery Gerasimov)的负责人和瓦格纳·纳格纳(Vagner Nagner)的负责，证明他们<text:a xlink:type="simple" xlink:href="https://www.ukrinform.ua/rubric-ato/3707359-sojgu-gerasimov-i-prigozin-vze-viznacaut-miz-sobou-vinnih-u-porazci-gur.html" text:style-name="Internet_20_link" text:visited-style-name="Visited_20_Internet_20_Link">
</text:a>
 .</text:p>
      <text:p text:style-name="P4">
News Source: <text:a xlink:type="simple" xlink:href="https://www.ukrinform.ua/rubric-ato/3708536-zaluznij-nazvav-gerasimova-silnim-pidstupnim-ta-neperedbacuvanim-vorogom.html" text:style-name="Internet_20_link" text:visited-style-name="Visited_20_Internet_20_Link">
https://www.ukrinform.ua/rubric-ato/3708536-zaluznij-nazvav-gerasimova-silnim-pidstupnim-ta-neperedbacuvanim-vorogom.html</text:a>
</text:p>
      <!--NEWS-->
      <text:h text:style-name="P10" text:outline-level="1">
<text:span text:style-name="T4">
在敖德萨，一名军事医院指挥官暴露在腐败中</text:span>
</text:h>
      <text:p text:style-name="P4">
作者: Ukrinform (Person)</text:p>
      <text:p text:style-name="P4">
出版商: Укринформ (Organization)</text:p>
      <text:p text:style-name="P4">
出版时间: 2023-05-12T-35:08:00+03:00</text:p>
      <text:p text:style-name="P4">
修改时间: 2023-05-12T23:08:00+03:00</text:p>
      <text:p text:style-name="P4">
描述: 在敖德萨，执法人员暴露了一名军事医院的指挥官，他们承诺为军事证书提供贿赂证书。  - 乌克林。</text:p>
      <text:p text:style-name="P4">
图片: ["<text:a xlink:type="simple" xlink:href="https://static.ukrinform.com/photos/2023_05/thumb_files/630_360_1683901426-321.jpg" text:style-name="Internet_20_link" text:visited-style-name="Visited_20_Internet_20_Link">
630_360_16839...</text:a>
", "<text:a xlink:type="simple" xlink:href="https://static.ukrinform.com/photos/2023_05/1683901426-408.jpg" text:style-name="Internet_20_link" text:visited-style-name="Visited_20_Internet_20_Link">
1683901426-40...</text:a>
", "<text:a xlink:type="simple" xlink:href="https://static.ukrinform.com/photos/2023_05/1683901425-913.jpg" text:style-name="Internet_20_link" text:visited-style-name="Visited_20_Internet_20_Link">
1683901425-91...</text:a>
", "<text:a xlink:type="simple" xlink:href="https://static.ukrinform.com/photos/2023_05/1683901426-195.jpg" text:style-name="Internet_20_link" text:visited-style-name="Visited_20_Internet_20_Link">
1683901426-19...</text:a>
"]</text:p>
      <text:p text:style-name="P4">
标签: ['Арешт', 'Хабар', 'Одеса', 'Ухилянти', 'ВЛК']</text:p>
      <text:p text:style-name="P4">
类型: Article</text:p>
      <!--METADATA-->
      <text:p text:style-name="P4">
<draw:frame draw:style-name="fr1" draw:name="Image41" text:anchor-type="as-char" svg:width="6.9236in" svg:height="3.956343in" draw:z-index="0">
<draw:image xlink:href="../Images/yкринформ/2023-05-12T-35-08-00-03-00/630_360_1683901426-321.jpg" xlink:type="simple" xlink:show="embed" xlink:actuate="onLoad" draw:mime-type="image/jpeg"/>
</draw:frame>
敖德萨的执法人员接触了一名军事医院指挥官的腐败，他们贿赂承诺帮助军队获得残疾证书。</text:p>
      <text:p text:style-name="P4">
对这个 <text:a xlink:type="simple" xlink:href="https://od.npu.gov.ua/news/prosyv-z-cholovika-5000-dolariv-ssha-za-dopomohu-v-otrymanni-invalidnosti-v-odesi-pravookhorontsi-vykryly-na-koruptsii-odnoho-iz-komandyriv-viiskovoho-hospitalia" text:style-name="Internet_20_link" text:visited-style-name="Visited_20_Internet_20_Link">
 </text:a>
据报道，在敖德萨地区的日光下，乌克林福姆报道。</text:p>
      <text:p text:style-name="P4">
根据调查，一个有健康问题并想要拼图委员会的军人(VLK)为了获得残疾人的身份，他向军事医院的一名指挥官讲话。</text:p>
      <text:p text:style-name="P4">
<draw:frame draw:style-name="fr1" draw:name="Image42" text:anchor-type="as-char" svg:width="6.9236in" svg:height="9.231467in" draw:z-index="0">
<draw:image xlink:href="../Images/yкринформ/2023-05-12T-35-08-00-03-00/1683901426-408.jpg" xlink:type="simple" xlink:show="embed" xlink:actuate="onLoad" draw:mime-type="image/jpeg"/>
</draw:frame>
“他没有能力，没有与专家联系，他立即宣布他的诊断和疾病“没有达到”以造成一群残疾，但要获得5,000美元的现金报酬，他可以帮助解决这个问题，” <text:a xlink:type="simple" xlink:href="https://www.ukrinform.ua/tag-policia" text:style-name="Internet_20_link" text:visited-style-name="Visited_20_Internet_20_Link">
</text:a>
 .</text:p>
      <text:p text:style-name="P4">
<draw:frame draw:style-name="fr1" draw:name="Image43" text:anchor-type="as-char" svg:width="6.9236in" svg:height="9.231467in" draw:z-index="0">
<draw:image xlink:href="../Images/yкринформ/2023-05-12T-35-08-00-03-00/1683901425-913.jpg" xlink:type="simple" xlink:show="embed" xlink:actuate="onLoad" draw:mime-type="image/jpeg"/>
</draw:frame>
军方呼吁执法机构。 指挥官立即被贿赂拘留。</text:p>
      <text:p text:style-name="P4">
<draw:frame draw:style-name="fr1" draw:name="Image44" text:anchor-type="as-char" svg:width="6.9236in" svg:height="9.231467in" draw:z-index="0">
<draw:image xlink:href="../Images/yкринформ/2023-05-12T-35-08-00-03-00/1683901426-195.jpg" xlink:type="simple" xlink:show="embed" xlink:actuate="onLoad" draw:mime-type="image/jpeg"/>
</draw:frame>
“通知一个涉嫌为自己或第三方获得正确利益的人的问题，目前是为了影响授权执行州或地方政府职能的制定人，加上要求这种福利的制定人的问题。 根据艺术的第3部分，此类行动。 369-2的《刑法》被监禁三到八十的监禁可处罚，”警方补充说。</text:p>
      <text:p text:style-name="P4">
<text:span text:style-name="T4">
另请阅读：</text:span>
 <text:a xlink:type="simple" xlink:href="https://www.ukrinform.ua/rubric-regions/3690450-na-odesini-perekrili-kanal-vteci-uhilantiv-do-moldovi.html" text:style-name="Internet_20_link" text:visited-style-name="Visited_20_Internet_20_Link">
<text:span text:style-name="T4">
暗杀</text:span>
</text:a>
据报道，在贿赂期间在敖德萨<text:a xlink:type="simple" xlink:href="https://www.ukrinform.ua/rubric-regions/3706453-v-odesi-vikrili-u-habari-komandira-viddilenna-vijskovoi-castini.html" text:style-name="Internet_20_link" text:visited-style-name="Visited_20_Internet_20_Link">
</text:a>
，他似乎是一个人员配备中心。</text:p>
      <text:p text:style-name="P4">
<text:span text:style-name="T5">
foto：敖德萨地区的日光</text:span>
</text:p>
      <text:p text:style-name="P4">
News Source: <text:a xlink:type="simple" xlink:href="https://www.ukrinform.ua/rubric-regions/3708384-v-odesi-na-korupcii-vikrili-komandira-vijskovogo-gospitala.html" text:style-name="Internet_20_link" text:visited-style-name="Visited_20_Internet_20_Link">
https://www.ukrinform.ua/rubric-regions/3708384-v-odesi-na-korupcii-vikrili-komandira-vijskovogo-gospitala.html</text:a>
</text:p>
      <!--NEWS-->
      <text:h text:style-name="P10" text:outline-level="1">
<text:span text:style-name="T4">
Berinchik拒绝捍卫冠军，离开EBU腰带空缺</text:span>
</text:h>
      <text:p text:style-name="P4">
作者: Ukrinform (Person)</text:p>
      <text:p text:style-name="P4">
出版商: Укринформ (Organization)</text:p>
      <text:p text:style-name="P4">
出版时间: 2023-05-12T-37:03:00+03:00</text:p>
      <text:p text:style-name="P4">
修改时间: 2023-05-12T23:03:00+03:00</text:p>
      <text:p text:style-name="P4">
描述: WBO国际冠军丹尼斯·贝林奇克（Denis Berinchyk）（17-0，9 KO）留下了欧洲拳击联盟（EBU）的空置带，属于它。  - 乌克林。</text:p>
      <text:p text:style-name="P4">
图片: ["<text:a xlink:type="simple" xlink:href="https://static.ukrinform.com/photos/2023_05/thumb_files/630_360_1683922034-856.jpg" text:style-name="Internet_20_link" text:visited-style-name="Visited_20_Internet_20_Link">
630_360_16839...</text:a>
"]</text:p>
      <text:p text:style-name="P4">
标签: ['Бокс']</text:p>
      <text:p text:style-name="P4">
类型: Article</text:p>
      <!--METADATA-->
      <text:p text:style-name="P4">
<draw:frame draw:style-name="fr1" draw:name="Image45" text:anchor-type="as-char" svg:width="6.9236in" svg:height="3.956343in" draw:z-index="0">
<draw:image xlink:href="../Images/yкринформ/2023-05-12T-37-03-00-03-00/630_360_1683922034-856.jpg" xlink:type="simple" xlink:show="embed" xlink:actuate="onLoad" draw:mime-type="image/jpeg"/>
</draw:frame>
冠军拳击组织(WBO国际)在轻vazuzukra denis berinchyk(17-0，9 KO)离开欧洲Bocal联盟的空置带(EBU)那属于他。</text:p>
      <text:p text:style-name="P4">
作为 <text:a xlink:type="simple" xlink:href="https://www.boxingscene.com/euro-news-hamadouche-retires-marco-huck-injured-zeuge-returns-more--174491" text:style-name="Internet_20_link" text:visited-style-name="Visited_20_Internet_20_Link">
 </text:a>
拳击界，Berinchik于6月24日拥有Vitaly来保护标题(42-0-1、16谁)但是，乌克兰人拒绝与一名46岁男子在赛场上见面，并释放他的腰带。</text:p>
      <text:p text:style-name="P4">
现在，Marsyl将寻找一个新的对手，他与EBU冠军争吵。</text:p>
      <text:p text:style-name="P4">
<text:span text:style-name="T4">
另请阅读：</text:span>
 <text:a xlink:type="simple" xlink:href="https://www.ukrinform.ua/rubric-sports/3694013-berincik-majze-ves-gonorar-vid-bou-z-mendi-a-viddav-na-zsu.html" text:style-name="Internet_20_link" text:visited-style-name="Visited_20_Internet_20_Link">
<text:span text:style-name="T4">
 berinchik </text:span>
</text:a>
应该提醒的是，在2022年12月的最后一场战斗中，Berinchik获得了EBU获得的法国人Ivan Mendi的一致决定。</text:p>
      <text:p text:style-name="P4">
照片：盖蒂图像。</text:p>
      <text:p text:style-name="P4">
News Source: <text:a xlink:type="simple" xlink:href="https://www.ukrinform.ua/rubric-sports/3708537-berincik-vidmovivsa-zahisati-titul-zalisivsi-poas-ebu-vakantnim.html" text:style-name="Internet_20_link" text:visited-style-name="Visited_20_Internet_20_Link">
https://www.ukrinform.ua/rubric-sports/3708537-berincik-vidmovivsa-zahisati-titul-zalisivsi-poas-ebu-vakantnim.html</text:a>
</text:p>
      <!--NEWS-->
      <text:h text:style-name="P10" text:outline-level="1">
<text:span text:style-name="T4">
Zaluzhny说，他没有看过乌克兰的迅速破坏</text:span>
</text:h>
      <text:p text:style-name="P4">
作者: Ukrinform (Person)</text:p>
      <text:p text:style-name="P4">
出版商: Укринформ (Organization)</text:p>
      <text:p text:style-name="P4">
出版时间: 2023-05-12T-40:58:00+03:00</text:p>
      <text:p text:style-name="P4">
修改时间: 2023-05-12T22:58:00+03:00</text:p>
      <text:p text:style-name="P4">
描述: 乌克兰瓦莱里·扎卢兹尼（Zaluzhny）武装部队的指挥官 - 主持人说，他没有在全面的俄罗斯入侵开始时审查有关乌克兰国家迅速破坏乌克兰国家的预测。  - 乌克林。</text:p>
      <text:p text:style-name="P4">
图片: ["<text:a xlink:type="simple" xlink:href="https://static.ukrinform.com/photos/2022_07/thumb_files/630_360_1658169148-738.jpg" text:style-name="Internet_20_link" text:visited-style-name="Visited_20_Internet_20_Link">
630_360_16581...</text:a>
"]</text:p>
      <text:p text:style-name="P4">
标签: ['Україна', 'Прогноз', 'Валерій Залужний', 'Війна з росією']</text:p>
      <text:p text:style-name="P4">
类型: Article</text:p>
      <!--METADATA-->
      <text:p text:style-name="P4">
<draw:frame draw:style-name="fr1" draw:name="Image46" text:anchor-type="as-char" svg:width="6.9236in" svg:height="3.956343in" draw:z-index="0">
<draw:image xlink:href="../Images/yкринформ/2023-05-12T-40-58-00-03-00/630_360_1658169148-738.jpg" xlink:type="simple" xlink:show="embed" xlink:actuate="onLoad" draw:mime-type="image/jpeg"/>
</draw:frame>
乌克兰瓦莱里·扎卢兹尼(Zaluzhny)武装部队的指挥官 - 主持人说，他不愿意预测在全面的俄罗斯入侵开始时，对乌克兰国家迅速销毁乌克兰国家的被命名的专家。</text:p>
      <text:p text:style-name="P4">
他在接受特殊专业投影的德米特里·科马罗夫(Dmitry Komarov)的采访中说了这一点。(https://www.youtube.com/watch?v=TadXxP_26V8&amp;ab_channel=%D0%A1%D0%92%D0%86%D0%A2%D0%9D%D0%90%D0%92%D0%98%D0%92%D0%9E%D0%A0%D0%86%D0%A2)»，报道乌克林福姆。</text:p>
      <text:p text:style-name="P4">
“我不会与如此多的时刻那样超负荷。 我知道我需要做什么。 而且我知道如果我不这样做，那可能会有所不同。 因此，我的团队和指挥官努力做到这一点。 <text:a xlink:type="simple" xlink:href="https://www.ukrinform.ua/tag-ukraina" text:style-name="Internet_20_link" text:visited-style-name="Visited_20_Internet_20_Link">
</text:a>
**关于有条件的96小时的存在。</text:p>
      <text:p text:style-name="P4">
<text:span text:style-name="T4">
另请阅读：</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正如乌克林福姆报道的那样，2022年2月24日，俄罗斯联邦开始了针对乌克兰的八年战争的发射阶段 - 全面的进攻。</text:p>
      <text:p text:style-name="P4">
News Source: <text:a xlink:type="simple" xlink:href="https://www.ukrinform.ua/rubric-ato/3708534-zaluznij-kaze-so-ne-peregladav-prognoziv-svidkogo-znisenna-ukraini.html" text:style-name="Internet_20_link" text:visited-style-name="Visited_20_Internet_20_Link">
https://www.ukrinform.ua/rubric-ato/3708534-zaluznij-kaze-so-ne-peregladav-prognoziv-svidkogo-znisenna-ukraini.html</text:a>
</text:p>
      <!--NEWS-->
      <text:h text:style-name="P10" text:outline-level="1">
<text:span text:style-name="T4">
如果没有俄罗斯联合会的可持续和平犯罪责任 - 爱沙尼亚总理</text:span>
</text:h>
      <text:p text:style-name="P4">
作者: Ukrinform (Person)</text:p>
      <text:p text:style-name="P4">
出版商: Укринформ (Organization)</text:p>
      <text:p text:style-name="P4">
出版时间: 2023-05-12T-42:55:00+03:00</text:p>
      <text:p text:style-name="P4">
修改时间: 2023-05-12T22:55:00+03:00</text:p>
      <text:p text:style-name="P4">
描述: 如果没有俄罗斯联邦的罪行，就不可能不断和平。  - 乌克林。</text:p>
      <text:p text:style-name="P4">
图片: ["<text:a xlink:type="simple" xlink:href="https://static.ukrinform.com/photos/2023_05/thumb_files/630_360_1683920241-324.jpg" text:style-name="Internet_20_link" text:visited-style-name="Visited_20_Internet_20_Link">
630_360_16839...</text:a>
"]</text:p>
      <text:p text:style-name="P4">
标签: ['Естонія', 'Україна', 'Воєнні злочини', 'Війна з росією']</text:p>
      <text:p text:style-name="P4">
类型: Article</text:p>
      <!--METADATA-->
      <text:p text:style-name="P4">
<draw:frame draw:style-name="fr1" draw:name="Image47" text:anchor-type="as-char" svg:width="6.9236in" svg:height="3.956343in" draw:z-index="0">
<draw:image xlink:href="../Images/yкринформ/2023-05-12T-42-55-00-03-00/630_360_1683920241-324.jpg" xlink:type="simple" xlink:show="embed" xlink:actuate="onLoad" draw:mime-type="image/jpeg"/>
</draw:frame>
俄罗斯联邦因其罪行的不负责任是可持续的和平。</text:p>
      <text:p text:style-name="P4">
爱沙尼亚凯·卡拉斯(Estonia Kai Callas)总理在伦纳特·玛丽(Lennart Mary)16-nonart的开幕期间发表了这一观点(https://armyinform.com.ua/2023/05/12/ne-bude-stalogo-myru-bez-vidpovidalnosti-rosiyi-za-skoyeni-zlochyny-kaya-kallas/?fbclid=IwAR0I3JJz_g9lojGNgpTpVb98zFOrM9-g9eZ50KWOqDXCbzGSI7LkuxoGh2o)在塔林。</text:p>
      <text:p text:style-name="P4">
“ []不承担任何责任(https://www.ukrinform.ua/tag-rosia)是从邻居开始的。 因此，在短期内，我们必须为俄罗斯的罪行建立国际法庭。 不应忘记，俄罗斯联邦也有刑事部门。”卡拉斯强调。</text:p>
      <text:p text:style-name="P4">
爱沙尼亚政府负责人强调了打击犯罪的重要性。 正如她指出的那样，对于与波罗的海国家类似的小国，战争是毁灭的，而对于帝国来说，战争是荣耀。</text:p>
      <text:p text:style-name="P4">
“有一段时间，我研究了纽伦堡和东京法庭的历史。 只有在塞夫纳伯格(Sevnurnberg)期间，德国人才了解纳粹的罪行。 这就是为什么现在不仅负有责任，而且负责未来的原因。”总理说。</text:p>
      <text:p text:style-name="P4">
<text:span text:style-name="T4">
另请阅读：</text:span>
 <text:a xlink:type="simple" xlink:href="https://www.ukrinform.ua/rubric-world/3706721-na-kordoni-estonii-ta-rf-zavivsa-plakat-putin-vijskovij-zlocinec.html" text:style-name="Internet_20_link" text:visited-style-name="Visited_20_Internet_20_Link">
<text:span text:style-name="T4">
爱沙尼亚</text:span>
</text:a>
正如乌克林福姆报道的那样，五月初，弗拉基米尔·泽伦斯基(Vladimir Zelensky)总统断言，乌克兰不想同意不同意俄罗斯的混合法院和<text:a xlink:type="simple" xlink:href="https://www.ukrinform.ua/rubric-polytics/3704632-zelenskij-ukraina-pracuvatime-nad-stvorennam-okremogo-miznarodnogo-tribunalu-a-ne-gibridnogo.html" text:style-name="Internet_20_link" text:visited-style-name="Visited_20_Internet_20_Link">
</text:a>
。</text:p>
      <text:p text:style-name="P4">
<text:span text:style-name="T5">
foto：陆军inforfor.com.ua</text:span>
</text:p>
      <text:p text:style-name="P4">
News Source: <text:a xlink:type="simple" xlink:href="https://www.ukrinform.ua/rubric-polytics/3708528-bez-vidpovidalnosti-rosii-za-skoeni-zlocini-stalogo-miru-ne-bude-premerka-estonii.html" text:style-name="Internet_20_link" text:visited-style-name="Visited_20_Internet_20_Link">
https://www.ukrinform.ua/rubric-polytics/3708528-bez-vidpovidalnosti-rosii-za-skoeni-zlocini-stalogo-miru-ne-bude-premerka-estonii.html</text:a>
</text:p>
      <!--NEWS-->
      <text:h text:style-name="P10" text:outline-level="1">
<text:span text:style-name="T4">
乌克兰俘虏对俄罗斯的非法“判决”不是交换的障碍 - 协调</text:span>
</text:h>
      <text:p text:style-name="P4">
作者: Ukrinform (Person)</text:p>
      <text:p text:style-name="P4">
出版商: Укринформ (Organization)</text:p>
      <text:p text:style-name="P4">
出版时间: 2023-05-12T-44:53:00+03:00</text:p>
      <text:p text:style-name="P4">
修改时间: 2023-05-12T22:53:00+03:00</text:p>
      <text:p text:style-name="P4">
描述: 关于战俘管理的协调总部保证了受到敌对囚禁的亲密乌克兰捍卫者，他们是俄罗斯联合会造成乌克兰俘虏的非法“判决”，这不是交换的障碍。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Полонені', 'Війна з росією']</text:p>
      <text:p text:style-name="P4">
类型: Article</text:p>
      <!--METADATA-->
      <text:p text:style-name="P4">
<draw:frame draw:style-name="fr1" draw:name="Image48" text:anchor-type="as-char" svg:width="6.9236in" svg:height="3.956343in" draw:z-index="0">
<draw:image xlink:href="../Images/yкринформ/2023-05-12T-44-53-00-03-00/630_360_1680170436-658.jpg" xlink:type="simple" xlink:show="embed" xlink:actuate="onLoad" draw:mime-type="image/jpeg"/>
</draw:frame>
捍卫囚犯的辩护总部，追求机密的乌克兰捍卫者，他们处于敌意的囚禁，日常的“判决”，俄罗斯联邦使乌克兰俘虏并不是交流的障碍。</text:p>
      <text:p text:style-name="P4">
根据乌克林福姆的说法，协调报告了<text:a xlink:type="simple" xlink:href="https://t.me/Koord_shtab/1040" text:style-name="Internet_20_link" text:visited-style-name="Visited_20_Internet_20_Link">
</text:a>
协调总部会见了24个部门突击营“ Aydar”的军人家族。</text:p>
      <text:p text:style-name="P4">
协调员代表向亲人保证，国家信息局占了所有捍卫者和捍卫者的失踪人员。 全部 <text:a xlink:type="simple" xlink:href="https://www.ukrinform.ua/tag-vijskovi" text:style-name="Internet_20_link" text:visited-style-name="Visited_20_Internet_20_Link">
</text:a>
在敌方民兵中被喂食。</text:p>
      <text:p text:style-name="P4">
“我们找到所有的防御者，直到DNA重合或发现。 直到我们考虑一个活着的人，并在被囚禁中寻找他之前。”他说。</text:p>
      <text:p text:style-name="P4">
参谋专家再次提醒乌克兰首先尝试捡起草药，生病和女性。</text:p>
      <text:p text:style-name="P4">
<text:span text:style-name="T4">
另请阅读：</text:span>
 <text:a xlink:type="simple" xlink:href="https://www.ukrinform.ua/rubric-society/3706693-u-koordstabi-zaklikali-rodiciv-vijskovih-dopomagati-zi-zborom-informacii-dla-obminu-polonenimi.html" text:style-name="Internet_20_link" text:visited-style-name="Visited_20_Internet_20_Link">
<text:span text:style-name="T4">
协调</text:span>
</text:a>
亲戚还对返回对俄罗斯乌克兰捍卫者非法的“句子”是否感兴趣。</text:p>
      <text:p text:style-name="P4">
“我们还有囚犯和正在调查的囚犯的囚犯。 因此，没有交换障碍。”总部代表强调。</text:p>
      <text:p text:style-name="P4">
正如乌克林福姆报道的那样，关于勇士行为的协调总部并未确认被囚禁，而是收集和会计信息，这些信息与各种来源无意，包括囚犯的亲戚和失踪的非乌克兰辩护人。</text:p>
      <text:p text:style-name="P4">
News Source: <text:a xlink:type="simple" xlink:href="https://www.ukrinform.ua/rubric-ato/3708282-nezakonni-viroki-rosii-ukrainskim-polonenim-ne-e-pereskodou-dla-obminiv-koordstab.html" text:style-name="Internet_20_link" text:visited-style-name="Visited_20_Internet_20_Link">
https://www.ukrinform.ua/rubric-ato/3708282-nezakonni-viroki-rosii-ukrainskim-polonenim-ne-e-pereskodou-dla-obminiv-koordstab.html</text:a>
</text:p>
      <!--NEWS-->
      <text:h text:style-name="P10" text:outline-level="1">
<text:span text:style-name="T4">
Zaluzhny关于洪水莫斯科：一定要到达其余的时间，时间问题</text:span>
</text:h>
      <text:p text:style-name="P4">
作者: Ukrinform (Person)</text:p>
      <text:p text:style-name="P4">
出版商: Укринформ (Organization)</text:p>
      <text:p text:style-name="P4">
出版时间: 2023-05-12T-46:52:00+03:00</text:p>
      <text:p text:style-name="P4">
修改时间: 2023-05-12T22:52:00+03:00</text:p>
      <text:p text:style-name="P4">
描述: 乌克兰有很小的机会沉没在莫斯科的巡洋舰上，并且没有丢失，并将继续消除消除俄罗斯舰队的消除。  - 乌克林。</text:p>
      <text:p text:style-name="P4">
图片: ["<text:a xlink:type="simple" xlink:href="https://static.ukrinform.com/photos/2022_04/thumb_files/630_360_1650622145-892.jpg" text:style-name="Internet_20_link" text:visited-style-name="Visited_20_Internet_20_Link">
630_360_16506...</text:a>
"]</text:p>
      <text:p text:style-name="P4">
标签: ['ЗСУ', 'Агресія РФ', 'Валерій Залужний', 'Війна з росією', 'Крейсер «Москва» ']</text:p>
      <text:p text:style-name="P4">
类型: Article</text:p>
      <!--METADATA-->
      <text:p text:style-name="P4">
<draw:frame draw:style-name="fr1" draw:name="Image49" text:anchor-type="as-char" svg:width="6.9236in" svg:height="3.956343in" draw:z-index="0">
<draw:image xlink:href="../Images/yкринформ/2023-05-12T-46-52-00-03-00/630_360_1650622145-892.jpg" xlink:type="simple" xlink:show="embed" xlink:actuate="onLoad" draw:mime-type="image/jpeg"/>
</draw:frame>
乌克兰人有一个少量的机会使巡洋舰“莫斯科”陷入困境，并且没有丢失，也将继续努力消除俄罗斯舰队。</text:p>
      <text:p text:style-name="P4">
乌克兰Valery Valery Zaluzhny Winterv Dmitry Komarov的指挥官-In-武装部队在特别职业中。 配音。 据报道，乌克林福姆报道说，一般”，就像电视频道“ 1+1”一样。</text:p>
      <text:p text:style-name="P4">
“我们对军事的下降感兴趣，将来完全剥夺了黑海舰队的俄罗斯联合会在黑海中的任何活动。为此，我们有一些机会利用这些机会使用的机会很少。 当然，巡洋舰“莫斯科”的沉没对我们来说具有战略意义，因为它仍然是有翼的导弹的马车。 但是，回答我们是否完全安装了他们的计划的问题，我想说到目前为止，我们要去工作。 Zaluzhny说，我们一定会去...“ Essena”和“ Samom”，以及时间问题。”</text:p>
      <text:p text:style-name="P4">
<text:span text:style-name="T4">
另请阅读：</text:span>
 <text:span text:style-name="T4">
 <text:a xlink:type="simple" xlink:href="https://www.ukrinform.ua/rubric-ato/3706774-zbitta-kindzala-zsu-vidpravili-v-nokaut-rosijski-tehniku-i-propagandu.html" text:style-name="Internet_20_link" text:visited-style-name="Visited_20_Internet_20_Link">
</text:a>
</text:span>
</text:p>
      <text:p text:style-name="P4">
据他说，军方做了他们必须做的工作，对于乌克兰莫斯科的溺水，提高精神确实很重要。</text:p>
      <text:p text:style-name="P4">
“莫斯科巡洋舰”就像朝向基辅地区的巨大柱子：无意的抵抗，无法影响世界第二军的无能为力，或者将槽摧毁到病变附近的槽中，不得不采取串珠，必须采取这个机会。 他们这样的机会不允许。 与此同时，还有更多和有些正常的事情，我们将留下故事的筹码。”武装部队的总司令说。</text:p>
      <text:p text:style-name="P4">
<text:span text:style-name="T4">
另请阅读：</text:span>
 <text:span text:style-name="T4">
 <text:a xlink:type="simple" xlink:href="https://www.ukrinform.ua/rubric-kyiv/3695530-u-kievi-pokazali-ulamki-raketi-neptun-aka-urazila-krejser-moskva.html" text:style-name="Internet_20_link" text:visited-style-name="Visited_20_Internet_20_Link">
</text:a>
</text:span>
</text:p>
      <text:p text:style-name="P4">
回想：俄罗斯海军导弹的黑海舰队的旗舰<text:span text:style-name="T4">
 <text:a xlink:type="simple" xlink:href="https://www.ukrinform.ua/tag-krejser-moskva" text:style-name="Internet_20_link" text:visited-style-name="Visited_20_Internet_20_Link">
</text:a>
</text:span>
在对乌克兰国防军打击后，他于2022年4月14日开车。</text:p>
      <text:p text:style-name="P4">
News Source: <text:a xlink:type="simple" xlink:href="https://www.ukrinform.ua/rubric-ato/3708533-zaluznij-po-zatoplenna-moskvi-obovazkovo-doberemosa-i-do-resti-pitanna-casu.html" text:style-name="Internet_20_link" text:visited-style-name="Visited_20_Internet_20_Link">
https://www.ukrinform.ua/rubric-ato/3708533-zaluznij-po-zatoplenna-moskvi-obovazkovo-doberemosa-i-do-resti-pitanna-casu.html</text:a>
</text:p>
      <!--NEWS-->
      <text:h text:style-name="P10" text:outline-level="1">
<text:span text:style-name="T4">
在哈尔基夫地区，一名在占领期间遭受酷刑的农场工人通过炮击被杀害</text:span>
</text:h>
      <text:p text:style-name="P4">
作者: Ukrinform (Person)</text:p>
      <text:p text:style-name="P4">
出版商: Укринформ (Organization)</text:p>
      <text:p text:style-name="P4">
出版时间: 2023-05-12T-48:50:00+03:00</text:p>
      <text:p text:style-name="P4">
修改时间: 2023-05-12T22:50:00+03:00</text:p>
      <text:p text:style-name="P4">
描述: 在5月12日，在哈尔基夫地区的伊祖姆地区，一名农场工人马克西姆·罗曼尼科（Maxim Romanenko）杀害了敌对的炮击，他去年临时占领了他的社区。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Обстріл', 'Загибель', 'Харківщина', 'Війна з росією']</text:p>
      <text:p text:style-name="P4">
类型: Article</text:p>
      <!--METADATA-->
      <text:p text:style-name="P4">
<draw:frame draw:style-name="fr1" draw:name="Image50" text:anchor-type="as-char" svg:width="6.9236in" svg:height="3.956343in" draw:z-index="0">
<draw:image xlink:href="../Images/yкринформ/2023-05-12T-48-50-00-03-00/630_360_1617451171-445.jpg" xlink:type="simple" xlink:show="embed" xlink:actuate="onLoad" draw:mime-type="image/jpeg"/>
</draw:frame>
由于敌对的炮击，一名农场工人马克西姆·罗曼尼科(Maxim Romanenko)于5月12日在哈尔基夫地区的哈尔基夫地区，在去年临时占领其社区期间，他在俄罗斯军方遭受了酷刑。</text:p>
      <text:p text:style-name="P4">
这是在[]中报道的(https://t.me/borova_gromada/2189)Boriv解决方案，乌克林福姆报道。</text:p>
      <text:p text:style-name="P4">
“今天，俄罗斯入侵者向村庄开火。 切恩希纳·波里夫社区。 不幸的是，由于炮击<text:a xlink:type="simple" xlink:href="https://www.ukrinform.ua/tag-zagibel" text:style-name="Internet_20_link" text:visited-style-name="Visited_20_Internet_20_Link">
</text:a>
费尔马工人马克西姆·罗曼奇科。 死者今年36岁，他在当地企业中担任采石场。 在占领波里夫公众期间，俄罗斯士兵被绑架，讯问和折磨，指责与武装部队的合作。”</text:p>
      <text:p text:style-name="P4">
根据地方当局的说法，占领者在其IPSO中偷走了罗曼尼科的文件，以创建一个虚假的“新闻”：他们出版了一份PhotoColovik，上面写着随附的文字，仿佛俘虏了乌克兰军事志愿者。</text:p>
      <text:p text:style-name="P4">
<text:span text:style-name="T4">
另请阅读：</text:span>
 <text:a xlink:type="simple" xlink:href="https://www.ukrinform.ua/rubric-regions/3708523-u-harkovi-pomer-volonter-akij-potrapiv-pid-rosijskij-obstril-u-hodi-evakuacii-ludej.html" text:style-name="Internet_20_link" text:visited-style-name="Visited_20_Internet_20_Link">
<text:span text:style-name="T4">
志愿者</text:span>
</text:a>
“马克西姆(Maxim)设法生存并返回家中，但不幸的是，今天的侵略者永远夺走了他的生命。 马克西姆·罗姆坎科(Maxim Romanchenko)有一个孩子，一个平民妻子，一个小孩，”村理事会报道。</text:p>
      <text:p text:style-name="P4">
据报道，自2022年4月以来，俄罗斯联邦的鲍里夫社区的定居点开始巩固，该社区在10月初的乌克兰武装部队的反性爆发期间被释放。</text:p>
      <text:p text:style-name="P4">
News Source: <text:a xlink:type="simple" xlink:href="https://www.ukrinform.ua/rubric-regions/3708529-na-harkivsini-cerez-obstril-zaginuv-pracivnik-fermi-akogo-rosiani-katuvali-pid-cas-okupacii.html" text:style-name="Internet_20_link" text:visited-style-name="Visited_20_Internet_20_Link">
https://www.ukrinform.ua/rubric-regions/3708529-na-harkivsini-cerez-obstril-zaginuv-pracivnik-fermi-akogo-rosiani-katuvali-pid-cas-okupacii.html</text:a>
</text:p>
      <!--NEWS-->
      <text:h text:style-name="P10" text:outline-level="1">
<text:span text:style-name="T4">
Zaluzhny：如果我在乌克兰人找到了“苏联军队”的代表 - 我将无法长期理解</text:span>
</text:h>
      <text:p text:style-name="P4">
作者: Ukrinform (Person)</text:p>
      <text:p text:style-name="P4">
出版商: Укринформ (Organization)</text:p>
      <text:p text:style-name="P4">
出版时间: 2023-05-12T-50:49:00+03:00</text:p>
      <text:p text:style-name="P4">
修改时间: 2023-05-12T22:49:00+03:00</text:p>
      <text:p text:style-name="P4">
描述: 乌克兰Valery Zaluzhny武装部队的指挥官 - 总司令仍在积极地消除乌克兰军队的苏联方法，以使其更加现代。  - 乌克林。</text:p>
      <text:p text:style-name="P4">
图片: ["<text:a xlink:type="simple" xlink:href="https://static.ukrinform.com/photos/2022_11/thumb_files/630_360_1667842072-780.jpg" text:style-name="Internet_20_link" text:visited-style-name="Visited_20_Internet_20_Link">
630_360_16678...</text:a>
"]</text:p>
      <text:p text:style-name="P4">
标签: ['Армія', 'ЗСУ', 'Валерій Залужний', 'Війна з росією']</text:p>
      <text:p text:style-name="P4">
类型: Article</text:p>
      <!--METADATA-->
      <text:p text:style-name="P4">
<draw:frame draw:style-name="fr1" draw:name="Image51" text:anchor-type="as-char" svg:width="6.9236in" svg:height="3.956343in" draw:z-index="0">
<draw:image xlink:href="../Images/yкринформ/2023-05-12T-50-49-00-03-00/630_360_1667842072-780.jpg" xlink:type="simple" xlink:show="embed" xlink:actuate="onLoad" draw:mime-type="image/jpeg"/>
</draw:frame>
乌克兰瓦莱里·扎卢兹尼(Valery Zaluzhny)武装部队的指挥官 - 主持人仍然是乌克兰军队中的苏联方法，以使其更加现代。</text:p>
      <text:p text:style-name="P4">
他在接受德米特里·科马罗夫(Dmitry Komarov)的特殊专业人士的采访中说了这一点。(https://www.youtube.com/watch?v=TadXxP_26V8&amp;ab_channel=%D0%A1%D0%92%D0%86%D0%A2%D0%9D%D0%90%D0%92%D0%98%D0%92%D0%9E%D0%A0%D0%86%D0%A2)»，报道乌克林福姆。</text:p>
      <text:p text:style-name="P4">
“我会这么说，这是苏联<text:a xlink:type="simple" xlink:href="https://www.ukrinform.ua/tag-armia" text:style-name="Internet_20_link" text:visited-style-name="Visited_20_Internet_20_Link">
</text:a>
她为乌克兰的武装部队生活了很长时间。 还有一个回声。 它并不完全存在。 现在，当有激烈的战斗时，当彼此相连的多过程相互联系时，很难做到，但是我的下属知道我是否找到了任何位置的苏联军队的代表，我不会理解很长时间，” Zaluzhny说。</text:p>
      <text:p text:style-name="P4">
据他说，现在发生在前线的士兵有机会与总司令 - 司令部交流时，有必要在某一点或另一点造成火灾。 扎卢兹尼说：“例如其中一个例子。”</text:p>
      <text:p text:style-name="P4">
同时，他将俄罗斯军队与沙皇将勇士队受到赞赏。“这是这种态度持续存在的封建军。 至少，这是我们在战场上通过拦截而在战场上介绍的东西。”他补充说。</text:p>
      <text:p text:style-name="P4">
乌克兰武装部队的指挥官 - 总司令确信，不幸的是，宽恕敌人这是不幸的，因为这没有儿童罪。 同时对此的想法刺激了乌克兰国防力量，以最大程度地与之抗争并破坏我们地球上的效率。</text:p>
      <text:p text:style-name="P4">
<text:span text:style-name="T4">
另请阅读：</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同时，他回答了主持人的问题，他建议俄罗斯人造成了主要错误 - 认为乌克兰人与他们相似。 由于某种原因，乌克兰侵略者的管理人员认为，当他们与战争一起进行时，他们会在这里与面包和盐一起工作，但我们的人民总是热爱Tasmilimima，而俄罗斯人认为乌克兰人与他们是法西斯主义者或新纳粹分子，但大多数人都像他们一样。”</text:p>
      <text:p text:style-name="P4">
News Source: <text:a xlink:type="simple" xlink:href="https://www.ukrinform.ua/rubric-ato/3708532-zaluznij-akso-znajdu-predstavnika-radanskoi-armii-v-ukrainskij-dovgo-rozbiratisa-ne-budu.html" text:style-name="Internet_20_link" text:visited-style-name="Visited_20_Internet_20_Link">
https://www.ukrinform.ua/rubric-ato/3708532-zaluznij-akso-znajdu-predstavnika-radanskoi-armii-v-ukrainskij-dovgo-rozbiratisa-ne-budu.html</text:a>
</text:p>
      <!--NEWS-->
      <text:h text:style-name="P10" text:outline-level="1">
<text:span text:style-name="T4">
费多罗夫报道了梅利托波的大声爆炸</text:span>
</text:h>
      <text:p text:style-name="P4">
作者: Ukrinform (Person)</text:p>
      <text:p text:style-name="P4">
出版商: Укринформ (Organization)</text:p>
      <text:p text:style-name="P4">
出版时间: 2023-05-12T-52:47:00+03:00</text:p>
      <text:p text:style-name="P4">
修改时间: 2023-05-12T22:47:00+03:00</text:p>
      <text:p text:style-name="P4">
描述: 在暂时占领的Melitopol中爆炸了。 在某些地区，光，水和通信消失了。  - 乌克林。</text:p>
      <text:p text:style-name="P4">
图片: ["<text:a xlink:type="simple" xlink:href="https://static.ukrinform.com/photos/2022_12/thumb_files/630_360_1670715012-546.jpg" text:style-name="Internet_20_link" text:visited-style-name="Visited_20_Internet_20_Link">
630_360_16707...</text:a>
"]</text:p>
      <text:p text:style-name="P4">
标签: ['Мелітополь', 'Окупація', 'Вибух', 'Війна з росією']</text:p>
      <text:p text:style-name="P4">
类型: Article</text:p>
      <!--METADATA-->
      <text:p text:style-name="P4">
<draw:frame draw:style-name="fr1" draw:name="Image52" text:anchor-type="as-char" svg:width="6.9236in" svg:height="3.956343in" draw:z-index="0">
<draw:image xlink:href="../Images/yкринформ/2023-05-12T-52-47-00-03-00/630_360_1670715012-546.jpg" xlink:type="simple" xlink:show="embed" xlink:actuate="onLoad" draw:mime-type="image/jpeg"/>
</draw:frame>
爆炸是由被占领的Melitopol建立的。 在某些地区，光，水和韧带消失了。</text:p>
      <text:p text:style-name="P4">
在电报中关于它<text:a xlink:type="simple" xlink:href="https://t.me/ivan_fedorov_melitopol/1959" text:style-name="Internet_20_link" text:visited-style-name="Visited_20_Internet_20_Link">
</text:a>
据报道，梅利托波尔市董事长伊万·费多罗夫(Ivan Fedorov)据报道。</text:p>
      <text:p text:style-name="P4">
他写道：“梅利托波尔(Melitopol)发生了巨大的爆炸。它是如此强大，以至于城市的东部和北部甚至周围的村庄都没有光，水和联系。”</text:p>
      <text:p text:style-name="P4">
<text:span text:style-name="T4">
另请阅读：</text:span>
 <text:span text:style-name="T4">
 <text:a xlink:type="simple" xlink:href="https://www.ukrinform.ua/rubric-regions/3708417-u-melitopoli-bila-pidizdu-pidirvali-kolaboranta.html" text:style-name="Internet_20_link" text:visited-style-name="Visited_20_Internet_20_Link">
</text:a>
</text:span>
</text:p>
      <text:p text:style-name="P4">
目前正在澄清爆炸细节。</text:p>
      <text:p text:style-name="P4">
据报道，据报道，在梅利托波尔(Melitopol)早晨，一个ur骨在入口大楼附近爆炸，萨波里兹希亚(Zaporizhzhya)地区居住在Zaporizhzhya地区。 “官方”从入口出来，被破坏并住院到医疗机构。</text:p>
      <text:p text:style-name="P4">
News Source: <text:a xlink:type="simple" xlink:href="https://www.ukrinform.ua/rubric-regions/3708531-fedorov-povidomiv-pro-gucnij-vibuh-u-melitopoli.html" text:style-name="Internet_20_link" text:visited-style-name="Visited_20_Internet_20_Link">
https://www.ukrinform.ua/rubric-regions/3708531-fedorov-povidomiv-pro-gucnij-vibuh-u-melitopoli.html</text:a>
</text:p>
      <!--NEWS-->
      <text:h text:style-name="P10" text:outline-level="1">
<text:span text:style-name="T4">
扎卢兹尼（Zaluzhny）讲述了大规模入侵俄罗斯联邦进入乌克兰</text:span>
</text:h>
      <text:p text:style-name="P4">
作者: Ukrinform (Person)</text:p>
      <text:p text:style-name="P4">
出版商: Укринформ (Organization)</text:p>
      <text:p text:style-name="P4">
出版时间: 2023-05-12T-54:44:00+03:00</text:p>
      <text:p text:style-name="P4">
修改时间: 2023-05-12T22:44:00+03:00</text:p>
      <text:p text:style-name="P4">
描述: 在2022年2月24日，大规模入侵俄罗斯联邦在乌克兰的大规模入侵的第一分钟，武装部队的总司令Valery Zaluzhny被称为所有部队的指挥官，还收到了来自来自国外道歉的“不是很愉快的人”。  - 乌克林。</text:p>
      <text:p text:style-name="P4">
图片: ["<text:a xlink:type="simple" xlink:href="https://static.ukrinform.com/photos/2022_04/thumb_files/630_360_1650958347-815.jpeg" text:style-name="Internet_20_link" text:visited-style-name="Visited_20_Internet_20_Link">
630_360_16509...</text:a>
"]</text:p>
      <text:p text:style-name="P4">
标签: ['ЗСУ', 'Агресія РФ', 'Валерій Залужний', 'Війна з росією']</text:p>
      <text:p text:style-name="P4">
类型: Article</text:p>
      <!--METADATA-->
      <text:p text:style-name="P4">
<draw:frame draw:style-name="fr1" draw:name="Image53" text:anchor-type="as-char" svg:width="6.9236in" svg:height="3.956343in" draw:z-index="0">
<draw:image xlink:href="../Images/yкринформ/2023-05-12T-54-44-00-03-00/630_360_1650958347-815.jpeg" xlink:type="simple" xlink:show="embed" xlink:actuate="onLoad" draw:mime-type="image/jpeg"/>
</draw:frame>
在2022年2月24日，大规模入侵俄罗斯联邦在乌克兰的大规模入侵的第一分钟，武装部队武装部队瓦莱里·扎卢兹尼(Valery Zaluzhny来自国外的“不是很愉快的人”。</text:p>
      <text:p text:style-name="P4">
根据乌克林福姆的说法，乌克兰·瓦莱瑞卢兹尼武装部队的总司令在接受德米特里·科马罗夫(Dmitry Komarov)的特别项目的采访中说。 在幕后”，正如全国性Temachpon“单一新闻”的空中，回答了2022年2月24日的第一步的问题。</text:p>
      <text:p text:style-name="P4">
“如果您正在等待伟大的悲伤，我会让您失望的。 了解军队，因为对我们来说，战争进行了。 从字面上看，这一天是如此有趣的时刻：第一时刻是，从字面上看，我打电话给每个负责特定地区的指挥官。 或者我告诉他开始了什么，而Vinmen  - “我理解。” 或指挥官向我报告说，有些动作已经在弄清楚他的表现。 我说 - 坚持，你知道该怎么办。 我想起的那一刻是我凌晨5点。 他从国外打电话，这个人向我道歉。 我想起了这一点。通常的指挥官工作开始了，晚上普通指挥官的工作日。”扎卢兹尼说。</text:p>
      <text:p text:style-name="P4">
<text:span text:style-name="T4">
另请阅读：</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他拒绝讲述有关电话铃的详细信息以及道歉的人。</text:p>
      <text:p text:style-name="P4">
指挥官-IN-主持人还指出，没有必要对待俄罗斯联邦的武装力量并低估敌人。</text:p>
      <text:p text:style-name="P4">
“没有必要治疗克洛斯式联合会的武装力量的活动。 但是，他们给我们带来了重大危害。 我们的人民每天死亡。 但与此同时，有可能分析和预期他们的未来程序并为此做准备。”扎卢兹(Zaluzhny)强调。</text:p>
      <text:p text:style-name="P4">
<text:span text:style-name="T4">
另请阅读：</text:span>
 <text:span text:style-name="T4">
 <text:a xlink:type="simple" xlink:href="https://www.ukrinform.ua/rubric-ato/3708519-zaluznij-rozpoviv-ak-reague-na-ukrainski-vtrati.html" text:style-name="Internet_20_link" text:visited-style-name="Visited_20_Internet_20_Link">
</text:a>
 </text:span>
</text:p>
      <text:p text:style-name="P4">
“我们所进行的练习，我们考虑的整个想法的所有复杂的综合体，促使我们想到了我们有一个可以在这种情况下工作的一种变体，而这种选择是我们在最短的时间内造成敌人最大的损失是为了使他放弃乌克兰商定领土的进一步行动。 它起作用了。 我们被迫提取敌人，推迟业主，推迟他的储备并简单地抽烟。”</text:p>
      <text:p text:style-name="P4">
<text:span text:style-name="T4">
另请阅读：</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回答一个问题，为什么敌人会摧毁其道路上的一切，为什么俄罗斯和乌克兰军队的策略很明显：“答案在这里很明显：因为他们是入侵者，所以他们去让我们的房屋杀死我们的家我们的妇女杀害儿童，让儿童这片土地从未肥​​沃。 这就是他们使用的策略。 更糟糕的是，我知道他们有机会这样做。 我们有更多的战术和略有不同的策略。 为了削减我们自己的基础设施，在弹药中花费弹药是没有意义的。 我们数数，每个人和每个人的生活，所以我们试图这样做。 雅芳的行为就像部落。”</text:p>
      <text:p text:style-name="P4">
<text:span text:style-name="T4">
另请阅读：</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据报道，2022年2月24日，俄罗斯联邦启动了一个新阶段<text:span text:style-name="T4">
 <text:a xlink:type="simple" xlink:href="https://www.ukrinform.ua/tag-vijna-z-rosieu" text:style-name="Internet_20_link" text:visited-style-name="Visited_20_Internet_20_Link">
</text:a>
</text:span>
针对乌克兰是全面的入侵。 据武装部队总参谋部称，在这一年中，乌克兰的辩护部队遭受了侵略者的巨大损失，摧毁了近14.6万俄罗斯灰烬。</text:p>
      <text:p text:style-name="P4">
News Source: <text:a xlink:type="simple" xlink:href="https://www.ukrinform.ua/rubric-ato/3708530-zaluznij-rozpoviv-pro-persi-hvilini-sirokomasstabnogo-vtorgnenna-rf-v-ukrainu.html" text:style-name="Internet_20_link" text:visited-style-name="Visited_20_Internet_20_Link">
https://www.ukrinform.ua/rubric-ato/3708530-zaluznij-rozpoviv-pro-persi-hvilini-sirokomasstabnogo-vtorgnenna-rf-v-ukrainu.html</text:a>
</text:p>
      <!--NEWS-->
      <text:h text:style-name="P10" text:outline-level="1">
<text:span text:style-name="T4">
针对俄罗斯“高级”的第11届欧盟制裁 - 瑞典外交部</text:span>
</text:h>
      <text:p text:style-name="P4">
作者: Ukrinform (Person)</text:p>
      <text:p text:style-name="P4">
出版商: Укринформ (Organization)</text:p>
      <text:p text:style-name="P4">
出版时间: 2023-05-12T-56:39:00+03:00</text:p>
      <text:p text:style-name="P4">
修改时间: 2023-05-12T22:39:00+03:00</text:p>
      <text:p text:style-name="P4">
描述: 欧盟仍然坚决支持乌克兰，并在准备下一个针对俄罗斯的第11套制裁方案方面做得很好，这应该增加对侵略者国家的压力，并将其推向战争结束。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Антиросійські санкції', 'Євросоюз', 'Агресія РФ']</text:p>
      <text:p text:style-name="P4">
类型: Article</text:p>
      <!--METADATA-->
      <text:p text:style-name="P4">
<draw:frame draw:style-name="fr1" draw:name="Image54" text:anchor-type="as-char" svg:width="6.9236in" svg:height="3.956343in" draw:z-index="0">
<draw:image xlink:href="../Images/yкринформ/2023-05-12T-56-39-00-03-00/630_360_1591893289-695.jpg" xlink:type="simple" xlink:show="embed" xlink:actuate="onLoad" draw:mime-type="image/jpeg"/>
</draw:frame>
欧盟仍然坚决支持乌克兰，并在准备下一个对俄罗斯的第11套制裁方案方面已经有了很好的准备，这些计划必须增加对侵略国的压力并将其推向最后。</text:p>
      <text:p text:style-name="P4">
这是欧盟外交部长在斯廷宁(Steneninge)的风景中发生的地方，在欧盟国家的非正式现任部长的第一天，在风景如画的席瑞典瑞典的外交事务，乌克林事物通讯员的报告。</text:p>
      <text:p text:style-name="P4">
“我们从这次会议中脱颖而出，感觉到欧盟面临的基本问题更加统一……我们在欧盟迈向的优先事项是提高欧洲的安全性，这可以由通过支持乌克兰的单方式。 这与危机管理无关 - 这是关于尊严和保护世界规则的真正斗争，这是基于规则的，不仅是基于欧洲的利益，而且还基于这样一个世界，”瑞典语政府官员强调。</text:p>
      <text:p text:style-name="P4">
<text:span text:style-name="T4">
另请阅读：</text:span>
 <text:span text:style-name="T4">
 <text:a xlink:type="simple" xlink:href="https://www.ukrinform.ua/rubric-world/3708440-obhid-sankcij-proti-rosii-matime-naslidki-berbok.html" text:style-name="Internet_20_link" text:visited-style-name="Visited_20_Internet_20_Link">
</text:a>
</text:span>
</text:p>
      <text:p text:style-name="P4">
他指出，欧盟的支持义务仍然坚决。与此同时，部长们讨论了增加对俄罗斯压力的必要性。</text:p>
      <text:p text:style-name="P4">
“在第11包工作<text:span text:style-name="T4">
 <text:a xlink:type="simple" xlink:href="https://www.ukrinform.ua/tag-antirossijskie-sankcii" text:style-name="Internet_20_link" text:visited-style-name="Visited_20_Internet_20_Link">
</text:a>
</text:span>
我们已经在欧盟担任总统职位已经很先进，我们正在尽力促进欧盟围绕这个问题的团结。 明天，我们将在欧盟外交部长与乌克兰Dmitry Kuleba外交大臣之间进行非正式的便秘。 这将是一个宝贵的机会制裁并确保其责任(乌克兰犯罪 - )”， -  Bolstrom说。</text:p>
      <text:p text:style-name="P4">
<text:span text:style-name="T4">
另请阅读：</text:span>
 <text:span text:style-name="T4">
 <text:a xlink:type="simple" xlink:href="https://www.ukrinform.ua/rubric-polytics/3708422-zelenskij-sogodni-sankcijnij-den-zatverdili-pat-paketiv.html" text:style-name="Internet_20_link" text:visited-style-name="Visited_20_Internet_20_Link">
</text:a>
</text:span>
</text:p>
      <text:p text:style-name="P4">
正如乌克林福姆报道的那样，欧盟国家外交大臣的非正式会议今天已经举行，在此期间，欧洲政府官员正在考虑最重要的外交政策问题，包括支持乌克兰，并确定欧盟与中国之间的关系策略。</text:p>
      <text:p text:style-name="P4">
News Source: <text:a xlink:type="simple" xlink:href="https://www.ukrinform.ua/rubric-economy/3708527-robota-nad-11m-paketom-sankcij-es-proti-rosii-dobre-prosunulasa-vpered-mzs-svecii.html" text:style-name="Internet_20_link" text:visited-style-name="Visited_20_Internet_20_Link">
https://www.ukrinform.ua/rubric-economy/3708527-robota-nad-11m-paketom-sankcij-es-proti-rosii-dobre-prosunulasa-vpered-mzs-svecii.html</text:a>
</text:p>
      <!--NEWS-->
      <text:h text:style-name="P10" text:outline-level="1">
<text:span text:style-name="T4">
俄罗斯计划对乌克兰进行全面进攻 - 武装部队的指挥官 - 武装部队的总司令</text:span>
</text:h>
      <text:p text:style-name="P4">
作者: Ukrinform (Person)</text:p>
      <text:p text:style-name="P4">
出版商: Укринформ (Organization)</text:p>
      <text:p text:style-name="P4">
出版时间: 2023-05-12T-58:35:00+03:00</text:p>
      <text:p text:style-name="P4">
修改时间: 2023-05-12T22:35:00+03:00</text:p>
      <text:p text:style-name="P4">
描述: 乌克兰瓦莱里·扎卢兹尼（Valery Valery Zaluzhny）武装部队的指挥官 - 总司令确信，俄罗斯联邦计划详细计划在乌克兰州进行全面的进攻行动。  - 乌克林。</text:p>
      <text:p text:style-name="P4">
图片: ["<text:a xlink:type="simple" xlink:href="https://static.ukrinform.com/photos/2022_06/thumb_files/630_360_1655868088-457.jpg" text:style-name="Internet_20_link" text:visited-style-name="Visited_20_Internet_20_Link">
630_360_16558...</text:a>
"]</text:p>
      <text:p text:style-name="P4">
标签: ['ЗСУ', 'Агресія РФ', 'Валерій Залужний', 'Війна з росією']</text:p>
      <text:p text:style-name="P4">
类型: Article</text:p>
      <!--METADATA-->
      <text:p text:style-name="P4">
<draw:frame draw:style-name="fr1" draw:name="Image55" text:anchor-type="as-char" svg:width="6.9236in" svg:height="3.956343in" draw:z-index="0">
<draw:image xlink:href="../Images/yкринформ/2023-05-12T-58-35-00-03-00/630_360_1655868088-457.jpg" xlink:type="simple" xlink:show="embed" xlink:actuate="onLoad" draw:mime-type="image/jpeg"/>
</draw:frame>
乌克兰瓦莱里·扎卢兹尼(Valery Zaluzhny)武装部队的指挥官 - 总司令确信，俄罗斯联邦详细策划了乌克兰国家的全面进攻行动。</text:p>
      <text:p text:style-name="P4">
他在特殊项目“年”中接受了德米特里·科马罗夫(Dmitry Komarov)的采访中讲述了这一点。 幕后。</text:p>
      <text:p text:style-name="P4">
“俄罗斯联邦是一个我认为军事科学高度高和高的国家。 因此，当对乌克兰进行全面侵略的问题，为此做准备时，这些措施是为此全面准备的。 相信我，我在其中。 这项行动是计划和详细的。”武装部队指挥官说。</text:p>
      <text:p text:style-name="P4">
<text:span text:style-name="T4">
另请阅读：</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Zaluzhny说，准备进行传导的俄罗斯军队的分组发生了多次。 据他说，教学的敌人分析了结果，当他知道这种选择不合适时，就会替代。</text:p>
      <text:p text:style-name="P4">
指挥官的负责人补充说：“这使我们感到困惑，并给了他们获得结果的机会。”</text:p>
      <text:p text:style-name="P4">
<text:span text:style-name="T4">
另请阅读：</text:span>
 <text:span text:style-name="T4">
 <text:a xlink:type="simple" xlink:href="https://www.ukrinform.ua/rubric-ato/3708501-prezident-cehii-ocinue-sansi-kontrnastupu-ukraini-ak-dobri.html" text:style-name="Internet_20_link" text:visited-style-name="Visited_20_Internet_20_Link">
</text:a>
</text:span>
</text:p>
      <text:p text:style-name="P4">
正如乌克林福姆报道的那样，2022年2月24日，俄罗斯联邦开始了针对乌克兰的八年战争的发射阶段 - 全面的进攻。</text:p>
      <text:p text:style-name="P4">
News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国际举重联合会不会干扰俄罗斯和白俄罗斯的演讲</text:span>
</text:h>
      <text:p text:style-name="P4">
作者: Ukrinform (Person)</text:p>
      <text:p text:style-name="P4">
出版商: Укринформ (Organization)</text:p>
      <text:p text:style-name="P4">
出版时间: 2023-05-12T-60:34:00+03:00</text:p>
      <text:p text:style-name="P4">
修改时间: 2023-05-12T22:34:00+03:00</text:p>
      <text:p text:style-name="P4">
描述: 国际田径联合会（IWF）允许在比赛中与俄罗斯和白俄罗斯的运动员竞争。  - 乌克林。</text:p>
      <text:p text:style-name="P4">
图片: ["<text:a xlink:type="simple" xlink:href="https://static.ukrinform.com/photos/2023_05/thumb_files/630_360_1683919724-718.jpeg" text:style-name="Internet_20_link" text:visited-style-name="Visited_20_Internet_20_Link">
630_360_16839...</text:a>
"]</text:p>
      <text:p text:style-name="P4">
标签: ['Важка атлетика']</text:p>
      <text:p text:style-name="P4">
类型: Article</text:p>
      <!--METADATA-->
      <text:p text:style-name="P4">
<draw:frame draw:style-name="fr1" draw:name="Image56" text:anchor-type="as-char" svg:width="6.9236in" svg:height="3.956343in" draw:z-index="0">
<draw:image xlink:href="../Images/yкринформ/2023-05-12T-60-34-00-03-00/630_360_1683919724-718.jpeg" xlink:type="simple" xlink:show="embed" xlink:actuate="onLoad" draw:mime-type="image/jpeg"/>
</draw:frame>
国际举重联盟(IWF)允许俄罗斯白俄罗斯的运动员在比赛中处于中立地位。</text:p>
      <text:p text:style-name="P4">
根据官方的说法(https://iwf.sport/2023/05/12/iwf-press-release-executive-board-meeting/)乌克林福姆报道，该组织是由联邦执行委员会的Naonline会议做出的。</text:p>
      <text:p text:style-name="P4">
值得注意的是，国际奥林匹克委员会的建议将克服俄罗斯和白俄罗斯的举重运动员的回归(莫克)在物体中立。 在允许举重运动员具有竞争力之前，每个人都会引起“独立机构”。</text:p>
      <text:p text:style-name="P4">
<text:span text:style-name="T4">
另请阅读：</text:span>
 <text:a xlink:type="simple" xlink:href="https://www.ukrinform.ua/rubric-sports/3704726-miznarodna-vazkoatleticna-federacia-zaboronit-sportsmenam-vihoditi-na-podiumi-z-derzavnimi-praporami.html" text:style-name="Internet_20_link" text:visited-style-name="Visited_20_Internet_20_Link">
</text:a>
接纳俄罗斯人和白俄罗斯意味着他们可以主张将在古巴通过的大奖赛系列的最近比赛(6月8日至18日).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社会的。</text:p>
      <text:p text:style-name="P4">
如果俄罗斯人和白俄罗斯人错过了古巴比赛，他们将根据甄选规则失去在2024年奥运会上进行的机会。 他们还将能够与2023年世界杯竞争(9月，沙特阿拉伯).</text:p>
      <text:p text:style-name="P4">
News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敌人每天向Sumy地区边界社区开火</text:span>
</text:h>
      <text:p text:style-name="P4">
作者: Ukrinform (Person)</text:p>
      <text:p text:style-name="P4">
出版商: Укринформ (Organization)</text:p>
      <text:p text:style-name="P4">
出版时间: 2023-05-12T-62:31:00+03:00</text:p>
      <text:p text:style-name="P4">
修改时间: 2023-05-12T22:31:00+03:00</text:p>
      <text:p text:style-name="P4">
描述: 5月12日星期五，俄罗斯军队在苏米地区的边境定居点开火了五次，总共爆炸了87次。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57" text:anchor-type="as-char" svg:width="6.9236in" svg:height="3.956343in" draw:z-index="0">
<draw:image xlink:href="../Images/yкринформ/2023-05-12T-62-31-00-03-00/630_360_1640330796-210.jpeg" xlink:type="simple" xlink:show="embed" xlink:actuate="onLoad" draw:mime-type="image/jpeg"/>
</draw:frame>
5月12日星期五，俄罗斯军队在Sumy地区的边界线发射了五次，造成87次爆炸。</text:p>
      <text:p text:style-name="P4">
根据乌克林福姆的说法，Sumy地区军事行政部门在[]中报道了(https://t.me/Sumy_news_ODA/16157)。</text:p>
      <text:p text:style-name="P4">
特别是，在克拉斯诺尼社区中，入侵者击中了迫击炮 -  16 <text:span text:style-name="T4">
 <text:a xlink:type="simple" xlink:href="https://www.ukrinform.ua/tag-vibuh" text:style-name="Internet_20_link" text:visited-style-name="Visited_20_Internet_20_Link">
</text:a>
</text:span>
。 在斯拉夫戈罗德村，敌对大火损害了两个私人房屋。</text:p>
      <text:p text:style-name="P4">
敌人向手榴弹发射器解雇了贝洛皮尔社区，导致56起爆炸。 五个地雷被扔进了同一个社区的领土。</text:p>
      <text:p text:style-name="P4">
Velikopysar社区也遭受了俄罗斯人的大洞穴中风 - 记录了十次爆炸。</text:p>
      <text:p text:style-name="P4">
<text:span text:style-name="T4">
另请阅读：</text:span>
 <text:span text:style-name="T4">
 <text:a xlink:type="simple" xlink:href="https://www.ukrinform.ua/rubric-ato/3708503-rosiani-vipustili-po-prikordonnu-cernigivsini-ponad-20-min.html" text:style-name="Internet_20_link" text:visited-style-name="Visited_20_Internet_20_Link">
</text:a>
</text:span>
</text:p>
      <text:p text:style-name="P4">
正如乌克林福姆报道的那样，5月11日，俄罗斯军队袭击了苏米地区边境社区的割伤武器。</text:p>
      <text:p text:style-name="P4">
News Source: <text:a xlink:type="simple" xlink:href="https://www.ukrinform.ua/rubric-ato/3708520-vorog-za-dobu-pat-raziv-obstrilav-prikordonni-gromadi-sumsini.html" text:style-name="Internet_20_link" text:visited-style-name="Visited_20_Internet_20_Link">
https://www.ukrinform.ua/rubric-ato/3708520-vorog-za-dobu-pat-raziv-obstrilav-prikordonni-gromadi-sumsini.html</text:a>
</text:p>
      <!--NEWS-->
      <text:h text:style-name="P10" text:outline-level="1">
<text:span text:style-name="T4">
Zaluzhny：胜利的基础不仅是乌克兰人的英雄主义，而且还将是高级技术</text:span>
</text:h>
      <text:p text:style-name="P4">
作者: Ukrinform (Person)</text:p>
      <text:p text:style-name="P4">
出版商: Укринформ (Organization)</text:p>
      <text:p text:style-name="P4">
出版时间: 2023-05-12T-64:31:00+03:00</text:p>
      <text:p text:style-name="P4">
修改时间: 2023-05-12T22:31:00+03:00</text:p>
      <text:p text:style-name="P4">
描述: 乌克兰有一种赢得入侵者的漫长而困难的方法。  - 乌克林。</text:p>
      <text:p text:style-name="P4">
图片: ["<text:a xlink:type="simple" xlink:href="https://static.ukrinform.com/photos/2023_03/thumb_files/630_360_1678133026-483.jpg" text:style-name="Internet_20_link" text:visited-style-name="Visited_20_Internet_20_Link">
630_360_16781...</text:a>
"]</text:p>
      <text:p text:style-name="P4">
标签: ['Технології', 'Україна', 'Валерій Залужний', 'Війна з росією']</text:p>
      <text:p text:style-name="P4">
类型: Article</text:p>
      <!--METADATA-->
      <text:p text:style-name="P4">
<draw:frame draw:style-name="fr1" draw:name="Image58" text:anchor-type="as-char" svg:width="6.9236in" svg:height="3.956343in" draw:z-index="0">
<draw:image xlink:href="../Images/yкринформ/2023-05-12T-64-31-00-03-00/630_360_1678133026-483.jpg" xlink:type="simple" xlink:show="embed" xlink:actuate="onLoad" draw:mime-type="image/jpeg"/>
</draw:frame>
乌克兰击败入侵者的胜利具有漫长而艰难的方式。</text:p>
      <text:p text:style-name="P4">
乌克兰武装部队的指挥官 - 乌克兰瓦莱里·扎卢兹尼(Vinterv)特殊项目dmitry komarov说：“ <text:a xlink:type="simple" xlink:href="https://www.youtube.com/watch" text:style-name="Internet_20_link" text:visited-style-name="Visited_20_Internet_20_Link">
</text:a>
»，报道乌克林福姆。</text:p>
      <text:p text:style-name="P4">
“我看到胜利需要做什么，但我肯定知道胜利将有一个艰难而困难的方法。 我希望上帝会站在我们这一边。 截至今天，我们持有的是乌克兰人民。 这是一名乌克兰士兵和一名中士，乌克兰军官，每天死亡，Cripple，Alletii，” Zaluzhny说。</text:p>
      <text:p text:style-name="P4">
他强调，当我们的人民与<text:a xlink:type="simple" xlink:href="https://www.ukrinform.ua/tag-rosia" text:style-name="Internet_20_link" text:visited-style-name="Visited_20_Internet_20_Link">
</text:a>
但是从白俄罗斯的领土上，入侵者来了“杀死他的妻子，他的孩子们来摧毁他的房子。 这些人不知所措地保护亲人，他们的土地 - 进行了防御。 人事指挥官，我们目前失去了很多人。 因为战争开始了人员，所以老师，工程师和会计师完成了。 这就是现在拒绝的。”他说</text:p>
      <text:p text:style-name="P4">
Zaluzhny指出，胜利的基础不仅将是乌克兰人的英雄主义，而且是先进技术，更有效的技术的使用。 我们一定会来并确保获胜。 “但是到目前为止，一切都坚持了普通百姓的肩膀。 我们的乌克兰人的生命赢得了所有的胜利，他们的生命解放了科尔森，解放了切尔尼希夫，苏米和基夫和基夫地区，”司令-in -in -in -chief说。</text:p>
      <text:p text:style-name="P4">
<text:span text:style-name="T4">
另请阅读：</text:span>
 <text:a xlink:type="simple" xlink:href="https://www.ukrinform.ua/rubric-ato/3708519-zaluznij-rozpoviv-ak-reague-na-ukrainski-vtrati.html" text:style-name="Internet_20_link" text:visited-style-name="Visited_20_Internet_20_Link">
<text:span text:style-name="T4">
 Zaluzhni </text:span>
</text:a>
我们会记得所有的英雄，但我们仍然会有很多工作。</text:p>
      <text:p text:style-name="P4">
Zaluzhny指出，俄罗斯人的生活没有重视。 “阿富汗的损失是苏联的膝盖。 现在，俄罗斯联邦的损失数量远远超过双方都没有停止。 结论只是一个 - 最便宜的国家是人类的生活。 相反，我们很昂贵。”</text:p>
      <text:p text:style-name="P4">
News Source: <text:a xlink:type="simple" xlink:href="https://www.ukrinform.ua/rubric-ato/3708525-zaluznij-osnovou-peremogi-stane-ne-lise-geroizm-ukrainciv-a-j-peredovi-tehnologii.html" text:style-name="Internet_20_link" text:visited-style-name="Visited_20_Internet_20_Link">
https://www.ukrinform.ua/rubric-ato/3708525-zaluznij-osnovou-peremogi-stane-ne-lise-geroizm-ukrainciv-a-j-peredovi-tehnologii.html</text:a>
</text:p>
      <!--NEWS-->
      <text:h text:style-name="P10" text:outline-level="1">
<text:span text:style-name="T4">
入侵开始时俄罗斯联邦的目的是摧毁乌克兰国家 - 扎卢兹尼</text:span>
</text:h>
      <text:p text:style-name="P4">
作者: Ukrinform (Person)</text:p>
      <text:p text:style-name="P4">
出版商: Укринформ (Organization)</text:p>
      <text:p text:style-name="P4">
出版时间: 2023-05-12T-66:26:00+03:00</text:p>
      <text:p text:style-name="P4">
修改时间: 2023-05-12T22:26:00+03:00</text:p>
      <text:p text:style-name="P4">
描述: 俄罗斯军队的目的是杀死乌克兰人。 如果我们现在不摧毁敌人，我们将被摧毁。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Україна', 'Вбивство', 'Валерій Залужний', 'Війна з росією']</text:p>
      <text:p text:style-name="P4">
类型: Article</text:p>
      <!--METADATA-->
      <text:p text:style-name="P4">
<draw:frame draw:style-name="fr1" draw:name="Image59" text:anchor-type="as-char" svg:width="6.9236in" svg:height="3.956343in" draw:z-index="0">
<draw:image xlink:href="../Images/yкринформ/2023-05-12T-66-26-00-03-00/630_360_1676531390-589.jpg" xlink:type="simple" xlink:show="embed" xlink:actuate="onLoad" draw:mime-type="image/jpeg"/>
</draw:frame>
地铁 - 武装是杀死乌克兰人。 如果我们现在不摧毁敌人，我们将被摧毁。</text:p>
      <text:p text:style-name="P4">
这是乌克兰瓦利·萨卢兹尼(Zaluzhny)武装部队的指挥官 - 主持人强调了温特夫特别项目德米特里·科马罗夫(Dmitry Komarov)“ <text:a xlink:type="simple" xlink:href="http://www.youtube.com/watch" text:style-name="Internet_20_link" text:visited-style-name="Visited_20_Internet_20_Link">
</text:a>
»，报道乌克林福姆。</text:p>
      <text:p text:style-name="P4">
他表示，战略目标<text:a xlink:type="simple" xlink:href="https://www.ukrinform.ua/tag-rosia" text:style-name="Internet_20_link" text:visited-style-name="Visited_20_Internet_20_Link">
</text:a>
在入侵乌克兰开始时，是要摧毁乌克兰人。 “他们希望他们能进入有组织的专栏，人们会用面包和盐与他们见面，乌克兰国家已经成为。 但是乌克兰人开始抵抗，乌克兰人开始为自己辩护。 今天，他们从俄罗斯联邦来到这里，有意识地杀死乌克兰人。 这场战争的本质是，如果我们现在不摧毁敌人，我们将被摧毁，因为他们有意识地出现。”</text:p>
      <text:p text:style-name="P4">
武装部队的指挥官 - 主持人强调，俄罗斯人杀死乌克兰人，毕竟他们在乌克兰战场上造成了“疯狂”的损失。 Zaluzhny强调这是他们的目标。</text:p>
      <text:p text:style-name="P4">
<text:span text:style-name="T4">
另请阅读：</text:span>
 <text:a xlink:type="simple" xlink:href="https://www.ukrinform.ua/rubric-ato/3708517-vijskove-kerivnictvo-ukraini-gotuvalosa-do-vtorgnenna-rf-zaluznij.html" text:style-name="Internet_20_link" text:visited-style-name="Visited_20_Internet_20_Link">
<text:span text:style-name="T4">
 Zaluzhni </text:span>
</text:a>
他补充说：“奇怪的是，这发生在21世纪，当时科学发展时，仍然有祖父母在第二次世界大战期间经历了一切……但是，他们有意识地去杀死乌克兰人。”</text:p>
      <text:p text:style-name="P4">
据报道，乌克兰的国防军从2022年2月24日至2023年5月12日<text:a xlink:type="simple" xlink:href="https://www.ukrinform.ua/rubric-ato/3708073-sili-oboroni-znisili-197-670-rosijskih-zagarbnikiv.html" text:style-name="Internet_20_link" text:visited-style-name="Visited_20_Internet_20_Link">
</text:a>
 .</text:p>
      <text:p text:style-name="P4">
News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一名志愿者在撤离人民死亡时遭到俄罗斯炮击的志愿者</text:span>
</text:h>
      <text:p text:style-name="P4">
作者: Ukrinform (Person)</text:p>
      <text:p text:style-name="P4">
出版商: Укринформ (Organization)</text:p>
      <text:p text:style-name="P4">
出版时间: 2023-05-12T-68:22:00+03:00</text:p>
      <text:p text:style-name="P4">
修改时间: 2023-05-12T22:22:00+03:00</text:p>
      <text:p text:style-name="P4">
描述: 志愿者Yevgeny Sanin死于Kharkiv，后者受到俄罗斯炮击，撤离了战区的人们，医生为他的一生而战。  - 乌克林。</text:p>
      <text:p text:style-name="P4">
图片: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标签: ['Обстріл', 'Волонтери', 'Харків', 'Війна з росією']</text:p>
      <text:p text:style-name="P4">
类型: Article</text:p>
      <!--METADATA-->
      <text:p text:style-name="P4">
<draw:frame draw:style-name="fr1" draw:name="Image60" text:anchor-type="as-char" svg:width="6.9236in" svg:height="3.956343in" draw:z-index="0">
<draw:image xlink:href="../Images/yкринформ/2023-05-12T-68-22-00-03-00/630_360_1617451420-842.jpg" xlink:type="simple" xlink:show="embed" xlink:actuate="onLoad" draw:mime-type="image/jpeg"/>
</draw:frame>
在哈尔基夫(Kharkiv)的志愿者伊夫根尼·萨宁(Yevgeny Sanin)遭到俄罗斯炮击，撤离战区的人们，医生为他的一生而战。</text:p>
      <text:p text:style-name="P4">
报道说，这是Sanina的朋友在社交网络上的报道。</text:p>
      <text:p text:style-name="P4">
“一个可怕的损失……今天早上。 我们相信最后一个。 我们希望您会站起来，您不合时宜...(https://www.facebook.com/yuliya.litvishko/posts/pfbid02mvTw8DAyyRXzoaSLGgUNna6bkeubUh9uLUabJqdgDMDpgVg4r7yMMRB6ZU1gfTEHl).</text:p>
      <text:p text:style-name="P4">
<draw:frame draw:style-name="fr1" draw:name="Image61" text:anchor-type="as-char" svg:width="6.9236in" svg:height="6.9236in" draw:z-index="0">
<draw:image xlink:href="../Images/yкринформ/2023-05-12T-68-22-00-03-00/1683919277-490.jpg" xlink:type="simple" xlink:show="embed" xlink:actuate="onLoad" draw:mime-type="image/jpeg"/>
</draw:frame>
Sanina于5月14日被埋葬在Kharkiv的18号公墓的荣耀之旅中。</text:p>
      <text:p text:style-name="P4">
作为 <text:a xlink:type="simple" xlink:href="https://youtu.be/r_EhSqJ175I" text:style-name="Internet_20_link" text:visited-style-name="Visited_20_Internet_20_Link">
 </text:a>
，4月13日的组织盛会室撤离小组落在俄罗斯[]下<text:a xlink:type="simple" xlink:href="https://www.ukrinform.ua/tag-obstril" text:style-name="Internet_20_link" text:visited-style-name="Visited_20_Internet_20_Link">
</text:a>
在哈尔基夫地区的库平地区。 入侵者亲吻了耶夫根尼·萨宁(Yevgeny Sanin)所在的第一辆汽车，志愿者受了重伤。</text:p>
      <text:p text:style-name="P4">
Yevgeny Sanin -Kharkiv Rieltor，从2022年2月24日开始，尤其是志愿者，特别是参加了通过Pechenezh大坝暂时占领了哈尔基夫地区的居民的撤离。 去年夏天，这条道路被称为“昂贵的生活”，这也许是唯一可以控制乌克兰控制领土的机会。</text:p>
      <text:p text:style-name="P4">
News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Zaluzhny：胜利的基础不仅是乌克兰人的英雄主义，而且还将是高级技术</text:span>
</text:h>
      <text:p text:style-name="P4">
作者: Ukrinform (Person)</text:p>
      <text:p text:style-name="P4">
出版商: Укринформ (Organization)</text:p>
      <text:p text:style-name="P4">
出版时间: 2023-05-12T-6:31:00+03:00</text:p>
      <text:p text:style-name="P4">
修改时间: 2023-05-12T22:31:00+03:00</text:p>
      <text:p text:style-name="P4">
描述: 乌克兰有一种赢得入侵者的漫长而困难的方法。  - 乌克林。</text:p>
      <text:p text:style-name="P4">
图片: ["<text:a xlink:type="simple" xlink:href="https://static.ukrinform.com/photos/2023_03/thumb_files/630_360_1678133026-483.jpg" text:style-name="Internet_20_link" text:visited-style-name="Visited_20_Internet_20_Link">
630_360_16781...</text:a>
"]</text:p>
      <text:p text:style-name="P4">
标签: ['Технології', 'Україна', 'Валерій Залужний', 'Війна з росією']</text:p>
      <text:p text:style-name="P4">
类型: Article</text:p>
      <!--METADATA-->
      <text:p text:style-name="P4">
<draw:frame draw:style-name="fr1" draw:name="Image62" text:anchor-type="as-char" svg:width="6.9236in" svg:height="3.956343in" draw:z-index="0">
<draw:image xlink:href="../Images/yкринформ/2023-05-12T-6-31-00-03-00/630_360_1678133026-483.jpg" xlink:type="simple" xlink:show="embed" xlink:actuate="onLoad" draw:mime-type="image/jpeg"/>
</draw:frame>
乌克兰有一种漫长而困难的侵略者的方式。</text:p>
      <text:p text:style-name="P4">
乌克兰武装部队的指挥官 - 乌克兰瓦莱里·扎卢兹尼(Vinterv)特殊项目dmitry komarov说：“ <text:a xlink:type="simple" xlink:href="https://www.youtube.com/watch" text:style-name="Internet_20_link" text:visited-style-name="Visited_20_Internet_20_Link">
</text:a>
»，报道乌克林福姆。</text:p>
      <text:p text:style-name="P4">
“我看到胜利需要做什么，但我肯定知道胜利将有一个艰难而困难的方法。 我希望上帝会站在我们这一边。 截至今天，我们持有的是乌克兰人民。 这是一名乌克兰士兵和一名中士，乌克兰军官，每天死亡，Cripple，Alletii，” Zaluzhny说。</text:p>
      <text:p text:style-name="P4">
他强调，当我们的人民与<text:a xlink:type="simple" xlink:href="https://www.ukrinform.ua/tag-rosia" text:style-name="Internet_20_link" text:visited-style-name="Visited_20_Internet_20_Link">
</text:a>
但是从白俄罗斯的领土上，入侵者来了“杀死他的妻子，他的孩子们来摧毁他的房子。 这些人不知所措地保护亲人，他们的土地 - 进行了防御。 人事指挥官，我们目前失去了很多人。 因为战争开始了人员，所以老师，工程师和会计师完成了。 这就是现在拒绝的。”他说</text:p>
      <text:p text:style-name="P4">
Zaluzhny指出，胜利的基础不仅将是乌克兰人的英雄主义，而且是先进技术，更有效的技术的使用。 我们一定会来并确保获胜。 “但是到目前为止，一切都坚持了普通百姓的肩膀。 我们的乌克兰人的生命赢得了所有的胜利，他们的生命解放了科尔森，解放了切尔尼希夫，苏米和基夫和基夫地区，”司令-in -in -in -chief说。</text:p>
      <text:p text:style-name="P4">
<text:span text:style-name="T4">
另请阅读：</text:span>
 <text:a xlink:type="simple" xlink:href="https://www.ukrinform.ua/rubric-ato/3708519-zaluznij-rozpoviv-ak-reague-na-ukrainski-vtrati.html" text:style-name="Internet_20_link" text:visited-style-name="Visited_20_Internet_20_Link">
<text:span text:style-name="T4">
 Zaluzhni </text:span>
</text:a>
我们会记得所有的英雄，但我们仍然会有很多工作。</text:p>
      <text:p text:style-name="P4">
Zaluzhny指出，俄罗斯人的生活没有重视。 “阿富汗的损失是苏联的膝盖。 现在，俄罗斯联邦的损失数量远远超过双方都没有停止。 结论只是一个 - 最便宜的国家是人类的生活。 相反，我们很昂贵。”</text:p>
      <text:p text:style-name="P4">
News Source: <text:a xlink:type="simple" xlink:href="https://www.ukrinform.ua/rubric-ato/3708525-zaluznij-osnovou-peremogi-stane-ne-lise-geroizm-ukrainciv-a-j-peredovi-tehnologii.html" text:style-name="Internet_20_link" text:visited-style-name="Visited_20_Internet_20_Link">
https://www.ukrinform.ua/rubric-ato/3708525-zaluznij-osnovou-peremogi-stane-ne-lise-geroizm-ukrainciv-a-j-peredovi-tehnologii.html</text:a>
</text:p>
      <!--NEWS-->
      <text:h text:style-name="P10" text:outline-level="1">
<text:span text:style-name="T4">
入侵开始时俄罗斯联邦的目的是摧毁乌克兰国家 - 扎卢兹尼</text:span>
</text:h>
      <text:p text:style-name="P4">
作者: Ukrinform (Person)</text:p>
      <text:p text:style-name="P4">
出版商: Укринформ (Organization)</text:p>
      <text:p text:style-name="P4">
出版时间: 2023-05-12T-70:26:00+03:00</text:p>
      <text:p text:style-name="P4">
修改时间: 2023-05-12T22:26:00+03:00</text:p>
      <text:p text:style-name="P4">
描述: 俄罗斯军队的目的是杀死乌克兰人。 如果我们现在不摧毁敌人，我们将被摧毁。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Україна', 'Вбивство', 'Валерій Залужний', 'Війна з росією']</text:p>
      <text:p text:style-name="P4">
类型: Article</text:p>
      <!--METADATA-->
      <text:p text:style-name="P4">
<draw:frame draw:style-name="fr1" draw:name="Image63" text:anchor-type="as-char" svg:width="6.9236in" svg:height="3.956343in" draw:z-index="0">
<draw:image xlink:href="../Images/yкринформ/2023-05-12T-70-26-00-03-00/630_360_1676531390-589.jpg" xlink:type="simple" xlink:show="embed" xlink:actuate="onLoad" draw:mime-type="image/jpeg"/>
</draw:frame>
地铁 - 武装是杀死乌克兰人。 如果我们现在不摧毁敌人，我们将被摧毁。</text:p>
      <text:p text:style-name="P4">
这是乌克兰瓦利·萨卢兹尼(Zaluzhny)武装部队的指挥官 - 主持人强调了温特夫特别项目德米特里·科马罗夫(Dmitry Komarov)“ <text:a xlink:type="simple" xlink:href="http://www.youtube.com/watch" text:style-name="Internet_20_link" text:visited-style-name="Visited_20_Internet_20_Link">
</text:a>
»，报道乌克林福姆。</text:p>
      <text:p text:style-name="P4">
他表示，战略目标<text:a xlink:type="simple" xlink:href="https://www.ukrinform.ua/tag-rosia" text:style-name="Internet_20_link" text:visited-style-name="Visited_20_Internet_20_Link">
</text:a>
在入侵乌克兰开始时，是要摧毁乌克兰人。 “他们希望他们能进入有组织的专栏，人们会用面包和盐与他们见面，乌克兰国家已经成为。 但是乌克兰人开始抵抗，乌克兰人开始为自己辩护。 今天，他们从俄罗斯联邦来到这里，有意识地杀死乌克兰人。 这场战争的本质是，如果我们现在不摧毁敌人，我们将被摧毁，因为他们有意识地出现。”</text:p>
      <text:p text:style-name="P4">
武装部队的指挥官 - 主持人强调，俄罗斯人杀死乌克兰人，毕竟他们在乌克兰战场上造成了“疯狂”的损失。 Zaluzhny强调这是他们的目标。</text:p>
      <text:p text:style-name="P4">
<text:span text:style-name="T4">
另请阅读：</text:span>
 <text:a xlink:type="simple" xlink:href="https://www.ukrinform.ua/rubric-ato/3708517-vijskove-kerivnictvo-ukraini-gotuvalosa-do-vtorgnenna-rf-zaluznij.html" text:style-name="Internet_20_link" text:visited-style-name="Visited_20_Internet_20_Link">
<text:span text:style-name="T4">
 Zaluzhni </text:span>
</text:a>
他补充说：“奇怪的是，这发生在21世纪，当时科学发展时，仍然有祖父母在第二次世界大战期间经历了一切……但是，他们有意识地去杀死乌克兰人。”</text:p>
      <text:p text:style-name="P4">
据报道，乌克兰的国防军从2022年2月24日至2023年5月12日<text:a xlink:type="simple" xlink:href="https://www.ukrinform.ua/rubric-ato/3708073-sili-oboroni-znisili-197-670-rosijskih-zagarbnikiv.html" text:style-name="Internet_20_link" text:visited-style-name="Visited_20_Internet_20_Link">
</text:a>
 .</text:p>
      <text:p text:style-name="P4">
News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一名志愿者在撤离人民死亡时遭到俄罗斯炮击的志愿者</text:span>
</text:h>
      <text:p text:style-name="P4">
作者: Ukrinform (Person)</text:p>
      <text:p text:style-name="P4">
出版商: Укринформ (Organization)</text:p>
      <text:p text:style-name="P4">
出版时间: 2023-05-12T-72:22:00+03:00</text:p>
      <text:p text:style-name="P4">
修改时间: 2023-05-12T22:22:00+03:00</text:p>
      <text:p text:style-name="P4">
描述: 志愿者Yevgeny Sanin死于Kharkiv，后者受到俄罗斯炮击，撤离了战区的人们，医生为他的一生而战。  - 乌克林。</text:p>
      <text:p text:style-name="P4">
图片: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标签: ['Обстріл', 'Волонтери', 'Харків', 'Війна з росією']</text:p>
      <text:p text:style-name="P4">
类型: Article</text:p>
      <!--METADATA-->
      <text:p text:style-name="P4">
<draw:frame draw:style-name="fr1" draw:name="Image64" text:anchor-type="as-char" svg:width="6.9236in" svg:height="3.956343in" draw:z-index="0">
<draw:image xlink:href="../Images/yкринформ/2023-05-12T-72-22-00-03-00/630_360_1617451420-842.jpg" xlink:type="simple" xlink:show="embed" xlink:actuate="onLoad" draw:mime-type="image/jpeg"/>
</draw:frame>
在哈尔基夫(Kharkiv)的志愿者伊夫根尼·萨宁(Yevgeny Sanin)遭到俄罗斯炮击，撤离战区的人们，医生为他的一生而战。</text:p>
      <text:p text:style-name="P4">
报道说，这是Sanina的朋友在社交网络上的报道。</text:p>
      <text:p text:style-name="P4">
“一个可怕的损失……今天早上。 我们相信最后一个。 我们希望您会站起来，您不合时宜...(https://www.facebook.com/yuliya.litvishko/posts/pfbid02mvTw8DAyyRXzoaSLGgUNna6bkeubUh9uLUabJqdgDMDpgVg4r7yMMRB6ZU1gfTEHl).</text:p>
      <text:p text:style-name="P4">
<draw:frame draw:style-name="fr1" draw:name="Image65" text:anchor-type="as-char" svg:width="6.9236in" svg:height="6.9236in" draw:z-index="0">
<draw:image xlink:href="../Images/yкринформ/2023-05-12T-72-22-00-03-00/1683919277-490.jpg" xlink:type="simple" xlink:show="embed" xlink:actuate="onLoad" draw:mime-type="image/jpeg"/>
</draw:frame>
Sanina于5月14日被埋葬在Kharkiv的18号公墓的荣耀之旅中。</text:p>
      <text:p text:style-name="P4">
作为 <text:a xlink:type="simple" xlink:href="https://youtu.be/r_EhSqJ175I" text:style-name="Internet_20_link" text:visited-style-name="Visited_20_Internet_20_Link">
 </text:a>
，4月13日的组织盛会室撤离小组落在俄罗斯[]下<text:a xlink:type="simple" xlink:href="https://www.ukrinform.ua/tag-obstril" text:style-name="Internet_20_link" text:visited-style-name="Visited_20_Internet_20_Link">
</text:a>
在哈尔基夫地区的库平地区。 入侵者亲吻了耶夫根尼·萨宁(Yevgeny Sanin)所在的第一辆汽车，志愿者受了重伤。</text:p>
      <text:p text:style-name="P4">
Yevgeny Sanin -Kharkiv Rieltor，从2022年2月24日开始，尤其是志愿者，特别是参加了通过Pechenezh大坝暂时占领了哈尔基夫地区的居民的撤离。 去年夏天，这条道路被称为“昂贵的生活”，这也许是唯一可以控制乌克兰控制领土的机会。</text:p>
      <text:p text:style-name="P4">
News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Poltavska Oblast（08:03）。 红色警报：空中威胁。 警笛声。 立即掩盖！</text:span>
</text:h>
      <text:p text:style-name="P4">
作者: liveuamap (Language: en)</text:p>
      <text:p text:style-name="P4">
时间: 2023-05-12T02:05:00</text:p>
      <text:p text:style-name="P4">
地点: Poltavska Oblast (Latitude:49.47779 Longtitude:33.8184)</text:p>
      <text:p text:style-name="P4">
视频: []</text:p>
      <text:p text:style-name="P4">
图片: []</text:p>
      <text:p text:style-name="P4">
标签: ["Europe", "Central and Eastern Europe"]</text:p>
      <text:p text:style-name="P4">
Id: 22562273</text:p>
      <!--METADATA-->
      <text:p text:style-name="P4">
poltava(08:03). Red Alert: aerial threat. Sirens sounding. Take covernow!</text:p>
      <text:p text:style-name="P4">
News Collection Link: <text:a xlink:type="simple" xlink:href="https://liveuamap.com/en/2023/12-may-poltavska-oblast0803-red-alert-aerial-g" text:style-name="Internet_20_link" text:visited-style-name="Visited_20_Internet_20_Link">
https://liveuamap.com/en/2023/12-may-poltavska-oblast0803-red-alert-aerial-g</text:a>
</text:p>
      <text:p text:style-name="P4">
News Source: <text:a xlink:type="simple" xlink:href="https://t.me/air_alert_ua/45073" text:style-name="Internet_20_link" text:visited-style-name="Visited_20_Internet_20_Link">
https://t.me/air_alert_ua/45073</text:a>
</text:p>
      <!--NEWS-->
      <text:h text:style-name="P10" text:outline-level="1">
<text:span text:style-name="T4">
Dnipro，Dnipropetrovska Oblast（08:22）。 红色警报：空中威胁。 警笛声。 掩护...</text:span>
</text:h>
      <text:p text:style-name="P4">
作者: liveuamap (Language: en)</text:p>
      <text:p text:style-name="P4">
时间: 2023-05-12T02:23:00</text:p>
      <text:p text:style-name="P4">
地点: Dnipro (Latitude:48.46053 Longtitude:35.03805)</text:p>
      <text:p text:style-name="P4">
视频: []</text:p>
      <text:p text:style-name="P4">
图片: []</text:p>
      <text:p text:style-name="P4">
标签: ["Europe", "Central and Eastern Europe"]</text:p>
      <text:p text:style-name="P4">
Id: 22562287</text:p>
      <!--METADATA-->
      <text:p text:style-name="P4">
dnipro，dnipropetrovsk区域(08:22). Red Alert: aerial threat. Sirenssounding. Take cover now!</text:p>
      <text:p text:style-name="P4">
News Collection Link: <text:a xlink:type="simple" xlink:href="https://liveuamap.com/en/2023/12-may-dnipro-dnipropetrovska-oblast0822-red-g" text:style-name="Internet_20_link" text:visited-style-name="Visited_20_Internet_20_Link">
https://liveuamap.com/en/2023/12-may-dnipro-dnipropetrovska-oblast0822-red-g</text:a>
</text:p>
      <text:p text:style-name="P4">
News Source: <text:a xlink:type="simple" xlink:href="https://t.me/air_alert_ua/45075" text:style-name="Internet_20_link" text:visited-style-name="Visited_20_Internet_20_Link">
https://t.me/air_alert_ua/45075</text:a>
</text:p>
      <!--NEWS-->
      <text:h text:style-name="P10" text:outline-level="1">
<text:span text:style-name="T4">
Kharkiv，Kharkiv地区，Poltava地区，Zaporizhhya地区，顿涅茨克地区（09:13）。 红色...</text:span>
</text:h>
      <text:p text:style-name="P4">
作者: liveuamap (Language: en)</text:p>
      <text:p text:style-name="P4">
时间: 2023-05-12T03:14:00</text:p>
      <text:p text:style-name="P4">
地点: Kharkiv (Latitude:49.98077 Longtitude:36.25302)</text:p>
      <text:p text:style-name="P4">
视频: []</text:p>
      <text:p text:style-name="P4">
图片: []</text:p>
      <text:p text:style-name="P4">
标签: ["Europe", "Central and Eastern Europe"]</text:p>
      <text:p text:style-name="P4">
Id: 22562289</text:p>
      <!--METADATA-->
      <text:p text:style-name="P4">
Kharkiv，Kharkiv地区，Poltava地区，Zaporizhhya地区，Donetsk Block(09:13). Red Alert: aerial threat. Sirens sounding. Take cover now!</text:p>
      <text:p text:style-name="P4">
News Collection Link: <text:a xlink:type="simple" xlink:href="https://liveuamap.com/en/2023/12-may-kharkiv-kharkivska-oblast-poltavska-obg" text:style-name="Internet_20_link" text:visited-style-name="Visited_20_Internet_20_Link">
https://liveuamap.com/en/2023/12-may-kharkiv-kharkivska-oblast-poltavska-obg</text:a>
</text:p>
      <text:p text:style-name="P4">
News Source: <text:a xlink:type="simple" xlink:href="https://t.me/air_alert_ua/45080" text:style-name="Internet_20_link" text:visited-style-name="Visited_20_Internet_20_Link">
https://t.me/air_alert_ua/45080</text:a>
</text:p>
      <!--NEWS-->
      <text:h text:style-name="P10" text:outline-level="1">
<text:span text:style-name="T4">
Sumska Oblast（09:15）。 红色警报：空中威胁。 警笛声。 立即掩盖！</text:span>
</text:h>
      <text:p text:style-name="P4">
作者: liveuamap (Language: en)</text:p>
      <text:p text:style-name="P4">
时间: 2023-05-12T03:16:00</text:p>
      <text:p text:style-name="P4">
地点: Sumska Oblast (Latitude:51.00000000 Longtitude:34.00000000)</text:p>
      <text:p text:style-name="P4">
视频: []</text:p>
      <text:p text:style-name="P4">
图片: []</text:p>
      <text:p text:style-name="P4">
标签: ["Europe", "Central and Eastern Europe"]</text:p>
      <text:p text:style-name="P4">
Id: 22562290</text:p>
      <!--METADATA-->
      <text:p text:style-name="P4">
Sumy地区(09:15). Red Alert: aerial threat. Sirens sounding. Take covernow!</text:p>
      <text:p text:style-name="P4">
News Collection Link: <text:a xlink:type="simple" xlink:href="https://liveuamap.com/en/2023/12-may-sumska-oblast0915-red-alert-aerial-thrg" text:style-name="Internet_20_link" text:visited-style-name="Visited_20_Internet_20_Link">
https://liveuamap.com/en/2023/12-may-sumska-oblast0915-red-alert-aerial-thrg</text:a>
</text:p>
      <text:p text:style-name="P4">
News Source: <text:a xlink:type="simple" xlink:href="https://t.me/air_alert_ua/45081" text:style-name="Internet_20_link" text:visited-style-name="Visited_20_Internet_20_Link">
https://t.me/air_alert_ua/45081</text:a>
</text:p>
      <!--NEWS-->
      <text:h text:style-name="P10" text:outline-level="1">
<text:span text:style-name="T4">
尼科波尔的火炮炮击</text:span>
</text:h>
      <text:p text:style-name="P4">
作者: liveuamap (Language: en)</text:p>
      <text:p text:style-name="P4">
时间: 2023-05-12T03:23:00</text:p>
      <text:p text:style-name="P4">
地点: Nikopol (Latitude:47.55869 Longtitude:34.38068)</text:p>
      <text:p text:style-name="P4">
视频: []</text:p>
      <text:p text:style-name="P4">
图片: []</text:p>
      <text:p text:style-name="P4">
标签: ["Europe", "Central and Eastern Europe"]</text:p>
      <text:p text:style-name="P4">
Id: 22562306</text:p>
      <!--METADATA-->
      <text:p text:style-name="P4">
尼科波尔的火炮炮击</text:p>
      <text:p text:style-name="P4">
新闻集链接：<text:a xlink:type="simple" xlink:href="https://liveuamap.com/en/2023/12-may-artillery-shelling-in-nikopol" text:style-name="Internet_20_link" text:visited-style-name="Visited_20_Internet_20_Link">
https://liveuamap.com/en/2023/12-may-Artillery-shelling-innikopol</text:a>
</text:p>
      <text:p text:style-name="P4">
News Source: <text:a xlink:type="simple" xlink:href="https://t.me/dnepr_operativ/41660" text:style-name="Internet_20_link" text:visited-style-name="Visited_20_Internet_20_Link">
https://t.me/dnepr_operativ/41660</text:a>
</text:p>
      <!--NEWS-->
      <text:h text:style-name="P10" text:outline-level="1">
<text:span text:style-name="T4">
中国特别使节访问乌克兰星期一：外交部</text:span>
</text:h>
      <text:p text:style-name="P4">
作者: liveuamap (Language: en)</text:p>
      <text:p text:style-name="P4">
时间: 2023-05-12T04:23:00</text:p>
      <text:p text:style-name="P4">
地点: Beijing, Beijing Shi (Latitude:39.92343 Longtitude:116.43551)</text:p>
      <text:p text:style-name="P4">
视频: []</text:p>
      <text:p text:style-name="P4">
图片: []</text:p>
      <text:p text:style-name="P4">
标签: ["China", "Asia"]</text:p>
      <text:p text:style-name="P4">
Id: 22562315</text:p>
      <!--METADATA-->
      <text:p text:style-name="P4">
中国特别使节访问乌克兰星期一：外交部</text:p>
      <text:p text:style-name="P4">
新闻集链接：<text:a xlink:type="simple" xlink:href="https://liveuamap.com/en/2023/12-may-china-special-envoy-to-visit-ukraine-monday-foreign" text:style-name="Internet_20_link" text:visited-style-name="Visited_20_Internet_20_Link">
https://liveuamap.com/en/2023/2023/12-may-china-pecial-envoy-to-visit-visit-ukraine-monday-foreign-foreign</text:a>
</text:p>
      <text:p text:style-name="P4">
News Source: <text:a xlink:type="simple" xlink:href="https://twitter.com/AFP/status/1656922916272087047" text:style-name="Internet_20_link" text:visited-style-name="Visited_20_Internet_20_Link">
https://twitter.com/AFP/status/1656922916272087047</text:a>
</text:p>
      <!--NEWS-->
      <text:h text:style-name="P10" text:outline-level="1">
<text:span text:style-name="T4">
哈尔基夫，哈尔基夫斯卡汉堡（10:42）。 红色警报：空中威胁。 警笛声。 立即掩盖！</text:span>
</text:h>
      <text:p text:style-name="P4">
作者: liveuamap (Language: en)</text:p>
      <text:p text:style-name="P4">
时间: 2023-05-12T04:42:00</text:p>
      <text:p text:style-name="P4">
地点: Kharkiv (Latitude:49.98014 Longtitude:36.25379)</text:p>
      <text:p text:style-name="P4">
视频: []</text:p>
      <text:p text:style-name="P4">
图片: []</text:p>
      <text:p text:style-name="P4">
标签: ["Europe", "Central and Eastern Europe"]</text:p>
      <text:p text:style-name="P4">
Id: 22562309</text:p>
      <!--METADATA-->
      <text:p text:style-name="P4">
哈尔基夫(Kharkiv)，哈尔基夫地区(10:42). Red Alert: aerial threat. Sirens sounding.Take cover now!</text:p>
      <text:p text:style-name="P4">
News Collection Link: <text:a xlink:type="simple" xlink:href="https://liveuamap.com/en/2023/12-may-kharkiv-kharkivska-oblast1042-red-alerg" text:style-name="Internet_20_link" text:visited-style-name="Visited_20_Internet_20_Link">
https://liveuamap.com/en/2023/12-may-kharkiv-kharkivska-oblast1042-red-alerg</text:a>
</text:p>
      <text:p text:style-name="P4">
News Source: <text:a xlink:type="simple" xlink:href="https://t.me/suspilnekharkiv/24752" text:style-name="Internet_20_link" text:visited-style-name="Visited_20_Internet_20_Link">
https://t.me/suspilnekharkiv/24752</text:a>
</text:p>
      <!--NEWS-->
      <text:h text:style-name="P10" text:outline-level="1">
<text:span text:style-name="T4">
Zaporizhhya地区Poltava地区，Cherkasy地区Kirovohrad地区（10：CHZ）。 红色ALRT：...</text:span>
</text:h>
      <text:p text:style-name="P4">
作者: liveuamap (Language: en)</text:p>
      <text:p text:style-name="P4">
时间: 2023-05-12T04:44:00</text:p>
      <text:p text:style-name="P4">
地点: Poltavska Oblast (Latitude:49.47594 Longtitude:33.81801)</text:p>
      <text:p text:style-name="P4">
视频: []</text:p>
      <text:p text:style-name="P4">
图片: []</text:p>
      <text:p text:style-name="P4">
标签: ["Europe", "Central and Eastern Europe"]</text:p>
      <text:p text:style-name="P4">
Id: 22562311</text:p>
      <!--METADATA-->
      <text:p text:style-name="P4">
Cherkasyoblast Kirovohrad地区Zaporizhzhia地区Poltava地区(10:43). Red Alert: aerial threat. Sirens sounding. Take cover now!</text:p>
      <text:p text:style-name="P4">
News Collection Link: <text:a xlink:type="simple" xlink:href="https://liveuamap.com/en/2023/12-may-poltavska-oblast-zaporizka-oblast-kirog" text:style-name="Internet_20_link" text:visited-style-name="Visited_20_Internet_20_Link">
https://liveuamap.com/en/2023/12-may-poltavska-oblast-zaporizka-oblast-kirog</text:a>
</text:p>
      <text:p text:style-name="P4">
News Source: <text:a xlink:type="simple" xlink:href="https://t.me/air_alert_ua/45094" text:style-name="Internet_20_link" text:visited-style-name="Visited_20_Internet_20_Link">
https://t.me/air_alert_ua/45094</text:a>
</text:p>
      <!--NEWS-->
      <text:h text:style-name="P10" text:outline-level="1">
<text:span text:style-name="T4">
在赫尔森炮击</text:span>
</text:h>
      <text:p text:style-name="P4">
作者: liveuamap (Language: en)</text:p>
      <text:p text:style-name="P4">
时间: 2023-05-12T04:53:12</text:p>
      <text:p text:style-name="P4">
地点: Kherson (Latitude:46.62409 Longtitude:32.60347)</text:p>
      <text:p text:style-name="P4">
视频: []</text:p>
      <text:p text:style-name="P4">
图片: ["<text:a xlink:type="simple" xlink:href="https://liveuamap.com/pics/2023/05/12/22562312_0.jpg" text:style-name="Internet_20_link" text:visited-style-name="Visited_20_Internet_20_Link">
22562312_0.jpg</text:a>
"]</text:p>
      <text:p text:style-name="P4">
标签: []</text:p>
      <text:p text:style-name="P4">
Id: 22562312</text:p>
      <!--METADATA-->
      <text:p text:style-name="P4">
在赫尔森炮击</text:p>
      <text:p text:style-name="P4">
<draw:frame draw:style-name="fr1" draw:name="Image66" text:anchor-type="as-char" svg:width="6.9236in" svg:height="4.128752in" draw:z-index="0">
<draw:image xlink:href="../Images/liveuamap/2023-05-12T04-53-12/22562312_0.jpg" xlink:type="simple" xlink:show="embed" xlink:actuate="onLoad" draw:mime-type="image/jpeg"/>
</draw:frame>
新闻集链接：<text:a xlink:type="simple" xlink:href="https://liveuamap.com/en/2023/12-may-shelling-in-kherson-" text:style-name="Internet_20_link" text:visited-style-name="Visited_20_Internet_20_Link">
https://liveuamap.com/en/2023/2023/12-may-shelling-in-in-kherson-</text:a>
</text:p>
      <text:p text:style-name="P4">
News Source: <text:a xlink:type="simple" xlink:href="https://t.me/hueviyherson/39322" text:style-name="Internet_20_link" text:visited-style-name="Visited_20_Internet_20_Link">
https://t.me/hueviyherson/39322</text:a>
</text:p>
      <!--NEWS-->
      <text:h text:style-name="P10" text:outline-level="1">
<text:span text:style-name="T4">
俄罗斯军队进行了6次导弹，59次空袭和95多个MLR炮击， - 一代...</text:span>
</text:h>
      <text:p text:style-name="P4">
作者: liveuamap (Language: en)</text:p>
      <text:p text:style-name="P4">
时间: 2023-05-12T05:38:00</text:p>
      <text:p text:style-name="P4">
地点: Chernihiv (Latitude:52.39865 Longtitude:33.45759)</text:p>
      <text:p text:style-name="P4">
视频: []</text:p>
      <text:p text:style-name="P4">
图片: []</text:p>
      <text:p text:style-name="P4">
标签: ["Russia"]</text:p>
      <text:p text:style-name="P4">
Id: 22562335</text:p>
      <!--METADATA-->
      <text:p text:style-name="P4">
俄罗斯军队进行了6次导弹罢工，59次空袭，超过95次炮击司法部队 - 乌克兰武装部队的总参谋部。</text:p>
      <text:p text:style-name="P4">
新闻集链接：<text:a xlink:type="simple" xlink:href="https://liveuamap.com/en/2023/12-may-russian-army-conducted-6-missile-strikes-59-airstrikes" text:style-name="Internet_20_link" text:visited-style-name="Visited_20_Internet_20_Link">
https://liveuamap.com/en/2023/2023/12-may-russian-army-conducted-6-missile-strikes-59-</text:a>
</text:p>
      <text:p text:style-name="P4">
News Source: <text:a xlink:type="simple" xlink:href="https://t.me/lumsrc/4757" text:style-name="Internet_20_link" text:visited-style-name="Visited_20_Internet_20_Link">
https://t.me/lumsrc/4757</text:a>
</text:p>
      <!--NEWS-->
      <text:h text:style-name="P10" text:outline-level="1">
<text:span text:style-name="T4">
俄罗斯部队在Lyman，Bakhmut，Avdiivka和Maryinka Directio进行进攻行动...</text:span>
</text:h>
      <text:p text:style-name="P4">
作者: liveuamap (Language: en)</text:p>
      <text:p text:style-name="P4">
时间: 2023-05-12T05:40:30</text:p>
      <text:p text:style-name="P4">
地点: Donetsk (Latitude:47.85395 Longtitude:37.51076)</text:p>
      <text:p text:style-name="P4">
视频: []</text:p>
      <text:p text:style-name="P4">
图片: []</text:p>
      <text:p text:style-name="P4">
标签: ["Russia"]</text:p>
      <text:p text:style-name="P4">
Id: 22562319</text:p>
      <!--METADATA-->
      <text:p text:style-name="P4">
俄罗斯部队在莱曼，巴赫穆特，阿夫迪夫卡和玛丽卡执行进攻行动。 乌克兰军队遭到了44次俄罗斯袭击。 乌克兰武装部队的一般史塔夫在早晨的报告中说，冲突仍在</text:p>
      <text:p text:style-name="P4">
新闻集链接：<text:a xlink:type="simple" xlink:href="https://liveuamap.com/en/2023/12-may-russian-forces-conducting-offensive-actions-at-lyman" text:style-name="Internet_20_link" text:visited-style-name="Visited_20_Internet_20_Link">
https://liveuamap.com/en/2023/2023/12-may-russian-forces-conducting-contresident-actions-actions-actions-at-lyman</text:a>
</text:p>
      <text:p text:style-name="P4">
News Source: <text:a xlink:type="simple" xlink:href="https://t.me/lumsrc/4766" text:style-name="Internet_20_link" text:visited-style-name="Visited_20_Internet_20_Link">
https://t.me/lumsrc/4766</text:a>
</text:p>
      <!--NEWS-->
      <text:h text:style-name="P10" text:outline-level="1">
<text:span text:style-name="T4">
防空击落了Belgorod的大型空中物体一夜之间</text:span>
</text:h>
      <text:p text:style-name="P4">
作者: liveuamap (Language: en)</text:p>
      <text:p text:style-name="P4">
时间: 2023-05-12T05:47:00</text:p>
      <text:p text:style-name="P4">
地点: Belgorod, Belgorodskaya oblast' (Latitude:50.59196 Longtitude:36.61263)</text:p>
      <text:p text:style-name="P4">
视频: []</text:p>
      <text:p text:style-name="P4">
图片: []</text:p>
      <text:p text:style-name="P4">
标签: ["Europe", "Russia"]</text:p>
      <text:p text:style-name="P4">
Id: 22562336</text:p>
      <!--METADATA-->
      <text:p text:style-name="P4">
防空击落了Belgorod的大型空中物体一夜之间</text:p>
      <text:p text:style-name="P4">
新闻集链接：<text:a xlink:type="simple" xlink:href="https://liveuamap.com/en/2023/12-may-air-defense-shot-down-big-aerial-object-over-belgorod" text:style-name="Internet_20_link" text:visited-style-name="Visited_20_Internet_20_Link">
https://liveuamap.com/en/2023/2023/12-may-air-defense-shot-down-big-aerial-aerial-aerial-object-oberd-belgorod</text:a>
</text:p>
      <text:p text:style-name="P4">
News Source: <text:a xlink:type="simple" xlink:href="https://t.me/rusbrief/116531" text:style-name="Internet_20_link" text:visited-style-name="Visited_20_Internet_20_Link">
https://t.me/rusbrief/116531</text:a>
</text:p>
      <!--NEWS-->
      <text:h text:style-name="P10" text:outline-level="1">
<text:span text:style-name="T4">
Donetsk Oblast（11:48）。 红色警报：空中威胁。 警笛声。 立即掩盖！</text:span>
</text:h>
      <text:p text:style-name="P4">
作者: liveuamap (Language: en)</text:p>
      <text:p text:style-name="P4">
时间: 2023-05-12T05:49:00</text:p>
      <text:p text:style-name="P4">
地点: Donetsk Oblast (Latitude:48.72631 Longtitude:37.57892)</text:p>
      <text:p text:style-name="P4">
视频: []</text:p>
      <text:p text:style-name="P4">
图片: []</text:p>
      <text:p text:style-name="P4">
标签: ["Europe", "Central and Eastern Europe"]</text:p>
      <text:p text:style-name="P4">
Id: 22562323</text:p>
      <!--METADATA-->
      <text:p text:style-name="P4">
Donetsk Oblast(11:48). Red Alert: aerial threat. Sirens sounding. Take covernow!</text:p>
      <text:p text:style-name="P4">
News Collection Link: <text:a xlink:type="simple" xlink:href="https://liveuamap.com/en/2023/12-may-donetsk-oblast1148-red-alert-aerial-thg" text:style-name="Internet_20_link" text:visited-style-name="Visited_20_Internet_20_Link">
https://liveuamap.com/en/2023/12-may-donetsk-oblast1148-red-alert-aerial-thg</text:a>
</text:p>
      <text:p text:style-name="P4">
News Source: <text:a xlink:type="simple" xlink:href="https://t.me/air_alert_ua/45103" text:style-name="Internet_20_link" text:visited-style-name="Visited_20_Internet_20_Link">
https://t.me/air_alert_ua/45103</text:a>
</text:p>
      <!--NEWS-->
      <text:h text:style-name="P10" text:outline-level="1">
<text:span text:style-name="T4">
Donetsk Oblast（12:46）。 红色警报：空中威胁。 警笛声。 立即掩盖！</text:span>
</text:h>
      <text:p text:style-name="P4">
作者: liveuamap (Language: en)</text:p>
      <text:p text:style-name="P4">
时间: 2023-05-12T06:47:00</text:p>
      <text:p text:style-name="P4">
地点: Donetsk Oblast (Latitude:48.72739 Longtitude:37.57725)</text:p>
      <text:p text:style-name="P4">
视频: []</text:p>
      <text:p text:style-name="P4">
图片: []</text:p>
      <text:p text:style-name="P4">
标签: ["Europe", "Central and Eastern Europe"]</text:p>
      <text:p text:style-name="P4">
Id: 22562341</text:p>
      <!--METADATA-->
      <text:p text:style-name="P4">
Donetsk Oblast(12:46). Red Alert: aerial threat. Sirens sounding. Take covernow!</text:p>
      <text:p text:style-name="P4">
News Collection Link: <text:a xlink:type="simple" xlink:href="https://liveuamap.com/en/2023/12-may-donetsk-oblast1246-red-alert-aerial-thg" text:style-name="Internet_20_link" text:visited-style-name="Visited_20_Internet_20_Link">
https://liveuamap.com/en/2023/12-may-donetsk-oblast1246-red-alert-aerial-thg</text:a>
</text:p>
      <text:p text:style-name="P4">
News Source: <text:a xlink:type="simple" xlink:href="https://t.me/air_alert_ua/45105" text:style-name="Internet_20_link" text:visited-style-name="Visited_20_Internet_20_Link">
https://t.me/air_alert_ua/45105</text:a>
</text:p>
      <!--NEWS-->
      <text:h text:style-name="P10" text:outline-level="1">
<text:span text:style-name="T4">
卡尔基夫地区切尔内斯奇纳村的炮击导致1人丧生</text:span>
</text:h>
      <text:p text:style-name="P4">
作者: liveuamap (Language: en)</text:p>
      <text:p text:style-name="P4">
时间: 2023-05-12T07:13:22</text:p>
      <text:p text:style-name="P4">
地点: Izyum, Kharkiv region (Latitude:49.3101 Longtitude:37.85777)</text:p>
      <text:p text:style-name="P4">
视频: []</text:p>
      <text:p text:style-name="P4">
图片: []</text:p>
      <text:p text:style-name="P4">
标签: ["Europe", "Central and Eastern Europe"]</text:p>
      <text:p text:style-name="P4">
Id: 22562346</text:p>
      <!--METADATA-->
      <text:p text:style-name="P4">
1人因炮击而丧生</text:p>
      <text:p text:style-name="P4">
新闻集链接：<text:a xlink:type="simple" xlink:href="https://liveuamap.com/en/2023/12-may-1-person-killed-as-result-of-shelling-in-cherneschyna" text:style-name="Internet_20_link" text:visited-style-name="Visited_20_Internet_20_Link">
https://liveuamap.com/en/2023/2023/12-may-1-person-kill-kill-kill-as-result-shelling-in-cherneschyna</text:a>
</text:p>
      <text:p text:style-name="P4">
News Source: <text:a xlink:type="simple" xlink:href="https://t.me/suspilnekharkiv/24757" text:style-name="Internet_20_link" text:visited-style-name="Visited_20_Internet_20_Link">
https://t.me/suspilnekharkiv/24757</text:a>
</text:p>
      <!--NEWS-->
      <text:h text:style-name="P10" text:outline-level="1">
<text:span text:style-name="T4">
瓦格纳（Wagner）负责人普里戈兹（Prigozhin</text:span>
</text:h>
      <text:p text:style-name="P4">
作者: liveuamap (Language: en)</text:p>
      <text:p text:style-name="P4">
时间: 2023-05-12T09:17:33</text:p>
      <text:p text:style-name="P4">
地点: Bakhmut (Latitude:48.59194 Longtitude:37.98471)</text:p>
      <text:p text:style-name="P4">
视频: []</text:p>
      <text:p text:style-name="P4">
图片: []</text:p>
      <text:p text:style-name="P4">
标签: ["Minsk Monitor"]</text:p>
      <text:p text:style-name="P4">
Id: 22562362</text:p>
      <!--METADATA-->
      <text:p text:style-name="P4">
瓦格纳(Wagner)负责人普里戈兹(Prigozhin</text:p>
      <text:p text:style-name="P4">
新闻集链接：<text:a xlink:type="simple" xlink:href="https://liveuamap.com/en/2023/12-may-wagner-chief-prigozhin-says-russian-army-fleeing-positions" text:style-name="Internet_20_link" text:visited-style-name="Visited_20_Internet_20_Link">
https://liveuamap.com/en/2023/2023/12-may-wagner-chief-prigozhin-says says-says-russian-army-army-fleeing-positions</text:a>
</text:p>
      <text:p text:style-name="P4">
News Source: <text:a xlink:type="simple" xlink:href="https://twitter.com/AFP/status/1657010554303545345" text:style-name="Internet_20_link" text:visited-style-name="Visited_20_Internet_20_Link">
https://twitter.com/AFP/status/1657010554303545345</text:a>
</text:p>
      <!--NEWS-->
      <text:h text:style-name="P10" text:outline-level="1">
<text:span text:style-name="T4">
由于dnipropetrovsk地区尼科波尔的炮击而受伤的人</text:span>
</text:h>
      <text:p text:style-name="P4">
作者: liveuamap (Language: en)</text:p>
      <text:p text:style-name="P4">
时间: 2023-05-12T10:17:12</text:p>
      <text:p text:style-name="P4">
地点: Zaporizhia (Latitude:47.56205 Longtitude:34.39116)</text:p>
      <text:p text:style-name="P4">
视频: []</text:p>
      <text:p text:style-name="P4">
图片: ["<text:a xlink:type="simple" xlink:href="https://liveuamap.com/pics/2023/05/12/22562364_0.jpg" text:style-name="Internet_20_link" text:visited-style-name="Visited_20_Internet_20_Link">
22562364_0.jpg</text:a>
", "<text:a xlink:type="simple" xlink:href="https://liveuamap.com/pics/2023/05/12/22562364_1.jpg" text:style-name="Internet_20_link" text:visited-style-name="Visited_20_Internet_20_Link">
22562364_1.jpg</text:a>
", "<text:a xlink:type="simple" xlink:href="https://liveuamap.com/pics/2023/05/12/22562364_2.jpg" text:style-name="Internet_20_link" text:visited-style-name="Visited_20_Internet_20_Link">
22562364_2.jpg</text:a>
"]</text:p>
      <text:p text:style-name="P4">
标签: ["Europe", "Central and Eastern Europe"]</text:p>
      <text:p text:style-name="P4">
Id: 22562364</text:p>
      <!--METADATA-->
      <text:p text:style-name="P4">
由于dnipropetrovsk地区尼科波尔的炮击而受伤的人</text:p>
      <text:p text:style-name="P4">
<draw:frame draw:style-name="fr1" draw:name="Image67" text:anchor-type="as-char" svg:width="6.9236in" svg:height="5.1927in" draw:z-index="0">
<draw:image xlink:href="../Images/liveuamap/2023-05-12T10-17-12/22562364_0.jpg" xlink:type="simple" xlink:show="embed" xlink:actuate="onLoad" draw:mime-type="image/jpeg"/>
</draw:frame>
<draw:frame draw:style-name="fr1" draw:name="Image68" text:anchor-type="as-char" svg:width="6.9236in" svg:height="5.1927in" draw:z-index="0">
<draw:image xlink:href="../Images/liveuamap/2023-05-12T10-17-12/22562364_1.jpg" xlink:type="simple" xlink:show="embed" xlink:actuate="onLoad" draw:mime-type="image/jpeg"/>
</draw:frame>
<draw:frame draw:style-name="fr1" draw:name="Image69" text:anchor-type="as-char" svg:width="6.9236in" svg:height="5.1927in" draw:z-index="0">
<draw:image xlink:href="../Images/liveuamap/2023-05-12T10-17-12/22562364_2.jpg" xlink:type="simple" xlink:show="embed" xlink:actuate="onLoad" draw:mime-type="image/jpeg"/>
</draw:frame>
新闻集链接：<text:a xlink:type="simple" xlink:href="https://liveuamap.com/en/2023/12-may-person-wounded-as-result-of-shelling-in-nikopol-of" text:style-name="Internet_20_link" text:visited-style-name="Visited_20_Internet_20_Link">
https://liveuamap.com/en/2023/2023/12-may-person-wounded-as-result-fos-shelling-nikopol-in----</text:a>
</text:p>
      <text:p text:style-name="P4">
News Source: <text:a xlink:type="simple" xlink:href="https://t.me/hyevuy_dnepr/52008" text:style-name="Internet_20_link" text:visited-style-name="Visited_20_Internet_20_Link">
https://t.me/hyevuy_dnepr/52008</text:a>
</text:p>
      <!--NEWS-->
      <text:h text:style-name="P10" text:outline-level="1">
<text:span text:style-name="T4">
俄罗斯MI-28在Dzhankoi附近坠毁，杀死了两名飞行员</text:span>
</text:h>
      <text:p text:style-name="P4">
作者: liveuamap (Language: en)</text:p>
      <text:p text:style-name="P4">
时间: 2023-05-12T10:27:43</text:p>
      <text:p text:style-name="P4">
地点: Armiansk, (Latitude:45.69563 Longtitude:34.41673)</text:p>
      <text:p text:style-name="P4">
视频: []</text:p>
      <text:p text:style-name="P4">
图片: []</text:p>
      <text:p text:style-name="P4">
标签: ["Avia", "Central and Eastern Europe"]</text:p>
      <text:p text:style-name="P4">
Id: 22562365</text:p>
      <!--METADATA-->
      <text:p text:style-name="P4">
俄罗斯MI-28在Dzhankoi附近坠毁，杀死了两名飞行员</text:p>
      <text:p text:style-name="P4">
新闻集链接：<text:a xlink:type="simple" xlink:href="https://liveuamap.com/en/2023/12-may-russian-mi28-crashed-near-dzhankoi-killing-both-pilots" text:style-name="Internet_20_link" text:visited-style-name="Visited_20_Internet_20_Link">
https://liveuamap.com/en/2023/2023/12-may-russian-mi28-crashed-near-dzhankoi-killing-both-pilots</text:a>
</text:p>
      <text:p text:style-name="P4">
News Source: <text:a xlink:type="simple" xlink:href="https://t.me/rian_ru/202568" text:style-name="Internet_20_link" text:visited-style-name="Visited_20_Internet_20_Link">
https://t.me/rian_ru/202568</text:a>
</text:p>
      <!--NEWS-->
      <text:h text:style-name="P10" text:outline-level="1">
<text:span text:style-name="T4">
怀疑是弹药仓库的导弹罢工后，卢汉斯克发生了巨大爆炸</text:span>
</text:h>
      <text:p text:style-name="P4">
作者: liveuamap (Language: en)</text:p>
      <text:p text:style-name="P4">
时间: 2023-05-12T12:51:00</text:p>
      <text:p text:style-name="P4">
地点: Luhans'k, Luhans'ka oblast (Latitude:48.55298 Longtitude:39.28539)</text:p>
      <text:p text:style-name="P4">
视频: []</text:p>
      <text:p text:style-name="P4">
图片: ["<text:a xlink:type="simple" xlink:href="https://liveuamap.com/pics/2023/05/12/22562412_1.jpg" text:style-name="Internet_20_link" text:visited-style-name="Visited_20_Internet_20_Link">
22562412_1.jpg</text:a>
", "<text:a xlink:type="simple" xlink:href="https://liveuamap.com/pics/2023/05/12/22562412_2.jpg" text:style-name="Internet_20_link" text:visited-style-name="Visited_20_Internet_20_Link">
22562412_2.jpg</text:a>
", "<text:a xlink:type="simple" xlink:href="https://liveuamap.com/pics/2023/05/12/22562412_3.jpg" text:style-name="Internet_20_link" text:visited-style-name="Visited_20_Internet_20_Link">
22562412_3.jpg</text:a>
"]</text:p>
      <text:p text:style-name="P4">
标签: ["Minsk Monitor", "Central and Eastern Europe"]</text:p>
      <text:p text:style-name="P4">
Id: 22562412</text:p>
      <!--METADATA-->
      <text:p text:style-name="P4">
怀疑是弹药仓库的导弹罢工后，卢汉斯克发生了巨大爆炸</text:p>
      <text:p text:style-name="P4">
<draw:frame draw:style-name="fr1" draw:name="Image70" text:anchor-type="as-char" svg:width="6.9236in" svg:height="9.231467in" draw:z-index="0">
<draw:image xlink:href="../Images/liveuamap/2023-05-12T12-51-00/22562412_1.jpg" xlink:type="simple" xlink:show="embed" xlink:actuate="onLoad" draw:mime-type="image/jpeg"/>
</draw:frame>
<draw:frame draw:style-name="fr1" draw:name="Image71" text:anchor-type="as-char" svg:width="5.625in" svg:height="10.0in" draw:z-index="0">
<draw:image xlink:href="../Images/liveuamap/2023-05-12T12-51-00/22562412_2.jpg" xlink:type="simple" xlink:show="embed" xlink:actuate="onLoad" draw:mime-type="image/jpeg"/>
</draw:frame>
<draw:frame draw:style-name="fr1" draw:name="Image72" text:anchor-type="as-char" svg:width="6.9236in" svg:height="9.262341in" draw:z-index="0">
<draw:image xlink:href="../Images/liveuamap/2023-05-12T12-51-00/22562412_3.jpg" xlink:type="simple" xlink:show="embed" xlink:actuate="onLoad" draw:mime-type="image/jpeg"/>
</draw:frame>
新闻集链接：<text:a xlink:type="simple" xlink:href="https://liveuamap.com/en/2023/12-may-heavy-explosions-in-luhansk-after-suspected-missile" text:style-name="Internet_20_link" text:visited-style-name="Visited_20_Internet_20_Link">
https://liveuamap.com/en/2023/2023/12-may-heavy-explosions-in-in-luhansk-after-suspected-missile</text:a>
</text:p>
      <text:p text:style-name="P4">
News Source: <text:a xlink:type="simple" xlink:href="https://t.me/itsdonetsk/73915" text:style-name="Internet_20_link" text:visited-style-name="Visited_20_Internet_20_Link">
https://t.me/itsdonetsk/73915</text:a>
</text:p>
      <!--NEWS-->
      <text:h text:style-name="P10" text:outline-level="1">
<text:span text:style-name="T4">
Sumska Oblast，Chernihivska Oblast（19:44）。 红色警报：空中威胁。 警笛声。 带有CO ...</text:span>
</text:h>
      <text:p text:style-name="P4">
作者: liveuamap (Language: en)</text:p>
      <text:p text:style-name="P4">
时间: 2023-05-12T13:47:00</text:p>
      <text:p text:style-name="P4">
地点: Sumska Oblast (Latitude:51.00004 Longtitude:33.99993)</text:p>
      <text:p text:style-name="P4">
视频: []</text:p>
      <text:p text:style-name="P4">
图片: []</text:p>
      <text:p text:style-name="P4">
标签: ["Europe", "Central and Eastern Europe"]</text:p>
      <text:p text:style-name="P4">
Id: 22562404</text:p>
      <!--METADATA-->
      <text:p text:style-name="P4">
Chernihiv地区Sumy地区(19:44). Red Alert: aerial threat. Sirenssounding. Take cover now!</text:p>
      <text:p text:style-name="P4">
News Collection Link: <text:a xlink:type="simple" xlink:href="https://liveuamap.com/en/2023/12-may-sumska-oblast-chernihivska-oblast1944-g" text:style-name="Internet_20_link" text:visited-style-name="Visited_20_Internet_20_Link">
https://liveuamap.com/en/2023/12-may-sumska-oblast-chernihivska-oblast1944-g</text:a>
</text:p>
      <text:p text:style-name="P4">
News Source: <text:a xlink:type="simple" xlink:href="https://t.me/air_alert_ua/45112" text:style-name="Internet_20_link" text:visited-style-name="Visited_20_Internet_20_Link">
https://t.me/air_alert_ua/45112</text:a>
</text:p>
      <!--NEWS-->
      <text:h text:style-name="P10" text:outline-level="1">
<text:span text:style-name="T4">
在卢汉斯克发现了ADM-160B MALD导弹的碎片</text:span>
</text:h>
      <text:p text:style-name="P4">
作者: liveuamap (Language: en)</text:p>
      <text:p text:style-name="P4">
时间: 2023-05-12T13:59:00</text:p>
      <text:p text:style-name="P4">
地点: Luhans'k, Luhans'ka oblast (Latitude:48.56241 Longtitude:39.28041)</text:p>
      <text:p text:style-name="P4">
视频: []</text:p>
      <text:p text:style-name="P4">
图片: ["<text:a xlink:type="simple" xlink:href="https://liveuamap.com/pics/2023/05/12/22562423_0.jpg" text:style-name="Internet_20_link" text:visited-style-name="Visited_20_Internet_20_Link">
22562423_0.jpg</text:a>
"]</text:p>
      <text:p text:style-name="P4">
标签: ["Weapons"]</text:p>
      <text:p text:style-name="P4">
Id: 22562423</text:p>
      <!--METADATA-->
      <text:p text:style-name="P4">
在卢汉斯克发现了ADM-160B MALD导弹的碎片</text:p>
      <text:p text:style-name="P4">
<draw:frame draw:style-name="fr1" draw:name="Image73" text:anchor-type="as-char" svg:width="5.625in" svg:height="10.0in" draw:z-index="0">
<draw:image xlink:href="../Images/liveuamap/2023-05-12T13-59-00/22562423_0.jpg" xlink:type="simple" xlink:show="embed" xlink:actuate="onLoad" draw:mime-type="image/jpeg"/>
</draw:frame>
新闻集链接：<text:a xlink:type="simple" xlink:href="https://liveuamap.com/en/2023/12-may-debris-of-adm160b-mald-missile-were-found-in-luhansk" text:style-name="Internet_20_link" text:visited-style-name="Visited_20_Internet_20_Link">
https://liveuamap.com/en/2023/2023/12-may-debris-of-adm160b-mald-mald-missile-w-----------massile-were-were-found-in-ruhansk</text:a>
</text:p>
      <text:p text:style-name="P4">
News Source: <text:a xlink:type="simple" xlink:href="https://t.me/milinfolive/100548" text:style-name="Internet_20_link" text:visited-style-name="Visited_20_Internet_20_Link">
https://t.me/milinfolive/100548</text:a>
</text:p>
      <!--NEWS-->
      <text:h text:style-name="P10" text:outline-level="1">
<text:span text:style-name="T4">
Donetsk Oblast（19:59）。 红色警报：空中威胁。 警笛声。 立即掩盖！</text:span>
</text:h>
      <text:p text:style-name="P4">
作者: liveuamap (Language: en)</text:p>
      <text:p text:style-name="P4">
时间: 2023-05-12T14:01:00</text:p>
      <text:p text:style-name="P4">
地点: Donetsk Oblast (Latitude:48.72744 Longtitude:37.5781)</text:p>
      <text:p text:style-name="P4">
视频: []</text:p>
      <text:p text:style-name="P4">
图片: []</text:p>
      <text:p text:style-name="P4">
标签: ["Europe", "Central and Eastern Europe"]</text:p>
      <text:p text:style-name="P4">
Id: 22562413</text:p>
      <!--METADATA-->
      <text:p text:style-name="P4">
Donetsk Oblast(19:59). Red Alert: aerial threat. Sirens sounding. Take covernow!</text:p>
      <text:p text:style-name="P4">
News Collection Link: <text:a xlink:type="simple" xlink:href="https://liveuamap.com/en/2023/12-may-donetsk-oblast1959-red-alert-aerial-thg" text:style-name="Internet_20_link" text:visited-style-name="Visited_20_Internet_20_Link">
https://liveuamap.com/en/2023/12-may-donetsk-oblast1959-red-alert-aerial-thg</text:a>
</text:p>
      <text:p text:style-name="P4">
News Source: <text:a xlink:type="simple" xlink:href="https://t.me/air_alert_ua/45113" text:style-name="Internet_20_link" text:visited-style-name="Visited_20_Internet_20_Link">
https://t.me/air_alert_ua/45113</text:a>
</text:p>
      <!--NEWS-->
      <text:h text:style-name="P10" text:outline-level="1">
<text:span text:style-name="T4">
在Melitopol报道的爆炸，整个城镇的部分停电</text:span>
</text:h>
      <text:p text:style-name="P4">
作者: liveuamap (Language: en)</text:p>
      <text:p text:style-name="P4">
时间: 2023-05-12T15:11:26</text:p>
      <text:p text:style-name="P4">
地点: Melitopol (Latitude:46.85714 Longtitude:35.31178)</text:p>
      <text:p text:style-name="P4">
视频: []</text:p>
      <text:p text:style-name="P4">
图片: []</text:p>
      <text:p text:style-name="P4">
标签: ["Europe", "Central and Eastern Europe"]</text:p>
      <text:p text:style-name="P4">
Id: 22562419</text:p>
      <!--METADATA-->
      <text:p text:style-name="P4">
在Melitopol报道的爆炸，整个城镇的部分停电</text:p>
      <text:p text:style-name="P4">
新闻集链接：<text:a xlink:type="simple" xlink:href="https://liveuamap.com/en/2023/12-may-explosions-reported-in-melitopol-partial-blackout" text:style-name="Internet_20_link" text:visited-style-name="Visited_20_Internet_20_Link">
https://liveuamap.com/en/2023/2023/12-may-explosions-reported-in-melitopol-partial-partial-blackout</text:a>
</text:p>
      <text:p text:style-name="P4">
News Source: <text:a xlink:type="simple" xlink:href="https://t.me/rusbrief/116727" text:style-name="Internet_20_link" text:visited-style-name="Visited_20_Internet_20_Link">
https://t.me/rusbrief/116727</text:a>
</text:p>
      <!--NEWS-->
      <text:h text:style-name="P10" text:outline-level="1">
<text:span text:style-name="T4">
卢汉斯地区的职业当局声称，乌克兰在卢（Luh）发射了2枚HRIM巡航导弹...</text:span>
</text:h>
      <text:p text:style-name="P4">
作者: liveuamap (Language: en)</text:p>
      <text:p text:style-name="P4">
时间: 2023-05-12T15:30:38</text:p>
      <text:p text:style-name="P4">
地点: Luhans'k, Luhans'ka oblast (Latitude:48.53559 Longtitude:39.35552)</text:p>
      <text:p text:style-name="P4">
视频: []</text:p>
      <text:p text:style-name="P4">
图片: []</text:p>
      <text:p text:style-name="P4">
标签: ["Minsk Monitor", "Central and Eastern Europe"]</text:p>
      <text:p text:style-name="P4">
Id: 22562421</text:p>
      <!--METADATA-->
      <text:p text:style-name="P4">
卢汉斯地区的职业当局声称乌克兰在卢汉斯克(Luhansk</text:p>
      <text:p text:style-name="P4">
新闻集链接：<text:a xlink:type="simple" xlink:href="https://liveuamap.com/en/2023/12-may-occupation-authorities-in-luhansk-region-claim-ukraine" text:style-name="Internet_20_link" text:visited-style-name="Visited_20_Internet_20_Link">
https://liveuamap.com/en/2023/2023/12-may-occupation-authorites-in-luhansk-region-cligion-clair-ukraine</text:a>
</text:p>
      <text:p text:style-name="P4">
News Source: <text:a xlink:type="simple" xlink:href="https://t.me/vestifmplus/43719" text:style-name="Internet_20_link" text:visited-style-name="Visited_20_Internet_20_Link">
https://t.me/vestifmplus/43719</text:a>
</text:p>
      <!--NEWS-->
      <text:h text:style-name="P10" text:outline-level="1">
<text:span text:style-name="T4">
在Kramatorsk地区报道的爆炸</text:span>
</text:h>
      <text:p text:style-name="P4">
作者: liveuamap (Language: en)</text:p>
      <text:p text:style-name="P4">
时间: 2023-05-12T16:44:10</text:p>
      <text:p text:style-name="P4">
地点: Kramatorsk (Latitude:48.77972 Longtitude:37.60174)</text:p>
      <text:p text:style-name="P4">
视频: []</text:p>
      <text:p text:style-name="P4">
图片: []</text:p>
      <text:p text:style-name="P4">
标签: ["Europe", "Central and Eastern Europe"]</text:p>
      <text:p text:style-name="P4">
Id: 22562426</text:p>
      <!--METADATA-->
      <text:p text:style-name="P4">
在Kramatorsk地区报道的爆炸</text:p>
      <text:p text:style-name="P4">
新闻集链接：<text:a xlink:type="simple" xlink:href="https://liveuamap.com/en/2023/12-may-explosions-reported-in-kramatorsk-district-" text:style-name="Internet_20_link" text:visited-style-name="Visited_20_Internet_20_Link">
https://liveuamap.com/en/2023/2023/12-may-explosions-reported-in-kramatorsk-district-</text:a>
</text:p>
      <text:p text:style-name="P4">
News Source: <text:a xlink:type="simple" xlink:href="https://t.me/novosti_donbass24/47002" text:style-name="Internet_20_link" text:visited-style-name="Visited_20_Internet_20_Link">
https://t.me/novosti_donbass24/47002</text:a>
</text:p>
      <!--NEWS-->
      <text:h text:style-name="P10" text:outline-level="1">
<text:span text:style-name="T4">
Donetsk Oblast（22:43）。 红色警报：空中威胁。 警笛声。 立即掩盖！</text:span>
</text:h>
      <text:p text:style-name="P4">
作者: liveuamap (Language: en)</text:p>
      <text:p text:style-name="P4">
时间: 2023-05-12T16:45:00</text:p>
      <text:p text:style-name="P4">
地点: Donetsk Oblast (Latitude:48.72763 Longtitude:37.57726)</text:p>
      <text:p text:style-name="P4">
视频: []</text:p>
      <text:p text:style-name="P4">
图片: []</text:p>
      <text:p text:style-name="P4">
标签: ["Europe", "Central and Eastern Europe"]</text:p>
      <text:p text:style-name="P4">
Id: 22562427</text:p>
      <!--METADATA-->
      <text:p text:style-name="P4">
Donetsk Oblast(22:43). Red Alert: aerial threat. Sirens sounding. Take covernow!</text:p>
      <text:p text:style-name="P4">
News Collection Link: <text:a xlink:type="simple" xlink:href="https://liveuamap.com/en/2023/12-may-donetsk-oblast2243-red-alert-aerial-thg" text:style-name="Internet_20_link" text:visited-style-name="Visited_20_Internet_20_Link">
https://liveuamap.com/en/2023/12-may-donetsk-oblast2243-red-alert-aerial-thg</text:a>
</text:p>
      <text:p text:style-name="P4">
News Source: <text:a xlink:type="simple" xlink:href="https://t.me/air_alert_ua/45118" text:style-name="Internet_20_link" text:visited-style-name="Visited_20_Internet_20_Link">
https://t.me/air_alert_ua/45118</text:a>
</text:p>
      <!--NEWS-->
      <text:h text:style-name="P10" text:outline-level="1">
<text:span text:style-name="T4">
俄罗斯国会议员杜马·维克多·沃多拉特斯基（Duma Viktor Vodolatsky）在被占领的卢汉斯克（Luhansk</text:span>
</text:h>
      <text:p text:style-name="P4">
作者: liveuamap (Language: en)</text:p>
      <text:p text:style-name="P4">
时间: 2023-05-12T16:46:07</text:p>
      <text:p text:style-name="P4">
地点: Luhans'k, Luhans'ka oblast (Latitude:48.53411 Longtitude:39.35732)</text:p>
      <text:p text:style-name="P4">
视频: []</text:p>
      <text:p text:style-name="P4">
图片: []</text:p>
      <text:p text:style-name="P4">
标签: ["Minsk Monitor", "Central and Eastern Europe"]</text:p>
      <text:p text:style-name="P4">
Id: 22562428</text:p>
      <!--METADATA-->
      <text:p text:style-name="P4">
俄罗斯国会议员杜马·维克多·沃多拉特斯基(Duma Viktor Vodolatsky)在导弹罢工中受伤</text:p>
      <text:p text:style-name="P4">
新闻集链接：<text:a xlink:type="simple" xlink:href="https://liveuamap.com/en/2023/12-may-russian-mp-of-state-duma-viktor-vodolatsky-was-wounded" text:style-name="Internet_20_link" text:visited-style-name="Visited_20_Internet_20_Link">
https://liveuamap.com/en/2023/2023/12-may-russian-mp-of-state-duma-viktor-viktor-vodolatsky-wound</text:a>
</text:p>
      <text:p text:style-name="P4">
News Source: <text:a xlink:type="simple" xlink:href="https://t.me/rusbrief/116740" text:style-name="Internet_20_link" text:visited-style-name="Visited_20_Internet_20_Link">
https://t.me/rusbrief/116740</text:a>
</text:p>
      <!--NEWS-->
      <text:h text:style-name="P10" text:outline-level="1">
<text:span text:style-name="T4">
立陶宛被愿意放弃俄罗斯名字Kaliningrad</text:span>
</text:h>
      <text:p text:style-name="P4">
作者: Ukrinform (Person)</text:p>
      <text:p text:style-name="P4">
出版商: Укринформ (Organization)</text:p>
      <text:p text:style-name="P4">
出版时间: 2023-05-12T16:53:00+03:00</text:p>
      <text:p text:style-name="P4">
修改时间: 2023-05-12T16:53:00+03:00</text:p>
      <text:p text:style-name="P4">
描述: 在立陶宛，在波兰之后，他们被提议拒绝使用卡林宁格勒市的俄罗斯名字和同名。  - 乌克林。</text:p>
      <text:p text:style-name="P4">
图片: ["<text:a xlink:type="simple" xlink:href="https://static.ukrinform.com/photos/2023_05/thumb_files/630_360_1683899609-962.jpg" text:style-name="Internet_20_link" text:visited-style-name="Visited_20_Internet_20_Link">
630_360_16838...</text:a>
"]</text:p>
      <text:p text:style-name="P4">
标签: ['Калінінград', 'Литва', 'росія']</text:p>
      <text:p text:style-name="P4">
类型: Article</text:p>
      <!--METADATA-->
      <text:p text:style-name="P4">
<draw:frame draw:style-name="fr1" draw:name="Image74" text:anchor-type="as-char" svg:width="6.9236in" svg:height="3.956343in" draw:z-index="0">
<draw:image xlink:href="../Images/yкринформ/2023-05-12T16-53-00-03-00/630_360_1683899609-962.jpg" xlink:type="simple" xlink:show="embed" xlink:actuate="onLoad" draw:mime-type="image/jpeg"/>
</draw:frame>
在Litvislid中，波兰被愿意放弃使用俄罗斯的Kaliningrad名称和同名同名的名称。</text:p>
      <text:p text:style-name="P4">
关于它报告<text:a xlink:type="simple" xlink:href="https://www.lrt.lt/en/news-in-english/19/1987287/lithuanian-mps-turn-to-language-watchdog-over-kaliningrad-s-name" text:style-name="Internet_20_link" text:visited-style-name="Visited_20_Internet_20_Link">
</text:a>
，报道乌克林福姆。</text:p>
      <text:p text:style-name="P4">
如图所述，代表Vilus Semeshko和Paul Kuzmitskene向立陶宛立陶宛委员会提出了提议，而不是Kaliningradvradvrasate Kalawuuc的名字。</text:p>
      <text:p text:style-name="P4">
据他们说，当前名称是一部分<text:a xlink:type="simple" xlink:href="https://www.ukrinform.ua/tag-rosia" text:style-name="Internet_20_link" text:visited-style-name="Visited_20_Internet_20_Link">
</text:a>
叙述。</text:p>
      <text:p text:style-name="P4">
“苏联地区以古老的布尔什维克 - 革命性米哈伊琳娜的名字命名。 卡利宁去世后，以他的名字命名了几个城市。 其中之一是Königsberg(现在Kaliningrad) - 它仍然存储此名称，”演示文章中写道。</text:p>
      <text:p text:style-name="P4">
根据Kuzmitskene的说法，该地区名称的俄语旨在向莫斯科展示。</text:p>
      <text:p text:style-name="P4">
<text:span text:style-name="T4">
另请阅读：</text:span>
 <text:a xlink:type="simple" xlink:href="https://www.ukrinform.ua/rubric-world/3707220-u-polsi-oficijno-zaminili-rosijsku-nazvu-kaliningrada.html" text:style-name="Internet_20_link" text:visited-style-name="Visited_20_Internet_20_Link">
<text:span text:style-name="T4">
 kaliningrad </text:span>
</text:a>
“现在是时候放弃苏联遗产并停止使用外国名字的更污染的道理。 我们敦促我们与我们的poliakit邻居团结一致，我们敦促我们不要使用弗里托夫斯卡亚的人工名称，” Semeshka说。</text:p>
      <text:p text:style-name="P4">
据报道，波兰RP的地理名称报告标准化委员会建议拒绝在公共场所使用Kaliningrad的名称，并用波兰名称Krulivts代替。</text:p>
      <text:p text:style-name="P4">
<text:span text:style-name="T5">
foto：J。Jankevičius/lrt</text:span>
</text:p>
      <text:p text:style-name="P4">
News Source: <text:a xlink:type="simple" xlink:href="https://www.ukrinform.ua/rubric-world/3708363-u-litvi-proponuut-vidmovitisa-vid-rosijskoi-nazvi-kaliningrada.html" text:style-name="Internet_20_link" text:visited-style-name="Visited_20_Internet_20_Link">
https://www.ukrinform.ua/rubric-world/3708363-u-litvi-proponuut-vidmovitisa-vid-rosijskoi-nazvi-kaliningrada.html</text:a>
</text:p>
      <!--NEWS-->
      <text:h text:style-name="P10" text:outline-level="1">
<text:span text:style-name="T4">
与法国大使讨论了OVA，进一步重建了该地区</text:span>
</text:h>
      <text:p text:style-name="P4">
作者: Ukrinform (Person)</text:p>
      <text:p text:style-name="P4">
出版商: Укринформ (Organization)</text:p>
      <text:p text:style-name="P4">
出版时间: 2023-05-12T16:55:00+03:00</text:p>
      <text:p text:style-name="P4">
修改时间: 2023-05-12T16:55:00+03:00</text:p>
      <text:p text:style-name="P4">
描述: 基辅地区军事管理局负责人鲁斯兰·克拉夫琴科（Ruslan Kravchenko）与埃蒂安·庞森（Etienne de Ponsen）会见了法国驻乌克兰大使，并与他讨论了该地区受损物体的恢复项目。  - 乌克林。</text:p>
      <text:p text:style-name="P4">
图片: ["<text:a xlink:type="simple" xlink:href="https://static.ukrinform.com/photos/2023_05/thumb_files/630_360_1683899596-442.jpg" text:style-name="Internet_20_link" text:visited-style-name="Visited_20_Internet_20_Link">
630_360_16838...</text:a>
", "<text:a xlink:type="simple" xlink:href="https://static.ukrinform.com/photos/2023_05/1683899585-361.jpg" text:style-name="Internet_20_link" text:visited-style-name="Visited_20_Internet_20_Link">
1683899585-36...</text:a>
", "<text:a xlink:type="simple" xlink:href="https://static.ukrinform.com/photos/2023_05/1683899591-569.jpg" text:style-name="Internet_20_link" text:visited-style-name="Visited_20_Internet_20_Link">
1683899591-56...</text:a>
"]</text:p>
      <text:p text:style-name="P4">
标签: ['Франція', 'Київщина', 'Відбудова']</text:p>
      <text:p text:style-name="P4">
类型: Article</text:p>
      <!--METADATA-->
      <text:p text:style-name="P4">
<draw:frame draw:style-name="fr1" draw:name="Image75" text:anchor-type="as-char" svg:width="6.9236in" svg:height="3.956343in" draw:z-index="0">
<draw:image xlink:href="../Images/yкринформ/2023-05-12T16-55-00-03-00/630_360_1683899596-442.jpg" xlink:type="simple" xlink:show="embed" xlink:actuate="onLoad" draw:mime-type="image/jpeg"/>
</draw:frame>
区域军事行政部门负责人鲁斯兰·克拉文科(Ruslan Kravchenko)与法国在乌克兰埃蒂安·德·庞森(Etienne de Ponsen)举行了一次会议，并讨论了该地区受损物体恢复的继续。</text:p>
      <text:p text:style-name="P4">
基辅OVA的负责人在[]中报道了这一点(http://www.facebook.com/RuslanKravchenkoKyiv/posts/pfbid0noaPkHHfsxAuHeXzdFjgvkZ8JKAtRTVHrVbRkChcRRvhbG9gmNViuHCjir8jLGnAl)，报道乌克林福姆。</text:p>
      <text:p text:style-name="P4">
“我们继续在乌克兰与法国之间建立合作，不仅在区域一级。</text:p>
      <text:p text:style-name="P4">
<draw:frame draw:style-name="fr1" draw:name="Image76" text:anchor-type="as-char" svg:width="6.9236in" svg:height="4.617987in" draw:z-index="0">
<draw:image xlink:href="../Images/yкринформ/2023-05-12T16-55-00-03-00/1683899585-361.jpg" xlink:type="simple" xlink:show="embed" xlink:actuate="onLoad" draw:mime-type="image/jpeg"/>
</draw:frame>
据OVA董事长称，截至今天，在法国政府的支持下，该项目已经在基辅地区戈斯托梅尔村重建了几乎全面的军事城镇的项目。</text:p>
      <text:p text:style-name="P4">
这些作品是根据封闭循环的经济原则进行的：拆卸后获得的材料被直接分类并处理到位，之后在建造新住房时使用它们。</text:p>
      <text:p text:style-name="P4">
<draw:frame draw:style-name="fr1" draw:name="Image77" text:anchor-type="as-char" svg:width="6.9236in" svg:height="4.617987in" draw:z-index="0">
<draw:image xlink:href="../Images/yкринформ/2023-05-12T16-55-00-03-00/1683899591-569.jpg" xlink:type="simple" xlink:show="embed" xlink:actuate="onLoad" draw:mime-type="image/jpeg"/>
</draw:frame>
除其他事项外，在会议期间，OVA和大使的负责人提出了有关基夫地区Tamunicipalies领土社区之间兄弟情谊的新人问题<text:a xlink:type="simple" xlink:href="https://www.ukrinform.ua/tag-francia" text:style-name="Internet_20_link" text:visited-style-name="Visited_20_Internet_20_Link">
</text:a>
。</text:p>
      <text:p text:style-name="P4">
是的，今天已经与Il-de Frans地区建立了伙伴关系。 Kravchenko的基金会，大使确保他准备促进和发展这种合作。</text:p>
      <text:p text:style-name="P4">
<text:span text:style-name="T4">
另请阅读：</text:span>
 <text:a xlink:type="simple" xlink:href="https://www.ukrinform.ua/rubric-vidbudova/3708331-smigal-rozpoviv-pro-vidnovlenna-cirkuniv-na-harkivsini.html" text:style-name="Internet_20_link" text:visited-style-name="Visited_20_Internet_20_Link">
<text:span text:style-name="T4">
马戏团</text:span>
</text:a>
据乌克林福姆报道，截至4月，在基辅 - 俄罗斯后入侵地区<text:a xlink:type="simple" xlink:href="https://www.ukrinform.ua/rubric-regions/3700011-na-kiivsini-vze-vidnovili-majze-12-tisac-obektiv-ova.html" text:style-name="Internet_20_link" text:visited-style-name="Visited_20_Internet_20_Link">
</text:a>
已经有11,00074个对象。</text:p>
      <text:p text:style-name="P4">
News Source: <text:a xlink:type="simple" xlink:href="https://www.ukrinform.ua/rubric-vidbudova/3708365-u-kiivskij-ova-obgovorili-z-poslom-francii-podalsu-vidbudovu-oblasti.html" text:style-name="Internet_20_link" text:visited-style-name="Visited_20_Internet_20_Link">
https://www.ukrinform.ua/rubric-vidbudova/3708365-u-kiivskij-ova-obgovorili-z-poslom-francii-podalsu-vidbudovu-oblasti.html</text:a>
</text:p>
      <!--NEWS-->
      <text:h text:style-name="P10" text:outline-level="1">
<text:span text:style-name="T4">
Zelensky与Sunak Defense Comporation讨论了</text:span>
</text:h>
      <text:p text:style-name="P4">
作者: Ukrinform (Person)</text:p>
      <text:p text:style-name="P4">
出版商: Укринформ (Organization)</text:p>
      <text:p text:style-name="P4">
出版时间: 2023-05-12T17:07:00+03:00</text:p>
      <text:p text:style-name="P4">
修改时间: 2023-05-12T17:07:00+03:00</text:p>
      <text:p text:style-name="P4">
描述: 总统沃罗迪米尔·泽伦斯基（Volodymyr Zelensky）与总理瑞莎·萨纳克（Risha Sunak）进行了进一步的防御合作讨论，感谢远程风暴导弹，并强调了乌克兰渴望获得有关北约未来的明确信号的愿望。  - 乌克林。</text:p>
      <text:p text:style-name="P4">
图片: ["<text:a xlink:type="simple" xlink:href="https://static.ukrinform.com/photos/2023_05/thumb_files/630_360_1683809839-567.jpg" text:style-name="Internet_20_link" text:visited-style-name="Visited_20_Internet_20_Link">
630_360_16838...</text:a>
"]</text:p>
      <text:p text:style-name="P4">
标签: ['Британія', 'Зброя', 'Зеленський', 'Ріші Сунак', 'Storm Shadow']</text:p>
      <text:p text:style-name="P4">
类型: Article</text:p>
      <!--METADATA-->
      <text:p text:style-name="P4">
<draw:frame draw:style-name="fr1" draw:name="Image78" text:anchor-type="as-char" svg:width="6.9236in" svg:height="3.956343in" draw:z-index="0">
<draw:image xlink:href="../Images/yкринформ/2023-05-12T17-07-00-03-00/630_360_1683809839-567.jpg" xlink:type="simple" xlink:show="embed" xlink:actuate="onLoad" draw:mime-type="image/jpeg"/>
</draw:frame>
总统Lorder Zelensky与英国总理Rishisunak讨论了进一步的防守合作，感谢了长期的Stormshadow导弹，并强调了乌克兰希望明确信号有关北约未来的愿望。</text:p>
      <text:p text:style-name="P4">
乌克兰国家的负责人在[]中报道了这一点(https://twitter.com/ZelenskyyUa/status/1657020342966050827)，报道乌克林福姆。</text:p>
      <text:p text:style-name="P4">
“他与英国总理Risha Sunak进行了电话交谈。他对我们对远程导弹Shadow和其他必不可少的军事援助的能力进行了重大加强。 他们讨论了进一步的合作。 在即将到来的国际收入之前协调职位。 特别是，我们需要有关乌克兰未来的明确信号。”  - 说<text:a xlink:type="simple" xlink:href="https://www.ukrinform.ua/tag-zelenskij" text:style-name="Internet_20_link" text:visited-style-name="Visited_20_Internet_20_Link">
</text:a>
。</text:p>
      <text:p text:style-name="P4">
<text:span text:style-name="T4">
另请阅读：</text:span>
 [<text:span text:style-name="T4">
导弹</text:span>
 <text:span text:style-name="T4">
风暴</text:span>
 <text:span text:style-name="T4">
阴影</text:span>
 <text:span text:style-name="T4">
 </text:span>
 <text:span text:style-name="T4">
 </text:span>
 <text:span text:style-name="T4">
 </text:span>
乌克兰<text:span text:style-name="T4">
<text:span text:style-name="T5">
为什么</text:span>
* </text:span>
 <text:span text:style-name="T4">
显着</text:span>
 <text:span text:style-name="T4">
 </text:span>
 <text:span text:style-name="T4">
 </text:span>
 <text:span text:style-name="T4">
 </text:span>
(https://www.ukrinform.ua/rubric-ato/3707816-raketa-storm-shadow-dla-ukraini-u-comu-suttevij-proriv.html)据报道，英国<text:a xlink:type="simple" xlink:href="https://www.ukrinform.ua/rubric-ato/3707788-ministr-oboroni-britanii-pidtverdiv-peredacu-ukraini-raket-storm-shadow.html" text:style-name="Internet_20_link" text:visited-style-name="Visited_20_Internet_20_Link">
</text:a>
范围可达250公里。</text:p>
      <text:p text:style-name="P4">
<text:span text:style-name="T5">
foto：mbda</text:span>
</text:p>
      <text:p text:style-name="P4">
News Source: <text:a xlink:type="simple" xlink:href="https://www.ukrinform.ua/rubric-ato/3708372-zelenskij-obgovoriv-iz-sunakom-oboronnu-spivpracu-i-podakuvav-za-storm-shadow.html" text:style-name="Internet_20_link" text:visited-style-name="Visited_20_Internet_20_Link">
https://www.ukrinform.ua/rubric-ato/3708372-zelenskij-obgovoriv-iz-sunakom-oboronnu-spivpracu-i-podakuvav-za-storm-shadow.html</text:a>
</text:p>
      <!--NEWS-->
      <text:h text:style-name="P10" text:outline-level="1">
<text:span text:style-name="T4">
斯蒂芬尼敦（Stephanishin）敦促波兰避免单方面限制</text:span>
</text:h>
      <text:p text:style-name="P4">
作者: Ukrinform (Person)</text:p>
      <text:p text:style-name="P4">
出版商: Укринформ (Organization)</text:p>
      <text:p text:style-name="P4">
出版时间: 2023-05-12T17:09:00+03:00</text:p>
      <text:p text:style-name="P4">
修改时间: 2023-05-12T17:09:00+03:00</text:p>
      <text:p text:style-name="P4">
描述: 欧洲一体化部长Olga Stephanyshyn呼吁波兰Shimon Shinkovsky Velkovsky Senka的欧盟部长避免对乌克兰农产品出口的单方面限制。  - 乌克林。</text:p>
      <text:p text:style-name="P4">
图片: ["<text:a xlink:type="simple" xlink:href="https://static.ukrinform.com/photos/2023_04/thumb_files/630_360_1681984991-651.jpg" text:style-name="Internet_20_link" text:visited-style-name="Visited_20_Internet_20_Link">
630_360_16819...</text:a>
"]</text:p>
      <text:p text:style-name="P4">
标签: ['Експорт', 'Польща', 'Аграрії', 'Стефанішина', 'Єдині новини']</text:p>
      <text:p text:style-name="P4">
类型: Article</text:p>
      <!--METADATA-->
      <text:p text:style-name="P4">
<draw:frame draw:style-name="fr1" draw:name="Image79" text:anchor-type="as-char" svg:width="6.9236in" svg:height="3.956343in" draw:z-index="0">
<draw:image xlink:href="../Images/yкринформ/2023-05-12T17-09-00-03-00/630_360_1681984991-651.jpg" xlink:type="simple" xlink:show="embed" xlink:actuate="onLoad" draw:mime-type="image/jpeg"/>
</draw:frame>
欧盟波兰Shimon Schinkovsky Senka Senka viceremieric Olga Stephanyshyn的Vicemieties Calllaminist避免出口乌克兰农产品。</text:p>
      <text:p text:style-name="P4">
据报道，她在Teleterna的“ One News”中报告了这一点。</text:p>
      <text:p text:style-name="P4">
斯蒂芬尼尼娜(Stephanishina)告知，在欧盟三角欧盟部长级会议上，她与波兰同事普遍存在的乌克兰农产品的出口与波兰人施加的乌克兰农产品相关的出口。 “我已经确认，我们认为继续进行任何禁令是不可接受的，并以[]告知亲语音。(https://www.ukrinform.ua/tag-evrokomisia)关于建立咨询网站，我们敦促避免有关乌克兰的任何限制，以免进行俄罗斯的宣传。” Stefanishina说。</text:p>
      <text:p text:style-name="P4">
据报道，5月9日在基耶夫的Usula der Lyen Ursula委员会的联合简报中，总统沃迪米尔·Zelenskyy(Volodymyr Zelenskyy)表示，乌克兰预计欧盟有望立即撤回对出口农业生产的所有限制。</text:p>
      <text:p text:style-name="P4">
<text:span text:style-name="T4">
另请阅读：</text:span>
 <text:a xlink:type="simple" xlink:href="https://www.ukrinform.ua/rubric-polytics/3707228-u-polsi-vidreaguvali-na-slova-zelenskogo-pro-blokuvanna-importu-ukrainskoi-agroprodukcii.html" text:style-name="Internet_20_link" text:visited-style-name="Visited_20_Internet_20_Link">
</text:a>
5月2日，欧洲委员会宣布引入“针对乌克兰进口的塔蒂玛(Tatima)措施，这限制了乌克兰生产Dobolgaria，匈牙利，波兰，罗马尼亚和斯洛伐克的农业产品的通过。 这些限制将与四种农产品有关：来自乌克兰的小麦，玉米，菜籽向日葵晒黑 - 并将有效期至2023年6月5日。</text:p>
      <text:p text:style-name="P4">
<text:span text:style-name="T4">
另请阅读：</text:span>
 [<text:span text:style-name="T4">
 yat </text:span>
 <text:span text:style-name="T4">
 </text:span>
 <text:span text:style-name="T4">
 </text:span>
 <text:span text:style-name="T4">
 </text:span>
再次<text:span text:style-name="T4">
 </text:span>
 <text:span text:style-name="T4">
 </text:span>
应用<text:span text:style-name="T4">
欧洲委员会</text:span>
 <text:span text:style-name="T4">
 </text:span>
 <text:span text:style-name="T4">
 </text:span>
 <text:span text:style-name="T4">
 </text:span>
 <text:span text:style-name="T4">
 </text:span>
 <text:span text:style-name="T4">
<text:span text:style-name="T5">
 </text:span>
乌克兰</text:span>
 <text:span text:style-name="T4">
 </text:span>
农产品**(https://www.ukrinform.ua/rubric-economy/3708011-pat-krain-es-znovu-zvernulisa-do-evrokomisii-u-spravi-ukrainskoi-agroprodukcii.html)斯蒂芬妮斯纳(Stephanyshina)5月12日<text:a xlink:type="simple" xlink:href="https://www.ukrinform.ua/rubric-polytics/3708364-ukraina-sinhronizuvala-z-vejmarskim-trikutnikom-politicnij-kalendar-integracii-do-es.html" text:style-name="Internet_20_link" text:visited-style-name="Visited_20_Internet_20_Link">
</text:a>
那是在波兰城市波兹南发生的。</text:p>
      <text:p text:style-name="P4">
News Source: <text:a xlink:type="simple" xlink:href="https://www.ukrinform.ua/rubric-economy/3708370-stefanisina-zaklikala-polsu-utrimatisa-vid-odnostoronnih-obmezen-na-ukrainskij-agroeksport.html" text:style-name="Internet_20_link" text:visited-style-name="Visited_20_Internet_20_Link">
https://www.ukrinform.ua/rubric-economy/3708370-stefanisina-zaklikala-polsu-utrimatisa-vid-odnostoronnih-obmezen-na-ukrainskij-agroeksport.html</text:a>
</text:p>
      <!--NEWS-->
      <text:h text:style-name="P10" text:outline-level="1">
<text:span text:style-name="T4">
俄罗斯入侵者在辛菲罗波尔清真寺进行了突袭</text:span>
</text:h>
      <text:p text:style-name="P4">
作者: Ukrinform (Person)</text:p>
      <text:p text:style-name="P4">
出版商: Укринформ (Organization)</text:p>
      <text:p text:style-name="P4">
出版时间: 2023-05-12T17:20:00+03:00</text:p>
      <text:p text:style-name="P4">
修改时间: 2023-05-12T17:20:00+03:00</text:p>
      <text:p text:style-name="P4">
描述: 俄罗斯入侵者在临时占领的克里米亚的辛菲波尔（Simferopol）的Suhuuk-Deer清真寺进行了突袭。  - 乌克林。</text:p>
      <text:p text:style-name="P4">
图片: ["<text:a xlink:type="simple" xlink:href="https://static.ukrinform.com/photos/2023_05/thumb_files/630_360_1683901172-2430.jpeg" text:style-name="Internet_20_link" text:visited-style-name="Visited_20_Internet_20_Link">
630_360_16839...</text:a>
", "<text:a xlink:type="simple" xlink:href="https://static.ukrinform.com/photos/2023_05/thumb_files/630_360_1683901172-9346.jpeg" text:style-name="Internet_20_link" text:visited-style-name="Visited_20_Internet_20_Link">
630_360_16839...</text:a>
", "<text:a xlink:type="simple" xlink:href="https://static.ukrinform.com/photos/2023_05/thumb_files/630_360_1683901172-6506.jpeg" text:style-name="Internet_20_link" text:visited-style-name="Visited_20_Internet_20_Link">
630_360_16839...</text:a>
", "<text:a xlink:type="simple" xlink:href="https://static.ukrinform.com/photos/2023_05/thumb_files/630_360_1683901172-7683.jpeg" text:style-name="Internet_20_link" text:visited-style-name="Visited_20_Internet_20_Link">
630_360_16839...</text:a>
", "<text:a xlink:type="simple" xlink:href="https://static.ukrinform.com/photos/2023_05/thumb_files/630_360_1683901172-1524.jpeg" text:style-name="Internet_20_link" text:visited-style-name="Visited_20_Internet_20_Link">
630_360_16839...</text:a>
", "<text:a xlink:type="simple" xlink:href="https://static.ukrinform.com/photos/2023_05/thumb_files/630_360_1683901172-9044.jpeg" text:style-name="Internet_20_link" text:visited-style-name="Visited_20_Internet_20_Link">
630_360_16839...</text:a>
"]</text:p>
      <text:p text:style-name="P4">
标签: ['Крим', 'Мечеть', 'Обшук']</text:p>
      <text:p text:style-name="P4">
类型: Article</text:p>
      <!--METADATA-->
      <text:p text:style-name="P4">
<draw:frame draw:style-name="fr1" draw:name="Image80" text:anchor-type="as-char" svg:width="6.9236in" svg:height="3.956343in" draw:z-index="0">
<draw:image xlink:href="../Images/yкринформ/2023-05-12T17-20-00-03-00/630_360_1683901172-2430.jpeg" xlink:type="simple" xlink:show="embed" xlink:actuate="onLoad" draw:mime-type="image/jpeg"/>
</draw:frame>
俄罗斯入侵者在辛法尔东·克里米亚(Simfopolitimty Crimea)的苏利克(Sulyuk-Dere)清真寺进行了突袭。</text:p>
      <text:p text:style-name="P4">
克里米亚团结公共协会在[]中报道了这一点(http://www.facebook.com/crimeansolidarity/posts/pfbid0GV5KpvYdGkyRTRUj9fUKfAT61svumCEXHVwbdMG7xQdQRXaNnTzHnAGEiiECx4sZl)，报道乌克林福姆。</text:p>
      <text:p text:style-name="P4">
“公共协会的记者报告说，霍纳纳的雇员来到了苏利克·迪尔·弗洛波尔的清真寺。 它是由克里米亚穆斯林建造的16多年。”</text:p>
      <text:p text:style-name="P4">
可以澄清的是，这发生在星期五霉菌。</text:p>
      <text:p text:style-name="P4">
<draw:frame draw:style-name="fr1" draw:name="Image81" text:anchor-type="as-char" svg:width="6.9236in" svg:height="3.956343in" draw:z-index="0">
<draw:image xlink:href="../Images/yкринформ/2023-05-12T17-20-00-03-00/630_360_1683901172-9346.jpeg" xlink:type="simple" xlink:show="embed" xlink:actuate="onLoad" draw:mime-type="image/jpeg"/>
</draw:frame>
俄罗斯入侵者在辛菲罗波尔清真寺(Simforopol) /照片中安排了一次突袭：克里米亚基础<text:a xlink:type="simple" xlink:href="https://static.ukrinform.com/photos/2023_05/1683901172-9346.jpeg" text:style-name="Internet_20_link" text:visited-style-name="Visited_20_Internet_20_Link">
<draw:frame draw:style-name="fr1" draw:name="Image82" text:anchor-type="as-char" svg:width="6.9236in" svg:height="3.956343in" draw:z-index="0">
<draw:image xlink:href="../Images/yкринформ/2023-05-12T17-20-00-03-00/630_360_1683901172-9346.jpeg" xlink:type="simple" xlink:show="embed" xlink:actuate="onLoad" draw:mime-type="image/jpeg"/>
</draw:frame>
</text:a>
 <text:a xlink:type="simple" xlink:href="https://static.ukrinform.com/photos/2023_05/1683901172-6506.jpeg" text:style-name="Internet_20_link" text:visited-style-name="Visited_20_Internet_20_Link">
<draw:frame draw:style-name="fr1" draw:name="Image83" text:anchor-type="as-char" svg:width="6.9236in" svg:height="3.956343in" draw:z-index="0">
<draw:image xlink:href="../Images/yкринформ/2023-05-12T17-20-00-03-00/630_360_1683901172-6506.jpeg" xlink:type="simple" xlink:show="embed" xlink:actuate="onLoad" draw:mime-type="image/jpeg"/>
</draw:frame>
</text:a>
 <text:a xlink:type="simple" xlink:href="https://static.ukrinform.com/photos/2023_05/1683901172-7683.jpeg" text:style-name="Internet_20_link" text:visited-style-name="Visited_20_Internet_20_Link">
<draw:frame draw:style-name="fr1" draw:name="Image84" text:anchor-type="as-char" svg:width="6.9236in" svg:height="3.956343in" draw:z-index="0">
<draw:image xlink:href="../Images/yкринформ/2023-05-12T17-20-00-03-00/630_360_1683901172-7683.jpeg" xlink:type="simple" xlink:show="embed" xlink:actuate="onLoad" draw:mime-type="image/jpeg"/>
</draw:frame>
</text:a>
 <text:a xlink:type="simple" xlink:href="https://static.ukrinform.com/photos/2023_05/1683901172-1524.jpeg" text:style-name="Internet_20_link" text:visited-style-name="Visited_20_Internet_20_Link">
<draw:frame draw:style-name="fr1" draw:name="Image85" text:anchor-type="as-char" svg:width="6.9236in" svg:height="3.956343in" draw:z-index="0">
<draw:image xlink:href="../Images/yкринформ/2023-05-12T17-20-00-03-00/630_360_1683901172-1524.jpeg" xlink:type="simple" xlink:show="embed" xlink:actuate="onLoad" draw:mime-type="image/jpeg"/>
</draw:frame>
</text:a>
 <text:a xlink:type="simple" xlink:href="https://static.ukrinform.com/photos/2023_05/1683901172-2430.jpeg" text:style-name="Internet_20_link" text:visited-style-name="Visited_20_Internet_20_Link">
<draw:frame draw:style-name="fr1" draw:name="Image86" text:anchor-type="as-char" svg:width="6.9236in" svg:height="3.956343in" draw:z-index="0">
<draw:image xlink:href="../Images/yкринформ/2023-05-12T17-20-00-03-00/630_360_1683901172-2430.jpeg" xlink:type="simple" xlink:show="embed" xlink:actuate="onLoad" draw:mime-type="image/jpeg"/>
</draw:frame>
</text:a>
 <text:a xlink:type="simple" xlink:href="https://static.ukrinform.com/photos/2023_05/1683901172-9044.jpeg" text:style-name="Internet_20_link" text:visited-style-name="Visited_20_Internet_20_Link">
<draw:frame draw:style-name="fr1" draw:name="Image87" text:anchor-type="as-char" svg:width="6.9236in" svg:height="3.956343in" draw:z-index="0">
<draw:image xlink:href="../Images/yкринформ/2023-05-12T17-20-00-03-00/630_360_1683901172-9044.jpeg" xlink:type="simple" xlink:show="embed" xlink:actuate="onLoad" draw:mime-type="image/jpeg"/>
</draw:frame>
</text:a>
在克里米亚的团结中，补充说，在突袭中心对极端主义的反击中心进行了突袭之后，奥蒙离开了清真寺的领土。</text:p>
      <text:p text:style-name="P4">
<text:span text:style-name="T4">
另请阅读：</text:span>
 <text:a xlink:type="simple" xlink:href="https://www.ukrinform.ua/rubric-crimea/3708102-politvazna-dzelalova-pereveli-do-slidcogo-izolatora-fsb-u-simferopoli-pravozahisniki.html" text:style-name="Internet_20_link" text:visited-style-name="Visited_20_Internet_20_Link">
<text:span text:style-name="T4">
 Jelyalova </text:span>
</text:a>
据报道，在入侵者的前夕<text:a xlink:type="simple" xlink:href="https://www.ukrinform.ua/rubric-crimea/3707708-opisuut-i-vinosat-majno-u-simferopoli-zagarbniki-zahopili-sobor-pcu.html" text:style-name="Internet_20_link" text:visited-style-name="Visited_20_Internet_20_Link">
</text:a>
在辛菲罗波尔。</text:p>
      <text:p text:style-name="P4">
News Source: <text:a xlink:type="simple" xlink:href="https://www.ukrinform.ua/rubric-crimea/3708376-rosijski-zagarbniki-vlastuvali-rejd-u-meceti-simferopola.html" text:style-name="Internet_20_link" text:visited-style-name="Visited_20_Internet_20_Link">
https://www.ukrinform.ua/rubric-crimea/3708376-rosijski-zagarbniki-vlastuvali-rejd-u-meceti-simferopola.html</text:a>
</text:p>
      <!--NEWS-->
      <text:h text:style-name="P10" text:outline-level="1">
<text:span text:style-name="T4">
俄罗斯联邦的军队在贝斯拉夫地区开火，有受伤</text:span>
</text:h>
      <text:p text:style-name="P4">
作者: Ukrinform (Person)</text:p>
      <text:p text:style-name="P4">
出版商: Укринформ (Organization)</text:p>
      <text:p text:style-name="P4">
出版时间: 2023-05-12T17:22:41+03:00</text:p>
      <text:p text:style-name="P4">
修改时间: 2023-05-12T17:22:41+03:00</text:p>
      <text:p text:style-name="P4">
描述: 在赫尔森地区，军队在贝斯拉夫地区被解雇，受伤的，也损坏了关键基础设施的对象。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88" text:anchor-type="as-char" svg:width="6.9236in" svg:height="3.948443in" draw:z-index="0">
<draw:image xlink:href="../Images/yкринформ/2023-05-12T17-22-41-03-00/630_360_1538997483-946.jpg" xlink:type="simple" xlink:show="embed" xlink:actuate="onLoad" draw:mime-type="image/jpeg"/>
</draw:frame>
俄罗斯联邦的Nakherson地区向Beryslav地区开火，受伤了，并损害了关键基础设施的对象。</text:p>
      <text:p text:style-name="P4">
根据乌克林福姆的说法，Volodymyr Litvinov在<text:a xlink:type="simple" xlink:href="https://t.me/beryslavrda/2491" text:style-name="Internet_20_link" text:visited-style-name="Visited_20_Internet_20_Link">
</text:a>
。</text:p>
      <text:p text:style-name="P4">
消息写道：“在炮火下是奥斯科洛夫卡诺沃特斯基村郊区的郊区和住宅区。”</text:p>
      <text:p text:style-name="P4">
注意到，由于敌对<text:a xlink:type="simple" xlink:href="https://www.ukrinform.ua/tag-obstril" text:style-name="Internet_20_link" text:visited-style-name="Visited_20_Internet_20_Link">
</text:a>
关键基础设施的对象的建设受到部分损害。没有侮辱。</text:p>
      <text:p text:style-name="P4">
<text:span text:style-name="T4">
另请阅读：</text:span>
 <text:a xlink:type="simple" xlink:href="https://www.ukrinform.ua/rubric-ato/3708187-na-hersonsini-vorog-skinuv-na-selo-kizomis-kerovani-aviabombi-e-rujnuvanna.html" text:style-name="Internet_20_link" text:visited-style-name="Visited_20_Internet_20_Link">
</text:a>
同样，由于敌人从无人机中倾倒了脆弱的弹药，奥德拉多卡曼卡·泰格(Odradokamanka Tyagin)领土社区的居民获得了居民。</text:p>
      <text:p text:style-name="P4">
作为 <text:a xlink:type="simple" xlink:href="https://www.ukrinform.ua/rubric-ato/3708308-rosijski-vijskovi-obstrilali-hersonsinu-e-vbiti-ta-poraneni.html" text:style-name="Internet_20_link" text:visited-style-name="Visited_20_Internet_20_Link">
 </text:a>
乌克林福姆(Ukrinform)，俄罗斯联合会于5月12日再次开始解雇霍森市和该地区的定居点，众所周知，<text:a xlink:type="simple" xlink:href="https://www.ukrinform.ua/rubric-ato/3708308-rosijski-vijskovi-obstrilali-hersonsinu-e-vbiti-ta-poraneni.html" text:style-name="Internet_20_link" text:visited-style-name="Visited_20_Internet_20_Link">
</text:a>
 .</text:p>
      <text:p text:style-name="P4">
News Source: <text:a xlink:type="simple" xlink:href="https://www.ukrinform.ua/rubric-ato/3708377-vijskovi-rf-obstrilali-berislavskij-rajon-e-poranenij.html" text:style-name="Internet_20_link" text:visited-style-name="Visited_20_Internet_20_Link">
https://www.ukrinform.ua/rubric-ato/3708377-vijskovi-rf-obstrilali-berislavskij-rajon-e-poranenij.html</text:a>
</text:p>
      <!--NEWS-->
      <text:h text:style-name="P10" text:outline-level="1">
<text:span text:style-name="T4">
俄罗斯联邦的军队在贝斯拉夫地区开火，有受伤</text:span>
</text:h>
      <text:p text:style-name="P4">
作者: Ukrinform (Person)</text:p>
      <text:p text:style-name="P4">
出版商: Укринформ (Organization)</text:p>
      <text:p text:style-name="P4">
出版时间: 2023-05-12T17:22:41+03:00</text:p>
      <text:p text:style-name="P4">
修改时间: 2023-05-12T17:22:41+03:00</text:p>
      <text:p text:style-name="P4">
描述: 在赫尔森地区，军队在贝斯拉夫地区被解雇，受伤的，也损坏了关键基础设施的对象。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ерсонщина', 'Обстріл', 'Війна з росією']</text:p>
      <text:p text:style-name="P4">
类型: Article</text:p>
      <!--METADATA-->
      <text:p text:style-name="P4">
<draw:frame draw:style-name="fr1" draw:name="Image89" text:anchor-type="as-char" svg:width="6.9236in" svg:height="3.948443in" draw:z-index="0">
<draw:image xlink:href="../Images/yкринформ/2023-05-12T17-22-41-03-00/630_360_1538997483-946.jpg" xlink:type="simple" xlink:show="embed" xlink:actuate="onLoad" draw:mime-type="image/jpeg"/>
</draw:frame>
俄罗斯联邦的Nakherson地区向Beryslav地区开火，受伤了，并损害了关键基础设施的对象。</text:p>
      <text:p text:style-name="P4">
根据乌克林福姆的说法，Volodymyr Litvinov在<text:a xlink:type="simple" xlink:href="https://t.me/beryslavrda/2491" text:style-name="Internet_20_link" text:visited-style-name="Visited_20_Internet_20_Link">
</text:a>
。</text:p>
      <text:p text:style-name="P4">
消息写道：“在炮火下是奥斯科洛夫卡诺沃特斯基村郊区的郊区和住宅区。”</text:p>
      <text:p text:style-name="P4">
注意到，由于敌对<text:a xlink:type="simple" xlink:href="https://www.ukrinform.ua/tag-obstril" text:style-name="Internet_20_link" text:visited-style-name="Visited_20_Internet_20_Link">
</text:a>
关键基础设施的对象的建设受到部分损害。没有侮辱。</text:p>
      <text:p text:style-name="P4">
<text:span text:style-name="T4">
另请阅读：</text:span>
 <text:a xlink:type="simple" xlink:href="https://www.ukrinform.ua/rubric-ato/3708187-na-hersonsini-vorog-skinuv-na-selo-kizomis-kerovani-aviabombi-e-rujnuvanna.html" text:style-name="Internet_20_link" text:visited-style-name="Visited_20_Internet_20_Link">
</text:a>
同样，由于敌人从无人机中倾倒了脆弱的弹药，奥德拉多卡曼卡·泰格(Odradokamanka Tyagin)领土社区的居民获得了居民。</text:p>
      <text:p text:style-name="P4">
作为 <text:a xlink:type="simple" xlink:href="https://www.ukrinform.ua/rubric-ato/3708308-rosijski-vijskovi-obstrilali-hersonsinu-e-vbiti-ta-poraneni.html" text:style-name="Internet_20_link" text:visited-style-name="Visited_20_Internet_20_Link">
 </text:a>
乌克林福姆(Ukrinform)，俄罗斯联合会于5月12日再次开始解雇霍森市和该地区的定居点，众所周知，<text:a xlink:type="simple" xlink:href="https://www.ukrinform.ua/rubric-ato/3708308-rosijski-vijskovi-obstrilali-hersonsinu-e-vbiti-ta-poraneni.html" text:style-name="Internet_20_link" text:visited-style-name="Visited_20_Internet_20_Link">
</text:a>
 .</text:p>
      <text:p text:style-name="P4">
News Source: <text:a xlink:type="simple" xlink:href="https://www.ukrinform.ua/rubric-ato/3708377-vijskovi-rf-obstrilali-berislavskij-rajon-e-poranenij.html" text:style-name="Internet_20_link" text:visited-style-name="Visited_20_Internet_20_Link">
https://www.ukrinform.ua/rubric-ato/3708377-vijskovi-rf-obstrilali-berislavskij-rajon-e-poranenij.html</text:a>
</text:p>
      <!--NEWS-->
      <text:h text:style-name="P10" text:outline-level="1">
<text:span text:style-name="T4">
Brave1集群已经收到了乌克兰开发人员的100多种申请</text:span>
</text:h>
      <text:p text:style-name="P4">
作者: Ukrinform (Person)</text:p>
      <text:p text:style-name="P4">
出版商: Укринформ (Organization)</text:p>
      <text:p text:style-name="P4">
出版时间: 2023-05-12T17:23:00+03:00</text:p>
      <text:p text:style-name="P4">
修改时间: 2023-05-12T17:23:00+03:00</text:p>
      <text:p text:style-name="P4">
描述: Brave1群集 - 为了国防和安全部队的利益，用于制定创新决策的政府和私人计划的平台 - 已经收到了100多个想法，可以帮助乌克兰获得比敌人的技术优势。  - 乌克林。</text:p>
      <text:p text:style-name="P4">
图片: ["<text:a xlink:type="simple" xlink:href="https://static.ukrinform.com/photos/2023_05/thumb_files/630_360_1683901399-180.jpg" text:style-name="Internet_20_link" text:visited-style-name="Visited_20_Internet_20_Link">
630_360_16839...</text:a>
"]</text:p>
      <text:p text:style-name="P4">
标签: ['Міноборони', 'Технології', 'ЗСУ', 'Платформа Brave1']</text:p>
      <text:p text:style-name="P4">
类型: Article</text:p>
      <!--METADATA-->
      <text:p text:style-name="P4">
<draw:frame draw:style-name="fr1" draw:name="Image90" text:anchor-type="as-char" svg:width="6.9236in" svg:height="3.956343in" draw:z-index="0">
<draw:image xlink:href="../Images/yкринформ/2023-05-12T17-23-00-03-00/630_360_1683901399-180.jpg" xlink:type="simple" xlink:show="embed" xlink:actuate="onLoad" draw:mime-type="image/jpeg"/>
</draw:frame>
 Докластера Brave1 – платформи для об'єднання державних та приватних ініціатив зрозробки інноваційних рішень в інтересах сил оборони і безпеки – вже надійшлопонад 100 ідей, які можуть допомогти Україні здобути технологічну перевагу надворогом.</text:p>
      <text:p text:style-name="P4">
Про це повідомив віцепрем'єр-міністр з інновацій, розвитку освіти, науки татехнологій – міністр цифрової трансформації Михайло Федоров у <text:a xlink:type="simple" xlink:href="https://t.me/zedigital/3133" text:style-name="Internet_20_link" text:visited-style-name="Visited_20_Internet_20_Link">
</text:a>
，报道乌克林福姆。</text:p>
      <text:p text:style-name="P4">
“已经收到了从乌克兰开发商到国防技术BRAVE1的100多种申请。 刚刚在乌克兰，一个强大的军事领域诞生了<text:a xlink:type="simple" xlink:href="https://www.ukrinform.ua/tag-tehnologii" text:style-name="Internet_20_link" text:visited-style-name="Visited_20_Internet_20_Link">
</text:a>
。 集群团队致力于将开发迅速整合到购买中。 帮助武装部队的专业知识，国防部，矿场服务。” Viceremier说。</text:p>
      <text:p text:style-name="P4">
他回忆说，最佳发展将获得州合同或赠款以开发自己的产品。</text:p>
      <text:p text:style-name="P4">
据报道，Brave1是国防部，武装部队，国家安全与国防委员会，国防部，战略工业部和经济部的共同倡议。 其目的是刺激和支持朝着国防技术方向发展的公司的发展。</text:p>
      <text:p text:style-name="P4">
<text:span text:style-name="T4">
另请阅读：</text:span>
 <text:a xlink:type="simple" xlink:href="https://www.ukrinform.ua/rubric-technology/3701601-brave1-dopomoze-ukraini-zdobuti-perevagu-nad-vorogom-fedorov.html" text:style-name="Internet_20_link" text:visited-style-name="Visited_20_Internet_20_Link">
<text:span text:style-name="T4">
 brave1 </text:span>
</text:a>
</text:p>
      <text:p text:style-name="P4">
Для індустрії кластер пропонує організаційне та експертне супроводженнярозробок, а також доступ до акселераторів та інкубаторів. Йдеться про системнуроботу над удосконаленням розробок, підвищення знань у питаннях масштабуваннябізнесу, формування цінності для інвесторів, менторство. Також розробникиматимуть доступ до науково-дослідного (研发资源)一个有助于必要组件，测试，设备的中心。</text:p>
      <text:p text:style-name="P4">
News Source: <text:a xlink:type="simple" xlink:href="https://www.ukrinform.ua/rubric-technology/3708378-do-klastera-brave1-vze-nadijslo-ponad-100-zaavok-vid-ukrainskih-rozrobnikiv.html" text:style-name="Internet_20_link" text:visited-style-name="Visited_20_Internet_20_Link">
https://www.ukrinform.ua/rubric-technology/3708378-do-klastera-brave1-vze-nadijslo-ponad-100-zaavok-vid-ukrainskih-rozrobnikiv.html</text:a>
</text:p>
      <!--NEWS-->
      <text:h text:style-name="P10" text:outline-level="1">
<text:span text:style-name="T4">
西班牙总理将与美国总统讨论乌克兰战争的单一战线</text:span>
</text:h>
      <text:p text:style-name="P4">
作者: Ukrinform (Person)</text:p>
      <text:p text:style-name="P4">
出版商: Укринформ (Organization)</text:p>
      <text:p text:style-name="P4">
出版时间: 2023-05-12T17:24:52+03:00</text:p>
      <text:p text:style-name="P4">
修改时间: 2023-05-12T17:24:52+03:00</text:p>
      <text:p text:style-name="P4">
描述: 西班牙总理佩德罗·桑切斯（Pedro Sanchez）今天必须与美国总统乔·拜登（Joe Biden）进行谈判，以找到关于乌克兰战争的“单一战线”。  - 乌克林。</text:p>
      <text:p text:style-name="P4">
图片: ["<text:a xlink:type="simple" xlink:href="https://static.ukrinform.com/photos/2023_05/thumb_files/630_360_1683901328-699.jpg" text:style-name="Internet_20_link" text:visited-style-name="Visited_20_Internet_20_Link">
630_360_16839...</text:a>
"]</text:p>
      <text:p text:style-name="P4">
标签: ['Байден', 'Україна', 'Санчес', 'Війна з росією']</text:p>
      <text:p text:style-name="P4">
类型: Article</text:p>
      <!--METADATA-->
      <text:p text:style-name="P4">
<draw:frame draw:style-name="fr1" draw:name="Image91" text:anchor-type="as-char" svg:width="6.9236in" svg:height="3.956343in" draw:z-index="0">
<draw:image xlink:href="../Images/yкринформ/2023-05-12T17-24-52-03-00/630_360_1683901328-699.jpg" xlink:type="simple" xlink:show="embed" xlink:actuate="onLoad" draw:mime-type="image/jpeg"/>
</draw:frame>
西班牙总理佩德罗·桑切斯(Pedro Sanchez)今天必须与总统苏兹·乔·拜登(Sudz Joe Biden)进行谈判，以便找到有关乌克兰战争的“单一战线”。</text:p>
      <text:p text:style-name="P4">
正如乌克林福姆报道的那样，它报告了<text:a xlink:type="simple" xlink:href="http://www.euronews.com/my-europe/2023/05/12/pedro-sanchez-set-to-strike-migration-deal-with-joe-biden-to-welcome-latin-american-refuge" text:style-name="Internet_20_link" text:visited-style-name="Visited_20_Internet_20_Link">
</text:a>
。</text:p>
      <text:p text:style-name="P4">
如前所述，美国将试图在拉丁美洲开设移民办公室就与西班牙开设移民办公室，以便移民可以从其国家提交移民文件。</text:p>
      <text:p text:style-name="P4">
西班牙和加拿大迫切需要劳动力，并明确表示他们准备接受来自拉丁美洲以及其他国家的移民，这将减少面临与墨西哥边境移民涌入的压力。</text:p>
      <text:p text:style-name="P4">
[]之间的战争(https://www.ukrinform.ua/tag-rosia)但是乌克兰也将是当今白宫谈判的中间。</text:p>
      <text:p text:style-name="P4">
如前所述，7月，西班牙将接管欧盟的六个月总统职位，并领导欧盟国家实现和平的努力。</text:p>
      <text:p text:style-name="P4">
<text:span text:style-name="T4">
另请阅读：</text:span>
 <text:a xlink:type="simple" xlink:href="https://www.ukrinform.ua/rubric-world/3701044-premer-ispanii-privitav-pragnenna-brazilii-do-poserednictva-u-peregovorah-miz-ukrainou-ta-rf.html" text:style-name="Internet_20_link" text:visited-style-name="Visited_20_Internet_20_Link">
</text:a>
据报道，西班牙佩德罗·桑切斯(Pedro Sanchez)的总理在与XI Jinping的负责人的会议上表示了弗拉基米尔·泽伦斯基(Vladimir Zelensky)乌克兰总统的支持，并呼吁对话者与乌克兰领导人进行交谈。</text:p>
      <text:p text:style-name="P4">
News Source: <text:a xlink:type="simple" xlink:href="https://www.ukrinform.ua/rubric-world/3708380-premer-ispanii-obgovorit-z-prezidentom-ssa-posuk-edinogo-frontu-sodo-vijni-v-ukraini.html" text:style-name="Internet_20_link" text:visited-style-name="Visited_20_Internet_20_Link">
https://www.ukrinform.ua/rubric-world/3708380-premer-ispanii-obgovorit-z-prezidentom-ssa-posuk-edinogo-frontu-sodo-vijni-v-ukraini.html</text:a>
</text:p>
      <!--NEWS-->
      <text:h text:style-name="P10" text:outline-level="1">
<text:span text:style-name="T4">
乌克兰Kostyuk在罗马的WTA锦标赛第二圈中克服了刘</text:span>
</text:h>
      <text:p text:style-name="P4">
作者: Ukrinform (Person)</text:p>
      <text:p text:style-name="P4">
出版商: Укринформ (Organization)</text:p>
      <text:p text:style-name="P4">
出版时间: 2023-05-12T17:25:00+03:00</text:p>
      <text:p text:style-name="P4">
修改时间: 2023-05-12T17:25:00+03:00</text:p>
      <text:p text:style-name="P4">
描述: 今天，5月12日，乌克兰网球运动员Marta Kostyuk（WTA＃40）在WTA 1000锦标赛的第二轮中击败了美国克莱尔·刘（WTA＃56）。</text:p>
      <text:p text:style-name="P4">
图片: ["<text:a xlink:type="simple" xlink:href="https://static.ukrinform.com/photos/2023_05/thumb_files/630_360_1683901475-315.jpg" text:style-name="Internet_20_link" text:visited-style-name="Visited_20_Internet_20_Link">
630_360_16839...</text:a>
"]</text:p>
      <text:p text:style-name="P4">
标签: ['Теніс', 'Марта Костюк']</text:p>
      <text:p text:style-name="P4">
类型: Article</text:p>
      <!--METADATA-->
      <text:p text:style-name="P4">
<draw:frame draw:style-name="fr1" draw:name="Image92" text:anchor-type="as-char" svg:width="6.9236in" svg:height="3.956343in" draw:z-index="0">
<draw:image xlink:href="../Images/yкринформ/2023-05-12T17-25-00-03-00/630_360_1683901475-315.jpg" xlink:type="simple" xlink:show="embed" xlink:actuate="onLoad" draw:mime-type="image/jpeg"/>
</draw:frame>
今天，5月12日，乌克兰网球运动员Marta Kostyuk(WTA№40)击败美国屏幕刘(WTA№56)在WTA锦标赛1000的第二轮中。</text:p>
      <text:p text:style-name="P4">
据乌克林福姆报道，玛莎·科斯蒂克(Martha Kostyuk)克服了一个6：0、6：4的竞争对手。</text:p>
      <text:p text:style-name="P4">
比赛持续了1小时31分钟。 科斯蒂克(Kostyuk)给了时间，犯了6年的错误，并使用了5/8个布朗尼蛋糕。</text:p>
      <text:p text:style-name="P4">
这是网球运动员之间的第三次会议。 Kostyuk导致个人会议2：1。</text:p>
      <text:p text:style-name="P4">
乌克兰错过了比赛的第一个圈子。 在下一个圈子里，玛莎将与脚手架保罗·巴达莎(Paulo Badosa)一起比赛，后者击败了突尼斯 -  6：1，6：4的世界第七名“球拍”。</text:p>
      <text:p text:style-name="P4">
<text:span text:style-name="T4">
另请阅读：</text:span>
 <text:a xlink:type="simple" xlink:href="https://www.ukrinform.ua/rubric-sports/3708286-katarina-zavacka-zacohlila-raketku-v-14-finalu-turniru-itf-u-trnavi.html" text:style-name="Internet_20_link" text:visited-style-name="Visited_20_Internet_20_Link">
</text:a>
据报道，玛塔·科斯蒂克(Marta Kostyuk)成为乌克兰的第一个球拍。</text:p>
      <text:p text:style-name="P4">
照片：btu.org.ua</text:p>
      <text:p text:style-name="P4">
News Source: <text:a xlink:type="simple" xlink:href="https://www.ukrinform.ua/rubric-sports/3708381-ukrainka-kostuk-zdolala-lu-u-drugomu-koli-turniru-wta-1000-v-rimi.html" text:style-name="Internet_20_link" text:visited-style-name="Visited_20_Internet_20_Link">
https://www.ukrinform.ua/rubric-sports/3708381-ukrainka-kostuk-zdolala-lu-u-drugomu-koli-turniru-wta-1000-v-rimi.html</text:a>
</text:p>
      <!--NEWS-->
      <text:h text:style-name="P10" text:outline-level="1">
<text:span text:style-name="T4">
Zelensky对帮助俄罗斯联邦控制Zaporizhstal的41人实施了制裁</text:span>
</text:h>
      <text:p text:style-name="P4">
作者: Ukrinform (Person)</text:p>
      <text:p text:style-name="P4">
出版商: Укринформ (Organization)</text:p>
      <text:p text:style-name="P4">
出版时间: 2023-05-12T17:26:00+03:00</text:p>
      <text:p text:style-name="P4">
修改时间: 2023-05-12T17:26:00+03:00</text:p>
      <text:p text:style-name="P4">
描述: 沃迪米尔总统Zelenskyy签署了一项法令，对13个人和28个法人实体实施了制裁，这些实体帮助俄罗斯对Zaporizhstal保持了控制。  - 乌克林。</text:p>
      <text:p text:style-name="P4">
图片: ["<text:a xlink:type="simple" xlink:href="https://static.ukrinform.com/photos/2022_09/thumb_files/630_360_1664387283-922.jpg" text:style-name="Internet_20_link" text:visited-style-name="Visited_20_Internet_20_Link">
630_360_16643...</text:a>
"]</text:p>
      <text:p text:style-name="P4">
标签: ['Санкції', 'Запоріжсталь', 'Зеленський', 'Війна з росією']</text:p>
      <text:p text:style-name="P4">
类型: Article</text:p>
      <!--METADATA-->
      <text:p text:style-name="P4">
<draw:frame draw:style-name="fr1" draw:name="Image93" text:anchor-type="as-char" svg:width="6.9236in" svg:height="3.956343in" draw:z-index="0">
<draw:image xlink:href="../Images/yкринформ/2023-05-12T17-26-00-03-00/630_360_1664387283-922.jpg" xlink:type="simple" xlink:show="embed" xlink:actuate="onLoad" draw:mime-type="image/jpeg"/>
</draw:frame>
总统洛尔迪尔·泽伦斯基(Lordir Zelensky)签署了一项法令，对13个自然和28个法人实体实施了制裁，这些实体帮助俄罗斯控制了Zaporizhstal。</text:p>
      <text:p text:style-name="P4">
国家元首在[]中报告了这一点(https://t.me/V_Zelenskiy_official/6209)，报道乌克林福姆。</text:p>
      <text:p text:style-name="P4">
“今天我们有一个制裁的日子。有几个<text:a xlink:type="simple" xlink:href="https://www.ukrinform.ua/tag-sankcii" text:style-name="Internet_20_link" text:visited-style-name="Visited_20_Internet_20_Link">
</text:a>
包裹，签署了相关法令。 第一个制裁包是相对于穷人的。 根据他的法令，他对41人(13人和28个合法)采取了限制性措施，俄罗斯联邦保留了对企业的控制，损害了我们的经济，” Zelensky说。</text:p>
      <text:p text:style-name="P4">
国家元首通知了俄罗斯份额没收程序的启动，据他说，这将为乌克兰和乌克兰人工作。</text:p>
      <text:p text:style-name="P4">
<text:span text:style-name="T4">
另请阅读：</text:span>
 <text:a xlink:type="simple" xlink:href="https://www.ukrinform.ua/rubric-economy/3685399-zaporizstal-vivodit-iz-konservacii-se-odnu-domennu-pic.html" text:style-name="Internet_20_link" text:visited-style-name="Visited_20_Internet_20_Link">
<text:span text:style-name="T4">
 Zaporizhstal </text:span>
</text:a>
根据乌克林福姆的说法，据司法部称，今天在乌克兰众所周知，大约有230-250个子派资产，可以收集以国家的国家。</text:p>
      <text:p text:style-name="P4">
News Source: <text:a xlink:type="simple" xlink:href="https://www.ukrinform.ua/rubric-economy/3708388-zelenskij-zaprovadiv-sankcii-proti-41-osobi-so-dopomagala-rf-kontroluvati-zaporizstal.html" text:style-name="Internet_20_link" text:visited-style-name="Visited_20_Internet_20_Link">
https://www.ukrinform.ua/rubric-economy/3708388-zelenskij-zaprovadiv-sankcii-proti-41-osobi-so-dopomagala-rf-kontroluvati-zaporizstal.html</text:a>
</text:p>
      <!--NEWS-->
      <text:h text:style-name="P10" text:outline-level="1">
<text:span text:style-name="T4">
机柜正在引入电子记录票</text:span>
</text:h>
      <text:p text:style-name="P4">
作者: Ukrinform (Person)</text:p>
      <text:p text:style-name="P4">
出版商: Укринформ (Organization)</text:p>
      <text:p text:style-name="P4">
出版时间: 2023-05-12T17:27:00+03:00</text:p>
      <text:p text:style-name="P4">
修改时间: 2023-05-12T17:27:00+03:00</text:p>
      <text:p text:style-name="P4">
描述: 部长的内阁已批准了6月1日在乌克兰在乌克兰的电子形式伐木票的介绍的提议。  - 乌克林。</text:p>
      <text:p text:style-name="P4">
图片: ["<text:a xlink:type="simple" xlink:href="https://static.ukrinform.com/photos/2020_02/thumb_files/630_360_1582194465-3229.jpeg" text:style-name="Internet_20_link" text:visited-style-name="Visited_20_Internet_20_Link">
630_360_15821...</text:a>
"]</text:p>
      <text:p text:style-name="P4">
标签: ['Е-квиток', 'Ліс', 'Уряд']</text:p>
      <text:p text:style-name="P4">
类型: Article</text:p>
      <!--METADATA-->
      <text:p text:style-name="P4">
<draw:frame draw:style-name="fr1" draw:name="Image94" text:anchor-type="as-char" svg:width="6.9236in" svg:height="3.956343in" draw:z-index="0">
<draw:image xlink:href="../Images/yкринформ/2023-05-12T17-27-00-03-00/630_360_1582194465-3229.jpeg" xlink:type="simple" xlink:show="embed" xlink:actuate="onLoad" draw:mime-type="image/jpeg"/>
</draw:frame>
部长的内阁批准了Mindovquil的提议，该提议以电子形式从6月1日开始在乌克兰进行介绍。</text:p>
      <text:p text:style-name="P4">
关于<text:a xlink:type="simple" xlink:href="https://t.me/tmelnychuk/2300" text:style-name="Internet_20_link" text:visited-style-name="Visited_20_Internet_20_Link">
</text:a>
乌克林福姆报道，Verkhovna Rada的永久代表Taras Melnychuk报道。</text:p>
      <text:p text:style-name="P4">
“环境与自然资源部提案，数字化转型部实施从01.06.2023到01.01.01.06.06.2025的实验项目的特殊许可项目已发布[] [] [] <text:a xlink:type="simple" xlink:href="https://www.ukrinform.ua/tag-lis" text:style-name="Internet_20_link" text:visited-style-name="Visited_20_Internet_20_Link">
</text:a>
资源(记录票)以及有关电子形式的木材制作木材的起源的证书，”证词写道。</text:p>
      <text:p text:style-name="P4">
<text:span text:style-name="T4">
另请阅读：</text:span>
 <text:a xlink:type="simple" xlink:href="https://www.ukrinform.ua/rubric-economy/3707984-v-ukraini-perevikonali-plan-posadki-derev-za-programou-zelena-kraina.html" text:style-name="Internet_20_link" text:visited-style-name="Visited_20_Internet_20_Link">
</text:a>
有人强调，部长的内阁已批准实施实验项目的程序，以颁发特殊使用森林资源的特殊许可证(记录票)以电子形式和实验项目的订购，以发行电子形式的原籍证书和木材。</text:p>
      <text:p text:style-name="P4">
据报道，去年10月，州森林机构和俯卧的代表签署了有关森林行业数字化的备忘录。 特别是，计划将对木材运动的控制链充分数字化：将政党放在最终消费者身上。</text:p>
      <text:p text:style-name="P4">
News Source: <text:a xlink:type="simple" xlink:href="https://www.ukrinform.ua/rubric-economy/3708383-kabmin-zaprovadzue-elektronnij-lisorubnij-kvitok.html" text:style-name="Internet_20_link" text:visited-style-name="Visited_20_Internet_20_Link">
https://www.ukrinform.ua/rubric-economy/3708383-kabmin-zaprovadzue-elektronnij-lisorubnij-kvitok.html</text:a>
</text:p>
      <!--NEWS-->
      <text:h text:style-name="P10" text:outline-level="1">
<text:span text:style-name="T4">
在巴赫穆特（Bakhmut）地区，敌人的Artebroch受到三名警察的伤害</text:span>
</text:h>
      <text:p text:style-name="P4">
作者: Ukrinform (Person)</text:p>
      <text:p text:style-name="P4">
出版商: Укринформ (Organization)</text:p>
      <text:p text:style-name="P4">
出版时间: 2023-05-12T17:39:00+03:00</text:p>
      <text:p text:style-name="P4">
修改时间: 2023-05-12T17:39:00+03:00</text:p>
      <text:p text:style-name="P4">
描述: 在顿涅茨克地区的巴赫穆特地区，由于敌方炮兵的打击，三名警察受伤。  - 乌克林。</text:p>
      <text:p text:style-name="P4">
图片: ["<text:a xlink:type="simple" xlink:href="https://static.ukrinform.com/photos/2023_05/thumb_files/630_360_1683902179-466.jpg" text:style-name="Internet_20_link" text:visited-style-name="Visited_20_Internet_20_Link">
630_360_16839...</text:a>
"]</text:p>
      <text:p text:style-name="P4">
标签: ['Бахмут', 'Обстріл', 'Поліція', 'Поранені']</text:p>
      <text:p text:style-name="P4">
类型: Article</text:p>
      <!--METADATA-->
      <text:p text:style-name="P4">
<draw:frame draw:style-name="fr1" draw:name="Image95" text:anchor-type="as-char" svg:width="6.9236in" svg:height="3.956343in" draw:z-index="0">
<draw:image xlink:href="../Images/yкринформ/2023-05-12T17-39-00-03-00/630_360_1683902179-466.jpg" xlink:type="simple" xlink:show="embed" xlink:actuate="onLoad" draw:mime-type="image/jpeg"/>
</draw:frame>
由于敌方炮兵的打击，顿涅茨克地区的Ubakhmut地区受到了三名警察。</text:p>
      <text:p text:style-name="P4">
根据乌克林福姆的说法，国家警察在[]中报告了这一点(https://t.me/UA_National_Police/11579)。</text:p>
      <text:p text:style-name="P4">
“由于炮兵[]，今天有三名警察受伤(https://www.ukrinform.ua/tag-obstril)在Bakhmut区服务时，”  - 消息写着。</text:p>
      <text:p text:style-name="P4">
<text:span text:style-name="T4">
另请阅读：</text:span>
 <text:a xlink:type="simple" xlink:href="https://www.ukrinform.ua/rubric-ato/3708308-rosijski-vijskovi-obstrilali-hersonsinu-e-vbiti-ta-poraneni.html" text:style-name="Internet_20_link" text:visited-style-name="Visited_20_Internet_20_Link">
<text:span text:style-name="T4">
受伤</text:span>
</text:a>
正如乌克林福姆报道的那样，国防部表示，乌兹穆蒂的乌克兰捍卫者本周没有失去任何立场，也提出了纳巴克穆特的方向。</text:p>
      <text:p text:style-name="P4">
_foto：乌克兰国家警察</text:p>
      <text:p text:style-name="P4">
News Source: <text:a xlink:type="simple" xlink:href="https://www.ukrinform.ua/rubric-ato/3708391-u-bahmutskomu-rajoni-vorozij-artobstril-poraniv-troh-policejskih.html" text:style-name="Internet_20_link" text:visited-style-name="Visited_20_Internet_20_Link">
https://www.ukrinform.ua/rubric-ato/3708391-u-bahmutskomu-rajoni-vorozij-artobstril-poraniv-troh-policejskih.html</text:a>
</text:p>
      <!--NEWS-->
      <text:h text:style-name="P10" text:outline-level="1">
<text:span text:style-name="T4">
德国想购买新的豹子坦克</text:span>
</text:h>
      <text:p text:style-name="P4">
作者: Ukrinform (Person)</text:p>
      <text:p text:style-name="P4">
出版商: Укринформ (Organization)</text:p>
      <text:p text:style-name="P4">
出版时间: 2023-05-12T17:41:56+03:00</text:p>
      <text:p text:style-name="P4">
修改时间: 2023-05-12T17:41:56+03:00</text:p>
      <text:p text:style-name="P4">
描述: 德国联邦政府希望以十亿欧元的价格订购18个新豹2坦克。  - 乌克林。</text:p>
      <text:p text:style-name="P4">
图片: ["<text:a xlink:type="simple" xlink:href="https://static.ukrinform.com/photos/2023_01/thumb_files/630_360_1674583513-513.jpg" text:style-name="Internet_20_link" text:visited-style-name="Visited_20_Internet_20_Link">
630_360_16745...</text:a>
"]</text:p>
      <text:p text:style-name="P4">
标签: ['Німеччина', ' танк Leopard']</text:p>
      <text:p text:style-name="P4">
类型: Article</text:p>
      <!--METADATA-->
      <text:p text:style-name="P4">
<draw:frame draw:style-name="fr1" draw:name="Image96" text:anchor-type="as-char" svg:width="6.9236in" svg:height="3.956343in" draw:z-index="0">
<draw:image xlink:href="../Images/yкринформ/2023-05-12T17-41-56-03-00/630_360_1674583513-513.jpg" xlink:type="simple" xlink:show="embed" xlink:actuate="onLoad" draw:mime-type="image/jpeg"/>
</draw:frame>
德国联邦政府希望订购18个新的豹子2辆欧元的2坦克。</text:p>
      <text:p text:style-name="P4">
在IT报告<text:a xlink:type="simple" xlink:href="http://www.businessinsider.de/politik/deutschland/bundeswehr-kauft-18-neue-leopard-2-mit-optionen-fuer-bis-zu-123/" text:style-name="Internet_20_link" text:visited-style-name="Visited_20_Internet_20_Link">
</text:a>
，报道乌克林福姆。</text:p>
      <text:p text:style-name="P4">
据报纸报道，德国政府希望为一支价值约52560万欧元的德国军队购买18个新的Loopard 2坦克。</text:p>
      <text:p text:style-name="P4">
此外，相应的合同是指购买123个战斗坦克的可能性。</text:p>
      <text:p text:style-name="P4">
相应的账单已发送给联邦政府。</text:p>
      <text:p text:style-name="P4">
预计将为德国国防部获得18种新的豹子。 成本-5.256亿欧元，包括备件和维修，从交货之时起五年。</text:p>
      <text:p text:style-name="P4">
新的坦克将从Krauss-Maffei Wegmann制造商中键入2A8。</text:p>
      <text:p text:style-name="P4">
123 Leopard 2可以根据框架协议的条款购买30亿。 但是，根据业务内部人士的说法，可能并非所有有可能获得联邦政府的123个坦克都将被负责。 在欧盟一级，成员国已经在一段时间内一直致力于共同购买武器系统，以节省项目和时间。 欧盟其他精灵(例如荷兰)有兴趣购买Leopard 2A8。</text:p>
      <text:p text:style-name="P4">
<text:span text:style-name="T4">
另请阅读：</text:span>
 <text:a xlink:type="simple" xlink:href="https://www.ukrinform.ua/rubric-ato/3707970-polsa-peredala-ukraini-vze-14-litakiv-mig29-i-ponad-300-tankiv.html" text:style-name="Internet_20_link" text:visited-style-name="Visited_20_Internet_20_Link">
</text:a>
正如乌克林福姆(Ukrinform(https://www.ukrinform.ua/rubric-ato/3707011-nimeckij-oboronnij-koncern-hoce-viroblati-v-ukraini-sistemi-ppo-ta-tanki-zmi.html)<text:span text:style-name="T5">
照片说明性：DPA</text:span>
</text:p>
      <text:p text:style-name="P4">
News Source: <text:a xlink:type="simple" xlink:href="https://www.ukrinform.ua/rubric-world/3708393-nimeccina-hoce-pridbati-novi-tanki-leopard.html" text:style-name="Internet_20_link" text:visited-style-name="Visited_20_Internet_20_Link">
https://www.ukrinform.ua/rubric-world/3708393-nimeccina-hoce-pridbati-novi-tanki-leopard.html</text:a>
</text:p>
      <!--NEWS-->
      <text:h text:style-name="P10" text:outline-level="1">
<text:span text:style-name="T4">
内阁限制了根据等值计划的住房维修补偿金额</text:span>
</text:h>
      <text:p text:style-name="P4">
作者: Ukrinform (Person)</text:p>
      <text:p text:style-name="P4">
出版商: Укринформ (Organization)</text:p>
      <text:p text:style-name="P4">
出版时间: 2023-05-12T17:43:00+03:00</text:p>
      <text:p text:style-name="P4">
修改时间: 2023-05-12T17:43:00+03:00</text:p>
      <text:p text:style-name="P4">
描述: 由于俄罗斯联邦的武装侵略，其住房将受到较小损害的公民的最大援助可能会声称uah 2亿。  - 乌克林。</text:p>
      <text:p text:style-name="P4">
图片: ["<text:a xlink:type="simple" xlink:href="https://static.ukrinform.com/photos/2022_08/thumb_files/630_360_1660064247-364.jpg" text:style-name="Internet_20_link" text:visited-style-name="Visited_20_Internet_20_Link">
630_360_16600...</text:a>
"]</text:p>
      <text:p text:style-name="P4">
标签: ['Кабмін', 'Компенсація', 'Житло', 'єВідновлення']</text:p>
      <text:p text:style-name="P4">
类型: Article</text:p>
      <!--METADATA-->
      <text:p text:style-name="P4">
<draw:frame draw:style-name="fr1" draw:name="Image97" text:anchor-type="as-char" svg:width="6.9236in" svg:height="3.956343in" draw:z-index="0">
<draw:image xlink:href="../Images/yкринформ/2023-05-12T17-43-00-03-00/630_360_1660064247-364.jpg" xlink:type="simple" xlink:show="embed" xlink:actuate="onLoad" draw:mime-type="image/jpeg"/>
</draw:frame>
由于俄罗斯联邦的武装侵略，其居民居民能够申请轻微损害的公民可以声称，UAH的最大援助量为2万。</text:p>
      <text:p text:style-name="P4">
相应的决定是由部长的内阁做出的，乌克林福姆报告了[]的社区发展，领土和基础设施部(https://www.facebook.com/Ministry.for.restoration/posts/pfbid0xkyEdna8AmswJWLi1WLJGi5TicC3TTkA6aZz9aMzB4JirHfscevoDagcHFVR1sTUl).</text:p>
      <text:p text:style-name="P4">
Також уточнено порядок розрахунку розміру допомоги спеціальною комісією,створеною при органі місцевого самоврядування. Передбачається, що спочаткукомісія визначає обсяг пошкоджень житла за даними акта комісійного обстеження,а потім заповнює чек-лист з визначення розміру допомоги для відновленняпошкодженого <text:a xlink:type="simple" xlink:href="https://www.ukrinform.ua/tag-zitlo" text:style-name="Internet_20_link" text:visited-style-name="Visited_20_Internet_20_Link">
 </text:a>
。</text:p>
      <text:p text:style-name="P4">
最后，委员会拍摄了证明伪造者和破坏数量的伤害，将其加载到损坏的分离财产的登记册中，并决定向公民获得适当的援助。</text:p>
      <text:p text:style-name="P4">
<text:span text:style-name="T4">
另请阅读：</text:span>
 <text:a xlink:type="simple" xlink:href="https://www.ukrinform.ua/rubric-vidbudova/3708336-smigal-doruciv-utvoriti-u-nizci-ministerstv-ta-ova-posadi-zastupnikiv-z-pitan-vidnovlenna.html" text:style-name="Internet_20_link" text:visited-style-name="Visited_20_Internet_20_Link">
</text:a>
据报道，2023年4月21日，部长的内阁批准了国家援助以维修损坏的住房。 它规定了收到因武装侵略而损坏住房的公民，目前的住房维修援助。</text:p>
      <text:p text:style-name="P4">
您可以在5月10日推出的电子服务的帮助下进行此操作。 截至5月12日上午<text:a xlink:type="simple" xlink:href="https://www.ukrinform.ua/rubric-vidbudova/3708323-ukrainci-za-programou-evidnovlenna-vze-oformili-5-575-zaavok-smigal.html" text:style-name="Internet_20_link" text:visited-style-name="Visited_20_Internet_20_Link">
</text:a>
。</text:p>
      <text:p text:style-name="P4">
<text:span text:style-name="T5">
foto：cmu</text:span>
</text:p>
      <text:p text:style-name="P4">
News Source: <text:a xlink:type="simple" xlink:href="https://www.ukrinform.ua/rubric-vidbudova/3708394-kabmin-obmeziv-rozmir-kompensacii-na-remont-zitla-za-programou-evidnovlenna.html" text:style-name="Internet_20_link" text:visited-style-name="Visited_20_Internet_20_Link">
https://www.ukrinform.ua/rubric-vidbudova/3708394-kabmin-obmeziv-rozmir-kompensacii-na-remont-zitla-za-programou-evidnovlenna.html</text:a>
</text:p>
      <!--NEWS-->
      <text:h text:style-name="P10" text:outline-level="1">
<text:span text:style-name="T4">
乌克兰预计欧盟领导人将于6月取决于入学谈判开始</text:span>
</text:h>
      <text:p text:style-name="P4">
作者: Ukrinform (Person)</text:p>
      <text:p text:style-name="P4">
出版商: Укринформ (Organization)</text:p>
      <text:p text:style-name="P4">
出版时间: 2023-05-12T17:49:00+03:00</text:p>
      <text:p text:style-name="P4">
修改时间: 2023-05-12T17:49:00+03:00</text:p>
      <text:p text:style-name="P4">
描述: 乌克兰预计，在6月底，欧盟领导人将决定可能在6月底加入我们国家到欧洲社会的谈判过程的开始。  - 乌克林。</text:p>
      <text:p text:style-name="P4">
图片: ["<text:a xlink:type="simple" xlink:href="https://static.ukrinform.com/photos/2019_05/thumb_files/630_360_1557589895-240.jpg" text:style-name="Internet_20_link" text:visited-style-name="Visited_20_Internet_20_Link">
630_360_15575...</text:a>
"]</text:p>
      <text:p text:style-name="P4">
标签: ['Євроінтеграція', 'Україна', 'Стефанішина', 'Єдині новини']</text:p>
      <text:p text:style-name="P4">
类型: Article</text:p>
      <!--METADATA-->
      <text:p text:style-name="P4">
<draw:frame draw:style-name="fr1" draw:name="Image98" text:anchor-type="as-char" svg:width="6.9236in" svg:height="3.961567in" draw:z-index="0">
<draw:image xlink:href="../Images/yкринформ/2023-05-12T17-49-00-03-00/630_360_1557589895-240.jpg" xlink:type="simple" xlink:show="embed" xlink:actuate="onLoad" draw:mime-type="image/jpeg"/>
</draw:frame>
乌克兰在乌克兰认为，欧盟的领导人于6月底，他们成为了乌克兰进入欧洲共同体的谈判过程的开始。</text:p>
      <text:p text:style-name="P4">
乌克林福姆报道，这是由Viceremier-Minister对欧洲和欧洲大西洋一体化的Olga Stephanyshyn的广播。</text:p>
      <text:p text:style-name="P4">
“在6月初，欧盟委员会将介绍有关政治改革的实施的报告，并在6月下旬已经<text:a xlink:type="simple" xlink:href="https://www.ukrinform.ua/tag-evrosouz" text:style-name="Internet_20_link" text:visited-style-name="Visited_20_Internet_20_Link">
</text:a>
将再次聚集起来决定开始就会员进行谈判的开始(乌克兰). Ми розраховуємо,що Швеція як головуюча країна (在欧盟。  -  ed。)启动这种考虑，”  -  Kalastophanyshina。</text:p>
      <text:p text:style-name="P4">
她补充说，为了构成此类政治决定的最积极背景，议会应考虑许多法律草案。 这些尤其是对媒体市场立法的变化，对公职人员的财务监控立法进行了一些变化，以及将开始竞争以完成宪法法院组成的竞争。</text:p>
      <text:p text:style-name="P4">
斯蒂芬妮丝娜说：“通过这些法律，将为更积极的评估和封闭可能的操纵开辟道路。”</text:p>
      <text:p text:style-name="P4">
她还告知，今天政府已批准了截至2014年的国家替代国家文化计划的概念“不同的团结”，该计划已成为与国家少数民族和国际合作伙伴进行广泛对话的产物，昨天总统批准了全面的战略计划。</text:p>
      <text:p text:style-name="P4">
“这是两个系统文档，也是建议的一部分(欧盟委员会。  -  er。)»， - 政府说。</text:p>
      <text:p text:style-name="P4">
<text:span text:style-name="T4">
另请阅读：</text:span>
 <text:a xlink:type="simple" xlink:href="https://www.ukrinform.ua/rubric-polytics/3708274-ukraina-vikonala-castinu-rekomendacij-es-maasikas-privitav-plan-reformi-organiv-pravoporadku.html" text:style-name="Internet_20_link" text:visited-style-name="Visited_20_Internet_20_Link">
<text:span text:style-name="T4">
 maasikas </text:span>
</text:a>
据报道，5月9日，沃迪米尔·Zelenskyy总统在基辅的Usula der Liaien Usula的联合简报中说，他有积极的决定，就欧盟成员进行谈判。</text:p>
      <text:p text:style-name="P4">
News Source: <text:a xlink:type="simple" xlink:href="https://www.ukrinform.ua/rubric-polytics/3708396-ukraina-ocikue-so-lideri-es-u-cervni-viznacatsa-z-pocatkom-peregovoriv-pro-vstup.html" text:style-name="Internet_20_link" text:visited-style-name="Visited_20_Internet_20_Link">
https://www.ukrinform.ua/rubric-polytics/3708396-ukraina-ocikue-so-lideri-es-u-cervni-viznacatsa-z-pocatkom-peregovoriv-pro-vstup.html</text:a>
</text:p>
      <!--NEWS-->
      <text:h text:style-name="P10" text:outline-level="1">
<text:span text:style-name="T4">
在Kropyvnytskyi，他们向四名死去的战士说再见</text:span>
</text:h>
      <text:p text:style-name="P4">
作者: Ukrinform (Person)</text:p>
      <text:p text:style-name="P4">
出版商: Укринформ (Organization)</text:p>
      <text:p text:style-name="P4">
出版时间: 2023-05-12T17:55:00+03:00</text:p>
      <text:p text:style-name="P4">
修改时间: 2023-05-12T17:55:00+03:00</text:p>
      <text:p text:style-name="P4">
描述: 5月12日，星期五，在Kropyvnytskyi，四名堕落的士兵在最后的路上举行。  - 乌克林。</text:p>
      <text:p text:style-name="P4">
图片: ["<text:a xlink:type="simple" xlink:href="https://static.ukrinform.com/photos/2023_05/thumb_files/630_360_1683903228-343.jpg" text:style-name="Internet_20_link" text:visited-style-name="Visited_20_Internet_20_Link">
630_360_16839...</text:a>
"]</text:p>
      <text:p text:style-name="P4">
标签: ['Кропивницький', 'Прощання', 'Загибель', 'Військові']</text:p>
      <text:p text:style-name="P4">
类型: Article</text:p>
      <!--METADATA-->
      <text:p text:style-name="P4">
<draw:frame draw:style-name="fr1" draw:name="Image99" text:anchor-type="as-char" svg:width="6.9236in" svg:height="3.956343in" draw:z-index="0">
<draw:image xlink:href="../Images/yкринформ/2023-05-12T17-55-00-03-00/630_360_1683903228-343.jpg" xlink:type="simple" xlink:show="embed" xlink:actuate="onLoad" draw:mime-type="image/jpeg"/>
</draw:frame>
5月12日，星期五，Kropyvnytskyi在四人独立的最后一条路上举行。</text:p>
      <text:p text:style-name="P4">
关于它报告了[] Kropyvnytskyi市议会(https://www.facebook.com/krrada.official/posts/pfbid0J2xMsih9Ke3KLDNmn87iycuSrVWx3b2jX761xsJeo6oYxMMcuJoMoknJpz9pSbs2l)，报道乌克林福姆。</text:p>
      <text:p text:style-name="P4">
«42岁的高级中士，射击部门Vitaliy Bondurpomer的指挥官于5月5日在尼古拉夫医院。 Bereznov的士兵Volodymyr Melnichenko持续了20年，该地区的Bakhmut于4月23日被迫击炮炮台的高级枪手杀死。 43岁的手榴弹发射器Vitaliy Gamor <text:a xlink:type="simple" xlink:href="https://www.ukrinform.ua/tag-zagibel" text:style-name="Internet_20_link" text:visited-style-name="Visited_20_Internet_20_Link">
</text:a>
5月4日，Bogdanivka Bakhmut区的俄罗斯入侵者手中。 只有25年的时间注定要现场士兵Bushansky。 他的年轻，全部的力量和愿望，心脏不再在巴赫穆特(Bakhmut)上被殴打。”</text:p>
      <text:p text:style-name="P4">
在达利卡东部公墓的荣誉军事葬礼上发现了永恒的堕落后卫。 追悼会由Kropyvnytskyi大主教和乌克兰Mark的Golovan东正教教堂提供服务。</text:p>
      <text:p text:style-name="P4">
<text:span text:style-name="T4">
另请阅读：</text:span>
 <text:a xlink:type="simple" xlink:href="https://www.ukrinform.ua/rubric-regions/3702089-u-kropivnickomu-poprosalisa-iz-patma-ukrainskimi-bijcami.html" text:style-name="Internet_20_link" text:visited-style-name="Visited_20_Internet_20_Link">
<text:span text:style-name="T4">
说再见</text:span>
</text:a>
如报道<text:a xlink:type="simple" xlink:href="https://www.ukrinform.ua/rubric-kyiv/3707275-u-kievi-poprosalisa-iz-zagiblim-pid-bahmutom-bijcem-viktorom-panaskom.html" text:style-name="Internet_20_link" text:visited-style-name="Visited_20_Internet_20_Link">
</text:a>
，在基辅周三在乌克兰战斗机“右部门”维克多·帕纳斯科(Victor Panasko)，维克多·帕纳斯科(Victor Panasko)的战斗机上告别，维克多·帕纳斯科(Victor Panasko)死于顿涅茨克地区的巴赫穆特(Bakhmut)。(呼叫签名 - “伊朗”).</text:p>
      <text:p text:style-name="P4">
<text:span text:style-name="T5">
Фото: Кропивницька міська рада</text:span>
</text:p>
      <text:p text:style-name="P4">
News Source: <text:a xlink:type="simple" xlink:href="https://www.ukrinform.ua/rubric-regions/3708399-u-kropivnickomu-poprosalis-iz-cotirma-zagiblimi-voinami.html" text:style-name="Internet_20_link" text:visited-style-name="Visited_20_Internet_20_Link">
https://www.ukrinform.ua/rubric-regions/3708399-u-kropivnickomu-poprosalis-iz-cotirma-zagiblimi-voinami.html</text:a>
</text:p>
      <!--NEWS-->
      <text:h text:style-name="P10" text:outline-level="1">
<text:span text:style-name="T4">
立陶宛敦促放弃为乌克兰提供武器的禁忌</text:span>
</text:h>
      <text:p text:style-name="P4">
作者: Ukrinform (Person)</text:p>
      <text:p text:style-name="P4">
出版商: Укринформ (Organization)</text:p>
      <text:p text:style-name="P4">
出版时间: 2023-05-12T17:56:26+03:00</text:p>
      <text:p text:style-name="P4">
修改时间: 2023-05-12T17:56:26+03:00</text:p>
      <text:p text:style-name="P4">
描述: 立陶宛立陶宛的首领史蒙蒙特（Shimonite）敦促在乌克兰军事援助案中放弃禁忌，乌克兰一直是莫斯科的军事袭击。  - 乌克林。</text:p>
      <text:p text:style-name="P4">
图片: ["<text:a xlink:type="simple" xlink:href="https://static.ukrinform.com/photos/2022_11/thumb_files/630_360_1669454923-908.jpg" text:style-name="Internet_20_link" text:visited-style-name="Visited_20_Internet_20_Link">
630_360_16694...</text:a>
"]</text:p>
      <text:p text:style-name="P4">
标签: ['Україна', 'Зброя', 'Країни Балтії']</text:p>
      <text:p text:style-name="P4">
类型: Article</text:p>
      <!--METADATA-->
      <text:p text:style-name="P4">
<draw:frame draw:style-name="fr1" draw:name="Image100" text:anchor-type="as-char" svg:width="6.9236in" svg:height="3.956343in" draw:z-index="0">
<draw:image xlink:href="../Images/yкринформ/2023-05-12T17-56-26-03-00/630_360_1669454923-908.jpg" xlink:type="simple" xlink:show="embed" xlink:actuate="onLoad" draw:mime-type="image/jpeg"/>
</draw:frame>
立陶宛英格里德(Ingrid)的戈洛瓦特(Golovatyau Shimonite)敦促在向乌克兰进行军事援助的情况下放弃禁忌，乌克兰一直是莫斯科的军事袭击。</text:p>
      <text:p text:style-name="P4">
正如乌克林福姆报道的那样，它报告了<text:a xlink:type="simple" xlink:href="http://www.lrt.lt/ru/novosti/17/1987393/shimonite-prizyvaet-otkazat-sia-ot-tabu-v-dele-voennoi-pomoshchi-ukraine" text:style-name="Internet_20_link" text:visited-style-name="Visited_20_Internet_20_Link">
</text:a>
。</text:p>
      <text:p text:style-name="P4">
她在波罗的海首都塔林的波罗的海总理会议之后于周五说。</text:p>
      <text:p text:style-name="P4">
立陶宛政府对记者说：“在保护自由时，在军事援助的情况下，我们不应该考虑禁忌。”</text:p>
      <text:p text:style-name="P4">
她敦促为基辅提供必要的武器，包括战斗机和远程导弹系统。</text:p>
      <text:p text:style-name="P4">
Shimonite说：“我们需要帮助乌克兰赢得战争。这是通往可持续的梅尔并防止欧洲一场新战争的唯一途径。”</text:p>
      <text:p text:style-name="P4">
反过来，爱沙尼亚总理凯·卡拉斯(Kai Callas)呼吁国家<text:a xlink:type="simple" xlink:href="https://www.ukrinform.ua/tag-evrosouz" text:style-name="Internet_20_link" text:visited-style-name="Visited_20_Internet_20_Link">
</text:a>
决定在欧洲使用提名的俄罗斯资产来恢复乌克兰。 根据其言论，国家的代表将在6月讨论这个问题。</text:p>
      <text:p text:style-name="P4">
爱沙尼亚说：“我们必须迫使侵略者为他所破坏的一切付出代价。”</text:p>
      <text:p text:style-name="P4">
据她说，一段时间以前，国际社会还没有准备好谈论为俄罗斯建立一个特别法庭，但现在已经开发了“法律条件”。</text:p>
      <text:p text:style-name="P4">
拉脱维亚总理克里希亚尼斯·卡林什(Krishianis Karinsh)强调，安全是波罗的海国家的优先事项，支持乌克兰和照顾可能性很重要。</text:p>
      <text:p text:style-name="P4">
“我们分配了大约2.5％的国内生产总值防御(GDP). Я впевнений, що у майбутньому бюджеті ми збільшимо цю частку танаблизимося до 3% ВВП", - сказав він.</text:p>
      <text:p text:style-name="P4">
Міністри країн Балтії також обговорили майбутній Вільнюський саміт НАТО,проблеми регіональної безпеки та взаємну співпрацю.</text:p>
      <text:p text:style-name="P4">
<text:span text:style-name="T4">
Читайте також:</text:span>
 <text:a xlink:type="simple" xlink:href="https://www.ukrinform.ua/rubric-ato/3708155-do-nimeccini-pribuli-tanki-abrams-na-akih-navcatimutsa-ukrainski-vijskovi-zmi.html" text:style-name="Internet_20_link" text:visited-style-name="Visited_20_Internet_20_Link">
 </text:a>
正如乌克林福姆报道的，2月10日，立陶宛英格丽人共和国的乌克兰丹尼斯·希米尔·塔普雷米尔(Ukraine Shmigal Tapremier)总理在英格里德·西蒙蒙特(Ingrid Shimonite)举行了一次会议。 根据她的结果，政府对媒体发表了陈述，并告诉他们正在打破什么主题。 特别是，立陶宛总理说，未来几天的毒刺和导弹将来到乌克兰。</text:p>
      <text:p text:style-name="P4">
News Source: <text:a xlink:type="simple" xlink:href="https://www.ukrinform.ua/rubric-polytics/3708400-litva-zaklikala-vidmovitisa-vid-tabu-u-postacanni-zbroi-ukraini.html" text:style-name="Internet_20_link" text:visited-style-name="Visited_20_Internet_20_Link">
https://www.ukrinform.ua/rubric-polytics/3708400-litva-zaklikala-vidmovitisa-vid-tabu-u-postacanni-zbroi-ukraini.html</text:a>
</text:p>
      <!--NEWS-->
      <text:h text:style-name="P10" text:outline-level="1">
<text:span text:style-name="T4">
在克里米亚，俄罗斯直升机MI-28坠毁，飞行员死亡</text:span>
</text:h>
      <text:p text:style-name="P4">
作者: Ukrinform (Person)</text:p>
      <text:p text:style-name="P4">
出版商: Укринформ (Organization)</text:p>
      <text:p text:style-name="P4">
出版时间: 2023-05-12T17:57:02+03:00</text:p>
      <text:p text:style-name="P4">
修改时间: 2023-05-12T17:57:02+03:00</text:p>
      <text:p text:style-name="P4">
描述: 在暂时占领的克里米亚的dzhankoy区，俄罗斯联邦MI-28的军用直升机坠毁，两名飞行员被杀。  - 乌克林。</text:p>
      <text:p text:style-name="P4">
图片: ["<text:a xlink:type="simple" xlink:href="https://static.ukrinform.com/photos/2016_04/thumb_files/630_360_1460447329-1424.jpg" text:style-name="Internet_20_link" text:visited-style-name="Visited_20_Internet_20_Link">
630_360_14604...</text:a>
"]</text:p>
      <text:p text:style-name="P4">
标签: ['Аварія', 'Крим', 'Російські військові', 'Вертоліт']</text:p>
      <text:p text:style-name="P4">
类型: Article</text:p>
      <!--METADATA-->
      <text:p text:style-name="P4">
<draw:frame draw:style-name="fr1" draw:name="Image101" text:anchor-type="as-char" svg:width="6.9236in" svg:height="3.956343in" draw:z-index="0">
<draw:image xlink:href="../Images/yкринформ/2023-05-12T17-57-02-03-00/630_360_1460447329-1424.jpg" xlink:type="simple" xlink:show="embed" xlink:actuate="onLoad" draw:mime-type="image/jpeg"/>
</draw:frame>
克里米亚暂时占领的克里米亚的Udzhankoy区撞到了MI-28军用直升机，两名飞行员被杀。</text:p>
      <text:p text:style-name="P4">
这在[]中报道了(https://t.me/currenttime/23686)据《乌克林福姆》报道，“步兵”。</text:p>
      <text:p text:style-name="P4">
据报道<text:a xlink:type="simple" xlink:href="https://www.ukrinform.ua/tag-vertolit" text:style-name="Internet_20_link" text:visited-style-name="Visited_20_Internet_20_Link">
</text:a>
他在“计划的训练和训练航班”中坠毁。</text:p>
      <text:p text:style-name="P4">
“飞行是没有弹药的。 两位飞行员都被杀。”问题写道。</text:p>
      <text:p text:style-name="P4">
注意到，以前的原因是拒绝设备。</text:p>
      <text:p text:style-name="P4">
<text:span text:style-name="T4">
另请阅读：</text:span>
 <text:a xlink:type="simple" xlink:href="https://www.ukrinform.ua/rubric-crimea/3702314-na-naftobazi-u-sevastopoli-stalasa-pozeza.html" text:style-name="Internet_20_link" text:visited-style-name="Visited_20_Internet_20_Link">
<text:span text:style-name="T4">
石油契据</text:span>
 <text:span text:style-name="T4">
 </text:span>
 Sevastopol <text:span text:style-name="T4">
 </text:span>
 <text:span text:style-name="T4">
发生</text:span>
 <text:span text:style-name="T4">
 </text:span>
火**</text:a>
据报道，空军发言人尤里·伊格纳特(Yuri Ignat)说<text:a xlink:type="simple" xlink:href="https://www.ukrinform.ua/rubric-crimea/3703613-rosiani-vikoristovuut-vsi-letovisa-u-krimu-dla-prikritta-flotu-ignat.html" text:style-name="Internet_20_link" text:visited-style-name="Visited_20_Internet_20_Link">
</text:a>
但是封面不是黑海群。</text:p>
      <text:p text:style-name="P4">
News Source: <text:a xlink:type="simple" xlink:href="https://www.ukrinform.ua/rubric-crimea/3708401-u-krimu-rozbivsa-rosijskij-vertolit-mi28-piloti-zaginuli.html" text:style-name="Internet_20_link" text:visited-style-name="Visited_20_Internet_20_Link">
https://www.ukrinform.ua/rubric-crimea/3708401-u-krimu-rozbivsa-rosijskij-vertolit-mi28-piloti-zaginuli.html</text:a>
</text:p>
      <!--NEWS-->
      <text:h text:style-name="P10" text:outline-level="1">
<text:span text:style-name="T4">
政府每次赔偿指导了近2.2亿</text:span>
</text:h>
      <text:p text:style-name="P4">
作者: Ukrinform (Person)</text:p>
      <text:p text:style-name="P4">
出版商: Укринформ (Organization)</text:p>
      <text:p text:style-name="P4">
出版时间: 2023-05-12T18:00:56+03:00</text:p>
      <text:p text:style-name="P4">
修改时间: 2023-05-12T18:00:56+03:00</text:p>
      <text:p text:style-name="P4">
描述: 部长的内阁决定分配UAH 2197.59万，以赔偿2022年内部流离失所者的免费住宿费用。  - 乌克林。</text:p>
      <text:p text:style-name="P4">
图片: ["<text:a xlink:type="simple" xlink:href="https://static.ukrinform.com/photos/2020_05/thumb_files/630_360_1589463148-862.jpg" text:style-name="Internet_20_link" text:visited-style-name="Visited_20_Internet_20_Link">
630_360_15894...</text:a>
"]</text:p>
      <text:p text:style-name="P4">
标签: ['Кабмін', 'Компенсація', 'Переселенці', 'Житло']</text:p>
      <text:p text:style-name="P4">
类型: Article</text:p>
      <!--METADATA-->
      <text:p text:style-name="P4">
<draw:frame draw:style-name="fr1" draw:name="Image102" text:anchor-type="as-char" svg:width="6.9236in" svg:height="3.956343in" draw:z-index="0">
<draw:image xlink:href="../Images/yкринформ/2023-05-12T18-00-56-03-00/630_360_1589463148-862.jpg" xlink:type="simple" xlink:show="embed" xlink:actuate="onLoad" draw:mime-type="image/jpeg"/>
</draw:frame>
部长的内阁决定分配UAH 2197.59万，以赔偿2022年内部流离失所者的免费安置。</text:p>
      <text:p text:style-name="P4">
关于<text:a xlink:type="simple" xlink:href="https://t.me/tmelnychuk/2301" text:style-name="Internet_20_link" text:visited-style-name="Visited_20_Internet_20_Link">
</text:a>
乌克林福姆报道，Verkhovna Rada的永久代表Taras Melnychuk报道。</text:p>
      <text:p text:style-name="P4">
“Elected for the purpose of covering the costs for September - December 2022 of object, communal and private property, in buildings(前提)消息写道：“什么样的武器法律，含有intraper的人，2.19亿759万449 hryvnias免费放置。”</text:p>
      <text:p text:style-name="P4">
特别是，中央执行机构将分配670万，向企业，机构和国家成立的机构提供赔偿(除《乌克兰预算法典》第89条和第90条所述的州机构外).</text:p>
      <text:p text:style-name="P4">
Міністерству освіти і науки виділено 23,1 млн грн для надання компенсаціїдержавним закладам, які належать до сфери його управління, та приватнимзакладам освіти.</text:p>
      <text:p text:style-name="P4">
<text:span text:style-name="T4">
Читайте також:</text:span>
 <text:a xlink:type="simple" xlink:href="https://www.ukrinform.ua/rubric-society/3703763-urad-rozsiriv-perelik-pereselenciv-aki-maut-pravo-na-timcasove-zitlo.html" text:style-name="Internet_20_link" text:visited-style-name="Visited_20_Internet_20_Link">
 <text:span text:style-name="T4">
переселенців</text:span>
 </text:a>
社区发展，领土和基础设施部将获得1.843亿UAH，以从州预算到地方预算的其他补贴，以与市政机构交流，州教育机构通过区域预算之间的分配从当地预算区议会转移到融资。</text:p>
      <text:p text:style-name="P4">
另一个UAH 560万将接收区域政府(相关的军事行政部门)为私人机构提供赔偿(除了私立教育).</text:p>
      <text:p text:style-name="P4">
Як повідомлялося, в Україні офіційно зареєстровано 4 857 200 <text:a xlink:type="simple" xlink:href="https://www.ukrinform.ua/tag-pereselenci" text:style-name="Internet_20_link" text:visited-style-name="Visited_20_Internet_20_Link">
</text:a>
 .</text:p>
      <text:p text:style-name="P4">
News Source: <text:a xlink:type="simple" xlink:href="https://www.ukrinform.ua/rubric-economy/3708403-urad-spramuvav-majze-220-miljoniv-na-kompensaciu-vitrat-za-rozmisenna-pereselenciv.html" text:style-name="Internet_20_link" text:visited-style-name="Visited_20_Internet_20_Link">
https://www.ukrinform.ua/rubric-economy/3708403-urad-spramuvav-majze-220-miljoniv-na-kompensaciu-vitrat-za-rozmisenna-pereselenciv.html</text:a>
</text:p>
      <!--NEWS-->
      <text:h text:style-name="P10" text:outline-level="1">
<text:span text:style-name="T4">
SBU特种部队在无人机的帮助下摧毁了俄罗斯的“冰雹”</text:span>
</text:h>
      <text:p text:style-name="P4">
作者: Ukrinform (Person)</text:p>
      <text:p text:style-name="P4">
出版商: Укринформ (Organization)</text:p>
      <text:p text:style-name="P4">
出版时间: 2023-05-12T18:02:00+03:00</text:p>
      <text:p text:style-name="P4">
修改时间: 2023-05-12T18:02:00+03:00</text:p>
      <text:p text:style-name="P4">
描述: 在FPV-Troops的帮助下，特殊运营中心“ A”中心“俄罗斯入侵者的综合体。  - 乌克林。</text:p>
      <text:p text:style-name="P4">
图片: ["<text:a xlink:type="simple" xlink:href="https://static.ukrinform.com/photos/2023_04/thumb_files/630_360_1681751256-464.jpg" text:style-name="Internet_20_link" text:visited-style-name="Visited_20_Internet_20_Link">
630_360_16817...</text:a>
"]</text:p>
      <text:p text:style-name="P4">
标签: ['СБУ', 'Дрон', 'Град', 'Війна з росією']</text:p>
      <text:p text:style-name="P4">
类型: Article</text:p>
      <!--METADATA-->
      <text:p text:style-name="P4">
<draw:frame draw:style-name="fr1" draw:name="Image103" text:anchor-type="as-char" svg:width="6.9236in" svg:height="3.956343in" draw:z-index="0">
<draw:image xlink:href="../Images/yкринформ/2023-05-12T18-02-00-03-00/630_360_1681751256-464.jpg" xlink:type="simple" xlink:show="embed" xlink:actuate="onLoad" draw:mime-type="image/jpeg"/>
</draw:frame>
在FPV-Aroma，Jet System“ Grad”的帮助下，乌克兰安全部门的特种作战中心与船员和俄罗斯入侵者的反坦克火箭群一起的帮助。</text:p>
      <text:p text:style-name="P4">
正如乌克林福姆报道的那样，SBU在[]中报道了(https://t.me/SBUkr/8301)。</text:p>
      <text:p text:style-name="P4">
在火下<text:a xlink:type="simple" xlink:href="https://www.ukrinform.ua/tag-obstril" text:style-name="Internet_20_link" text:visited-style-name="Visited_20_Internet_20_Link">
</text:a>
卡马兹(Kamaz)和敌人的活力也受到了打击。</text:p>
      <text:p text:style-name="P4">
<text:span text:style-name="T5">
viso：<text:a xlink:type="simple" xlink:href="https://t.me/SBUkr/8301" text:style-name="Internet_20_link" text:visited-style-name="Visited_20_Internet_20_Link">
</text:a>
</text:span>
</text:p>
      <text:p text:style-name="P4">
<text:span text:style-name="T4">
另请阅读：</text:span>
 <text:a xlink:type="simple" xlink:href="https://www.ukrinform.ua/rubric-ato/3707258-pid-bahmutom-rosijskij-soldat-zdavsa-u-polon-dronu.html" text:style-name="Internet_20_link" text:visited-style-name="Visited_20_Internet_20_Link">
<text:span text:style-name="T4">
 captive </text:span>
 <text:span text:style-name="T4">
无人机</text:span>
</text:a>
如报道<text:a xlink:type="simple" xlink:href="https://www.ukrinform.ua/rubric-ato/3708073-sili-oboroni-znisili-197-670-rosijskih-zagarbnikiv.html" text:style-name="Internet_20_link" text:visited-style-name="Visited_20_Internet_20_Link">
</text:a>
，在全面的战争中，俄罗斯军队失去了大约170万670名人员和数千辆车。</text:p>
      <text:p text:style-name="P4">
News Source: <text:a xlink:type="simple" xlink:href="https://www.ukrinform.ua/rubric-ato/3708404-specpriznacenci-sbu-znisili-rosijskij-grad-za-dopomogou-drona.html" text:style-name="Internet_20_link" text:visited-style-name="Visited_20_Internet_20_Link">
https://www.ukrinform.ua/rubric-ato/3708404-specpriznacenci-sbu-znisili-rosijskij-grad-za-dopomogou-drona.html</text:a>
</text:p>
      <!--NEWS-->
      <text:h text:style-name="P10" text:outline-level="1">
<text:span text:style-name="T4">
斯蒂芬妮丝（Stephanishina）指望乌克兰在维尔纽斯（Vilnius）的峰会上的政治决定</text:span>
</text:h>
      <text:p text:style-name="P4">
作者: Ukrinform (Person)</text:p>
      <text:p text:style-name="P4">
出版商: Укринформ (Organization)</text:p>
      <text:p text:style-name="P4">
出版时间: 2023-05-12T18:03:23+03:00</text:p>
      <text:p text:style-name="P4">
修改时间: 2023-05-12T18:03:23+03:00</text:p>
      <text:p text:style-name="P4">
描述: Olga Stefanyshyn是欧洲和欧洲大西洋融合的替代人士，预计将在维尔纽斯联盟峰会上对乌克兰在北约成员的政治决定做出政治决定。  - 乌克林。</text:p>
      <text:p text:style-name="P4">
图片: ["<text:a xlink:type="simple" xlink:href="https://static.ukrinform.com/photos/2023_04/thumb_files/630_360_1681984991-410.jpg" text:style-name="Internet_20_link" text:visited-style-name="Visited_20_Internet_20_Link">
630_360_16819...</text:a>
"]</text:p>
      <text:p text:style-name="P4">
标签: ['НАТО', 'Україна', 'Стефанішина', 'Єдині новини']</text:p>
      <text:p text:style-name="P4">
类型: Article</text:p>
      <!--METADATA-->
      <text:p text:style-name="P4">
<draw:frame draw:style-name="fr1" draw:name="Image104" text:anchor-type="as-char" svg:width="6.9236in" svg:height="3.956343in" draw:z-index="0">
<draw:image xlink:href="../Images/yкринформ/2023-05-12T18-03-23-03-00/630_360_1681984991-410.jpg" xlink:type="simple" xlink:show="embed" xlink:actuate="onLoad" draw:mime-type="image/jpeg"/>
</draw:frame>
欧洲和欧洲大西洋一体化的Viceremier-Minister Olgastfanyshyn希望在维尔纽斯联盟的7月峰会上对乌克兰的乌克兰成员做出政治决定。</text:p>
      <text:p text:style-name="P4">
乌克林福姆报道，斯蒂芬尼斯山在Telernorphone的“ One News”中说。</text:p>
      <text:p text:style-name="P4">
“我相信百分之一百的盟友没有机会不邀请乌克兰(在北约 - 订购。)或不确定乌克兰加入联盟的算法。 这种形式将发生，我们仍在讨论中。 没有明确的话，但是政治决定将是明确的。</text:p>
      <text:p text:style-name="P4">
我们预计，仅一周的时间将举行北约议会戒风的会议，联盟国家的议员将由其立场决定。” Viceremierka说。</text:p>
      <text:p text:style-name="P4">
在这种情况下，她指出，立陶宛和波兰的议会已经被乌克兰在联盟中的成员身份所占据。</text:p>
      <text:p text:style-name="P4">
“讨论正在进行中，但也很明显，今天我们没有说有关会员或任何中级阶段的行动的程序。 正如我指出的那样，实际上，乌克兰是当今北约的“黄金标准”，我们仅在政治决定方面进行讨论。 我没有看到任何限制使维尔纽斯采用政治定价的限制。”政府强调。</text:p>
      <text:p text:style-name="P4">
<text:span text:style-name="T4">
另请阅读：</text:span>
 <text:a xlink:type="simple" xlink:href="https://www.ukrinform.ua/rubric-polytics/3707468-vijskovij-komitet-nato-pidtverdiv-nepohitnu-pidtrimku-ukraini.html" text:style-name="Internet_20_link" text:visited-style-name="Visited_20_Internet_20_Link">
<text:span text:style-name="T4">
北约</text:span>
</text:a>
参议院据报(议会上议院)波兰已于周四批准<text:a xlink:type="simple" xlink:href="https://www.ukrinform.ua/rubric-polytics/3708132-cenat-polsi-uhvaliv-rezoluciu-sodo-pidtrimki-clenstva-ukraini-v-nato.html" text:style-name="Internet_20_link" text:visited-style-name="Visited_20_Internet_20_Link">
</text:a>
他支持乌克兰在北约的会员资格。</text:p>
      <text:p text:style-name="P4">
News Source: <text:a xlink:type="simple" xlink:href="https://www.ukrinform.ua/rubric-polytics/3708405-stefanisina-rozrahovue-na-politicne-risenna-sodo-clenstva-ukraini-v-nato-na-samiti-u-vilnusi.html" text:style-name="Internet_20_link" text:visited-style-name="Visited_20_Internet_20_Link">
https://www.ukrinform.ua/rubric-polytics/3708405-stefanisina-rozrahovue-na-politicne-risenna-sodo-clenstva-ukraini-v-nato-na-samiti-u-vilnusi.html</text:a>
</text:p>
      <!--NEWS-->
      <text:h text:style-name="P10" text:outline-level="1">
<text:span text:style-name="T4">
乌克兰外交部呼吁俄罗斯取消阻止辛菲洛尔的CCC大教堂</text:span>
</text:h>
      <text:p text:style-name="P4">
作者: Ukrinform (Person)</text:p>
      <text:p text:style-name="P4">
出版商: Укринформ (Organization)</text:p>
      <text:p text:style-name="P4">
出版时间: 2023-05-12T18:06:00+03:00</text:p>
      <text:p text:style-name="P4">
修改时间: 2023-05-12T18:06:00+03:00</text:p>
      <text:p text:style-name="P4">
描述: 乌克兰外交部敦促俄罗斯立即解锁同等使徒弗拉基米尔（Vladimir）和辛弗罗尔（Simforopol）的同等使徒弗拉基米尔（Vladimir）和奥尔加（Olga）的自由运作。  - 乌克林。</text:p>
      <text:p text:style-name="P4">
图片: ["<text:a xlink:type="simple" xlink:href="https://static.ukrinform.com/photos/2023_05/thumb_files/630_360_1683903960-725.jpg" text:style-name="Internet_20_link" text:visited-style-name="Visited_20_Internet_20_Link">
630_360_16839...</text:a>
"]</text:p>
      <text:p text:style-name="P4">
标签: ['МЗС', 'Окупація Криму', 'Сімферополь', 'Православна церква України']</text:p>
      <text:p text:style-name="P4">
类型: Article</text:p>
      <!--METADATA-->
      <text:p text:style-name="P4">
<draw:frame draw:style-name="fr1" draw:name="Image105" text:anchor-type="as-char" svg:width="6.9236in" svg:height="3.956343in" draw:z-index="0">
<draw:image xlink:href="../Images/yкринформ/2023-05-12T18-06-00-03-00/630_360_1683903960-725.jpg" xlink:type="simple" xlink:show="embed" xlink:actuate="onLoad" draw:mime-type="image/jpeg"/>
</draw:frame>
乌克兰外交部呼吁俄罗斯立即在辛菲罗波尔(Simforopol)的圣使徒弗拉基米尔·奥尔加(Vladimir Olga)大教堂的作用立即发挥作用。</text:p>
      <text:p text:style-name="P4">
这在[]中指出(https://mfa.gov.ua/news/komentar-mzs-ukrayini-u-zvyazku-iz-zahoplennyam-katedralnogo-soboru-svyatih-rivnoapostolnih-volodimira-ta-olgi-v-simferopoli)，报道乌克林福姆。</text:p>
      <text:p text:style-name="P4">
在其中，部门强调，没有任何合法的理由俄罗斯“占领大教堂<text:a xlink:type="simple" xlink:href="https://www.ukrinform.ua/tag-cerkva" text:style-name="Internet_20_link" text:visited-style-name="Visited_20_Internet_20_Link">
</text:a>
所有的弗格罗利(Feropoli)是对良心和宗教自由的另一种镇压，该自由在被俘虏的乌克兰土地上暴露了俄罗斯联邦。 教堂财产的清单和人数被盗，被摧毁的寺庙，因信仰而犯下的囚犯，被谋杀的外行，被盗的神职人员每天都在成长，”外交政策机构每天都在增长。</text:p>
      <text:p text:style-name="P4">
该部指出，俄罗斯忽略了国际婚姻人道主义法作为占领者国家的义务，特别是观察获得宗教自由权和宗教自由权的占领权的权利，并强迫他们违法，骚扰在联合国大会决议77/229中，对乌克兰东正教教堂，新教教堂，穆斯林维多马的迫害，穆斯林维多玛的迫害也受到谴责。以及在国际宗教自由和宗教自由联盟的主管的陈述中，“关于乌克兰的局势”和“在俄罗斯入侵乌克兰的复古者”中。</text:p>
      <text:p text:style-name="P4">
外交部强调，俄罗斯应立即解锁辛菲洛特(Simforopolitan)圣使徒弗拉基米尔(Vladimir)和奥尔加(Olga)大教堂的自由运作，以阻止克里米亚和其他被占领地区乌克兰东正教教会的信徒权利侵犯信徒的权利。</text:p>
      <text:p text:style-name="P4">
<text:span text:style-name="T4">
另请阅读：</text:span>
 <text:a xlink:type="simple" xlink:href="https://www.ukrinform.ua/rubric-crimea/3708376-rosijski-zagarbniki-vlastuvali-rejd-u-meceti-simferopola.html" text:style-name="Internet_20_link" text:visited-style-name="Visited_20_Internet_20_Link">
</text:a>
</text:p>
      <text:p text:style-name="P4">
乌克兰外交部还呼吁国际社会，包括国际克里米亚平台的参与者，谴责俄罗斯占领政府对克里米亚信徒的权利的压迫，并加强政治票据和制裁审判到莫斯科。</text:p>
      <text:p text:style-name="P4">
据报道，5月11日<text:a xlink:type="simple" xlink:href="https://www.ukrinform.ua/rubric-crimea/3707708-opisuut-i-vinosat-majno-u-simferopoli-zagarbniki-zahopili-sobor-pcu.html" text:style-name="Internet_20_link" text:visited-style-name="Visited_20_Internet_20_Link">
</text:a>
 .</text:p>
      <text:p text:style-name="P4">
News Source: <text:a xlink:type="simple" xlink:href="https://www.ukrinform.ua/rubric-crimea/3708408-mzs-ukraini-zaklikae-rosiu-rozblokuvati-sobor-pcu-u-simferopoli.html" text:style-name="Internet_20_link" text:visited-style-name="Visited_20_Internet_20_Link">
https://www.ukrinform.ua/rubric-crimea/3708408-mzs-ukraini-zaklikae-rosiu-rozblokuvati-sobor-pcu-u-simferopoli.html</text:a>
</text:p>
      <!--NEWS-->
      <text:h text:style-name="P10" text:outline-level="1">
<text:span text:style-name="T4">
梦想业务论坛在利维夫地区开始</text:span>
</text:h>
      <text:p text:style-name="P4">
作者: Ukrinform (Person)</text:p>
      <text:p text:style-name="P4">
出版商: Укринформ (Organization)</text:p>
      <text:p text:style-name="P4">
出版时间: 2023-05-12T18:06:12+03:00</text:p>
      <text:p text:style-name="P4">
修改时间: 2023-05-12T18:06:12+03:00</text:p>
      <text:p text:style-name="P4">
描述: 理想的商业论坛始于利维夫地区，该地区聚集了企业家，投资者和其他专家，以交换有关战争期间业务和企业家活动的看法。  - 乌克林。</text:p>
      <text:p text:style-name="P4">
图片: ["<text:a xlink:type="simple" xlink:href="https://static.ukrinform.com/photos/2023_05/thumb_files/630_360_1683903677-9062.jpeg" text:style-name="Internet_20_link" text:visited-style-name="Visited_20_Internet_20_Link">
630_360_16839...</text:a>
", "<text:a xlink:type="simple" xlink:href="https://static.ukrinform.com/photos/2023_05/thumb_files/630_360_1683903676-8278.jpeg" text:style-name="Internet_20_link" text:visited-style-name="Visited_20_Internet_20_Link">
630_360_16839...</text:a>
", "<text:a xlink:type="simple" xlink:href="https://static.ukrinform.com/photos/2023_05/thumb_files/630_360_1683903676-1142.jpeg" text:style-name="Internet_20_link" text:visited-style-name="Visited_20_Internet_20_Link">
630_360_16839...</text:a>
", "<text:a xlink:type="simple" xlink:href="https://static.ukrinform.com/photos/2023_05/thumb_files/630_360_1683903676-6555.jpeg" text:style-name="Internet_20_link" text:visited-style-name="Visited_20_Internet_20_Link">
630_360_16839...</text:a>
", "<text:a xlink:type="simple" xlink:href="https://static.ukrinform.com/photos/2023_05/thumb_files/630_360_1683903676-5392.jpeg" text:style-name="Internet_20_link" text:visited-style-name="Visited_20_Internet_20_Link">
630_360_16839...</text:a>
", "<text:a xlink:type="simple" xlink:href="https://static.ukrinform.com/photos/2023_05/thumb_files/630_360_1683903676-7093.jpeg" text:style-name="Internet_20_link" text:visited-style-name="Visited_20_Internet_20_Link">
630_360_16839...</text:a>
", "<text:a xlink:type="simple" xlink:href="https://static.ukrinform.com/photos/2023_05/thumb_files/630_360_1683903676-7287.jpeg" text:style-name="Internet_20_link" text:visited-style-name="Visited_20_Internet_20_Link">
630_360_16839...</text:a>
", "<text:a xlink:type="simple" xlink:href="https://static.ukrinform.com/photos/2023_05/thumb_files/630_360_1683903677-2994.jpeg" text:style-name="Internet_20_link" text:visited-style-name="Visited_20_Internet_20_Link">
630_360_16839...</text:a>
"]</text:p>
      <text:p text:style-name="P4">
标签: ['Львівщина', 'Dream Business Forum']</text:p>
      <text:p text:style-name="P4">
类型: Article</text:p>
      <!--METADATA-->
      <text:p text:style-name="P4">
<draw:frame draw:style-name="fr1" draw:name="Image106" text:anchor-type="as-char" svg:width="6.9236in" svg:height="3.956343in" draw:z-index="0">
<draw:image xlink:href="../Images/yкринформ/2023-05-12T18-06-12-03-00/630_360_1683903677-9062.jpeg" xlink:type="simple" xlink:show="embed" xlink:actuate="onLoad" draw:mime-type="image/jpeg"/>
</draw:frame>
梦dream以求的商业论坛，他们聚集了企业家，投资者其他专业人员，以便在战争期间交换商业和商业以及企业家活动。</text:p>
      <text:p text:style-name="P4">
关于它报告<text:a xlink:type="simple" xlink:href="https://loda.gov.ua/news/65140" text:style-name="Internet_20_link" text:visited-style-name="Visited_20_Internet_20_Link">
</text:a>
，报道乌克林福姆。</text:p>
      <text:p text:style-name="P4">
“现在，我们的任务是建立信心：当局与商业之间，企业间以及企业家在开发环境中的信任。 只有通过信任，我们才能建立未来的强大经济。 我想要 <text:a xlink:type="simple" xlink:href="https://www.ukrinform.ua/tag-lvivsina" text:style-name="Internet_20_link" text:visited-style-name="Visited_20_Internet_20_Link">
</text:a>
它已成为最透明的领域，那里将没有腐败的地方。它坚信，国内投资者将继续改变外国公司的变化和榜样，我们国家如何发展。”科兹基。</text:p>
      <text:p text:style-name="P4">
<text:span text:style-name="T4">
另请阅读：</text:span>
 <text:a xlink:type="simple" xlink:href="https://www.ukrinform.ua/rubric-regions/3707409-na-forum-ugoda-meriv-do-lvova-priihali-predstavniki-55-krain.html" text:style-name="Internet_20_link" text:visited-style-name="Visited_20_Internet_20_Link">
</text:a>
</text:p>
      <text:p text:style-name="P4">
<text:a xlink:type="simple" xlink:href="https://www.dreambusinessforum.com/" text:style-name="Internet_20_link" text:visited-style-name="Visited_20_Internet_20_Link">
</text:a>
它将在5月12日至13日在Vinnytsia持续到“负责任地管理乌克兰未来”的口号。论坛的目的是展示成功的企业家精神和寻找乌克兰市场的例子，讨论搬迁公司的问题，市场和人员的堕落，以找到摆脱危机的方法，以履行慈善事业的使命在为武装部队的需求中格式化资金。</text:p>
      <text:p text:style-name="P4">
News Source: <text:a xlink:type="simple" xlink:href="https://www.ukrinform.ua/rubric-economy/3708406-na-lvivsini-startuvav-dream-business-forum.html" text:style-name="Internet_20_link" text:visited-style-name="Visited_20_Internet_20_Link">
https://www.ukrinform.ua/rubric-economy/3708406-na-lvivsini-startuvav-dream-business-forum.html</text:a>
</text:p>
      <!--NEWS-->
      <text:h text:style-name="P10" text:outline-level="1">
<text:span text:style-name="T4">
YouControl在乌克兰发现了25,000多个与俄罗斯联邦和白俄罗斯有联系的法人实体</text:span>
</text:h>
      <text:p text:style-name="P4">
作者: Ukrinform (Person)</text:p>
      <text:p text:style-name="P4">
出版商: Укринформ (Organization)</text:p>
      <text:p text:style-name="P4">
出版时间: 2023-05-12T18:08:53+03:00</text:p>
      <text:p text:style-name="P4">
修改时间: 2023-05-12T18:08:53+03:00</text:p>
      <text:p text:style-name="P4">
描述: YouControl分析师已经发现，乌克兰有25,000多个与俄罗斯和白俄罗斯有联系的法人实体。  - 乌克林。</text:p>
      <text:p text:style-name="P4">
图片: ["<text:a xlink:type="simple" xlink:href="https://static.ukrinform.com/photos/2023_05/thumb_files/630_360_1683896636-422.jpg" text:style-name="Internet_20_link" text:visited-style-name="Visited_20_Internet_20_Link">
630_360_16838...</text:a>
"]</text:p>
      <text:p text:style-name="P4">
标签: ['білорусь', 'росія', 'Активи', 'YouControl']</text:p>
      <text:p text:style-name="P4">
类型: Article</text:p>
      <!--METADATA-->
      <text:p text:style-name="P4">
<draw:frame draw:style-name="fr1" draw:name="Image107" text:anchor-type="as-char" svg:width="6.9236in" svg:height="3.956343in" draw:z-index="0">
<draw:image xlink:href="../Images/yкринформ/2023-05-12T18-08-53-03-00/630_360_1683896636-422.jpg" xlink:type="simple" xlink:show="embed" xlink:actuate="onLoad" draw:mime-type="image/jpeg"/>
</draw:frame>
YouControl Analytics发现了与俄罗斯和白俄罗斯有关系的25,000多个法人实体。</text:p>
      <text:p text:style-name="P4">
乌克林福姆(Ukrinform)在新闻发布会上，首席执行官Sergey Milman首席执行官Sergey Milman的创始人告诉了这一点。</text:p>
      <text:p text:style-name="P4">
“从全面入侵开始，我们一直在重新定位乌克兰人中的痕迹<text:a xlink:type="simple" xlink:href="https://www.ukrinform.ua/tag-biznes" text:style-name="Internet_20_link" text:visited-style-name="Visited_20_Internet_20_Link">
</text:a>
现在，YouControl分析师已经发现了与俄罗斯联邦和RB有联系的25,000多个法人实体。”</text:p>
      <text:p text:style-name="P4">
此外，根据米尔曼(Milman)的说法，YouControl系统反映了乌克兰法律公司之间关系风险的信息，而国家对乌克兰不友好。 其中包括中国，朝鲜，古巴，尼加拉瓜。</text:p>
      <text:p text:style-name="P4">
米尔曼说：“我们发现的所有公司都与RB和俄罗斯联邦有联系，并在执法机构中传输了信息。”</text:p>
      <text:p text:style-name="P4">
<text:span text:style-name="T4">
另请阅读：</text:span>
 <text:a xlink:type="simple" xlink:href="https://www.ukrinform.ua/rubric-economy/3708284-u-kievi-prezentuvali-reestr-rosijskih-oligarhiv-aki-maut-vlasnist-v-ukraini.html" text:style-name="Internet_20_link" text:visited-style-name="Visited_20_Internet_20_Link">
</text:a>
在搜索和恢复子任职资产的最大缺点之一中，没有国家被逮捕的资产登记册。 “需要这样的注册表，但是现在控制机制已经提出了一家州立公司，这很好。由于最高效率，应以最高效率实现这些资产，这笔钱将交给乌克兰或武装部队负责人，米尔曼说。</text:p>
      <text:p text:style-name="P4">
据报道，乌克兰在RPF领土上无能为力，但该部门继续收集和巩固相关信息。最大的关注是对我们国家的资产的最大关注。 还正在进行创建制裁状态登记册的工作。</text:p>
      <text:p text:style-name="P4">
<text:a xlink:type="simple" xlink:href="https://www.ukrinform.ua/rubric-economy/3708283-na-sogodni-zablokovani-aktivi-u-bils-ak-200-osib-aki-mozna-stagnuti-na-korist-derzavi-minust.html" text:style-name="Internet_20_link" text:visited-style-name="Visited_20_Internet_20_Link">
</text:a>
可以对国家收费。</text:p>
      <text:p text:style-name="P4">
News Source: <text:a xlink:type="simple" xlink:href="https://www.ukrinform.ua/rubric-ato/3708409-youcontrol-znajsla-bilse-25-tisac-uridicnih-osib-v-ukraini-aki-maut-zvazok-z-rf-i-bilorussu.html" text:style-name="Internet_20_link" text:visited-style-name="Visited_20_Internet_20_Link">
https://www.ukrinform.ua/rubric-ato/3708409-youcontrol-znajsla-bilse-25-tisac-uridicnih-osib-v-ukraini-aki-maut-zvazok-z-rf-i-bilorussu.html</text:a>
</text:p>
      <!--NEWS-->
      <text:h text:style-name="P10" text:outline-level="1">
<text:span text:style-name="T4">
LVIV歌剧在现代解释中准备了首映式 - 多瑙河背后的Zaporozhets</text:span>
</text:h>
      <text:p text:style-name="P4">
作者: Ukrinform (Person)</text:p>
      <text:p text:style-name="P4">
出版商: Укринформ (Organization)</text:p>
      <text:p text:style-name="P4">
出版时间: 2023-05-12T18:10:00+03:00</text:p>
      <text:p text:style-name="P4">
修改时间: 2023-05-12T18:10:00+03:00</text:p>
      <text:p text:style-name="P4">
描述: 在利维夫国立大学中，将对“多瑙河背后的Zaporozhets”精液Gulak-Artemovsky进行意外解释，在那里，奠定了新的含义和含义，可以恢复历史正义，并且在我们今天的今天是相关的。  - 乌克林。</text:p>
      <text:p text:style-name="P4">
图片: ["<text:a xlink:type="simple" xlink:href="https://static.ukrinform.com/photos/2023_05/thumb_files/630_360_1683894819-874.jpg" text:style-name="Internet_20_link" text:visited-style-name="Visited_20_Internet_20_Link">
630_360_16838...</text:a>
", "<text:a xlink:type="simple" xlink:href="https://static.ukrinform.com/photos/2023_05/1683894819-916.jpg" text:style-name="Internet_20_link" text:visited-style-name="Visited_20_Internet_20_Link">
1683894819-91...</text:a>
", "<text:a xlink:type="simple" xlink:href="https://static.ukrinform.com/photos/2023_05/1683894820-625.jpg" text:style-name="Internet_20_link" text:visited-style-name="Visited_20_Internet_20_Link">
1683894820-62...</text:a>
"]</text:p>
      <text:p text:style-name="P4">
标签: ['Львів', 'Опера', 'Театр', 'Вистава']</text:p>
      <text:p text:style-name="P4">
类型: Article</text:p>
      <!--METADATA-->
      <text:p text:style-name="P4">
<draw:frame draw:style-name="fr1" draw:name="Image108" text:anchor-type="as-char" svg:width="6.9236in" svg:height="3.956343in" draw:z-index="0">
<draw:image xlink:href="../Images/yкринформ/2023-05-12T18-10-00-03-00/630_360_1683894819-874.jpg" xlink:type="simple" xlink:show="embed" xlink:actuate="onLoad" draw:mime-type="image/jpeg"/>
</draw:frame>
乌尔维国立大学将通过精液Gulak-Artemovsky对“ Zaporozhets”进行意外的解释，该精液的新含义和含义是新的，这是更新历史司法的，并且在我们现在与现在有关。</text:p>
      <text:p text:style-name="P4">
报道说，这是在LVIV国家歌剧院报道的。</text:p>
      <text:p text:style-name="P4">
<draw:frame draw:style-name="fr1" draw:name="Image109" text:anchor-type="as-char" svg:width="6.9236in" svg:height="4.615733in" draw:z-index="0">
<draw:image xlink:href="../Images/yкринформ/2023-05-12T18-10-00-03-00/1683894819-916.jpg" xlink:type="simple" xlink:show="embed" xlink:actuate="onLoad" draw:mime-type="image/jpeg"/>
</draw:frame>
“乌克兰哥萨克人的形象最终将摆脱一百年的刻板成型层，被穆斯科维特人强加了。 乌克兰经典的新观点，意识到了它们的尊严和意义，民族思想，希望和信仰通过武装部队的胜利。 哥萨克人自然会显得强大，好战和自由，这能够承受任何障碍和敌人。” Oksana Taranenko说。</text:p>
      <text:p text:style-name="P4">
<draw:frame draw:style-name="fr1" draw:name="Image110" text:anchor-type="as-char" svg:width="6.9236in" svg:height="4.615733in" draw:z-index="0">
<draw:image xlink:href="../Images/yкринформ/2023-05-12T18-10-00-03-00/1683894820-625.jpg" xlink:type="simple" xlink:show="embed" xlink:actuate="onLoad" draw:mime-type="image/jpeg"/>
</draw:frame>
新的 <text:a xlink:type="simple" xlink:href="https://www.ukrinform.ua/tag-vistava" text:style-name="Internet_20_link" text:visited-style-name="Visited_20_Internet_20_Link">
</text:a>
在Tar​​anenko的方向上，音乐版亚历山大和德米特里·萨拉托夫(Dmitry Saratov)的观众是塔迪·林扎克(Tadey Rindzak)的壮观集，这是Lyudmila Nagorny Taskovna编舞Alexeei Busk的五颜六色服装Alexeei Busk，这是乌克兰音乐家著名解释的权利。 Libretto -Mykola Brovchenko和Oksanitaanenko。</text:p>
      <text:p text:style-name="P4">
<text:span text:style-name="T4">
另请阅读：</text:span>
 <text:a xlink:type="simple" xlink:href="https://www.ukrinform.ua/rubric-culture/3706439-u-lvovi-nezraci-solisti-z-usiei-ukraini-dadut-blagodijnij-koncert-na-pidtrimku-zsu.html" text:style-name="Internet_20_link" text:visited-style-name="Visited_20_Internet_20_Link">
</text:a>
剧院指出，数十年来，古拉克·阿特莫夫斯基(Gulak-Artemovsky)的“多瑙河背后的Zaporozhets”是乌克兰最受执行的歌剧之一。 因此，不幸的是，乌克兰曲目的一些表演很幸运。 Lviv Opera也不例外：在剧院的120年历史上实现了这部歌剧的7种不同作品。 2023年的首映式将是第八名。新作品的准备过程持续了几年。</text:p>
      <text:p text:style-name="P4">
“实际上，关于歌剧编辑人员的工作变成了一定的“多系列”。我们于20120年底开始与主任Oksana Taranenko讨论这些计划，并于2021年初进行了初创企业。 但是后来，科维德介入了脚手架，当我们最终更新工作时，战争开始了。 因此，这条路已经延伸了将近三年。”  - 作曲家Dmitryosarati说。</text:p>
      <text:p text:style-name="P4">
<text:span text:style-name="T4">
另请阅读：</text:span>
 <text:a xlink:type="simple" xlink:href="https://www.ukrinform.ua/rubric-culture/3706233-u-harkovi-prosto-neba-pokazali-vistavu-za-virsami-zadana.html" text:style-name="Internet_20_link" text:visited-style-name="Visited_20_Internet_20_Link">
</text:a>
</text:p>
      <text:p text:style-name="P4">
歌剧《多瑙河的Zaporozhets》是在乌克兰国家歌剧《乌克兰巨大突破》的创意计划中实施的。 在 <text:a xlink:type="simple" xlink:href="https://www.ukrinform.ua/rubric-culture/3577849-vasil-vovkun-generalnij-direktorhudoznij-kerivnik-lvivskoi-nacionalnoi-operi.html" text:style-name="Internet_20_link" text:visited-style-name="Visited_20_Internet_20_Link">
</text:a>
Vovkon指出，剧院正在举办欧洲课程，重点是乌克兰曲目。</text:p>
      <text:p text:style-name="P4">
<text:span text:style-name="T5">
foto：Lviv National Opera的新闻服务</text:span>
</text:p>
      <text:p text:style-name="P4">
News Source: <text:a xlink:type="simple" xlink:href="https://www.ukrinform.ua/rubric-culture/3708412-lvivska-opera-pidgotuvala-premeru-zaporozec-za-dunaem-u-sucasnij-interpretacii.html" text:style-name="Internet_20_link" text:visited-style-name="Visited_20_Internet_20_Link">
https://www.ukrinform.ua/rubric-culture/3708412-lvivska-opera-pidgotuvala-premeru-zaporozec-za-dunaem-u-sucasnij-interpretacii.html</text:a>
</text:p>
      <!--NEWS-->
      <text:h text:style-name="P10" text:outline-level="1">
<text:span text:style-name="T4">
冰岛在战争期间在战争中提供了超过2500万美元</text:span>
</text:h>
      <text:p text:style-name="P4">
作者: Ukrinform (Person)</text:p>
      <text:p text:style-name="P4">
出版商: Укринформ (Organization)</text:p>
      <text:p text:style-name="P4">
出版时间: 2023-05-12T18:13:00+03:00</text:p>
      <text:p text:style-name="P4">
修改时间: 2023-05-12T18:13:00+03:00</text:p>
      <text:p text:style-name="P4">
描述: 从全面入侵俄罗斯联邦的第一天开始，冰岛谴责了俄罗斯的侵略，并协助基辅超过2500万美元。  - 乌克林。</text:p>
      <text:p text:style-name="P4">
图片: ["<text:a xlink:type="simple" xlink:href="https://static.ukrinform.com/photos/2017_05/thumb_files/630_360_1494596759-2633.jpg" text:style-name="Internet_20_link" text:visited-style-name="Visited_20_Internet_20_Link">
630_360_14945...</text:a>
"]</text:p>
      <text:p text:style-name="P4">
标签: ['Ісландія', 'допомога', 'Кондратюк', 'Війна з росією']</text:p>
      <text:p text:style-name="P4">
类型: Article</text:p>
      <!--METADATA-->
      <text:p text:style-name="P4">
<draw:frame draw:style-name="fr1" draw:name="Image111" text:anchor-type="as-char" svg:width="6.9236in" svg:height="3.950967in" draw:z-index="0">
<draw:image xlink:href="../Images/yкринформ/2023-05-12T18-13-00-03-00/630_360_1494596759-2633.jpg" xlink:type="simple" xlink:show="embed" xlink:actuate="onLoad" draw:mime-type="image/jpeg"/>
</draw:frame>
全面入侵俄罗斯联邦在乌克兰的冰岛谴责俄罗斯的侵略，并向基辅提供了超过2500万美元的援助。</text:p>
      <text:p text:style-name="P4">
这是在[]中报道的(https://www.facebook.com/story.php?story_fbid=pfbid02EYoiqMn9UeXNiBt58sbWaKcgA2hwJZTeU4tJyYCdvVJsP3HmrNGktK5Xsi4QLL7Tl&amp;id=100068146218289)乌克林福姆报道，维克霍夫纳·拉达(Verkhovna Rada)的副主席奥利娜·康德里克(Olena Kondratyuk)在欧洲委员会峰会前夕在雷克夫库尼昆(Reykivkunikun)。</text:p>
      <text:p text:style-name="P4">
“ <text:a xlink:type="simple" xlink:href="https://www.ukrinform.ua/tag-islandia" text:style-name="Internet_20_link" text:visited-style-name="Visited_20_Internet_20_Link">
</text:a>
从全面干扰的头几天起，谴责了俄罗斯联邦的侵略，并为北约综合援助和乌克兰恢复基金提供了超过2500万美元的攻击。”</text:p>
      <text:p text:style-name="P4">
据她说，在访问期间，她将与冰岛举行多层次会议 - 国会议长，维西斯皮克斯，议会委员会，外交部以及国际妇女大会分别举行。</text:p>
      <text:p text:style-name="P4">
<text:span text:style-name="T4">
另请阅读：</text:span>
 <text:a xlink:type="simple" xlink:href="https://www.ukrinform.ua/rubric-ato/3707940-es-vid-lutogo-peredav-ukraini-ponad-tisacu-raket-borrel.html" text:style-name="Internet_20_link" text:visited-style-name="Visited_20_Internet_20_Link">
</text:a>
据报道，欧洲委员会历史上的第四次峰会将于5月16日至17日在Reicaivika举行。</text:p>
      <text:p text:style-name="P4">
News Source: <text:a xlink:type="simple" xlink:href="https://www.ukrinform.ua/rubric-polytics/3708413-islandia-za-cas-vijni-nadala-ukraini-ponad-25-miljoniv-dopomogi.html" text:style-name="Internet_20_link" text:visited-style-name="Visited_20_Internet_20_Link">
https://www.ukrinform.ua/rubric-polytics/3708413-islandia-za-cas-vijni-nadala-ukraini-ponad-25-miljoniv-dopomogi.html</text:a>
</text:p>
      <!--NEWS-->
      <text:h text:style-name="P10" text:outline-level="1">
<text:span text:style-name="T4">
在门廊附近的Melitopol，合作者被炸毁了</text:span>
</text:h>
      <text:p text:style-name="P4">
作者: Ukrinform (Person)</text:p>
      <text:p text:style-name="P4">
出版商: Укринформ (Organization)</text:p>
      <text:p text:style-name="P4">
出版时间: 2023-05-12T18:17:00+03:00</text:p>
      <text:p text:style-name="P4">
修改时间: 2023-05-12T18:17:00+03:00</text:p>
      <text:p text:style-name="P4">
描述: 在梅利托波尔（Melitopol），一个在公寓楼入口处爆炸的ur，那里被称为“建设代理大臣” Zaporizhhya地区。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елітополь', 'Вибух', 'Колаборант', 'Запоріжжя']</text:p>
      <text:p text:style-name="P4">
类型: Article</text:p>
      <!--METADATA-->
      <text:p text:style-name="P4">
<draw:frame draw:style-name="fr1" draw:name="Image112" text:anchor-type="as-char" svg:width="6.9236in" svg:height="3.956343in" draw:z-index="0">
<draw:image xlink:href="../Images/yкринформ/2023-05-12T18-17-00-03-00/630_360_1669987737-966.jpg" xlink:type="simple" xlink:show="embed" xlink:actuate="onLoad" draw:mime-type="image/jpeg"/>
</draw:frame>
Umelitopoli在一栋公寓楼的入口处爆炸，他住在Zaporizhzhia地区的“代理副部长”。</text:p>
      <text:p text:style-name="P4">
正如乌克林福姆报道的那样，它报告了<text:a xlink:type="simple" xlink:href="https://t.me/ukr_sprotyv/2250" text:style-name="Internet_20_link" text:visited-style-name="Visited_20_Internet_20_Link">
</text:a>
 <text:a xlink:type="simple" xlink:href="https://t.me/ukr_sprotyv/2250" text:style-name="Internet_20_link" text:visited-style-name="Visited_20_Internet_20_Link">
</text:a>
民族抵抗。</text:p>
      <text:p text:style-name="P4">
消息写道，“官方”从入口出来，被炸毁并住院治疗。”</text:p>
      <text:p text:style-name="P4">
<text:span text:style-name="T4">
另请阅读：</text:span>
 <text:a xlink:type="simple" xlink:href="https://www.ukrinform.ua/rubric-regions/3706003-u-melitopoli-ta-berdansku-zakrilis-supermarketi-vlasnik-vtik.html" text:style-name="Internet_20_link" text:visited-style-name="Visited_20_Internet_20_Link">
</text:a>
正如乌克林福姆(Ukrinform)报道的，市长<text:a xlink:type="simple" xlink:href="https://www.ukrinform.ua/tag-melitopol" text:style-name="Internet_20_link" text:visited-style-name="Visited_20_Internet_20_Link">
</text:a>
伊万·费多罗夫(Ivan Fedorov)告知，在梅利托波(Melitopol)和部分梅利托波尔(Melitopol)地区，大约有一千个叛徒和合作者。他们被带到了一个特殊的数据库。</text:p>
      <text:p text:style-name="P4">
News Source: <text:a xlink:type="simple" xlink:href="https://www.ukrinform.ua/rubric-regions/3708417-u-melitopoli-bila-pidizdu-pidirvali-kolaboranta.html" text:style-name="Internet_20_link" text:visited-style-name="Visited_20_Internet_20_Link">
https://www.ukrinform.ua/rubric-regions/3708417-u-melitopoli-bila-pidizdu-pidirvali-kolaboranta.html</text:a>
</text:p>
      <!--NEWS-->
      <text:h text:style-name="P10" text:outline-level="1">
<text:span text:style-name="T4">
政府批准了目标民族文化计划“多样性统一”的概念</text:span>
</text:h>
      <text:p text:style-name="P4">
作者: Ukrinform (Person)</text:p>
      <text:p text:style-name="P4">
出版商: Укринформ (Organization)</text:p>
      <text:p text:style-name="P4">
出版时间: 2023-05-12T18:17:46+03:00</text:p>
      <text:p text:style-name="P4">
修改时间: 2023-05-12T18:17:46+03:00</text:p>
      <text:p text:style-name="P4">
描述: 部长的内阁批准了该国家针对国家和文化计划的概念，直到2034年。  - 乌克林。</text:p>
      <text:p text:style-name="P4">
图片: ["<text:a xlink:type="simple" xlink:href="https://static.ukrinform.com/photos/2020_12/thumb_files/630_360_1608131272-754.jpg" text:style-name="Internet_20_link" text:visited-style-name="Visited_20_Internet_20_Link">
630_360_16081...</text:a>
"]</text:p>
      <text:p text:style-name="P4">
标签: ['Кабмін', 'Культура', 'Концепція']</text:p>
      <text:p text:style-name="P4">
类型: Article</text:p>
      <!--METADATA-->
      <text:p text:style-name="P4">
<draw:frame draw:style-name="fr1" draw:name="Image113" text:anchor-type="as-char" svg:width="6.9236in" svg:height="3.949857in" draw:z-index="0">
<draw:image xlink:href="../Images/yкринформ/2023-05-12T18-17-46-03-00/630_360_1608131272-754.jpg" xlink:type="simple" xlink:show="embed" xlink:actuate="onLoad" draw:mime-type="image/jpeg"/>
</draw:frame>
部长的内阁批准了国家目标国家和文化计划“多样性统一”的概念，直到2034年。</text:p>
      <text:p text:style-name="P4">
这在消息中说明了这一点<text:a xlink:type="simple" xlink:href="http://www.kmu.gov.ua/news/uriad-skhvalyv-kontseptsiiu-derzhavnoi-tsilovoi-natsionalno-kulturnoi-prohramy-iednist-u-rozmaitti-do-2034-roku" text:style-name="Internet_20_link" text:visited-style-name="Visited_20_Internet_20_Link">
</text:a>
，报道乌克林福姆。</text:p>
      <text:p text:style-name="P4">
“我们继续努力实施欧洲委员会的七个建议，这对于开始加入欧盟的谈判过程是必不可少的。 今天，部长的内阁以这种方式迈出了又一个关键的一步。 在对话的花环中，在欧洲委员会专业知识的参与下，在欧洲委员会的咨询中，欧洲委员会的参与是由对话的花环，并考虑到欧洲委员会专业知识的参与来开发的。 Olga Stephanyshyn表示，正在制定一项自我国家计划的工作，该计划将在不久的将来提交给政府。</text:p>
      <text:p text:style-name="P4">
该概念与乌克兰的法律相对应(社区)乌克兰”并定义了建立可持续制度条件计划的目的俄罗斯暴力同化。</text:p>
      <text:p text:style-name="P4">
该概念是基于全国范围内的权宜之计和在种族间关系，国民少数民族，保护乌克兰土著人民权利的领域的国家政策的协调基础上，并着重于区域特异性。</text:p>
      <text:p text:style-name="P4">
“乌克兰有各种各样的民族文化和少数民族。 他们的语言和传统是我国文化和语言学的独特组成部分。 例如，Nadazov Greeks -Uruma Irimea的语言。 这些语言的知识使我们的Nadazov Greeks独特而其他希腊侨民散布在世界各地。 我们目前必须竭尽所能维持这种独特性。在评估该概念的一般意义时，国家政治部门的负责人Tasvodoboda Victor Yelensky强调，这不仅是国家和社会的重要工作，而不是欧洲融合生活在乌克兰的欧洲融合，也是其文化发展的有价值的机会。</text:p>
      <text:p text:style-name="P4">
<text:span text:style-name="T4">
另请阅读：</text:span>
 <text:a xlink:type="simple" xlink:href="https://www.ukrinform.ua/rubric-society/3673120-kozna-etnicna-spilnota-robit-unikalnij-vnesok-v-ukrainsku-kulturu-elenskij.html" text:style-name="Internet_20_link" text:visited-style-name="Visited_20_Internet_20_Link">
<text:span text:style-name="T4">
 Elensky </text:span>
</text:a>
正如乌克林福姆报道的，2022年12月<text:a xlink:type="simple" xlink:href="https://www.ukrinform.ua/rubric-society/3633309-rada-uhvalila-zakon-pro-nacmensini.html" text:style-name="Internet_20_link" text:visited-style-name="Visited_20_Internet_20_Link">
</text:a>
通常，欧洲一体化法第8224号国民少数民族(社区)乌克兰。 该决定得到了324 MPS的支持。</text:p>
      <text:p text:style-name="P4">
News Source: <text:a xlink:type="simple" xlink:href="https://www.ukrinform.ua/rubric-culture/3708416-urad-shvaliv-koncepciu-cilovoi-nacionalnokulturnoi-programi-ednist-u-rozmaitti.html" text:style-name="Internet_20_link" text:visited-style-name="Visited_20_Internet_20_Link">
https://www.ukrinform.ua/rubric-culture/3708416-urad-shvaliv-koncepciu-cilovoi-nacionalnokulturnoi-programi-ednist-u-rozmaitti.html</text:a>
</text:p>
      <!--NEWS-->
      <text:h text:style-name="P10" text:outline-level="1">
<text:span text:style-name="T4">
政府已在开放拍卖中返回了三场拍卖</text:span>
</text:h>
      <text:p text:style-name="P4">
作者: Ukrinform (Person)</text:p>
      <text:p text:style-name="P4">
出版商: Укринформ (Organization)</text:p>
      <text:p text:style-name="P4">
出版时间: 2023-05-12T18:23:57+03:00</text:p>
      <text:p text:style-name="P4">
修改时间: 2023-05-12T18:23:57+03:00</text:p>
      <text:p text:style-name="P4">
描述: 部长的内阁已更改了编辑委员会的公共采购特殊性，如果他们有两个以上的招标建议，则在开放拍卖中返回三场拍卖。  - 乌克林。</text:p>
      <text:p text:style-name="P4">
图片: ["<text:a xlink:type="simple" xlink:href="https://static.ukrinform.com/photos/2017_02/thumb_files/630_360_1486652978-1915.jpg" text:style-name="Internet_20_link" text:visited-style-name="Visited_20_Internet_20_Link">
630_360_14866...</text:a>
"]</text:p>
      <text:p text:style-name="P4">
标签: ['Аукціон', 'Кабмін']</text:p>
      <text:p text:style-name="P4">
类型: Article</text:p>
      <!--METADATA-->
      <text:p text:style-name="P4">
<draw:frame draw:style-name="fr1" draw:name="Image114" text:anchor-type="as-char" svg:width="6.9236in" svg:height="3.956343in" draw:z-index="0">
<draw:image xlink:href="../Images/yкринформ/2023-05-12T18-23-57-03-00/630_360_1486652978-1915.jpg" xlink:type="simple" xlink:show="embed" xlink:actuate="onLoad" draw:mime-type="image/jpeg"/>
</draw:frame>
部长的内阁已更改了编辑委员会的公共采购特殊性，如果他们有压倒性的招标建议，则在开放拍卖中返回三场拍卖。</text:p>
      <text:p text:style-name="P4">
新闻服务报告<text:a xlink:type="simple" xlink:href="https://www.me.gov.ua/News/Detail" text:style-name="Internet_20_link" text:visited-style-name="Visited_20_Internet_20_Link">
</text:a>
，报道乌克林福姆。</text:p>
      <text:p text:style-name="P4">
“政府已对编辑委员会进行了更改。公共采购的特殊性。这项决定是为了明确解释其规定，并返回开放拍卖中的三场拍卖，”  - 证词写道。</text:p>
      <text:p text:style-name="P4">
相关决议于2023年12月12日在乌克兰部长的内阁会议上通过。</text:p>
      <text:p text:style-name="P4">
特别是，这些更改规定，如果提交了两个或多个招标建议，则使用Trira -fromper拍卖进行开放式招标。 如果提交了一个招标报价，则不会自动使用电子拍卖。</text:p>
      <text:p text:style-name="P4">
也可以通过合理客户的决定不使用三次电子拍卖来进行开放式招标。 在这种情况下，该提案仅进行盲目拍卖。</text:p>
      <text:p text:style-name="P4">
<text:span text:style-name="T4">
另请阅读：</text:span>
 <text:a xlink:type="simple" xlink:href="https://www.ukrinform.ua/rubric-economy/3706305-aukcioni-na-prozorroprodazi-z-pocatku-roku-vze-prinesli-budzetam-ponad-2-milardi.html" text:style-name="Internet_20_link" text:visited-style-name="Visited_20_Internet_20_Link">
<text:span text:style-name="T4">
拍卖</text:span>
</text:a>
另一个变化是确保将资产转移到ARMA管理层的参与者参加。</text:p>
      <text:p text:style-name="P4">
此外，还增加了在实施过程中使用采购电子系统以牺牲信用为代价的能力(贷款，赠款)在国际条约规定的条件下。</text:p>
      <text:p text:style-name="P4">
据报道，2023年初<text:a xlink:type="simple" xlink:href="https://www.ukrinform.ua/tag-kabmin" text:style-name="Internet_20_link" text:visited-style-name="Visited_20_Internet_20_Link">
</text:a>
暂时用一个盲人代替了公共采购中的三个随机拍卖。 乌克兰经济部已开发了一个在戒严期间采购力量变化的项目，该项目提供了可选形式的Prozorro拍卖。</text:p>
      <text:p text:style-name="P4">
News Source: <text:a xlink:type="simple" xlink:href="https://www.ukrinform.ua/rubric-economy/3708418-urad-povernuv-triraundovi-aukcioni-u-vidkritih-torgah.html" text:style-name="Internet_20_link" text:visited-style-name="Visited_20_Internet_20_Link">
https://www.ukrinform.ua/rubric-economy/3708418-urad-povernuv-triraundovi-aukcioni-u-vidkritih-torgah.html</text:a>
</text:p>
      <!--NEWS-->
      <text:h text:style-name="P10" text:outline-level="1">
<text:span text:style-name="T4">
在意大利和瑞典的三个博物馆中，乌克兰语言Audiohyde出现了</text:span>
</text:h>
      <text:p text:style-name="P4">
作者: Ukrinform (Person)</text:p>
      <text:p text:style-name="P4">
出版商: Укринформ (Organization)</text:p>
      <text:p text:style-name="P4">
出版时间: 2023-05-12T18:24:00+03:00</text:p>
      <text:p text:style-name="P4">
修改时间: 2023-05-12T18:24:00+03:00</text:p>
      <text:p text:style-name="P4">
描述: 意大利和瑞典的三个博物馆实施了一个项目，该项目由乌克兰第一夫人Elena elena Zelenskaya发起的乌克兰语言音频指南。  - 乌克林。</text:p>
      <text:p text:style-name="P4">
图片: ["<text:a xlink:type="simple" xlink:href="https://static.ukrinform.com/photos/2023_05/thumb_files/630_360_1683904785-180.jpeg" text:style-name="Internet_20_link" text:visited-style-name="Visited_20_Internet_20_Link">
630_360_16839...</text:a>
", "<text:a xlink:type="simple" xlink:href="https://static.ukrinform.com/photos/2023_05/1683904785-880.jpeg" text:style-name="Internet_20_link" text:visited-style-name="Visited_20_Internet_20_Link">
1683904785-88...</text:a>
"]</text:p>
      <text:p text:style-name="P4">
标签: ['Італія', 'Музей', 'Швеція', 'Аудіогід']</text:p>
      <text:p text:style-name="P4">
类型: Article</text:p>
      <!--METADATA-->
      <text:p text:style-name="P4">
<draw:frame draw:style-name="fr1" draw:name="Image115" text:anchor-type="as-char" svg:width="6.9236in" svg:height="3.956343in" draw:z-index="0">
<draw:image xlink:href="../Images/yкринформ/2023-05-12T18-24-00-03-00/630_360_1683904785-180.jpeg" xlink:type="simple" xlink:show="embed" xlink:actuate="onLoad" draw:mime-type="image/jpeg"/>
</draw:frame>
意大利和瑞典的三种穆斯列(The -Museums)实施了一个项目，该项目实施了由乌克兰第一夫人Elena elena Zelenskaya发起的乌克兰语言音频指南。</text:p>
      <text:p text:style-name="P4">
乌克林福姆报告<text:a xlink:type="simple" xlink:href="https://www.president.gov.ua/news/proekt-ukrayinomovnih-audiogidiv-realizovano-she-v-troh-vido-82829" text:style-name="Internet_20_link" text:visited-style-name="Visited_20_Internet_20_Link">
</text:a>
。</text:p>
      <text:p text:style-name="P4">
因此，在欧洲日之际，乌克兰外交机构在罗马的波尔格斯画廊(Borghese Gallery)推出了乌克兰语言音频指南 - 一位熟悉的艺术艺术<text:a xlink:type="simple" xlink:href="https://www.ukrinform.ua/tag-muzej" text:style-name="Internet_20_link" text:visited-style-name="Visited_20_Internet_20_Link">
</text:a>
意大利 - 在都灵的皇家博物馆中，其中包括皇家宫殿，皇家军械库，萨沃伊画廊，考古博物馆，神圣裹尸布教堂的皇家悲伤。</text:p>
      <text:p text:style-name="P4">
乌克兰音频水还曾在北欧博物馆 - 斯德哥尔摩的私人博物馆和文化(瑞典). Тут можна ознайомитися з побутомшведського народу з 1520 року до наших днів.</text:p>
      <text:p text:style-name="P4">
<draw:frame draw:style-name="fr1" draw:name="Image116" text:anchor-type="as-char" svg:width="6.9236in" svg:height="8.6545in" draw:z-index="0">
<draw:image xlink:href="../Images/yкринформ/2023-05-12T18-24-00-03-00/1683904785-880.jpeg" xlink:type="simple" xlink:show="embed" xlink:actuate="onLoad" draw:mime-type="image/jpeg"/>
</draw:frame>
总体而言，根据OP的说法，世界上已经有63个乌克兰语言音频。</text:p>
      <text:p text:style-name="P4">
同时，第一夫人的新闻服务被告知，在威斯敏斯特大教堂(英国教堂)，乌克兰语言音频旅行很快就会被聆听，位于隆德夫斯特姆斯特中部。 乌克兰方面由修道院签署了相应的备忘录。</text:p>
      <text:p text:style-name="P4">
OP提醒说，自1066年以来，英国的所有君主都在威斯敏斯特大教堂加冕。 加冕典礼的后者于2023年12月6日举行，当时它们是在其je下Charlesiiii和Kamil皇后的王位上建造的。</text:p>
      <text:p text:style-name="P4">
<text:span text:style-name="T4">
另请阅读：</text:span>
 <text:a xlink:type="simple" xlink:href="https://www.ukrinform.ua/rubric-diaspora/3692104-u-muzei-varsavskogo-povstanna-perezapustili-ukrainomovnij-audiogid-zelenska.html" text:style-name="Internet_20_link" text:visited-style-name="Visited_20_Internet_20_Link">
<text:span text:style-name="T4">
 audiogide </text:span>
</text:a>
“即使在最困难的时期(尤其是在最困难的时期)，乌克兰人继续团结国家和人民，并与同胞交谈。 无论他们剩下什么地方，我们的语言都会在那里。” Olena Zelenska强调。</text:p>
      <text:p text:style-name="P4">
据报道，自2020年以来，在Olenazenskaya的第一夫人的赞助下，就实施了有关乌克兰音频指南引入世界领先记忆的项目。</text:p>
      <text:p text:style-name="P4">
_foto：op _</text:p>
      <text:p text:style-name="P4">
News Source: <text:a xlink:type="simple" xlink:href="https://www.ukrinform.ua/rubric-culture/3708419-u-troh-muzeah-italii-ta-svecii-zavivsa-ukrainomovnij-audiogid.html" text:style-name="Internet_20_link" text:visited-style-name="Visited_20_Internet_20_Link">
https://www.ukrinform.ua/rubric-culture/3708419-u-troh-muzeah-italii-ta-svecii-zavivsa-ukrainomovnij-audiogid.html</text:a>
</text:p>
      <!--NEWS-->
      <text:h text:style-name="P10" text:outline-level="1">
<text:span text:style-name="T4">
Zelensky：今天是制裁日，批准了五个套餐</text:span>
</text:h>
      <text:p text:style-name="P4">
作者: Ukrinform (Person)</text:p>
      <text:p text:style-name="P4">
出版商: Укринформ (Organization)</text:p>
      <text:p text:style-name="P4">
出版时间: 2023-05-12T18:33:18+03:00</text:p>
      <text:p text:style-name="P4">
修改时间: 2023-05-12T18:33:18+03:00</text:p>
      <text:p text:style-name="P4">
描述: </text:p>
      <text:p text:style-name="P4">
。  - I的，。: </text:p>
      <text:p text:style-name="P4">
图片: ["<text:a xlink:type="simple" xlink:href="https://static.ukrinform.com/photos/2023_05/thumb_files/630_360_1683905578-605.png" text:style-name="Internet_20_link" text:visited-style-name="Visited_20_Internet_20_Link">
630_360_16839...</text:a>
"]</text:p>
      <text:p text:style-name="P4">
标签: ['Антиросійські санкції', 'Зеленський', 'Війна з росією']</text:p>
      <text:p text:style-name="P4">
类型: Article</text:p>
      <!--METADATA-->
      <text:p text:style-name="P4">
<draw:frame draw:style-name="fr1" draw:name="Image117" text:anchor-type="as-char" svg:width="6.9236in" svg:height="3.956343in" draw:z-index="0">
<draw:image xlink:href="../Images/yкринформ/2023-05-12T18-33-18-03-00/630_360_1683905578-605.png" xlink:type="simple" xlink:show="embed" xlink:actuate="onLoad" draw:mime-type="image/png"/>
</draw:frame>
这些努力应被定义为反律与和平的最严重罪行之一。</text:p>
      <text:p text:style-name="P4">
他在视频地址中说明了这一点，报道了乌克林福姆，提到<text:a xlink:type="simple" xlink:href="https://www.president.gov.ua/news/namagannya-obijti-sankciyi-maye-viznachatisya-yak-odin-iz-na-82833" text:style-name="Internet_20_link" text:visited-style-name="Visited_20_Internet_20_Link">
</text:a>
。</text:p>
      <text:p text:style-name="P4">
<text:span text:style-name="T4">
我希望健康，亲爱的乌克兰人!</text:span>
</text:p>
      <text:p text:style-name="P4">
今天我们有一个制裁的一天。 批准了五个制裁套餐，这些包裹是在NSDC，部长，办公室和我们的特殊服务中精心准备的。</text:p>
      <text:p text:style-name="P4">
第一个是有关Zaporizhstal的软件包。 我们阻止了由于各种虚假和离岸人员而存在的对这家恐怖公司的影响。俄罗斯通过其中一家银行控制的部分将得到确认并为乌克兰和乌克兰人经营。</text:p>
      <text:p text:style-name="P4">
我们不会在乌克兰留下任何恐怖国家的联系，这可能对我们的国家，对我们的经济或对我们的人民有用。</text:p>
      <text:p text:style-name="P4">
此外，已经批准制裁套餐，以继续我们的隔热和阻止俄罗斯军事行业的课程。</text:p>
      <text:p text:style-name="P4">
恐怖分子国家的数百名自然和法人人士和全球隔离的目标。 我们非常积极地与合作伙伴合作，以便每个实际产生这种侵略的人，他们将武器，弹药，技术人员技术交到恐怖分子手中 - 他们都被世界所压倒。</text:p>
      <text:p text:style-name="P4">
我感谢所有帮助乌克兰向俄罗斯发动这场战争的人，以及阻止恐怖分子国家绕过制裁的努力。 我确信这将成为国际和平中最严重的国际法罪之一 - 这是绕过限制侵略限制或促进这些努力的努力。</text:p>
      <text:p text:style-name="P4">
他今天举行了一次费率会议。 有重要的报道 - 总司令。 我将特别注意的是Syrsky Tageneral Tageneral将军的报告 -  Khortytsia和Tavriya的指挥官。国防部国防部长Kamyshin部长Zaluzhny的报告是一份报告。</text:p>
      <text:p text:style-name="P4">
现在重要的是什么？ 入侵者已经在内部准备好失败了。</text:p>
      <text:p text:style-name="P4">
他们已经在思想中失去了这场战争。 我们需要每天对他们施加压力，以便他们的失败感变成他们的逃脱，错误和损失。他今天与英国总理进行了交谈。 我感谢您，Rishi，支持支持以及使您了解世界将永远是领导者的步骤。</text:p>
      <text:p text:style-name="P4">
我们已经讨论了我们目前在武器方面的互动，进一步的防御发展以及我们需要采取的外交步骤，以带来更普遍的胜利。</text:p>
      <text:p text:style-name="P4">
保证：谁不会成为反对自由世界的侵略者，他与克里姆林宫的耻辱结束了。</text:p>
      <text:p text:style-name="P4">
荣耀我们所有正在战斗，战斗哨所和战斗行动中的士兵的荣耀!我感谢训练我们战士的每个人!我感谢所有受伤后对待乌克兰士兵的人!</text:p>
      <text:p text:style-name="P4">
<text:span text:style-name="T4">
荣耀到乌克兰!</text:span>
</text:p>
      <text:p text:style-name="P4">
<text:span text:style-name="T5">
foto，视频：OP</text:span>
</text:p>
      <text:p text:style-name="P4">
News Source: <text:a xlink:type="simple" xlink:href="https://www.ukrinform.ua/rubric-polytics/3708422-zelenskij-sogodni-sankcijnij-den-zatverdili-pat-paketiv.html" text:style-name="Internet_20_link" text:visited-style-name="Visited_20_Internet_20_Link">
https://www.ukrinform.ua/rubric-polytics/3708422-zelenskij-sogodni-sankcijnij-den-zatverdili-pat-paketiv.html</text:a>
</text:p>
      <!--NEWS-->
      <text:h text:style-name="P10" text:outline-level="1">
<text:span text:style-name="T4">
霍森在敌对火灾中修复了供水损坏</text:span>
</text:h>
      <text:p text:style-name="P4">
作者: Ukrinform (Person)</text:p>
      <text:p text:style-name="P4">
出版商: Укринформ (Organization)</text:p>
      <text:p text:style-name="P4">
出版时间: 2023-05-12T18:36:00+03:00</text:p>
      <text:p text:style-name="P4">
修改时间: 2023-05-12T18:36:00+03:00</text:p>
      <text:p text:style-name="P4">
描述: 在赫尔森（Kherson），在敌对炮击过程中修复了供水。  - 乌克林。</text:p>
      <text:p text:style-name="P4">
图片: ["<text:a xlink:type="simple" xlink:href="https://static.ukrinform.com/photos/2022_10/thumb_files/630_360_1667206518-866.jpg" text:style-name="Internet_20_link" text:visited-style-name="Visited_20_Internet_20_Link">
630_360_16672...</text:a>
"]</text:p>
      <text:p text:style-name="P4">
标签: ['Херсон', 'Ремонт', 'Водогін', 'Відбудова']</text:p>
      <text:p text:style-name="P4">
类型: Article</text:p>
      <!--METADATA-->
      <text:p text:style-name="P4">
<draw:frame draw:style-name="fr1" draw:name="Image118" text:anchor-type="as-char" svg:width="6.9236in" svg:height="3.948262in" draw:z-index="0">
<draw:image xlink:href="../Images/yкринформ/2023-05-12T18-36-00-03-00/630_360_1667206518-866.jpg" xlink:type="simple" xlink:show="embed" xlink:actuate="onLoad" draw:mime-type="image/jpeg"/>
</draw:frame>
Khersoniviva在敌对炮击期间被修复了供水。</text:p>
      <text:p text:style-name="P4">
罗马mroczokopubi在<text:a xlink:type="simple" xlink:href="https://t.me/roman_mrochko/281" text:style-name="Internet_20_link" text:visited-style-name="Visited_20_Internet_20_Link">
</text:a>
，报道乌克林福姆。</text:p>
      <text:p text:style-name="P4">
“由于敌人炮击伤害<text:a xlink:type="simple" xlink:href="https://www.ukrinform.ua/tag-voda" text:style-name="Internet_20_link" text:visited-style-name="Visited_20_Internet_20_Link">
</text:a>
消除!”， - 消息读取。</text:p>
      <text:p text:style-name="P4">
如图所述，该城市目前已断开连接。</text:p>
      <text:p text:style-name="P4">
<text:span text:style-name="T4">
另请阅读：</text:span>
 <text:a xlink:type="simple" xlink:href="https://www.ukrinform.ua/rubric-regions/3680722-u-mikolaevi-na-remont-poskodzenoi-vodoprovidnoi-merezi-vidilat-12-milarda.html" text:style-name="Internet_20_link" text:visited-style-name="Visited_20_Internet_20_Link">
</text:a>
如报道<text:a xlink:type="simple" xlink:href="https://www.ukrinform.ua/rubric-regions/3707293-vlada-hersona-poperedila-pro-mozlivi-pereboi-z-vodou.html" text:style-name="Internet_20_link" text:visited-style-name="Visited_20_Internet_20_Link">
</text:a>
，5月10日，纽约当局报告说，在赫尔森，供水由于炮击而损坏，因此在城市的一部分可能会供水。</text:p>
      <text:p text:style-name="P4">
News Source: <text:a xlink:type="simple" xlink:href="https://www.ukrinform.ua/rubric-vidbudova/3708424-u-hersoni-vidremontuvali-vodogin-poskodzenij-pid-cas-vorozogo-obstrilu.html" text:style-name="Internet_20_link" text:visited-style-name="Visited_20_Internet_20_Link">
https://www.ukrinform.ua/rubric-vidbudova/3708424-u-hersoni-vidremontuvali-vodogin-poskodzenij-pid-cas-vorozogo-obstrilu.html</text:a>
</text:p>
      <!--NEWS-->
      <text:h text:style-name="P10" text:outline-level="1">
<text:span text:style-name="T4">
基辅歌剧院宣布了百老汇风格的皮诺基亚音乐剧制作</text:span>
</text:h>
      <text:p text:style-name="P4">
作者: Ukrinform (Person)</text:p>
      <text:p text:style-name="P4">
出版商: Укринформ (Organization)</text:p>
      <text:p text:style-name="P4">
出版时间: 2023-05-12T18:37:06+03:00</text:p>
      <text:p text:style-name="P4">
修改时间: 2023-05-12T18:37:06+03:00</text:p>
      <text:p text:style-name="P4">
描述: 在新季节，基辅歌剧计划将Pinokcia音乐剧放在由乌克兰艺术家开发的百老汇风格的。 同时，在冬季假期，剧院正计划准备芭蕾舞团的作曲家。  - 乌克林。</text:p>
      <text:p text:style-name="P4">
图片: ["<text:a xlink:type="simple" xlink:href="https://static.ukrinform.com/photos/2023_05/thumb_files/630_360_1683820393-957.jpg" text:style-name="Internet_20_link" text:visited-style-name="Visited_20_Internet_20_Link">
630_360_16838...</text:a>
"]</text:p>
      <text:p text:style-name="P4">
标签: ['Опера', 'Театр', 'Вистава', 'Київ', 'Мюзикл']</text:p>
      <text:p text:style-name="P4">
类型: Article</text:p>
      <!--METADATA-->
      <text:p text:style-name="P4">
<draw:frame draw:style-name="fr1" draw:name="Image119" text:anchor-type="as-char" svg:width="6.9236in" svg:height="3.956343in" draw:z-index="0">
<draw:image xlink:href="../Images/yкринформ/2023-05-12T18-37-06-03-00/630_360_1683820393-957.jpg" xlink:type="simple" xlink:show="embed" xlink:actuate="onLoad" draw:mime-type="image/jpeg"/>
</draw:frame>
在新季节，基辅歌剧计划将Pinokcia音乐剧以由乌克兰艺术家开发的百老汇风格。 同时，剧院假期将为冬季假期做准备的家用作曲家的芭蕾舞。</text:p>
      <text:p text:style-name="P4">
关于它的主任 - 儿童和青少年的基辅城市学术剧院和芭蕾舞团的艺术总监(基辅歌剧)Petro Kachanov在[]中报道(https://www.ukrinform.ua/rubric-culture/3707922-petro-kacanov-direktor-hudoznij-kerivnik-kiivskoi-operi.html)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我们计划在9月开放整个季节“ Pinokkia”的制作 - 一个女孩将是。我们命令他去乌克兰作曲家Borisusevastyanov。Libretto还将写乌克兰艺术家Dmitry Todoryuk。这将是一种完全百老汇的风格。”</text:p>
      <text:p text:style-name="P4">
卡查诺夫强调，剧院的曲目中的差距仍然是俄罗斯经典的推迟，应该充满乌克兰现代作曲家的作品。 据他说，计划<text:a xlink:type="simple" xlink:href="https://www.ukrinform.ua/tag-teatr" text:style-name="Internet_20_link" text:visited-style-name="Visited_20_Internet_20_Link">
</text:a>
还将乌克兰作曲家的芭蕾舞家放在新年假期中，但基辅歌剧院的导演并不是要谈论这个想法。</text:p>
      <text:p text:style-name="P4">
<text:span text:style-name="T4">
另请阅读：</text:span>
 <text:a xlink:type="simple" xlink:href="https://www.ukrinform.ua/rubric-culture/3703067-teatr-franka-skasovue-ucast-u-h-teatralnij-olimpiadi-cerez-prisutnist-u-programi-rosian.html" text:style-name="Internet_20_link" text:visited-style-name="Visited_20_Internet_20_Link">
<text:span text:style-name="T4">
剧院</text:span>
 <text:span text:style-name="T4">
 </text:span>
剧院**</text:a>
“当然，新年假期与芭蕾舞有关：以前人们去了“胡桃夹子”，现在他们也必须去一些芭蕾舞团。有了这个相关性的，我还不会谈论的。我想我们想我们他会发现它体现它。”  - 他说。</text:p>
      <text:p text:style-name="P4">
正如乌克林福姆报道的那样，在5月17日至19日的基辅歌剧中，将会举办飞行员乐队和歌手Victor Pavlik和Maria Burmaki的音乐会。</text:p>
      <text:p text:style-name="P4">
News Source: <text:a xlink:type="simple" xlink:href="https://www.ukrinform.ua/rubric-culture/3708425-kiivska-opera-anonsuvala-postanovku-muziklu-pinokkia-u-brodvejskomu-stili.html" text:style-name="Internet_20_link" text:visited-style-name="Visited_20_Internet_20_Link">
https://www.ukrinform.ua/rubric-culture/3708425-kiivska-opera-anonsuvala-postanovku-muziklu-pinokkia-u-brodvejskomu-stili.html</text:a>
</text:p>
      <!--NEWS-->
      <text:h text:style-name="P10" text:outline-level="1">
<text:span text:style-name="T4">
哈西斯：在比赛中不能被允许俄罗斯人和白俄罗斯人，应将他们排除在健康的社会之外</text:span>
</text:h>
      <text:p text:style-name="P4">
作者: Ukrinform (Person)</text:p>
      <text:p text:style-name="P4">
出版商: Укринформ (Organization)</text:p>
      <text:p text:style-name="P4">
出版时间: 2023-05-12T18:41:40+03:00</text:p>
      <text:p text:style-name="P4">
修改时间: 2023-05-12T18:41:40+03:00</text:p>
      <text:p text:style-name="P4">
描述: 乌克兰拳击手Yaroslav Kharsiz（2-0，2 Kos）分享了他对接纳俄罗斯人和白俄罗斯人参加国际比赛的想法。  - 乌克林。</text:p>
      <text:p text:style-name="P4">
图片: ["<text:a xlink:type="simple" xlink:href="https://static.ukrinform.com/photos/2023_05/thumb_files/630_360_1683906025-421.jpg" text:style-name="Internet_20_link" text:visited-style-name="Visited_20_Internet_20_Link">
630_360_16839...</text:a>
"]</text:p>
      <text:p text:style-name="P4">
标签: ['Бокс']</text:p>
      <text:p text:style-name="P4">
类型: Article</text:p>
      <!--METADATA-->
      <text:p text:style-name="P4">
<draw:frame draw:style-name="fr1" draw:name="Image120" text:anchor-type="as-char" svg:width="6.9236in" svg:height="3.956343in" draw:z-index="0">
<draw:image xlink:href="../Images/yкринформ/2023-05-12T18-41-40-03-00/630_360_1683906025-421.jpg" xlink:type="simple" xlink:show="embed" xlink:actuate="onLoad" draw:mime-type="image/jpeg"/>
</draw:frame>
上半年的乌克兰拳击手 - 重量Yaroslav Kharsiz(2-0、2谁)他分享了他对俄罗斯人和白俄罗斯参加国际比赛的看法。</text:p>
      <text:p text:style-name="P4">
他告诉<text:a xlink:type="simple" xlink:href="https://www.facebook.com/watch/" text:style-name="Internet_20_link" text:visited-style-name="Visited_20_Internet_20_Link">
</text:a>
，报道乌克林福姆。</text:p>
      <text:p text:style-name="P4">
“我个人的立场是，俄罗斯人和白俄罗斯人不能被竞争，因为应该将他们排除在健康的社会之外。 因为他们得到的...我认为，如果您参加比赛，那么您就会支持它。”他说。</text:p>
      <text:p text:style-name="P4">
这位乌克兰拳击手强调，他不明白如何将手向俄罗斯人施加。</text:p>
      <text:p text:style-name="P4">
“例如，我不明白如何站在一个基座上，玩耍，上帝禁止他们的赞美诗，按下他们。 此外，许多运动员也与军事结构有关。 一方面运动生活是给运动员的。 但是，另一方面是人类的生活。 她一直在我们身上，很多人死亡。”</text:p>
      <text:p text:style-name="P4">
<text:span text:style-name="T4">
另请阅读：</text:span>
 <text:a xlink:type="simple" xlink:href="https://www.ukrinform.ua/rubric-sports/3706157-dmitro-sosnovskij-golovnij-trener-zbirnoi-ukraini-z-boksu.html" text:style-name="Internet_20_link" text:visited-style-name="Visited_20_Internet_20_Link">
<text:span text:style-name="T4">
 sosnovsky </text:span>
</text:a>
据报道，乌克兰在捷克共和国享有盛誉的当地锦标赛上赢得了9枚奖牌。 大奖赛级别在Usta-Nadlab市举行。</text:p>
      <text:p text:style-name="P4">
照片：fbu.in.ua</text:p>
      <text:p text:style-name="P4">
News Source: <text:a xlink:type="simple" xlink:href="https://www.ukrinform.ua/rubric-sports/3708427-harciz-ne-mozna-dopuskati-rosian-ta-bilorusiv-do-zmagan-ih-treba-vikluciti-zi-zdorovogo-suspilstva.html" text:style-name="Internet_20_link" text:visited-style-name="Visited_20_Internet_20_Link">
https://www.ukrinform.ua/rubric-sports/3708427-harciz-ne-mozna-dopuskati-rosian-ta-bilorusiv-do-zmagan-ih-treba-vikluciti-zi-zdorovogo-suspilstva.html</text:a>
</text:p>
      <!--NEWS-->
      <text:h text:style-name="P10" text:outline-level="1">
<text:span text:style-name="T4">
俄罗斯人从哈尔基夫地区的炮兵村开火，死了</text:span>
</text:h>
      <text:p text:style-name="P4">
作者: Ukrinform (Person)</text:p>
      <text:p text:style-name="P4">
出版商: Укринформ (Organization)</text:p>
      <text:p text:style-name="P4">
出版时间: 2023-05-12T18:45:45+03:00</text:p>
      <text:p text:style-name="P4">
修改时间: 2023-05-12T18:45:45+03:00</text:p>
      <text:p text:style-name="P4">
描述: 由于敌对的炮弹射击到农业企业领土，在哈尔基夫地区的伊祖姆地区，其雇员被杀 - 执法人员开始刑事诉讼。  - 乌克林。</text:p>
      <text:p text:style-name="P4">
图片: ["<text:a xlink:type="simple" xlink:href="https://static.ukrinform.com/photos/2022_11/thumb_files/630_360_1667562981-965.jpg" text:style-name="Internet_20_link" text:visited-style-name="Visited_20_Internet_20_Link">
630_360_16675...</text:a>
", "<text:a xlink:type="simple" xlink:href="https://static.ukrinform.com/photos/2023_05/1683905890-963.jpg" text:style-name="Internet_20_link" text:visited-style-name="Visited_20_Internet_20_Link">
1683905890-96...</text:a>
", "<text:a xlink:type="simple" xlink:href="https://static.ukrinform.com/photos/2023_05/1683905897-230.jpg" text:style-name="Internet_20_link" text:visited-style-name="Visited_20_Internet_20_Link">
1683905897-23...</text:a>
"]</text:p>
      <text:p text:style-name="P4">
标签: ['Обстріл', 'Загибель', 'Харківщина']</text:p>
      <text:p text:style-name="P4">
类型: Article</text:p>
      <!--METADATA-->
      <text:p text:style-name="P4">
<draw:frame draw:style-name="fr1" draw:name="Image121" text:anchor-type="as-char" svg:width="6.9236in" svg:height="3.956343in" draw:z-index="0">
<draw:image xlink:href="../Images/yкринформ/2023-05-12T18-45-45-03-00/630_360_1667562981-965.jpg" xlink:type="simple" xlink:show="embed" xlink:actuate="onLoad" draw:mime-type="image/jpeg"/>
</draw:frame>
哈尔基夫地区的哈尔基夫地区由于撞击了农业企业领土的敌对弹丸，他的雇员被杀 - 执法人员开始刑事诉讼。</text:p>
      <text:p text:style-name="P4">
正如乌克林福姆报道的那样，它报告了<text:a xlink:type="simple" xlink:href="http://www.gp.gov.ua/ua/posts/zagibel-colovika-vnaslidok-obstrilu-okupantami-sela-na-xarkivshhini-rozpocato-provadzennya" text:style-name="Internet_20_link" text:visited-style-name="Visited_20_Internet_20_Link">
</text:a>
在哈尔基夫地区伊兹地区检察官办公室的程序领导下，对违反战争难题法的行为进行了预审，并结合了预谋谋杀(艺术的第2部分。 乌克兰《刑法》的438).</text:p>
      <text:p text:style-name="P4">
За даними слідства, 12 травня російські війська з артилерійської самохідноїустановки обстріляли село Чернещина Ізюмського району.</text:p>
      <text:p text:style-name="P4">
Ворожий снаряд влучив на територію сільгосппідприємства, що спеціалізується натваринництві. Загинув його співробітник.</text:p>
      <text:p text:style-name="P4">
<draw:frame draw:style-name="fr1" draw:name="Image122" text:anchor-type="as-char" svg:width="6.9236in" svg:height="3.795159in" draw:z-index="0">
<draw:image xlink:href="../Images/yкринформ/2023-05-12T18-45-45-03-00/1683905890-963.jpg" xlink:type="simple" xlink:show="embed" xlink:actuate="onLoad" draw:mime-type="image/jpeg"/>
</draw:frame>
</text:p>
      <text:p text:style-name="P4">
<draw:frame draw:style-name="fr1" draw:name="Image123" text:anchor-type="as-char" svg:width="6.9236in" svg:height="5.199111in" draw:z-index="0">
<draw:image xlink:href="../Images/yкринформ/2023-05-12T18-45-45-03-00/1683905897-230.jpg" xlink:type="simple" xlink:show="embed" xlink:actuate="onLoad" draw:mime-type="image/jpeg"/>
</draw:frame>
<text:span text:style-name="T4">
另请阅读：</text:span>
 <text:a xlink:type="simple" xlink:href="https://www.ukrinform.ua/rubric-ato/3708391-u-bahmutskomu-rajoni-vorozij-artobstril-poraniv-troh-policejskih.html" text:style-name="Internet_20_link" text:visited-style-name="Visited_20_Internet_20_Link">
</text:a>
根据乌克林福姆的说法，俄罗斯军队于5月11日制造<text:a xlink:type="simple" xlink:href="https://www.ukrinform.ua/tag-obstril" text:style-name="Internet_20_link" text:visited-style-name="Visited_20_Internet_20_Link">
</text:a>
Kharkiv地区的Chuguev Tharkiv地区Kupyansky，受伤了四人。</text:p>
      <text:p text:style-name="P4">
News Source: <text:a xlink:type="simple" xlink:href="https://www.ukrinform.ua/rubric-ato/3708428-rosiani-obstrilali-z-artilerii-selo-na-harkivsini-e-zagiblij.html" text:style-name="Internet_20_link" text:visited-style-name="Visited_20_Internet_20_Link">
https://www.ukrinform.ua/rubric-ato/3708428-rosiani-obstrilali-z-artilerii-selo-na-harkivsini-e-zagiblij.html</text:a>
</text:p>
      <!--NEWS-->
      <text:h text:style-name="P10" text:outline-level="1">
<text:span text:style-name="T4">
在俄罗斯，“足够的答案”结束了，对她来说最糟糕的情况才刚刚开始 - 丹尼洛夫</text:span>
</text:h>
      <text:p text:style-name="P4">
作者: Ukrinform (Person)</text:p>
      <text:p text:style-name="P4">
出版商: Укринформ (Organization)</text:p>
      <text:p text:style-name="P4">
出版时间: 2023-05-12T18:47:03+03:00</text:p>
      <text:p text:style-name="P4">
修改时间: 2023-05-12T18:47:03+03:00</text:p>
      <text:p text:style-name="P4">
描述: 普京在与乌克兰的战争中可以使用的一切都已经使用了，对于俄罗斯来说，最糟糕的情况才刚刚开始。  - 乌克林。</text:p>
      <text:p text:style-name="P4">
图片: ["<text:a xlink:type="simple" xlink:href="https://static.ukrinform.com/photos/2023_04/thumb_files/630_360_1680783784-260.jpg" text:style-name="Internet_20_link" text:visited-style-name="Visited_20_Internet_20_Link">
630_360_16807...</text:a>
"]</text:p>
      <text:p text:style-name="P4">
标签: ['Кремль', 'Данілов', 'Погрози', 'Війна з росією', 'Storm Shadow']</text:p>
      <text:p text:style-name="P4">
类型: Article</text:p>
      <!--METADATA-->
      <text:p text:style-name="P4">
<draw:frame draw:style-name="fr1" draw:name="Image124" text:anchor-type="as-char" svg:width="6.9236in" svg:height="3.956343in" draw:z-index="0">
<draw:image xlink:href="../Images/yкринформ/2023-05-12T18-47-03-03-00/630_360_1680783784-260.jpg" xlink:type="simple" xlink:show="embed" xlink:actuate="onLoad" draw:mime-type="image/jpeg"/>
</draw:frame>
他可以利用普京在与乌克兰战争中使用的一切，而对于俄罗斯人来说，它才刚刚开始。</text:p>
      <text:p text:style-name="P4">
正如乌克林福姆报道的那样，关于<text:a xlink:type="simple" xlink:href="https://twitter.com/OleksiyDanilov/status/1656968281901740039" text:style-name="Internet_20_link" text:visited-style-name="Visited_20_Internet_20_Link">
</text:a>
NSDC Alexei Danilov秘书说。</text:p>
      <text:p text:style-name="P4">
“所有俄罗斯都试图以所谓的“适当答案”来恐吓乌克兰人和世界。 他使用了普京可以使用的一切。 阿德利亚俄罗斯才刚刚开始。 俄罗斯联邦没有西方的发展和投资国联盟。 俄罗斯人面前有许多“愉快”会议，这些活动将不是智能手机”，秘书保证<text:a xlink:type="simple" xlink:href="https://www.ukrinform.ua/tag-rnbo" text:style-name="Internet_20_link" text:visited-style-name="Visited_20_Internet_20_Link">
</text:a>
。</text:p>
      <text:p text:style-name="P4">
<text:span text:style-name="T4">
另请阅读：</text:span>
 <text:a xlink:type="simple" xlink:href="https://www.ukrinform.ua/rubric-ato/3708294-danilov-do-zimi-mi-hocemo-povnistu-zaversiti-vijnu.html" text:style-name="Internet_20_link" text:visited-style-name="Visited_20_Internet_20_Link">
</text:a>
据报道，英国<text:a xlink:type="simple" xlink:href="https://www.ukrinform.ua/rubric-ato/3707788-ministr-oboroni-britanii-pidtverdiv-peredacu-ukraini-raket-storm-shadow.html" text:style-name="Internet_20_link" text:visited-style-name="Visited_20_Internet_20_Link">
</text:a>
范围可达250公里。 克里姆林宫对风暴阴影和[]的信息负面赞赏(https://ria.ru/20230511/rakety-1871028914.html?fbclid=IwAR1NM3w8EEEG8iO_VstfXbGvAW_wMZiiqDbMh-juLfEMJ05E6Qkh8tIjqI0) .</text:p>
      <text:p text:style-name="P4">
News Source: <text:a xlink:type="simple" xlink:href="https://www.ukrinform.ua/rubric-polytics/3708430-u-rosii-zakincilis-adekvatni-vidpovidi-najgirse-dla-nei-tilki-pocinaetsa-danilov.html" text:style-name="Internet_20_link" text:visited-style-name="Visited_20_Internet_20_Link">
https://www.ukrinform.ua/rubric-polytics/3708430-u-rosii-zakincilis-adekvatni-vidpovidi-najgirse-dla-nei-tilki-pocinaetsa-danilov.html</text:a>
</text:p>
      <!--NEWS-->
      <text:h text:style-name="P10" text:outline-level="1">
<text:span text:style-name="T4">
敖德萨庆祝了世界义人的日子</text:span>
</text:h>
      <text:p text:style-name="P4">
作者: Ukrinform (Person)</text:p>
      <text:p text:style-name="P4">
出版商: Укринформ (Organization)</text:p>
      <text:p text:style-name="P4">
出版时间: 2023-05-12T18:48:24+03:00</text:p>
      <text:p text:style-name="P4">
修改时间: 2023-05-12T18:48:24+03:00</text:p>
      <text:p text:style-name="P4">
描述: 在5月14日庆祝的世界各人民的正义日前夕，在普罗克霍罗夫斯基广场（Prokhorovsky Square）恢复后，敖德萨（Odessa）开放，那里是大屠杀受害者所在的纪念馆。  - 乌克林。</text:p>
      <text:p text:style-name="P4">
图片: ["<text:a xlink:type="simple" xlink:href="https://static.ukrinform.com/photos/2023_05/thumb_files/630_360_1683905038-9824.jpeg" text:style-name="Internet_20_link" text:visited-style-name="Visited_20_Internet_20_Link">
630_360_16839...</text:a>
", "<text:a xlink:type="simple" xlink:href="https://static.ukrinform.com/photos/2023_05/thumb_files/630_360_1683905038-9164.jpeg" text:style-name="Internet_20_link" text:visited-style-name="Visited_20_Internet_20_Link">
630_360_16839...</text:a>
", "<text:a xlink:type="simple" xlink:href="https://static.ukrinform.com/photos/2023_05/thumb_files/630_360_1683905039-8812.jpeg" text:style-name="Internet_20_link" text:visited-style-name="Visited_20_Internet_20_Link">
630_360_16839...</text:a>
", "<text:a xlink:type="simple" xlink:href="https://static.ukrinform.com/photos/2023_05/thumb_files/630_360_1683905039-8062.jpeg" text:style-name="Internet_20_link" text:visited-style-name="Visited_20_Internet_20_Link">
630_360_16839...</text:a>
", "<text:a xlink:type="simple" xlink:href="https://static.ukrinform.com/photos/2023_05/thumb_files/630_360_1683905039-9253.jpeg" text:style-name="Internet_20_link" text:visited-style-name="Visited_20_Internet_20_Link">
630_360_16839...</text:a>
", "<text:a xlink:type="simple" xlink:href="https://static.ukrinform.com/photos/2023_05/thumb_files/630_360_1683905039-9309.jpeg" text:style-name="Internet_20_link" text:visited-style-name="Visited_20_Internet_20_Link">
630_360_16839...</text:a>
", "<text:a xlink:type="simple" xlink:href="https://static.ukrinform.com/photos/2023_05/thumb_files/630_360_1683905043-5236.jpeg" text:style-name="Internet_20_link" text:visited-style-name="Visited_20_Internet_20_Link">
630_360_16839...</text:a>
", "<text:a xlink:type="simple" xlink:href="https://static.ukrinform.com/photos/2023_05/thumb_files/630_360_1683905043-2755.jpeg" text:style-name="Internet_20_link" text:visited-style-name="Visited_20_Internet_20_Link">
630_360_16839...</text:a>
", "<text:a xlink:type="simple" xlink:href="https://static.ukrinform.com/photos/2023_05/thumb_files/630_360_1683905043-7059.jpeg" text:style-name="Internet_20_link" text:visited-style-name="Visited_20_Internet_20_Link">
630_360_16839...</text:a>
"]</text:p>
      <text:p text:style-name="P4">
标签: ['Друга світова', 'Одеса', 'Праведники світу', 'Євреї']</text:p>
      <text:p text:style-name="P4">
类型: Article</text:p>
      <!--METADATA-->
      <text:p text:style-name="P4">
<draw:frame draw:style-name="fr1" draw:name="Image125" text:anchor-type="as-char" svg:width="6.9236in" svg:height="3.956343in" draw:z-index="0">
<draw:image xlink:href="../Images/yкринформ/2023-05-12T18-48-24-03-00/630_360_1683905038-9824.jpeg" xlink:type="simple" xlink:show="embed" xlink:actuate="onLoad" draw:mime-type="image/jpeg"/>
</draw:frame>
在5月14日庆祝的世界人民正义日的前夕，沃德西(Vodesi)是在大屠杀纪念馆所在的普罗克霍罗夫斯基广场(Prokhorovsky Square)恢复后开放的。</text:p>
      <text:p text:style-name="P4">
该广场的开放是乌克林形式的通讯员。</text:p>
      <text:p text:style-name="P4">
<draw:frame draw:style-name="fr1" draw:name="Image126" text:anchor-type="as-char" svg:width="6.9236in" svg:height="3.956343in" draw:z-index="0">
<draw:image xlink:href="../Images/yкринформ/2023-05-12T18-48-24-03-00/630_360_1683905038-9164.jpeg" xlink:type="simple" xlink:show="embed" xlink:actuate="onLoad" draw:mime-type="image/jpeg"/>
</draw:frame>
在敖德萨，世界上正义人民的日子被授予 /照片：妮娜·莱蒙<text:a xlink:type="simple" xlink:href="https://static.ukrinform.com/photos/2023_05/1683905038-9164.jpeg" text:style-name="Internet_20_link" text:visited-style-name="Visited_20_Internet_20_Link">
<draw:frame draw:style-name="fr1" draw:name="Image127" text:anchor-type="as-char" svg:width="6.9236in" svg:height="3.956343in" draw:z-index="0">
<draw:image xlink:href="../Images/yкринформ/2023-05-12T18-48-24-03-00/630_360_1683905038-9164.jpeg" xlink:type="simple" xlink:show="embed" xlink:actuate="onLoad" draw:mime-type="image/jpeg"/>
</draw:frame>
</text:a>
 <text:a xlink:type="simple" xlink:href="https://static.ukrinform.com/photos/2023_05/1683905039-8812.jpeg" text:style-name="Internet_20_link" text:visited-style-name="Visited_20_Internet_20_Link">
<draw:frame draw:style-name="fr1" draw:name="Image128" text:anchor-type="as-char" svg:width="6.9236in" svg:height="3.956343in" draw:z-index="0">
<draw:image xlink:href="../Images/yкринформ/2023-05-12T18-48-24-03-00/630_360_1683905039-8812.jpeg" xlink:type="simple" xlink:show="embed" xlink:actuate="onLoad" draw:mime-type="image/jpeg"/>
</draw:frame>
</text:a>
 <text:a xlink:type="simple" xlink:href="https://static.ukrinform.com/photos/2023_05/1683905038-9824.jpeg" text:style-name="Internet_20_link" text:visited-style-name="Visited_20_Internet_20_Link">
<draw:frame draw:style-name="fr1" draw:name="Image129" text:anchor-type="as-char" svg:width="6.9236in" svg:height="3.956343in" draw:z-index="0">
<draw:image xlink:href="../Images/yкринформ/2023-05-12T18-48-24-03-00/630_360_1683905038-9824.jpeg" xlink:type="simple" xlink:show="embed" xlink:actuate="onLoad" draw:mime-type="image/jpeg"/>
</draw:frame>
</text:a>
 <text:a xlink:type="simple" xlink:href="https://static.ukrinform.com/photos/2023_05/1683905039-8062.jpeg" text:style-name="Internet_20_link" text:visited-style-name="Visited_20_Internet_20_Link">
<draw:frame draw:style-name="fr1" draw:name="Image130" text:anchor-type="as-char" svg:width="6.9236in" svg:height="3.956343in" draw:z-index="0">
<draw:image xlink:href="../Images/yкринформ/2023-05-12T18-48-24-03-00/630_360_1683905039-8062.jpeg" xlink:type="simple" xlink:show="embed" xlink:actuate="onLoad" draw:mime-type="image/jpeg"/>
</draw:frame>
</text:a>
 <text:a xlink:type="simple" xlink:href="https://static.ukrinform.com/photos/2023_05/1683905039-9253.jpeg" text:style-name="Internet_20_link" text:visited-style-name="Visited_20_Internet_20_Link">
<draw:frame draw:style-name="fr1" draw:name="Image131" text:anchor-type="as-char" svg:width="6.9236in" svg:height="3.956343in" draw:z-index="0">
<draw:image xlink:href="../Images/yкринформ/2023-05-12T18-48-24-03-00/630_360_1683905039-9253.jpeg" xlink:type="simple" xlink:show="embed" xlink:actuate="onLoad" draw:mime-type="image/jpeg"/>
</draw:frame>
</text:a>
 <text:a xlink:type="simple" xlink:href="https://static.ukrinform.com/photos/2023_05/1683905039-9309.jpeg" text:style-name="Internet_20_link" text:visited-style-name="Visited_20_Internet_20_Link">
<draw:frame draw:style-name="fr1" draw:name="Image132" text:anchor-type="as-char" svg:width="6.9236in" svg:height="3.956343in" draw:z-index="0">
<draw:image xlink:href="../Images/yкринформ/2023-05-12T18-48-24-03-00/630_360_1683905039-9309.jpeg" xlink:type="simple" xlink:show="embed" xlink:actuate="onLoad" draw:mime-type="image/jpeg"/>
</draw:frame>
</text:a>
 <text:a xlink:type="simple" xlink:href="https://static.ukrinform.com/photos/2023_05/1683905043-5236.jpeg" text:style-name="Internet_20_link" text:visited-style-name="Visited_20_Internet_20_Link">
<draw:frame draw:style-name="fr1" draw:name="Image133" text:anchor-type="as-char" svg:width="6.9236in" svg:height="3.956343in" draw:z-index="0">
<draw:image xlink:href="../Images/yкринформ/2023-05-12T18-48-24-03-00/630_360_1683905043-5236.jpeg" xlink:type="simple" xlink:show="embed" xlink:actuate="onLoad" draw:mime-type="image/jpeg"/>
</draw:frame>
</text:a>
 <text:a xlink:type="simple" xlink:href="https://static.ukrinform.com/photos/2023_05/1683905043-2755.jpeg" text:style-name="Internet_20_link" text:visited-style-name="Visited_20_Internet_20_Link">
<draw:frame draw:style-name="fr1" draw:name="Image134" text:anchor-type="as-char" svg:width="6.9236in" svg:height="3.956343in" draw:z-index="0">
<draw:image xlink:href="../Images/yкринформ/2023-05-12T18-48-24-03-00/630_360_1683905043-2755.jpeg" xlink:type="simple" xlink:show="embed" xlink:actuate="onLoad" draw:mime-type="image/jpeg"/>
</draw:frame>
</text:a>
 <text:a xlink:type="simple" xlink:href="https://static.ukrinform.com/photos/2023_05/1683905043-7059.jpeg" text:style-name="Internet_20_link" text:visited-style-name="Visited_20_Internet_20_Link">
<draw:frame draw:style-name="fr1" draw:name="Image135" text:anchor-type="as-char" svg:width="6.9236in" svg:height="3.956343in" draw:z-index="0">
<draw:image xlink:href="../Images/yкринформ/2023-05-12T18-48-24-03-00/630_360_1683905043-7059.jpeg" xlink:type="simple" xlink:show="embed" xlink:actuate="onLoad" draw:mime-type="image/jpeg"/>
</draw:frame>
</text:a>
敖德萨的普罗克霍夫广场(Prokhorov Square)保留了一个悲伤的历史，但是今天它具有非常重要的历史和文化重要性，因为对大屠杀受害者的记忆纪念综合体已在其领土上分发。</text:p>
      <text:p text:style-name="P4">
广场更新了主要的小巷，该巷子以世界的义人命名。 Nani种植了104张锋利的枫树。 幼苗提供了正义世界的协会 - 前贫民窟囚犯和纳粹集中营。 在树木附近，有名字的名字，在第二次世界大战中拯救生命的人的名字。</text:p>
      <text:p text:style-name="P4">
<text:span text:style-name="T4">
另请阅读：</text:span>
 <text:a xlink:type="simple" xlink:href="https://www.ukrinform.ua/rubric-world/3697988-prezidenti-polsi-nimeccini-ta-izrailu-vzali-ucast-u-zahodah-do-80h-rokovin-povstanna-u-getto.html" text:style-name="Internet_20_link" text:visited-style-name="Visited_20_Internet_20_Link">
</text:a>
</text:p>
      <text:p text:style-name="P4">
“带尸体的坑位于Berezovsky区Vinogradone村的郊区。 奶奶在她附近经过，从那里听到吟。 在尸体中，她挖了一个女孩。 祖母庇护婴儿，尽管有四个孩子，”她说。</text:p>
      <text:p text:style-name="P4">
齐加洛娃奶奶意识到邻居可以带她，孩子受到威胁。 她称女孩为侄女 - 瓦利亚·潘钦科(Valya Panchenko)的名字。 一个但没有麻烦。</text:p>
      <text:p text:style-name="P4">
“惩罚来了，孩子们在同一个房间和母亲关闭(我的祖母) - 在另一个人离开房子。 她的祖母在说话的是这个女孩，砸碎了窗户，到达了吊死。 她剪掉了绳索以挽救生命，”齐加洛娃说。</text:p>
      <text:p text:style-name="P4">
战争结束时，犹太女孩留在扎吉加洛夫(Zagigalov)的家庭中，纳迪亚女士甚至不知道她的姑姑不是本地人。</text:p>
      <text:p text:style-name="P4">
<text:span text:style-name="T4">
另请阅读：</text:span>
 <text:a xlink:type="simple" xlink:href="https://www.ukrinform.ua/rubric-polytics/3700135-spiker-vr-zaklikav-goliv-parlamentiv-es-pidtrimati-ukrainsku-formulu-miru.html" text:style-name="Internet_20_link" text:visited-style-name="Visited_20_Internet_20_Link">
</text:a>
现在，纳迪亚·齐加洛娃(Nadiya Zhigalova)的名字也被刻在纳莱斯(Nales)的纪念板上。</text:p>
      <text:p text:style-name="P4">
在活动期间，参与者尊重了死者的记忆，并铺设了大屠杀受害者的花朵。</text:p>
      <text:p text:style-name="P4">
It was reported that the World Congress of Ukrainians and Ukrainian communities of the whole world with the Jewish Confederation of Ukraine on the International Holocaust Memorial Day commemorate the memory of the 6 million Jews destroyed and murdered by the Nazi regime, of which at least 1.5 million是乌克兰犹太人。</text:p>
      <text:p text:style-name="P4">
News Source: <text:a xlink:type="simple" xlink:href="https://www.ukrinform.ua/rubric-regions/3708431-v-odesi-vidznacili-den-pravednikiv-narodiv-svitu.html" text:style-name="Internet_20_link" text:visited-style-name="Visited_20_Internet_20_Link">
https://www.ukrinform.ua/rubric-regions/3708431-v-odesi-vidznacili-den-pravednikiv-narodiv-svitu.html</text:a>
</text:p>
      <!--NEWS-->
      <text:h text:style-name="P10" text:outline-level="1">
<text:span text:style-name="T4">
乌克兰要求俄罗斯联合会的责任，因为与国际议会联盟的决定不遵守-Kornienko</text:span>
</text:h>
      <text:p text:style-name="P4">
作者: Ukrinform (Person)</text:p>
      <text:p text:style-name="P4">
出版商: Укринформ (Organization)</text:p>
      <text:p text:style-name="P4">
出版时间: 2023-05-12T18:53:13+03:00</text:p>
      <text:p text:style-name="P4">
修改时间: 2023-05-12T18:53:13+03:00</text:p>
      <text:p text:style-name="P4">
描述: 乌克兰要求俄罗斯的责任，因为未能遵守国际议会联盟（MPS）的决定。  - 乌克林。</text:p>
      <text:p text:style-name="P4">
图片: ["<text:a xlink:type="simple" xlink:href="https://static.ukrinform.com/photos/2023_05/thumb_files/630_360_1683906639-500.jpg" text:style-name="Internet_20_link" text:visited-style-name="Visited_20_Internet_20_Link">
630_360_16839...</text:a>
", "<text:a xlink:type="simple" xlink:href="https://static.ukrinform.com/photos/2023_05/1683906639-289.jpg" text:style-name="Internet_20_link" text:visited-style-name="Visited_20_Internet_20_Link">
1683906639-28...</text:a>
"]</text:p>
      <text:p text:style-name="P4">
标签: ['росія', 'Верховна Рада', 'Корнієнко', 'Міжпарламентський Союз']</text:p>
      <text:p text:style-name="P4">
类型: Article</text:p>
      <!--METADATA-->
      <text:p text:style-name="P4">
<draw:frame draw:style-name="fr1" draw:name="Image136" text:anchor-type="as-char" svg:width="6.9236in" svg:height="3.956343in" draw:z-index="0">
<draw:image xlink:href="../Images/yкринформ/2023-05-12T18-53-13-03-00/630_360_1683906639-500.jpg" xlink:type="simple" xlink:show="embed" xlink:actuate="onLoad" draw:mime-type="image/jpeg"/>
</draw:frame>
乌克兰要求由于不遵守俄罗斯的责任(车辆).</text:p>
      <text:p text:style-name="P4">
Про це заявив перший заступник Голови Верховної Ради Олександр Корнієнко підчас зустрічі у Вільнюсі з головою Міжпарламентського Союзу Дуарте Пашеку,передає Укрінформ із посилання на <text:a xlink:type="simple" xlink:href="https://www.rada.gov.ua/news/Top-novyna/236550.html" text:style-name="Internet_20_link" text:visited-style-name="Visited_20_Internet_20_Link">
 </text:a>
。</text:p>
      <text:p text:style-name="P4">
科恩尼科说：“在我们的倡议中，两次连续的国会议员谴责了俄罗斯联邦的行动。”他补充说，在决议中，他们呼吁多尼哥纳终止俄罗斯乌克兰主权领土的军事占领，并根据国际公认的领土诚信边界。</text:p>
      <text:p text:style-name="P4">
<draw:frame draw:style-name="fr1" draw:name="Image137" text:anchor-type="as-char" svg:width="6.9236in" svg:height="5.1927in" draw:z-index="0">
<draw:image xlink:href="../Images/yкринформ/2023-05-12T18-53-13-03-00/1683906639-289.jpg" xlink:type="simple" xlink:show="embed" xlink:actuate="onLoad" draw:mime-type="image/jpeg"/>
</draw:frame>
他感谢国际议会联盟杜阿尔特·帕沙克(Duarte Pashak)的主席，并在乌克兰的良心支持下以及赢得和正义的重要步骤</text:p>
      <text:p text:style-name="P4">
双方讨论了乌克兰国际议会联盟与维克霍夫纳(Verkhovna Rada)之间的合作方式，以及该组织宪章的潜在变化。</text:p>
      <text:p text:style-name="P4">
<text:span text:style-name="T4">
另请阅读：</text:span>
 <text:a xlink:type="simple" xlink:href="https://www.ukrinform.ua/rubric-polytics/3707803-kornienko-obgovoriv-iz-vicespikerom-sejmasu-litvi-evroatlanticnu-integraciu-ukraini.html" text:style-name="Internet_20_link" text:visited-style-name="Visited_20_Internet_20_Link">
<text:span text:style-name="T4">
 kornienko </text:span>
</text:a>
据报道，2023年5月10日至12日第一副主席<text:a xlink:type="simple" xlink:href="https://www.ukrinform.ua/tag-verhovna-rada" text:style-name="Internet_20_link" text:visited-style-name="Visited_20_Internet_20_Link">
</text:a>
乌克兰亚历山大·科恩尼科(Alexander Kornienko)在立陶宛共和国首都维尔纽斯(Vilnius)的首都进行了工作。</text:p>
      <text:p text:style-name="P4">
<text:span text:style-name="T5">
foto：rada.gov.ua</text:span>
</text:p>
      <text:p text:style-name="P4">
News Source: <text:a xlink:type="simple" xlink:href="https://www.ukrinform.ua/rubric-polytics/3708433-ukraina-vimagae-vidpovidalnosti-rf-cerez-nevikonanna-risen-mizparlamentskogo-souzu-kornienko.html" text:style-name="Internet_20_link" text:visited-style-name="Visited_20_Internet_20_Link">
https://www.ukrinform.ua/rubric-polytics/3708433-ukraina-vimagae-vidpovidalnosti-rf-cerez-nevikonanna-risen-mizparlamentskogo-souzu-kornienko.html</text:a>
</text:p>
      <!--NEWS-->
      <text:h text:style-name="P10" text:outline-level="1">
<text:span text:style-name="T4">
移交哈尔基夫地区俄罗斯武装部队的特工被判处15年监禁</text:span>
</text:h>
      <text:p text:style-name="P4">
作者: Ukrinform (Person)</text:p>
      <text:p text:style-name="P4">
出版商: Укринформ (Organization)</text:p>
      <text:p text:style-name="P4">
出版时间: 2023-05-12T18:54:00+03:00</text:p>
      <text:p text:style-name="P4">
修改时间: 2023-05-12T18:54:00+03:00</text:p>
      <text:p text:style-name="P4">
描述: 一名俄罗斯特工谴责了长达15年的监禁，俄罗斯特工将乌克兰军方在哈尔基夫地区的坐标传给了敌人。  - 乌克林。</text:p>
      <text:p text:style-name="P4">
图片: ["<text:a xlink:type="simple" xlink:href="https://static.ukrinform.com/photos/2017_05/thumb_files/630_360_1494432026-9526.jpg" text:style-name="Internet_20_link" text:visited-style-name="Visited_20_Internet_20_Link">
630_360_14944...</text:a>
", "<text:a xlink:type="simple" xlink:href="https://static.ukrinform.com/photos/2023_05/1683906865-462.jpg" text:style-name="Internet_20_link" text:visited-style-name="Visited_20_Internet_20_Link">
1683906865-46...</text:a>
"]</text:p>
      <text:p text:style-name="P4">
标签: ['Суд', 'ЗСУ', 'Харківщина', 'агентура рф']</text:p>
      <text:p text:style-name="P4">
类型: Article</text:p>
      <!--METADATA-->
      <text:p text:style-name="P4">
<draw:frame draw:style-name="fr1" draw:name="Image138" text:anchor-type="as-char" svg:width="6.9236in" svg:height="3.956343in" draw:z-index="0">
<draw:image xlink:href="../Images/yкринформ/2023-05-12T18-54-00-03-00/630_360_1494432026-9526.jpg" xlink:type="simple" xlink:show="embed" xlink:actuate="onLoad" draw:mime-type="image/jpeg"/>
</draw:frame>
到15年时，俄罗斯特工被判刑，后者转移了乌克兰军队在哈尔基夫地区的位置的坐标。</text:p>
      <text:p text:style-name="P4">
正如乌克林福姆报道的那样，它报告了<text:a xlink:type="simple" xlink:href="https://www.gp.gov.ua/ua/posts/15-rokiv-za-gratami-provede-zradnik-yakii-peredav-okupantam-koordinati-roztasuvannya-ukrayinskix-viiskovix-na-xarkivshhini" text:style-name="Internet_20_link" text:visited-style-name="Visited_20_Internet_20_Link">
</text:a>
。</text:p>
      <text:p text:style-name="P4">
在哈尔基夫地区检察官办公室检察官的起诉下，法院裁定该人有罪<text:a xlink:type="simple" xlink:href="https://www.ukrinform.ua/tag-derzzrada" text:style-name="Internet_20_link" text:visited-style-name="Visited_20_Internet_20_Link">
</text:a>
 (艺术的第2部分。 《乌克兰刑法》 111).</text:p>
      <text:p text:style-name="P4">
<draw:frame draw:style-name="fr1" draw:name="Image139" text:anchor-type="as-char" svg:width="6.9236in" svg:height="5.570934in" draw:z-index="0">
<draw:image xlink:href="../Images/yкринформ/2023-05-12T18-54-00-03-00/1683906865-462.jpg" xlink:type="simple" xlink:show="embed" xlink:actuate="onLoad" draw:mime-type="image/jpeg"/>
</draw:frame>
他被没收了所有适当财产的财产，被判处15年徒刑。</text:p>
      <text:p text:style-name="P4">
法庭上的检察官证明，卢汉斯克地区的居民在全面放纵俄罗斯联邦的居民身边是两名俄罗斯士兵，上面有呼叫标志“ Yasha”和“ Urals”。 该男子传达了有关乌克兰武装部队脱位以及乌克兰军事装备在哈尔基夫地区传播的信息。</text:p>
      <text:p text:style-name="P4">
他用他的朋友和妻子收集数据，他们对他的奸诈地位一无所知。 妻子正在制作屏幕截图，这表明叛徒无法正确使用技术设备。</text:p>
      <text:p text:style-name="P4">
他通过电报将所有信息发送给入侵者。</text:p>
      <text:p text:style-name="P4">
执法人员于2022年3月底拘留了哈尔基夫的叛徒。</text:p>
      <text:p text:style-name="P4">
<text:span text:style-name="T4">
另请阅读：</text:span>
 <text:a xlink:type="simple" xlink:href="https://www.ukrinform.ua/rubric-regions/3695929-sbu-zatrimala-rosijskogo-agenta-akij-sukav-slabki-misca-na-kordoni.html" text:style-name="Internet_20_link" text:visited-style-name="Visited_20_Internet_20_Link">
<text:span text:style-name="T4">
代理</text:span>
</text:a>
该男子在法庭上没有承认自己的罪恶感，并解释说他认为自己正在与乌克兰情报沟通。</text:p>
      <text:p text:style-name="P4">
他没有关注他发送信息的俄罗斯号码。</text:p>
      <text:p text:style-name="P4">
如报道<text:a xlink:type="simple" xlink:href="https://www.ukrinform.ua/rubric-regions/3706410-rozkonservovanij-agent-rozvidki-rf-provede-za-gratami-15-rokiv.html" text:style-name="Internet_20_link" text:visited-style-name="Visited_20_Internet_20_Link">
</text:a>
，他们被判入狱长达15年，谴责俄罗斯联邦武装部队总参谋长的负责人，俄罗斯联邦武装部队对国防军在温尼特地区的位置和行动收集了情报。</text:p>
      <text:p text:style-name="P4">
<text:span text:style-name="T5">
foto：www.gp.gov.ua</text:span>
</text:p>
      <text:p text:style-name="P4">
News Source: <text:a xlink:type="simple" xlink:href="https://www.ukrinform.ua/rubric-regions/3708434-agentu-akij-peredav-rosianam-dani-pro-zsu-na-harkivsini-dali-15-rokiv-turmi.html" text:style-name="Internet_20_link" text:visited-style-name="Visited_20_Internet_20_Link">
https://www.ukrinform.ua/rubric-regions/3708434-agentu-akij-peredav-rosianam-dani-pro-zsu-na-harkivsini-dali-15-rokiv-turmi.html</text:a>
</text:p>
      <!--NEWS-->
      <text:h text:style-name="P10" text:outline-level="1">
<text:span text:style-name="T4">
斯洛伐克取消了对乌克兰农产品进口农产品的单方面限制</text:span>
</text:h>
      <text:p text:style-name="P4">
作者: Ukrinform (Person)</text:p>
      <text:p text:style-name="P4">
出版商: Укринформ (Organization)</text:p>
      <text:p text:style-name="P4">
出版时间: 2023-05-12T18:56:00+03:00</text:p>
      <text:p text:style-name="P4">
修改时间: 2023-05-12T18:56:00+03:00</text:p>
      <text:p text:style-name="P4">
描述: 斯洛伐克政府今天批准了农业部提案，以取代欧盟委员会决定从乌克兰进口农业物品的单方面禁令。  - 乌克林。</text:p>
      <text:p text:style-name="P4">
图片: ["<text:a xlink:type="simple" xlink:href="https://static.ukrinform.com/photos/2023_05/thumb_files/630_360_1683906934-899.jpg" text:style-name="Internet_20_link" text:visited-style-name="Visited_20_Internet_20_Link">
630_360_16839...</text:a>
"]</text:p>
      <text:p text:style-name="P4">
标签: ['Імпорт', 'Україна', 'Заборона', 'Словаччина', 'Аграрії']</text:p>
      <text:p text:style-name="P4">
类型: Article</text:p>
      <!--METADATA-->
      <text:p text:style-name="P4">
<draw:frame draw:style-name="fr1" draw:name="Image140" text:anchor-type="as-char" svg:width="6.9236in" svg:height="3.956343in" draw:z-index="0">
<draw:image xlink:href="../Images/yкринформ/2023-05-12T18-56-00-03-00/630_360_1683906934-899.jpg" xlink:type="simple" xlink:show="embed" xlink:actuate="onLoad" draw:mime-type="image/jpeg"/>
</draw:frame>
诺斯群岛已经批准了农业部提出的提案，以取代欧洲委员会对欧洲委员会进口农业货物的单方面禁令。</text:p>
      <text:p text:style-name="P4">
根据乌克林福姆的报道，该机构报告了<text:a xlink:type="simple" xlink:href="https://www.tasr.sk/tasr-clanok/TASR:2023051200000346" text:style-name="Internet_20_link" text:visited-style-name="Visited_20_Internet_20_Link">
</text:a>
。</text:p>
      <text:p text:style-name="P4">
因此，斯洛伐克禁止从乌克兰或乌克兰进口某些类型的农产品和食品的进口。</text:p>
      <text:p text:style-name="P4">
乌克兰农业生产的特殊过境制度也由[]引入(https://www.ukrinform.ua/tag-slovaccina)。</text:p>
      <text:p text:style-name="P4">
塔斯兰德里·瓦尔纳(Tasrandrey Valner)证实：“目前只有欧盟立法在这一领域适用。”</text:p>
      <text:p text:style-name="P4">
欧盟委员会的活动于5月2日生效，持续到6月5日。 在此期间，除保加利亚，匈牙利，波兰，罗马尼亚和斯洛伐克外，欧盟的耳朵可以进口小麦，玉米，菜籽和向日葵。 这些国家的领土仍然可以由乌克兰产品运输。</text:p>
      <text:p text:style-name="P4">
<text:span text:style-name="T4">
另请阅读：</text:span>
 <text:a xlink:type="simple" xlink:href="https://www.ukrinform.ua/rubric-economy/3708370-stefanisina-zaklikala-polsu-utrimatisa-vid-odnostoronnih-obmezen-na-ukrainskij-agroeksport.html" text:style-name="Internet_20_link" text:visited-style-name="Visited_20_Internet_20_Link">
</text:a>
同时，五个国家已承诺取消最近采用的小麦，玉米，菜籽和葵花籽，以及源自乌克兰的任何其他产品。</text:p>
      <text:p text:style-name="P4">
正如乌克林福姆报道的那样，欧洲委员会已正式宣布了Pro -Proposition <text:a xlink:type="simple" xlink:href="https://www.ukrinform.ua/rubric-economy/3703840-evrokomisia-zaboronila-import-okremih-agroproduktiv-z-ukraini.html" text:style-name="Internet_20_link" text:visited-style-name="Visited_20_Internet_20_Link">
</text:a>
反对进口乌克兰的乌克兰生产到五个欧盟国家的农产品。</text:p>
      <text:p text:style-name="P4">
预防措施将与四种农产品有关：谷物，玉米，菜籽和葵花籽。</text:p>
      <text:p text:style-name="P4">
<text:span text:style-name="T5">
foto：twitter.com/mfa_ukraine</text:span>
</text:p>
      <text:p text:style-name="P4">
News Source: <text:a xlink:type="simple" xlink:href="https://www.ukrinform.ua/rubric-economy/3708435-slovaccina-skasuvala-odnostoronni-obmezenna-na-import-agroprodukcii-z-ukraini.html" text:style-name="Internet_20_link" text:visited-style-name="Visited_20_Internet_20_Link">
https://www.ukrinform.ua/rubric-economy/3708435-slovaccina-skasuvala-odnostoronni-obmezenna-na-import-agroprodukcii-z-ukraini.html</text:a>
</text:p>
      <!--NEWS-->
      <text:h text:style-name="P10" text:outline-level="1">
<text:span text:style-name="T4">
绕过对俄罗斯的制裁将产生后果-Berbok</text:span>
</text:h>
      <text:p text:style-name="P4">
作者: Ukrinform (Person)</text:p>
      <text:p text:style-name="P4">
出版商: Укринформ (Organization)</text:p>
      <text:p text:style-name="P4">
出版时间: 2023-05-12T19:04:16+03:00</text:p>
      <text:p text:style-name="P4">
修改时间: 2023-05-12T19:04:16+03:00</text:p>
      <text:p text:style-name="P4">
描述: 欧盟国家担心一些军事设备和双重使用商品制造商的制裁，并试图照顾此类案件。  - 乌克林。</text:p>
      <text:p text:style-name="P4">
图片: ["<text:a xlink:type="simple" xlink:href="https://static.ukrinform.com/photos/2022_05/thumb_files/630_360_1652193160-444.jpg" text:style-name="Internet_20_link" text:visited-style-name="Visited_20_Internet_20_Link">
630_360_16521...</text:a>
"]</text:p>
      <text:p text:style-name="P4">
标签: ['Санкції', 'росія', 'Бербок']</text:p>
      <text:p text:style-name="P4">
类型: Article</text:p>
      <!--METADATA-->
      <text:p text:style-name="P4">
<draw:frame draw:style-name="fr1" draw:name="Image141" text:anchor-type="as-char" svg:width="6.9236in" svg:height="3.956343in" draw:z-index="0">
<draw:image xlink:href="../Images/yкринформ/2023-05-12T19-04-16-03-00/630_360_1652193160-444.jpg" xlink:type="simple" xlink:show="embed" xlink:actuate="onLoad" draw:mime-type="image/jpeg"/>
</draw:frame>
一些军事设备制造商和双重使用商品的制裁报告已经报道了国家，并寻求照顾此类案件。</text:p>
      <text:p text:style-name="P4">
乌克利福德通讯员报告说，这是由德国外交部长安娜伦·贝尔布(Annalen Berb)在5月12日在斯德哥尔摩外交部领域的。</text:p>
      <text:p text:style-name="P4">
“世界上最重要的事情是最终结束这场残酷的战争和最多的时间……对于俄罗斯轰炸，火箭袭击必须结束。 但是，如果有人提供支持侵略者的武器，那将意味着与战争相反，这将意味着在非法侵略性的侵略性时期延伸……用武器支持这场激进的战争将意味着这样的国家将是一个政党，部长说。</text:p>
      <text:p text:style-name="P4">
她对绕过可用于生产的军事设备和材料的一部分制裁移民的事实表示关注。 最近几个月，她认识到格拉瓦尼姆斯基外交部，越来越多的证据表明，军方可以由各个国家，个别企业，尤其是双重使用商品向俄罗斯联合会提供物质上提供。</text:p>
      <text:p text:style-name="P4">
外交官说，重要的是不允许这样的材料掌握在俄罗斯武器剂的手中，这件事违反了一年以上的残酷侵犯联合国宪章。因此，仔细检查了所有信息。 在讨论下一个制裁方案的背景下，欧洲国家特别关注企业或国家忽略制裁时该怎么做的写作。</text:p>
      <text:p text:style-name="P4">
“我们特别想防止提供的军事材料<text:a xlink:type="simple" xlink:href="https://www.ukrinform.ua/tag-rosia" text:style-name="Internet_20_link" text:visited-style-name="Visited_20_Internet_20_Link">
</text:a>
来自其他国家。 这将意味着直接支持非法侵略性战争。 这意味着来自其他非俄罗斯企业的武器正在杀害乌克兰的儿童。 我们不会闭上眼睛……它会带来后果，”婚礼。</text:p>
      <text:p text:style-name="P4">
贝比保证将采取措施绕过那些绕过的人。 在这种情况下，她指出，相关的制裁将“不是针对各国，而是针对国际秩序，因为这不是一项提议，而是遵守国际命令。</text:p>
      <text:p text:style-name="P4">
她强调，德国，欧盟国家敦促世界上所有州，“首先是那些在国际组织中负责的人”，而不是支持违反联合国宪章的俄罗斯战争。<text:span text:style-name="T4">
另请阅读：</text:span>
 <text:a xlink:type="simple" xlink:href="https://www.ukrinform.ua/rubric-polytics/3707792-navit-sered-druznih-do-ukraini-derzav-e-taki-so-dopomagaut-rf-obhoditi-sankcii-zelenskij.html" text:style-name="Internet_20_link" text:visited-style-name="Visited_20_Internet_20_Link">
<text:span text:style-name="T4">
制裁</text:span>
</text:a>
根据乌克林福姆的说法，美国财政部长珍妮特·艾伦(Janet Ellen)周五与她的德国同行克里斯蒂安·林德纳(Christian Lindner)讨论了<text:a xlink:type="simple" xlink:href="https://www.ukrinform.ua/rubric-economy/3708191-ministri-finansiv-ssa-ta-nimeccini-obgovorili-protidiu-uhilennu-rosii-vid-sankcij.html" text:style-name="Internet_20_link" text:visited-style-name="Visited_20_Internet_20_Link">
</text:a>
通过解决乌克兰的战争来奠定它。  照片：Getty Images _</text:p>
      <text:p text:style-name="P4">
News Source: <text:a xlink:type="simple" xlink:href="https://www.ukrinform.ua/rubric-world/3708440-obhid-sankcij-proti-rosii-matime-naslidki-berbok.html" text:style-name="Internet_20_link" text:visited-style-name="Visited_20_Internet_20_Link">
https://www.ukrinform.ua/rubric-world/3708440-obhid-sankcij-proti-rosii-matime-naslidki-berbok.html</text:a>
</text:p>
      <!--NEWS-->
      <text:h text:style-name="P10" text:outline-level="1">
<text:span text:style-name="T4">
占领者已经在内部准备好打败-Zelensky</text:span>
</text:h>
      <text:p text:style-name="P4">
作者: Ukrinform (Person)</text:p>
      <text:p text:style-name="P4">
出版商: Укринформ (Organization)</text:p>
      <text:p text:style-name="P4">
出版时间: 2023-05-12T19:06:00+03:00</text:p>
      <text:p text:style-name="P4">
修改时间: 2023-05-12T19:06:00+03:00</text:p>
      <text:p text:style-name="P4">
描述: 俄罗斯占领部队已经在内部准备好打败，每天都需要将他们压在他们身上，以使他们的失败感觉变成了他们的逃脱。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Україна', 'Зеленський', 'Війна з росією', '#stoprussia']</text:p>
      <text:p text:style-name="P4">
类型: Article</text:p>
      <!--METADATA-->
      <text:p text:style-name="P4">
<draw:frame draw:style-name="fr1" draw:name="Image142" text:anchor-type="as-char" svg:width="6.9236in" svg:height="3.956343in" draw:z-index="0">
<draw:image xlink:href="../Images/yкринформ/2023-05-12T19-06-00-03-00/630_360_1678962741-175.jpeg" xlink:type="simple" xlink:show="embed" xlink:actuate="onLoad" draw:mime-type="image/jpeg"/>
</draw:frame>
俄罗斯占领部队已经在内部准备好打败，每天都需要被压迫，以便他们的失败感觉转变为逃脱。</text:p>
      <text:p text:style-name="P4">
晚上<text:a xlink:type="simple" xlink:href="https://t.me/V_Zelenskiy_official/6210" text:style-name="Internet_20_link" text:visited-style-name="Visited_20_Internet_20_Link">
</text:a>
乌克林福姆报道，乌克兰沃迪米尔·泽伦斯基总统说。</text:p>
      <text:p text:style-name="P4">
“现在重要的是什么？ 入侵者已经在内部准备好失败了。 他们失去了这个<text:a xlink:type="simple" xlink:href="https://www.ukrinform.ua/tag-vijna" text:style-name="Internet_20_link" text:visited-style-name="Visited_20_Internet_20_Link">
</text:a>
在他们的思想中。 米普文(Mipovin)每天都被压迫，以使他们的失败感被他们的逃脱，错误和损失所改变。”泽伦斯基强调。</text:p>
      <text:p text:style-name="P4">
<text:span text:style-name="T5">
viso：<text:a xlink:type="simple" xlink:href="https://t.me/V_Zelenskiy_official/6210" text:style-name="Internet_20_link" text:visited-style-name="Visited_20_Internet_20_Link">
</text:a>
</text:span>
</text:p>
      <text:p text:style-name="P4">
他回忆说，今天他举行了最高指挥官 - 主持人的会议，他听到了最高军事领导层的重要报道，指挥官 - 在前面情况下的总司令。</text:p>
      <text:p text:style-name="P4">
<text:span text:style-name="T4">
另请阅读：</text:span>
 <text:a xlink:type="simple" xlink:href="https://www.ukrinform.ua/rubric-ato/3708021-zelenskij-podakuvav-zahisnikam-za-rezultativnu-robotu-na-fronti.html" text:style-name="Internet_20_link" text:visited-style-name="Visited_20_Internet_20_Link">
<text:span text:style-name="T4">
 Zelensky </text:span>
</text:a>
如报道<text:a xlink:type="simple" xlink:href="https://www.ukrinform.ua/rubric-ato/3708221-prezident-proviv-zasidanna-stavki-zasluhali-dopovid-sirskogo.html" text:style-name="Internet_20_link" text:visited-style-name="Visited_20_Internet_20_Link">
</text:a>
，总统弗拉基米尔泽斯基(Vladimirzelensky)在总司令RA举行了一场最高总司令，乌克兰Oleksandra Kamyshin的战略行业问题。</text:p>
      <text:p text:style-name="P4">
_foto：op _</text:p>
      <text:p text:style-name="P4">
News Source: <text:a xlink:type="simple" xlink:href="https://www.ukrinform.ua/rubric-ato/3708441-okupanti-vze-vnutrisno-gotovi-do-porazki-zelenskij.html" text:style-name="Internet_20_link" text:visited-style-name="Visited_20_Internet_20_Link">
https://www.ukrinform.ua/rubric-ato/3708441-okupanti-vze-vnutrisno-gotovi-do-porazki-zelenskij.html</text:a>
</text:p>
      <!--NEWS-->
      <text:h text:style-name="P10" text:outline-level="1">
<text:span text:style-name="T4">
俄罗斯每天在四个方向上发动35次以上的袭击</text:span>
</text:h>
      <text:p text:style-name="P4">
作者: Ukrinform (Person)</text:p>
      <text:p text:style-name="P4">
出版商: Укринформ (Organization)</text:p>
      <text:p text:style-name="P4">
出版时间: 2023-05-12T19:07:31+03:00</text:p>
      <text:p text:style-name="P4">
修改时间: 2023-05-12T19:07:31+03:00</text:p>
      <text:p text:style-name="P4">
描述: 俄罗斯联邦的部队在利马，巴赫穆特，阿夫迪夫和玛丽斯基以及巴赫穆特和马林卡处发动了36次袭击。  - 乌克林。</text:p>
      <text:p text:style-name="P4">
图片: ["<text:a xlink:type="simple" xlink:href="https://static.ukrinform.com/photos/2023_04/thumb_files/630_360_1682438812-465.jpg" text:style-name="Internet_20_link" text:visited-style-name="Visited_20_Internet_20_Link">
630_360_16824...</text:a>
", "<text:a xlink:type="simple" xlink:href="https://static.ukrinform.com/photos/2023_05/1683907349-208.jpg" text:style-name="Internet_20_link" text:visited-style-name="Visited_20_Internet_20_Link">
1683907349-20...</text:a>
", "<text:a xlink:type="simple" xlink:href="https://static.ukrinform.com/photos/2023_05/1683907331-162.jpg" text:style-name="Internet_20_link" text:visited-style-name="Visited_20_Internet_20_Link">
1683907331-16...</text:a>
"]</text:p>
      <text:p text:style-name="P4">
标签: ['Генштаб', 'ЗСУ', 'Війна з росією']</text:p>
      <text:p text:style-name="P4">
类型: Article</text:p>
      <!--METADATA-->
      <text:p text:style-name="P4">
<draw:frame draw:style-name="fr1" draw:name="Image143" text:anchor-type="as-char" svg:width="6.9236in" svg:height="3.956343in" draw:z-index="0">
<draw:image xlink:href="../Images/yкринформ/2023-05-12T19-07-31-03-00/630_360_1682438812-465.jpg" xlink:type="simple" xlink:show="embed" xlink:actuate="onLoad" draw:mime-type="image/jpeg"/>
</draw:frame>
俄罗斯联邦在利马，巴赫穆特，阿夫迪夫和玛丽斯基，巴赫穆特和马林卡发生了36次袭击，在利马，巴赫穆特，阿维迪夫和玛丽斯基的方向发动了36次袭击。</text:p>
      <text:p text:style-name="P4">
根据乌克兰的说法，乌克兰武装部队的总参谋部在[]中报道(https://www.facebook.com/GeneralStaff.ua/posts/pfbid0cRwMsnTFVUBaRsx8zuS5iGWVtS6WCpgBQr9mgSBAMGEbAtXfU8iJmhQKeTFP9Foal)截至5月12日18:00发布了及时信息。</text:p>
      <text:p text:style-name="P4">
据总参谋部称，在上述方向上，俄罗斯军队继续削减基本努力。</text:p>
      <text:p text:style-name="P4">
总的来说，入侵者进行了四个火箭和26架飞机经理，以及20多个火箭发射器的炮击。</text:p>
      <text:p text:style-name="P4">
特别是，火箭受到俄罗斯人的攻击<text:a xlink:type="simple" xlink:href="https://www.ukrinform.ua/tag-doneccina" text:style-name="Internet_20_link" text:visited-style-name="Visited_20_Internet_20_Link">
</text:a>
和Zaporizhzhya，再次使用此防空导弹C-300。</text:p>
      <text:p text:style-name="P4">
有人强调，随着敌人继续运用恐怖策略，俄罗斯导弹和航空罢工的部队的可能性仍然很高。</text:p>
      <text:p text:style-name="P4">
乌克兰航空每天在俄罗斯人的人员和军事装备的折旧领域中打了四杆。 武装部队的普遍部队和炮兵袭击了三个领域的权力集中，三个炮兵部队处于火灾位置，以及入侵者的无线电斗争。</text:p>
      <text:p text:style-name="P4">
<draw:frame draw:style-name="fr1" draw:name="Image144" text:anchor-type="as-char" svg:width="6.9236in" svg:height="5.554352in" draw:z-index="0">
<draw:image xlink:href="../Images/yкринформ/2023-05-12T19-07-31-03-00/1683907349-208.jpg" xlink:type="simple" xlink:show="embed" xlink:actuate="onLoad" draw:mime-type="image/jpeg"/>
</draw:frame>
在Volyn和Polissya的指示中，根据Gensult的说法，运营情况没有发生重大变化，未发现俄罗斯联邦进攻群体的迹象。</text:p>
      <text:p text:style-name="P4">
在<text:span text:style-name="T4">
 Siverskyi </text:span>
和<text:span text:style-name="T4">
 Slobozhansky的指示</text:span>
敌人继续在与乌克兰的边境地区保留军事存在。 从Iarthlier的迫击炮中，入侵者在Volphin Sumy地区开火，红星，兽医，深，Lipka，Staritsa，Ogirtseve，Gatyshche，Gatyshche，Vovchansk，Vovchansk，Unteaulty tavely Burluk tavely Burluk of Kharkiv地区。</text:p>
      <text:p text:style-name="P4">
在<text:span text:style-name="T4">
 kupyansk的方向上</text:span>
在大炮和砂浆震动的日期被杀死，Krasne First，Mitrofanivka，Mitrofanivka，Figolivka，Novomlinsk，Novomlinsk，两年，西方，西方，Kyslivka和Tabaivka和Kharkarkiv地区以及Stelmakhmakhmakhmakhmakhmakhmakhmakhivkalugangansk地区。在<text:span text:style-name="T4">
巴赫穆特方向</text:span>
俄罗斯军队继续逃跑。 在Bakhmutritride中连续战斗。 敌人朝着Vasilivka，Grigorivka和Stupochkiv的方向进行了不成功的进攻行动。</text:p>
      <text:p text:style-name="P4">
Bakhmut，Bogdanivka和New York的地区袭击了航空罢工。 Fedorivka，Orykhovo-vasylivka，Bogdanivka，Bakhmut，Ivanivske，Yar，Yar，Stupochka，South，Toretsk，Toretsk，Toretsk，友谊，北部和纽约州的北部和纽约地区，遭受了敌对的炮击。</text:p>
      <text:p text:style-name="P4">
<draw:frame draw:style-name="fr1" draw:name="Image145" text:anchor-type="as-char" svg:width="6.9236in" svg:height="4.615733in" draw:z-index="0">
<draw:image xlink:href="../Images/yкринформ/2023-05-12T19-07-31-03-00/1683907331-162.jpg" xlink:type="simple" xlink:show="embed" xlink:actuate="onLoad" draw:mime-type="image/jpeg"/>
</draw:frame>
在<text:span text:style-name="T4">
 avdiivsky方向</text:span>
俄罗斯联邦的部队在Avdiivka Ivodiani地区的航空中被殴打，该地区向Steppe，Avdiivka，Netaylovo和Pervomaisky Donetsk地区开火。</text:p>
      <text:p text:style-name="P4">
在<text:span text:style-name="T4">
 Mariinsky方向</text:span>
防御部队反映了Marinka地区的众多攻击。 同时，夏普，圣乔治，马克西米尼尼夫卡，马林卡和顿涅茨克地区的胜利遭受了敌对的炮击。</text:p>
      <text:p text:style-name="P4">
在进攻行动的那天，在<text:span text:style-name="T4">
采矿方向</text:span>
，俄罗斯人并没有在犹太人Novosilka的地区引起航空罢工，该地区在Paraskovivka，Konstantinovka，Novomikhailivka，Coal，Novomukra，Novomukra和Prykistivka开火。</text:p>
      <text:p text:style-name="P4">
在<text:span text:style-name="T4">
 Zaporizhzhya </text:span>
和<text:span text:style-name="T4">
 Kherson的指示</text:span>
俄罗斯军队继续防御。 从航空起，敌人击败了诺茨克地区，马里尼夫卡和红色Zaporizhhzhya地区的敌人，以及赫尔森地区的Kizomis。</text:p>
      <text:p text:style-name="P4">
<text:span text:style-name="T4">
另请阅读：</text:span>
 <text:a xlink:type="simple" xlink:href="https://www.ukrinform.ua/rubric-ato/3708320-e-vsi-oznaki-visnazenna-voroga-na-bahmutskomu-napramku-cerevatij.html" text:style-name="Internet_20_link" text:visited-style-name="Visited_20_Internet_20_Link">
<text:span text:style-name="T4">
 bakhmutsky </text:span>
</text:a>
同时，入侵者继续开火定居点，位于战斗碰撞的Belinite，尤其是Vremivka和Donetsk地区的Novopol，Malynivka，Gulyaypole，Belogorye，Novoandriivka，Novopavlovka，Novopavlovka，Novopavlovka，Mali shcherbaki，Takamyansk Zaporozyze的Mali Shcherbaki，以及khhyey的Mali Shcherbaki，以及khhysekerson，以及Khhserson。</text:p>
      <text:p text:style-name="P4">
可以确定的是，除了完成在生计中遭受损失的单位外，俄罗斯人还构成了新的部分。</text:p>
      <text:p text:style-name="P4">
因此，在南部军事区资金的Stavropol地区，一个单独的机动步枪旅的形成，必须加强在乌克兰运营的强化部队。 绝大多数合同并没有动机参与敌对行动，同时，有抱负者寻求赚钱。_foto：武装部队总参谋部</text:p>
      <text:p text:style-name="P4">
News Source: <text:a xlink:type="simple" xlink:href="https://www.ukrinform.ua/rubric-ato/3708443-vijska-rf-za-den-zdijsnili-ponad-35-atak-na-cotiroh-napramkah.html" text:style-name="Internet_20_link" text:visited-style-name="Visited_20_Internet_20_Link">
https://www.ukrinform.ua/rubric-ato/3708443-vijska-rf-za-den-zdijsnili-ponad-35-atak-na-cotiroh-napramkah.html</text:a>
</text:p>
      <!--NEWS-->
      <text:h text:style-name="P10" text:outline-level="1">
<text:span text:style-name="T4">
入侵者袭击了史密斯和炮兵的康斯坦坦诺夫卡，有一个受伤的人</text:span>
</text:h>
      <text:p text:style-name="P4">
作者: Ukrinform (Person)</text:p>
      <text:p text:style-name="P4">
出版商: Укринформ (Organization)</text:p>
      <text:p text:style-name="P4">
出版时间: 2023-05-12T19:11:00+03:00</text:p>
      <text:p text:style-name="P4">
修改时间: 2023-05-12T19:11:00+03:00</text:p>
      <text:p text:style-name="P4">
描述: 在顿涅茨克（Donetsk），由于来自康斯坦蒂尼诺夫卡（Konstantinovka）市的RSSU“ Smerch”俄罗斯人的炮击，一个人受伤。  - 乌克林。</text:p>
      <text:p text:style-name="P4">
图片: ["<text:a xlink:type="simple" xlink:href="https://static.ukrinform.com/photos/2023_05/thumb_files/630_360_1683908399-414.jpg" text:style-name="Internet_20_link" text:visited-style-name="Visited_20_Internet_20_Link">
630_360_16839...</text:a>
"]</text:p>
      <text:p text:style-name="P4">
标签: ['Донеччина', 'Обстріл', 'Війна з росією']</text:p>
      <text:p text:style-name="P4">
类型: Article</text:p>
      <!--METADATA-->
      <text:p text:style-name="P4">
<draw:frame draw:style-name="fr1" draw:name="Image146" text:anchor-type="as-char" svg:width="6.9236in" svg:height="3.956343in" draw:z-index="0">
<draw:image xlink:href="../Images/yкринформ/2023-05-12T19-11-00-03-00/630_360_1683908399-414.jpg" xlink:type="simple" xlink:show="embed" xlink:actuate="onLoad" draw:mime-type="image/jpeg"/>
</draw:frame>
Nadonechyna由于来自Konstantinovka市RSSU“ Smerch”的俄罗斯人的炮击而受伤。</text:p>
      <text:p text:style-name="P4">
正如乌克林福姆报道的那样，关于<text:a xlink:type="simple" xlink:href="https://t.me/pavlokyrylenko_donoda/7934" text:style-name="Internet_20_link" text:visited-style-name="Visited_20_Internet_20_Link">
</text:a>
顿涅茨克地区军事管理局负责人Pavlokirilenko获悉。</text:p>
      <text:p text:style-name="P4">
“由于今天的[]，一个人受伤(https://www.ukrinform.ua/tag-obstril)Konstantinovka。 该地区负责人写道。</text:p>
      <text:p text:style-name="P4">
他强调，Konstantinovka目前一直在敌人之下，因此留在城市是危险的。</text:p>
      <text:p text:style-name="P4">
<text:span text:style-name="T4">
另请阅读：</text:span>
 <text:a xlink:type="simple" xlink:href="https://www.ukrinform.ua/rubric-regions/3708205-policia-pokazala-naslidki-vcorasnih-obstriliv-na-doneccini.html" text:style-name="Internet_20_link" text:visited-style-name="Visited_20_Internet_20_Link">
<text:span text:style-name="T4">
 DONETSK地区</text:span>
</text:a>
据报道，5月11日的最后一天，俄罗斯军队<text:a xlink:type="simple" xlink:href="https://www.ukrinform.ua/rubric-ato/3708092-na-doneccini-rosiani-za-dobu-vbili-odnogo-civilnogo-se-12-poraneni.html" text:style-name="Internet_20_link" text:visited-style-name="Visited_20_Internet_20_Link">
</text:a>
。</text:p>
      <text:p text:style-name="P4">
顿涅茨克地区不断受到俄罗斯军队的火灾，日常旅行和伤害平民，破坏基础设施。</text:p>
      <text:p text:style-name="P4">
News Source: <text:a xlink:type="simple" xlink:href="https://www.ukrinform.ua/rubric-ato/3708449-rosiani-vdarila-po-kostantinivci-zi-smerciv-ta-artilerii-e-poranenij.html" text:style-name="Internet_20_link" text:visited-style-name="Visited_20_Internet_20_Link">
https://www.ukrinform.ua/rubric-ato/3708449-rosiani-vdarila-po-kostantinivci-zi-smerciv-ta-artilerii-e-poranenij.html</text:a>
</text:p>
      <!--NEWS-->
      <text:h text:style-name="P10" text:outline-level="1">
<text:span text:style-name="T4">
俄罗斯将两个火箭架带到了黑海 - 多余的水下和水下</text:span>
</text:h>
      <text:p text:style-name="P4">
作者: Ukrinform (Person)</text:p>
      <text:p text:style-name="P4">
出版商: Укринформ (Organization)</text:p>
      <text:p text:style-name="P4">
出版时间: 2023-05-12T19:13:00+03:00</text:p>
      <text:p text:style-name="P4">
修改时间: 2023-05-12T19:13:00+03:00</text:p>
      <text:p text:style-name="P4">
描述: 为了在黑海进行战斗，俄罗斯带来了其两个火箭架 - 多余的和水下。  - 乌克林。</text:p>
      <text:p text:style-name="P4">
图片: ["<text:a xlink:type="simple" xlink:href="https://static.ukrinform.com/photos/2015_11/thumb_files/630_360_1447753045-4415-korabli-rf.jpg" text:style-name="Internet_20_link" text:visited-style-name="Visited_20_Internet_20_Link">
630_360_14477...</text:a>
"]</text:p>
      <text:p text:style-name="P4">
标签: ['Ракета', ' Чорне море', 'росія', 'Корабель']</text:p>
      <text:p text:style-name="P4">
类型: Article</text:p>
      <!--METADATA-->
      <text:p text:style-name="P4">
<draw:frame draw:style-name="fr1" draw:name="Image147" text:anchor-type="as-char" svg:width="6.9236in" svg:height="3.956343in" draw:z-index="0">
<draw:image xlink:href="../Images/yкринформ/2023-05-12T19-13-00-03-00/630_360_1447753045-4415-korabli-rf.jpg" xlink:type="simple" xlink:show="embed" xlink:actuate="onLoad" draw:mime-type="image/jpeg"/>
</draw:frame>
为了在黑海进行战斗，俄罗斯带来了其两个火箭架 - 依赖和水下。</text:p>
      <text:p text:style-name="P4">
根据乌克林福姆的说法，运营司令部“南”报道了<text:a xlink:type="simple" xlink:href="https://www.facebook.com/OperationalCommandSouth/posts/pfbid0hVVgHnpYnr7Bn2ug7nxvmScCak2KcycjwzjiRNsiWfaBweuLotfc7HpV4GoN6rR4l" text:style-name="Internet_20_link" text:visited-style-name="Visited_20_Internet_20_Link">
</text:a>
.</text:p>
      <text:p text:style-name="P4">
"Напоготові до пусків може бути до 12 ракет типу "Калібр". Рівень <text:a xlink:type="simple" xlink:href="https://www.ukrinform.ua/tag-raketa" text:style-name="Internet_20_link" text:visited-style-name="Visited_20_Internet_20_Link">
</text:a>
危险增加了，”  - 警告。</text:p>
      <text:p text:style-name="P4">
<text:span text:style-name="T4">
另请阅读：</text:span>
 <text:a xlink:type="simple" xlink:href="https://www.ukrinform.ua/rubric-ato/3708159-rf-vvazae-krilati-raketi-klucovou-zbroeu-dla-zrivu-kontrnastupu-zsu-rozvidka-britanii.html" text:style-name="Internet_20_link" text:visited-style-name="Visited_20_Internet_20_Link">
<text:span text:style-name="T4">
导弹</text:span>
</text:a>
据乌克林福姆报道，截至5月12日上午，在黑海没有记录任何火箭架。</text:p>
      <text:p text:style-name="P4">
News Source: <text:a xlink:type="simple" xlink:href="https://www.ukrinform.ua/rubric-ato/3708444-rosia-vivela-u-corne-more-dva-raketonosii-nadvodnij-i-pidvodnij.html" text:style-name="Internet_20_link" text:visited-style-name="Visited_20_Internet_20_Link">
https://www.ukrinform.ua/rubric-ato/3708444-rosia-vivela-u-corne-more-dva-raketonosii-nadvodnij-i-pidvodnij.html</text:a>
</text:p>
      <!--NEWS-->
      <text:h text:style-name="P10" text:outline-level="1">
<text:span text:style-name="T4">
利物浦书店为欧洲电视网准备</text:span>
</text:h>
      <text:p text:style-name="P4">
作者: Ukrinform (Person)</text:p>
      <text:p text:style-name="P4">
出版商: Укринформ (Organization)</text:p>
      <text:p text:style-name="P4">
出版时间: 2023-05-12T19:15:00+03:00</text:p>
      <text:p text:style-name="P4">
修改时间: 2023-05-12T19:15:00+03:00</text:p>
      <text:p text:style-name="P4">
描述: 在2023年欧洲电视网中，利物浦的《无处不在新闻》的利物浦书店准备了一个乌克兰立场。  - 乌克林。</text:p>
      <text:p text:style-name="P4">
图片: ["<text:a xlink:type="simple" xlink:href="https://static.ukrinform.com/photos/2023_05/thumb_files/630_360_1683907712-633.jpg" text:style-name="Internet_20_link" text:visited-style-name="Visited_20_Internet_20_Link">
630_360_16839...</text:a>
", "<text:a xlink:type="simple" xlink:href="https://static.ukrinform.com/photos/2023_05/1683907832-721.jpg" text:style-name="Internet_20_link" text:visited-style-name="Visited_20_Internet_20_Link">
1683907832-72...</text:a>
"]</text:p>
      <text:p text:style-name="P4">
标签: ['Євробачення', 'Книги', 'Україна', 'Ліверпуль', 'Книгарня']</text:p>
      <text:p text:style-name="P4">
类型: Article</text:p>
      <!--METADATA-->
      <text:p text:style-name="P4">
<draw:frame draw:style-name="fr1" draw:name="Image148" text:anchor-type="as-char" svg:width="6.9236in" svg:height="3.956343in" draw:z-index="0">
<draw:image xlink:href="../Images/yкринформ/2023-05-12T19-15-00-03-00/630_360_1683907712-633.jpg" xlink:type="simple" xlink:show="embed" xlink:actuate="onLoad" draw:mime-type="image/jpeg"/>
</draw:frame>
在2023年的补救措施中，利物浦的《新闻新闻》(News of The News)的书店准备了一个乌克兰立场。</text:p>
      <text:p text:style-name="P4">
这是由文化和信息政策部的新闻服务报告的<text:a xlink:type="simple" xlink:href="https://t.me/mkipu/6026" text:style-name="Internet_20_link" text:visited-style-name="Visited_20_Internet_20_Link">
</text:a>
，报道乌克林福姆。</text:p>
      <text:p text:style-name="P4">
<draw:frame draw:style-name="fr1" draw:name="Image149" text:anchor-type="as-char" svg:width="6.9236in" svg:height="6.9236in" draw:z-index="0">
<draw:image xlink:href="../Images/yкринформ/2023-05-12T19-15-00-03-00/1683907832-721.jpg" xlink:type="simple" xlink:show="embed" xlink:actuate="onLoad" draw:mime-type="image/jpeg"/>
</draw:frame>
值得注意的是，主要展示柜是以乌克兰风格装饰的，这是vasyl stus的肖像，带有“ borya for the Elther”的口号。</text:p>
      <text:p text:style-name="P4">
书店可用<text:a xlink:type="simple" xlink:href="https://www.ukrinform.ua/tag-kniga" text:style-name="Internet_20_link" text:visited-style-name="Visited_20_Internet_20_Link">
</text:a>
乌克兰作家以翻译或英语发表。 其中 - 弗拉基米尔·泽伦斯基(Vladimir Zelensky)的《乌克兰的“欧洲年级”，乌克兰的信息，“亚历山大·沙托金(Alexander Shatokhin)的ZhovtyMetelik”，以及历史，儿童和新闻文本。</text:p>
      <text:p text:style-name="P4">
<text:span text:style-name="T4">
另请阅读：</text:span>
 <text:a xlink:type="simple" xlink:href="https://www.ukrinform.ua/rubric-society/3699547-proekt-knizki-bez-kordoniv-realizuut-uze-v-37-krainah-zelenska.html" text:style-name="Internet_20_link" text:visited-style-name="Visited_20_Internet_20_Link">
</text:a>
正如乌克林福姆报道的那样，歌曲大赛“ Eurovision-2023”是由Uliverpool举行的，乌克兰在乌克兰与Kalush Orchestra Song的Songstefania赢得了比赛，该竞赛无法满足由于担心安全而进行比赛的要求。</text:p>
      <text:p text:style-name="P4">
比赛的半决赛于5月9日至11日举行，决赛将于5月13日举行。</text:p>
      <text:p text:style-name="P4">
乌克兰以钢铁之歌的钢铁之歌代表了乌克兰。</text:p>
      <text:p text:style-name="P4">
<text:span text:style-name="T5">
照片：社会文化</text:span>
</text:p>
      <text:p text:style-name="P4">
News Source: <text:a xlink:type="simple" xlink:href="https://www.ukrinform.ua/rubric-culture/3708446-liverpulska-knigarna-pidgotuvala-do-evrobacenna-ukrainskij-stend.html" text:style-name="Internet_20_link" text:visited-style-name="Visited_20_Internet_20_Link">
https://www.ukrinform.ua/rubric-culture/3708446-liverpulska-knigarna-pidgotuvala-do-evrobacenna-ukrainskij-stend.html</text:a>
</text:p>
      <!--NEWS-->
      <text:h text:style-name="P10" text:outline-level="1">
<text:span text:style-name="T4">
白宫评论了Zelensky的反对意见和应许的援助声明</text:span>
</text:h>
      <text:p text:style-name="P4">
作者: Ukrinform (Person)</text:p>
      <text:p text:style-name="P4">
出版商: Укринформ (Organization)</text:p>
      <text:p text:style-name="P4">
出版时间: 2023-05-12T19:15:29+03:00</text:p>
      <text:p text:style-name="P4">
修改时间: 2023-05-12T19:15:29+03:00</text:p>
      <text:p text:style-name="P4">
描述: 乌克兰武装部队何时由该国最高指挥官做出反对意见的决定，美国受到所有尊重的对待。  - 乌克林。</text:p>
      <text:p text:style-name="P4">
图片: ["<text:a xlink:type="simple" xlink:href="https://static.ukrinform.com/photos/2023_04/thumb_files/630_360_1682353689-890.jpg" text:style-name="Internet_20_link" text:visited-style-name="Visited_20_Internet_20_Link">
630_360_16823...</text:a>
"]</text:p>
      <text:p text:style-name="P4">
标签: ['США', 'Україна', 'Зброя', 'Білий дім']</text:p>
      <text:p text:style-name="P4">
类型: Article</text:p>
      <!--METADATA-->
      <text:p text:style-name="P4">
<draw:frame draw:style-name="fr1" draw:name="Image150" text:anchor-type="as-char" svg:width="6.9236in" svg:height="3.956343in" draw:z-index="0">
<draw:image xlink:href="../Images/yкринформ/2023-05-12T19-15-29-03-00/630_360_1682353689-890.jpg" xlink:type="simple" xlink:show="embed" xlink:actuate="onLoad" draw:mime-type="image/jpeg"/>
</draw:frame>
解决方案是当乌克兰的武装力量在反官方的反击时，该国至高无上的负责人，而美国受到了所有尊重的待遇。</text:p>
      <text:p text:style-name="P4">
因此，Zelensky总统在白宫国家安全委员会约翰·柯比(John Kirby)的柜台居民条款上发表了评论，报道了乌克林福姆自己的通讯员。</text:p>
      <text:p text:style-name="P4">
“至于Zelensky总统和他的评论，我想说他是(至尊 -  ed。)总司令，只有他决定自己是否想要，何时想继续进攻，以及在什么方向上，用什么单位以及他将如何做。”贝洛托达说。</text:p>
      <text:p text:style-name="P4">
他强调，这一决定取决于乌克兰的领导，“我们非常重要。”</text:p>
      <text:p text:style-name="P4">
同时，柯比强调<text:a xlink:type="simple" xlink:href="https://www.ukrinform.ua/tag-ssa" text:style-name="Internet_20_link" text:visited-style-name="Visited_20_Internet_20_Link">
</text:a>
他们与合作伙伴一起专注于为乌克兰提供维护工具，并为乌克兰军队提供培训。</text:p>
      <text:p text:style-name="P4">
白宫代表继续说：“正如我之前说的那样，我们给了绝大多数类型的机会，据乌克兰人称，他们需要在春季进行进攻行动。”</text:p>
      <text:p text:style-name="P4">
从不久的将来，他将在乌克兰补充他的事实，基尔比夫卡(Kirbivka)正在使用弹药，特别是炮兵。</text:p>
      <text:p text:style-name="P4">
<text:span text:style-name="T4">
另请阅读：</text:span>
 <text:a xlink:type="simple" xlink:href="https://www.ukrinform.ua/rubric-polytics/3708400-litva-zaklikala-vidmovitisa-vid-tabu-u-postacanni-zbroi-ukraini.html" text:style-name="Internet_20_link" text:visited-style-name="Visited_20_Internet_20_Link">
<text:span text:style-name="T4">
立陶宛</text:span>
</text:a>
正如乌克林福姆(Ukrinform(https://www.ukrinform.ua/rubric-ato/3707632-ukraini-potribno-bilse-casu-dla-kontrnastupu-zelenskij.html)反对俄罗斯，因为战争工作人员仍然需要西方的应许帮助。</text:p>
      <text:p text:style-name="P4">
News Source: <text:a xlink:type="simple" xlink:href="https://www.ukrinform.ua/rubric-world/3708445-bilij-dim-prokomentuvav-zaavu-zelenskogo-pro-kontrnastup-ta-obicanu-dopomogu-zahodu.html" text:style-name="Internet_20_link" text:visited-style-name="Visited_20_Internet_20_Link">
https://www.ukrinform.ua/rubric-world/3708445-bilij-dim-prokomentuvav-zaavu-zelenskogo-pro-kontrnastup-ta-obicanu-dopomogu-zahodu.html</text:a>
</text:p>
      <!--NEWS-->
      <text:h text:style-name="P10" text:outline-level="1">
<text:span text:style-name="T4">
在卢甘斯克（Lugansk</text:span>
</text:h>
      <text:p text:style-name="P4">
作者: Ukrinform (Person)</text:p>
      <text:p text:style-name="P4">
出版商: Укринформ (Organization)</text:p>
      <text:p text:style-name="P4">
出版时间: 2023-05-12T19:16:00+03:00</text:p>
      <text:p text:style-name="P4">
修改时间: 2023-05-12T19:16:00+03:00</text:p>
      <text:p text:style-name="P4">
描述: 如今，今天在临时占领的卢甘斯克（Lugansk）爆发了爆炸。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нафта', 'Вибух', 'Луганськ', 'Війна з росією']</text:p>
      <text:p text:style-name="P4">
类型: Article</text:p>
      <!--METADATA-->
      <text:p text:style-name="P4">
<draw:frame draw:style-name="fr1" draw:name="Image151" text:anchor-type="as-char" svg:width="6.9236in" svg:height="3.956343in" draw:z-index="0">
<draw:image xlink:href="../Images/yкринформ/2023-05-12T19-16-00-03-00/630_360_1677569405-698.jpg" xlink:type="simple" xlink:show="embed" xlink:actuate="onLoad" draw:mime-type="image/jpeg"/>
</draw:frame>
今天，被占领的卢甘斯克已经安排。</text:p>
      <text:p text:style-name="P4">
正如乌克林福姆报道的那样，它报告了<text:a xlink:type="simple" xlink:href="https://t.me/nexta_live/52345" text:style-name="Internet_20_link" text:visited-style-name="Visited_20_Internet_20_Link">
</text:a>
。</text:p>
      <text:p text:style-name="P4">
后果 <text:a xlink:type="simple" xlink:href="https://www.ukrinform.ua/tag-vibuh" text:style-name="Internet_20_link" text:visited-style-name="Visited_20_Internet_20_Link">
</text:a>
烟俱乐部爬过卢根斯克。</text:p>
      <text:p text:style-name="P4">
“根据初步数据，石油存储设施有火箭打击。</text:p>
      <text:p text:style-name="P4">
顺便说一句，卢甘斯克(Lugansk)有Turchak和Beekeeper，”  - 证词写着。</text:p>
      <text:p text:style-name="P4">
<text:span text:style-name="T4">
另请阅读：</text:span>
 <text:a xlink:type="simple" xlink:href="https://www.ukrinform.ua/rubric-regions/3708060-u-melitopoli-prolunav-silnij-vibuh.html" text:style-name="Internet_20_link" text:visited-style-name="Visited_20_Internet_20_Link">
<text:span text:style-name="T4">
爆炸</text:span>
</text:a>
如报道<text:a xlink:type="simple" xlink:href="https://www.ukrinform.ua/rubric-regions/3708417-u-melitopoli-bila-pidizdu-pidirvali-kolaboranta.html" text:style-name="Internet_20_link" text:visited-style-name="Visited_20_Internet_20_Link">
</text:a>
，Umelitopoli在公寓楼的入口处爆炸，他住在Zaporizhzhia地区的“代理副部长”。</text:p>
      <text:p text:style-name="P4">
News Source: <text:a xlink:type="simple" xlink:href="https://www.ukrinform.ua/rubric-ato/3708447-u-lugansku-prolunali-vibuhi-zmi-povidomlaut-pro-raketnij-udar-po-naftoshovisu.html" text:style-name="Internet_20_link" text:visited-style-name="Visited_20_Internet_20_Link">
https://www.ukrinform.ua/rubric-ato/3708447-u-lugansku-prolunali-vibuhi-zmi-povidomlaut-pro-raketnij-udar-po-naftoshovisu.html</text:a>
</text:p>
      <!--NEWS-->
      <text:h text:style-name="P10" text:outline-level="1">
<text:span text:style-name="T4">
乌克兰青年队在欧洲联盟开发锦标赛上让位给爱尔兰人</text:span>
</text:h>
      <text:p text:style-name="P4">
作者: Ukrinform (Person)</text:p>
      <text:p text:style-name="P4">
出版商: Укринформ (Organization)</text:p>
      <text:p text:style-name="P4">
出版时间: 2023-05-12T19:19:01+03:00</text:p>
      <text:p text:style-name="P4">
修改时间: 2023-05-12T19:19:01+03:00</text:p>
      <text:p text:style-name="P4">
描述: 乌克兰的U16青年队（不超过2007年）在斯洛伐克市Senets的UEFA开发锦标赛中第二次失败。  - 乌克林。</text:p>
      <text:p text:style-name="P4">
图片: ["<text:a xlink:type="simple" xlink:href="https://static.ukrinform.com/photos/2023_05/thumb_files/630_360_1683908274-592.jpg" text:style-name="Internet_20_link" text:visited-style-name="Visited_20_Internet_20_Link">
630_360_16839...</text:a>
"]</text:p>
      <text:p text:style-name="P4">
标签: ['Футбол', 'УЄФА']</text:p>
      <text:p text:style-name="P4">
类型: Article</text:p>
      <!--METADATA-->
      <text:p text:style-name="P4">
<draw:frame draw:style-name="fr1" draw:name="Image152" text:anchor-type="as-char" svg:width="6.9236in" svg:height="3.956343in" draw:z-index="0">
<draw:image xlink:href="../Images/yкринформ/2023-05-12T19-19-01-03-00/630_360_1683908274-592.jpg" xlink:type="simple" xlink:show="embed" xlink:actuate="onLoad" draw:mime-type="image/jpeg"/>
</draw:frame>
U16年轻的乌克兰人(球员不比2007年大)她在斯洛伐克市Senets的UEFA开发锦标赛上遭受了第二印象。</text:p>
      <text:p text:style-name="P4">
如报告<text:a xlink:type="simple" xlink:href="https://uaf.ua/article/48223" text:style-name="Internet_20_link" text:visited-style-name="Visited_20_Internet_20_Link">
</text:a>
乌克兰足球协会(WAF)在第二场比赛中，“蓝色和黄色”让位于爱尔兰的同龄人-1：3，据报道。</text:p>
      <text:p text:style-name="P4">
在上半场，乌克兰人能够开设Bohdan Redushka的帐户，但是在会议的下半场，他们无法反对对手，三遍。</text:p>
      <text:p text:style-name="P4">
否则，拉脱维亚锦标赛决斗与斯洛伐克会面。</text:p>
      <text:p text:style-name="P4">
弗拉基米尔·耶泽斯基(Vladimir Yezersky)病房的下一场比赛将于5月15日举行。</text:p>
      <text:p text:style-name="P4">
锦标赛：爱尔兰-6分(2场比赛后)，斯洛伐克-2(1)，乌克兰-1(2)。拉脱维亚-0(1).</text:p>
      <text:p text:style-name="P4">
<text:span text:style-name="T4">
Читайте також:</text:span>
 <text:a xlink:type="simple" xlink:href="https://www.ukrinform.ua/rubric-sports/3707491-unacka-zbirna-ukraini-postupilasa-po-penalti-slovakam-na-starti-turniru-rozvitku-uefa.html" text:style-name="Internet_20_link" text:visited-style-name="Visited_20_Internet_20_Link">
 <text:span text:style-name="T4">
УЄФА</text:span>
 </text:a>
我们将提醒，乌克兰U16国家队正在准备合格的Rounduuro-2024(U17). У період із 15 до 21 жовтня «синьо-жовті» зіграють зкомандами Німеччини, Фінляндії та Ліхтенштейну (比赛的所有者).</text:p>
      <text:p text:style-name="P4">
Фото: uaf.ua.</text:p>
      <text:p text:style-name="P4">
News Source: <text:a xlink:type="simple" xlink:href="https://www.ukrinform.ua/rubric-sports/3708448-unacka-zbirna-ukraini-postupilasa-irlandcam-na-turniri-rozvitku-uefa.html" text:style-name="Internet_20_link" text:visited-style-name="Visited_20_Internet_20_Link">
https://www.ukrinform.ua/rubric-sports/3708448-unacka-zbirna-ukraini-postupilasa-irlandcam-na-turniri-rozvitku-uefa.html</text:a>
</text:p>
      <!--NEWS-->
      <text:h text:style-name="P10" text:outline-level="1">
<text:span text:style-name="T4">
在乌克兰的周末将没有降水量，周日将升至+25°</text:span>
</text:h>
      <text:p text:style-name="P4">
作者: Ukrinform (Person)</text:p>
      <text:p text:style-name="P4">
出版商: Укринформ (Organization)</text:p>
      <text:p text:style-name="P4">
出版时间: 2023-05-12T19:21:00+03:00</text:p>
      <text:p text:style-name="P4">
修改时间: 2023-05-12T19:21:00+03:00</text:p>
      <text:p text:style-name="P4">
描述: 在周六和周日，在乌克兰的大多数地区，天气终于被舒适的温暖所舒适，尽管由于云层而很少出现太阳。  - 乌克林。</text:p>
      <text:p text:style-name="P4">
图片: ["<text:a xlink:type="simple" xlink:href="https://static.ukrinform.com/photos/2023_05/thumb_files/630_360_1683888614-327.jpg" text:style-name="Internet_20_link" text:visited-style-name="Visited_20_Internet_20_Link">
630_360_16838...</text:a>
"]</text:p>
      <text:p text:style-name="P4">
标签: ['Погода', 'Прогноз']</text:p>
      <text:p text:style-name="P4">
类型: Article</text:p>
      <!--METADATA-->
      <text:p text:style-name="P4">
<draw:frame draw:style-name="fr1" draw:name="Image153" text:anchor-type="as-char" svg:width="6.9236in" svg:height="3.956343in" draw:z-index="0">
<draw:image xlink:href="../Images/yкринформ/2023-05-12T19-21-00-03-00/630_360_1683888614-327.jpg" xlink:type="simple" xlink:show="embed" xlink:actuate="onLoad" draw:mime-type="image/jpeg"/>
</draw:frame>
在周六，在乌克兰大多数地区的绝地武士，天气终于被舒适的温暖所舒适，尽管由于云层很少出现太阳。</text:p>
      <text:p text:style-name="P4">
乌克林福姆在[]中报道(https://sinoptik.ua/)。</text:p>
      <text:p text:style-name="P4">
因此，根据天气预报员的说法，5月13日(星期六)，该国大部分地区全天都会多云，没有清理，没有降水。 仅在带有雷暴的短期降雨中。 在南部，北部，在<text:a xlink:type="simple" xlink:href="https://ua.sinoptik.ua/%D0%BF%D0%BE%D0%B3%D0%BE%D0%B4%D0%B0-%D0%BA%D0%B8%D1%97%D0%B2" text:style-name="Internet_20_link" text:visited-style-name="Visited_20_Internet_20_Link">
</text:a>
但是在该国的中心，空气温暖到 +20…+22°C。 在西部地区，温度计将显示 +16…+18°C。</text:p>
      <text:p text:style-name="P4">
一周将以多云的天气结束，而全国无降水。 在14日(星期日)，在南部，东部，中部和北部地区，预计将+23…+25°C。 在西部和西北地区，平均白天将为 +19…+21°C。</text:p>
      <text:p text:style-name="P4">
<text:span text:style-name="T4">
另请阅读：</text:span>
 <text:a xlink:type="simple" xlink:href="https://www.ukrinform.ua/rubric-technology/3694782-prognoz-pogodi-za-30-sekund-u-kitai-rozrobili-sistemu-na-osnovi-stucnogo-intelektu.html" text:style-name="Internet_20_link" text:visited-style-name="Visited_20_Internet_20_Link">
<text:span text:style-name="T4">
预测</text:span>
 <text:span text:style-name="T4">
天气</text:span>
 <text:span text:style-name="T4">
 </text:span>
秒<text:span text:style-name="T4">
 </text:span>
 <text:span text:style-name="T4">
中国</text:span>
 <text:span text:style-name="T4">
 </text:span>
 <text:span text:style-name="T4">
开发</text:span>
<text:span text:style-name="T4">
系统</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智力</text:span>
</text:a>
同时，下周将从整个东部地区和跨速度Pathia的Chernihiv下雨天和多云的天气开始。 5月15日，星期一，西部以及<text:a xlink:type="simple" xlink:href="https://ua.sinoptik.ua/%D0%BF%D0%BE%D0%B3%D0%BE%D0%B4%D0%B0-%D1%85%D0%B0%D1%80%D0%BA%D1%96%D0%B2" text:style-name="Internet_20_link" text:visited-style-name="Visited_20_Internet_20_Link">
</text:a>
，卢汉斯克(Luhansk)和苏米(Sumy)区域，气温将为 +18…+21°C。</text:p>
      <text:p text:style-name="P4">
News Source: <text:a xlink:type="simple" xlink:href="https://www.ukrinform.ua/rubric-regions/3708249-na-vihidnih-v-ukraini-bude-bez-opadiv-u-nedilu-progrie-do-25.html" text:style-name="Internet_20_link" text:visited-style-name="Visited_20_Internet_20_Link">
https://www.ukrinform.ua/rubric-regions/3708249-na-vihidnih-v-ukraini-bude-bez-opadiv-u-nedilu-progrie-do-25.html</text:a>
</text:p>
      <!--NEWS-->
      <text:h text:style-name="P10" text:outline-level="1">
<text:span text:style-name="T4">
考纳斯剧院（Kaunas Theatre</text:span>
</text:h>
      <text:p text:style-name="P4">
作者: Ukrinform (Person)</text:p>
      <text:p text:style-name="P4">
出版商: Укринформ (Organization)</text:p>
      <text:p text:style-name="P4">
出版时间: 2023-05-12T19:25:30+03:00</text:p>
      <text:p text:style-name="P4">
修改时间: 2023-05-12T19:25:30+03:00</text:p>
      <text:p text:style-name="P4">
描述: 在2022年11月至12月，Kaunas剧院（立陶宛）的特许权使用费为960欧元，用于制作基于基辅歌剧院的Alactin芭蕾舞团的生产。  - 乌克林。</text:p>
      <text:p text:style-name="P4">
图片: ["<text:a xlink:type="simple" xlink:href="https://static.ukrinform.com/photos/2023_05/thumb_files/630_360_1683820417-503.jpg" text:style-name="Internet_20_link" text:visited-style-name="Visited_20_Internet_20_Link">
630_360_16838...</text:a>
"]</text:p>
      <text:p text:style-name="P4">
标签: ['Литва', 'Опера', 'Театр', 'Вистава', 'Київ']</text:p>
      <text:p text:style-name="P4">
类型: Article</text:p>
      <!--METADATA-->
      <text:p text:style-name="P4">
<draw:frame draw:style-name="fr1" draw:name="Image154" text:anchor-type="as-char" svg:width="6.9236in" svg:height="3.956343in" draw:z-index="0">
<draw:image xlink:href="../Images/yкринформ/2023-05-12T19-25-30-03-00/630_360_1683820417-503.jpg" xlink:type="simple" xlink:show="embed" xlink:actuate="onLoad" draw:mime-type="image/jpeg"/>
</draw:frame>
2022年4月至12月Kaunas剧院的皇室总和(立陶宛)它赚了960欧元，用于制作芭蕾舞“阿拉丁”，该芭蕾舞是为基辅歌剧院创作的。</text:p>
      <text:p text:style-name="P4">
关于它的主任 - 儿童和青少年的基辅城市学术剧院和芭蕾舞团的艺术总监(基辅歌剧)Petro Kachanov在[]中报道(https://www.ukrinform.ua/rubric-culture/3707922-petro-kacanov-direktor-hudoznij-kerivnik-kiivskoi-operi.html)。</text:p>
      <text:p text:style-name="P4">
“我们于10月制作了作品，而11月至12月的皇室成员为960欧元。Yana我可以说这很疯狂。”  - 卡查诺夫说。</text:p>
      <text:p text:style-name="P4">
他认为，立陶宛语<text:a xlink:type="simple" xlink:href="https://www.ukrinform.ua/tag-teatr" text:style-name="Internet_20_link" text:visited-style-name="Visited_20_Internet_20_Link">
</text:a>
他为现代乌克兰作曲家的音乐带来了芭蕾舞团的芭蕾舞，该音乐要求俄罗斯作曲家Arama Khachaturian“ Chipolino”的作品，这是一场精心设计的活动。</text:p>
      <text:p text:style-name="P4">
<text:span text:style-name="T4">
另请阅读：</text:span>
 <text:a xlink:type="simple" xlink:href="https://www.ukrinform.ua/rubric-kyiv/3705299-u-kievi-prezentuvali-vistavku-soledar-sil-vijna.html" text:style-name="Internet_20_link" text:visited-style-name="Visited_20_Internet_20_Link">
</text:a>
“为了使欧洲剧院在乌克兰作曲家的曲目中拥有乌克兰作曲家的作品，后者不在乌克兰最近的乌克兰历史上。</text:p>
      <text:p text:style-name="P4">
据报道，据报道，2022年10月29日至30日，考纳斯州立音乐剧院在阿拉莱汀芭蕾舞首映式举行，该剧院是根据乌克兰作曲家亚历山大·罗丹(Alexander Rodin)制作的。</text:p>
      <text:p text:style-name="P4">
<text:span text:style-name="T4">
另请阅读：</text:span>
 <text:a xlink:type="simple" xlink:href="https://www.ukrinform.ua/rubric-culture/3702428-u-kievi-prezentuvali-vistavu-mavka-sou-za-motivami-multfilmu.html" text:style-name="Internet_20_link" text:visited-style-name="Visited_20_Internet_20_Link">
<text:span text:style-name="T4">
性能</text:span>
</text:a>
2022年5月，基辅歌剧院和考纳斯剧院(Kaunas Theatre)与前庭芭蕾舞表演签署了一份合同，并由一支由Kyiv Opera的创意团队在Sergei Kon，Oksana Khamrovskaya，Dmitry Chukik，Dmitry Chukik，Nataliaklisenko的制作中签订。 根据条约的条款，立陶宛剧院有义务支付特许权使用费，因为该作品的财产权属于乌克兰剧院。</text:p>
      <text:p text:style-name="P4">
News Source: <text:a xlink:type="simple" xlink:href="https://www.ukrinform.ua/rubric-culture/3708450-kaunaskij-teatr-splativ-960-roalti-za-postanovku-baletu-alladin-direktor-kiivskoi-operi.html" text:style-name="Internet_20_link" text:visited-style-name="Visited_20_Internet_20_Link">
https://www.ukrinform.ua/rubric-culture/3708450-kaunaskij-teatr-splativ-960-roalti-za-postanovku-baletu-alladin-direktor-kiivskoi-operi.html</text:a>
</text:p>
      <!--NEWS-->
      <text:h text:style-name="P10" text:outline-level="1">
<text:span text:style-name="T4">
俄罗斯绑架乌克兰儿童：Kondratyuk敦促冰岛议会考虑该决议</text:span>
</text:h>
      <text:p text:style-name="P4">
作者: Ukrinform (Person)</text:p>
      <text:p text:style-name="P4">
出版商: Укринформ (Organization)</text:p>
      <text:p text:style-name="P4">
出版时间: 2023-05-12T19:29:35+03:00</text:p>
      <text:p text:style-name="P4">
修改时间: 2023-05-12T19:29:35+03:00</text:p>
      <text:p text:style-name="P4">
描述: Verkhovna Rada副董事长Olena Kondratyuk敦促冰岛议会考虑俄罗斯联合会谴责大规模绑架乌克兰儿童的决议，并加入国际联盟，以返回家园。  - 乌克林。</text:p>
      <text:p text:style-name="P4">
图片: ["<text:a xlink:type="simple" xlink:href="https://static.ukrinform.com/photos/2023_05/thumb_files/630_360_1683908794-570.jpg" text:style-name="Internet_20_link" text:visited-style-name="Visited_20_Internet_20_Link">
630_360_16839...</text:a>
", "<text:a xlink:type="simple" xlink:href="https://static.ukrinform.com/photos/2023_05/1683908795-412.jpg" text:style-name="Internet_20_link" text:visited-style-name="Visited_20_Internet_20_Link">
1683908795-41...</text:a>
"]</text:p>
      <text:p text:style-name="P4">
标签: ['Депортація', 'Діти', 'Ісландія', 'Верховна Рада', 'Кондратюк', 'Війна з росією']</text:p>
      <text:p text:style-name="P4">
类型: Article</text:p>
      <!--METADATA-->
      <text:p text:style-name="P4">
<draw:frame draw:style-name="fr1" draw:name="Image155" text:anchor-type="as-char" svg:width="6.9236in" svg:height="3.956343in" draw:z-index="0">
<draw:image xlink:href="../Images/yкринформ/2023-05-12T19-29-35-03-00/630_360_1683908794-570.jpg" xlink:type="simple" xlink:show="embed" xlink:actuate="onLoad" draw:mime-type="image/jpeg"/>
</draw:frame>
Verkhovna Rada副主席Elena Kondratyuk呼吁冰岛议会考虑决议俄罗斯联邦谴责大规模绑架乌克兰儿童的大规模绑架，并加入国际联盟，以返回家园。</text:p>
      <text:p text:style-name="P4">
她在[]中报告了这一点(https://www.facebook.com/100068146218289/posts/-%D0%B7-%D1%80%D0%BE%D0%B1%D0%BE%D1%87%D0%B8%D0%BC-%D0%B2%D1%96%D0%B7%D0%B8%D1%82%D0%BE%D0%BC-%D1%83-%D1%80%D0%B5%D0%B9%D0%BA%D1%8F%D0%B2%D1%96%D0%BA%D1%83-%D1%80%D0%B0%D0%B7%D0%BE%D0%BC-%D1%96%D0%B7-%D0%BD%D0%B0%D1%80%D0%BE%D0%B4%D0%BD%D0%BE%D1%8E-%D0%B4%D0%B5%D0%BF%D1%83%D1%82%D0%B0%D1%82%D0%BA%D0%BE%D1%8E-%D0%BC%D0%B0%D1%80%D1%96%D1%8F-%D1%96%D0%BE%D0%BD%D0%BE%D0%B2%D0%B0-%D0%B7%D1%83%D1%81%D1%82%D1%80%D1%96%D0%BB/568835518731317/)，报道乌克林福姆。</text:p>
      <text:p text:style-name="P4">
Kondratyuk告知，在对Reykjavik的工作访问中，与人民副手Maria Ionova一起举行了与Parliaumentubirgir Armanisson发言人的会议。</text:p>
      <text:p text:style-name="P4">
乌克兰议会的陈述以乌克兰的语言，法律和人道主义支持对冰岛表示感谢。</text:p>
      <text:p text:style-name="P4">
<draw:frame draw:style-name="fr1" draw:name="Image156" text:anchor-type="as-char" svg:width="6.9236in" svg:height="9.231467in" draw:z-index="0">
<draw:image xlink:href="../Images/yкринформ/2023-05-12T19-29-35-03-00/1683908795-412.jpg" xlink:type="simple" xlink:show="embed" xlink:actuate="onLoad" draw:mime-type="image/jpeg"/>
</draw:frame>
Kondratyuk指出，冰岛已经加入了主要国家，这些州支持建立国际特别法庭，以调查对乌克兰的侵略性调查，并签署了乌克兰北欧欧洲峰会的联合声明，以创建国际调查中心(ICPA)在海牙。</text:p>
      <text:p text:style-name="P4">
她分别感谢<text:a xlink:type="simple" xlink:href="https://www.ukrinform.ua/tag-islandia" text:style-name="Internet_20_link" text:visited-style-name="Visited_20_Internet_20_Link">
</text:a>
支持损失登记册，该损害赔偿将于5月16日至17日在Udevrop的峰会上介绍。</text:p>
      <text:p text:style-name="P4">
Kondratyuk解释说：“这是使用俄罗斯联合会的冷冻资产来重建乌克兰的法律基础。”</text:p>
      <text:p text:style-name="P4">
此外，她强调，乌克兰在弗拉基米尔·泽伦斯基(Vladimir Zelensky)总统提出的国际和平竞技场进一步晋升中指望国有的积极立场。</text:p>
      <text:p text:style-name="P4">
<text:span text:style-name="T4">
另请阅读：</text:span>
 <text:a xlink:type="simple" xlink:href="https://www.ukrinform.ua/rubric-polytics/3704205-deportacia-ukrainskih-ditej-do-rf-kondratuk-zaklikala-kneset-izrailu-uhvaliti-zaavu.html" text:style-name="Internet_20_link" text:visited-style-name="Visited_20_Internet_20_Link">
<text:span text:style-name="T4">
 kondratyuk </text:span>
</text:a>
同时，Kondratyuk代表Birgir Armannson代表Birgir Armannson宣布了有关乌克兰人民1932  -  33年正式承认该决议的宣布。反过来，据Kondratyuk称，冰岛议会议长强调：“对于冰岛来说，支持乌克兰非常重要，我们将做到所有紧急问题。 我们已经尽力接受注射水平的乌克兰人并满足他们的需求。”</text:p>
      <text:p text:style-name="P4">
正如乌克林福姆报道的那样，冰岛从全面入侵俄罗斯联邦和[]的冰岛。(https://www.ukrinform.ua/rubric-polytics/3708413-islandia-za-cas-vijni-nadala-ukraini-ponad-25-miljoniv-dopomogi.html)。</text:p>
      <text:p text:style-name="P4">
<text:span text:style-name="T5">
foto：Elena Kondratyuk，Facebook</text:span>
</text:p>
      <text:p text:style-name="P4">
News Source: <text:a xlink:type="simple" xlink:href="https://www.ukrinform.ua/rubric-polytics/3708452-vikradenna-ukrainskih-ditej-rosieu-kondratuk-zaklikala-parlament-islandii-rozglanuti-rezoluciu.html" text:style-name="Internet_20_link" text:visited-style-name="Visited_20_Internet_20_Link">
https://www.ukrinform.ua/rubric-polytics/3708452-vikradenna-ukrainskih-ditej-rosieu-kondratuk-zaklikala-parlament-islandii-rozglanuti-rezoluciu.html</text:a>
</text:p>
      <!--NEWS-->
      <text:h text:style-name="P10" text:outline-level="1">
<text:span text:style-name="T4">
特朗普对乌克兰的评论绝不影响华盛顿的政策 - 白宫</text:span>
</text:h>
      <text:p text:style-name="P4">
作者: Ukrinform (Person)</text:p>
      <text:p text:style-name="P4">
出版商: Укринформ (Organization)</text:p>
      <text:p text:style-name="P4">
出版时间: 2023-05-12T19:37:00+03:00</text:p>
      <text:p text:style-name="P4">
修改时间: 2023-05-12T19:37:00+03:00</text:p>
      <text:p text:style-name="P4">
描述: 美国对俄罗斯针对乌克兰的战争的说法表示，他对美国对乌克兰人的进一步支持表示怀疑，这绝不影响华盛顿的政策和合作伙伴国家。  - 乌克林。</text:p>
      <text:p text:style-name="P4">
图片: ["<text:a xlink:type="simple" xlink:href="https://static.ukrinform.com/photos/2023_04/thumb_files/630_360_1682353687-989.jpg" text:style-name="Internet_20_link" text:visited-style-name="Visited_20_Internet_20_Link">
630_360_16823...</text:a>
"]</text:p>
      <text:p text:style-name="P4">
标签: ['Трамп', 'Україна', 'Білий дім']</text:p>
      <text:p text:style-name="P4">
类型: Article</text:p>
      <!--METADATA-->
      <text:p text:style-name="P4">
<draw:frame draw:style-name="fr1" draw:name="Image157" text:anchor-type="as-char" svg:width="6.9236in" svg:height="3.956343in" draw:z-index="0">
<draw:image xlink:href="../Images/yкринформ/2023-05-12T19-37-00-03-00/630_360_1682353687-989.jpg" xlink:type="simple" xlink:show="embed" xlink:actuate="onLoad" draw:mime-type="image/jpeg"/>
</draw:frame>
美国太空总统唐纳德·特朗普(Donald Trump)在俄罗斯针对乌克兰的战争中对乌克兰的战争表示怀疑，他对来自美国的乌克兰人的进一步支持并没有以任何方式影响华盛顿的政策和伙伴国家。</text:p>
      <text:p text:style-name="P4">
这是在周五在国家安全委员会约翰·柯比(John Kirby)协调员的在线简报上指出的，报道了乌克林福姆自己的记者。</text:p>
      <text:p text:style-name="P4">
拜登政府说：“我们每天看到的所有迹象都表明，国际绘画 - 除了一些非常小的例外，我们在这些地方谈论过 - 坚定支持乌克兰并继续支持乌克兰，可以保护自己。”代表。</text:p>
      <text:p text:style-name="P4">
在这方面，他回忆起乌克兰国防联系小组的会议，该会议继续积极地工作，团结了50多个国家。</text:p>
      <text:p text:style-name="P4">
柯比指出，他没有看到绝大多数国家的立场削弱，尤其是在扩张表现出来的最后几天，尤其是继续向乌克兰提供援助<text:a xlink:type="simple" xlink:href="https://www.ukrinform.ua/tag-tramp" text:style-name="Internet_20_link" text:visited-style-name="Visited_20_Internet_20_Link">
</text:a>
。</text:p>
      <text:p text:style-name="P4">
白宫代表强调说：“我们将继续专注于乌克兰的支持，并继续看到井的国际支持。”</text:p>
      <text:p text:style-name="P4">
<text:span text:style-name="T4">
另请阅读：</text:span>
 <text:a xlink:type="simple" xlink:href="https://www.ukrinform.ua/rubric-world/3708258-eksradnik-trampa-vvazae-so-toj-ne-moze-buti-prezidentom.html" text:style-name="Internet_20_link" text:visited-style-name="Visited_20_Internet_20_Link">
<text:span text:style-name="T4">
特朗普</text:span>
</text:a>
据乌克林福姆(Ukrinform)称，周三美国前总统唐纳德·特朗普(Donald Trump)在与CNN []交谈时竞选白宫局长。(https://www.ukrinform.ua/rubric-polytics/3707515-prezidentski-peregoni-u-ssa-tramp-vkotre-zaaviv-so-zaversiv-bi-vijnu-v-ukraini-za-dobu.html)他特别说，如果他同时担任美国总统，并大胆地表示，他将把普京和Zelensky植入了高龄的过度生长，而冲突将完成24小时。</text:p>
      <text:p text:style-name="P4">
此外，特朗普直接回答了一个问题，如果比拉夫再次成为总统，比拉夫是否支持比利夫。 但是，他说，美国“分发了太多的设备，太多的外套，以至于他们自己没有它们。” 此外，前一个叙述的表达方式是欧盟应该比美国分配更多的钱。</text:p>
      <text:p text:style-name="P4">
News Source: <text:a xlink:type="simple" xlink:href="https://www.ukrinform.ua/rubric-world/3708454-komentari-trampa-sodo-ukraini-zodnim-cinom-ne-vplinuli-na-politiku-vasingtona-bilij-dim.html" text:style-name="Internet_20_link" text:visited-style-name="Visited_20_Internet_20_Link">
https://www.ukrinform.ua/rubric-world/3708454-komentari-trampa-sodo-ukraini-zodnim-cinom-ne-vplinuli-na-politiku-vasingtona-bilij-dim.html</text:a>
</text:p>
      <!--NEWS-->
      <text:h text:style-name="P10" text:outline-level="1">
<text:span text:style-name="T4">
乌克兰开始了一项150万美元的赠款计划，以支持出口联盟</text:span>
</text:h>
      <text:p text:style-name="P4">
作者: Ukrinform (Person)</text:p>
      <text:p text:style-name="P4">
出版商: Укринформ (Organization)</text:p>
      <text:p text:style-name="P4">
出版时间: 2023-05-12T19:39:16+03:00</text:p>
      <text:p text:style-name="P4">
修改时间: 2023-05-12T19:39:16+03:00</text:p>
      <text:p text:style-name="P4">
描述: 乌克兰的美国国际开发署竞争性经济宣布了一项赠款计划，以创建和支持企业协会的活动，以总资金为150万美元。  - 乌克林。</text:p>
      <text:p text:style-name="P4">
图片: ["<text:a xlink:type="simple" xlink:href="https://static.ukrinform.com/photos/2018_09/thumb_files/630_360_1536925236-1223.jpg" text:style-name="Internet_20_link" text:visited-style-name="Visited_20_Internet_20_Link">
630_360_15369...</text:a>
"]</text:p>
      <text:p text:style-name="P4">
标签: ['Бізнес', 'Експорт', 'Мінекономіки', 'Грант']</text:p>
      <text:p text:style-name="P4">
类型: Article</text:p>
      <!--METADATA-->
      <text:p text:style-name="P4">
<draw:frame draw:style-name="fr1" draw:name="Image158" text:anchor-type="as-char" svg:width="6.9236in" svg:height="3.956343in" draw:z-index="0">
<draw:image xlink:href="../Images/yкринформ/2023-05-12T19-39-16-03-00/630_360_1536925236-1223.jpg" xlink:type="simple" xlink:show="embed" xlink:actuate="onLoad" draw:mime-type="image/jpeg"/>
</draw:frame>
乌克兰计划的竞争经济宣布了一项赠款计划，以创建和支持出口联盟的企业协会，总融资总额为150万美元。</text:p>
      <text:p text:style-name="P4">
关于它报告乌克林福姆，参考新闻服务<text:a xlink:type="simple" xlink:href="https://www.me.gov.ua/News/Detail" text:style-name="Internet_20_link" text:visited-style-name="Visited_20_Internet_20_Link">
</text:a>
。</text:p>
      <text:p text:style-name="P4">
“在阻止乌克兰出口并减少对国内市场的需求的条件下，创建和支持企业企业协会活动的计划应帮助我们<text:a xlink:type="simple" xlink:href="https://www.ukrinform.ua/tag-biznes" text:style-name="Internet_20_link" text:visited-style-name="Visited_20_Internet_20_Link">
</text:a>
掌握国外市场。 国内生产的增长反过来应该是进一步恢复乌克兰经济的关键。</text:p>
      <text:p text:style-name="P4">
该赠款计划旨在支持试图在国际市场上共同花费其产品的企业。 该倡议旨在增加乌克兰业务的国际化，以增加国际市场中有害商品的出口。</text:p>
      <text:p text:style-name="P4">
<text:span text:style-name="T4">
另请阅读：</text:span>
 <text:a xlink:type="simple" xlink:href="https://www.ukrinform.ua/rubric-economy/3687066-u-mezah-programi-erobota-vidali-vze-25-milarda-grantiv-smigal.html" text:style-name="Internet_20_link" text:visited-style-name="Visited_20_Internet_20_Link">
</text:a>
它提供了大约15个赠款，其中3.5万美元。 多达1.5万。 dol。 申请将于2023年9月30日接受。 申请的接待和审查将分阶段与以下截止日期：6月30日； 2023年9月30日。</text:p>
      <text:p text:style-name="P4">
优先行业的赠款支持是信息技术，工程，生产以及创意产业和服务。与此同时，该计划开放申请，以支持选择标准选择的其他部门。</text:p>
      <text:p text:style-name="P4">
有关提交应用程序的详细信息，可以找到选择选择的必要文件<text:a xlink:type="simple" xlink:href="https://www.prostir.ua/" text:style-name="Internet_20_link" text:visited-style-name="Visited_20_Internet_20_Link">
</text:a>
。</text:p>
      <text:p text:style-name="P4">
据报道，乌克兰政府宣布了启动乌克兰发展基金的计划，为州和私人投资者创造机会，以参与乌克兰经济的未来重建。</text:p>
      <text:p text:style-name="P4">
News Source: <text:a xlink:type="simple" xlink:href="https://www.ukrinform.ua/rubric-economy/3708455-v-ukraini-startuvala-grantova-programa-na-15-miljona-dla-pidtrimki-eksportnih-alansiv.html" text:style-name="Internet_20_link" text:visited-style-name="Visited_20_Internet_20_Link">
https://www.ukrinform.ua/rubric-economy/3708455-v-ukraini-startuvala-grantova-programa-na-15-miljona-dla-pidtrimki-eksportnih-alansiv.html</text:a>
</text:p>
      <!--NEWS-->
      <text:h text:style-name="P10" text:outline-level="1">
<text:span text:style-name="T4">
马斯克宣布了新的Twitter首席执行官的名称</text:span>
</text:h>
      <text:p text:style-name="P4">
作者: Ukrinform (Person)</text:p>
      <text:p text:style-name="P4">
出版商: Укринформ (Organization)</text:p>
      <text:p text:style-name="P4">
出版时间: 2023-05-12T19:56:00+03:00</text:p>
      <text:p text:style-name="P4">
修改时间: 2023-05-12T19:56:00+03:00</text:p>
      <text:p text:style-name="P4">
描述: 亿万富翁伊隆·马斯克（Ilon Musk）介绍了他拥有的Twitter社交网络的新首席执行官Linda Jakarino。  - 乌克林。</text:p>
      <text:p text:style-name="P4">
图片: ["<text:a xlink:type="simple" xlink:href="https://static.ukrinform.com/photos/2022_04/thumb_files/630_360_1650916274-487.jpg" text:style-name="Internet_20_link" text:visited-style-name="Visited_20_Internet_20_Link">
630_360_16509...</text:a>
"]</text:p>
      <text:p text:style-name="P4">
标签: ['Ілон Маск', 'Технології', 'Twitter']</text:p>
      <text:p text:style-name="P4">
类型: Article</text:p>
      <!--METADATA-->
      <text:p text:style-name="P4">
<draw:frame draw:style-name="fr1" draw:name="Image159" text:anchor-type="as-char" svg:width="6.9236in" svg:height="3.956343in" draw:z-index="0">
<draw:image xlink:href="../Images/yкринформ/2023-05-12T19-56-00-03-00/630_360_1650916274-487.jpg" xlink:type="simple" xlink:show="embed" xlink:actuate="onLoad" draw:mime-type="image/jpeg"/>
</draw:frame>
亿万富翁马斯克(Musk)介绍了Twitter社交网络的新首席执行官，他广泛地琳达·雅卡里诺(Linda Yakarino)。</text:p>
      <text:p text:style-name="P4">
马斯克在[]中报道了这一点(http://twitter.com/elonmusk/status/1657050349608501249)，报道乌克林福姆。</text:p>
      <text:p text:style-name="P4">
“我很高兴向林多(Lindo)作为卡里诺(Karino)担任新的Twitter总干事!这将是业务运营的首先，我是产品设计和新技术。”他写道。</text:p>
      <text:p text:style-name="P4">
早些时候，他是NBCuniversal Media Corporation的广告和合作部负责人。</text:p>
      <text:p text:style-name="P4">
在麝香前夕<text:a xlink:type="simple" xlink:href="https://www.ukrinform.ua/rubric-technology/3708032-mask-znajsov-generalnogo-direktora-dla-tvittera.html" text:style-name="Internet_20_link" text:visited-style-name="Visited_20_Internet_20_Link">
</text:a>
他找到了社交网络的新一代总监。 新任首席执行官将在Twitterinc中担任职位，该职位最近已将其名称更改为X Corp。 大约一个半月。</text:p>
      <text:p text:style-name="P4">
<text:span text:style-name="T4">
另请阅读：</text:span>
 <text:a xlink:type="simple" xlink:href="https://www.ukrinform.ua/rubric-technology/3706491-tvitter-vidalatime-akaunti-aki-buli-neaktivni-rokami.html" text:style-name="Internet_20_link" text:visited-style-name="Visited_20_Internet_20_Link">
</text:a>
如报道，<text:a xlink:type="simple" xlink:href="https://www.ukrinform.ru/tag-ilon-mask" text:style-name="Internet_20_link" text:visited-style-name="Visited_20_Internet_20_Link">
</text:a>
去年10月购买了Twitter。</text:p>
      <text:p text:style-name="P4">
News Source: <text:a xlink:type="simple" xlink:href="https://www.ukrinform.ua/rubric-technology/3708470-mask-ogolosiv-ima-novogo-gendirektora-twitter.html" text:style-name="Internet_20_link" text:visited-style-name="Visited_20_Internet_20_Link">
https://www.ukrinform.ua/rubric-technology/3708470-mask-ogolosiv-ima-novogo-gendirektora-twitter.html</text:a>
</text:p>
      <!--NEWS-->
      <text:h text:style-name="P10" text:outline-level="1">
<text:span text:style-name="T4">
在基辅，讨论了医院的牧师问题</text:span>
</text:h>
      <text:p text:style-name="P4">
作者: Ukrinform (Person)</text:p>
      <text:p text:style-name="P4">
出版商: Укринформ (Organization)</text:p>
      <text:p text:style-name="P4">
出版时间: 2023-05-12T20:10:05+03:00</text:p>
      <text:p text:style-name="P4">
修改时间: 2023-05-12T20:10:05+03:00</text:p>
      <text:p text:style-name="P4">
描述: 在乌克林福姆（Ukrinform），有一个关于乌克兰医疗机构医疗机构的医疗牧师的圆桌会议，就像在军事医院的军事牧师中曾经做过的那样。  - 乌克林。</text:p>
      <text:p text:style-name="P4">
图片: ["<text:a xlink:type="simple" xlink:href="https://static.ukrinform.com/photos/2020_03/thumb_files/630_360_1585148141-990.jpg" text:style-name="Internet_20_link" text:visited-style-name="Visited_20_Internet_20_Link">
630_360_15851...</text:a>
", "<text:a xlink:type="simple" xlink:href="https://static.ukrinform.com/photos/2020_10/1602072853-996.jpg" text:style-name="Internet_20_link" text:visited-style-name="Visited_20_Internet_20_Link">
1602072853-99...</text:a>
"]</text:p>
      <text:p text:style-name="P4">
标签: ['Церква', 'Капелан', 'Медицина', 'Релігія', 'Лікарня', 'Священник']</text:p>
      <text:p text:style-name="P4">
类型: Article</text:p>
      <!--METADATA-->
      <text:p text:style-name="P4">
<draw:frame draw:style-name="fr1" draw:name="Image160" text:anchor-type="as-char" svg:width="6.9236in" svg:height="3.956343in" draw:z-index="0">
<draw:image xlink:href="../Images/yкринформ/2023-05-12T20-10-05-03-00/630_360_1585148141-990.jpg" xlink:type="simple" xlink:show="embed" xlink:actuate="onLoad" draw:mime-type="image/jpeg"/>
</draw:frame>
Uchkinform在乌克兰的医疗机构中引入了一家医疗斗篷的圆桌会议，就像军事医院的婚礼牧师在一次婚礼上所做的那样。</text:p>
      <text:p text:style-name="P4">
乌克兰卫生部，乌克兰卫生保健协会荣誉总裁Sergey Ubogov荣誉总裁Sergey Ubogov介绍了医务人员部负责在乌克林形式。</text:p>
      <text:p text:style-name="P4">
<draw:frame draw:style-name="fr1" draw:name="Image161" text:anchor-type="as-char" svg:width="6.9236in" svg:height="4.622144in" draw:z-index="0">
<draw:image xlink:href="../Images/yкринформ/2023-05-12T20-10-05-03-00/1602072853-996.jpg" xlink:type="simple" xlink:show="embed" xlink:actuate="onLoad" draw:mime-type="image/jpeg"/>
</draw:frame>
“在牧师协会的层面上，《道德准则》已获得批准<text:a xlink:type="simple" xlink:href="https://www.ukrinform.ua/tag-kapelan" text:style-name="Internet_20_link" text:visited-style-name="Visited_20_Internet_20_Link">
</text:a>
在医疗保健系统中，建立了牧师分类器，以确定牧师的主要方向。 将来，该分类器中的每项服务都计划为提供此服务的标准创建标准。”  -  Uzubhov说。</text:p>
      <text:p text:style-name="P4">
他指出，牧师问题还需要立法，不正确的解决方案。 因此，据他说，现在分类器进入了牧师和助理牧师的职业。 牧师在卫生保健设施中名单中。</text:p>
      <text:p text:style-name="P4">
据他说，卫生部一方面表示了这一趋势的支持，即该部的Yakaz，他将牧师介绍为具有医疗保健系统高等教育教育的专业人士的团体。</text:p>
      <text:p text:style-name="P4">
“一个单独的小组是心理支持和精神护理专业人员。该小组包括卫生系统中的临床心理学家，心理治疗师和牧师。相同的命令批准了应确定的质量要求的资格。已经确定教育是确定的。 Ubogov说：“应该是Boggogolovskaya，不低于单身汉的水平，并且需要专业临床牧师的专业循环。”</text:p>
      <text:p text:style-name="P4">
<text:span text:style-name="T4">
另请阅读：</text:span>
 <text:a xlink:type="simple" xlink:href="https://www.ukrinform.ua/rubric-regions/3696673-aponskij-zurnalist-takasi-ozaki-u-kapelanskomu-bataljoni-mariupol-prijnav-hresenna.html" text:style-name="Internet_20_link" text:visited-style-name="Visited_20_Internet_20_Link">
<text:span text:style-name="T4">
牧师</text:span>
</text:a>
因此，正如专家所指出的那样，该行业被引入，并进行了“临床牧民”。</text:p>
      <text:p text:style-name="P4">
他说，一旦确定了这样的职业，就立即执行了牧师工作的过程。通常，没有军事医院的医院中有十多个环平原在医院工作。 特别是，在利维夫地区，伊万诺 - 弗兰基夫斯克地区，Triakapelans在基辅工作。 Vinnytsia地区的Sumy需要请求医疗牧师。</text:p>
      <text:p text:style-name="P4">
<text:span text:style-name="T4">
另请阅读：</text:span>
 <text:a xlink:type="simple" xlink:href="https://www.ukrinform.ua/rubric-kyiv/3690267-u-sofii-kiivskij-vidbuvsa-persij-vipusk-vijskovih-kapelaniv.html" text:style-name="Internet_20_link" text:visited-style-name="Visited_20_Internet_20_Link">
<text:span text:style-name="T4">
牧师</text:span>
</text:a>
正如Ubogov所补充的那样，许多有关医疗保健和准备要求教育水平的文件，关于医疗保健领域牧师的法规仍在开发Vochor牧师活动健康的医疗保健。</text:p>
      <text:p text:style-name="P4">
国家资格署还注册了Kaplan及其卫生保健助理的专业标准的申请。</text:p>
      <text:p text:style-name="P4">
但是，根据专家的说法，仍有关于如何调整此类服务支付的讨论。</text:p>
      <text:p text:style-name="P4">
<text:span text:style-name="T4">
另请阅读：</text:span>
 <text:a xlink:type="simple" xlink:href="https://www.ukrinform.ua/rubric-ato/3683445-epifanij-i-naev-obgovorili-rol-kapelaniv-u-vijsku.html" text:style-name="Internet_20_link" text:visited-style-name="Visited_20_Internet_20_Link">
<text:span text:style-name="T4">
牧师</text:span>
</text:a>
另外，正如他强调乌克兰国家健康状况的姑息和临终关怀医疗总监的圆桌会议以PL的命名。 Shupika，博士医学科学，Anatoly Tsarenko教授，对将在医院工作的神职人员直接培训的问题开放。</text:p>
      <text:p text:style-name="P4">
“牧师应该了解患者的病情，尤其是对于患者死亡或了解其疾病的发生性和过早死亡的不可避免的终末体育场的情况。他不仅向牧师询问了牧师，而且还向医生，一名护士，这里。祭司和卫生工作者都应该是心理学家，并且要了解疾病是什么，如果是抑郁症 - 然后，如果这是由药物引起的欣喜，那么这是欣快的症状，那就是欣快感。”</text:p>
      <text:p text:style-name="P4">
因此，他说，关于这些问题的神圣服务培训计划的制定问题。 他列举了具有医学教育和初等神学的基督教护士等专业的其他国家的经历的榜样。</text:p>
      <text:p text:style-name="P4">
沙伦科说：“为什么不进行这样的护士，除了医疗监测外，还可以与患者抚慰的人交谈和祈祷。在26个国家，有这样的基督教护士。”</text:p>
      <text:p text:style-name="P4">
<text:span text:style-name="T4">
另请阅读：</text:span>
 <text:a xlink:type="simple" xlink:href="https://www.ukrinform.ua/rubric-society/3678751-u-zsu-ne-isnue-posadi-golovnogo-rabina-sluzba-vijskovogo-kapelanstva.html" text:style-name="Internet_20_link" text:visited-style-name="Visited_20_Internet_20_Link">
<text:span text:style-name="T4">
牧师</text:span>
</text:a>
</text:p>
      <text:p text:style-name="P4">
News Source: <text:a xlink:type="simple" xlink:href="https://www.ukrinform.ua/rubric-society/3708474-u-kievi-obgovorili-pitanna-vprovadzenna-kapelanstva-u-likarnah.html" text:style-name="Internet_20_link" text:visited-style-name="Visited_20_Internet_20_Link">
https://www.ukrinform.ua/rubric-society/3708474-u-kievi-obgovorili-pitanna-vprovadzenna-kapelanstva-u-likarnah.html</text:a>
</text:p>
      <!--NEWS-->
      <text:h text:style-name="P10" text:outline-level="1">
<text:span text:style-name="T4">
世界上最大的酒精生产商之一来自俄罗斯市场</text:span>
</text:h>
      <text:p text:style-name="P4">
作者: Ukrinform (Person)</text:p>
      <text:p text:style-name="P4">
出版商: Укринформ (Organization)</text:p>
      <text:p text:style-name="P4">
出版时间: 2023-05-12T20:12:00+03:00</text:p>
      <text:p text:style-name="P4">
修改时间: 2023-05-12T20:12:00+03:00</text:p>
      <text:p text:style-name="P4">
描述: 这家法国公司是全球第二大酒精生产商，他宣布了当今俄罗斯市场的全部退出。  - 乌克林。</text:p>
      <text:p text:style-name="P4">
图片: ["<text:a xlink:type="simple" xlink:href="https://static.ukrinform.com/photos/2023_05/thumb_files/630_360_1683911108-668.jpg" text:style-name="Internet_20_link" text:visited-style-name="Visited_20_Internet_20_Link">
630_360_16839...</text:a>
"]</text:p>
      <text:p text:style-name="P4">
标签: ['Алкоголь', 'росія', 'Ринок', 'Pernod Ricard']</text:p>
      <text:p text:style-name="P4">
类型: Article</text:p>
      <!--METADATA-->
      <text:p text:style-name="P4">
<draw:frame draw:style-name="fr1" draw:name="Image162" text:anchor-type="as-char" svg:width="6.9236in" svg:height="3.956343in" draw:z-index="0">
<draw:image xlink:href="../Images/yкринформ/2023-05-12T20-12-00-03-00/630_360_1683911108-668.jpg" xlink:type="simple" xlink:show="embed" xlink:actuate="onLoad" draw:mime-type="image/jpeg"/>
</draw:frame>
全球第二大酒精生产商法国公司Pernod Ricards已宣布了俄罗斯市场的全部退出。</text:p>
      <text:p text:style-name="P4">
正如乌克林福姆报道的那样，它报告了<text:a xlink:type="simple" xlink:href="https://www.marketwatch.com/story/pernod-ricard-to-cease-russian-operations-809bc35" text:style-name="Internet_20_link" text:visited-style-name="Visited_20_Internet_20_Link">
</text:a>
。</text:p>
      <text:p text:style-name="P4">
Pernod Ricard表示，它将停止在俄罗斯的所有行动，成为一家西方公司，宣布退出俄罗斯军队进入乌克兰的国家。</text:p>
      <text:p text:style-name="P4">
Pernod Ricard  -  Absolut，Chivas Regal，Jameson，Havana Club，Beefeter，Olmeca，Martell，Malibu，Malibu，Mumm和Perrier Jouet的所有者。 另外，里卡德(Ricard(亚美尼亚白兰地“阿拉拉特”)葡萄酒和酒精饮料的口香糖公司-GWS(Toamada和Starbilisi品牌).</text:p>
      <text:p text:style-name="P4">
<text:span text:style-name="T4">
Читайте також:</text:span>
 <text:a xlink:type="simple" xlink:href="https://www.ukrinform.ua/rubric-economy/3697587-virobnik-gorilki-absolut-pripinae-eksport-u-rosiu.html" text:style-name="Internet_20_link" text:visited-style-name="Visited_20_Internet_20_Link">
 <text:span text:style-name="T4">
Виробник</text:span>
 <text:span text:style-name="T4">
горілки</text:span>
 <text:span text:style-name="T4">
Absolut</text:span>
 <text:span text:style-name="T4">
припиняє</text:span>
<text:span text:style-name="T4">
експорт</text:span>
 <text:span text:style-name="T4">
росію</text:span>
 </text:a>
这家法国公司今天表示，它将停止其出生投资组合在接下来的几个月中，这成为公司终止后的又一步<text:a xlink:type="simple" xlink:href="https://www.ukrinform.ua/tag-eksport" text:style-name="Internet_20_link" text:visited-style-name="Visited_20_Internet_20_Link">
</text:a>
4月下旬的俄罗斯国际白兰度。</text:p>
      <text:p text:style-name="P4">
该公司表示：“我们评估了如何根据这些决定的背景来适应当地分支机构，并完全遵守所有地方法律规则。”</text:p>
      <text:p text:style-name="P4">
<text:span text:style-name="T4">
另请阅读：</text:span>
 <text:a xlink:type="simple" xlink:href="https://www.ukrinform.ua/rubric-economy/3703150-posol-ukraini-zaklikae-bajkotuvati-viski-jameson-pisla-vidnovlenna-torgivli-v-rf.html" text:style-name="Internet_20_link" text:visited-style-name="Visited_20_Internet_20_Link">
<text:span text:style-name="T4">
大使</text:span>
 <text:span text:style-name="T4">
乌克兰</text:span>
 <text:span text:style-name="T4">
 </text:span>
 <text:span text:style-name="T4">
 </text:span>
 <text:span text:style-name="T4">
 </text:span>
 <text:span text:style-name="T4">
 BOYCOTT </text:span>
<text:span text:style-name="T4">
 WISKEKEY </text:span>
 <text:span text:style-name="T4">
 </text:span>
 <text:span text:style-name="T4">
 JAMESON </text:span>
 <text:span text:style-name="T4">
 </text:span>
 <text:span text:style-name="T4">
 </text:span>
 <text:span text:style-name="T4">
 </text:span>
 <text:span text:style-name="T4">
 </text:span>
 <text:span text:style-name="T4">
 </text:span>
 <text:span text:style-name="T5">
恢复</text:span>
<text:span text:style-name="T5">
 </text:span>
<text:span text:style-name="T5">
 </text:span>
<text:span text:style-name="T5">
 </text:span>
<text:span text:style-name="T5">
 </text:span>
<text:span text:style-name="T5">
 </text:span>
<text:span text:style-name="T5">
交易</text:span>
*</text:a>
据报道，从2022年3月起退出俄罗斯市场宣布为外国公司。</text:p>
      <text:p text:style-name="P4">
<text:span text:style-name="T5">
foto：epa</text:span>
</text:p>
      <text:p text:style-name="P4">
News Source: <text:a xlink:type="simple" xlink:href="https://www.ukrinform.ua/rubric-economy/3708475-odin-z-najbilsih-u-sviti-virobnikiv-alkogolu-jde-z-rinku-rf.html" text:style-name="Internet_20_link" text:visited-style-name="Visited_20_Internet_20_Link">
https://www.ukrinform.ua/rubric-economy/3708475-odin-z-najbilsih-u-sviti-virobnikiv-alkogolu-jde-z-rinku-rf.html</text:a>
</text:p>
      <!--NEWS-->
      <text:h text:style-name="P10" text:outline-level="1">
<text:span text:style-name="T4">
在Konotop，将安装Malevich纪念牌匾</text:span>
</text:h>
      <text:p text:style-name="P4">
作者: Ukrinform (Person)</text:p>
      <text:p text:style-name="P4">
出版商: Укринформ (Organization)</text:p>
      <text:p text:style-name="P4">
出版时间: 2023-05-12T20:21:11+03:00</text:p>
      <text:p text:style-name="P4">
修改时间: 2023-05-12T20:21:11+03:00</text:p>
      <text:p text:style-name="P4">
描述: 在Sumy地区的Konotop，将由著名的前卫艺术家Casimir Malevich安装纪念牌匾。  - 乌克林。</text:p>
      <text:p text:style-name="P4">
图片: ["<text:a xlink:type="simple" xlink:href="https://static.ukrinform.com/photos/2016_01/thumb_files/630_360_1451998468-5987.jpeg" text:style-name="Internet_20_link" text:visited-style-name="Visited_20_Internet_20_Link">
630_360_14519...</text:a>
", "<text:a xlink:type="simple" xlink:href="https://static.ukrinform.com/photos/2023_05/1683911722-210.jpg" text:style-name="Internet_20_link" text:visited-style-name="Visited_20_Internet_20_Link">
1683911722-21...</text:a>
"]</text:p>
      <text:p text:style-name="P4">
标签: ['Конотоп', 'Сумщина', 'Художник', 'Малевич', 'Меморіальна дошка']</text:p>
      <text:p text:style-name="P4">
类型: Article</text:p>
      <!--METADATA-->
      <text:p text:style-name="P4">
<draw:frame draw:style-name="fr1" draw:name="Image163" text:anchor-type="as-char" svg:width="6.9236in" svg:height="3.956343in" draw:z-index="0">
<draw:image xlink:href="../Images/yкринформ/2023-05-12T20-21-11-03-00/630_360_1451998468-5987.jpeg" xlink:type="simple" xlink:show="embed" xlink:actuate="onLoad" draw:mime-type="image/jpeg"/>
</draw:frame>
纪念牌匾将由一位著名的前卫艺术家卡西米尔·马里维奇(Casimir Malevich)安装。</text:p>
      <text:p text:style-name="P4">
这是由市议会在[]中报道的(https://www.facebook.com/permalink.php?story_fbid=pfbid024MemiKQ6DPLLWig1cHcSzTJM7VU1TDkFQUuWUysNrTEteofgRDRPcy5gkkg8fPrvl&amp;id=100067762600583)，报道乌克林福姆。</text:p>
      <text:p text:style-name="P4">
<draw:frame draw:style-name="fr1" draw:name="Image164" text:anchor-type="as-char" svg:width="6.9236in" svg:height="2.878423in" draw:z-index="0">
<draw:image xlink:href="../Images/yкринформ/2023-05-12T20-21-11-03-00/1683911722-210.jpg" xlink:type="simple" xlink:show="embed" xlink:actuate="onLoad" draw:mime-type="image/jpeg"/>
</draw:frame>
如图所述，计划在20岁的Chervona Kalina的家中安装纪念牌匾，年轻的Malevich创建并出售了他的第一个周期：“ Lunar Night”，“ Buslik”。</text:p>
      <text:p text:style-name="P4">
板将由透明玻璃和颜色制成。</text:p>
      <text:p text:style-name="P4">
市议会已经发布了三个项目，其中公民应该选择一个项目。Konotopets可以在Fast在Facebook上的评论中表达他们的意见。</text:p>
      <text:p text:style-name="P4">
<text:span text:style-name="T4">
另请阅读：</text:span>
 <text:a xlink:type="simple" xlink:href="https://www.ukrinform.ua/rubric-culture/3706424-stucnij-intelekt-uaviv-ak-bi-zobrazili-palaucij-kreml-vidomi-mitci.html" text:style-name="Internet_20_link" text:visited-style-name="Visited_20_Internet_20_Link">
<text:span text:style-name="T4">
 kremlin </text:span>
 <text:span text:style-name="T4">
 burns </text:span>
</text:a>
投票将持续到5月17日。</text:p>
      <text:p text:style-name="P4">
众所周知，Malevich的Konotop家族于1894年抵达，住在这里。 这位艺术家本人在他的回忆录中强调，这是在Konotop中作为订书机。</text:p>
      <text:p text:style-name="P4">
如报道，<text:a xlink:type="simple" xlink:href="https://www.ukrinform.ua/rubric-culture/3677407-amsterdamskij-muzej-stedelik-viznav-malevica-ukrainskim-hudoznikom.html" text:style-name="Internet_20_link" text:visited-style-name="Visited_20_Internet_20_Link">
</text:a>
在阿姆斯特丹承认<text:a xlink:type="simple" xlink:href="https://www.ukrinform.ua/tag-hudoznik" text:style-name="Internet_20_link" text:visited-style-name="Visited_20_Internet_20_Link">
</text:a>
Kazimir Malevich是乌克兰艺术家。</text:p>
      <text:p text:style-name="P4">
News Source: <text:a xlink:type="simple" xlink:href="https://www.ukrinform.ua/rubric-culture/3708480-u-konotopi-vstanovlat-memorialnu-dosku-malevicu.html" text:style-name="Internet_20_link" text:visited-style-name="Visited_20_Internet_20_Link">
https://www.ukrinform.ua/rubric-culture/3708480-u-konotopi-vstanovlat-memorialnu-dosku-malevicu.html</text:a>
</text:p>
      <!--NEWS-->
      <text:h text:style-name="P10" text:outline-level="1">
<text:span text:style-name="T4">
在Ivano-Frankivsk地区将重新创建古代Halych的手工艺品院子</text:span>
</text:h>
      <text:p text:style-name="P4">
作者: Ukrinform (Person)</text:p>
      <text:p text:style-name="P4">
出版商: Укринформ (Organization)</text:p>
      <text:p text:style-name="P4">
出版时间: 2023-05-12T20:27:28+03:00</text:p>
      <text:p text:style-name="P4">
修改时间: 2023-05-12T20:27:28+03:00</text:p>
      <text:p text:style-name="P4">
描述: 来自乌克兰各地的研究人员和重建者将在古老的Halych National Reserve“ Ancient Halych”的领土上复制伊万诺·弗兰基夫斯克（Ivano-Frankivsk）村的古代手工艺法院。  - 乌克林。</text:p>
      <text:p text:style-name="P4">
图片: ["<text:a xlink:type="simple" xlink:href="https://static.ukrinform.com/photos/2023_05/thumb_files/630_360_1683912001-4845.jpeg" text:style-name="Internet_20_link" text:visited-style-name="Visited_20_Internet_20_Link">
630_360_16839...</text:a>
", "<text:a xlink:type="simple" xlink:href="https://static.ukrinform.com/photos/2023_05/thumb_files/630_360_1683912000-5652.jpeg" text:style-name="Internet_20_link" text:visited-style-name="Visited_20_Internet_20_Link">
630_360_16839...</text:a>
", "<text:a xlink:type="simple" xlink:href="https://static.ukrinform.com/photos/2023_05/thumb_files/630_360_1683912001-6924.jpeg" text:style-name="Internet_20_link" text:visited-style-name="Visited_20_Internet_20_Link">
630_360_16839...</text:a>
", "<text:a xlink:type="simple" xlink:href="https://static.ukrinform.com/photos/2023_05/thumb_files/630_360_1683912001-9462.jpeg" text:style-name="Internet_20_link" text:visited-style-name="Visited_20_Internet_20_Link">
630_360_16839...</text:a>
", "<text:a xlink:type="simple" xlink:href="https://static.ukrinform.com/photos/2023_05/thumb_files/630_360_1683912001-5701.jpeg" text:style-name="Internet_20_link" text:visited-style-name="Visited_20_Internet_20_Link">
630_360_16839...</text:a>
", "<text:a xlink:type="simple" xlink:href="https://static.ukrinform.com/photos/2023_05/thumb_files/630_360_1683912001-5003.jpeg" text:style-name="Internet_20_link" text:visited-style-name="Visited_20_Internet_20_Link">
630_360_16839...</text:a>
", "<text:a xlink:type="simple" xlink:href="https://static.ukrinform.com/photos/2023_05/thumb_files/630_360_1683912001-2873.jpeg" text:style-name="Internet_20_link" text:visited-style-name="Visited_20_Internet_20_Link">
630_360_16839...</text:a>
", "<text:a xlink:type="simple" xlink:href="https://static.ukrinform.com/photos/2023_05/thumb_files/630_360_1683912002-6938.jpeg" text:style-name="Internet_20_link" text:visited-style-name="Visited_20_Internet_20_Link">
630_360_16839...</text:a>
"]</text:p>
      <text:p text:style-name="P4">
标签: ['Культурна спадщина', 'МКІП ', 'Заповідник «Давній Галич»']</text:p>
      <text:p text:style-name="P4">
类型: Article</text:p>
      <!--METADATA-->
      <text:p text:style-name="P4">
<draw:frame draw:style-name="fr1" draw:name="Image165" text:anchor-type="as-char" svg:width="6.9236in" svg:height="3.956343in" draw:z-index="0">
<draw:image xlink:href="../Images/yкринформ/2023-05-12T20-27-28-03-00/630_360_1683912001-4845.jpeg" xlink:type="simple" xlink:show="embed" xlink:actuate="onLoad" draw:mime-type="image/jpeg"/>
</draw:frame>
来自乌克兰各地的研究人员和重建者在国家储备“ Ancient Halych”领土的Ivano-Frankivsk Opmast的Selykrylos中复制了古老的工艺院。</text:p>
      <text:p text:style-name="P4">
正如乌克林福姆报道的那样，这已经报道了<text:a xlink:type="simple" xlink:href="https://mkip.gov.ua/news/9134.html" text:style-name="Internet_20_link" text:visited-style-name="Visited_20_Internet_20_Link">
</text:a>
。</text:p>
      <text:p text:style-name="P4">
该活动将于5月20日至21日在Halych市1125周年和国际博物馆日举行。</text:p>
      <text:p text:style-name="P4">
专家将在不同地点重新创建中世纪的营地，其中将展示手工艺品，军事事务和生活的生活。 游客会感到王子城的一部分，试图重现祖先的能力。</text:p>
      <text:p text:style-name="P4">
该活动的目的是吸引公众关注<text:a xlink:type="simple" xlink:href="https://www.ukrinform.ua/tag-kultura" text:style-name="Internet_20_link" text:visited-style-name="Visited_20_Internet_20_Link">
</text:a>
乌克兰的遗产以及对其保存和普及无动于衷的宽度的参与。</text:p>
      <text:p text:style-name="P4">
<draw:frame draw:style-name="fr1" draw:name="Image166" text:anchor-type="as-char" svg:width="6.9236in" svg:height="3.956343in" draw:z-index="0">
<draw:image xlink:href="../Images/yкринформ/2023-05-12T20-27-28-03-00/630_360_1683912000-5652.jpeg" xlink:type="simple" xlink:show="embed" xlink:actuate="onLoad" draw:mime-type="image/jpeg"/>
</draw:frame>
Naiivano-frankivsk将重现古代Halych / Photo的手工场：Mkip <text:a xlink:type="simple" xlink:href="https://static.ukrinform.com/photos/2023_05/1683912000-5652.jpeg" text:style-name="Internet_20_link" text:visited-style-name="Visited_20_Internet_20_Link">
<draw:frame draw:style-name="fr1" draw:name="Image167" text:anchor-type="as-char" svg:width="6.9236in" svg:height="3.956343in" draw:z-index="0">
<draw:image xlink:href="../Images/yкринформ/2023-05-12T20-27-28-03-00/630_360_1683912000-5652.jpeg" xlink:type="simple" xlink:show="embed" xlink:actuate="onLoad" draw:mime-type="image/jpeg"/>
</draw:frame>
</text:a>
 <text:a xlink:type="simple" xlink:href="https://static.ukrinform.com/photos/2023_05/1683912001-6924.jpeg" text:style-name="Internet_20_link" text:visited-style-name="Visited_20_Internet_20_Link">
<draw:frame draw:style-name="fr1" draw:name="Image168" text:anchor-type="as-char" svg:width="6.9236in" svg:height="3.956343in" draw:z-index="0">
<draw:image xlink:href="../Images/yкринформ/2023-05-12T20-27-28-03-00/630_360_1683912001-6924.jpeg" xlink:type="simple" xlink:show="embed" xlink:actuate="onLoad" draw:mime-type="image/jpeg"/>
</draw:frame>
</text:a>
 <text:a xlink:type="simple" xlink:href="https://static.ukrinform.com/photos/2023_05/1683912001-9462.jpeg" text:style-name="Internet_20_link" text:visited-style-name="Visited_20_Internet_20_Link">
<draw:frame draw:style-name="fr1" draw:name="Image169" text:anchor-type="as-char" svg:width="6.9236in" svg:height="3.956343in" draw:z-index="0">
<draw:image xlink:href="../Images/yкринформ/2023-05-12T20-27-28-03-00/630_360_1683912001-9462.jpeg" xlink:type="simple" xlink:show="embed" xlink:actuate="onLoad" draw:mime-type="image/jpeg"/>
</draw:frame>
</text:a>
 <text:a xlink:type="simple" xlink:href="https://static.ukrinform.com/photos/2023_05/1683912001-4845.jpeg" text:style-name="Internet_20_link" text:visited-style-name="Visited_20_Internet_20_Link">
<draw:frame draw:style-name="fr1" draw:name="Image170" text:anchor-type="as-char" svg:width="6.9236in" svg:height="3.956343in" draw:z-index="0">
<draw:image xlink:href="../Images/yкринформ/2023-05-12T20-27-28-03-00/630_360_1683912001-4845.jpeg" xlink:type="simple" xlink:show="embed" xlink:actuate="onLoad" draw:mime-type="image/jpeg"/>
</draw:frame>
</text:a>
 <text:a xlink:type="simple" xlink:href="https://static.ukrinform.com/photos/2023_05/1683912001-5701.jpeg" text:style-name="Internet_20_link" text:visited-style-name="Visited_20_Internet_20_Link">
<draw:frame draw:style-name="fr1" draw:name="Image171" text:anchor-type="as-char" svg:width="6.9236in" svg:height="3.956343in" draw:z-index="0">
<draw:image xlink:href="../Images/yкринформ/2023-05-12T20-27-28-03-00/630_360_1683912001-5701.jpeg" xlink:type="simple" xlink:show="embed" xlink:actuate="onLoad" draw:mime-type="image/jpeg"/>
</draw:frame>
</text:a>
 <text:a xlink:type="simple" xlink:href="https://static.ukrinform.com/photos/2023_05/1683912001-5003.jpeg" text:style-name="Internet_20_link" text:visited-style-name="Visited_20_Internet_20_Link">
<draw:frame draw:style-name="fr1" draw:name="Image172" text:anchor-type="as-char" svg:width="6.9236in" svg:height="3.956343in" draw:z-index="0">
<draw:image xlink:href="../Images/yкринформ/2023-05-12T20-27-28-03-00/630_360_1683912001-5003.jpeg" xlink:type="simple" xlink:show="embed" xlink:actuate="onLoad" draw:mime-type="image/jpeg"/>
</draw:frame>
</text:a>
 <text:a xlink:type="simple" xlink:href="https://static.ukrinform.com/photos/2023_05/1683912001-2873.jpeg" text:style-name="Internet_20_link" text:visited-style-name="Visited_20_Internet_20_Link">
<draw:frame draw:style-name="fr1" draw:name="Image173" text:anchor-type="as-char" svg:width="6.9236in" svg:height="3.956343in" draw:z-index="0">
<draw:image xlink:href="../Images/yкринформ/2023-05-12T20-27-28-03-00/630_360_1683912001-2873.jpeg" xlink:type="simple" xlink:show="embed" xlink:actuate="onLoad" draw:mime-type="image/jpeg"/>
</draw:frame>
</text:a>
 <text:a xlink:type="simple" xlink:href="https://static.ukrinform.com/photos/2023_05/1683912002-6938.jpeg" text:style-name="Internet_20_link" text:visited-style-name="Visited_20_Internet_20_Link">
<draw:frame draw:style-name="fr1" draw:name="Image174" text:anchor-type="as-char" svg:width="6.9236in" svg:height="3.956343in" draw:z-index="0">
<draw:image xlink:href="../Images/yкринформ/2023-05-12T20-27-28-03-00/630_360_1683912002-6938.jpeg" xlink:type="simple" xlink:show="embed" xlink:actuate="onLoad" draw:mime-type="image/jpeg"/>
</draw:frame>
</text:a>
根据Yarema Ivantsev的共同组织者的说法，它是“流行科学活动的一种新格式，这是非常时间的工作”。正如乌克林福姆报道的那样，到纪念克里米亚塔塔尔·纳罗德种族灭绝的受害者的日子<text:a xlink:type="simple" xlink:href="https://www.ukrinform.ua/rubric-crimea/3708189-u-mezah-proektu-krim-insij-poglad-vidbudetsa-14-vistavok.html" text:style-name="Internet_20_link" text:visited-style-name="Visited_20_Internet_20_Link">
</text:a>
 .</text:p>
      <text:p text:style-name="P4">
News Source: <text:a xlink:type="simple" xlink:href="https://www.ukrinform.ua/rubric-culture/3708483-na-ivanofrankivsini-vidtvorat-remisnicij-dvir-davnogo-galica.html" text:style-name="Internet_20_link" text:visited-style-name="Visited_20_Internet_20_Link">
https://www.ukrinform.ua/rubric-culture/3708483-na-ivanofrankivsini-vidtvorat-remisnicij-dvir-davnogo-galica.html</text:a>
</text:p>
      <!--NEWS-->
      <text:h text:style-name="P10" text:outline-level="1">
<text:span text:style-name="T4">
俄罗斯召集了联合国安理会的一次非正式会议，讨论乌克兰UOC -MP的“压迫”</text:span>
</text:h>
      <text:p text:style-name="P4">
作者: Ukrinform (Person)</text:p>
      <text:p text:style-name="P4">
出版商: Укринформ (Organization)</text:p>
      <text:p text:style-name="P4">
出版时间: 2023-05-12T20:28:32+03:00</text:p>
      <text:p text:style-name="P4">
修改时间: 2023-05-12T20:28:32+03:00</text:p>
      <text:p text:style-name="P4">
描述: 俄罗斯联邦周一召集了联合国安理会的非正式会议，以阿里安人的形式讨论“乌克兰宗教自由状况”和俄罗斯教会的“追求”。  - 乌克林。</text:p>
      <text:p text:style-name="P4">
图片: ["<text:a xlink:type="simple" xlink:href="https://static.ukrinform.com/photos/2015_10/thumb_files/630_360_1445002358-2357.jpg" text:style-name="Internet_20_link" text:visited-style-name="Visited_20_Internet_20_Link">
630_360_14450...</text:a>
"]</text:p>
      <text:p text:style-name="P4">
标签: ['Україна', 'УПЦ МП', 'росія', 'Радбез ООН']</text:p>
      <text:p text:style-name="P4">
类型: Article</text:p>
      <!--METADATA-->
      <text:p text:style-name="P4">
<draw:frame draw:style-name="fr1" draw:name="Image175" text:anchor-type="as-char" svg:width="6.9236in" svg:height="3.956343in" draw:z-index="0">
<draw:image xlink:href="../Images/yкринформ/2023-05-12T20-28-32-03-00/630_360_1445002358-2357.jpg" xlink:type="simple" xlink:show="embed" xlink:actuate="onLoad" draw:mime-type="image/jpeg"/>
</draw:frame>
俄罗斯联邦周一召集了联合国安理会的一次非正式会议，告知阿里亚讨论俄罗斯教会的“乌克兰宗教自由局势”和“迫害”。</text:p>
      <text:p text:style-name="P4">
根据乌克林福姆本人的记者，莫斯科已邀请参加与瓦格纳集团(Wagner Group Yevgenaphozhin)领导人接近的在线人，许多国家都被认为是恐怖组织。</text:p>
      <text:p text:style-name="P4">
在联合国代表团的概念上所述的“发言人”中，分发给了RB成员，是非政府组织“反对不公正斗争的基金”的主任(MP)UOC主教Andriypavlenko(MP)基甸。</text:p>
      <text:p text:style-name="P4">
该活动没有在官方资源上播出<text:a xlink:type="simple" xlink:href="https://www.ukrinform.ua/tag-oon" text:style-name="Internet_20_link" text:visited-style-name="Visited_20_Internet_20_Link">
</text:a>
。 前一天，俄罗斯表示，考虑到“英国和其他西方代表团”的预期禁令，它不打算从安全理事会成员那里获得振动的认可。</text:p>
      <text:p text:style-name="P4">
乌克兰不参加俄罗斯活动。</text:p>
      <text:p text:style-name="P4">
俄罗斯联合会外交部长谢尔盖·拉夫罗夫(Sergey Lavrov)指示乌克兰·基斯利特(Sergey Kislytsya)的乌克兰常设代表说，俄罗斯联合会外交大臣指示后期的Vasilyunbenzi加强了“ Prigoginskinsky Propaganda的媒体存在”。</text:p>
      <text:p text:style-name="P4">
在 <text:a xlink:type="simple" xlink:href="https://twitter.com/SergiyKyslytsya/status/1657023172305211395" text:style-name="Internet_20_link" text:visited-style-name="Visited_20_Internet_20_Link">
</text:a>
Kyslytsyn重新计算了5月9日，在他在社交网络上的讲话中，Prigogine提到“快乐的祖父”，他“认为他很好”，但“祖父”“充满了Mu ** com”(显然，普里戈宁指的是俄罗斯总统弗拉基米尔·普京(Vladimir Putin)。).</text:p>
      <text:p text:style-name="P4">
«Це, однак, не завадило лаврову і Ко просувати пригожинських бойовиків уРадбезі ООН, – зазначив постпред. – У п'ятницю вранці посланець путіна привівна засідання Ради Безпеки у форматі Аррії колишніх арештантів, підібраних іособисто доглянутих пригожиним».</text:p>
      <text:p text:style-name="P4">
Кислиця нагадав, що Гедеон Харон свого часу вважався «настоятелем» «МАФ-церкви», незаконно побудованої в історичній зоні біля Десятинної церкви вКиєві і був депортований з України у 2019 році. «Тепер молиться «за російськуармію», – зазначив постпред.</text:p>
      <text:p text:style-name="P4">
Міра Терада (到2017年 -  Oksana Vovk)他在美国被监禁接受洗涤，但与调查达成了一项协议，以避免指控存储。 Kyslytsy解释说：“现在，她是个人宣传家Prigogine，也是由“ Wagner”领导人创建的So被称为“战斗基金”的主席，授予了LNR的命令。”<text:span text:style-name="T4">
另请阅读：</text:span>
 <text:a xlink:type="simple" xlink:href="https://www.ukrinform.ua/rubric-polytics/3703190-kislica-poasniv-comu-radbez-oon-ne-zablokuvav-rosijske-golovuvanna.html" text:style-name="Internet_20_link" text:visited-style-name="Visited_20_Internet_20_Link">
<text:span text:style-name="T4">
 radbez </text:span>
 <text:span text:style-name="T4">
 un </text:span>
</text:a>
如报道<text:a xlink:type="simple" xlink:href="https://www.ukrinform.ua/rubric-polytics/3656368-tvorec-formuli-arrii-zasudiv-rosiu-za-ii-vikoristanna-dla-vipravdanna-agresii.html" text:style-name="Internet_20_link" text:visited-style-name="Visited_20_Internet_20_Link">
</text:a>
，迭戈·阿里亚(Diego Arriya)的迭戈外交官阿里亚亚(Aryriya)公式(Aryriya Formula)的发起人，谴责俄罗斯使用这种格式来广泛说谎并证明对乌克兰的侵略性。</text:p>
      <text:p text:style-name="P4">
News Source: <text:a xlink:type="simple" xlink:href="https://www.ukrinform.ua/rubric-world/3708485-rosia-sklikala-neformalnu-zustric-radbezu-oon-dla-obgovorenna-utiskiv-upc-mp-v-ukraini.html" text:style-name="Internet_20_link" text:visited-style-name="Visited_20_Internet_20_Link">
https://www.ukrinform.ua/rubric-world/3708485-rosia-sklikala-neformalnu-zustric-radbezu-oon-dla-obgovorenna-utiskiv-upc-mp-v-ukraini.html</text:a>
</text:p>
      <!--NEWS-->
      <text:h text:style-name="P10" text:outline-level="1">
<text:span text:style-name="T4">
在加拿大乌克兰人的国会中，他们敦促驱逐俄罗斯的“外交官”</text:span>
</text:h>
      <text:p text:style-name="P4">
作者: Ukrinform (Person)</text:p>
      <text:p text:style-name="P4">
出版商: Укринформ (Organization)</text:p>
      <text:p text:style-name="P4">
出版时间: 2023-05-12T20:29:00+03:00</text:p>
      <text:p text:style-name="P4">
修改时间: 2023-05-12T20:29:00+03:00</text:p>
      <text:p text:style-name="P4">
描述: 在加拿大认可的俄罗斯外交官正在从事有害活动，应由非格拉特人宣布。  - 乌克林。</text:p>
      <text:p text:style-name="P4">
图片: ["<text:a xlink:type="simple" xlink:href="https://static.ukrinform.com/photos/2018_03/thumb_files/630_360_1521096779-2693.jpg" text:style-name="Internet_20_link" text:visited-style-name="Visited_20_Internet_20_Link">
630_360_15210...</text:a>
"]</text:p>
      <text:p text:style-name="P4">
标签: ['Діаспора', 'Канада', 'росія', 'Війна з росією']</text:p>
      <text:p text:style-name="P4">
类型: Article</text:p>
      <!--METADATA-->
      <text:p text:style-name="P4">
<draw:frame draw:style-name="fr1" draw:name="Image176" text:anchor-type="as-char" svg:width="6.9236in" svg:height="3.956343in" draw:z-index="0">
<draw:image xlink:href="../Images/yкринформ/2023-05-12T20-29-00-03-00/630_360_1521096779-2693.jpg" xlink:type="simple" xlink:show="embed" xlink:actuate="onLoad" draw:mime-type="image/jpeg"/>
</draw:frame>
在加拿大获得认可的俄罗斯外交官正在从事有害活动，宣布不被宣布。</text:p>
      <text:p text:style-name="P4">
乌克兰频道大会亚历山大·基奇(Alexander Khichiy)主席乌克林福姆(Ukrinform)的通讯员表达了这一观点。</text:p>
      <text:p text:style-name="P4">
在加拿大获得了“超过80个被称为俄罗斯的“外交官”的认可，这比我们作为德国和英国的亲密盟友多得多。尽管有两个关于问题安全和情报的议会委员会的报道，但他们还是有两个有关问题安全和情报的报道。是外国有害特工，”吉奇说。</text:p>
      <text:p text:style-name="P4">
她的意见得到了加拿大乌克兰人加拿大乌克兰人国会议会执行董事Igormikhalchyshyn的支持。 “从20122年俄罗斯全面入侵乌克兰的全面入侵，北约和欧盟盟友已经派出了600多名外交官，这是对俄罗斯情报和不稳定的叛逆打击。自2018年以来，加拿大就没有派任何俄罗斯外交官。 这些被称为的植物显然参与了加拿大社会的间谍和稳定。 目前尚不清楚为什么我们的政府为了保护加拿大人而拒绝采取措施开除。” Mikhalchyshyn说。</text:p>
      <text:p text:style-name="P4">
正如乌克林福姆报道的，本周加拿大<text:a xlink:type="simple" xlink:href="https://www.ukrinform.ua/rubric-world/3706562-kanada-ogolosila-personou-non-grata-spivrobitnika-dipmisii-kitau.html" text:style-name="Internet_20_link" text:visited-style-name="Visited_20_Internet_20_Link">
</text:a>
中国的Non Grata Persus Piplomatic Mission，他们试图获取北京的信息来吸引加拿大副手。</text:p>
      <text:p text:style-name="P4">
作为回应，中国<text:a xlink:type="simple" xlink:href="https://www.ukrinform.ua/rubric-world/3706599-kitaj-visilae-z-kraini-kanadskogo-konsula.html" text:style-name="Internet_20_link" text:visited-style-name="Visited_20_Internet_20_Link">
</text:a>
加拿大加拿大总领事馆的“不必要的人”在上海，要求他离开中国三天。</text:p>
      <text:p text:style-name="P4">
News Source: <text:a xlink:type="simple" xlink:href="https://www.ukrinform.ua/rubric-diaspora/3708486-u-kongresi-ukrainciv-kanadi-zaklikaut-deportuvati-rosijskih-diplomativ.html" text:style-name="Internet_20_link" text:visited-style-name="Visited_20_Internet_20_Link">
https://www.ukrinform.ua/rubric-diaspora/3708486-u-kongresi-ukrainciv-kanadi-zaklikaut-deportuvati-rosijskih-diplomativ.html</text:a>
</text:p>
      <!--NEWS-->
      <text:h text:style-name="P10" text:outline-level="1">
<text:span text:style-name="T4">
美国没有改变为乌克兰提供长期导弹的政策-Kirby</text:span>
</text:h>
      <text:p text:style-name="P4">
作者: Ukrinform (Person)</text:p>
      <text:p text:style-name="P4">
出版商: Укринформ (Organization)</text:p>
      <text:p text:style-name="P4">
出版时间: 2023-05-12T20:31:12+03:00</text:p>
      <text:p text:style-name="P4">
修改时间: 2023-05-12T20:31:12+03:00</text:p>
      <text:p text:style-name="P4">
描述: </text:p>
      <text:p text:style-name="P4">
Μmisцйγ Єlistimouthisthis。  - I的，。: </text:p>
      <text:p text:style-name="P4">
图片: ["<text:a xlink:type="simple" xlink:href="https://static.ukrinform.com/photos/2015_10/thumb_files/630_360_1444909744-5988.jpg" text:style-name="Internet_20_link" text:visited-style-name="Visited_20_Internet_20_Link">
630_360_14449...</text:a>
"]</text:p>
      <text:p text:style-name="P4">
标签: ['Ракета', 'США', 'Україна', 'Війна з росією']</text:p>
      <text:p text:style-name="P4">
类型: Article</text:p>
      <!--METADATA-->
      <text:p text:style-name="P4">
<draw:frame draw:style-name="fr1" draw:name="Image177" text:anchor-type="as-char" svg:width="6.9236in" svg:height="3.956343in" draw:z-index="0">
<draw:image xlink:href="../Images/yкринформ/2023-05-12T20-31-12-03-00/630_360_1444909744-5988.jpg" xlink:type="simple" xlink:show="embed" xlink:actuate="onLoad" draw:mime-type="image/jpeg"/>
</draw:frame>
英国方面的后代公告宣布为乌克兰的乌克兰人阴影提供，官方华盛顿目前正在遵守避免美国武装部队武装部队远程导弹的武装部队的态度。</text:p>
      <text:p text:style-name="P4">
乌克林福音通讯员报道，白宫拉丁·柯比(John Kirby)的协调员约翰·柯比(John Kirby)的协调员在线简报上表达了这一职位。</text:p>
      <text:p text:style-name="P4">
“至于其他任何更改(在华盛顿的方法中。)大型系统，我们的政策和我们的决定在这架飞机上发生了变化。”拜登政府的代表说。</text:p>
      <text:p text:style-name="P4">
<text:span text:style-name="T4">
另请阅读：</text:span>
 <text:a xlink:type="simple" xlink:href="https://www.ukrinform.ua/rubric-ato/3707699-u-pentagoni-poasnili-comu-ne-peredaut-ukraini-f16.html" text:style-name="Internet_20_link" text:visited-style-name="Visited_20_Internet_20_Link">
</text:a>
他强调，美国专注于乌克兰要求的另一项军事意义。 而现在，据他说，非常重视为乌克兰人提供防空系统，包括爱国者系统。</text:p>
      <text:p text:style-name="P4">
白宫代表说：“它们帮助乌克兰承受这些导弹中风。”</text:p>
      <text:p text:style-name="P4">
<text:span text:style-name="T4">
另请阅读：</text:span>
 <text:a xlink:type="simple" xlink:href="https://www.ukrinform.ua/rubric-ato/3707816-raketa-storm-shadow-dla-ukraini-u-comu-suttevij-proriv.html" text:style-name="Internet_20_link" text:visited-style-name="Visited_20_Internet_20_Link">
<text:span text:style-name="T4">
风暴</text:span>
</text:a>
同时，他特别向其他国家表示“深切的感激”，<text:a xlink:type="simple" xlink:href="https://www.ukrinform.ua/tag-britania" text:style-name="Internet_20_link" text:visited-style-name="Visited_20_Internet_20_Link">
</text:a>
向乌克兰人提供帮助。 基尔比普(Kirbipp)说，自从俄罗斯联邦的全面战争开始以来，英国人与乌克兰人在一起，并支持该国自卫的能力。</text:p>
      <text:p text:style-name="P4">
正如乌克林福姆报道的那样，英国国防部长本·沃尔萨(Ben Vollesa)周四确认<text:a xlink:type="simple" xlink:href="https://www.ukrinform.ua/rubric-ato/3707788-ministr-oboroni-britanii-pidtverdiv-peredacu-ukraini-raket-storm-shadow.html" text:style-name="Internet_20_link" text:visited-style-name="Visited_20_Internet_20_Link">
</text:a>
 .</text:p>
      <text:p text:style-name="P4">
News Source: <text:a xlink:type="simple" xlink:href="https://www.ukrinform.ua/rubric-ato/3708487-ssa-poki-ne-zminili-politiki-sodo-nadanna-ukraini-dalekobijnih-raket-kirbi.html" text:style-name="Internet_20_link" text:visited-style-name="Visited_20_Internet_20_Link">
https://www.ukrinform.ua/rubric-ato/3708487-ssa-poki-ne-zminili-politiki-sodo-nadanna-ukraini-dalekobijnih-raket-kirbi.html</text:a>
</text:p>
      <!--NEWS-->
      <text:h text:style-name="P10" text:outline-level="1">
<text:span text:style-name="T4">
基辅歌剧已经宣布了“成人音乐”周期</text:span>
</text:h>
      <text:p text:style-name="P4">
作者: Ukrinform (Person)</text:p>
      <text:p text:style-name="P4">
出版商: Укринформ (Organization)</text:p>
      <text:p text:style-name="P4">
出版时间: 2023-05-12T20:40:00+03:00</text:p>
      <text:p text:style-name="P4">
修改时间: 2023-05-12T20:40:00+03:00</text:p>
      <text:p text:style-name="P4">
描述: 在5月24日至28日，基辅歌剧将在节目“基辅歌剧周或成人音乐”中展示三部歌剧和三个芭蕾舞团。  - 乌克林。</text:p>
      <text:p text:style-name="P4">
图片: ["<text:a xlink:type="simple" xlink:href="https://static.ukrinform.com/photos/2023_05/thumb_files/630_360_1683912612-512.jpg" text:style-name="Internet_20_link" text:visited-style-name="Visited_20_Internet_20_Link">
630_360_16839...</text:a>
", "<text:a xlink:type="simple" xlink:href="https://static.ukrinform.com/photos/2023_05/1683820394-684.jpg" text:style-name="Internet_20_link" text:visited-style-name="Visited_20_Internet_20_Link">
1683820394-68...</text:a>
"]</text:p>
      <text:p text:style-name="P4">
标签: ['Музика', 'Опера', 'Театр', 'Вистава', 'Київ']</text:p>
      <text:p text:style-name="P4">
类型: Article</text:p>
      <!--METADATA-->
      <text:p text:style-name="P4">
<draw:frame draw:style-name="fr1" draw:name="Image178" text:anchor-type="as-char" svg:width="6.9236in" svg:height="3.956343in" draw:z-index="0">
<draw:image xlink:href="../Images/yкринформ/2023-05-12T20-40-00-03-00/630_360_1683912612-512.jpg" xlink:type="simple" xlink:show="embed" xlink:actuate="onLoad" draw:mime-type="image/jpeg"/>
</draw:frame>
在5月24日至28日，基辅歌剧将在节目“基辅歌剧周或成人音乐”中展示三部歌剧和三个芭蕾舞团。</text:p>
      <text:p text:style-name="P4">
关于它的主任 - 儿童和青少年的基辅城市学术剧院和芭蕾舞团的艺术总监(基辅歌剧)Petro Kachanov在[]中报道(https://www.ukrinform.ua/rubric-culture/3707922-petro-kacanov-direktor-hudoznij-kerivnik-kiivskoi-operi.html)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p>
      <text:p text:style-name="P4">
<draw:frame draw:style-name="fr1" draw:name="Image179" text:anchor-type="as-char" svg:width="6.9236in" svg:height="3.846444in" draw:z-index="0">
<draw:image xlink:href="../Images/yкринформ/2023-05-12T20-40-00-03-00/1683820394-684.jpg" xlink:type="simple" xlink:show="embed" xlink:actuate="onLoad" draw:mime-type="image/jpeg"/>
</draw:frame>
附近旁边的芭蕾舞团的芭蕾舞大师Artemashoshin的制作很遥远。 我们在战争前说。 实际上，这反映了“百年孤独”的历史。 但是在舞台上，在芭蕾舞团在40分钟内生命了几个生命。”卡查诺夫说。</text:p>
      <text:p text:style-name="P4">
<text:span text:style-name="T4">
另请阅读：</text:span>
 <text:a xlink:type="simple" xlink:href="https://www.ukrinform.ua/rubric-culture/3689464-lubov-do-spravedlivosti-cim-aktualna-vistava-z-natalieu-sumskou-v-roli-milarderki.html" text:style-name="Internet_20_link" text:visited-style-name="Visited_20_Internet_20_Link">
</text:a>
据他说，在<text:a xlink:type="simple" xlink:href="https://www.ukrinform.ua/tag-teatr" text:style-name="Internet_20_link" text:visited-style-name="Visited_20_Internet_20_Link">
</text:a>
将通过显示<text:span text:style-name="T4">
“罗密欧与朱丽叶”的“ </text:span>
 hun，<text:span text:style-name="T4">
”“婚姻法案”，或者一天中的幸福“ </text:span>
 Rossini，<text:span text:style-name="T4">
 bohemia </text:span>
 Puccini，以及Stankovich的芭蕾舞团 -  <text:span text:style-name="T4">
”探戈风格旁边” </text:span>
。</text:p>
      <text:p text:style-name="P4">
正如乌克林福姆报道的，在基辅歌剧中(基辅市学术歌剧和儿童和青少年的芭蕾舞剧院)从5月17日至19日，将颁发飞行员乐队和歌手维克多·帕夫利克(Viktor Pavlik)和玛丽亚堡(Mariaburmak)的音乐会。</text:p>
      <text:p text:style-name="P4">
<text:span text:style-name="T5">
第一张照片来自kyivoperatt.com.ua</text:span>
</text:p>
      <text:p text:style-name="P4">
News Source: <text:a xlink:type="simple" xlink:href="https://www.ukrinform.ua/rubric-culture/3708489-kiivska-opera-anonsuvala-cikl-muzika-dla-doroslih.html" text:style-name="Internet_20_link" text:visited-style-name="Visited_20_Internet_20_Link">
https://www.ukrinform.ua/rubric-culture/3708489-kiivska-opera-anonsuvala-cikl-muzika-dla-doroslih.html</text:a>
</text:p>
      <!--NEWS-->
      <text:h text:style-name="P10" text:outline-level="1">
<text:span text:style-name="T4">
基辅歌剧已经宣布了“成人音乐”周期</text:span>
</text:h>
      <text:p text:style-name="P4">
作者: Ukrinform (Person)</text:p>
      <text:p text:style-name="P4">
出版商: Укринформ (Organization)</text:p>
      <text:p text:style-name="P4">
出版时间: 2023-05-12T20:40:00+03:00</text:p>
      <text:p text:style-name="P4">
修改时间: 2023-05-12T20:40:00+03:00</text:p>
      <text:p text:style-name="P4">
描述: 在5月24日至28日，基辅歌剧将在节目“基辅歌剧周或成人音乐”中展示三部歌剧和三个芭蕾舞团。  - 乌克林。</text:p>
      <text:p text:style-name="P4">
图片: ["<text:a xlink:type="simple" xlink:href="https://static.ukrinform.com/photos/2023_05/thumb_files/630_360_1683912612-512.jpg" text:style-name="Internet_20_link" text:visited-style-name="Visited_20_Internet_20_Link">
630_360_16839...</text:a>
", "<text:a xlink:type="simple" xlink:href="https://static.ukrinform.com/photos/2023_05/1683820394-684.jpg" text:style-name="Internet_20_link" text:visited-style-name="Visited_20_Internet_20_Link">
1683820394-68...</text:a>
"]</text:p>
      <text:p text:style-name="P4">
标签: ['Музика', 'Опера', 'Театр', 'Вистава', 'Київ']</text:p>
      <text:p text:style-name="P4">
类型: Article</text:p>
      <!--METADATA-->
      <text:p text:style-name="P4">
<draw:frame draw:style-name="fr1" draw:name="Image180" text:anchor-type="as-char" svg:width="6.9236in" svg:height="3.956343in" draw:z-index="0">
<draw:image xlink:href="../Images/yкринформ/2023-05-12T20-40-00-03-00/630_360_1683912612-512.jpg" xlink:type="simple" xlink:show="embed" xlink:actuate="onLoad" draw:mime-type="image/jpeg"/>
</draw:frame>
在5月24日至28日，基辅歌剧将在节目“基辅歌剧周或成人音乐”中展示三部歌剧和三个芭蕾舞团。</text:p>
      <text:p text:style-name="P4">
关于它的主任 - 儿童和青少年的基辅城市学术剧院和芭蕾舞团的艺术总监(基辅歌剧)Petro Kachanov在[]中报道(https://www.ukrinform.ua/rubric-culture/3707922-petro-kacanov-direktor-hudoznij-kerivnik-kiivskoi-operi.html) <text:a xlink:type="simple" xlink:href="https://www.ukrinform.ua/rubric-culture/3707922-petro-kacanov-direktor-hudoznij-kerivnik-kiivskoi-operi.html" text:style-name="Internet_20_link" text:visited-style-name="Visited_20_Internet_20_Link">
</text:a>
 <text:a xlink:type="simple" xlink:href="https://www.ukrinform.ua/rubric-culture/3707922-petro-kacanov-direktor-hudoznij-kerivnik-kiivskoi-operi.html" text:style-name="Internet_20_link" text:visited-style-name="Visited_20_Internet_20_Link">
 </text:a>
.</text:p>
      <text:p text:style-name="P4">
<draw:frame draw:style-name="fr1" draw:name="Image181" text:anchor-type="as-char" svg:width="6.9236in" svg:height="3.846444in" draw:z-index="0">
<draw:image xlink:href="../Images/yкринформ/2023-05-12T20-40-00-03-00/1683820394-684.jpg" xlink:type="simple" xlink:show="embed" xlink:actuate="onLoad" draw:mime-type="image/jpeg"/>
</draw:frame>
附近旁边的芭蕾舞团的芭蕾舞大师Artemashoshin的制作很遥远。 我们在战争前说。 实际上，这反映了“百年孤独”的历史。 但是在舞台上，在芭蕾舞团在40分钟内生命了几个生命。”卡查诺夫说。</text:p>
      <text:p text:style-name="P4">
<text:span text:style-name="T4">
另请阅读：</text:span>
 <text:a xlink:type="simple" xlink:href="https://www.ukrinform.ua/rubric-culture/3689464-lubov-do-spravedlivosti-cim-aktualna-vistava-z-natalieu-sumskou-v-roli-milarderki.html" text:style-name="Internet_20_link" text:visited-style-name="Visited_20_Internet_20_Link">
</text:a>
据他说，在<text:a xlink:type="simple" xlink:href="https://www.ukrinform.ua/tag-teatr" text:style-name="Internet_20_link" text:visited-style-name="Visited_20_Internet_20_Link">
</text:a>
将通过显示<text:span text:style-name="T4">
“罗密欧与朱丽叶”的“ </text:span>
 hun，<text:span text:style-name="T4">
”“婚姻法案”，或者一天中的幸福“ </text:span>
 Rossini，<text:span text:style-name="T4">
 bohemia </text:span>
 Puccini，以及Stankovich的芭蕾舞团 -  <text:span text:style-name="T4">
”探戈风格旁边” </text:span>
。</text:p>
      <text:p text:style-name="P4">
正如乌克林福姆报道的，在基辅歌剧中(基辅市学术歌剧和儿童和青少年的芭蕾舞剧院)从5月17日至19日，将颁发飞行员乐队和歌手维克多·帕夫利克(Viktor Pavlik)和玛丽亚堡(Mariaburmak)的音乐会。</text:p>
      <text:p text:style-name="P4">
<text:span text:style-name="T5">
第一张照片来自kyivoperatt.com.ua</text:span>
</text:p>
      <text:p text:style-name="P4">
News Source: <text:a xlink:type="simple" xlink:href="https://www.ukrinform.ua/rubric-culture/3708489-kiivska-opera-anonsuvala-cikl-muzika-dla-doroslih.html" text:style-name="Internet_20_link" text:visited-style-name="Visited_20_Internet_20_Link">
https://www.ukrinform.ua/rubric-culture/3708489-kiivska-opera-anonsuvala-cikl-muzika-dla-doroslih.html</text:a>
</text:p>
      <!--NEWS-->
      <text:h text:style-name="P10" text:outline-level="1">
<text:span text:style-name="T4">
克里米亚政治犯蒂姆尔·亚尔卡博夫（Timur Yalkabov）是25公斤，需要治疗 - 妻子</text:span>
</text:h>
      <text:p text:style-name="P4">
作者: Ukrinform (Person)</text:p>
      <text:p text:style-name="P4">
出版商: Укринформ (Organization)</text:p>
      <text:p text:style-name="P4">
出版时间: 2023-05-12T20:50:00+03:00</text:p>
      <text:p text:style-name="P4">
修改时间: 2023-05-12T20:50:00+03:00</text:p>
      <text:p text:style-name="P4">
描述: 保存在俄罗斯殖民地的克里姆林宫蒂莫尔·亚尔卡博夫（Kremlin Timur Yalkabov）的克里米亚政治犯损失了25公斤，需要治疗。  - 乌克林。</text:p>
      <text:p text:style-name="P4">
图片: ["<text:a xlink:type="simple" xlink:href="https://static.ukrinform.com/photos/2023_05/thumb_files/630_360_1683913518-159.jpg" text:style-name="Internet_20_link" text:visited-style-name="Visited_20_Internet_20_Link">
630_360_16839...</text:a>
"]</text:p>
      <text:p text:style-name="P4">
标签: ['Кримські татари', 'Окупація Криму', "Політв'язні Кремля", 'росія']</text:p>
      <text:p text:style-name="P4">
类型: Article</text:p>
      <!--METADATA-->
      <text:p text:style-name="P4">
<draw:frame draw:style-name="fr1" draw:name="Image182" text:anchor-type="as-char" svg:width="6.9236in" svg:height="3.956343in" draw:z-index="0">
<draw:image xlink:href="../Images/yкринформ/2023-05-12T20-50-00-03-00/630_360_1683913518-159.jpg" xlink:type="simple" xlink:show="embed" xlink:actuate="onLoad" draw:mime-type="image/jpeg"/>
</draw:frame>
保存在俄罗斯殖民地的克里姆林宫蒂莫尔·雅尔卡博夫的克里米亚警察是25公斤，需要治疗。</text:p>
      <text:p text:style-name="P4">
关于公共协会<text:a xlink:type="simple" xlink:href="https://crimean-solidarity.org/news/2023/05/11/polituznik-s-astmoj-timur-yalkabov-nuzhdaetsya-v-lechenii-i-poxudel-na--kilogrammov-2577" text:style-name="Internet_20_link" text:visited-style-name="Visited_20_Internet_20_Link">
</text:a>
报道说，阿里亚雅博夫的政治犯报道说。</text:p>
      <text:p text:style-name="P4">
据她介绍， <text:a xlink:type="simple" xlink:href="https://www.ukrinform.ua/tag-krimski-tatari" text:style-name="Internet_20_link" text:visited-style-name="Visited_20_Internet_20_Link">
</text:a>
返回Dimitrovgrad的监狱室(俄罗斯尤利亚诺夫斯克地区)三个月后，他在监狱中呆了三个月。 该男子的膝盖很强，他患有慢性哮喘，需要治疗。</text:p>
      <text:p text:style-name="P4">
“牛皮癣开始严重打扰25磅，”阿里亚卡博娃说。</text:p>
      <text:p text:style-name="P4">
她通过波兰监狱管理局向尤利亚诺夫斯克地区的人权专员呼吁。</text:p>
      <text:p text:style-name="P4">
<text:span text:style-name="T4">
另请阅读：</text:span>
 <text:a xlink:type="simple" xlink:href="https://www.ukrinform.ua/rubric-crimea/3698245-peresliduvanna-krimskih-tatar-lubinec-pidtrimav-vimogi-komisara-radi-evropi.html" text:style-name="Internet_20_link" text:visited-style-name="Visited_20_Internet_20_Link">
</text:a>
在检查期间，建立了Dyalkabov的物理力量的事实。</text:p>
      <text:p text:style-name="P4">
据报道，2022年3月，南部的南部地方法院<text:a xlink:type="simple" xlink:href="https://www.ukrinform.ua/rubric-crimea/3436756-ukrainca-alkabova-u-rosii-zasudili-do-17-rokiv-vaznici.html" text:style-name="Internet_20_link" text:visited-style-name="Visited_20_Internet_20_Link">
</text:a>
长达17年的监禁，严格涉嫌恐怖主义。</text:p>
      <text:p text:style-name="P4">
<text:span text:style-name="T5">
照片：克里米亚团结</text:span>
</text:p>
      <text:p text:style-name="P4">
News Source: <text:a xlink:type="simple" xlink:href="https://www.ukrinform.ua/rubric-crimea/3708494-krimskij-politvazen-timur-alkabov-shud-na-25-kilogramiv-i-potrebue-likuvanna-druzina.html" text:style-name="Internet_20_link" text:visited-style-name="Visited_20_Internet_20_Link">
https://www.ukrinform.ua/rubric-crimea/3708494-krimskij-politvazen-timur-alkabov-shud-na-25-kilogramiv-i-potrebue-likuvanna-druzina.html</text:a>
</text:p>
      <!--NEWS-->
      <text:h text:style-name="P10" text:outline-level="1">
<text:span text:style-name="T4">
克里米亚政治犯蒂姆尔·亚尔卡博夫（Timur Yalkabov）是25公斤，需要治疗 - 妻子</text:span>
</text:h>
      <text:p text:style-name="P4">
作者: Ukrinform (Person)</text:p>
      <text:p text:style-name="P4">
出版商: Укринформ (Organization)</text:p>
      <text:p text:style-name="P4">
出版时间: 2023-05-12T20:50:00+03:00</text:p>
      <text:p text:style-name="P4">
修改时间: 2023-05-12T20:50:00+03:00</text:p>
      <text:p text:style-name="P4">
描述: 保存在俄罗斯殖民地的克里姆林宫蒂莫尔·亚尔卡博夫（Kremlin Timur Yalkabov）的克里米亚政治犯损失了25公斤，需要治疗。  - 乌克林。</text:p>
      <text:p text:style-name="P4">
图片: ["<text:a xlink:type="simple" xlink:href="https://static.ukrinform.com/photos/2023_05/thumb_files/630_360_1683913518-159.jpg" text:style-name="Internet_20_link" text:visited-style-name="Visited_20_Internet_20_Link">
630_360_16839...</text:a>
"]</text:p>
      <text:p text:style-name="P4">
标签: ['Кримські татари', 'Окупація Криму', "Політв'язні Кремля", 'росія']</text:p>
      <text:p text:style-name="P4">
类型: Article</text:p>
      <!--METADATA-->
      <text:p text:style-name="P4">
<draw:frame draw:style-name="fr1" draw:name="Image183" text:anchor-type="as-char" svg:width="6.9236in" svg:height="3.956343in" draw:z-index="0">
<draw:image xlink:href="../Images/yкринформ/2023-05-12T20-50-00-03-00/630_360_1683913518-159.jpg" xlink:type="simple" xlink:show="embed" xlink:actuate="onLoad" draw:mime-type="image/jpeg"/>
</draw:frame>
保存在俄罗斯殖民地的克里姆林宫蒂莫尔·雅尔卡博夫的克里米亚警察是25公斤，需要治疗。</text:p>
      <text:p text:style-name="P4">
关于公共协会<text:a xlink:type="simple" xlink:href="https://crimean-solidarity.org/news/2023/05/11/polituznik-s-astmoj-timur-yalkabov-nuzhdaetsya-v-lechenii-i-poxudel-na--kilogrammov-2577" text:style-name="Internet_20_link" text:visited-style-name="Visited_20_Internet_20_Link">
</text:a>
报道说，阿里亚雅博夫的政治犯报道说。</text:p>
      <text:p text:style-name="P4">
据她介绍， <text:a xlink:type="simple" xlink:href="https://www.ukrinform.ua/tag-krimski-tatari" text:style-name="Internet_20_link" text:visited-style-name="Visited_20_Internet_20_Link">
</text:a>
返回Dimitrovgrad的监狱室(俄罗斯尤利亚诺夫斯克地区)三个月后，他在监狱中呆了三个月。 该男子的膝盖很强，他患有慢性哮喘，需要治疗。</text:p>
      <text:p text:style-name="P4">
“牛皮癣开始严重打扰25磅，”阿里亚卡博娃说。</text:p>
      <text:p text:style-name="P4">
她通过波兰监狱管理局向尤利亚诺夫斯克地区的人权专员呼吁。</text:p>
      <text:p text:style-name="P4">
<text:span text:style-name="T4">
另请阅读：</text:span>
 <text:a xlink:type="simple" xlink:href="https://www.ukrinform.ua/rubric-crimea/3698245-peresliduvanna-krimskih-tatar-lubinec-pidtrimav-vimogi-komisara-radi-evropi.html" text:style-name="Internet_20_link" text:visited-style-name="Visited_20_Internet_20_Link">
</text:a>
在检查期间，建立了Dyalkabov的物理力量的事实。</text:p>
      <text:p text:style-name="P4">
据报道，2022年3月，南部的南部地方法院<text:a xlink:type="simple" xlink:href="https://www.ukrinform.ua/rubric-crimea/3436756-ukrainca-alkabova-u-rosii-zasudili-do-17-rokiv-vaznici.html" text:style-name="Internet_20_link" text:visited-style-name="Visited_20_Internet_20_Link">
</text:a>
长达17年的监禁，严格涉嫌恐怖主义。</text:p>
      <text:p text:style-name="P4">
<text:span text:style-name="T5">
照片：克里米亚团结</text:span>
</text:p>
      <text:p text:style-name="P4">
News Source: <text:a xlink:type="simple" xlink:href="https://www.ukrinform.ua/rubric-crimea/3708494-krimskij-politvazen-timur-alkabov-shud-na-25-kilogramiv-i-potrebue-likuvanna-druzina.html" text:style-name="Internet_20_link" text:visited-style-name="Visited_20_Internet_20_Link">
https://www.ukrinform.ua/rubric-crimea/3708494-krimskij-politvazen-timur-alkabov-shud-na-25-kilogramiv-i-potrebue-likuvanna-druzina.html</text:a>
</text:p>
      <!--NEWS-->
      <text:h text:style-name="P10" text:outline-level="1">
<text:span text:style-name="T4">
比利时由于俄罗斯联邦的冷冻资产征税，乌克兰为9200万欧元</text:span>
</text:h>
      <text:p text:style-name="P4">
作者: Ukrinform (Person)</text:p>
      <text:p text:style-name="P4">
出版商: Укринформ (Organization)</text:p>
      <text:p text:style-name="P4">
出版时间: 2023-05-12T20:50:35+03:00</text:p>
      <text:p text:style-name="P4">
修改时间: 2023-05-12T20:50:35+03:00</text:p>
      <text:p text:style-name="P4">
描述: 比利时已批准了乌克兰的新财政援助计划，其中9200万欧元是通过对冷冻俄罗斯资产征税而产生的。  - 乌克林。</text:p>
      <text:p text:style-name="P4">
图片: ["<text:a xlink:type="simple" xlink:href="https://static.ukrinform.com/photos/2022_12/thumb_files/630_360_1670334139-681.jpg" text:style-name="Internet_20_link" text:visited-style-name="Visited_20_Internet_20_Link">
630_360_16703...</text:a>
"]</text:p>
      <text:p text:style-name="P4">
标签: ['Бельгія', 'Україна', 'Гроші', 'росія']</text:p>
      <text:p text:style-name="P4">
类型: Article</text:p>
      <!--METADATA-->
      <text:p text:style-name="P4">
<draw:frame draw:style-name="fr1" draw:name="Image184" text:anchor-type="as-char" svg:width="6.9236in" svg:height="3.956343in" draw:z-index="0">
<draw:image xlink:href="../Images/yкринформ/2023-05-12T20-50-35-03-00/630_360_1670334139-681.jpg" xlink:type="simple" xlink:show="embed" xlink:actuate="onLoad" draw:mime-type="image/jpeg"/>
</draw:frame>
比利时专注于乌克兰的新财政援助计划，金额为9200万欧元，这是由冷冻俄罗斯资产征税产生的。</text:p>
      <text:p text:style-name="P4">
根据乌克林福姆的说法，今天发布了此类信息<text:a xlink:type="simple" xlink:href="http://www.premier.be/en/new-support-package-ukraine" text:style-name="Internet_20_link" text:visited-style-name="Visited_20_Internet_20_Link">
</text:a>
总理亚历山大·德·克鲁(Alexander de Kroo)。</text:p>
      <text:p text:style-name="P4">
“今天，内阁已批准了为乌克兰及其人民提供的新援助，以准备反对<text:a xlink:type="simple" xlink:href="https://www.ukrinform.ua/tag-rosia" text:style-name="Internet_20_link" text:visited-style-name="Visited_20_Internet_20_Link">
</text:a>
。总财政援助为9200万欧元，从比利时发布的俄罗斯资产造成了额外的税收。”</text:p>
      <text:p text:style-name="P4">
如前所述，这笔款项的4600万欧元将旨在支持乌克兰人，并增加比利时在乌克兰的外交存在。</text:p>
      <text:p text:style-name="P4">
大部分包装的2400万欧元将旨在提供与联合国协调的额外人道主义援助，以满足人口的基本需求，例如教育，医疗保健和食品安全，国家和战区。</text:p>
      <text:p text:style-name="P4">
除了已经投资于Zano的金额外，EIB和世界银行还将将800万欧元的金额指向乌克兰的恢复。</text:p>
      <text:p text:style-name="P4">
计划进行额外的投资，以改革和加强乌克兰和整个地区的比利时外交网络，以及改善乌克兰战略基础设施的安全，包括其核站，Tudlya支持国际刑事法院在调查中的努力乌克兰的俄罗斯军事资产。</text:p>
      <text:p text:style-name="P4">
“从这场战争开始，比利时就一直站在乌克兰。 我再次被确认(总统)沃罗迪米尔·泽伦斯基(Volodymyr Zelensky)上周遇到了瓦加兹(Vagaaz)讨论该国的需求。 乌克兰反性的成功对于战争结束至关重要。 比利时比利时部长比利时说：“比利时今天受到了帮助的额外帮助。”</text:p>
      <text:p text:style-name="P4">
<text:span text:style-name="T4">
另请阅读：</text:span>
 <text:a xlink:type="simple" xlink:href="https://www.ukrinform.ua/rubric-economy/3708209-svitovij-bank-nadav-ukraini-132-miljoni-na-agrarnij-sektor.html" text:style-name="Internet_20_link" text:visited-style-name="Visited_20_Internet_20_Link">
<text:span text:style-name="T4">
世界</text:span>
 <text:span text:style-name="T4">
银行</text:span>
</text:a>
据报道，自从俄罗斯入侵乌克兰以来，比利时为乌克兰提供一致的援助，包括武器的供应，弹药，人道主义援助和设备，以满足乌克兰的优先需求。</text:p>
      <text:p text:style-name="P4">
News Source: <text:a xlink:type="simple" xlink:href="https://www.ukrinform.ua/rubric-economy/3708495-belgia-nadae-ukraini-92-miljoni-za-rahunok-opodatkuvanna-zamorozenih-aktiviv-rf.html" text:style-name="Internet_20_link" text:visited-style-name="Visited_20_Internet_20_Link">
https://www.ukrinform.ua/rubric-economy/3708495-belgia-nadae-ukraini-92-miljoni-za-rahunok-opodatkuvanna-zamorozenih-aktiviv-rf.html</text:a>
</text:p>
      <!--NEWS-->
      <text:h text:style-name="P10" text:outline-level="1">
<text:span text:style-name="T4">
欧洲电视网联合乌克兰人和英国的数字行动</text:span>
</text:h>
      <text:p text:style-name="P4">
作者: Ukrinform (Person)</text:p>
      <text:p text:style-name="P4">
出版商: Укринформ (Organization)</text:p>
      <text:p text:style-name="P4">
出版时间: 2023-05-12T20:51:00+03:00</text:p>
      <text:p text:style-name="P4">
修改时间: 2023-05-12T20:51:00+03:00</text:p>
      <text:p text:style-name="P4">
描述: 作为2023年欧洲电视网的一部分，乌克兰人和英国人的团结数字行动仍在继续，著名歌手，运动员，乌克兰和英国的表演以及各种组织也加入了。  - 乌克林。</text:p>
      <text:p text:style-name="P4">
图片: ["<text:a xlink:type="simple" xlink:href="https://static.ukrinform.com/photos/2023_05/thumb_files/630_360_1683913710-597.jpg" text:style-name="Internet_20_link" text:visited-style-name="Visited_20_Internet_20_Link">
630_360_16839...</text:a>
", "<text:a xlink:type="simple" xlink:href="https://static.ukrinform.com/photos/2023_05/1683913974-931.jpg" text:style-name="Internet_20_link" text:visited-style-name="Visited_20_Internet_20_Link">
1683913974-93...</text:a>
", "<text:a xlink:type="simple" xlink:href="https://static.ukrinform.com/photos/2023_05/1683913974-723.jpg" text:style-name="Internet_20_link" text:visited-style-name="Visited_20_Internet_20_Link">
1683913974-72...</text:a>
", "<text:a xlink:type="simple" xlink:href="https://static.ukrinform.com/photos/2023_05/1683913974-201.jpg" text:style-name="Internet_20_link" text:visited-style-name="Visited_20_Internet_20_Link">
1683913974-20...</text:a>
", "<text:a xlink:type="simple" xlink:href="https://static.ukrinform.com/photos/2023_05/1683913974-511.jpg" text:style-name="Internet_20_link" text:visited-style-name="Visited_20_Internet_20_Link">
1683913974-51...</text:a>
", "<text:a xlink:type="simple" xlink:href="https://static.ukrinform.com/photos/2023_05/1683913973-501.jpg" text:style-name="Internet_20_link" text:visited-style-name="Visited_20_Internet_20_Link">
1683913973-50...</text:a>
", "<text:a xlink:type="simple" xlink:href="https://static.ukrinform.com/photos/2023_05/1683913973-571.jpg" text:style-name="Internet_20_link" text:visited-style-name="Visited_20_Internet_20_Link">
1683913973-57...</text:a>
"]</text:p>
      <text:p text:style-name="P4">
标签: ['Британія', 'Євробачення', 'Instagram', 'Україна']</text:p>
      <text:p text:style-name="P4">
类型: Article</text:p>
      <!--METADATA-->
      <text:p text:style-name="P4">
<draw:frame draw:style-name="fr1" draw:name="Image185" text:anchor-type="as-char" svg:width="6.9236in" svg:height="3.956343in" draw:z-index="0">
<draw:image xlink:href="../Images/yкринформ/2023-05-12T20-51-00-03-00/630_360_1683913710-597.jpg" xlink:type="simple" xlink:show="embed" xlink:actuate="onLoad" draw:mime-type="image/jpeg"/>
</draw:frame>
在2023年的框架中，乌克兰人和英国人团结的数字行动仍在继续，著名歌手，运动员，乌克兰和英国明星以及各种组织。</text:p>
      <text:p text:style-name="P4">
根据该行动的乌克林福姆组织者的说法，可以加入<text:a xlink:type="simple" xlink:href="https://www.instagram.com/p/CsJnsxTo_K2/" text:style-name="Internet_20_link" text:visited-style-name="Visited_20_Internet_20_Link">
</text:a>
乌克兰，乌克兰外交部与乌克兰布兰德(Brand Ukraine)一起发展。</text:p>
      <text:p text:style-name="P4">
“自从俄罗斯的全面侵略开始以来，英国和乌克兰一直在保护全球价值观和多样性。 这个Rockwalka英国接受<text:a xlink:type="simple" xlink:href="https://www.ukrinform.ua/tag-evrobacenna" text:style-name="Internet_20_link" text:visited-style-name="Visited_20_Internet_20_Link">
</text:a>
乌克兰，从雷克雅未克到特拉维夫，美国和乌克兰的大使馆共同为欧洲电视网做准备。 利物浦庆祝活动前夕的Mandic音乐。 加入浪潮，与您的英国朋友共同出版。”</text:p>
      <text:p text:style-name="P4">
<draw:frame draw:style-name="fr1" draw:name="Image186" text:anchor-type="as-char" svg:width="6.9236in" svg:height="4.615733in" draw:z-index="0">
<draw:image xlink:href="../Images/yкринформ/2023-05-12T20-51-00-03-00/1683913974-931.jpg" xlink:type="simple" xlink:show="embed" xlink:actuate="onLoad" draw:mime-type="image/jpeg"/>
</draw:frame>
</text:p>
      <text:p text:style-name="P4">
<draw:frame draw:style-name="fr1" draw:name="Image187" text:anchor-type="as-char" svg:width="6.9236in" svg:height="4.604743in" draw:z-index="0">
<draw:image xlink:href="../Images/yкринформ/2023-05-12T20-51-00-03-00/1683913974-723.jpg" xlink:type="simple" xlink:show="embed" xlink:actuate="onLoad" draw:mime-type="image/jpeg"/>
</draw:frame>
<draw:frame draw:style-name="fr1" draw:name="Image188" text:anchor-type="as-char" svg:width="6.9236in" svg:height="4.604743in" draw:z-index="0">
<draw:image xlink:href="../Images/yкринформ/2023-05-12T20-51-00-03-00/1683913974-201.jpg" xlink:type="simple" xlink:show="embed" xlink:actuate="onLoad" draw:mime-type="image/jpeg"/>
</draw:frame>
<draw:frame draw:style-name="fr1" draw:name="Image189" text:anchor-type="as-char" svg:width="6.9236in" svg:height="4.615733in" draw:z-index="0">
<draw:image xlink:href="../Images/yкринформ/2023-05-12T20-51-00-03-00/1683913974-511.jpg" xlink:type="simple" xlink:show="embed" xlink:actuate="onLoad" draw:mime-type="image/jpeg"/>
</draw:frame>
<draw:frame draw:style-name="fr1" draw:name="Image190" text:anchor-type="as-char" svg:width="6.9236in" svg:height="4.615733in" draw:z-index="0">
<draw:image xlink:href="../Images/yкринформ/2023-05-12T20-51-00-03-00/1683913973-501.jpg" xlink:type="simple" xlink:show="embed" xlink:actuate="onLoad" draw:mime-type="image/jpeg"/>
</draw:frame>
<draw:frame draw:style-name="fr1" draw:name="Image191" text:anchor-type="as-char" svg:width="6.9236in" svg:height="4.604743in" draw:z-index="0">
<draw:image xlink:href="../Images/yкринформ/2023-05-12T20-51-00-03-00/1683913973-571.jpg" xlink:type="simple" xlink:show="embed" xlink:actuate="onLoad" draw:mime-type="image/jpeg"/>
</draw:frame>
特别是，乌克兰文化与信息政策部以及文化部，媒体和体育英国，乌克兰国家歌剧院和皇家歌剧院，敖德萨博物馆和沃克美术馆的歌手贾马拉和鸟类，文化与信息政策部以及文化部。</text:p>
      <text:p text:style-name="P4">
<text:span text:style-name="T4">
另请阅读：</text:span>
 <text:a xlink:type="simple" xlink:href="https://www.ukrinform.ua/rubric-culture/3707037-evrobacenna2023-tvorchi-zapustili-manifest-iz-zaklikom-prodovziti-pidtrimku-ukrainu.html" text:style-name="Internet_20_link" text:visited-style-name="Visited_20_Internet_20_Link">
<text:span text:style-name="T4">
 eurovision </text:span>
</text:a>
如报道<text:a xlink:type="simple" xlink:href="https://www.ukrinform.ua/rubric-culture/3706972-u-liverpuli-startuvav-persij-pivfinal-evrobacenna-2023.html" text:style-name="Internet_20_link" text:visited-style-name="Visited_20_Internet_20_Link">
</text:a>
，在5月9日，开始了67次和持续的比赛“ Eurovision-2023”。 比赛的第一个半决赛是以下国家的代表：克罗地亚，摩尔多瓦，瑞士，芬兰，捷克共和国，以色列，葡萄牙，瑞典，塞尔维亚和挪威。_月：外国与开发办公室 / Instagram _</text:p>
      <text:p text:style-name="P4">
News Source: <text:a xlink:type="simple" xlink:href="https://www.ukrinform.ua/rubric-culture/3708496-cifrova-akcia-solidarnosti-v-ramkah-evrobacenna-obednala-ukrainciv-ta-britanciv.html" text:style-name="Internet_20_link" text:visited-style-name="Visited_20_Internet_20_Link">
https://www.ukrinform.ua/rubric-culture/3708496-cifrova-akcia-solidarnosti-v-ramkah-evrobacenna-obednala-ukrainciv-ta-britanciv.html</text:a>
</text:p>
      <!--NEWS-->
      <text:h text:style-name="P10" text:outline-level="1">
<text:span text:style-name="T4">
四个国家和1500公里：5月24日开始所有-Ukrainian资深骑行</text:span>
</text:h>
      <text:p text:style-name="P4">
作者: Ukrinform (Person)</text:p>
      <text:p text:style-name="P4">
出版商: Укринформ (Organization)</text:p>
      <text:p text:style-name="P4">
出版时间: 2023-05-12T20:56:00+03:00</text:p>
      <text:p text:style-name="P4">
修改时间: 2023-05-12T20:56:00+03:00</text:p>
      <text:p text:style-name="P4">
描述: </text:p>
      <text:p text:style-name="P4">
Lomisis Umis Ulistim  - I的，。: </text:p>
      <text:p text:style-name="P4">
图片: ["<text:a xlink:type="simple" xlink:href="https://static.ukrinform.com/photos/2023_05/thumb_files/630_360_1683914041-543.jpeg" text:style-name="Internet_20_link" text:visited-style-name="Visited_20_Internet_20_Link">
630_360_16839...</text:a>
"]</text:p>
      <text:p text:style-name="P4">
标签: ['Ветерани війни', 'Міністерство у справах ветеранів', 'Велопробіг']</text:p>
      <text:p text:style-name="P4">
类型: Article</text:p>
      <!--METADATA-->
      <text:p text:style-name="P4">
<draw:frame draw:style-name="fr1" draw:name="Image192" text:anchor-type="as-char" svg:width="6.9236in" svg:height="3.956343in" draw:z-index="0">
<draw:image xlink:href="../Images/yкринформ/2023-05-12T20-56-00-03-00/630_360_1683914041-543.jpeg" xlink:type="simple" xlink:show="embed" xlink:actuate="onLoad" draw:mime-type="image/jpeg"/>
</draw:frame>
退伍军人事务部由所有 - 乌克兰的Veteransky抢劫组织“我们尊重乌克兰捍卫者的记忆”。</text:p>
      <text:p text:style-name="P4">
关于它报告<text:a xlink:type="simple" xlink:href="https://mva.gov.ua/ua/news/minveteraniv-organizovuye-vseukrayinskij-veteranskij-veloprobig-shanuyemo-pamyat-zahisnikiv-ukrayini" text:style-name="Internet_20_link" text:visited-style-name="Visited_20_Internet_20_Link">
</text:a>
，报道乌克林福姆。</text:p>
      <text:p text:style-name="P4">
“退伍军人计划在乌克兰，斯洛伐克，捷克共和国，德国，沿着Uzhgorod-Darmstadt路线旅行，克服超过1500公里的公里。(斯洛伐克)。硝基(斯洛伐克)，布拉迪斯拉发(斯洛伐克)，布尔诺(捷克共和国)布拉格(捷克共和国)。魏登(德国)，温尔茨堡(德国)，达姆施塔特( <text:a xlink:type="simple" xlink:href="https://www.ukrinform.ua/tag-nimeccina" text:style-name="Internet_20_link" text:visited-style-name="Visited_20_Internet_20_Link">
 </text:a>
 )”， - 在消息中go。</text:p>
      <text:p text:style-name="P4">
值得注意的是，在从乌兹戈罗德(Uzhgorod)到达姆施塔特(Darmstadt)的途中，计划与地方部门和公众的代表举行会议，与国外的乌克兰人举行会议，在乌克兰的捍卫者和捍卫者上举行徒步展览。</text:p>
      <text:p text:style-name="P4">
<text:span text:style-name="T4">
另请阅读：</text:span>
 <text:a xlink:type="simple" xlink:href="https://www.ukrinform.ua/rubric-society/3693428-u-veteraniv-zavlatsa-pomicniki-v-ukraini-zapuskaut-pilotnij-proekt.html" text:style-name="Internet_20_link" text:visited-style-name="Visited_20_Internet_20_Link">
</text:a>
该活动旨在支持退伍军人，促进体育康复和退伍军人社区的健康生活方式。</text:p>
      <text:p text:style-name="P4">
自行车比赛将于2023年5月24日至6月2日举行。</text:p>
      <text:p text:style-name="P4">
正如乌克林福姆报道的<text:a xlink:type="simple" xlink:href="https://www.ukrinform.ua/rubric-sports/3702996-u-lvovi-provedeno-vidbir-u-nacionalnu-zbirnu-invictus-games.html" text:style-name="Internet_20_link" text:visited-style-name="Visited_20_Internet_20_Link">
</text:a>
 .</text:p>
      <text:p text:style-name="P4">
News Source: <text:a xlink:type="simple" xlink:href="https://www.ukrinform.ua/rubric-society/3708497-cotiri-kraini-i-1500-kilometriv-z-24-travna-startue-vseukrainskij-veteranskij-veloprobig.html" text:style-name="Internet_20_link" text:visited-style-name="Visited_20_Internet_20_Link">
https://www.ukrinform.ua/rubric-society/3708497-cotiri-kraini-i-1500-kilometriv-z-24-travna-startue-vseukrainskij-veteranskij-veloprobig.html</text:a>
</text:p>
      <!--NEWS-->
      <text:h text:style-name="P10" text:outline-level="1">
<text:span text:style-name="T4">
Yarmolenko Duble在阿联酋锦标赛中完成了“银色”赛季</text:span>
</text:h>
      <text:p text:style-name="P4">
作者: Ukrinform (Person)</text:p>
      <text:p text:style-name="P4">
出版商: Укринформ (Organization)</text:p>
      <text:p text:style-name="P4">
出版时间: 2023-05-12T20:58:00+03:00</text:p>
      <text:p text:style-name="P4">
修改时间: 2023-05-12T20:58:00+03:00</text:p>
      <text:p text:style-name="P4">
描述: 在最后一轮阿拉伯联合酋长国（阿联酋）冠军赛（UAE）中，乌克兰国家队队长安德里·雅尔莫伦科（Andriy Yarmolenko）的2012/33 al-ain，他培训了乌克兰专家Conetus Rebrov，获得了Al-Batayh。  - 乌克林。</text:p>
      <text:p text:style-name="P4">
图片: ["<text:a xlink:type="simple" xlink:href="https://static.ukrinform.com/photos/2023_05/thumb_files/630_360_1683914277-712.jpg" text:style-name="Internet_20_link" text:visited-style-name="Visited_20_Internet_20_Link">
630_360_16839...</text:a>
"]</text:p>
      <text:p text:style-name="P4">
标签: ['Ярмоленко', 'Футбол', 'ОАЕ']</text:p>
      <text:p text:style-name="P4">
类型: Article</text:p>
      <!--METADATA-->
      <text:p text:style-name="P4">
<draw:frame draw:style-name="fr1" draw:name="Image193" text:anchor-type="as-char" svg:width="6.9236in" svg:height="3.956343in" draw:z-index="0">
<draw:image xlink:href="../Images/yкринформ/2023-05-12T20-58-00-03-00/630_360_1683914277-712.jpg" xlink:type="simple" xlink:show="embed" xlink:actuate="onLoad" draw:mime-type="image/jpeg"/>
</draw:frame>
阿拉伯联合酋长国冠军的最后一轮(阿联酋)乌克兰专家谢尔盖·雷布罗夫(Sergey Rebrov)在乌克兰安德里·雅尔莫伦科(Andriy Andriy Yarmolenko)国家队的队长中，乌克兰安德里·雅莫伦科(Andriy Yarmolenko)国家队的队长从足球支持2022/23“ al-ain”中获得了“ al-batayh”。</text:p>
      <text:p text:style-name="P4">
如报告<text:a xlink:type="simple" xlink:href="https://uaf.ua/article/48228" text:style-name="Internet_20_link" text:visited-style-name="Visited_20_Internet_20_Link">
</text:a>
乌克兰足球协会(WAF)，这位乌克兰足球运动员在首发阵容中脱颖而出，并以两个大小的球杰出了自己。 最后，雷布罗夫(Rebrov)在会议的第83分钟取代了Yarmolenko，以5：2的成绩结束了Al-Yina的胜利。</text:p>
      <text:p text:style-name="P4">
<text:span text:style-name="T4">
另请阅读：</text:span>
 <text:a xlink:type="simple" xlink:href="https://www.ukrinform.ua/rubric-sports/3702261-penalti-armolenka-ne-dopomogli-alajnu-rebrova-vijti-u-final-kubka-prezidenta-oae.html" text:style-name="Internet_20_link" text:visited-style-name="Visited_20_Internet_20_Link">
<text:span text:style-name="T4">
 yarmolenka </text:span>
</text:a>
在54分获得54分之后，Al-ain在管子的积分榜上完成了第二步。</text:p>
      <text:p text:style-name="P4">
照片：uaf.ua。</text:p>
      <text:p text:style-name="P4">
News Source: <text:a xlink:type="simple" xlink:href="https://www.ukrinform.ua/rubric-sports/3708498-armolenko-dublem-zaversiv-sribnij-sezon-u-cempionati-oae.html" text:style-name="Internet_20_link" text:visited-style-name="Visited_20_Internet_20_Link">
https://www.ukrinform.ua/rubric-sports/3708498-armolenko-dublem-zaversiv-sribnij-sezon-u-cempionati-oae.html</text:a>
</text:p>
      <!--NEWS-->
      <text:h text:style-name="P10" text:outline-level="1">
<text:span text:style-name="T4">
捷克总统估计乌克兰反性的机会</text:span>
</text:h>
      <text:p text:style-name="P4">
作者: Ukrinform (Person)</text:p>
      <text:p text:style-name="P4">
出版商: Укринформ (Organization)</text:p>
      <text:p text:style-name="P4">
出版时间: 2023-05-12T21:06:00+03:00</text:p>
      <text:p text:style-name="P4">
修改时间: 2023-05-12T21:06:00+03:00</text:p>
      <text:p text:style-name="P4">
描述: 捷克总统北约埃克萨尔·帕维尔（Petr Pavel）估计，乌克兰的反态度有可能使俄罗斯占领的领土恢复正常。  - 乌克林。</text:p>
      <text:p text:style-name="P4">
图片: ["<text:a xlink:type="simple" xlink:href="https://static.ukrinform.com/photos/2023_02/thumb_files/630_360_1677401487-268.jpg" text:style-name="Internet_20_link" text:visited-style-name="Visited_20_Internet_20_Link">
630_360_16774...</text:a>
"]</text:p>
      <text:p text:style-name="P4">
标签: ['Чехія', 'Війна з росією', 'Контрнаступ', 'Петр Павел']</text:p>
      <text:p text:style-name="P4">
类型: Article</text:p>
      <!--METADATA-->
      <text:p text:style-name="P4">
<draw:frame draw:style-name="fr1" draw:name="Image194" text:anchor-type="as-char" svg:width="6.9236in" svg:height="3.956343in" draw:z-index="0">
<draw:image xlink:href="../Images/yкринформ/2023-05-12T21-06-00-03-00/630_360_1677401487-268.jpg" xlink:type="simple" xlink:show="embed" xlink:actuate="onLoad" draw:mime-type="image/jpeg"/>
</draw:frame>
总统北约欧洲党帕维尔(Petr Pavel)估计，乌克兰反性归还俄罗斯占领的领土的机会是好的。</text:p>
      <text:p text:style-name="P4">
他在一次采访中说了这一点<text:a xlink:type="simple" xlink:href="https://www.reuters.com/world/europe/czech-president-gives-ukraines-offensive-high-chance-success-2023-05-12/" text:style-name="Internet_20_link" text:visited-style-name="Visited_20_Internet_20_Link">
</text:a>
，报道乌克林福姆。</text:p>
      <text:p text:style-name="P4">
“当然，人们对乌克兰反性攻击性的希望将是成功的，因为<text:a xlink:type="simple" xlink:href="https://www.ukrinform.ua/tag-ukraina" text:style-name="Internet_20_link" text:visited-style-name="Visited_20_Internet_20_Link">
</text:a>
帕维尔说：“有动力，充分准备，经验丰富，当然也没有像俄罗斯军队这样的缺乏症。”</text:p>
      <text:p text:style-name="P4">
但是，他承认，如果俄罗斯很好地使用其准备好的防御能力，他们将被牺牲。</text:p>
      <text:p text:style-name="P4">
据总统说，俄罗斯军队在形状和技术支持和战斗精神上遇到了严重的问题，但崩溃不值得防御，因为</text:p>
      <text:p text:style-name="P4">
俄罗斯设法在多个边界准备了相对较高的质量和深度防御。</text:p>
      <text:p text:style-name="P4">
捷克军队的前总司令，以及北约秘书长的首席军事顾问，他认为乌克兰最终将持有西方战斗机，但不可能及时转移他们以及时转让他们商业攻势。 他补充说，紧急需求是弹药。</text:p>
      <text:p text:style-name="P4">
不可能预测乌克兰将能够带走哪些领土，因为这是进攻的浪潮场景，并且并非总是按照欲望和计划进行。</text:p>
      <text:p text:style-name="P4">
这位捷克领导人指出，乌克兰需要合作伙伴的支持来访问多纳托和欧盟，但在这两种情况下都表示，这一过程将是困难而长期的，尽管有关加入欧盟的谈判都有所有机会今年的机会。</text:p>
      <text:p text:style-name="P4">
<text:span text:style-name="T4">
另请阅读：</text:span>
 <text:a xlink:type="simple" xlink:href="https://www.ukrinform.ua/rubric-ato/3707406-cehia-peredast-ukraini-dvi-sistemi-ppo-kub-iz-raketami.html" text:style-name="Internet_20_link" text:visited-style-name="Visited_20_Internet_20_Link">
</text:a>
帕维尔(Pavel)在一次采访中也感动了中国的问题。 他说，乌克兰战争期间中国的行动表明，中国不是一个建设性的球员，因为他没有在乌克兰的乌克兰战争无效，也没有呼吁撤离俄罗斯军队。</text:p>
      <text:p text:style-name="P4">
捷克共和国的总统坚信欧盟和其他民主国家在这个州需要一个单一的现实立场，一个声音，因此其他每个欧盟国家都不能独自与北京竞争。 中国巴比尔将使用双边接触作为将欧洲国家拆分或远离美国的机会。</text:p>
      <text:p text:style-name="P4">
保罗早些时候说，乌克兰只有一个机会发生很大的对比。</text:p>
      <text:p text:style-name="P4">
<text:span text:style-name="T5">
foto：čtk /ŠulováKate场</text:span>
</text:p>
      <text:p text:style-name="P4">
News Source: <text:a xlink:type="simple" xlink:href="https://www.ukrinform.ua/rubric-ato/3708501-prezident-cehii-ocinue-sansi-kontrnastupu-ukraini-ak-dobri.html" text:style-name="Internet_20_link" text:visited-style-name="Visited_20_Internet_20_Link">
https://www.ukrinform.ua/rubric-ato/3708501-prezident-cehii-ocinue-sansi-kontrnastupu-ukraini-ak-dobri.html</text:a>
</text:p>
      <!--NEWS-->
      <text:h text:style-name="P10" text:outline-level="1">
<text:span text:style-name="T4">
金称Mykolaiv地区业务最大的问题</text:span>
</text:h>
      <text:p text:style-name="P4">
作者: Ukrinform (Person)</text:p>
      <text:p text:style-name="P4">
出版商: Укринформ (Organization)</text:p>
      <text:p text:style-name="P4">
出版时间: 2023-05-12T21:06:08+03:00</text:p>
      <text:p text:style-name="P4">
修改时间: 2023-05-12T21:06:08+03:00</text:p>
      <text:p text:style-name="P4">
描述: Mykolaiv地区最大的业务问题是港口，占该地区经济的30-40％。  - 乌克林。</text:p>
      <text:p text:style-name="P4">
图片: ["<text:a xlink:type="simple" xlink:href="https://static.ukrinform.com/photos/2022_08/thumb_files/630_360_1661863347-457.jpg" text:style-name="Internet_20_link" text:visited-style-name="Visited_20_Internet_20_Link">
630_360_16618...</text:a>
"]</text:p>
      <text:p text:style-name="P4">
标签: ['Бізнес', 'Миколаївщина', 'Порт', 'зерновий коридор', 'Єдині новини']</text:p>
      <text:p text:style-name="P4">
类型: Article</text:p>
      <!--METADATA-->
      <text:p text:style-name="P4">
<draw:frame draw:style-name="fr1" draw:name="Image195" text:anchor-type="as-char" svg:width="6.9236in" svg:height="3.956343in" draw:z-index="0">
<draw:image xlink:href="../Images/yкринформ/2023-05-12T21-06-08-03-00/630_360_1661863347-457.jpg" xlink:type="simple" xlink:show="embed" xlink:actuate="onLoad" draw:mime-type="image/jpeg"/>
</draw:frame>
Mykolaiv地区最大的业务是港口不起作用，该港口的工作已占该地区经济的30％。</text:p>
      <text:p text:style-name="P4">
尼古拉夫(Kim)的尼古拉耶夫地区军事管理部门负责人报告了这一点<text:a xlink:type="simple" xlink:href="https://www.facebook.com/watch/" text:style-name="Internet_20_link" text:visited-style-name="Visited_20_Internet_20_Link">
</text:a>
”，报道乌克林福姆。</text:p>
      <text:p text:style-name="P4">
“ []最大的业务问题(https://www.ukrinform.ua/tag-mikolaivsina)正是港口不起作用，它们并未附在SO被称为“谷物协议”上。 他们的工作是经济区域的30-40％。”金说。</text:p>
      <text:p text:style-name="P4">
<text:span text:style-name="T4">
另请阅读：</text:span>
 <text:a xlink:type="simple" xlink:href="https://www.ukrinform.ua/rubric-economy/3698923-posol-ukraini-u-tureccini-skazav-vid-cogo-zalezit-rozsirenna-zernovoi-ugodi-na-porti-mikolaeva.html" text:style-name="Internet_20_link" text:visited-style-name="Visited_20_Internet_20_Link">
<text:span text:style-name="T4">
大使</text:span>
 <text:span text:style-name="T4">
乌克兰</text:span>
 <text:span text:style-name="T4">
 </text:span>
 <text:span text:style-name="T4">
土耳其</text:span>
 <text:span text:style-name="T4">
 </text:span>
 <text:span text:style-name="T4">
 </text:span>
 <text:span text:style-name="T4">
 </text:span>
 <text:span text:style-name="T4">
 </text:span>
 <text:span text:style-name="T4">
 </text:span>
<text:span text:style-name="T5">
为什么</text:span>
<text:span text:style-name="T5">
为什么</text:span>
<text:span text:style-name="T5">
 </text:span>
<text:span text:style-name="T5">
 </text:span>
<text:span text:style-name="T5">
依赖</text:span>
<text:span text:style-name="T5">
 </text:span>
<text:span text:style-name="T5">
 </text:span>
<text:span text:style-name="T5">
 </text:span>
<text:span text:style-name="T4">
 </text:span>
 <text:span text:style-name="T4">
 </text:span>
 <text:span text:style-name="T4">
 </text:span>
 <text:span text:style-name="T4">
谷物</text:span>
 <text:span text:style-name="T4">
交易</text:span>
 <text:span text:style-name="T4">
端口</text:span>
<text:span text:style-name="T4">
 nikolaev </text:span>
</text:a>
据报道，据市长奥尔尼斯德拉·森克维奇(Olnesandra Senkevich)称，自战争开始以来，BusinessMikolaev损失了约90％的潜力。</text:p>
      <text:p text:style-name="P4">
News Source: <text:a xlink:type="simple" xlink:href="https://www.ukrinform.ua/rubric-regions/3708500-kim-nazvav-najbilsu-problemu-dla-biznesu-mikolaivsini.html" text:style-name="Internet_20_link" text:visited-style-name="Visited_20_Internet_20_Link">
https://www.ukrinform.ua/rubric-regions/3708500-kim-nazvav-najbilsu-problemu-dla-biznesu-mikolaivsini.html</text:a>
</text:p>
      <!--NEWS-->
      <text:h text:style-name="P10" text:outline-level="1">
<text:span text:style-name="T4">
俄罗斯人在切尼希夫地区的边界上释放了20多个矿山</text:span>
</text:h>
      <text:p text:style-name="P4">
作者: Ukrinform (Person)</text:p>
      <text:p text:style-name="P4">
出版商: Укринформ (Organization)</text:p>
      <text:p text:style-name="P4">
出版时间: 2023-05-12T21:18:00+03:00</text:p>
      <text:p text:style-name="P4">
修改时间: 2023-05-12T21:18:00+03:00</text:p>
      <text:p text:style-name="P4">
描述: 5月12日，俄罗斯军队在切尼希夫地区的边界上击中了迫击炮，总共有24次命中。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Чернігівщина', 'Війна з росією']</text:p>
      <text:p text:style-name="P4">
类型: Article</text:p>
      <!--METADATA-->
      <text:p text:style-name="P4">
<draw:frame draw:style-name="fr1" draw:name="Image196" text:anchor-type="as-char" svg:width="6.9236in" svg:height="3.956343in" draw:z-index="0">
<draw:image xlink:href="../Images/yкринформ/2023-05-12T21-18-00-03-00/630_360_1667124180-530.jpg" xlink:type="simple" xlink:show="embed" xlink:actuate="onLoad" draw:mime-type="image/jpeg"/>
</draw:frame>
5月12日，鲁斯基卡(Ruskivska)击中了切尔尼(Chernyhiv)地区边界的迫击炮，总共击中了24次命中。</text:p>
      <text:p text:style-name="P4">
正如乌克林福姆报道的那样，运营司令部“北”报道了<text:a xlink:type="simple" xlink:href="https://t.me/ok_pivnich1/2576" text:style-name="Internet_20_link" text:visited-style-name="Visited_20_Internet_20_Link">
</text:a>
。</text:p>
      <text:p text:style-name="P4">
特别是，从12:10到13:40，20 []在卡波维奇村<text:a xlink:type="simple" xlink:href="https://www.ukrinform.ua/tag-obstril" text:style-name="Internet_20_link" text:visited-style-name="Visited_20_Internet_20_Link">
</text:a>
，可能来自砂浆12毫米口径。</text:p>
      <text:p text:style-name="P4">
从2:20 pm到14:31，在梅德维维卡村地区记录了四次命中，可能是使用相同的武器。</text:p>
      <text:p text:style-name="P4">
在这两种情况下，均未收到有关当地人口损失或对平民基础设施损失的信息。</text:p>
      <text:p text:style-name="P4">
<text:span text:style-name="T4">
另请阅读：</text:span>
 <text:a xlink:type="simple" xlink:href="https://www.ukrinform.ua/rubric-ato/3708468-vorog-iz-vazkoi-artilerii-obstrilav-nikopol-poskodzeni-budinki-cerkva-i-gazogoni.html" text:style-name="Internet_20_link" text:visited-style-name="Visited_20_Internet_20_Link">
<text:span text:style-name="T4">
射击</text:span>
</text:a>
正如乌克林福姆报道的那样，5月11日晚上，俄罗斯入侵者袭击了切尔尼希夫地区Arkhipivka村的工作人员，两名当地人受伤。</text:p>
      <text:p text:style-name="P4">
News Source: <text:a xlink:type="simple" xlink:href="https://www.ukrinform.ua/rubric-ato/3708503-rosiani-vipustili-po-prikordonnu-cernigivsini-ponad-20-min.html" text:style-name="Internet_20_link" text:visited-style-name="Visited_20_Internet_20_Link">
https://www.ukrinform.ua/rubric-ato/3708503-rosiani-vipustili-po-prikordonnu-cernigivsini-ponad-20-min.html</text:a>
</text:p>
      <!--NEWS-->
      <text:h text:style-name="P10" text:outline-level="1">
<text:span text:style-name="T4">
Zelensky对与Medvedchuk有关的公司实施了制裁</text:span>
</text:h>
      <text:p text:style-name="P4">
作者: Ukrinform (Person)</text:p>
      <text:p text:style-name="P4">
出版商: Укринформ (Organization)</text:p>
      <text:p text:style-name="P4">
出版时间: 2023-05-12T21:24:00+03:00</text:p>
      <text:p text:style-name="P4">
修改时间: 2023-05-12T21:24:00+03:00</text:p>
      <text:p text:style-name="P4">
描述: 乌克兰沃罗迪米尔·泽伦斯基（Volodymyr Zelensky）总裁提出了另一项制裁，该制裁措施介绍了俄罗斯公司财产的限制性措施和相关的乌克兰经济实体的财产。 也对与梅德维奇克有关的公司实施了制裁。  - 乌克林。</text:p>
      <text:p text:style-name="P4">
图片: ["<text:a xlink:type="simple" xlink:href="https://static.ukrinform.com/photos/2022_09/thumb_files/630_360_1663862325-924.jpg" text:style-name="Internet_20_link" text:visited-style-name="Visited_20_Internet_20_Link">
630_360_16638...</text:a>
"]</text:p>
      <text:p text:style-name="P4">
标签: ['Антиросійські санкції', 'Медведчук', 'Санкції', 'Україна', 'Зеленський']</text:p>
      <text:p text:style-name="P4">
类型: Article</text:p>
      <!--METADATA-->
      <text:p text:style-name="P4">
<draw:frame draw:style-name="fr1" draw:name="Image197" text:anchor-type="as-char" svg:width="6.9236in" svg:height="3.956343in" draw:z-index="0">
<draw:image xlink:href="../Images/yкринформ/2023-05-12T21-24-00-03-00/630_360_1663862325-924.jpg" xlink:type="simple" xlink:show="embed" xlink:actuate="onLoad" draw:mime-type="image/jpeg"/>
</draw:frame>
乌克兰Volodymyr Zelensky的总裁通过他的法令提出了另一项制裁，该措施对俄罗斯公司的财产提出了限制性措施，该公司具有相关乌克兰经济实体的塔维尔群岛。 已经针对梅德维奇克(Medvedchuk)引起了制裁。</text:p>
      <text:p text:style-name="P4">
根据乌克林福姆的说法，总统在[]中报道了(https://t.me/V_Zelenskiy_official/6212)。</text:p>
      <text:p text:style-name="P4">
“今天的另一个制裁包。 该法令施加了俄罗斯公司在乌克兰的财产的限制性财产和相关乌克兰经济实体的财产。 在他们的控制下，有时会有关键的基础设施和关键的战略企业。 今天我们是风险。 <text:span text:style-name="T4">
 <text:a xlink:type="simple" xlink:href="https://www.ukrinform.ua/tag-sankcii" text:style-name="Internet_20_link" text:visited-style-name="Visited_20_Internet_20_Link">
</text:a>
</text:span>
还针对与梅德维奇克(Medvedchuk)和其他副司令部，创始人，高管，俄罗斯公司的受益人有关的公司提出，这些公司将由乌克兰领土上的重要资产持有。”</text:p>
      <text:p text:style-name="P4">
<text:span text:style-name="T4">
另请阅读：</text:span>
 <text:span text:style-name="T4">
 <text:a xlink:type="simple" xlink:href="https://www.ukrinform.ua/rubric-economy/3707763-ukrtransnafta-pererahuvala-do-budzetu-ponad-10-miljoniv-za-upravlinna-trubou-medvedcuka.html" text:style-name="Internet_20_link" text:visited-style-name="Visited_20_Internet_20_Link">
</text:a>
</text:span>
</text:p>
      <text:p text:style-name="P4">
正如乌克林福姆报道的那样，今天乌克兰总统_ <text:span text:style-name="T4">
 <text:a xlink:type="simple" xlink:href="https://www.ukrinform.ua/rubric-economy/3708388-zelenskij-zaprovadiv-sankcii-proti-41-osobi-so-dopomagala-rf-kontroluvati-zaporizstal.html" text:style-name="Internet_20_link" text:visited-style-name="Visited_20_Internet_20_Link">
</text:a>
</text:span>
 _阻止俄罗斯对乌克兰政治和经济进程的影响。</text:p>
      <text:p text:style-name="P4">
News Source: <text:a xlink:type="simple" xlink:href="https://www.ukrinform.ua/rubric-economy/3708505-zelenskij-zaprovadiv-sankcii-sodo-kompanij-povazanih-z-medvedcukom.html" text:style-name="Internet_20_link" text:visited-style-name="Visited_20_Internet_20_Link">
https://www.ukrinform.ua/rubric-economy/3708505-zelenskij-zaprovadiv-sankcii-sodo-kompanij-povazanih-z-medvedcukom.html</text:a>
</text:p>
      <!--NEWS-->
      <text:h text:style-name="P10" text:outline-level="1">
<text:span text:style-name="T4">
Tsurenko将在罗马的WTA锦标赛第三圈中面对世界上第一个“球拍”</text:span>
</text:h>
      <text:p text:style-name="P4">
作者: Ukrinform (Person)</text:p>
      <text:p text:style-name="P4">
出版商: Укринформ (Organization)</text:p>
      <text:p text:style-name="P4">
出版时间: 2023-05-12T21:31:25+03:00</text:p>
      <text:p text:style-name="P4">
修改时间: 2023-05-12T21:31:25+03:00</text:p>
      <text:p text:style-name="P4">
描述: 乌克兰人的莱西亚·图伦科（Lesya Turenko）继续在罗马（意大利）的妇女网球协会（WTA）（WTA）的著名土壤锦标赛（WTA），奖金为350万美元 - 乌克林（Ukrinform）。</text:p>
      <text:p text:style-name="P4">
图片: ["<text:a xlink:type="simple" xlink:href="https://static.ukrinform.com/photos/2023_05/thumb_files/630_360_1683915282-815.jpg" text:style-name="Internet_20_link" text:visited-style-name="Visited_20_Internet_20_Link">
630_360_16839...</text:a>
"]</text:p>
      <text:p text:style-name="P4">
标签: None</text:p>
      <text:p text:style-name="P4">
类型: Article</text:p>
      <!--METADATA-->
      <text:p text:style-name="P4">
<draw:frame draw:style-name="fr1" draw:name="Image198" text:anchor-type="as-char" svg:width="6.9236in" svg:height="3.956343in" draw:z-index="0">
<draw:image xlink:href="../Images/yкринформ/2023-05-12T21-31-25-03-00/630_360_1683915282-815.jpg" xlink:type="simple" xlink:show="embed" xlink:actuate="onLoad" draw:mime-type="image/jpeg"/>
</draw:frame>
乌克兰Tsurenko继续在女子Tenisa协会享有盛誉的土壤锦标赛上表现(WTA) - 意大利国际BNL-π(意大利)350万美元的350万美元。</text:p>
      <text:p text:style-name="P4">
在比赛的第二轮比赛中，图伦科击败了《美国伯纳迪笔》第28期“播种”  -  6：4、6：4，据报道。</text:p>
      <text:p text:style-name="P4">
网球运动员在球场上度过了1小时40分钟。</text:p>
      <text:p text:style-name="P4">
Tsurenko是1/8总决赛的门票，正在波兰的世界IGA的第一个“球拍”，而俄罗斯俄罗斯Anastasia Pavlyuchenko -6：0.6：0。</text:p>
      <text:p text:style-name="P4">
<text:span text:style-name="T4">
另请阅读：</text:span>
 <text:a xlink:type="simple" xlink:href="https://www.ukrinform.ua/rubric-sports/3707397-curenko-obigrala-svitolinu-na-turniri-u-rimi.html" text:style-name="Internet_20_link" text:visited-style-name="Visited_20_Internet_20_Link">
<text:span text:style-name="T4">
 tsurenko </text:span>
</text:a>
罗马的比赛将持续到5月21日。</text:p>
      <text:p text:style-name="P4">
去年，Internazionali Bnl d'Italia赢得了Schwontek。</text:p>
      <text:p text:style-name="P4">
照片：盖蒂图像。</text:p>
      <text:p text:style-name="P4">
News Source: <text:a xlink:type="simple" xlink:href="https://www.ukrinform.ua/rubric-sports/3708507-curenko-protistoatime-persij-raketci-svitu-u-tretomu-koli-turniru-wta-u-rimi.html" text:style-name="Internet_20_link" text:visited-style-name="Visited_20_Internet_20_Link">
https://www.ukrinform.ua/rubric-sports/3708507-curenko-protistoatime-persij-raketci-svitu-u-tretomu-koli-turniru-wta-u-rimi.html</text:a>
</text:p>
      <!--NEWS-->
      <text:h text:style-name="P10" text:outline-level="1">
<text:span text:style-name="T4">
谢尔盖·巴布金（Sergey Babkin）为纪念哈尔基夫地区的127个Terloborons旅写了一首歌</text:span>
</text:h>
      <text:p text:style-name="P4">
作者: Ukrinform (Person)</text:p>
      <text:p text:style-name="P4">
出版商: Укринформ (Organization)</text:p>
      <text:p text:style-name="P4">
出版时间: 2023-05-12T21:38:00+03:00</text:p>
      <text:p text:style-name="P4">
修改时间: 2023-05-12T21:38:00+03:00</text:p>
      <text:p text:style-name="P4">
描述: 乌克兰音乐家谢尔盖·巴布金（Sergey Babkin）写了一首歌，以纪念哈尔基夫地区的第127个Terloboron旅。  - 乌克林。</text:p>
      <text:p text:style-name="P4">
图片: ["<text:a xlink:type="simple" xlink:href="https://static.ukrinform.com/photos/2017_10/thumb_files/630_360_1507384762-6672.jpg" text:style-name="Internet_20_link" text:visited-style-name="Visited_20_Internet_20_Link">
630_360_15073...</text:a>
"]</text:p>
      <text:p text:style-name="P4">
标签: ['Харківщина', 'Пісня', 'Сергій Бабкін', 'Тероборона']</text:p>
      <text:p text:style-name="P4">
类型: Article</text:p>
      <!--METADATA-->
      <text:p text:style-name="P4">
<draw:frame draw:style-name="fr1" draw:name="Image199" text:anchor-type="as-char" svg:width="6.9236in" svg:height="3.956343in" draw:z-index="0">
<draw:image xlink:href="../Images/yкринформ/2023-05-12T21-38-00-03-00/630_360_1507384762-6672.jpg" xlink:type="simple" xlink:show="embed" xlink:actuate="onLoad" draw:mime-type="image/jpeg"/>
</draw:frame>
乌克兰音乐家谢尔盖·巴布金(Sergey Babkin)创作了一首歌，以纪念哈尔基夫地区的第127 Brigadteroborobron。</text:p>
      <text:p text:style-name="P4">
旅在[]中报告了这一点(https://t.me/kharkiv_127_brigada_tro/2860)，报道乌克林福姆。</text:p>
      <text:p text:style-name="P4">
“谢尔盖·巴布金(Sergey Babkin)写道<text:a xlink:type="simple" xlink:href="https://www.ukrinform.ua/tag-muzika" text:style-name="Internet_20_link" text:visited-style-name="Visited_20_Internet_20_Link">
</text:a>
为了纪念武装部队TRA部队的第127座旅。 这首歌是捍卫该国的男孩和女孩的赞美诗。”</text:p>
      <text:p text:style-name="P4">
如今，第127旅在巴赫穆特(Bakhmut)的城市责任中执行指挥令。</text:p>
      <text:p text:style-name="P4">
您可以在所有音乐网站上收听构图：Spotify，Apple Music，iTunes，Store Deezer，YouTube。</text:p>
      <text:p text:style-name="P4">
“每次听都是旅的捐赠者。 即使是微态也能够满足乌克兰军队的巨大需求。” Terroboronivtsi说。</text:p>
      <text:p text:style-name="P4">
<text:span text:style-name="T4">
另请阅读：</text:span>
 <text:a xlink:type="simple" xlink:href="https://www.ukrinform.ua/rubric-culture/3707464-imagine-dragons-vipustili-klip-akij-znali-v-ukraini.html" text:style-name="Internet_20_link" text:visited-style-name="Visited_20_Internet_20_Link">
<text:span text:style-name="T4">
剪辑</text:span>
</text:a>
据报道，玛丽亚·缅甸(Maria Burmaka)为歌曲“ Love Steel”展示了一段视频，该视频旨在介绍“ Azovstal”捍卫者的爱与婚姻的戏剧性历史：团的发言人“ Azov” Azov“ Azov” Valery Kprilnko和Warrior Andriysubbotin。</text:p>
      <text:p text:style-name="P4">
News Source: <text:a xlink:type="simple" xlink:href="https://www.ukrinform.ua/rubric-culture/3708509-sergij-babkin-napisav-pisnu-na-cest-127oi-brigadi-tro-z-harkivsini.html" text:style-name="Internet_20_link" text:visited-style-name="Visited_20_Internet_20_Link">
https://www.ukrinform.ua/rubric-culture/3708509-sergij-babkin-napisav-pisnu-na-cest-127oi-brigadi-tro-z-harkivsini.html</text:a>
</text:p>
      <!--NEWS-->
      <text:h text:style-name="P10" text:outline-level="1">
<text:span text:style-name="T4">
Borrel认为Zelensky的公式是实现公平和可持续和平的唯一途径</text:span>
</text:h>
      <text:p text:style-name="P4">
作者: Ukrinform (Person)</text:p>
      <text:p text:style-name="P4">
出版商: Укринформ (Organization)</text:p>
      <text:p text:style-name="P4">
出版时间: 2023-05-12T21:41:00+03:00</text:p>
      <text:p text:style-name="P4">
修改时间: 2023-05-12T21:41:00+03:00</text:p>
      <text:p text:style-name="P4">
描述: 欧盟将继续为乌克兰提供必要的支持，并正在考虑乌克兰弗拉基米尔·泽伦斯基总统的和平公式，这是唯一通向公正和维持和平的框架文件。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Зеленський', 'Боррель', 'Війна з росією', 'Формула миру']</text:p>
      <text:p text:style-name="P4">
类型: Article</text:p>
      <!--METADATA-->
      <text:p text:style-name="P4">
<draw:frame draw:style-name="fr1" draw:name="Image200" text:anchor-type="as-char" svg:width="6.9236in" svg:height="3.956343in" draw:z-index="0">
<draw:image xlink:href="../Images/yкринформ/2023-05-12T21-41-00-03-00/630_360_1667561515-584.jpg" xlink:type="simple" xlink:show="embed" xlink:actuate="onLoad" draw:mime-type="image/jpeg"/>
</draw:frame>
欧洲联盟将继续为乌克兰提供必要的支持，并考虑乌克兰Volodymyrazellensky总统的和平公式是唯一通向公平和可持续和平的框架文件。</text:p>
      <text:p text:style-name="P4">
欧盟代表在会议期间说，今天在风景如画的史宁格城堡的瑞典，在欧盟国家的外交大臣举行非正式会议。</text:p>
      <text:p text:style-name="P4">
“许多人说他们想要和平。 我们也想要它。 乌克兰人想要大部分和平。 但是我们不会屈服。 我们不想要<text:a xlink:type="simple" xlink:href="https://www.ukrinform.ua/tag-ukraina" text:style-name="Internet_20_link" text:visited-style-name="Visited_20_Internet_20_Link">
</text:a>
成为第二个白俄罗斯。 这就是为什么它是一个单一的文档，该文件提供了很广泛的范围，以实现当今乌克兰的公平和稳定的Imprisp，今天对我们来说只是一个文档。 明天我们将继续与外交部长讨论这一点(乌克兰 - 编辑。)欧盟的高级代表说。</text:p>
      <text:p text:style-name="P4">
他指出，始终值得记住主要的事情：在这场战争中，有一个侵略者，俄罗斯，乌克兰是侵略性的受害者。 俄罗斯不想停止入侵，但乌克兰不能停止战斗。 乌克兰人根本无法停止，因为他们想进一步存在并保留其作为主权的存在。</text:p>
      <text:p text:style-name="P4">
“很明显，普京不打算放弃征服乌克兰的目标，他将继续攻击并摧毁它。 今天的部长们提出了继续乌克兰支持的重要性。 这是并且仍然是我们的阻碍 - 为乌克兰提供帮助，意味着它可以捍卫并实现击败俄罗斯任务的必要稳定性，” Zhezep Borrel说。</text:p>
      <text:p text:style-name="P4">
他回忆说，在过去的15个月中，欧盟向乌克兰提供了一名价值约150亿欧元的军人，而且很明显，这将是更多。 欧盟很快向乌克兰提供了即时的帮助，现在是时候在中期期待了。</text:p>
      <text:p text:style-name="P4">
“我们需要权衡如何改变已经制定的工具来应对诸如弹药和军事设备等即时威胁的工具，并将其变成长期的义务，这些义务将使乌克兰信心并允许其为其提供人道主义，财务状况援助。”欧盟的高级代表指出。他强调，乌克兰进入欧盟是成员国的主要承诺，实施该国应确保乌克兰的稳定和繁荣。 但是在此发生之前，欧盟将需要对乌克兰进行实践和具体的援助。</text:p>
      <text:p text:style-name="P4">
“我想为普京发送明确的消息。 不会完全。 我们将继续为乌克兰提供尽可能多的支持，只要有必要。”</text:p>
      <text:p text:style-name="P4">
正如乌克林福姆报道的那样，欧盟国家外交大臣的非正式会议今天举行，在此期间，欧洲政府官员正在考虑最重要的外交政策问题，包括支持乌克兰的支持以及确定欧盟与中国之间关系的战略。</text:p>
      <text:p text:style-name="P4">
News Source: <text:a xlink:type="simple" xlink:href="https://www.ukrinform.ua/rubric-ato/3708513-borrel-vvazae-formulu-zelenskogo-edinim-slahom-do-spravedlivogo-ta-stijkogo-miru.html" text:style-name="Internet_20_link" text:visited-style-name="Visited_20_Internet_20_Link">
https://www.ukrinform.ua/rubric-ato/3708513-borrel-vvazae-formulu-zelenskogo-edinim-slahom-do-spravedlivogo-ta-stijkogo-miru.html</text:a>
</text:p>
      <!--NEWS-->
      <text:h text:style-name="P10" text:outline-level="1">
<text:span text:style-name="T4">
G7领导人将讨论乌克兰对答案的支持和起诉 - 白宫</text:span>
</text:h>
      <text:p text:style-name="P4">
作者: Ukrinform (Person)</text:p>
      <text:p text:style-name="P4">
出版商: Укринформ (Organization)</text:p>
      <text:p text:style-name="P4">
出版时间: 2023-05-12T21:47:00+03:00</text:p>
      <text:p text:style-name="P4">
修改时间: 2023-05-12T21:47:00+03:00</text:p>
      <text:p text:style-name="P4">
描述: 与国际社会对俄罗斯针对乌克兰联邦的反应有关的问题，将克里姆林语伸向司法，增加粮食安全将是日本日本主要的G7领导人之一。  - 乌克林。</text:p>
      <text:p text:style-name="P4">
图片: ["<text:a xlink:type="simple" xlink:href="https://static.ukrinform.com/photos/2022_06/thumb_files/630_360_1655161475-475.jpg" text:style-name="Internet_20_link" text:visited-style-name="Visited_20_Internet_20_Link">
630_360_16551...</text:a>
"]</text:p>
      <text:p text:style-name="P4">
标签: ['Україна', 'Велика сімка', 'Війна з росією']</text:p>
      <text:p text:style-name="P4">
类型: Article</text:p>
      <!--METADATA-->
      <text:p text:style-name="P4">
<draw:frame draw:style-name="fr1" draw:name="Image201" text:anchor-type="as-char" svg:width="6.9236in" svg:height="3.956343in" draw:z-index="0">
<draw:image xlink:href="../Images/yкринформ/2023-05-12T21-47-00-03-00/630_360_1655161475-475.jpg" xlink:type="simple" xlink:show="embed" xlink:actuate="onLoad" draw:mime-type="image/jpeg"/>
</draw:frame>
与国际社会对俄罗斯针对乌克兰联邦的反应有关的问题，持有克里姆林宫的责任，加强粮食安全将成为日本日本的主要G7领导人之一。</text:p>
      <text:p text:style-name="P4">
乌克林福德通讯员报道，总统管理局的官方代表在周五指出了这一点。</text:p>
      <text:p text:style-name="P4">
“预计总统和七国集团领导人将讨论许多最相关的全球问题，包括<text:span text:style-name="T4">
 [] [] [] [] []的坚定支持乌克兰(https://www.ukrinform.ua/tag-velika-simka)</text:span>
，解决粮食和气候危机的解决方案，提供了包容性和可持续的经济增长，并继续从我们和我们的全世界的伴侣过渡到纯粹的能源。”</text:p>
      <text:p text:style-name="P4">
<text:span text:style-name="T4">
另请阅读：</text:span>
 <text:span text:style-name="T4">
 <text:a xlink:type="simple" xlink:href="https://www.ukrinform.ua/rubric-polytics/3708396-ukraina-ocikue-so-lideri-es-u-cervni-viznacatsa-z-pocatkom-peregovoriv-pro-vstup.html" text:style-name="Internet_20_link" text:visited-style-name="Visited_20_Internet_20_Link">
</text:a>
</text:span>
</text:p>
      <text:p text:style-name="P4">
她承诺，白宫将更详细地报告七个小组会议者的计划。</text:p>
      <text:p text:style-name="P4">
同时，美国国家安全委员会协调员约翰基比(Johnkirby)还确认，乌克兰的局势将是日本领导人峰会上讨论的主题之一。</text:p>
      <text:p text:style-name="P4">
<text:span text:style-name="T4">
另请阅读：</text:span>
 <text:span text:style-name="T4">
 <text:a xlink:type="simple" xlink:href="https://www.ukrinform.ua/rubric-world/3708454-komentari-trampa-sodo-ukraini-zodnim-cinom-ne-vplinuli-na-politiku-vasingtona-bilij-dim.html" text:style-name="Internet_20_link" text:visited-style-name="Visited_20_Internet_20_Link">
</text:a>
</text:span>
</text:p>
      <text:p text:style-name="P4">
据他介绍，议程将涵盖广泛的问题，“包括乌克兰正在发生的事情，包括努力将普京绳之以法，包括在自卫方面向乌克兰提供援助的努力。”</text:p>
      <text:p text:style-name="P4">
<text:span text:style-name="T4">
另请阅读：</text:span>
 <text:span text:style-name="T4">
 <text:a xlink:type="simple" xlink:href="https://www.ukrinform.ua/rubric-ato/3708487-ssa-poki-ne-zminili-politiki-sodo-nadanna-ukraini-dalekobijnih-raket-kirbi.html" text:style-name="Internet_20_link" text:visited-style-name="Visited_20_Internet_20_Link">
</text:a>
</text:span>
</text:p>
      <text:p text:style-name="P4">
根据乌克林福姆的说法，七国集团领导人的峰会应在5月19日在日本城市广岛的5月19日开始。</text:p>
      <text:p text:style-name="P4">
News Source: <text:a xlink:type="simple" xlink:href="https://www.ukrinform.ua/rubric-polytics/3708511-lideri-g7-obgovorat-pidtrimku-ukraini-ta-pritagnenna-rf-do-vidpovidi-bilij-dim.html" text:style-name="Internet_20_link" text:visited-style-name="Visited_20_Internet_20_Link">
https://www.ukrinform.ua/rubric-polytics/3708511-lideri-g7-obgovorat-pidtrimku-ukraini-ta-pritagnenna-rf-do-vidpovidi-bilij-dim.html</text:a>
</text:p>
      <!--NEWS-->
      <text:h text:style-name="P10" text:outline-level="1">
<text:span text:style-name="T4">
乌克兰和英国将加强合作，以进行更快的能源过渡 - 能源部</text:span>
</text:h>
      <text:p text:style-name="P4">
作者: Ukrinform (Person)</text:p>
      <text:p text:style-name="P4">
出版商: Укринформ (Organization)</text:p>
      <text:p text:style-name="P4">
出版时间: 2023-05-12T21:55:00+03:00</text:p>
      <text:p text:style-name="P4">
修改时间: 2023-05-12T21:55:00+03:00</text:p>
      <text:p text:style-name="P4">
描述: 乌克兰和英国将增加旨在加快能源过渡的合作。  - 乌克林。</text:p>
      <text:p text:style-name="P4">
图片: ["<text:a xlink:type="simple" xlink:href="https://static.ukrinform.com/photos/2022_12/thumb_files/630_360_1671201375-954.jpg" text:style-name="Internet_20_link" text:visited-style-name="Visited_20_Internet_20_Link">
630_360_16712...</text:a>
"]</text:p>
      <text:p text:style-name="P4">
标签: ['Британія', 'Економіка', 'Енергетика', 'Україна']</text:p>
      <text:p text:style-name="P4">
类型: Article</text:p>
      <!--METADATA-->
      <text:p text:style-name="P4">
<draw:frame draw:style-name="fr1" draw:name="Image202" text:anchor-type="as-char" svg:width="6.9236in" svg:height="3.956343in" draw:z-index="0">
<draw:image xlink:href="../Images/yкринформ/2023-05-12T21-55-00-03-00/630_360_1671201375-954.jpg" xlink:type="simple" xlink:show="embed" xlink:actuate="onLoad" draw:mime-type="image/jpeg"/>
</draw:frame>
Tavelika英国将增加旨在加快能源过渡的合作。</text:p>
      <text:p text:style-name="P4">
乌克兰能源部在<text:a xlink:type="simple" xlink:href="https://www.facebook.com/minenergoUkraine/posts/pfbid02scpsYWtL8NTF1a7Hot8pH6jspdFveJyfusDcRE49XuudMDNWma8uAuGLbjpGSPhZl" text:style-name="Internet_20_link" text:visited-style-name="Visited_20_Internet_20_Link">
</text:a>
，报道乌克林福姆。</text:p>
      <text:p text:style-name="P4">
如图所述，能源副部长Yaroslav Demchenkov Profivonline会议与能源安全部的代表(净零)英国和英国波兰。</text:p>
      <text:p text:style-name="P4">
双方讨论了绿色能源领域的国家之间的伙伴关系扩大，尤其是在当前工具中 - 协调小组，以帮助乌克兰G7+的能源部门。</text:p>
      <text:p text:style-name="P4">
Demchenko说：“电力将是没有排放的经济最有效的能源。我们的国家是一种干净的核和可再生能源。”</text:p>
      <text:p text:style-name="P4">
<text:span text:style-name="T4">
另请阅读：</text:span>
 <text:span text:style-name="T4">
 <text:a xlink:type="simple" xlink:href="https://www.ukrinform.ua/rubric-economy/3707982-energetiki-cernigivsini-otrimali-vid-partneriv-majze-260-t-obladnanna.html" text:style-name="Internet_20_link" text:visited-style-name="Visited_20_Internet_20_Link">
</text:a>
</text:span>
</text:p>
      <text:p text:style-name="P4">
据他介绍，在吸引明显的私人资本的情况下，绿色转变可以成功，因此，重要的是要积极讨论该行业的恢复和改革计划。 还需要强大的国家支持，资金的可用性，保证和技术。</text:p>
      <text:p text:style-name="P4">
会议的参与者除其他外，讨论了计划增加风和太阳能发电的既定力量的计划，生产衬里氢的项目的实施以及在乌克兰必要的设备的定位。</text:p>
      <text:p text:style-name="P4">
特别是，据计划，到2050年，乌克兰将将可再生能源产量的份额提高到总能源混合物中的50％。</text:p>
      <text:p text:style-name="P4">
“到2050年，世界上大多数电力都将由删除的来源生产，乌克兰也不例外。 现代转型的能源体系是实现我们在欧洲能源枢纽中乌克兰的气候目标和转型的关键。”副部长强调。</text:p>
      <text:p text:style-name="P4">
<text:span text:style-name="T4">
另请阅读：</text:span>
 <text:span text:style-name="T4">
 <text:a xlink:type="simple" xlink:href="https://www.ukrinform.ua/rubric-economy/3703959-litva-nadala-ukraini-vze-922-tonni-obladnanna-dla-vidnovlenna-energoobektiv.html" text:style-name="Internet_20_link" text:visited-style-name="Visited_20_Internet_20_Link">
</text:a>
</text:span>
</text:p>
      <text:p text:style-name="P4">
根据Demchenko的说法，可再生能源的比例增加，以发展其他经济领域。</text:p>
      <text:p text:style-name="P4">
News Source: <text:a xlink:type="simple" xlink:href="https://www.ukrinform.ua/rubric-economy/3708514-ukraina-ta-britania-posilat-spivpracu-dla-svidsogo-energeticnogo-perehodu-minenergo.html" text:style-name="Internet_20_link" text:visited-style-name="Visited_20_Internet_20_Link">
https://www.ukrinform.ua/rubric-economy/3708514-ukraina-ta-britania-posilat-spivpracu-dla-svidsogo-energeticnogo-perehodu-minenergo.html</text:a>
</text:p>
      <!--NEWS-->
      <text:h text:style-name="P10" text:outline-level="1">
<text:span text:style-name="T4">
欧洲刑警组织的执行董事访问了基辅</text:span>
</text:h>
      <text:p text:style-name="P4">
作者: Ukrinform (Person)</text:p>
      <text:p text:style-name="P4">
出版商: Укринформ (Organization)</text:p>
      <text:p text:style-name="P4">
出版时间: 2023-05-12T21:58:00+03:00</text:p>
      <text:p text:style-name="P4">
修改时间: 2023-05-12T21:58:00+03:00</text:p>
      <text:p text:style-name="P4">
描述: 欧洲执行董事Katrin de Bolle本周访问了基辅。  - 乌克林。</text:p>
      <text:p text:style-name="P4">
图片: ["<text:a xlink:type="simple" xlink:href="https://static.ukrinform.com/photos/2023_05/thumb_files/630_360_1683917405-690.jpg" text:style-name="Internet_20_link" text:visited-style-name="Visited_20_Internet_20_Link">
630_360_16839...</text:a>
", "<text:a xlink:type="simple" xlink:href="https://static.ukrinform.com/photos/2023_05/1683917404-565.jpg" text:style-name="Internet_20_link" text:visited-style-name="Visited_20_Internet_20_Link">
1683917404-56...</text:a>
", "<text:a xlink:type="simple" xlink:href="https://static.ukrinform.com/photos/2023_05/1683917404-184.jpg" text:style-name="Internet_20_link" text:visited-style-name="Visited_20_Internet_20_Link">
1683917404-18...</text:a>
"]</text:p>
      <text:p text:style-name="P4">
标签: ['Європол', 'Візит', 'Київ']</text:p>
      <text:p text:style-name="P4">
类型: Article</text:p>
      <!--METADATA-->
      <text:p text:style-name="P4">
<draw:frame draw:style-name="fr1" draw:name="Image203" text:anchor-type="as-char" svg:width="6.9236in" svg:height="3.956343in" draw:z-index="0">
<draw:image xlink:href="../Images/yкринформ/2023-05-12T21-58-00-03-00/630_360_1683917405-690.jpg" xlink:type="simple" xlink:show="embed" xlink:actuate="onLoad" draw:mime-type="image/jpeg"/>
</draw:frame>
欧洲刑警队董事凯瑟琳·德·博尔(Catherine de Bolle)本周访问了基辅。</text:p>
      <text:p text:style-name="P4">
关于IT报告乌克林福姆，参考<text:a xlink:type="simple" xlink:href="https://www.europol.europa.eu/media-press/newsroom/news/europol-executive-director-visits-kyiv-ukraine-may-2023" text:style-name="Internet_20_link" text:visited-style-name="Visited_20_Internet_20_Link">
</text:a>
。</text:p>
      <text:p text:style-name="P4">
“CEO <text:a xlink:type="simple" xlink:href="https://www.ukrinform.ua/tag-evropol" text:style-name="Internet_20_link" text:visited-style-name="Visited_20_Internet_20_Link">
 </text:a>
消息说：“卡特林·德·博勒勒(Katrin de Bollele)本周与伊维卢伊哈森(Ilvyuyhasson)的欧考萨尔(Eucosar)一起确认了欧洲刑警组织与乌克兰当局在冲突条件下的团结。”</text:p>
      <text:p text:style-name="P4">
<draw:frame draw:style-name="fr1" draw:name="Image204" text:anchor-type="as-char" svg:width="6.9236in" svg:height="4.602912in" draw:z-index="0">
<draw:image xlink:href="../Images/yкринформ/2023-05-12T21-58-00-03-00/1683917404-565.jpg" xlink:type="simple" xlink:show="embed" xlink:actuate="onLoad" draw:mime-type="image/jpeg"/>
</draw:frame>
值得注意的是，在访问期间，欧洲刑警组织的执行董事凯瑟琳·德贝洛尔(Catherine Debolyle)会见了部长，议员和执法律师伙伴，以讨论欧洲刑警组织如何在法院起诉战争罪中增加对乌克兰权力的支持，并抵消当前的犯罪犯罪威胁。</text:p>
      <text:p text:style-name="P4">
<draw:frame draw:style-name="fr1" draw:name="Image205" text:anchor-type="as-char" svg:width="6.9236in" svg:height="3.89773in" draw:z-index="0">
<draw:image xlink:href="../Images/yкринформ/2023-05-12T21-58-00-03-00/1683917404-184.jpg" xlink:type="simple" xlink:show="embed" xlink:actuate="onLoad" draw:mime-type="image/jpeg"/>
</draw:frame>
代表团的成员还访问了冲突地点，亲自观察证据并收集证据，并与乌克兰边境部门，移民局，国家反腐败局和州调查局的同事会面。</text:p>
      <text:p text:style-name="P4">
特别关注对战争罪的调查。一个参与该领域的欧洲刑警组织的专业团队，分析项目核心国际犯罪，支持乌克兰当局，提供了协调情报的分析。 该团队加强了与乌克兰当局以及与欧洲国际刑事法院等主要合作伙伴的合作(MKS).</text:p>
      <text:p text:style-name="P4">
Виконавчий директор також високо оцінює співпрацю між Європолом та українськоювладою у сфері щодо торгівлі зброєю, причому всі сторони налаштовані запобігтинезаконним потокам зброї до Європи. Також було обіцяно постійну підтримку щодоборотьби з торгівлею людьми за допомогою спеціалізованих аналітиків, якістежать за особами, які знаходяться в групі ризику, і активними злочиннимимережами.</text:p>
      <text:p text:style-name="P4">
<text:span text:style-name="T4">
另请阅读：</text:span>
 <text:a xlink:type="simple" xlink:href="https://www.ukrinform.ua/rubric-polytics/3705011-kostin-zustrivsa-z-vikonavcim-direktorom-evropolu-govorili-pro-robotu-jit.html" text:style-name="Internet_20_link" text:visited-style-name="Visited_20_Internet_20_Link">
<text:span text:style-name="T4">
 europol </text:span>
</text:a>
Speaking after returning to the Europol headquarters in the Netherlands, where she was Bollezazazaasasasasasasaskoasasasasasasaskoasasasasasasasaskoasasasasasasasaskoasasasasasasasaskoasasasasasasaskoasasasasasasasaskoasasasasasasaskoasasasasasasaskoasasasasasasaskoasasasasasasasasko. 乌克兰执法机构中男女的专业精神是我们所有人的一个例子。 我对Yevropol的迅速准备，以支持与这场悲剧性战争中犯下的战争罪相关的乌克兰同事的迅速准备。 我们很长一段时间以来都充分参与乌克兰执法机构的支持。”</text:p>
      <text:p text:style-name="P4">
正如乌克林福姆(Ukrinform)所报告的，国际刑事法院和欧洲刑警组织于20123年4月25日得出了有关加强合作的工作协议。</text:p>
      <text:p text:style-name="P4">
<text:span text:style-name="T5">
foto：www.europol.europa.eu</text:span>
</text:p>
      <text:p text:style-name="P4">
News Source: <text:a xlink:type="simple" xlink:href="https://www.ukrinform.ua/rubric-polytics/3708515-vikonavca-direktorka-evropolu-vidvidala-kiiv.html" text:style-name="Internet_20_link" text:visited-style-name="Visited_20_Internet_20_Link">
https://www.ukrinform.ua/rubric-polytics/3708515-vikonavca-direktorka-evropolu-vidvidala-kiiv.html</text:a>
</text:p>
      <!--NEWS-->
      <text:h text:style-name="P10" text:outline-level="1">
<text:span text:style-name="T4">
乌克兰的军事领导正在为入侵俄罗斯联邦做准备-Zaluzhny</text:span>
</text:h>
      <text:p text:style-name="P4">
作者: Ukrinform (Person)</text:p>
      <text:p text:style-name="P4">
出版商: Укринформ (Organization)</text:p>
      <text:p text:style-name="P4">
出版时间: 2023-05-12T22:05:00+03:00</text:p>
      <text:p text:style-name="P4">
修改时间: 2023-05-12T22:05:00+03:00</text:p>
      <text:p text:style-name="P4">
描述: 乌克兰军事领导层正在为入侵俄罗斯做准备，为反击做出了各种选择，这使得允许采取一系列措施来保护防空。  - 乌克林。</text:p>
      <text:p text:style-name="P4">
图片: ["<text:a xlink:type="simple" xlink:href="https://static.ukrinform.com/photos/2023_02/thumb_files/630_360_1676531523-210.png" text:style-name="Internet_20_link" text:visited-style-name="Visited_20_Internet_20_Link">
630_360_16765...</text:a>
"]</text:p>
      <text:p text:style-name="P4">
标签: ['Україна', 'Валерій Залужний', 'Війна з росією', 'ППО']</text:p>
      <text:p text:style-name="P4">
类型: Article</text:p>
      <!--METADATA-->
      <text:p text:style-name="P4">
<draw:frame draw:style-name="fr1" draw:name="Image206" text:anchor-type="as-char" svg:width="6.9236in" svg:height="3.956343in" draw:z-index="0">
<draw:image xlink:href="../Images/yкринформ/2023-05-12T22-05-00-03-00/630_360_1676531523-210.png" xlink:type="simple" xlink:show="embed" xlink:actuate="onLoad" draw:mime-type="image/png"/>
</draw:frame>
乌克兰政府领导人正在为入侵俄罗斯做准备，从事差异反击，这使得允许采取一系列保护防空防御的措施。</text:p>
      <text:p text:style-name="P4">
乌克兰武装部队的指挥官 - 乌克兰瓦莱里·扎卢兹尼(Vinterv)特殊项目dmitry komarov说：“ <text:a xlink:type="simple" xlink:href="https://www.youtube.com/watch" text:style-name="Internet_20_link" text:visited-style-name="Visited_20_Internet_20_Link">
</text:a>
»，报道乌克林福姆。</text:p>
      <text:p text:style-name="P4">
“我分析了所有可能的行动，有时变得非常非常困难，但是包括指挥官在内的总人员使我和我的团队，包括指挥官，在此情况下寻找在这种情况下采取行动的选择这样它占了上风<text:a xlink:type="simple" xlink:href="https://www.ukrinform.ua/tag-rosia" text:style-name="Internet_20_link" text:visited-style-name="Visited_20_Internet_20_Link">
</text:a>
当它沿着各个方向而言，它将非常强大且相当快。 显然，在二月份的某个地方，我们已经耗尽了可以做到的想象力的所有可能性。”扎卢兹尼说。</text:p>
      <text:p text:style-name="P4">
<text:span text:style-name="T4">
另请阅读：</text:span>
 <text:span text:style-name="T4">
 <text:a xlink:type="simple" xlink:href="https://www.ukrinform.ua/rubric-ato/3707166-zaluznij-ne-poihav-na-zustric-vijskovogo-komitetu-nato-cerez-situaciu-na-fronti.html" text:style-name="Internet_20_link" text:visited-style-name="Visited_20_Internet_20_Link">
</text:a>
</text:span>
</text:p>
      <text:p text:style-name="P4">
据他介绍，工作了各种变种，然后通过一个决定检查了测试，如果他们得出的结论是没有有效的结论，我们就必须解决其他选择。 采取了一系列措施。</text:p>
      <text:p text:style-name="P4">
武装部队首席司令说：“这使我们能够完全改变防空防御的配置，这就是为什么仍然保留的原因。”</text:p>
      <text:p text:style-name="P4">
他答应稍后再说一遍，何时可以完成。</text:p>
      <text:p text:style-name="P4">
News Source: <text:a xlink:type="simple" xlink:href="https://www.ukrinform.ua/rubric-ato/3708517-vijskove-kerivnictvo-ukraini-gotuvalosa-do-vtorgnenna-rf-zaluznij.html" text:style-name="Internet_20_link" text:visited-style-name="Visited_20_Internet_20_Link">
https://www.ukrinform.ua/rubric-ato/3708517-vijskove-kerivnictvo-ukraini-gotuvalosa-do-vtorgnenna-rf-zaluznij.html</text:a>
</text:p>
      <!--NEWS-->
      <text:h text:style-name="P10" text:outline-level="1">
<text:span text:style-name="T4">
IAEA计划在本月提交协议</text:span>
</text:h>
      <text:p text:style-name="P4">
作者: Ukrinform (Person)</text:p>
      <text:p text:style-name="P4">
出版商: Укринформ (Organization)</text:p>
      <text:p text:style-name="P4">
出版时间: 2023-05-12T22:13:00+03:00</text:p>
      <text:p text:style-name="P4">
修改时间: 2023-05-12T22:13:00+03:00</text:p>
      <text:p text:style-name="P4">
描述: Iera Raphael Marianne Grossi的负责人计划与俄罗斯联合会和乌克兰提交一项协议，以在本月联合国安理会保护ZPPP。  - 乌克林。</text:p>
      <text:p text:style-name="P4">
图片: ["<text:a xlink:type="simple" xlink:href="https://static.ukrinform.com/photos/2019_06/thumb_files/630_360_1559378026-653.jpg" text:style-name="Internet_20_link" text:visited-style-name="Visited_20_Internet_20_Link">
630_360_15593...</text:a>
"]</text:p>
      <text:p text:style-name="P4">
标签: ['Економіка', 'МАГАТЕ', 'Окупація', 'Запорізька АЕС', 'Війна з росією']</text:p>
      <text:p text:style-name="P4">
类型: Article</text:p>
      <!--METADATA-->
      <text:p text:style-name="P4">
<draw:frame draw:style-name="fr1" draw:name="Image207" text:anchor-type="as-char" svg:width="6.9236in" svg:height="3.956343in" draw:z-index="0">
<draw:image xlink:href="../Images/yкринформ/2023-05-12T22-13-00-03-00/630_360_1559378026-653.jpg" xlink:type="simple" xlink:show="embed" xlink:actuate="onLoad" draw:mime-type="image/jpeg"/>
</draw:frame>
拉斐尔·玛丽安·格罗斯(Raphael Marianne Grossi)的负责人计划在本月联合国安理会与俄罗斯联合会和乌克兰提交有关ZPPU辩护的协议。</text:p>
      <text:p text:style-name="P4">
正如乌克林福姆报道的那样，它报告了<text:a xlink:type="simple" xlink:href="https://www.reuters.com/world/europe/iaea-chief-aims-present-zaporizhzhia-deal-un-this-month-diplomats-2023-05-12/" text:style-name="Internet_20_link" text:visited-style-name="Visited_20_Internet_20_Link">
</text:a>
。</text:p>
      <text:p text:style-name="P4">
格罗西(Grossi)一直试图达成协议几个月，以减少由于物体附近的敌对行动，尤其是建立了一家发电厂，该事故已被俄罗斯军队占领了一年多。</text:p>
      <text:p text:style-name="P4">
“这看起来很有希望”，该机构引用其中一位外交官达成协议。</text:p>
      <text:p text:style-name="P4">
<text:span text:style-name="T4">
另请阅读：</text:span>
 <text:span text:style-name="T4">
 <text:a xlink:type="simple" xlink:href="https://www.ukrinform.ua/rubric-ato/3705788-magate-situacia-navkolo-zaes-stae-neperedbacuvanou-i-potencijno-nebezpecnou.html" text:style-name="Internet_20_link" text:visited-style-name="Visited_20_Internet_20_Link">
</text:a>
</text:span>
</text:p>
      <text:p text:style-name="P4">
路透社的其他来源报道说，乌克兰很长时间以来一直是反计划，现在支持它，而莫斯科的立场则尚不清楚。</text:p>
      <text:p text:style-name="P4">
“计划是(将其呈现给安全理事会。)本月，但确切的日期尚未定义。</text:p>
      <text:p text:style-name="P4">
<text:span text:style-name="T4">
另请阅读：</text:span>
 <text:span text:style-name="T4">
 <text:a xlink:type="simple" xlink:href="https://www.ukrinform.ua/rubric-economy/3703092-na-zaes-projsla-rotacia-misii-magate.html" text:style-name="Internet_20_link" text:visited-style-name="Visited_20_Internet_20_Link">
</text:a>
</text:span>
</text:p>
      <text:p text:style-name="P4">
关于匿名的外交官报告说，格罗西打算为保护ZPP发布这种“原则”，当时应该得到莫斯科和乌克兰的支持。</text:p>
      <text:p text:style-name="P4">
<text:span text:style-name="T4">
另请阅读：</text:span>
 <text:span text:style-name="T4">
 <text:a xlink:type="simple" xlink:href="https://www.ukrinform.ua/rubric-economy/3707977-energoatom-gotuetsa-svidko-zminiti-personal-zaes-pisla-deokupacii.html" text:style-name="Internet_20_link" text:visited-style-name="Visited_20_Internet_20_Link">
</text:a>
</text:span>
</text:p>
      <text:p text:style-name="P4">
正如乌克林福姆报道的，5月6日，首席执行官<text:span text:style-name="T4">
 <text:a xlink:type="simple" xlink:href="https://www.ukrinform.ua/tag-magate" text:style-name="Internet_20_link" text:visited-style-name="Visited_20_Internet_20_Link">
</text:a>
</text:span>
拉斐尔·玛丽安·格罗斯西(Raphael Marian Grosssey)说，Zaporizhzhya Aaz参加的国际原子能局的专家收到了信息，称撤离居民是从大多数员工居住的Energodar撤离的信息。</text:p>
      <text:p text:style-name="P4">
News Source: <text:a xlink:type="simple" xlink:href="https://www.ukrinform.ua/rubric-economy/3708516-magate-planue-predstaviti-ugodu-sodo-zaes-cogo-misaca.html" text:style-name="Internet_20_link" text:visited-style-name="Visited_20_Internet_20_Link">
https://www.ukrinform.ua/rubric-economy/3708516-magate-planue-predstaviti-ugodu-sodo-zaes-cogo-misaca.html</text:a>
</text:p>
      <!--NEWS-->
      <text:h text:style-name="P10" text:outline-level="1">
<text:span text:style-name="T4">
Zaluzhny告诉他如何回应乌克兰的损失</text:span>
</text:h>
      <text:p text:style-name="P4">
作者: Ukrinform (Person)</text:p>
      <text:p text:style-name="P4">
出版商: Укринформ (Organization)</text:p>
      <text:p text:style-name="P4">
出版时间: 2023-05-12T22:17:00+03:00</text:p>
      <text:p text:style-name="P4">
修改时间: 2023-05-12T22:17:00+03:00</text:p>
      <text:p text:style-name="P4">
描述: 乌克兰瓦莱里·扎卢兹尼（Zaluzhny）武装部队的指挥官 - 尽管没有外面的情绪，但在战争中遭受了乌克兰的损失，这是战争的痛苦 - 战争中的损失，无法将死者的名字删除。电话。  - 乌克林。</text:p>
      <text:p text:style-name="P4">
图片: ["<text:a xlink:type="simple" xlink:href="https://static.ukrinform.com/photos/2023_01/thumb_files/630_360_1673282797-219.jpeg" text:style-name="Internet_20_link" text:visited-style-name="Visited_20_Internet_20_Link">
630_360_16732...</text:a>
"]</text:p>
      <text:p text:style-name="P4">
标签: ['ЗСУ', 'Валерій Залужний', 'Війна з росією']</text:p>
      <text:p text:style-name="P4">
类型: Article</text:p>
      <!--METADATA-->
      <text:p text:style-name="P4">
<draw:frame draw:style-name="fr1" draw:name="Image208" text:anchor-type="as-char" svg:width="6.9236in" svg:height="3.956343in" draw:z-index="0">
<draw:image xlink:href="../Images/yкринформ/2023-05-12T22-17-00-03-00/630_360_1673282797-219.jpeg" xlink:type="simple" xlink:show="embed" xlink:actuate="onLoad" draw:mime-type="image/jpeg"/>
</draw:frame>
乌克兰·瓦莱里·扎卢兹尼(Ukraine Valery Zaluzhny)武装部队的指挥官 - 尽管没有外面的情绪，但在乌克兰战争的释放俄罗斯和波斯基战争中遭受了乌克兰的损失，无法从电话中删除死者的名字。</text:p>
      <text:p text:style-name="P4">
他在特殊项目“年”中接受了德米特里·科马罗夫(Dmitry Komarov)的采访中讲述了这一点。 乌克利福姆报道，基于将军”，它是在1+1的空中播出的。</text:p>
      <text:p text:style-name="P4">
“最重要的是，我是一个正常心脏的普通人，没有给出脸部和行为的情绪，可以说是这样的，人类的痛苦，这并不意味着小狗。 实际上，心感到非常非常痛苦，”由武装部队领导的武装部队说。</text:p>
      <text:p text:style-name="P4">
<text:span text:style-name="T4">
另请阅读：</text:span>
 <text:span text:style-name="T4">
 <text:a xlink:type="simple" xlink:href="https://www.ukrinform.ua/rubric-ato/3708105-ukrainski-vijskovi-cogo-tizna-ne-vtratili-zodnoi-pozicii-u-bahmuti-malar.html" text:style-name="Internet_20_link" text:visited-style-name="Visited_20_Internet_20_Link">
</text:a>
</text:span>
</text:p>
      <text:p text:style-name="P4">
Zaluzhny分享说，他返回了电话簿，他看到了一群已经走了但无法删除这些数字的人。</text:p>
      <text:p text:style-name="P4">
“我还没有准备好。 曾几何时，我可能会永远从电话中删除一个人，但是不可能从记忆中删除和我的心。这非常困难。”他说。</text:p>
      <text:p text:style-name="P4">
<text:span text:style-name="T4">
另请阅读：</text:span>
 <text:span text:style-name="T4">
 <text:a xlink:type="simple" xlink:href="https://www.ukrinform.ua/rubric-ato/3707166-zaluznij-ne-poihav-na-zustric-vijskovogo-komitetu-nato-cerez-situaciu-na-fronti.html" text:style-name="Internet_20_link" text:visited-style-name="Visited_20_Internet_20_Link">
</text:a>
</text:span>
</text:p>
      <text:p text:style-name="P4">
当被问及他是否必须哭泣时，总司令 - 主持人回答：“作为一名指挥官，我不想承认那里有一些弱点，但我是一个男人。 当我妈妈找她的儿子时，我哭了。 他是一名飞行员 - 索洛特(Solont)，飞往玛丽波尔(Mariupol)。 目前，只要我和她在一起，我都希望他还活着，一切都会好起来的。 有人告诉我他去世了，他走了。”</text:p>
      <text:p text:style-name="P4">
<text:span text:style-name="T4">
 <text:a xlink:type="simple" xlink:href="https://www.ukrinform.ua/tag-valerij-zaluznij" text:style-name="Internet_20_link" text:visited-style-name="Visited_20_Internet_20_Link">
</text:a>
</text:span>
他指出，当他不得不与母亲谈论军队死亡时，他“缺乏力量”。</text:p>
      <text:p text:style-name="P4">
News Source: <text:a xlink:type="simple" xlink:href="https://www.ukrinform.ua/rubric-ato/3708519-zaluznij-rozpoviv-ak-reague-na-ukrainski-vtrati.html" text:style-name="Internet_20_link" text:visited-style-name="Visited_20_Internet_20_Link">
https://www.ukrinform.ua/rubric-ato/3708519-zaluznij-rozpoviv-ak-reague-na-ukrainski-vtrati.html</text:a>
</text:p>
      <!--NEWS-->
      <text:h text:style-name="P10" text:outline-level="1">
<text:span text:style-name="T4">
为了继续与欧盟的正常关系，中国必须说服俄罗斯联邦退出乌克兰 - 波雷尔</text:span>
</text:h>
      <text:p text:style-name="P4">
作者: Ukrinform (Person)</text:p>
      <text:p text:style-name="P4">
出版商: Укринформ (Organization)</text:p>
      <text:p text:style-name="P4">
出版时间: 2023-05-12T22:21:00+03:00</text:p>
      <text:p text:style-name="P4">
修改时间: 2023-05-12T22:21:00+03:00</text:p>
      <text:p text:style-name="P4">
描述: 除非中国意识到其作为联合国RB的常任成员的责任，并且不会说服俄罗斯制止战争并将其部队从乌克兰撤离，否则欧盟与中国之间的关系将永远不会正常发展。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Євросоюз', 'Китай', 'Боррель', 'Війна з росією']</text:p>
      <text:p text:style-name="P4">
类型: Article</text:p>
      <!--METADATA-->
      <text:p text:style-name="P4">
<draw:frame draw:style-name="fr1" draw:name="Image209" text:anchor-type="as-char" svg:width="6.9236in" svg:height="3.956343in" draw:z-index="0">
<draw:image xlink:href="../Images/yкринформ/2023-05-12T22-21-00-03-00/630_360_1667561515-584.jpg" xlink:type="simple" xlink:show="embed" xlink:actuate="onLoad" draw:mime-type="image/jpeg"/>
</draw:frame>
如果中国没有意识到作为联合国安理会的常任成员的责任，也不会说服俄罗斯停下来并从乌克兰撤出部队，欧盟与中国之间的关系将永远不会正常发展。</text:p>
      <text:p text:style-name="P4">
报道说，今天在瑞典，在斯金尼城堡，欧盟国家外交大臣的非正式会议在新闻发布会上举行了欧盟Zozep Borrel的高级代表。</text:p>
      <text:p text:style-name="P4">
“除非中国敦促俄罗斯退出乌克兰，否则欧盟与中国之间的关系将永远不会出现。 我们敦促如何影响俄罗斯作为联合国安理会的常任成员，以便可以进行这场战争，并在实现乌克兰的正确和平方面发挥建设性的作用。”鲍特尔强调。</text:p>
      <text:p text:style-name="P4">
<text:span text:style-name="T4">
另请阅读：</text:span>
 <text:span text:style-name="T4">
 <text:a xlink:type="simple" xlink:href="https://www.ukrinform.ua/rubric-ato/3708513-borrel-vvazae-formulu-zelenskogo-edinim-slahom-do-spravedlivogo-ta-stijkogo-miru.html" text:style-name="Internet_20_link" text:visited-style-name="Visited_20_Internet_20_Link">
</text:a>
</text:span>
</text:p>
      <text:p text:style-name="P4">
他还报告说，他向欧洲部长们提出了有关欧盟与中国之间“重述”关系的概念文件，该文件传达了整个关系的观点。</text:p>
      <text:p text:style-name="P4">
特别是，这是关于消除贸易的不平衡，预防某些技术领域对中国的依赖，讨论现有差异，例如人权，以及解决安全问题，包括台湾海峡的情况和在乌克兰。</text:p>
      <text:p text:style-name="P4">
<text:span text:style-name="T4">
另请阅读：</text:span>
 <text:span text:style-name="T4">
 <text:a xlink:type="simple" xlink:href="https://www.ukrinform.ua/rubric-polytics/3707999-kitaj-vze-vtrativ-mozlivist-buti-poserednikom-u-rozvazanij-rosieu-vijni-borrel.html" text:style-name="Internet_20_link" text:visited-style-name="Visited_20_Internet_20_Link">
</text:a>
</text:span>
</text:p>
      <text:p text:style-name="P4">
欧盟外交部长今天提出的有关完善和进一步阐述的文件将在今年6月的欧洲峰会上介绍欧盟国家的领导人进行阐述。</text:p>
      <text:p text:style-name="P4">
据乌克林福姆报道，今天在瑞典举行了一次非正式的欧盟外交大臣会议，在此期间，欧洲政府官员正在考虑最重要的外交政策问题，包括对乌克兰的支持以及确定欧盟与欧盟之间的关系策略<text:span text:style-name="T4">
 [] <text:a xlink:type="simple" xlink:href="https://www.ukrinform.ua/tag-kitaj" text:style-name="Internet_20_link" text:visited-style-name="Visited_20_Internet_20_Link">
</text:a>
 </text:span>
 .</text:p>
      <text:p text:style-name="P4">
News Source: <text:a xlink:type="simple" xlink:href="https://www.ukrinform.ua/rubric-polytics/3708521-dla-prodovzenna-normalnih-stosunkiv-z-es-kitaj-mae-perekonati-rf-vijti-z-ukraini-borrel.html" text:style-name="Internet_20_link" text:visited-style-name="Visited_20_Internet_20_Link">
https://www.ukrinform.ua/rubric-polytics/3708521-dla-prodovzenna-normalnih-stosunkiv-z-es-kitaj-mae-perekonati-rf-vijti-z-ukraini-borrel.html</text:a>
</text:p>
      <!--NEWS-->
      <text:h text:style-name="P10" text:outline-level="1">
<text:span text:style-name="T4">
一名志愿者在撤离人民死亡时遭到俄罗斯炮击的志愿者</text:span>
</text:h>
      <text:p text:style-name="P4">
作者: Ukrinform (Person)</text:p>
      <text:p text:style-name="P4">
出版商: Укринформ (Organization)</text:p>
      <text:p text:style-name="P4">
出版时间: 2023-05-12T22:22:00+03:00</text:p>
      <text:p text:style-name="P4">
修改时间: 2023-05-12T22:22:00+03:00</text:p>
      <text:p text:style-name="P4">
描述: 志愿者Yevgeny Sanin死于Kharkiv，后者受到俄罗斯炮击，撤离了战区的人们，医生为他的一生而战。  - 乌克林。</text:p>
      <text:p text:style-name="P4">
图片: ["<text:a xlink:type="simple" xlink:href="https://static.ukrinform.com/photos/2021_04/thumb_files/630_360_1617451420-842.jpg" text:style-name="Internet_20_link" text:visited-style-name="Visited_20_Internet_20_Link">
630_360_16174...</text:a>
", "<text:a xlink:type="simple" xlink:href="https://static.ukrinform.com/photos/2023_05/1683919277-490.jpg" text:style-name="Internet_20_link" text:visited-style-name="Visited_20_Internet_20_Link">
1683919277-49...</text:a>
"]</text:p>
      <text:p text:style-name="P4">
标签: ['Обстріл', 'Волонтери', 'Харків', 'Війна з росією']</text:p>
      <text:p text:style-name="P4">
类型: Article</text:p>
      <!--METADATA-->
      <text:p text:style-name="P4">
<draw:frame draw:style-name="fr1" draw:name="Image210" text:anchor-type="as-char" svg:width="6.9236in" svg:height="3.956343in" draw:z-index="0">
<draw:image xlink:href="../Images/yкринформ/2023-05-12T22-22-00-03-00/630_360_1617451420-842.jpg" xlink:type="simple" xlink:show="embed" xlink:actuate="onLoad" draw:mime-type="image/jpeg"/>
</draw:frame>
在哈尔基夫(Kharkiv)的志愿者伊夫根尼·萨宁(Yevgeny Sanin)遭到俄罗斯炮击，撤离战区的人们，医生为他的一生而战。</text:p>
      <text:p text:style-name="P4">
报道说，这是Sanina的朋友在社交网络上的报道。</text:p>
      <text:p text:style-name="P4">
“一个可怕的损失……今天早上。 我们相信最后一个。 我们希望您会站起来，您不合时宜...(https://www.facebook.com/yuliya.litvishko/posts/pfbid02mvTw8DAyyRXzoaSLGgUNna6bkeubUh9uLUabJqdgDMDpgVg4r7yMMRB6ZU1gfTEHl).</text:p>
      <text:p text:style-name="P4">
<draw:frame draw:style-name="fr1" draw:name="Image211" text:anchor-type="as-char" svg:width="6.9236in" svg:height="6.9236in" draw:z-index="0">
<draw:image xlink:href="../Images/yкринформ/2023-05-12T22-22-00-03-00/1683919277-490.jpg" xlink:type="simple" xlink:show="embed" xlink:actuate="onLoad" draw:mime-type="image/jpeg"/>
</draw:frame>
Sanina于5月14日被埋葬在Kharkiv的18号公墓的荣耀之旅中。</text:p>
      <text:p text:style-name="P4">
作为 <text:a xlink:type="simple" xlink:href="https://youtu.be/r_EhSqJ175I" text:style-name="Internet_20_link" text:visited-style-name="Visited_20_Internet_20_Link">
 </text:a>
，4月13日的组织盛会室撤离小组落在俄罗斯[]下<text:a xlink:type="simple" xlink:href="https://www.ukrinform.ua/tag-obstril" text:style-name="Internet_20_link" text:visited-style-name="Visited_20_Internet_20_Link">
</text:a>
在哈尔基夫地区的库平地区。 入侵者亲吻了耶夫根尼·萨宁(Yevgeny Sanin)所在的第一辆汽车，志愿者受了重伤。</text:p>
      <text:p text:style-name="P4">
Yevgeny Sanin -Kharkiv Rieltor，从2022年2月24日开始，尤其是志愿者，特别是参加了通过Pechenezh大坝暂时占领了哈尔基夫地区的居民的撤离。 去年夏天，这条道路被称为“昂贵的生活”，这也许是唯一可以控制乌克兰控制领土的机会。</text:p>
      <text:p text:style-name="P4">
News Source: <text:a xlink:type="simple" xlink:href="https://www.ukrinform.ua/rubric-regions/3708523-u-harkovi-pomer-volonter-akij-potrapiv-pid-rosijskij-obstril-u-hodi-evakuacii-ludej.html" text:style-name="Internet_20_link" text:visited-style-name="Visited_20_Internet_20_Link">
https://www.ukrinform.ua/rubric-regions/3708523-u-harkovi-pomer-volonter-akij-potrapiv-pid-rosijskij-obstril-u-hodi-evakuacii-ludej.html</text:a>
</text:p>
      <!--NEWS-->
      <text:h text:style-name="P10" text:outline-level="1">
<text:span text:style-name="T4">
入侵开始时俄罗斯联邦的目的是摧毁乌克兰国家 - 扎卢兹尼</text:span>
</text:h>
      <text:p text:style-name="P4">
作者: Ukrinform (Person)</text:p>
      <text:p text:style-name="P4">
出版商: Укринформ (Organization)</text:p>
      <text:p text:style-name="P4">
出版时间: 2023-05-12T22:26:00+03:00</text:p>
      <text:p text:style-name="P4">
修改时间: 2023-05-12T22:26:00+03:00</text:p>
      <text:p text:style-name="P4">
描述: 俄罗斯军队的目的是杀死乌克兰人。 如果我们现在不摧毁敌人，我们将被摧毁。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Україна', 'Вбивство', 'Валерій Залужний', 'Війна з росією']</text:p>
      <text:p text:style-name="P4">
类型: Article</text:p>
      <!--METADATA-->
      <text:p text:style-name="P4">
<draw:frame draw:style-name="fr1" draw:name="Image212" text:anchor-type="as-char" svg:width="6.9236in" svg:height="3.956343in" draw:z-index="0">
<draw:image xlink:href="../Images/yкринформ/2023-05-12T22-26-00-03-00/630_360_1676531390-589.jpg" xlink:type="simple" xlink:show="embed" xlink:actuate="onLoad" draw:mime-type="image/jpeg"/>
</draw:frame>
地铁 - 武装是杀死乌克兰人。 如果我们现在不摧毁敌人，我们将被摧毁。</text:p>
      <text:p text:style-name="P4">
这是乌克兰瓦利·萨卢兹尼(Zaluzhny)武装部队的指挥官 - 主持人强调了温特夫特别项目德米特里·科马罗夫(Dmitry Komarov)“ <text:a xlink:type="simple" xlink:href="http://www.youtube.com/watch" text:style-name="Internet_20_link" text:visited-style-name="Visited_20_Internet_20_Link">
</text:a>
»，报道乌克林福姆。</text:p>
      <text:p text:style-name="P4">
他表示，战略目标<text:a xlink:type="simple" xlink:href="https://www.ukrinform.ua/tag-rosia" text:style-name="Internet_20_link" text:visited-style-name="Visited_20_Internet_20_Link">
</text:a>
在入侵乌克兰开始时，是要摧毁乌克兰人。 “他们希望他们能进入有组织的专栏，人们会用面包和盐与他们见面，乌克兰国家已经成为。 但是乌克兰人开始抵抗，乌克兰人开始为自己辩护。 今天，他们从俄罗斯联邦来到这里，有意识地杀死乌克兰人。 这场战争的本质是，如果我们现在不摧毁敌人，我们将被摧毁，因为他们有意识地出现。”</text:p>
      <text:p text:style-name="P4">
武装部队的指挥官 - 主持人强调，俄罗斯人杀死乌克兰人，毕竟他们在乌克兰战场上造成了“疯狂”的损失。 Zaluzhny强调这是他们的目标。</text:p>
      <text:p text:style-name="P4">
<text:span text:style-name="T4">
另请阅读：</text:span>
 <text:a xlink:type="simple" xlink:href="https://www.ukrinform.ua/rubric-ato/3708517-vijskove-kerivnictvo-ukraini-gotuvalosa-do-vtorgnenna-rf-zaluznij.html" text:style-name="Internet_20_link" text:visited-style-name="Visited_20_Internet_20_Link">
<text:span text:style-name="T4">
 Zaluzhni </text:span>
</text:a>
他补充说：“奇怪的是，这发生在21世纪，当时科学发展时，仍然有祖父母在第二次世界大战期间经历了一切……但是，他们有意识地去杀死乌克兰人。”</text:p>
      <text:p text:style-name="P4">
据报道，乌克兰的国防军从2022年2月24日至2023年5月12日<text:a xlink:type="simple" xlink:href="https://www.ukrinform.ua/rubric-ato/3708073-sili-oboroni-znisili-197-670-rosijskih-zagarbnikiv.html" text:style-name="Internet_20_link" text:visited-style-name="Visited_20_Internet_20_Link">
</text:a>
 .</text:p>
      <text:p text:style-name="P4">
News Source: <text:a xlink:type="simple" xlink:href="https://www.ukrinform.ua/rubric-ato/3708522-meta-rf-na-pocatku-vtorgnenna-polagala-v-tomu-sob-znisiti-ukrainsku-derzavnist-zaluznij.html" text:style-name="Internet_20_link" text:visited-style-name="Visited_20_Internet_20_Link">
https://www.ukrinform.ua/rubric-ato/3708522-meta-rf-na-pocatku-vtorgnenna-polagala-v-tomu-sob-znisiti-ukrainsku-derzavnist-zaluznij.html</text:a>
</text:p>
      <!--NEWS-->
      <text:h text:style-name="P10" text:outline-level="1">
<text:span text:style-name="T4">
敌人每天向Sumy地区边界社区开火</text:span>
</text:h>
      <text:p text:style-name="P4">
作者: Ukrinform (Person)</text:p>
      <text:p text:style-name="P4">
出版商: Укринформ (Organization)</text:p>
      <text:p text:style-name="P4">
出版时间: 2023-05-12T22:31:00+03:00</text:p>
      <text:p text:style-name="P4">
修改时间: 2023-05-12T22:31:00+03:00</text:p>
      <text:p text:style-name="P4">
描述: 5月12日星期五，俄罗斯军队在苏米地区的边境定居点开火了五次，总共爆炸了87次。  - 乌克林。</text:p>
      <text:p text:style-name="P4">
图片: ["<text:a xlink:type="simple" xlink:href="https://static.ukrinform.com/photos/2021_12/thumb_files/630_360_1640330796-210.jpeg" text:style-name="Internet_20_link" text:visited-style-name="Visited_20_Internet_20_Link">
630_360_16403...</text:a>
"]</text:p>
      <text:p text:style-name="P4">
标签: ['Обстріл', 'Сумщина', 'Війна з росією']</text:p>
      <text:p text:style-name="P4">
类型: Article</text:p>
      <!--METADATA-->
      <text:p text:style-name="P4">
<draw:frame draw:style-name="fr1" draw:name="Image213" text:anchor-type="as-char" svg:width="6.9236in" svg:height="3.956343in" draw:z-index="0">
<draw:image xlink:href="../Images/yкринформ/2023-05-12T22-31-00-03-00/630_360_1640330796-210.jpeg" xlink:type="simple" xlink:show="embed" xlink:actuate="onLoad" draw:mime-type="image/jpeg"/>
</draw:frame>
俄罗斯军队于5月12日星期五向Sumy地区的边境居民开枪五次，造成87次爆炸。</text:p>
      <text:p text:style-name="P4">
根据乌克林福姆的说法，Sumy地区军事行政部门在[]中报道了(https://t.me/Sumy_news_ODA/16157)。</text:p>
      <text:p text:style-name="P4">
特别是，在克拉斯诺尼社区中，入侵者击中了迫击炮 -  16 <text:span text:style-name="T4">
 <text:a xlink:type="simple" xlink:href="https://www.ukrinform.ua/tag-vibuh" text:style-name="Internet_20_link" text:visited-style-name="Visited_20_Internet_20_Link">
</text:a>
</text:span>
。 在斯拉夫戈罗德村，敌对大火损害了两个私人房屋。</text:p>
      <text:p text:style-name="P4">
敌人向手榴弹发射器解雇了贝洛皮尔社区，导致56起爆炸。 五个地雷被扔进了同一个社区的领土。</text:p>
      <text:p text:style-name="P4">
Velikopysar社区也遭受了俄罗斯人的大洞穴中风 - 记录了十次爆炸。</text:p>
      <text:p text:style-name="P4">
<text:span text:style-name="T4">
另请阅读：</text:span>
 <text:span text:style-name="T4">
 <text:a xlink:type="simple" xlink:href="https://www.ukrinform.ua/rubric-ato/3708503-rosiani-vipustili-po-prikordonnu-cernigivsini-ponad-20-min.html" text:style-name="Internet_20_link" text:visited-style-name="Visited_20_Internet_20_Link">
</text:a>
</text:span>
</text:p>
      <text:p text:style-name="P4">
正如乌克林福姆报道的那样，5月11日，俄罗斯军队袭击了苏米地区边境社区的割伤武器。</text:p>
      <text:p text:style-name="P4">
News Source: <text:a xlink:type="simple" xlink:href="https://www.ukrinform.ua/rubric-ato/3708520-vorog-za-dobu-pat-raziv-obstrilav-prikordonni-gromadi-sumsini.html" text:style-name="Internet_20_link" text:visited-style-name="Visited_20_Internet_20_Link">
https://www.ukrinform.ua/rubric-ato/3708520-vorog-za-dobu-pat-raziv-obstrilav-prikordonni-gromadi-sumsini.html</text:a>
</text:p>
      <!--NEWS-->
      <text:h text:style-name="P10" text:outline-level="1">
<text:span text:style-name="T4">
国际举重联合会不会干扰俄罗斯和白俄罗斯的演讲</text:span>
</text:h>
      <text:p text:style-name="P4">
作者: Ukrinform (Person)</text:p>
      <text:p text:style-name="P4">
出版商: Укринформ (Organization)</text:p>
      <text:p text:style-name="P4">
出版时间: 2023-05-12T22:34:00+03:00</text:p>
      <text:p text:style-name="P4">
修改时间: 2023-05-12T22:34:00+03:00</text:p>
      <text:p text:style-name="P4">
描述: 国际田径联合会（IWF）允许在比赛中与俄罗斯和白俄罗斯的运动员竞争。  - 乌克林。</text:p>
      <text:p text:style-name="P4">
图片: ["<text:a xlink:type="simple" xlink:href="https://static.ukrinform.com/photos/2023_05/thumb_files/630_360_1683919724-718.jpeg" text:style-name="Internet_20_link" text:visited-style-name="Visited_20_Internet_20_Link">
630_360_16839...</text:a>
"]</text:p>
      <text:p text:style-name="P4">
标签: ['Важка атлетика']</text:p>
      <text:p text:style-name="P4">
类型: Article</text:p>
      <!--METADATA-->
      <text:p text:style-name="P4">
<draw:frame draw:style-name="fr1" draw:name="Image214" text:anchor-type="as-char" svg:width="6.9236in" svg:height="3.956343in" draw:z-index="0">
<draw:image xlink:href="../Images/yкринформ/2023-05-12T22-34-00-03-00/630_360_1683919724-718.jpeg" xlink:type="simple" xlink:show="embed" xlink:actuate="onLoad" draw:mime-type="image/jpeg"/>
</draw:frame>
国际举重联盟(IWF)允许俄罗斯白俄罗斯的运动员在比赛中处于中立地位。</text:p>
      <text:p text:style-name="P4">
根据官方的说法(https://iwf.sport/2023/05/12/iwf-press-release-executive-board-meeting/)乌克林福姆报道，该组织是由联邦执行委员会的Naonline会议做出的。</text:p>
      <text:p text:style-name="P4">
值得注意的是，国际奥林匹克委员会的建议将克服俄罗斯和白俄罗斯的举重运动员的回归(莫克)在物体中立。 在允许举重运动员具有竞争力之前，每个人都会引起“独立机构”。</text:p>
      <text:p text:style-name="P4">
<text:span text:style-name="T4">
另请阅读：</text:span>
 <text:a xlink:type="simple" xlink:href="https://www.ukrinform.ua/rubric-sports/3704726-miznarodna-vazkoatleticna-federacia-zaboronit-sportsmenam-vihoditi-na-podiumi-z-derzavnimi-praporami.html" text:style-name="Internet_20_link" text:visited-style-name="Visited_20_Internet_20_Link">
</text:a>
接纳俄罗斯人和白俄罗斯意味着他们可以主张将在古巴通过的大奖赛系列的最近比赛(6月8日至18日). Це буде третій з семитурнірів у кваліфікаційному періоді на Олімпіаду-2024, <text:a xlink:type="simple" xlink:href="https://suspilne.media/474739-miznarodna-federacia-vazkoi-atletiki-dozvolila-rosianam-ta-bilorusam-zmagatisa-u-nejtralnomu-statusi/" text:style-name="Internet_20_link" text:visited-style-name="Visited_20_Internet_20_Link">
</text:a>
社会的。</text:p>
      <text:p text:style-name="P4">
如果俄罗斯人和白俄罗斯人错过了古巴比赛，他们将根据甄选规则失去在2024年奥运会上进行的机会。 他们还将能够与2023年世界杯竞争(9月，沙特阿拉伯).</text:p>
      <text:p text:style-name="P4">
News Source: <text:a xlink:type="simple" xlink:href="https://www.ukrinform.ua/rubric-sports/3708526-miznarodna-federacia-vazkoi-atletiki-ne-pereskodzatime-vistupam-rosian-ta-bilorusiv.html" text:style-name="Internet_20_link" text:visited-style-name="Visited_20_Internet_20_Link">
https://www.ukrinform.ua/rubric-sports/3708526-miznarodna-federacia-vazkoi-atletiki-ne-pereskodzatime-vistupam-rosian-ta-bilorusiv.html</text:a>
</text:p>
      <!--NEWS-->
      <text:h text:style-name="P10" text:outline-level="1">
<text:span text:style-name="T4">
俄罗斯计划对乌克兰进行全面进攻 - 武装部队的指挥官 - 武装部队的总司令</text:span>
</text:h>
      <text:p text:style-name="P4">
作者: Ukrinform (Person)</text:p>
      <text:p text:style-name="P4">
出版商: Укринформ (Organization)</text:p>
      <text:p text:style-name="P4">
出版时间: 2023-05-12T22:35:00+03:00</text:p>
      <text:p text:style-name="P4">
修改时间: 2023-05-12T22:35:00+03:00</text:p>
      <text:p text:style-name="P4">
描述: 乌克兰瓦莱里·扎卢兹尼（Valery Valery Zaluzhny）武装部队的指挥官 - 总司令确信，俄罗斯联邦计划详细计划在乌克兰州进行全面的进攻行动。  - 乌克林。</text:p>
      <text:p text:style-name="P4">
图片: ["<text:a xlink:type="simple" xlink:href="https://static.ukrinform.com/photos/2022_06/thumb_files/630_360_1655868088-457.jpg" text:style-name="Internet_20_link" text:visited-style-name="Visited_20_Internet_20_Link">
630_360_16558...</text:a>
"]</text:p>
      <text:p text:style-name="P4">
标签: ['ЗСУ', 'Агресія РФ', 'Валерій Залужний', 'Війна з росією']</text:p>
      <text:p text:style-name="P4">
类型: Article</text:p>
      <!--METADATA-->
      <text:p text:style-name="P4">
<draw:frame draw:style-name="fr1" draw:name="Image215" text:anchor-type="as-char" svg:width="6.9236in" svg:height="3.956343in" draw:z-index="0">
<draw:image xlink:href="../Images/yкринформ/2023-05-12T22-35-00-03-00/630_360_1655868088-457.jpg" xlink:type="simple" xlink:show="embed" xlink:actuate="onLoad" draw:mime-type="image/jpeg"/>
</draw:frame>
乌克兰瓦莱里·扎卢兹尼(Valery Zaluzhny)武装部队的指挥官 - 总司令确信，俄罗斯联邦详细策划了乌克兰国家的全面进攻行动。</text:p>
      <text:p text:style-name="P4">
他在特殊项目“年”中接受了德米特里·科马罗夫(Dmitry Komarov)的采访中讲述了这一点。 幕后。</text:p>
      <text:p text:style-name="P4">
“俄罗斯联邦是一个我认为军事科学高度高和高的国家。 因此，当对乌克兰进行全面侵略的问题，为此做准备时，这些措施是为此全面准备的。 相信我，我在其中。 这项行动是计划和详细的。”武装部队指挥官说。</text:p>
      <text:p text:style-name="P4">
<text:span text:style-name="T4">
另请阅读：</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Zaluzhny说，准备进行传导的俄罗斯军队的分组发生了多次。 据他说，教学的敌人分析了结果，当他知道这种选择不合适时，就会替代。</text:p>
      <text:p text:style-name="P4">
指挥官的负责人补充说：“这使我们感到困惑，并给了他们获得结果的机会。”</text:p>
      <text:p text:style-name="P4">
<text:span text:style-name="T4">
另请阅读：</text:span>
 <text:span text:style-name="T4">
 <text:a xlink:type="simple" xlink:href="https://www.ukrinform.ua/rubric-ato/3708501-prezident-cehii-ocinue-sansi-kontrnastupu-ukraini-ak-dobri.html" text:style-name="Internet_20_link" text:visited-style-name="Visited_20_Internet_20_Link">
</text:a>
</text:span>
</text:p>
      <text:p text:style-name="P4">
正如乌克林福姆报道的那样，2022年2月24日，俄罗斯联邦开始了针对乌克兰的八年战争的发射阶段 - 全面的进攻。</text:p>
      <text:p text:style-name="P4">
News Source: <text:a xlink:type="simple" xlink:href="https://www.ukrinform.ua/rubric-ato/3708524-rosia-detalno-planuvala-povnomasstabnij-nastup-na-ukrainu-golovnokomanduvac-zsu.html" text:style-name="Internet_20_link" text:visited-style-name="Visited_20_Internet_20_Link">
https://www.ukrinform.ua/rubric-ato/3708524-rosia-detalno-planuvala-povnomasstabnij-nastup-na-ukrainu-golovnokomanduvac-zsu.html</text:a>
</text:p>
      <!--NEWS-->
      <text:h text:style-name="P10" text:outline-level="1">
<text:span text:style-name="T4">
针对俄罗斯“高级”的第11届欧盟制裁 - 瑞典外交部</text:span>
</text:h>
      <text:p text:style-name="P4">
作者: Ukrinform (Person)</text:p>
      <text:p text:style-name="P4">
出版商: Укринформ (Organization)</text:p>
      <text:p text:style-name="P4">
出版时间: 2023-05-12T22:39:00+03:00</text:p>
      <text:p text:style-name="P4">
修改时间: 2023-05-12T22:39:00+03:00</text:p>
      <text:p text:style-name="P4">
描述: 欧盟仍然坚决支持乌克兰，并在准备下一个针对俄罗斯的第11套制裁方案方面做得很好，这应该增加对侵略者国家的压力，并将其推向战争结束。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Антиросійські санкції', 'Євросоюз', 'Агресія РФ']</text:p>
      <text:p text:style-name="P4">
类型: Article</text:p>
      <!--METADATA-->
      <text:p text:style-name="P4">
<draw:frame draw:style-name="fr1" draw:name="Image216" text:anchor-type="as-char" svg:width="6.9236in" svg:height="3.956343in" draw:z-index="0">
<draw:image xlink:href="../Images/yкринформ/2023-05-12T22-39-00-03-00/630_360_1591893289-695.jpg" xlink:type="simple" xlink:show="embed" xlink:actuate="onLoad" draw:mime-type="image/jpeg"/>
</draw:frame>
欧盟仍然坚决支持乌克兰，并在准备下一个对俄罗斯的第11套制裁方案方面已经有了很好的准备，这些计划必须增加对侵略国的压力并将其推向最后。</text:p>
      <text:p text:style-name="P4">
这是欧盟外交部长在斯廷宁(Steneninge)的风景中发生的地方，在欧盟国家的非正式现任部长的第一天，在风景如画的席瑞典瑞典的外交事务，乌克林事物通讯员的报告。</text:p>
      <text:p text:style-name="P4">
“我们从这次会议中脱颖而出，感觉到欧盟面临的基本问题更加统一……我们在欧盟迈向的优先事项是提高欧洲的安全性，这可以由通过支持乌克兰的单方式。 这与危机管理无关 - 这是关于尊严和保护世界规则的真正斗争，这是基于规则的，不仅是基于欧洲的利益，而且还基于这样一个世界，”瑞典语政府官员强调。</text:p>
      <text:p text:style-name="P4">
<text:span text:style-name="T4">
另请阅读：</text:span>
 <text:span text:style-name="T4">
 <text:a xlink:type="simple" xlink:href="https://www.ukrinform.ua/rubric-world/3708440-obhid-sankcij-proti-rosii-matime-naslidki-berbok.html" text:style-name="Internet_20_link" text:visited-style-name="Visited_20_Internet_20_Link">
</text:a>
</text:span>
</text:p>
      <text:p text:style-name="P4">
他指出，欧盟的支持义务仍然坚决。与此同时，部长们讨论了增加对俄罗斯压力的必要性。</text:p>
      <text:p text:style-name="P4">
“在第11包工作<text:span text:style-name="T4">
 <text:a xlink:type="simple" xlink:href="https://www.ukrinform.ua/tag-antirossijskie-sankcii" text:style-name="Internet_20_link" text:visited-style-name="Visited_20_Internet_20_Link">
</text:a>
</text:span>
我们已经在欧盟担任总统职位已经很先进，我们正在尽力促进欧盟围绕这个问题的团结。 明天，我们将在欧盟外交部长与乌克兰Dmitry Kuleba外交大臣之间进行非正式的便秘。 这将是一个宝贵的机会制裁并确保其责任(乌克兰犯罪 - )”， -  Bolstrom说。</text:p>
      <text:p text:style-name="P4">
<text:span text:style-name="T4">
另请阅读：</text:span>
 <text:span text:style-name="T4">
 <text:a xlink:type="simple" xlink:href="https://www.ukrinform.ua/rubric-polytics/3708422-zelenskij-sogodni-sankcijnij-den-zatverdili-pat-paketiv.html" text:style-name="Internet_20_link" text:visited-style-name="Visited_20_Internet_20_Link">
</text:a>
</text:span>
</text:p>
      <text:p text:style-name="P4">
正如乌克林福姆报道的那样，欧盟国家外交大臣的非正式会议今天已经举行，在此期间，欧洲政府官员正在考虑最重要的外交政策问题，包括支持乌克兰，并确定欧盟与中国之间的关系策略。</text:p>
      <text:p text:style-name="P4">
News Source: <text:a xlink:type="simple" xlink:href="https://www.ukrinform.ua/rubric-economy/3708527-robota-nad-11m-paketom-sankcij-es-proti-rosii-dobre-prosunulasa-vpered-mzs-svecii.html" text:style-name="Internet_20_link" text:visited-style-name="Visited_20_Internet_20_Link">
https://www.ukrinform.ua/rubric-economy/3708527-robota-nad-11m-paketom-sankcij-es-proti-rosii-dobre-prosunulasa-vpered-mzs-svecii.html</text:a>
</text:p>
      <!--NEWS-->
      <text:h text:style-name="P10" text:outline-level="1">
<text:span text:style-name="T4">
扎卢兹尼（Zaluzhny）讲述了大规模入侵俄罗斯联邦进入乌克兰</text:span>
</text:h>
      <text:p text:style-name="P4">
作者: Ukrinform (Person)</text:p>
      <text:p text:style-name="P4">
出版商: Укринформ (Organization)</text:p>
      <text:p text:style-name="P4">
出版时间: 2023-05-12T22:44:00+03:00</text:p>
      <text:p text:style-name="P4">
修改时间: 2023-05-12T22:44:00+03:00</text:p>
      <text:p text:style-name="P4">
描述: 在2022年2月24日，大规模入侵俄罗斯联邦在乌克兰的大规模入侵的第一分钟，武装部队的总司令Valery Zaluzhny被称为所有部队的指挥官，还收到了来自来自国外道歉的“不是很愉快的人”。  - 乌克林。</text:p>
      <text:p text:style-name="P4">
图片: ["<text:a xlink:type="simple" xlink:href="https://static.ukrinform.com/photos/2022_04/thumb_files/630_360_1650958347-815.jpeg" text:style-name="Internet_20_link" text:visited-style-name="Visited_20_Internet_20_Link">
630_360_16509...</text:a>
"]</text:p>
      <text:p text:style-name="P4">
标签: ['ЗСУ', 'Агресія РФ', 'Валерій Залужний', 'Війна з росією']</text:p>
      <text:p text:style-name="P4">
类型: Article</text:p>
      <!--METADATA-->
      <text:p text:style-name="P4">
<draw:frame draw:style-name="fr1" draw:name="Image217" text:anchor-type="as-char" svg:width="6.9236in" svg:height="3.956343in" draw:z-index="0">
<draw:image xlink:href="../Images/yкринформ/2023-05-12T22-44-00-03-00/630_360_1650958347-815.jpeg" xlink:type="simple" xlink:show="embed" xlink:actuate="onLoad" draw:mime-type="image/jpeg"/>
</draw:frame>
在2022年2月24日，大规模入侵俄罗斯联邦在乌克兰的大规模入侵的第一分钟，武装部队武装部队瓦莱里·扎卢兹尼(Valery Zaluzhny来自国外的“不是很愉快的人”。</text:p>
      <text:p text:style-name="P4">
根据乌克林福姆的说法，乌克兰·瓦莱瑞卢兹尼武装部队的总司令在接受德米特里·科马罗夫(Dmitry Komarov)的特别项目的采访中说。 在幕后”，正如全国性Temachpon“单一新闻”的空中，回答了2022年2月24日的第一步的问题。</text:p>
      <text:p text:style-name="P4">
“如果您正在等待伟大的悲伤，我会让您失望的。 了解军队，因为对我们来说，战争进行了。 从字面上看，这一天是如此有趣的时刻：第一时刻是，从字面上看，我打电话给每个负责特定地区的指挥官。 或者我告诉他开始了什么，而Vinmen  - “我理解。” 或指挥官向我报告说，有些动作已经在弄清楚他的表现。 我说 - 坚持，你知道该怎么办。 我想起的那一刻是我凌晨5点。 他从国外打电话，这个人向我道歉。 我想起了这一点。通常的指挥官工作开始了，晚上普通指挥官的工作日。”扎卢兹尼说。</text:p>
      <text:p text:style-name="P4">
<text:span text:style-name="T4">
另请阅读：</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他拒绝讲述有关电话铃的详细信息以及道歉的人。</text:p>
      <text:p text:style-name="P4">
指挥官-IN-主持人还指出，没有必要对待俄罗斯联邦的武装力量并低估敌人。</text:p>
      <text:p text:style-name="P4">
“没有必要治疗克洛斯式联合会的武装力量的活动。 但是，他们给我们带来了重大危害。 我们的人民每天死亡。 但与此同时，有可能分析和预期他们的未来程序并为此做准备。”扎卢兹(Zaluzhny)强调。</text:p>
      <text:p text:style-name="P4">
<text:span text:style-name="T4">
另请阅读：</text:span>
 <text:span text:style-name="T4">
 <text:a xlink:type="simple" xlink:href="https://www.ukrinform.ua/rubric-ato/3708519-zaluznij-rozpoviv-ak-reague-na-ukrainski-vtrati.html" text:style-name="Internet_20_link" text:visited-style-name="Visited_20_Internet_20_Link">
</text:a>
 </text:span>
</text:p>
      <text:p text:style-name="P4">
“我们所进行的练习，我们考虑的整个想法的所有复杂的综合体，促使我们想到了我们有一个可以在这种情况下工作的一种变体，而这种选择是我们在最短的时间内造成敌人最大的损失是为了使他放弃乌克兰商定领土的进一步行动。 它起作用了。 我们被迫提取敌人，推迟业主，推迟他的储备并简单地抽烟。”</text:p>
      <text:p text:style-name="P4">
<text:span text:style-name="T4">
另请阅读：</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回答一个问题，为什么敌人会摧毁其道路上的一切，为什么俄罗斯和乌克兰军队的策略很明显：“答案在这里很明显：因为他们是入侵者，所以他们去让我们的房屋杀死我们的家我们的妇女杀害儿童，让儿童这片土地从未肥​​沃。 这就是他们使用的策略。 更糟糕的是，我知道他们有机会这样做。 我们有更多的战术和略有不同的策略。 为了削减我们自己的基础设施，在弹药中花费弹药是没有意义的。 我们数数，每个人和每个人的生活，所以我们试图这样做。 雅芳的行为就像部落。”</text:p>
      <text:p text:style-name="P4">
<text:span text:style-name="T4">
另请阅读：</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据报道，2022年2月24日，俄罗斯联邦启动了一个新阶段<text:span text:style-name="T4">
 <text:a xlink:type="simple" xlink:href="https://www.ukrinform.ua/tag-vijna-z-rosieu" text:style-name="Internet_20_link" text:visited-style-name="Visited_20_Internet_20_Link">
</text:a>
</text:span>
针对乌克兰是全面的入侵。 据武装部队总参谋部称，在这一年中，乌克兰的辩护部队遭受了侵略者的巨大损失，摧毁了近14.6万俄罗斯灰烬。</text:p>
      <text:p text:style-name="P4">
News Source: <text:a xlink:type="simple" xlink:href="https://www.ukrinform.ua/rubric-ato/3708530-zaluznij-rozpoviv-pro-persi-hvilini-sirokomasstabnogo-vtorgnenna-rf-v-ukrainu.html" text:style-name="Internet_20_link" text:visited-style-name="Visited_20_Internet_20_Link">
https://www.ukrinform.ua/rubric-ato/3708530-zaluznij-rozpoviv-pro-persi-hvilini-sirokomasstabnogo-vtorgnenna-rf-v-ukrainu.html</text:a>
</text:p>
      <!--NEWS-->
      <text:h text:style-name="P10" text:outline-level="1">
<text:span text:style-name="T4">
费多罗夫报道了梅利托波的大声爆炸</text:span>
</text:h>
      <text:p text:style-name="P4">
作者: Ukrinform (Person)</text:p>
      <text:p text:style-name="P4">
出版商: Укринформ (Organization)</text:p>
      <text:p text:style-name="P4">
出版时间: 2023-05-12T22:47:00+03:00</text:p>
      <text:p text:style-name="P4">
修改时间: 2023-05-12T22:47:00+03:00</text:p>
      <text:p text:style-name="P4">
描述: 在暂时占领的Melitopol中爆炸了。 在某些地区，光，水和通信消失了。  - 乌克林。</text:p>
      <text:p text:style-name="P4">
图片: ["<text:a xlink:type="simple" xlink:href="https://static.ukrinform.com/photos/2022_12/thumb_files/630_360_1670715012-546.jpg" text:style-name="Internet_20_link" text:visited-style-name="Visited_20_Internet_20_Link">
630_360_16707...</text:a>
"]</text:p>
      <text:p text:style-name="P4">
标签: ['Мелітополь', 'Окупація', 'Вибух', 'Війна з росією']</text:p>
      <text:p text:style-name="P4">
类型: Article</text:p>
      <!--METADATA-->
      <text:p text:style-name="P4">
<draw:frame draw:style-name="fr1" draw:name="Image218" text:anchor-type="as-char" svg:width="6.9236in" svg:height="3.956343in" draw:z-index="0">
<draw:image xlink:href="../Images/yкринформ/2023-05-12T22-47-00-03-00/630_360_1670715012-546.jpg" xlink:type="simple" xlink:show="embed" xlink:actuate="onLoad" draw:mime-type="image/jpeg"/>
</draw:frame>
爆炸是由被占领的Melitopol建立的。 在某些地区，光，水和韧带消失了。</text:p>
      <text:p text:style-name="P4">
在电报中关于它<text:a xlink:type="simple" xlink:href="https://t.me/ivan_fedorov_melitopol/1959" text:style-name="Internet_20_link" text:visited-style-name="Visited_20_Internet_20_Link">
</text:a>
据报道，梅利托波尔市董事长伊万·费多罗夫(Ivan Fedorov)据报道。</text:p>
      <text:p text:style-name="P4">
他写道：“梅利托波尔(Melitopol)发生了巨大的爆炸。它是如此强大，以至于城市的东部和北部甚至周围的村庄都没有光，水和联系。”</text:p>
      <text:p text:style-name="P4">
<text:span text:style-name="T4">
另请阅读：</text:span>
 <text:span text:style-name="T4">
 <text:a xlink:type="simple" xlink:href="https://www.ukrinform.ua/rubric-regions/3708417-u-melitopoli-bila-pidizdu-pidirvali-kolaboranta.html" text:style-name="Internet_20_link" text:visited-style-name="Visited_20_Internet_20_Link">
</text:a>
</text:span>
</text:p>
      <text:p text:style-name="P4">
目前正在澄清爆炸细节。</text:p>
      <text:p text:style-name="P4">
据报道，据报道，在梅利托波尔(Melitopol)早晨，一个ur骨在入口大楼附近爆炸，萨波里兹希亚(Zaporizhzhya)地区居住在Zaporizhzhya地区。 “官方”从入口出来，被破坏并住院到医疗机构。</text:p>
      <text:p text:style-name="P4">
News Source: <text:a xlink:type="simple" xlink:href="https://www.ukrinform.ua/rubric-regions/3708531-fedorov-povidomiv-pro-gucnij-vibuh-u-melitopoli.html" text:style-name="Internet_20_link" text:visited-style-name="Visited_20_Internet_20_Link">
https://www.ukrinform.ua/rubric-regions/3708531-fedorov-povidomiv-pro-gucnij-vibuh-u-melitopoli.html</text:a>
</text:p>
      <!--NEWS-->
      <text:h text:style-name="P10" text:outline-level="1">
<text:span text:style-name="T4">
Zaluzhny：如果我在乌克兰人找到了“苏联军队”的代表 - 我将无法长期理解</text:span>
</text:h>
      <text:p text:style-name="P4">
作者: Ukrinform (Person)</text:p>
      <text:p text:style-name="P4">
出版商: Укринформ (Organization)</text:p>
      <text:p text:style-name="P4">
出版时间: 2023-05-12T22:49:00+03:00</text:p>
      <text:p text:style-name="P4">
修改时间: 2023-05-12T22:49:00+03:00</text:p>
      <text:p text:style-name="P4">
描述: 乌克兰Valery Zaluzhny武装部队的指挥官 - 总司令仍在积极地消除乌克兰军队的苏联方法，以使其更加现代。  - 乌克林。</text:p>
      <text:p text:style-name="P4">
图片: ["<text:a xlink:type="simple" xlink:href="https://static.ukrinform.com/photos/2022_11/thumb_files/630_360_1667842072-780.jpg" text:style-name="Internet_20_link" text:visited-style-name="Visited_20_Internet_20_Link">
630_360_16678...</text:a>
"]</text:p>
      <text:p text:style-name="P4">
标签: ['Армія', 'ЗСУ', 'Валерій Залужний', 'Війна з росією']</text:p>
      <text:p text:style-name="P4">
类型: Article</text:p>
      <!--METADATA-->
      <text:p text:style-name="P4">
<draw:frame draw:style-name="fr1" draw:name="Image219" text:anchor-type="as-char" svg:width="6.9236in" svg:height="3.956343in" draw:z-index="0">
<draw:image xlink:href="../Images/yкринформ/2023-05-12T22-49-00-03-00/630_360_1667842072-780.jpg" xlink:type="simple" xlink:show="embed" xlink:actuate="onLoad" draw:mime-type="image/jpeg"/>
</draw:frame>
乌克兰瓦莱里·扎卢兹尼(Valery Zaluzhny)武装部队的指挥官 - 主持人仍然是乌克兰军队中的苏联方法，以使其更加现代。</text:p>
      <text:p text:style-name="P4">
他在接受德米特里·科马罗夫(Dmitry Komarov)的特殊专业人士的采访中说了这一点。(https://www.youtube.com/watch?v=TadXxP_26V8&amp;ab_channel=%D0%A1%D0%92%D0%86%D0%A2%D0%9D%D0%90%D0%92%D0%98%D0%92%D0%9E%D0%A0%D0%86%D0%A2)»，报道乌克林福姆。</text:p>
      <text:p text:style-name="P4">
“我会这么说，这是苏联<text:a xlink:type="simple" xlink:href="https://www.ukrinform.ua/tag-armia" text:style-name="Internet_20_link" text:visited-style-name="Visited_20_Internet_20_Link">
</text:a>
她为乌克兰的武装部队生活了很长时间。 还有一个回声。 它并不完全存在。 现在，当有激烈的战斗时，当彼此相连的多过程相互联系时，很难做到，但是我的下属知道我是否找到了任何位置的苏联军队的代表，我不会理解很长时间，” Zaluzhny说。</text:p>
      <text:p text:style-name="P4">
据他说，现在发生在前线的士兵有机会与总司令 - 司令部交流时，有必要在某一点或另一点造成火灾。 扎卢兹尼说：“例如其中一个例子。”</text:p>
      <text:p text:style-name="P4">
同时，他将俄罗斯军队与沙皇将勇士队受到赞赏。“这是这种态度持续存在的封建军。 至少，这是我们在战场上通过拦截而在战场上介绍的东西。”他补充说。</text:p>
      <text:p text:style-name="P4">
乌克兰武装部队的指挥官 - 总司令确信，不幸的是，宽恕敌人这是不幸的，因为这没有儿童罪。 同时对此的想法刺激了乌克兰国防力量，以最大程度地与之抗争并破坏我们地球上的效率。</text:p>
      <text:p text:style-name="P4">
<text:span text:style-name="T4">
另请阅读：</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同时，他回答了主持人的问题，他建议俄罗斯人造成了主要错误 - 认为乌克兰人与他们相似。 由于某种原因，乌克兰侵略者的管理人员认为，当他们与战争一起进行时，他们会在这里与面包和盐一起工作，但我们的人民总是热爱Tasmilimima，而俄罗斯人认为乌克兰人与他们是法西斯主义者或新纳粹分子，但大多数人都像他们一样。”</text:p>
      <text:p text:style-name="P4">
News Source: <text:a xlink:type="simple" xlink:href="https://www.ukrinform.ua/rubric-ato/3708532-zaluznij-akso-znajdu-predstavnika-radanskoi-armii-v-ukrainskij-dovgo-rozbiratisa-ne-budu.html" text:style-name="Internet_20_link" text:visited-style-name="Visited_20_Internet_20_Link">
https://www.ukrinform.ua/rubric-ato/3708532-zaluznij-akso-znajdu-predstavnika-radanskoi-armii-v-ukrainskij-dovgo-rozbiratisa-ne-budu.html</text:a>
</text:p>
      <!--NEWS-->
      <text:h text:style-name="P10" text:outline-level="1">
<text:span text:style-name="T4">
在哈尔基夫地区，一名在占领期间遭受酷刑的农场工人通过炮击被杀害</text:span>
</text:h>
      <text:p text:style-name="P4">
作者: Ukrinform (Person)</text:p>
      <text:p text:style-name="P4">
出版商: Укринформ (Organization)</text:p>
      <text:p text:style-name="P4">
出版时间: 2023-05-12T22:50:00+03:00</text:p>
      <text:p text:style-name="P4">
修改时间: 2023-05-12T22:50:00+03:00</text:p>
      <text:p text:style-name="P4">
描述: 在5月12日，在哈尔基夫地区的伊祖姆地区，一名农场工人马克西姆·罗曼尼科（Maxim Romanenko）杀害了敌对的炮击，他去年临时占领了他的社区。  - 乌克林。</text:p>
      <text:p text:style-name="P4">
图片: ["<text:a xlink:type="simple" xlink:href="https://static.ukrinform.com/photos/2021_04/thumb_files/630_360_1617451171-445.jpg" text:style-name="Internet_20_link" text:visited-style-name="Visited_20_Internet_20_Link">
630_360_16174...</text:a>
"]</text:p>
      <text:p text:style-name="P4">
标签: ['Обстріл', 'Загибель', 'Харківщина', 'Війна з росією']</text:p>
      <text:p text:style-name="P4">
类型: Article</text:p>
      <!--METADATA-->
      <text:p text:style-name="P4">
<draw:frame draw:style-name="fr1" draw:name="Image220" text:anchor-type="as-char" svg:width="6.9236in" svg:height="3.956343in" draw:z-index="0">
<draw:image xlink:href="../Images/yкринформ/2023-05-12T22-50-00-03-00/630_360_1617451171-445.jpg" xlink:type="simple" xlink:show="embed" xlink:actuate="onLoad" draw:mime-type="image/jpeg"/>
</draw:frame>
由于敌对的炮击，一名农场工人马克西姆·罗曼尼科(Maxim Romanenko)于5月12日在哈尔基夫地区的哈尔基夫地区，在去年临时占领其社区期间，他在俄罗斯军方遭受了酷刑。</text:p>
      <text:p text:style-name="P4">
这是在[]中报道的(https://t.me/borova_gromada/2189)Boriv解决方案，乌克林福姆报道。</text:p>
      <text:p text:style-name="P4">
“今天，俄罗斯入侵者向村庄开火。 切恩希纳·波里夫社区。 不幸的是，由于炮击<text:a xlink:type="simple" xlink:href="https://www.ukrinform.ua/tag-zagibel" text:style-name="Internet_20_link" text:visited-style-name="Visited_20_Internet_20_Link">
</text:a>
费尔马工人马克西姆·罗曼奇科。 死者今年36岁，他在当地企业中担任采石场。 在占领波里夫公众期间，俄罗斯士兵被绑架，讯问和折磨，指责与武装部队的合作。”</text:p>
      <text:p text:style-name="P4">
根据地方当局的说法，占领者在其IPSO中偷走了罗曼尼科的文件，以创建一个虚假的“新闻”：他们出版了一份PhotoColovik，上面写着随附的文字，仿佛俘虏了乌克兰军事志愿者。</text:p>
      <text:p text:style-name="P4">
<text:span text:style-name="T4">
另请阅读：</text:span>
 <text:a xlink:type="simple" xlink:href="https://www.ukrinform.ua/rubric-regions/3708523-u-harkovi-pomer-volonter-akij-potrapiv-pid-rosijskij-obstril-u-hodi-evakuacii-ludej.html" text:style-name="Internet_20_link" text:visited-style-name="Visited_20_Internet_20_Link">
<text:span text:style-name="T4">
志愿者</text:span>
</text:a>
“马克西姆(Maxim)设法生存并返回家中，但不幸的是，今天的侵略者永远夺走了他的生命。 马克西姆·罗姆坎科(Maxim Romanchenko)有一个孩子，一个平民妻子，一个小孩，”村理事会报道。</text:p>
      <text:p text:style-name="P4">
据报道，自2022年4月以来，俄罗斯联邦的鲍里夫社区的定居点开始巩固，该社区在10月初的乌克兰武装部队的反性爆发期间被释放。</text:p>
      <text:p text:style-name="P4">
News Source: <text:a xlink:type="simple" xlink:href="https://www.ukrinform.ua/rubric-regions/3708529-na-harkivsini-cerez-obstril-zaginuv-pracivnik-fermi-akogo-rosiani-katuvali-pid-cas-okupacii.html" text:style-name="Internet_20_link" text:visited-style-name="Visited_20_Internet_20_Link">
https://www.ukrinform.ua/rubric-regions/3708529-na-harkivsini-cerez-obstril-zaginuv-pracivnik-fermi-akogo-rosiani-katuvali-pid-cas-okupacii.html</text:a>
</text:p>
      <!--NEWS-->
      <text:h text:style-name="P10" text:outline-level="1">
<text:span text:style-name="T4">
Zaluzhny关于洪水莫斯科：一定要到达其余的时间，时间问题</text:span>
</text:h>
      <text:p text:style-name="P4">
作者: Ukrinform (Person)</text:p>
      <text:p text:style-name="P4">
出版商: Укринформ (Organization)</text:p>
      <text:p text:style-name="P4">
出版时间: 2023-05-12T22:52:00+03:00</text:p>
      <text:p text:style-name="P4">
修改时间: 2023-05-12T22:52:00+03:00</text:p>
      <text:p text:style-name="P4">
描述: 乌克兰有很小的机会沉没在莫斯科的巡洋舰上，并且没有丢失，并将继续消除消除俄罗斯舰队的消除。  - 乌克林。</text:p>
      <text:p text:style-name="P4">
图片: ["<text:a xlink:type="simple" xlink:href="https://static.ukrinform.com/photos/2022_04/thumb_files/630_360_1650622145-892.jpg" text:style-name="Internet_20_link" text:visited-style-name="Visited_20_Internet_20_Link">
630_360_16506...</text:a>
"]</text:p>
      <text:p text:style-name="P4">
标签: ['ЗСУ', 'Агресія РФ', 'Валерій Залужний', 'Війна з росією', 'Крейсер «Москва» ']</text:p>
      <text:p text:style-name="P4">
类型: Article</text:p>
      <!--METADATA-->
      <text:p text:style-name="P4">
<draw:frame draw:style-name="fr1" draw:name="Image221" text:anchor-type="as-char" svg:width="6.9236in" svg:height="3.956343in" draw:z-index="0">
<draw:image xlink:href="../Images/yкринформ/2023-05-12T22-52-00-03-00/630_360_1650622145-892.jpg" xlink:type="simple" xlink:show="embed" xlink:actuate="onLoad" draw:mime-type="image/jpeg"/>
</draw:frame>
乌克兰人有一个少量的机会使巡洋舰“莫斯科”陷入困境，并且没有丢失，也将继续努力消除俄罗斯舰队。</text:p>
      <text:p text:style-name="P4">
乌克兰Valery Valery Zaluzhny Winterv Dmitry Komarov的指挥官-In-武装部队在特别职业中。 配音。 据报道，乌克林福姆报道说，一般”，就像电视频道“ 1+1”一样。</text:p>
      <text:p text:style-name="P4">
“我们对军事的下降感兴趣，将来完全剥夺了黑海舰队的俄罗斯联合会在黑海中的任何活动。为此，我们有一些机会利用这些机会使用的机会很少。 当然，巡洋舰“莫斯科”的沉没对我们来说具有战略意义，因为它仍然是有翼的导弹的马车。 但是，回答我们是否完全安装了他们的计划的问题，我想说到目前为止，我们要去工作。 Zaluzhny说，我们一定会去...“ Essena”和“ Samom”，以及时间问题。”</text:p>
      <text:p text:style-name="P4">
<text:span text:style-name="T4">
另请阅读：</text:span>
 <text:span text:style-name="T4">
 <text:a xlink:type="simple" xlink:href="https://www.ukrinform.ua/rubric-ato/3706774-zbitta-kindzala-zsu-vidpravili-v-nokaut-rosijski-tehniku-i-propagandu.html" text:style-name="Internet_20_link" text:visited-style-name="Visited_20_Internet_20_Link">
</text:a>
</text:span>
</text:p>
      <text:p text:style-name="P4">
据他说，军方做了他们必须做的工作，对于乌克兰莫斯科的溺水，提高精神确实很重要。</text:p>
      <text:p text:style-name="P4">
“莫斯科巡洋舰”就像朝向基辅地区的巨大柱子：无意的抵抗，无法影响世界第二军的无能为力，或者将槽摧毁到病变附近的槽中，不得不采取串珠，必须采取这个机会。 他们这样的机会不允许。 与此同时，还有更多和有些正常的事情，我们将留下故事的筹码。”武装部队的总司令说。</text:p>
      <text:p text:style-name="P4">
<text:span text:style-name="T4">
另请阅读：</text:span>
 <text:span text:style-name="T4">
 <text:a xlink:type="simple" xlink:href="https://www.ukrinform.ua/rubric-kyiv/3695530-u-kievi-pokazali-ulamki-raketi-neptun-aka-urazila-krejser-moskva.html" text:style-name="Internet_20_link" text:visited-style-name="Visited_20_Internet_20_Link">
</text:a>
</text:span>
</text:p>
      <text:p text:style-name="P4">
回想：俄罗斯海军导弹的黑海舰队的旗舰<text:span text:style-name="T4">
 <text:a xlink:type="simple" xlink:href="https://www.ukrinform.ua/tag-krejser-moskva" text:style-name="Internet_20_link" text:visited-style-name="Visited_20_Internet_20_Link">
</text:a>
</text:span>
在对乌克兰国防军打击后，他于2022年4月14日开车。</text:p>
      <text:p text:style-name="P4">
News Source: <text:a xlink:type="simple" xlink:href="https://www.ukrinform.ua/rubric-ato/3708533-zaluznij-po-zatoplenna-moskvi-obovazkovo-doberemosa-i-do-resti-pitanna-casu.html" text:style-name="Internet_20_link" text:visited-style-name="Visited_20_Internet_20_Link">
https://www.ukrinform.ua/rubric-ato/3708533-zaluznij-po-zatoplenna-moskvi-obovazkovo-doberemosa-i-do-resti-pitanna-casu.html</text:a>
</text:p>
      <!--NEWS-->
      <text:h text:style-name="P10" text:outline-level="1">
<text:span text:style-name="T4">
乌克兰俘虏对俄罗斯的非法“判决”不是交换的障碍 - 协调</text:span>
</text:h>
      <text:p text:style-name="P4">
作者: Ukrinform (Person)</text:p>
      <text:p text:style-name="P4">
出版商: Укринформ (Organization)</text:p>
      <text:p text:style-name="P4">
出版时间: 2023-05-12T22:53:00+03:00</text:p>
      <text:p text:style-name="P4">
修改时间: 2023-05-12T22:53:00+03:00</text:p>
      <text:p text:style-name="P4">
描述: 关于战俘管理的协调总部保证了受到敌对囚禁的亲密乌克兰捍卫者，他们是俄罗斯联合会造成乌克兰俘虏的非法“判决”，这不是交换的障碍。  - 乌克林。</text:p>
      <text:p text:style-name="P4">
图片: ["<text:a xlink:type="simple" xlink:href="https://static.ukrinform.com/photos/2023_03/thumb_files/630_360_1680170436-658.jpg" text:style-name="Internet_20_link" text:visited-style-name="Visited_20_Internet_20_Link">
630_360_16801...</text:a>
"]</text:p>
      <text:p text:style-name="P4">
标签: ['Полонені', 'Війна з росією']</text:p>
      <text:p text:style-name="P4">
类型: Article</text:p>
      <!--METADATA-->
      <text:p text:style-name="P4">
<draw:frame draw:style-name="fr1" draw:name="Image222" text:anchor-type="as-char" svg:width="6.9236in" svg:height="3.956343in" draw:z-index="0">
<draw:image xlink:href="../Images/yкринформ/2023-05-12T22-53-00-03-00/630_360_1680170436-658.jpg" xlink:type="simple" xlink:show="embed" xlink:actuate="onLoad" draw:mime-type="image/jpeg"/>
</draw:frame>
捍卫囚犯的辩护总部，追求机密的乌克兰捍卫者，他们处于敌意的囚禁，日常的“判决”，俄罗斯联邦使乌克兰俘虏并不是交流的障碍。</text:p>
      <text:p text:style-name="P4">
根据乌克林福姆的说法，协调报告了<text:a xlink:type="simple" xlink:href="https://t.me/Koord_shtab/1040" text:style-name="Internet_20_link" text:visited-style-name="Visited_20_Internet_20_Link">
</text:a>
协调总部会见了24个部门突击营“ Aydar”的军人家族。</text:p>
      <text:p text:style-name="P4">
协调员代表向亲人保证，国家信息局占了所有捍卫者和捍卫者的失踪人员。 全部 <text:a xlink:type="simple" xlink:href="https://www.ukrinform.ua/tag-vijskovi" text:style-name="Internet_20_link" text:visited-style-name="Visited_20_Internet_20_Link">
</text:a>
在敌方民兵中被喂食。</text:p>
      <text:p text:style-name="P4">
“我们找到所有的防御者，直到DNA重合或发现。 直到我们考虑一个活着的人，并在被囚禁中寻找他之前。”他说。</text:p>
      <text:p text:style-name="P4">
参谋专家再次提醒乌克兰首先尝试捡起草药，生病和女性。</text:p>
      <text:p text:style-name="P4">
<text:span text:style-name="T4">
另请阅读：</text:span>
 <text:a xlink:type="simple" xlink:href="https://www.ukrinform.ua/rubric-society/3706693-u-koordstabi-zaklikali-rodiciv-vijskovih-dopomagati-zi-zborom-informacii-dla-obminu-polonenimi.html" text:style-name="Internet_20_link" text:visited-style-name="Visited_20_Internet_20_Link">
<text:span text:style-name="T4">
协调</text:span>
</text:a>
亲戚还对返回对俄罗斯乌克兰捍卫者非法的“句子”是否感兴趣。</text:p>
      <text:p text:style-name="P4">
“我们还有囚犯和正在调查的囚犯的囚犯。 因此，没有交换障碍。”总部代表强调。</text:p>
      <text:p text:style-name="P4">
正如乌克林福姆报道的那样，关于勇士行为的协调总部并未确认被囚禁，而是收集和会计信息，这些信息与各种来源无意，包括囚犯的亲戚和失踪的非乌克兰辩护人。</text:p>
      <text:p text:style-name="P4">
News Source: <text:a xlink:type="simple" xlink:href="https://www.ukrinform.ua/rubric-ato/3708282-nezakonni-viroki-rosii-ukrainskim-polonenim-ne-e-pereskodou-dla-obminiv-koordstab.html" text:style-name="Internet_20_link" text:visited-style-name="Visited_20_Internet_20_Link">
https://www.ukrinform.ua/rubric-ato/3708282-nezakonni-viroki-rosii-ukrainskim-polonenim-ne-e-pereskodou-dla-obminiv-koordstab.html</text:a>
</text:p>
      <!--NEWS-->
      <text:h text:style-name="P10" text:outline-level="1">
<text:span text:style-name="T4">
如果没有俄罗斯联合会的可持续和平犯罪责任 - 爱沙尼亚总理</text:span>
</text:h>
      <text:p text:style-name="P4">
作者: Ukrinform (Person)</text:p>
      <text:p text:style-name="P4">
出版商: Укринформ (Organization)</text:p>
      <text:p text:style-name="P4">
出版时间: 2023-05-12T22:55:00+03:00</text:p>
      <text:p text:style-name="P4">
修改时间: 2023-05-12T22:55:00+03:00</text:p>
      <text:p text:style-name="P4">
描述: 如果没有俄罗斯联邦的罪行，就不可能不断和平。  - 乌克林。</text:p>
      <text:p text:style-name="P4">
图片: ["<text:a xlink:type="simple" xlink:href="https://static.ukrinform.com/photos/2023_05/thumb_files/630_360_1683920241-324.jpg" text:style-name="Internet_20_link" text:visited-style-name="Visited_20_Internet_20_Link">
630_360_16839...</text:a>
"]</text:p>
      <text:p text:style-name="P4">
标签: ['Естонія', 'Україна', 'Воєнні злочини', 'Війна з росією']</text:p>
      <text:p text:style-name="P4">
类型: Article</text:p>
      <!--METADATA-->
      <text:p text:style-name="P4">
<draw:frame draw:style-name="fr1" draw:name="Image223" text:anchor-type="as-char" svg:width="6.9236in" svg:height="3.956343in" draw:z-index="0">
<draw:image xlink:href="../Images/yкринформ/2023-05-12T22-55-00-03-00/630_360_1683920241-324.jpg" xlink:type="simple" xlink:show="embed" xlink:actuate="onLoad" draw:mime-type="image/jpeg"/>
</draw:frame>
俄罗斯联邦因其罪行的不负责任是可持续的和平。</text:p>
      <text:p text:style-name="P4">
爱沙尼亚凯·卡拉斯(Estonia Kai Callas)总理在伦纳特·玛丽(Lennart Mary)16-nonart的开幕期间发表了这一观点(https://armyinform.com.ua/2023/05/12/ne-bude-stalogo-myru-bez-vidpovidalnosti-rosiyi-za-skoyeni-zlochyny-kaya-kallas/?fbclid=IwAR0I3JJz_g9lojGNgpTpVb98zFOrM9-g9eZ50KWOqDXCbzGSI7LkuxoGh2o)在塔林。</text:p>
      <text:p text:style-name="P4">
“ []不承担任何责任(https://www.ukrinform.ua/tag-rosia)是从邻居开始的。 因此，在短期内，我们必须为俄罗斯的罪行建立国际法庭。 不应忘记，俄罗斯联邦也有刑事部门。”卡拉斯强调。</text:p>
      <text:p text:style-name="P4">
爱沙尼亚政府负责人强调了打击犯罪的重要性。 正如她指出的那样，对于与波罗的海国家类似的小国，战争是毁灭的，而对于帝国来说，战争是荣耀。</text:p>
      <text:p text:style-name="P4">
“有一段时间，我研究了纽伦堡和东京法庭的历史。 只有在塞夫纳伯格(Sevnurnberg)期间，德国人才了解纳粹的罪行。 这就是为什么现在不仅负有责任，而且负责未来的原因。”总理说。</text:p>
      <text:p text:style-name="P4">
<text:span text:style-name="T4">
另请阅读：</text:span>
 <text:a xlink:type="simple" xlink:href="https://www.ukrinform.ua/rubric-world/3706721-na-kordoni-estonii-ta-rf-zavivsa-plakat-putin-vijskovij-zlocinec.html" text:style-name="Internet_20_link" text:visited-style-name="Visited_20_Internet_20_Link">
<text:span text:style-name="T4">
爱沙尼亚</text:span>
</text:a>
正如乌克林福姆报道的那样，五月初，弗拉基米尔·泽伦斯基(Vladimir Zelensky)总统断言，乌克兰不想同意不同意俄罗斯的混合法院和<text:a xlink:type="simple" xlink:href="https://www.ukrinform.ua/rubric-polytics/3704632-zelenskij-ukraina-pracuvatime-nad-stvorennam-okremogo-miznarodnogo-tribunalu-a-ne-gibridnogo.html" text:style-name="Internet_20_link" text:visited-style-name="Visited_20_Internet_20_Link">
</text:a>
。</text:p>
      <text:p text:style-name="P4">
<text:span text:style-name="T5">
foto：陆军inforfor.com.ua</text:span>
</text:p>
      <text:p text:style-name="P4">
News Source: <text:a xlink:type="simple" xlink:href="https://www.ukrinform.ua/rubric-polytics/3708528-bez-vidpovidalnosti-rosii-za-skoeni-zlocini-stalogo-miru-ne-bude-premerka-estonii.html" text:style-name="Internet_20_link" text:visited-style-name="Visited_20_Internet_20_Link">
https://www.ukrinform.ua/rubric-polytics/3708528-bez-vidpovidalnosti-rosii-za-skoeni-zlocini-stalogo-miru-ne-bude-premerka-estonii.html</text:a>
</text:p>
      <!--NEWS-->
      <text:h text:style-name="P10" text:outline-level="1">
<text:span text:style-name="T4">
Zaluzhny说，他没有看过乌克兰的迅速破坏</text:span>
</text:h>
      <text:p text:style-name="P4">
作者: Ukrinform (Person)</text:p>
      <text:p text:style-name="P4">
出版商: Укринформ (Organization)</text:p>
      <text:p text:style-name="P4">
出版时间: 2023-05-12T22:58:00+03:00</text:p>
      <text:p text:style-name="P4">
修改时间: 2023-05-12T22:58:00+03:00</text:p>
      <text:p text:style-name="P4">
描述: 乌克兰瓦莱里·扎卢兹尼（Zaluzhny）武装部队的指挥官 - 主持人说，他没有在全面的俄罗斯入侵开始时审查有关乌克兰国家迅速破坏乌克兰国家的预测。  - 乌克林。</text:p>
      <text:p text:style-name="P4">
图片: ["<text:a xlink:type="simple" xlink:href="https://static.ukrinform.com/photos/2022_07/thumb_files/630_360_1658169148-738.jpg" text:style-name="Internet_20_link" text:visited-style-name="Visited_20_Internet_20_Link">
630_360_16581...</text:a>
"]</text:p>
      <text:p text:style-name="P4">
标签: ['Україна', 'Прогноз', 'Валерій Залужний', 'Війна з росією']</text:p>
      <text:p text:style-name="P4">
类型: Article</text:p>
      <!--METADATA-->
      <text:p text:style-name="P4">
<draw:frame draw:style-name="fr1" draw:name="Image224" text:anchor-type="as-char" svg:width="6.9236in" svg:height="3.956343in" draw:z-index="0">
<draw:image xlink:href="../Images/yкринформ/2023-05-12T22-58-00-03-00/630_360_1658169148-738.jpg" xlink:type="simple" xlink:show="embed" xlink:actuate="onLoad" draw:mime-type="image/jpeg"/>
</draw:frame>
乌克兰瓦莱里·扎卢兹尼(Zaluzhny)武装部队的指挥官 - 主持人说，他不愿意预测在全面的俄罗斯入侵开始时，对乌克兰国家迅速销毁乌克兰国家的被命名的专家。</text:p>
      <text:p text:style-name="P4">
他在接受特殊专业投影的德米特里·科马罗夫(Dmitry Komarov)的采访中说了这一点。(https://www.youtube.com/watch?v=TadXxP_26V8&amp;ab_channel=%D0%A1%D0%92%D0%86%D0%A2%D0%9D%D0%90%D0%92%D0%98%D0%92%D0%9E%D0%A0%D0%86%D0%A2)»，报道乌克林福姆。</text:p>
      <text:p text:style-name="P4">
“我不会与如此多的时刻那样超负荷。 我知道我需要做什么。 而且我知道如果我不这样做，那可能会有所不同。 因此，我的团队和指挥官努力做到这一点。 <text:a xlink:type="simple" xlink:href="https://www.ukrinform.ua/tag-ukraina" text:style-name="Internet_20_link" text:visited-style-name="Visited_20_Internet_20_Link">
</text:a>
**关于有条件的96小时的存在。</text:p>
      <text:p text:style-name="P4">
<text:span text:style-name="T4">
另请阅读：</text:span>
 <text:span text:style-name="T4">
 <text:a xlink:type="simple" xlink:href="https://www.ukrinform.ua/rubric-ato/3708517-vijskove-kerivnictvo-ukraini-gotuvalosa-do-vtorgnenna-rf-zaluznij.html" text:style-name="Internet_20_link" text:visited-style-name="Visited_20_Internet_20_Link">
</text:a>
</text:span>
</text:p>
      <text:p text:style-name="P4">
正如乌克林福姆报道的那样，2022年2月24日，俄罗斯联邦开始了针对乌克兰的八年战争的发射阶段 - 全面的进攻。</text:p>
      <text:p text:style-name="P4">
News Source: <text:a xlink:type="simple" xlink:href="https://www.ukrinform.ua/rubric-ato/3708534-zaluznij-kaze-so-ne-peregladav-prognoziv-svidkogo-znisenna-ukraini.html" text:style-name="Internet_20_link" text:visited-style-name="Visited_20_Internet_20_Link">
https://www.ukrinform.ua/rubric-ato/3708534-zaluznij-kaze-so-ne-peregladav-prognoziv-svidkogo-znisenna-ukraini.html</text:a>
</text:p>
      <!--NEWS-->
      <text:h text:style-name="P10" text:outline-level="1">
<text:span text:style-name="T4">
Berinchik拒绝捍卫冠军，离开EBU腰带空缺</text:span>
</text:h>
      <text:p text:style-name="P4">
作者: Ukrinform (Person)</text:p>
      <text:p text:style-name="P4">
出版商: Укринформ (Organization)</text:p>
      <text:p text:style-name="P4">
出版时间: 2023-05-12T23:03:00+03:00</text:p>
      <text:p text:style-name="P4">
修改时间: 2023-05-12T23:03:00+03:00</text:p>
      <text:p text:style-name="P4">
描述: WBO国际冠军丹尼斯·贝林奇克（Denis Berinchyk）（17-0，9 KO）留下了欧洲拳击联盟（EBU）的空置带，属于它。  - 乌克林。</text:p>
      <text:p text:style-name="P4">
图片: ["<text:a xlink:type="simple" xlink:href="https://static.ukrinform.com/photos/2023_05/thumb_files/630_360_1683922034-856.jpg" text:style-name="Internet_20_link" text:visited-style-name="Visited_20_Internet_20_Link">
630_360_16839...</text:a>
"]</text:p>
      <text:p text:style-name="P4">
标签: ['Бокс']</text:p>
      <text:p text:style-name="P4">
类型: Article</text:p>
      <!--METADATA-->
      <text:p text:style-name="P4">
<draw:frame draw:style-name="fr1" draw:name="Image225" text:anchor-type="as-char" svg:width="6.9236in" svg:height="3.956343in" draw:z-index="0">
<draw:image xlink:href="../Images/yкринформ/2023-05-12T23-03-00-03-00/630_360_1683922034-856.jpg" xlink:type="simple" xlink:show="embed" xlink:actuate="onLoad" draw:mime-type="image/jpeg"/>
</draw:frame>
冠军拳击组织(WBO国际)在轻vazuzukra denis berinchyk(17-0，9 KO)离开欧洲Bocal联盟的空置带(EBU)那属于他。</text:p>
      <text:p text:style-name="P4">
作为 <text:a xlink:type="simple" xlink:href="https://www.boxingscene.com/euro-news-hamadouche-retires-marco-huck-injured-zeuge-returns-more--174491" text:style-name="Internet_20_link" text:visited-style-name="Visited_20_Internet_20_Link">
 </text:a>
拳击界，Berinchik于6月24日拥有Vitaly来保护标题(42-0-1、16谁)但是，乌克兰人拒绝与一名46岁男子在赛场上见面，并释放他的腰带。</text:p>
      <text:p text:style-name="P4">
现在，Marsyl将寻找一个新的对手，他与EBU冠军争吵。</text:p>
      <text:p text:style-name="P4">
<text:span text:style-name="T4">
另请阅读：</text:span>
 <text:a xlink:type="simple" xlink:href="https://www.ukrinform.ua/rubric-sports/3694013-berincik-majze-ves-gonorar-vid-bou-z-mendi-a-viddav-na-zsu.html" text:style-name="Internet_20_link" text:visited-style-name="Visited_20_Internet_20_Link">
<text:span text:style-name="T4">
 berinchik </text:span>
</text:a>
应该提醒的是，在2022年12月的最后一场战斗中，Berinchik获得了EBU获得的法国人Ivan Mendi的一致决定。</text:p>
      <text:p text:style-name="P4">
照片：盖蒂图像。</text:p>
      <text:p text:style-name="P4">
News Source: <text:a xlink:type="simple" xlink:href="https://www.ukrinform.ua/rubric-sports/3708537-berincik-vidmovivsa-zahisati-titul-zalisivsi-poas-ebu-vakantnim.html" text:style-name="Internet_20_link" text:visited-style-name="Visited_20_Internet_20_Link">
https://www.ukrinform.ua/rubric-sports/3708537-berincik-vidmovivsa-zahisati-titul-zalisivsi-poas-ebu-vakantnim.html</text:a>
</text:p>
      <!--NEWS-->
      <text:h text:style-name="P10" text:outline-level="1">
<text:span text:style-name="T4">
在敖德萨，一名军事医院指挥官暴露在腐败中</text:span>
</text:h>
      <text:p text:style-name="P4">
作者: Ukrinform (Person)</text:p>
      <text:p text:style-name="P4">
出版商: Укринформ (Organization)</text:p>
      <text:p text:style-name="P4">
出版时间: 2023-05-12T23:08:00+03:00</text:p>
      <text:p text:style-name="P4">
修改时间: 2023-05-12T23:08:00+03:00</text:p>
      <text:p text:style-name="P4">
描述: 在敖德萨，执法人员暴露了一名军事医院的指挥官，他们承诺为军事证书提供贿赂证书。  - 乌克林。</text:p>
      <text:p text:style-name="P4">
图片: ["<text:a xlink:type="simple" xlink:href="https://static.ukrinform.com/photos/2023_05/thumb_files/630_360_1683901426-321.jpg" text:style-name="Internet_20_link" text:visited-style-name="Visited_20_Internet_20_Link">
630_360_16839...</text:a>
", "<text:a xlink:type="simple" xlink:href="https://static.ukrinform.com/photos/2023_05/1683901426-408.jpg" text:style-name="Internet_20_link" text:visited-style-name="Visited_20_Internet_20_Link">
1683901426-40...</text:a>
", "<text:a xlink:type="simple" xlink:href="https://static.ukrinform.com/photos/2023_05/1683901425-913.jpg" text:style-name="Internet_20_link" text:visited-style-name="Visited_20_Internet_20_Link">
1683901425-91...</text:a>
", "<text:a xlink:type="simple" xlink:href="https://static.ukrinform.com/photos/2023_05/1683901426-195.jpg" text:style-name="Internet_20_link" text:visited-style-name="Visited_20_Internet_20_Link">
1683901426-19...</text:a>
"]</text:p>
      <text:p text:style-name="P4">
标签: ['Арешт', 'Хабар', 'Одеса', 'Ухилянти', 'ВЛК']</text:p>
      <text:p text:style-name="P4">
类型: Article</text:p>
      <!--METADATA-->
      <text:p text:style-name="P4">
<draw:frame draw:style-name="fr1" draw:name="Image226" text:anchor-type="as-char" svg:width="6.9236in" svg:height="3.956343in" draw:z-index="0">
<draw:image xlink:href="../Images/yкринформ/2023-05-12T23-08-00-03-00/630_360_1683901426-321.jpg" xlink:type="simple" xlink:show="embed" xlink:actuate="onLoad" draw:mime-type="image/jpeg"/>
</draw:frame>
敖德萨的执法人员接触了一名军事医院指挥官的腐败，他们贿赂承诺帮助军队获得残疾证书。</text:p>
      <text:p text:style-name="P4">
对这个 <text:a xlink:type="simple" xlink:href="https://od.npu.gov.ua/news/prosyv-z-cholovika-5000-dolariv-ssha-za-dopomohu-v-otrymanni-invalidnosti-v-odesi-pravookhorontsi-vykryly-na-koruptsii-odnoho-iz-komandyriv-viiskovoho-hospitalia" text:style-name="Internet_20_link" text:visited-style-name="Visited_20_Internet_20_Link">
 </text:a>
据报道，在敖德萨地区的日光下，乌克林福姆报道。</text:p>
      <text:p text:style-name="P4">
根据调查，一个有健康问题并想要拼图委员会的军人(VLK)为了获得残疾人的身份，他向军事医院的一名指挥官讲话。</text:p>
      <text:p text:style-name="P4">
<draw:frame draw:style-name="fr1" draw:name="Image227" text:anchor-type="as-char" svg:width="6.9236in" svg:height="9.231467in" draw:z-index="0">
<draw:image xlink:href="../Images/yкринформ/2023-05-12T23-08-00-03-00/1683901426-408.jpg" xlink:type="simple" xlink:show="embed" xlink:actuate="onLoad" draw:mime-type="image/jpeg"/>
</draw:frame>
“他没有能力，没有与专家联系，他立即宣布他的诊断和疾病“没有达到”以造成一群残疾，但要获得5,000美元的现金报酬，他可以帮助解决这个问题，” <text:a xlink:type="simple" xlink:href="https://www.ukrinform.ua/tag-policia" text:style-name="Internet_20_link" text:visited-style-name="Visited_20_Internet_20_Link">
</text:a>
 .</text:p>
      <text:p text:style-name="P4">
<draw:frame draw:style-name="fr1" draw:name="Image228" text:anchor-type="as-char" svg:width="6.9236in" svg:height="9.231467in" draw:z-index="0">
<draw:image xlink:href="../Images/yкринформ/2023-05-12T23-08-00-03-00/1683901425-913.jpg" xlink:type="simple" xlink:show="embed" xlink:actuate="onLoad" draw:mime-type="image/jpeg"/>
</draw:frame>
军方呼吁执法机构。 指挥官立即被贿赂拘留。</text:p>
      <text:p text:style-name="P4">
<draw:frame draw:style-name="fr1" draw:name="Image229" text:anchor-type="as-char" svg:width="6.9236in" svg:height="9.231467in" draw:z-index="0">
<draw:image xlink:href="../Images/yкринформ/2023-05-12T23-08-00-03-00/1683901426-195.jpg" xlink:type="simple" xlink:show="embed" xlink:actuate="onLoad" draw:mime-type="image/jpeg"/>
</draw:frame>
“通知一个涉嫌为自己或第三方获得正确利益的人的问题，目前是为了影响授权执行州或地方政府职能的制定人，加上要求这种福利的制定人的问题。 根据艺术的第3部分，此类行动。 369-2的《刑法》被监禁三到八十的监禁可处罚，”警方补充说。</text:p>
      <text:p text:style-name="P4">
<text:span text:style-name="T4">
另请阅读：</text:span>
 <text:a xlink:type="simple" xlink:href="https://www.ukrinform.ua/rubric-regions/3690450-na-odesini-perekrili-kanal-vteci-uhilantiv-do-moldovi.html" text:style-name="Internet_20_link" text:visited-style-name="Visited_20_Internet_20_Link">
<text:span text:style-name="T4">
暗杀</text:span>
</text:a>
据报道，在贿赂期间在敖德萨<text:a xlink:type="simple" xlink:href="https://www.ukrinform.ua/rubric-regions/3706453-v-odesi-vikrili-u-habari-komandira-viddilenna-vijskovoi-castini.html" text:style-name="Internet_20_link" text:visited-style-name="Visited_20_Internet_20_Link">
</text:a>
，他似乎是一个人员配备中心。</text:p>
      <text:p text:style-name="P4">
<text:span text:style-name="T5">
foto：敖德萨地区的日光</text:span>
</text:p>
      <text:p text:style-name="P4">
News Source: <text:a xlink:type="simple" xlink:href="https://www.ukrinform.ua/rubric-regions/3708384-v-odesi-na-korupcii-vikrili-komandira-vijskovogo-gospitala.html" text:style-name="Internet_20_link" text:visited-style-name="Visited_20_Internet_20_Link">
https://www.ukrinform.ua/rubric-regions/3708384-v-odesi-na-korupcii-vikrili-komandira-vijskovogo-gospitala.html</text:a>
</text:p>
      <!--NEWS-->
      <text:h text:style-name="P10" text:outline-level="1">
<text:span text:style-name="T4">
Zaluzhni称Gerasimov为强大，阴险和不可预测的敌人</text:span>
</text:h>
      <text:p text:style-name="P4">
作者: Ukrinform (Person)</text:p>
      <text:p text:style-name="P4">
出版商: Укринформ (Organization)</text:p>
      <text:p text:style-name="P4">
出版时间: 2023-05-12T23:14:00+03:00</text:p>
      <text:p text:style-name="P4">
修改时间: 2023-05-12T23:14:00+03:00</text:p>
      <text:p text:style-name="P4">
描述: 乌克兰武装部队的指挥官 - 乌克兰瓦莱里·扎卢兹尼（Valery Zaluzhny）的武装部队对这项工作感兴趣，而且总的来说，俄罗斯联邦总参谋长瓦莱里·格拉西莫夫（Valery Gerasimov）的总参谋长，因为他认为他是一个强大的，阴险的和阴险的，而且不可预测的敌人值得尊重。  - 乌克林。</text:p>
      <text:p text:style-name="P4">
图片: ["<text:a xlink:type="simple" xlink:href="https://static.ukrinform.com/photos/2022_02/thumb_files/630_360_1645726479-236.jpg" text:style-name="Internet_20_link" text:visited-style-name="Visited_20_Internet_20_Link">
630_360_16457...</text:a>
"]</text:p>
      <text:p text:style-name="P4">
标签: ['Герасимов', 'Російські військові', 'Валерій Залужний', 'Війна з росією']</text:p>
      <text:p text:style-name="P4">
类型: Article</text:p>
      <!--METADATA-->
      <text:p text:style-name="P4">
<draw:frame draw:style-name="fr1" draw:name="Image230" text:anchor-type="as-char" svg:width="6.9236in" svg:height="3.956343in" draw:z-index="0">
<draw:image xlink:href="../Images/yкринформ/2023-05-12T23-14-00-03-00/630_360_1645726479-236.jpg" xlink:type="simple" xlink:show="embed" xlink:actuate="onLoad" draw:mime-type="image/jpeg"/>
</draw:frame>
乌克兰瓦利·扎卢兹(Zaluzhny)武装部队的指挥官 - 主持人对瓦莱里亚格拉西莫夫(Valeriagerasimov)将军的总裁校长的工作感兴趣，因为他认为他是一个强大，阴险和不可预测的敌人，他们值得尊重。</text:p>
      <text:p text:style-name="P4">
在接受德米特里·科马罗夫(Dmitry Komarov(https://www.youtube.com/watch?v=TadXxP_26V8&amp;ab_channel=%D0%A1%D0%92%D0%86%D0%A2%D0%9D%D0%90%D0%92%D0%98%D0%92%D0%9E%D0%A0%D0%86%D0%A2)»，报道乌克林福姆。</text:p>
      <text:p text:style-name="P4">
“俄罗斯有一个人，我经常读过的指挥官。 现在他没有重新出版，但我对他的意见感兴趣<text:a xlink:type="simple" xlink:href="https://www.ukrinform.ua/tag-rosijski-vijskovi" text:style-name="Internet_20_link" text:visited-style-name="Visited_20_Internet_20_Link">
</text:a>
。 这是格拉西莫夫将军。 他坚强，阴险，不可预测。 简而言之，为了获胜，我们必须考虑军方的强大敌人。”扎卢兹尼说。</text:p>
      <text:p text:style-name="P4">
同时，他确定自己对普京的现任所说或写作并不感兴趣。</text:p>
      <text:p text:style-name="P4">
乌克兰武装部队的指挥官 - 总司令确定了他在积极重视时所欣赏的内容，但同时还补充说：“我只是做我的工作，很少，没有感觉和情感。”</text:p>
      <text:p text:style-name="P4">
<text:span text:style-name="T4">
另请阅读：</text:span>
 <text:a xlink:type="simple" xlink:href="https://www.ukrinform.ua/rubric-ato/3708534-zaluznij-kaze-so-ne-peregladav-prognoziv-svidkogo-znisenna-ukraini.html" text:style-name="Internet_20_link" text:visited-style-name="Visited_20_Internet_20_Link">
<text:span text:style-name="T4">
 Zaluzhni </text:span>
</text:a>
据报道，国防部情报局主要局代表安德里约索夫(Andriyyusov)最近表示，国防部长谢尔盖·肖格(Sergei Shoig)之间的公共纠纷，总参谋长瓦莱里·格拉西莫夫(Valery Gerasimov)的负责人和瓦格纳·纳格纳(Vagner Nagner)的负责，证明他们<text:a xlink:type="simple" xlink:href="https://www.ukrinform.ua/rubric-ato/3707359-sojgu-gerasimov-i-prigozin-vze-viznacaut-miz-sobou-vinnih-u-porazci-gur.html" text:style-name="Internet_20_link" text:visited-style-name="Visited_20_Internet_20_Link">
</text:a>
 .</text:p>
      <text:p text:style-name="P4">
News Source: <text:a xlink:type="simple" xlink:href="https://www.ukrinform.ua/rubric-ato/3708536-zaluznij-nazvav-gerasimova-silnim-pidstupnim-ta-neperedbacuvanim-vorogom.html" text:style-name="Internet_20_link" text:visited-style-name="Visited_20_Internet_20_Link">
https://www.ukrinform.ua/rubric-ato/3708536-zaluznij-nazvav-gerasimova-silnim-pidstupnim-ta-neperedbacuvanim-vorogom.html</text:a>
</text:p>
      <!--NEWS-->
      <text:h text:style-name="P10" text:outline-level="1">
<text:span text:style-name="T4">
欧盟在过度依赖俄罗斯的情况下犯了一个错误，不会与中国重复</text:span>
</text:h>
      <text:p text:style-name="P4">
作者: Ukrinform (Person)</text:p>
      <text:p text:style-name="P4">
出版商: Укринформ (Organization)</text:p>
      <text:p text:style-name="P4">
出版时间: 2023-05-12T23:17:00+03:00</text:p>
      <text:p text:style-name="P4">
修改时间: 2023-05-12T23:17:00+03:00</text:p>
      <text:p text:style-name="P4">
描述: 由于其经济对俄罗斯能源资源的过度依赖，欧盟从局势中得出结论，并且不打算允许新的依赖关系，尤其是与中国的关系。  - 乌克林。</text:p>
      <text:p text:style-name="P4">
图片: ["<text:a xlink:type="simple" xlink:href="https://static.ukrinform.com/photos/2023_02/thumb_files/630_360_1675345931-700.jpeg" text:style-name="Internet_20_link" text:visited-style-name="Visited_20_Internet_20_Link">
630_360_16753...</text:a>
"]</text:p>
      <text:p text:style-name="P4">
标签: ['Євросоюз', 'Боррель', 'Війна з росією']</text:p>
      <text:p text:style-name="P4">
类型: Article</text:p>
      <!--METADATA-->
      <text:p text:style-name="P4">
<draw:frame draw:style-name="fr1" draw:name="Image231" text:anchor-type="as-char" svg:width="6.9236in" svg:height="3.956343in" draw:z-index="0">
<draw:image xlink:href="../Images/yкринформ/2023-05-12T23-17-00-03-00/630_360_1675345931-700.jpeg" xlink:type="simple" xlink:show="embed" xlink:actuate="onLoad" draw:mime-type="image/jpeg"/>
</draw:frame>
由于其经济对俄罗斯能源资源的过度依赖，欧盟从局势中得出结论，并且不打算建立新的依赖性，尤其是与中国的关系。</text:p>
      <text:p text:style-name="P4">
欧盟代表在会议期间说，今天在风景如画的史宁格城堡的瑞典，在欧盟国家的外交大臣举行非正式会议。</text:p>
      <text:p text:style-name="P4">
“当成瘾太大时，它会产生风险。 一个典型的例子取决于俄罗斯<text:a xlink:type="simple" xlink:href="https://www.ukrinform.ua/tag-gaz" text:style-name="Internet_20_link" text:visited-style-name="Visited_20_Internet_20_Link">
</text:a>
。 这是一种石膏化的成瘾。 当我们允许这种依赖增长到如此庞大的人时，我们犯了一个战略性的错误。”欧盟的高级代表说。</text:p>
      <text:p text:style-name="P4">
他指出，今天欧盟依赖中国在数字化转型上，这种依赖性不仅仅是欧盟允许在碳酸氢盐供应领域所允许的依赖性。 这比我们在烃领域所拥有的更多。 这适用于广泛的范围 - 从太阳能电池板和关键原材料到特定技术。</text:p>
      <text:p text:style-name="P4">
“关于可能的限制性措施(针对中国公司 -  ed。)，我们希望防止制裁失踪，并有可能防止俄罗斯的可能性，以免获得可以喂食其战争的双重使用材料。 这是每个人都有价值的东西，” Josep Borrel补充说。</text:p>
      <text:p text:style-name="P4">
<text:span text:style-name="T4">
另请阅读：</text:span>
 <text:a xlink:type="simple" xlink:href="https://www.ukrinform.ua/rubric-polytics/3708521-dla-prodovzenna-normalnih-stosunkiv-z-es-kitaj-mae-perekonati-rf-vijti-z-ukraini-borrel.html" text:style-name="Internet_20_link" text:visited-style-name="Visited_20_Internet_20_Link">
<text:span text:style-name="T4">
 Borrel </text:span>
</text:a>
正如乌克林福姆报道的那样，欧盟国家外交大臣的非正式会议今天已经举行，在此期间，欧洲政府官员正在考虑最重要的外交政策问题，包括支持乌克兰，并确定欧盟与中国之间的关系策略。</text:p>
      <text:p text:style-name="P4">
News Source: <text:a xlink:type="simple" xlink:href="https://www.ukrinform.ua/rubric-world/3708538-es-dopustiv-pomilku-iz-nadmirnou-zaleznistu-vid-rosii-i-ne-povtorit-ii-z-kitaem-borrel.html" text:style-name="Internet_20_link" text:visited-style-name="Visited_20_Internet_20_Link">
https://www.ukrinform.ua/rubric-world/3708538-es-dopustiv-pomilku-iz-nadmirnou-zaleznistu-vid-rosii-i-ne-povtorit-ii-z-kitaem-borrel.html</text:a>
</text:p>
      <!--NEWS-->
      <text:h text:style-name="P10" text:outline-level="1">
<text:span text:style-name="T4">
自2014年以来，这个家庭几乎从未见过我 - 武装部队的总司令 -</text:span>
</text:h>
      <text:p text:style-name="P4">
作者: Ukrinform (Person)</text:p>
      <text:p text:style-name="P4">
出版商: Укринформ (Organization)</text:p>
      <text:p text:style-name="P4">
出版时间: 2023-05-12T23:20:00+03:00</text:p>
      <text:p text:style-name="P4">
修改时间: 2023-05-12T23:20:00+03:00</text:p>
      <text:p text:style-name="P4">
描述: 乌克兰瓦莱里·扎卢兹尼（Zaluzhny）武装部队的总司令说，自2014年以来，通过军事服役，该家庭几乎已经看到了它，也就是说，从俄罗斯 - 乌克兰战争开始。  - 乌克林。</text:p>
      <text:p text:style-name="P4">
图片: ["<text:a xlink:type="simple" xlink:href="https://static.ukrinform.com/photos/2022_01/thumb_files/630_360_1642423928-188.jpg" text:style-name="Internet_20_link" text:visited-style-name="Visited_20_Internet_20_Link">
630_360_16424...</text:a>
"]</text:p>
      <text:p text:style-name="P4">
标签: ['ЗСУ', 'Валерій Залужний', 'Війна з росією']</text:p>
      <text:p text:style-name="P4">
类型: Article</text:p>
      <!--METADATA-->
      <text:p text:style-name="P4">
<draw:frame draw:style-name="fr1" draw:name="Image232" text:anchor-type="as-char" svg:width="6.9236in" svg:height="3.956343in" draw:z-index="0">
<draw:image xlink:href="../Images/yкринформ/2023-05-12T23-20-00-03-00/630_360_1642423928-188.jpg" xlink:type="simple" xlink:show="embed" xlink:actuate="onLoad" draw:mime-type="image/jpeg"/>
</draw:frame>
乌克兰瓦莱里·扎卢兹尼武装部队的总司令说，自2014年以来，该家庭几乎已经看到了这家人，也就是说，从俄罗斯 - 乌克兰战争开始。</text:p>
      <text:p text:style-name="P4">
在这种情况下，他在特殊专业投影中与德米特里·科马罗夫(Dmitry Komarov)的采访中分享了“ <text:a xlink:type="simple" xlink:href="https://www.youtube.com/watch" text:style-name="Internet_20_link" text:visited-style-name="Visited_20_Internet_20_Link">
</text:a>
»，报道乌克林福姆。</text:p>
      <text:p text:style-name="P4">
“自2014年以来，我再也没有见过我。 他告诉指挥官 - 装甲部队的总司令<text:a xlink:type="simple" xlink:href="https://www.ukrinform.ua/tag-ssa" text:style-name="Internet_20_link" text:visited-style-name="Visited_20_Internet_20_Link">
</text:a>
对这个。 2014年7月，我去了。 他在三个月内返回了两个星期，然后又去了。他在9个月后来了……他们没看到我。 他们习惯了，”武装部队的总司令说。</text:p>
      <text:p text:style-name="P4">
<text:span text:style-name="T4">
另请阅读：</text:span>
 <text:a xlink:type="simple" xlink:href="https://www.ukrinform.ua/rubric-ato/3708519-zaluznij-rozpoviv-ak-reague-na-ukrainski-vtrati.html" text:style-name="Internet_20_link" text:visited-style-name="Visited_20_Internet_20_Link">
<text:span text:style-name="T4">
 Zaluzhni </text:span>
</text:a>
据报道，俄罗斯联邦于2014年开始入侵乌克兰。 然后，侵略者设法捕获了克里米亚，以及包括地区中心在内的顿涅茨克·伊卢加斯克地区的一部分。 2022年2月24日，Rosya奠定了针对乌克兰战争的新阶段 - 全面的进攻。</text:p>
      <text:p text:style-name="P4">
News Source: <text:a xlink:type="simple" xlink:href="https://www.ukrinform.ua/rubric-ato/3708539-rodina-majze-ne-bacila-mene-z-2014-roku-golovnokomanduvac-zsu.html" text:style-name="Internet_20_link" text:visited-style-name="Visited_20_Internet_20_Link">
https://www.ukrinform.ua/rubric-ato/3708539-rodina-majze-ne-bacila-mene-z-2014-roku-golovnokomanduvac-zsu.html</text:a>
</text:p>
      <!--NEWS-->
      <text:h text:style-name="P10" text:outline-level="1">
<text:span text:style-name="T4">
波罗的海国家考虑加快俄罗斯力量电网的断开计划</text:span>
</text:h>
      <text:p text:style-name="P4">
作者: Ukrinform (Person)</text:p>
      <text:p text:style-name="P4">
出版商: Укринформ (Organization)</text:p>
      <text:p text:style-name="P4">
出版时间: 2023-05-12T23:22:00+03:00</text:p>
      <text:p text:style-name="P4">
修改时间: 2023-05-12T23:22:00+03:00</text:p>
      <text:p text:style-name="P4">
描述: 爱沙尼亚，拉脱维亚和立陶宛的总理在周五表示，他们正在考虑加速该计划，即从俄罗斯电力系统中断开了波罗的海地区的电力。  - 乌克林。</text:p>
      <text:p text:style-name="P4">
图片: ["<text:a xlink:type="simple" xlink:href="https://static.ukrinform.com/photos/2016_10/thumb_files/630_360_1476968470-9364.jpg" text:style-name="Internet_20_link" text:visited-style-name="Visited_20_Internet_20_Link">
630_360_14769...</text:a>
"]</text:p>
      <text:p text:style-name="P4">
标签: ['Економіка', 'Енергетика', 'Країни Балтії', '#stoprussia']</text:p>
      <text:p text:style-name="P4">
类型: Article</text:p>
      <!--METADATA-->
      <text:p text:style-name="P4">
<draw:frame draw:style-name="fr1" draw:name="Image233" text:anchor-type="as-char" svg:width="6.9236in" svg:height="3.956343in" draw:z-index="0">
<draw:image xlink:href="../Images/yкринформ/2023-05-12T23-22-00-03-00/630_360_1476968470-9364.jpg" xlink:type="simple" xlink:show="embed" xlink:actuate="onLoad" draw:mime-type="image/jpeg"/>
</draw:frame>
爱沙尼亚，拉脱维亚和立陶宛总理在周五表示，他们正在考虑断开俄罗斯跳蚤系统的电力的计划。</text:p>
      <text:p text:style-name="P4">
关于它报告<text:a xlink:type="simple" xlink:href="https://www.theguardian.com/world/live/2023/may/12/russia-ukraine-war-live-moscow-denies-wagner-claims-of-bakhmut-breakthrough-by-ukraine#top-of-blog" text:style-name="Internet_20_link" text:visited-style-name="Visited_20_Internet_20_Link">
</text:a>
，报道乌克林福姆。</text:p>
      <text:p text:style-name="P4">
爱沙尼亚总理凯·凯·卡拉斯(Kai Kai Callas)与她的拉脱维亚和立陶宛同事卡林什(Karinsh)和英格丽德(Ingrid Shimonite)表示：“今天，我们同意继续讨论加速。”</text:p>
      <text:p text:style-name="P4">
“技术研究，尤其是生产能力和<text:span text:style-name="T4">
 <text:a xlink:type="simple" xlink:href="https://www.ukrinform.ua/tag-energetika" text:style-name="Internet_20_link" text:visited-style-name="Visited_20_Internet_20_Link">
</text:a>
</text:span>
危机，将使我们能够澄清和准确地条款。” Callas补充说。</text:p>
      <text:p text:style-name="P4">
据乌克林福姆报道，去年3月，波罗的海国家就俄罗斯电源网络的支队达成了一项协议，波罗的海国家与欧洲网络在2025年初进一步同步。</text:p>
      <text:p text:style-name="P4">
<text:span text:style-name="T4">
另请阅读：</text:span>
 <text:span text:style-name="T4">
 <text:a xlink:type="simple" xlink:href="https://www.ukrinform.ua/rubric-world/3700915-rf-spodivaetsa-vidnoviti-vpliv-na-kraini-baltii-opriludneni-strategicni-plani-do-2030-roku.html" text:style-name="Internet_20_link" text:visited-style-name="Visited_20_Internet_20_Link">
</text:a>
</text:span>
</text:p>
      <text:p text:style-name="P4">
上个月，立陶宛完全与历史上俄罗斯电力网络完全脱节，历史上持续了10个小时，电源以当地发电厂为代价，并从波兰和瑞典进口。</text:p>
      <text:p text:style-name="P4">
News Source: <text:a xlink:type="simple" xlink:href="https://www.ukrinform.ua/rubric-economy/3708247-kraini-baltii-rozgladaut-priskorenna-planu-vidklucenna-vid-energomerezi-rf.html" text:style-name="Internet_20_link" text:visited-style-name="Visited_20_Internet_20_Link">
https://www.ukrinform.ua/rubric-economy/3708247-kraini-baltii-rozgladaut-priskorenna-planu-vidklucenna-vid-energomerezi-rf.html</text:a>
</text:p>
      <!--NEWS-->
      <text:h text:style-name="P10" text:outline-level="1">
<text:span text:style-name="T4">
Zaluzhny：入侵者通过放在蛇驻军上犯了一个大错误</text:span>
</text:h>
      <text:p text:style-name="P4">
作者: Ukrinform (Person)</text:p>
      <text:p text:style-name="P4">
出版商: Укринформ (Organization)</text:p>
      <text:p text:style-name="P4">
出版时间: 2023-05-12T23:26:00+03:00</text:p>
      <text:p text:style-name="P4">
修改时间: 2023-05-12T23:26:00+03:00</text:p>
      <text:p text:style-name="P4">
描述: 但是，蛇岛目前并不是战略性的防御结，但是，对俄罗斯占领的敌意可能会受到乌克兰其他领土的威胁，并使俄罗斯占领期间乌克兰航空的工作变得复杂。  - 乌克林。</text:p>
      <text:p text:style-name="P4">
图片: ["<text:a xlink:type="simple" xlink:href="https://static.ukrinform.com/photos/2021_08/thumb_files/630_360_1628521055-220.jpeg" text:style-name="Internet_20_link" text:visited-style-name="Visited_20_Internet_20_Link">
630_360_16285...</text:a>
"]</text:p>
      <text:p text:style-name="P4">
标签: ['Валерій Залужний', 'Острів Зміїний', 'Війна з росією']</text:p>
      <text:p text:style-name="P4">
类型: Article</text:p>
      <!--METADATA-->
      <text:p text:style-name="P4">
<draw:frame draw:style-name="fr1" draw:name="Image234" text:anchor-type="as-char" svg:width="6.9236in" svg:height="3.956343in" draw:z-index="0">
<draw:image xlink:href="../Images/yкринформ/2023-05-12T23-26-00-03-00/630_360_1628521055-220.jpeg" xlink:type="simple" xlink:show="embed" xlink:actuate="onLoad" draw:mime-type="image/jpeg"/>
</draw:frame>
Ostrovsmithic目前并不是战略性的防御结，但是，乌克兰其他领土的敌对武器使乌克兰航空在俄罗斯占领期间的工作变得复杂。</text:p>
      <text:p text:style-name="P4">
乌克兰Valery Valery Zaluzhny Winterv Dmitry Komarov的指挥官-In-武装部队在特别职业中。 配音。 据报道，乌克林福姆报道说，一般”，就像电视频道“ 1+1”一样。</text:p>
      <text:p text:style-name="P4">
“他是否有(蛇 -  ed。)战略重要性作为防御结？ 我说今天 - 不。 因此，俄罗斯人犯了一个非常巨大的错误，当人们被困在那里时，枪支被带到那里，在那里抽了导弹，他们在那里组织了一场军事驻军，它将存在于此。 这种驻军的驻军已经存在。 但是这样做是没有对手，这是我们的任务。 为什么？ 因为俄罗斯人扭转的防空手段，他们严重阻止了乌克兰领土。 火箭已经定居在一个相当大的领土上，这使我们的航空变得复杂。”扎卢兹尼说。</text:p>
      <text:p text:style-name="P4">
<text:span text:style-name="T4">
另请阅读：</text:span>
 <text:span text:style-name="T4">
 <text:a xlink:type="simple" xlink:href="https://www.ukrinform.ua/rubric-ato/3708533-zaluznij-po-zatoplenna-moskvi-obovazkovo-doberemosa-i-do-resti-pitanna-casu.html" text:style-name="Internet_20_link" text:visited-style-name="Visited_20_Internet_20_Link">
</text:a>
</text:span>
</text:p>
      <text:p text:style-name="P4">
如报道，<text:span text:style-name="T4">
 <text:a xlink:type="simple" xlink:href="https://www.ukrinform.ua/tag-ostriv-zmiinij" text:style-name="Internet_20_link" text:visited-style-name="Visited_20_Internet_20_Link">
</text:a>
</text:span>
它是在2022年2月24日全面入侵乌克兰的第一天俘虏的。</text:p>
      <text:p text:style-name="P4">
2022年6月30日，由于乌克兰的国防军，敌人离开了该岛。</text:p>
      <text:p text:style-name="P4">
News Source: <text:a xlink:type="simple" xlink:href="https://www.ukrinform.ua/rubric-ato/3708542-zagarbniki-zrobili-veliku-pomilku-rozmistivsi-na-zmiinomu-garnizon-zaluznij.html" text:style-name="Internet_20_link" text:visited-style-name="Visited_20_Internet_20_Link">
https://www.ukrinform.ua/rubric-ato/3708542-zagarbniki-zrobili-veliku-pomilku-rozmistivsi-na-zmiinomu-garnizon-zaluznij.html</text:a>
</text:p>
      <!--NEWS-->
      <text:h text:style-name="P10" text:outline-level="1">
<text:span text:style-name="T4">
SBU拘留了两名在武装部队地点引用俄罗斯火箭的克拉曼托克居民</text:span>
</text:h>
      <text:p text:style-name="P4">
作者: Ukrinform (Person)</text:p>
      <text:p text:style-name="P4">
出版商: Укринформ (Organization)</text:p>
      <text:p text:style-name="P4">
出版时间: 2023-05-12T23:33:00+03:00</text:p>
      <text:p text:style-name="P4">
修改时间: 2023-05-12T23:33:00+03:00</text:p>
      <text:p text:style-name="P4">
描述: 安全局在反抗期间，拘留了克拉曼托克斯克（Kramatorsk）的两名居民，他们转移到国防军地点的居民。  - 乌克林。</text:p>
      <text:p text:style-name="P4">
图片: ["<text:a xlink:type="simple" xlink:href="https://static.ukrinform.com/photos/2023_05/thumb_files/630_360_1683888100-961.jpeg" text:style-name="Internet_20_link" text:visited-style-name="Visited_20_Internet_20_Link">
630_360_16838...</text:a>
", "<text:a xlink:type="simple" xlink:href="https://static.ukrinform.com/photos/2023_05/1683888100-903.jpeg" text:style-name="Internet_20_link" text:visited-style-name="Visited_20_Internet_20_Link">
1683888100-90...</text:a>
", "<text:a xlink:type="simple" xlink:href="https://static.ukrinform.com/photos/2023_05/1683888101-287.jpeg" text:style-name="Internet_20_link" text:visited-style-name="Visited_20_Internet_20_Link">
1683888101-28...</text:a>
", "<text:a xlink:type="simple" xlink:href="https://static.ukrinform.com/photos/2023_05/1683888101-625.jpeg" text:style-name="Internet_20_link" text:visited-style-name="Visited_20_Internet_20_Link">
1683888101-62...</text:a>
"]</text:p>
      <text:p text:style-name="P4">
标签: ['Бахмут', 'Краматорськ', 'СБУ', 'Шпигун', 'Затримання', 'Війна з росією']</text:p>
      <text:p text:style-name="P4">
类型: Article</text:p>
      <!--METADATA-->
      <text:p text:style-name="P4">
<draw:frame draw:style-name="fr1" draw:name="Image235" text:anchor-type="as-char" svg:width="6.9236in" svg:height="3.956343in" draw:z-index="0">
<draw:image xlink:href="../Images/yкринформ/2023-05-12T23-33-00-03-00/630_360_1683888100-961.jpeg" xlink:type="simple" xlink:show="embed" xlink:actuate="onLoad" draw:mime-type="image/jpeg"/>
</draw:frame>
在反对措施中，转移国防军占领的克拉马斯克居民在顿涅茨克地区的边境地区的反prife脚措施中被拘留。</text:p>
      <text:p text:style-name="P4">
关于它在[]中报告了SBU(https://t.me/SBUkr/8294) <text:a xlink:type="simple" xlink:href="https://t.me/SBUkr/8294" text:style-name="Internet_20_link" text:visited-style-name="Visited_20_Internet_20_Link">
</text:a>
，报道乌克林福姆。</text:p>
      <text:p text:style-name="P4">
<draw:frame draw:style-name="fr1" draw:name="Image236" text:anchor-type="as-char" svg:width="6.6625in" svg:height="10.0in" draw:z-index="0">
<draw:image xlink:href="../Images/yкринформ/2023-05-12T23-33-00-03-00/1683888100-903.jpeg" xlink:type="simple" xlink:show="embed" xlink:actuate="onLoad" draw:mime-type="image/jpeg"/>
</draw:frame>
“他们特别关注武装部队部队和国家边境部队在巴赫穆特方向的行动的地点和路线。员工在敌对任务时拘留了两个恶意者，”信息将在此信息中。</text:p>
      <text:p text:style-name="P4">
<draw:frame draw:style-name="fr1" draw:name="Image237" text:anchor-type="as-char" svg:width="6.6625in" svg:height="10.0in" draw:z-index="0">
<draw:image xlink:href="../Images/yкринформ/2023-05-12T23-33-00-03-00/1683888101-287.jpeg" xlink:type="simple" xlink:show="embed" xlink:actuate="onLoad" draw:mime-type="image/jpeg"/>
</draw:frame>
根据调查，其中一名恶棍收集了情报，并将他们交给了在电报中管理职业俄罗斯集团的社区，并以占领战斗机的形式“命名” <text:a xlink:type="simple" xlink:href="https://www.ukrinform.ua/tag-rosijski-vijskovi" text:style-name="Internet_20_link" text:visited-style-name="Visited_20_Internet_20_Link">
</text:a>
在东方。</text:p>
      <text:p text:style-name="P4">
<draw:frame draw:style-name="fr1" draw:name="Image238" text:anchor-type="as-char" svg:width="6.6625in" svg:height="10.0in" draw:z-index="0">
<draw:image xlink:href="../Images/yкринформ/2023-05-12T23-33-00-03-00/1683888101-625.jpeg" xlink:type="simple" xlink:show="embed" xlink:actuate="onLoad" draw:mime-type="image/jpeg"/>
</draw:frame>
特殊服务强调，入侵者需要进行智力，以准备在克拉默托克区的目击火箭发射器。</text:p>
      <text:p text:style-name="P4">
<text:span text:style-name="T4">
另请阅读：</text:span>
 <text:a xlink:type="simple" xlink:href="https://www.ukrinform.ua/rubric-regions/3708072-sbu-zibrala-dokazi-proti-glavi-lisicanska-i-se-sistoh-okupacijnih-nacalnikiv-u-lnr.html" text:style-name="Internet_20_link" text:visited-style-name="Visited_20_Internet_20_Link">
<text:span text:style-name="T4">
 sbu </text:span>
</text:a>
在被告居住的搜查过程中，发现了通过使者与侵略者通信的手机。</text:p>
      <text:p text:style-name="P4">
SBU的调查人员报告说，根据第2部分的第2部分，嫌疑人之一。 114-2乌克兰的刑法(传播有关移动，运动或拆卸武装部队的信息，如果可能的话，他们在所承诺的地形上进行了认同).</text:p>
      <text:p text:style-name="P4">
Дії адміністратора прокремлівської інтернет-групи кваліфіковано за ч. 7 ст.111-1 Кримінального кодексу України (合作).</text:p>
      <text:p text:style-name="P4">
<text:span text:style-name="T4">
Читайте також:</text:span>
 <text:a xlink:type="simple" xlink:href="https://www.ukrinform.ua/rubric-regions/3707621-sbu-zatrimala-koriguvalnika-rosijskogo-raketnogo-udaru-po-bagatopoverhivci-v-mikolaevi.html" text:style-name="Internet_20_link" text:visited-style-name="Visited_20_Internet_20_Link">
 <text:span text:style-name="T4">
СБУ</text:span>
 </text:a>
两者现在都被拘留。</text:p>
      <text:p text:style-name="P4">
正在进行调查，以确定犯罪和起诉的所有情况。</text:p>
      <text:p text:style-name="P4">
据报道，SBU为七个合作者构成了证据基础，这些合作者正在卢汉斯地区的敌对“管理”中建立管理职位。</text:p>
      <text:p text:style-name="P4">
<text:span text:style-name="T5">
foto：sbu</text:span>
</text:p>
      <text:p text:style-name="P4">
News Source: <text:a xlink:type="simple" xlink:href="https://www.ukrinform.ua/rubric-ato/3708244-sbu-zatrimala-dvoh-ziteliv-kramatorska-aki-navodili-rosijski-raketi-na-lokacii-zsu.html" text:style-name="Internet_20_link" text:visited-style-name="Visited_20_Internet_20_Link">
https://www.ukrinform.ua/rubric-ato/3708244-sbu-zatrimala-dvoh-ziteliv-kramatorska-aki-navodili-rosijski-raketi-na-lokacii-zsu.html</text:a>
</text:p>
      <!--NEWS-->
      <text:h text:style-name="P10" text:outline-level="1">
<text:span text:style-name="T4">
尽管战争仍在继续，但仍在努力创建一支完美的乌克兰军队</text:span>
</text:h>
      <text:p text:style-name="P4">
作者: Ukrinform (Person)</text:p>
      <text:p text:style-name="P4">
出版商: Укринформ (Organization)</text:p>
      <text:p text:style-name="P4">
出版时间: 2023-05-12T23:37:00+03:00</text:p>
      <text:p text:style-name="P4">
修改时间: 2023-05-12T23:37:00+03:00</text:p>
      <text:p text:style-name="P4">
描述: 武装部队的指挥官 - 武装部队瓦利·扎卢兹尼（Valery Zaluzhny）清楚地想象了乌克兰军队应该是什么，尽管战争发生了战争，但仍在进行创造。  - 乌克林。</text:p>
      <text:p text:style-name="P4">
图片: ["<text:a xlink:type="simple" xlink:href="https://static.ukrinform.com/photos/2022_11/thumb_files/630_360_1667842072-780.jpg" text:style-name="Internet_20_link" text:visited-style-name="Visited_20_Internet_20_Link">
630_360_16678...</text:a>
"]</text:p>
      <text:p text:style-name="P4">
标签: ['Армія', 'ЗСУ', 'Валерій Залужний', 'Війна з росією']</text:p>
      <text:p text:style-name="P4">
类型: Article</text:p>
      <!--METADATA-->
      <text:p text:style-name="P4">
<draw:frame draw:style-name="fr1" draw:name="Image239" text:anchor-type="as-char" svg:width="6.9236in" svg:height="3.956343in" draw:z-index="0">
<draw:image xlink:href="../Images/yкринформ/2023-05-12T23-37-00-03-00/630_360_1667842072-780.jpg" xlink:type="simple" xlink:show="embed" xlink:actuate="onLoad" draw:mime-type="image/jpeg"/>
</draw:frame>
武装部队的指挥官 - 武装部队瓦利·扎卢兹尼(Valery Zaluzhny)清楚地想象了乌克兰军队应该是什么，尽管战争发生了战争，但仍在进行创造。</text:p>
      <text:p text:style-name="P4">
根据乌克林福姆的说法，他在接受德米特里·科马罗夫(Dmitry Komarov)的特别项目[]的采访中说了这一点<text:a xlink:type="simple" xlink:href="https://www.youtube.com/watch" text:style-name="Internet_20_link" text:visited-style-name="Visited_20_Internet_20_Link">
</text:a>
在回答一个完美的乌克兰军队应该是什么问题时。</text:p>
      <text:p text:style-name="P4">
“我有这样的愿景，并且已经进行了处理，现在我们甚至开始研究这些选择，包括在ioboron国家安全委员会中。 相信我，我们的合作伙伴帮助我们评估风险，以建立通常的能力。 这一切都对我来说 - 图片清楚地表明应该如何。 然而，这种特征与我们的战斗方式同时<text:a xlink:type="simple" xlink:href="https://www.ukrinform.ua/tag-rosia" text:style-name="Internet_20_link" text:visited-style-name="Visited_20_Internet_20_Link">
</text:a>
，有必要解决这个问题，因为改变立法，改变另一个结构的功能是非常困难的。 这是一项巨大的工作，现在应该完成。 这种个人意见。”扎卢兹尼说。</text:p>
      <text:p text:style-name="P4">
指挥官-In-主持人还指出，今天的主要问题是资源问题，因为它取决于战场上的情况。</text:p>
      <text:p text:style-name="P4">
“整个文明的西方世界都得到了帮助。 它可以帮助我们保持平衡，赋予我们力量，以便我们首先保护自己。”扎卢兹尼说。</text:p>
      <text:p text:style-name="P4">
<text:span text:style-name="T4">
另请阅读：</text:span>
 <text:a xlink:type="simple" xlink:href="https://www.ukrinform.ua/rubric-ato/3708532-zaluznij-akso-znajdu-predstavnika-radanskoi-armii-v-ukrainskij-dovgo-rozbiratisa-ne-budu.html" text:style-name="Internet_20_link" text:visited-style-name="Visited_20_Internet_20_Link">
<text:span text:style-name="T4">
 Zaluzhni </text:span>
</text:a>
如报道<text:a xlink:type="simple" xlink:href="https://www.ukrinform.ua/rubric-ato/3705640-zaluznij-poinformuvav-milli-pro-pidgotovku-armii-do-zvilnenna-ukrainskih-teritorij.html" text:style-name="Internet_20_link" text:visited-style-name="Visited_20_Internet_20_Link">
</text:a>
，司令 - 司令瓦莱里·扎卢兹尼(Valery Zaluzhny)通知美国总部统一委员会主席马克·米莉(Mark Millie)，陆军在乌克兰地区解放之前修剪了陆军。</text:p>
      <text:p text:style-name="P4">
News Source: <text:a xlink:type="simple" xlink:href="https://www.ukrinform.ua/rubric-ato/3708541-robota-nad-stvorennam-idealnoi-ukrainskoi-armii-trivae-popri-vijnu-zaluznij.html" text:style-name="Internet_20_link" text:visited-style-name="Visited_20_Internet_20_Link">
https://www.ukrinform.ua/rubric-ato/3708541-robota-nad-stvorennam-idealnoi-ukrainskoi-armii-trivae-popri-vijnu-zaluznij.html</text:a>
</text:p>
      <!--NEWS-->
      <text:h text:style-name="P10" text:outline-level="1">
<text:span text:style-name="T4">
预计联合国将续签苏丹的停火谈判</text:span>
</text:h>
      <text:p text:style-name="P4">
作者: Ukrinform (Person)</text:p>
      <text:p text:style-name="P4">
出版商: Укринформ (Organization)</text:p>
      <text:p text:style-name="P4">
出版时间: 2023-05-12T23:43:00+03:00</text:p>
      <text:p text:style-name="P4">
修改时间: 2023-05-12T23:43:00+03:00</text:p>
      <text:p text:style-name="P4">
描述: 联合国高级代表在周五指出，苏丹的停火谈判将在未来的一两天恢复，并描述了交战各方的立场的变化，这可能会使他们更容易获得未来任何协议。  - 乌克林。</text:p>
      <text:p text:style-name="P4">
图片: ["<text:a xlink:type="simple" xlink:href="https://static.ukrinform.com/photos/2023_04/thumb_files/630_360_1681626756-721.jpg" text:style-name="Internet_20_link" text:visited-style-name="Visited_20_Internet_20_Link">
630_360_16816...</text:a>
"]</text:p>
      <text:p text:style-name="P4">
标签: ['ООН', 'Переговори', 'Судан']</text:p>
      <text:p text:style-name="P4">
类型: Article</text:p>
      <!--METADATA-->
      <text:p text:style-name="P4">
<draw:frame draw:style-name="fr1" draw:name="Image240" text:anchor-type="as-char" svg:width="6.9236in" svg:height="3.956343in" draw:z-index="0">
<draw:image xlink:href="../Images/yкринформ/2023-05-12T23-43-00-03-00/630_360_1681626756-721.jpg" xlink:type="simple" xlink:show="embed" xlink:actuate="onLoad" draw:mime-type="image/jpeg"/>
</draw:frame>
联合国高级代表在周五指出，苏丹的大火谈判将在未来的一两天内恢复，并描述了交战方进入的变化，这可能会使他们更容易获得未来未来的协议。</text:p>
      <text:p text:style-name="P4">
正如乌克林福姆报道的那样，它报告了<text:a xlink:type="simple" xlink:href="https://www.reuters.com/world/africa/un-envoy-expects-quick-resumption-sudan-ceasefire-talks-2023-05-12/" text:style-name="Internet_20_link" text:visited-style-name="Visited_20_Internet_20_Link">
</text:a>
。</text:p>
      <text:p text:style-name="P4">
周四深夜，苏丹军事团体签署了有限的货物，以保护平民人口，并提供人道主义援助以庇护沙特阿拉伯的谈判，但对和平的承诺没有进行翻新，周五，战斗仍在继续。</text:p>
      <text:p text:style-name="P4">
联合国特殊代表<text:a xlink:type="simple" xlink:href="https://www.ukrinform.ua/tag-sudan" text:style-name="Internet_20_link" text:visited-style-name="Visited_20_Internet_20_Link">
</text:a>
Volkerpertes表示，在此之后，他与一方交谈，并确保他们愿意继续谈判。 联合国预计停火解释将在接下来的两天内再次开始。这不应该花费很长时间。</text:p>
      <text:p text:style-name="P4">
<text:span text:style-name="T4">
另请阅读：</text:span>
 <text:span text:style-name="T4">
 <text:a xlink:type="simple" xlink:href="https://www.ukrinform.ua/rubric-world/3706992-u-sudani-kilkist-bizenciv-zrosla-do-700-tisac-oon.html" text:style-name="Internet_20_link" text:visited-style-name="Visited_20_Internet_20_Link">
</text:a>
</text:span>
</text:p>
      <text:p text:style-name="P4">
“双方都意识到，即使他们击败了它，这也不是一辆救护车。而且，长期的漫长战争会伤害整个国家，即使您赢了，也不会赢得胜利。 ，“ 他说。</text:p>
      <text:p text:style-name="P4">
如Ukrinform报道，_ <text:span text:style-name="T4">
 <text:a xlink:type="simple" xlink:href="https://www.ukrinform.ua/rubric-world/3708098-storoni-konfliktu-v-sudani-pogodilisa-zahisati-civilne-naselenna.html" text:style-name="Internet_20_link" text:visited-style-name="Visited_20_Internet_20_Link">
</text:a>
</text:span>
 _已承诺捍卫人道主义援助的伊鲁克平民，但不同意停止火灾。</text:p>
      <text:p text:style-name="P4">
<text:span text:style-name="T5">
foto：aa</text:span>
</text:p>
      <text:p text:style-name="P4">
News Source: <text:a xlink:type="simple" xlink:href="https://www.ukrinform.ua/rubric-world/3708397-v-oon-ocikuut-na-svidke-ponovlenna-peregovoriv-pro-pripinenna-vognu-u-sudani.html" text:style-name="Internet_20_link" text:visited-style-name="Visited_20_Internet_20_Link">
https://www.ukrinform.ua/rubric-world/3708397-v-oon-ocikuut-na-svidke-ponovlenna-peregovoriv-pro-pripinenna-vognu-u-sudani.html</text:a>
</text:p>
      <!--NEWS-->
      <text:h text:style-name="P10" text:outline-level="1">
<text:span text:style-name="T4">
Zaluzhny：乌克兰的胜利明确地解放了所有被占领的领土</text:span>
</text:h>
      <text:p text:style-name="P4">
作者: Ukrinform (Person)</text:p>
      <text:p text:style-name="P4">
出版商: Укринформ (Organization)</text:p>
      <text:p text:style-name="P4">
出版时间: 2023-05-12T23:47:00+03:00</text:p>
      <text:p text:style-name="P4">
修改时间: 2023-05-12T23:47:00+03:00</text:p>
      <text:p text:style-name="P4">
描述: 乌克兰的胜利明确是乌克兰整个占领领土的释放。  - 乌克林。</text:p>
      <text:p text:style-name="P4">
图片: ["<text:a xlink:type="simple" xlink:href="https://static.ukrinform.com/photos/2022_08/thumb_files/630_360_1659877197-816.jpeg" text:style-name="Internet_20_link" text:visited-style-name="Visited_20_Internet_20_Link">
630_360_16598...</text:a>
"]</text:p>
      <text:p text:style-name="P4">
标签: ['Агресія РФ', 'Валерій Залужний', 'Війна з росією']</text:p>
      <text:p text:style-name="P4">
类型: Article</text:p>
      <!--METADATA-->
      <text:p text:style-name="P4">
<draw:frame draw:style-name="fr1" draw:name="Image241" text:anchor-type="as-char" svg:width="6.9236in" svg:height="3.956343in" draw:z-index="0">
<draw:image xlink:href="../Images/yкринформ/2023-05-12T23-47-00-03-00/630_360_1659877197-816.jpeg" xlink:type="simple" xlink:show="embed" xlink:actuate="onLoad" draw:mime-type="image/jpeg"/>
</draw:frame>
乌克兰的胜利明确地解放了乌克兰的整个占领领土。</text:p>
      <text:p text:style-name="P4">
乌克兰Valery Zaluzhny武装部队的指挥官 - 主持人在[]中说了这一点(https://www.youtube.com/watch?v=TadXxP_26V8)德米特里·科马罗夫(Dmitry Komarov)的特别起诉年度。 幕后。</text:p>
      <text:p text:style-name="P4">
“我们的胜利是明确的 - 乌克兰整个占领领土的解放。 整个领土必须释放。 但这还不够。 作为一个州，乌克兰必须做所有发生的事情，并从2月24日开始。 这是一个永远不会重建的军事机构，永远不会允许俄罗斯人重复一切。”他说。</text:p>
      <text:p text:style-name="P4">
<text:span text:style-name="T4">
另请阅读：</text:span>
 <text:span text:style-name="T4">
 <text:a xlink:type="simple" xlink:href="https://www.ukrinform.ua/rubric-ato/3708525-zaluznij-osnovou-peremogi-stane-ne-lise-geroizm-ukrainciv-a-j-peredovi-tehnologii.html" text:style-name="Internet_20_link" text:visited-style-name="Visited_20_Internet_20_Link">
</text:a>
</text:span>
</text:p>
      <text:p text:style-name="P4">
武装部队的指挥官 - 主持人指出，胜利不仅是释放，而且是一个强大的国家竞争军。 世界历史知道，向其他人表明，最好不要触摸他们。 “乌克兰州应该拥有这样一个州。” 在澄清的问题上，扎卢兹尼指出他是关于以色列的。</text:p>
      <text:p text:style-name="P4">
他还保证，乌克兰知道，需要从克里米亚的俄罗斯灰烬中解放出卢汉斯克地区的俄罗斯灰烬，但强调了大量的工作，这些工作并非很快。</text:p>
      <text:p text:style-name="P4">
“我们知道，有必要解放克里米亚，以解放卢汉斯克地区的顿涅茨克地区。 但这是一笔很大的数量，不会很快完成。” Zaluzhny说。</text:p>
      <text:p text:style-name="P4">
<text:span text:style-name="T4">
另请阅读：</text:span>
 <text:span text:style-name="T4">
 <text:a xlink:type="simple" xlink:href="https://www.ukrinform.ua/rubric-ato/3708522-meta-rf-na-pocatku-vtorgnenna-polagala-v-tomu-sob-znisiti-ukrainsku-derzavnist-zaluznij.html" text:style-name="Internet_20_link" text:visited-style-name="Visited_20_Internet_20_Link">
</text:a>
</text:span>
</text:p>
      <text:p text:style-name="P4">
对于一个澄清的问题，乌克兰是否将返回克里米亚，顿涅茨克，卢汉斯克，乌克兰武装部队的指挥官 - 总司令回答：“当然，一定是!”。</text:p>
      <text:p text:style-name="P4">
他补充说，这是关于返回家乡，关于传单中学校的重建。</text:p>
      <text:p text:style-name="P4">
“因此，我们将为他们做，”  - 强调<text:span text:style-name="T4">
 <text:a xlink:type="simple" xlink:href="https://www.ukrinform.ua/tag-valerij-zaluznij" text:style-name="Internet_20_link" text:visited-style-name="Visited_20_Internet_20_Link">
</text:a>
</text:span>
。</text:p>
      <text:p text:style-name="P4">
据他介绍，这场战争可以与第一世界和第二世界的战争进行比较。 截至今天，武装部队的前线为3,000公里。<text:span text:style-name="T4">
另请阅读：</text:span>
 <text:span text:style-name="T4">
 <text:a xlink:type="simple" xlink:href="https://www.ukrinform.ua/rubric-ato/3708534-zaluznij-kaze-so-ne-peregladav-prognoziv-svidkogo-znisenna-ukraini.html" text:style-name="Internet_20_link" text:visited-style-name="Visited_20_Internet_20_Link">
</text:a>
</text:span>
</text:p>
      <text:p text:style-name="P4">
扎卢兹(Zaluzhny)强调，我们的抵抗使整个世界震撼了整个世界：“现在，与西方伙伴的任何对话始于他们朝着我们士兵的伊格罗斯主义的勇气，最后以乌克兰的言语结束。 荣耀英雄”。</text:p>
      <text:p text:style-name="P4">
回答有关提高乌克兰军队评级的问题，乌克兰军队在25位，现年15岁，Zaluzhny指出，任何评级都是负面的。 我们军队的专业精神的评估很高。</text:p>
      <text:p text:style-name="P4">
<text:span text:style-name="T4">
另请阅读：</text:span>
 <text:span text:style-name="T4">
 <text:a xlink:type="simple" xlink:href="https://www.ukrinform.ua/rubric-ato/3708541-robota-nad-stvorennam-idealnoi-ukrainskoi-armii-trivae-popri-vijnu-zaluznij.html" text:style-name="Internet_20_link" text:visited-style-name="Visited_20_Internet_20_Link">
</text:a>
</text:span>
</text:p>
      <text:p text:style-name="P4">
正如乌克林福姆报道的那样，2022年2月24日，俄罗斯联邦开始了针对乌克兰的八年战争的发射阶段 - 全面的进攻。</text:p>
      <text:p text:style-name="P4">
News Source: <text:a xlink:type="simple" xlink:href="https://www.ukrinform.ua/rubric-ato/3708543-zaluznij-peremoga-ukraini-ce-odnoznacno-zvilnenna-vsih-okupovanih-teritorij.html" text:style-name="Internet_20_link" text:visited-style-name="Visited_20_Internet_20_Link">
https://www.ukrinform.ua/rubric-ato/3708543-zaluznij-peremoga-ukraini-ce-odnoznacno-zvilnenna-vsih-okupovanih-teritorij.html</text:a>
</text:p>
      <!--NEWS-->
      <text:h text:style-name="P10" text:outline-level="1">
<text:span text:style-name="T4">
在卢甘斯克的“棉花”期间，俄罗斯杜马代表受伤了 - 媒体</text:span>
</text:h>
      <text:p text:style-name="P4">
作者: Ukrinform (Person)</text:p>
      <text:p text:style-name="P4">
出版商: Укринформ (Organization)</text:p>
      <text:p text:style-name="P4">
出版时间: 2023-05-12T23:54:00+03:00</text:p>
      <text:p text:style-name="P4">
修改时间: 2023-05-12T23:54:00+03:00</text:p>
      <text:p text:style-name="P4">
描述: 在卢甘斯克（Lugansk）爆炸之后，普京党的“一个俄罗斯”维克多·沃多拉特斯基（Viktor Vodolatsky）受伤。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Депутат', 'Вибух', 'Луганськ', 'Держдума РФ', 'Війна з росією']</text:p>
      <text:p text:style-name="P4">
类型: Article</text:p>
      <!--METADATA-->
      <text:p text:style-name="P4">
<draw:frame draw:style-name="fr1" draw:name="Image242" text:anchor-type="as-char" svg:width="6.9236in" svg:height="3.956343in" draw:z-index="0">
<draw:image xlink:href="../Images/yкринформ/2023-05-12T23-54-00-03-00/630_360_1669987737-966.jpg" xlink:type="simple" xlink:show="embed" xlink:actuate="onLoad" draw:mime-type="image/jpeg"/>
</draw:frame>
卢甘斯克(Lugansk)的强烈强化受到普京党“ One Russia” Viktor Vodolatsky的副手的伤害。</text:p>
      <text:p text:style-name="P4">
乌克利福姆(Ukrinform)参考<text:a xlink:type="simple" xlink:href="https://www.kommersant.ru/doc/5985124" text:style-name="Internet_20_link" text:visited-style-name="Visited_20_Internet_20_Link">
</text:a>
。</text:p>
      <text:p text:style-name="P4">
“根据其他信息，由于火箭袭击，卢甘斯克被六个孩子和俄罗斯联邦杜马州副代表维克多·沃尔达特斯基(Viktor Volodatsky)受伤。”</text:p>
      <text:p text:style-name="P4">
<text:span text:style-name="T4">
另请阅读：</text:span>
 <text:span text:style-name="T4">
 <text:a xlink:type="simple" xlink:href="https://www.ukrinform.ua/rubric-regions/3708531-fedorov-povidomiv-pro-gucnij-vibuh-u-melitopoli.html" text:style-name="Internet_20_link" text:visited-style-name="Visited_20_Internet_20_Link">
</text:a>
</text:span>
</text:p>
      <text:p text:style-name="P4">
在全面入侵开始前几天，Vodolatsky暂时被卢甘斯克占领。</text:p>
      <text:p text:style-name="P4">
正如该机构早些时候报道的那样，今天在临时占领的卢甘斯克_ <text:span text:style-name="T4">
 <text:a xlink:type="simple" xlink:href="https://www.ukrinform.ua/rubric-ato/3708447-u-lugansku-prolunali-vibuhi-zmi-povidomlaut-pro-raketnij-udar-po-naftoshovisu.html" text:style-name="Internet_20_link" text:visited-style-name="Visited_20_Internet_20_Link">
</text:a>
</text:span>
 _</text:p>
      <text:p text:style-name="P4">
News Source: <text:a xlink:type="simple" xlink:href="https://www.ukrinform.ua/rubric-regions/3708546-pid-cas-bavovni-u-lugansku-buv-poranenij-deputat-rosijskoi-dumi-zmi.html" text:style-name="Internet_20_link" text:visited-style-name="Visited_20_Internet_20_Link">
https://www.ukrinform.ua/rubric-regions/3708546-pid-cas-bavovni-u-lugansku-buv-poranenij-deputat-rosijskoi-dumi-zmi.html</text:a>
</text:p>
      <!--NEWS-->
      <text:h text:style-name="P10" text:outline-level="1">
<text:span text:style-name="T4">
曲棍球世界杯始于瑞典，加拿大，捷克共和国和美国的胜利</text:span>
</text:h>
      <text:p text:style-name="P4">
作者: Ukrinform (Person)</text:p>
      <text:p text:style-name="P4">
出版商: Укринформ (Organization)</text:p>
      <text:p text:style-name="P4">
出版时间: 2023-05-12T23:59:00+03:00</text:p>
      <text:p text:style-name="P4">
修改时间: 2023-05-12T23:59:00+03:00</text:p>
      <text:p text:style-name="P4">
描述: 第一场比赛日在坦佩雷（芬兰）和里加（拉脱维亚）举行的世界曲棍球锦标赛上结束。  - 乌克林。</text:p>
      <text:p text:style-name="P4">
图片: ["<text:a xlink:type="simple" xlink:href="https://static.ukrinform.com/photos/2023_05/thumb_files/630_360_1683924894-664.jpg" text:style-name="Internet_20_link" text:visited-style-name="Visited_20_Internet_20_Link">
630_360_16839...</text:a>
"]</text:p>
      <text:p text:style-name="P4">
标签: ['Чемпіонат світу', 'хокей']</text:p>
      <text:p text:style-name="P4">
类型: Article</text:p>
      <!--METADATA-->
      <text:p text:style-name="P4">
<draw:frame draw:style-name="fr1" draw:name="Image243" text:anchor-type="as-char" svg:width="6.9236in" svg:height="3.956343in" draw:z-index="0">
<draw:image xlink:href="../Images/yкринформ/2023-05-12T23-59-00-03-00/630_360_1683924894-664.jpg" xlink:type="simple" xlink:show="embed" xlink:actuate="onLoad" draw:mime-type="image/jpeg"/>
</draw:frame>
全球曲棍球在坦佩雷(芬兰)和里加(拉脱维亚)第一场比赛结束了。</text:p>
      <text:p text:style-name="P4">
瑞典的国家队以1：0的得分以1：0的成绩击败了德国球队。(0：0，0：0，1：0)，报道乌克林福姆。</text:p>
      <text:p text:style-name="P4">
在世界锦标赛的其他​​首发比赛中，加拿大击败了拉脱维亚-6：0(2：0，2：0，2：0)，捷克共和国击败斯洛伐克-3：2(3：2，0：0，0：0)，国家队是对芬兰队的意志胜利-4：1(0：1、1：0、3：0).</text:p>
      <text:p text:style-name="P4">
<text:span text:style-name="T4">
Читайте також:</text:span>
 <text:span text:style-name="T4">
<text:a xlink:type="simple" xlink:href="https://www.ukrinform.ua/rubric-sports/3705446-velika-britania-ta-polsa-probilisa-v-elitu-cempionatu-svitu-z-hokeu.html" text:style-name="Internet_20_link" text:visited-style-name="Visited_20_Internet_20_Link">
 </text:a>
</text:span>
</text:p>
      <text:p text:style-name="P4">
世界曲棍球锦标赛将持续到5月28日。</text:p>
      <text:p text:style-name="P4">
<text:span text:style-name="T5">
foto：app</text:span>
</text:p>
      <text:p text:style-name="P4">
News Source: <text:a xlink:type="simple" xlink:href="https://www.ukrinform.ua/rubric-sports/3708544-cempionat-svitu-z-hokeu-rozpocavsa-peremogami-svecii-kanadi-cehii-ta-ssa.html" text:style-name="Internet_20_link" text:visited-style-name="Visited_20_Internet_20_Link">
https://www.ukrinform.ua/rubric-sports/3708544-cempionat-svitu-z-hokeu-rozpocavsa-peremogami-svecii-kanadi-cehii-ta-ssa.html</text:a>
</text:p>
      <!--NEWS-->
      <text:h text:style-name="P10" text:outline-level="1">
<text:span text:style-name="T4">
在哈尔基夫地区的占领期间有领导地位 - 执法人员暴露了当地居民</text:span>
</text:h>
      <text:p text:style-name="P4">
作者: ['АРМІЯINFORM']</text:p>
      <text:p text:style-name="P4">
时间: 2023-05-12T39:00:00-04:00</text:p>
      <text:p text:style-name="P4">
描述: 对于哈尔基夫人的Okrugskoye检察官的专有性调查，与乌克兰2022年的战争，与乌克兰的最新消息与乌克兰的最新新闻，乌克兰2022年的新闻战2022乌克兰和俄罗斯的最后一场与乌克兰的战争以及乌克兰的战争将在20222年与乌克兰战争。他们说，是否在不久的将来会与乌克兰发动战争</text:p>
      <text:p text:style-name="P4">
图片: ['<text:a xlink:type="simple" xlink:href="https://armyinform.com.ua/wp-content/uploads/2023/05/346668770_254896403730302_3012902011103222876_n.jpg" text:style-name="Internet_20_link" text:visited-style-name="Visited_20_Internet_20_Link">
346668770_254896403730302_3012902011103222876_n.jpg</text:a>
']</text:p>
      <text:p text:style-name="P4">
标签: ['STOPRUSSIA', 'АГРЕСІЯ РФ']</text:p>
      <text:p text:style-name="P4">
类别: News</text:p>
      <!--METADATA-->
      <text:p text:style-name="P4">
<draw:frame draw:style-name="fr1" draw:name="Image244" text:anchor-type="as-char" svg:width="6.9236in" svg:height="7.856567in" draw:z-index="0">
<draw:image xlink:href="../Images/AРМІЯINFORM/2023-05-12T39-00-00-04-00/346668770_254896403730302_3012902011103222876_n.jpg" xlink:type="simple" xlink:show="embed" xlink:actuate="onLoad" draw:mime-type="image/jpeg"/>
</draw:frame>
在哈尔基夫地区伊兹地区检察官办公室的程序领导下，该妇女被告知涉嫌合作活动(《乌克兰刑法》第111-1条的第5部分).</text:p>
      <text:p text:style-name="P4">
Про це<text:a xlink:type="simple" xlink:href="https://www.facebook.com/pgo.gov.ua/posts/pfbid02TZ7vRx6PtK7GLmrPW7uHFAog4XmhyekCyC91Rm2A18LtXQR8Ygm1W6ZVyWLXuGfPl" text:style-name="Internet_20_link" text:visited-style-name="Visited_20_Internet_20_Link">
повідомляє</text:a>
乌克兰检察长办公室。</text:p>
      <text:p text:style-name="P4">
根据调查，在izum市占领期间，一位当地居民自愿致力于为新的“权力”工作。 她接受了“工作负责人和伊祖姆斯基地区UGA的社会主义者”的伪派。</text:p>
      <text:p text:style-name="P4">
这位妇女参加了占领政府的会议，只要接受工人在占领权中工作，就从事行政大楼“人口社会保护中心”的工作组织。</text:p>
      <text:p text:style-name="P4">
应检察官办公室的要求，犯罪嫌疑人以拘留形式被选为无权保释权的预防措施。</text:p>
      <text:p text:style-name="P4">
预审调查 - 乌克兰国家警察，运营支持-SBU。</text:p>
      <text:p text:style-name="P4">
News Source: <text:a xlink:type="simple" xlink:href="https://armyinform.com.ua/2023/05/12/obijnyala-kerivnu-posadu-pid-chas-okupacziyi-harkivshhyny-pravoohoronczi-vykryly-misczevu-zhytelku/" text:style-name="Internet_20_link" text:visited-style-name="Visited_20_Internet_20_Link">
https://armyinform.com.ua/2023/05/12/obijnyala-kerivnu-posadu-pid-chas-okupacziyi-harkivshhyny-pravoohoronczi-vykryly-misczevu-zhytelku/</text:a>
</text:p>
      <!--NEWS-->
      <text:h text:style-name="P10" text:outline-level="1">
<text:span text:style-name="T4">
打击错误信息的中心报告了每天检测到敌对操作的检测</text:span>
</text:h>
      <text:p text:style-name="P4">
作者: ['АРМІЯINFORM']</text:p>
      <text:p text:style-name="P4">
时间: 2023-05-12T40:00:00-04:00</text:p>
      <text:p text:style-name="P4">
描述: Wizin -Format Movidomiv中心在Facebook上的Storinzi上围绕TSE。 CPD ...与乌克兰2022年的战争，与乌克兰的最新新闻战争，与乌克兰2022年的新闻战争，今天的最后一次战争，乌克兰和俄罗斯之间的战争以及俄罗斯之间的战争以及2022年与乌克兰的战争将是他们说，在不久的将来与乌克兰发动了战争</text:p>
      <text:p text:style-name="P4">
图片: ['<text:a xlink:type="simple" xlink:href="https://armyinform.com.ua/wp-content/uploads/2023/05/346452544_601964885198101_7994264688016012829_n.jpg" text:style-name="Internet_20_link" text:visited-style-name="Visited_20_Internet_20_Link">
346452544_601964885198101_7994264688016012829_n.jpg</text:a>
']</text:p>
      <text:p text:style-name="P4">
标签: ['STOPRUSSIA', 'АГРЕСІЯ РФ']</text:p>
      <text:p text:style-name="P4">
类别: News</text:p>
      <!--METADATA-->
      <text:p text:style-name="P4">
<draw:frame draw:style-name="fr1" draw:name="Image245" text:anchor-type="as-char" svg:width="6.9236in" svg:height="6.9236in" draw:z-index="0">
<draw:image xlink:href="../Images/AРМІЯINFORM/2023-05-12T40-00-00-04-00/346452544_601964885198101_7994264688016012829_n.jpg" xlink:type="simple" xlink:show="embed" xlink:actuate="onLoad" draw:mime-type="image/jpeg"/>
</draw:frame>
打击错误信息中心<text:a xlink:type="simple" xlink:href="https://www.facebook.com/protydiyadezinformatsiyi.cpd/posts/pfbid0354Vfyf8Y9jS9rp1opDhcHdEaHs8DK2ZhmAmvbxrC1KDdtqsTTEM39fhJoUSEZyKRl" text:style-name="Internet_20_link" text:visited-style-name="Visited_20_Internet_20_Link">
报告</text:a>
关于它在您的Facebook页面上。</text:p>
      <text:p text:style-name="P4">
CPD发现：</text:p>
      <text:p text:style-name="P4">
🔶强制性</text:p>
      <text:p text:style-name="P4">
tg-Hostile TG频道参考了Rzeczpospolita的波兰版本写道：“很快，乌克兰不仅必须对安全的安全保证，而且还需要解决领土损失。”</text:p>
      <text:p text:style-name="P4">
🔶错误信息</text:p>
      <text:p text:style-name="P4">
❌美国国家利益的美国版谴责了爱国者的防空：“乌克兰对空袭的保护也阻止了谈判，给人留下了错误的印象，即可以减轻空气威胁。从长远来看。”</text:p>
      <text:p text:style-name="P4">
🔶操纵</text:p>
      <text:p text:style-name="P4">
❌巴西记者佩佩·埃斯科巴(Pepe Escobar)在他的Twitter页面上写道：“……苏联和俄罗斯的旗帜在欧盟被禁止。 这意味着1945年5月8日，事实并非发生。 德国坦克 - 带铁十字架 - 那顿纳普特里亚人的土地返回。 他们宣布Barbarossa 2.0。</text:p>
      <text:p text:style-name="P4">
News Source: <text:a xlink:type="simple" xlink:href="https://armyinform.com.ua/2023/05/12/czpd-povidomyv-pro-vyyavlennya-vorozhyh-manipulyaczij-za-dobu/" text:style-name="Internet_20_link" text:visited-style-name="Visited_20_Internet_20_Link">
https://armyinform.com.ua/2023/05/12/czpd-povidomyv-pro-vyyavlennya-vorozhyh-manipulyaczij-za-dobu/</text:a>
</text:p>
      <!--NEWS-->
      <text:h text:style-name="P10" text:outline-level="1">
<text:span text:style-name="T4">
作为Bozena-5 Demining Complex，将Slobozhanshchina从爆炸物中清除</text:span>
</text:h>
      <text:p text:style-name="P4">
作者: ['АРМІЯINFORM']</text:p>
      <text:p text:style-name="P4">
时间: 2023-05-12T41:00:00-04:00</text:p>
      <text:p text:style-name="P4">
描述: Zapyaki Machini Roseminovannia Bozena-5在Kharkivshina Bulo的Bagatoh定居点...与乌克兰2022年的战争，与乌克兰的最新消息，今天与乌克兰的新闻，今天与乌克兰2022年的新闻战争，乌克兰和俄罗斯和俄罗斯之间的战争会以及何时及其战争随着乌克兰的发展，是否会在不久的将来与乌克兰进行战争，今天与乌克兰的战争，今天的乌克兰新闻，乌克兰的乌克兰新闻在俄罗斯的乌克兰媒体将在俄罗斯</text:p>
      <text:p text:style-name="P4">
图片: []</text:p>
      <text:p text:style-name="P4">
标签: ['STOPRUSSIA', 'АГРЕСІЯ РФ']</text:p>
      <text:p text:style-name="P4">
类别: News</text:p>
      <!--METADATA-->
      <text:p text:style-name="P4">
多亏了Bozena-5在许多定居点中的矿山矿山的矿山，Kharkiv地区又增加了电力。 它精确地用于立即降低的理由，例如，有一系列电动程序。 因此，该机器的战斗计算已经从GNP清除了Slobozhanshchina社区215,639公里的传输线的倾向领土。</text:p>
      <text:p text:style-name="P4">
关于它<text:a xlink:type="simple" xlink:href="https://www.facebook.com/watch/" text:style-name="Internet_20_link" text:visited-style-name="Visited_20_Internet_20_Link">
报告</text:a>
乌克兰武装部队支持部队的指挥。</text:p>
      <text:p text:style-name="P4">
乌克兰支持武装部队的工程部部队代表谈到了使用Bozena-5 Mine-5 Demining Machine的经验，该机器由斯洛伐克公司Way行业用于乌克兰。</text:p>
      <ul>
        <li>
这台机器挽救了Sapper的生命，它们不是先走，而是真正捡起的。 它是有效且快速的，如果您从我的背景下讲话，则可以证明自己是合理的， - 支持支持的代表。</li>
      </ul>
      <text:p text:style-name="P4">
背景：该机器旨在使可能被危险物体污染的潜在污染。 它可用于清洁正十足和反某人矿场。</text:p>
      <text:p text:style-name="P4">
任何降解手段都是对净化终端的过程的有力贡献，因为它是遥控的，并且通行速度达到每小时9公里。 该综合大楼伴随着一个由5人组成的杰出人群，其中2个带有金属探测器来完全监测情况，2个收集了赌注，以及控制该过程的指挥官。</text:p>
      <ul>
        <li>
应该理解，没有机械化工具可以保证不会有爆炸性对象。 这就是为什么任何脱碎的人之后是一组sapper，从土壤中选择这些残留物。也就是说，bozena-5的主要优点是，尽管它离开了炸药，但它使其不可能破坏证明对象在土壤中。 它还在使用哪种工作器官的角色中发挥作用：链或战斗机。 在后者中，将我或任何其他GNP付诸行动或破坏我们的位置，代表爆炸性物质的遗迹，代表支持部队的支持。</li>
      </ul>
      <text:p text:style-name="P4">
这些设备样本的问题仍然不足以进行邮政服务。</text:p>
      <text:p text:style-name="P4">
News Source: <text:a xlink:type="simple" xlink:href="https://armyinform.com.ua/2023/05/12/yak-kompleks-rozminuvannya-bozena-5-ochyshhuye-slobozhanshhynu-vid-vybuhonebezpechnyh-predmetiv/" text:style-name="Internet_20_link" text:visited-style-name="Visited_20_Internet_20_Link">
https://armyinform.com.ua/2023/05/12/yak-kompleks-rozminuvannya-bozena-5-ochyshhuye-slobozhanshhynu-vid-vybuhonebezpechnyh-predmetiv/</text:a>
</text:p>
      <!--NEWS-->
      <text:h text:style-name="P10" text:outline-level="1">
<text:span text:style-name="T4">
由于俄罗斯联邦的托莱斯克军队的炮击，9名公民受伤</text:span>
</text:h>
      <text:p text:style-name="P4">
作者: ['АРМІЯINFORM']</text:p>
      <text:p text:style-name="P4">
时间: 2023-05-12T42:00:00-04:00</text:p>
      <text:p text:style-name="P4">
描述: 对于专有的Kerivnitva，Donetsko的Rozdochatovo检察官办公室...与乌克兰2022年的战争，与乌克兰的最新新闻战争，今天与乌克兰2022年的新闻战争，今天与乌克兰之间的战争，乌克兰和俄罗斯之间的战争将与乌克兰之间的战争他们说，要么是在2022年，要么会有或不会，他们会在不久的将来与乌克兰战争，他们说，今天与乌克兰的战争，今天的乌克兰新闻，乌克兰新闻，乌克兰媒体在俄罗斯的乌克兰媒体</text:p>
      <text:p text:style-name="P4">
图片: ['<text:a xlink:type="simple" xlink:href="https://armyinform.com.ua/wp-content/uploads/2023/05/345623634_970448174126141_8809982151552904889_n-1.jpg" text:style-name="Internet_20_link" text:visited-style-name="Visited_20_Internet_20_Link">
345623634_970448174126141_8809982151552904889_n-1.jpg</text:a>
', '<text:a xlink:type="simple" xlink:href="https://armyinform.com.ua/wp-content/uploads/2023/05/346451542_585683637000971_730505468187483239_n-150x150.jpg" text:style-name="Internet_20_link" text:visited-style-name="Visited_20_Internet_20_Link">
346451542_585683637000971_730505468187483239_n-150x150.jpg</text:a>
', '<text:a xlink:type="simple" xlink:href="https://armyinform.com.ua/wp-content/uploads/2023/05/346469873_178725125123991_8633795702394735889_n-150x150.jpg" text:style-name="Internet_20_link" text:visited-style-name="Visited_20_Internet_20_Link">
346469873_178725125123991_8633795702394735889_n-150x150.jpg</text:a>
', '<text:a xlink:type="simple" xlink:href="https://armyinform.com.ua/wp-content/uploads/2023/05/346598325_934640547687728_1489023917800267378_n-150x150.jpg" text:style-name="Internet_20_link" text:visited-style-name="Visited_20_Internet_20_Link">
346598325_934640547687728_1489023917800267378_n-150x150.jpg</text:a>
']</text:p>
      <text:p text:style-name="P4">
标签: ['STOPRUSSIA', 'АГРЕСІЯ РФ']</text:p>
      <text:p text:style-name="P4">
类别: News</text:p>
      <!--METADATA-->
      <text:p text:style-name="P4">
<draw:frame draw:style-name="fr1" draw:name="Image246" text:anchor-type="as-char" svg:width="6.9236in" svg:height="5.1927in" draw:z-index="0">
<draw:image xlink:href="../Images/AРМІЯINFORM/2023-05-12T42-00-00-04-00/345623634_970448174126141_8809982151552904889_n-1.jpg" xlink:type="simple" xlink:show="embed" xlink:actuate="onLoad" draw:mime-type="image/jpeg"/>
</draw:frame>
在顿涅茨克地区检察官办公室的程序领导下，对违反战争法的刑事诉讼的刑事调查(艺术的第1部分。 乌克兰《刑法》的438).</text:p>
      <text:p text:style-name="P4">
Про це<text:a xlink:type="simple" xlink:href="https://www.facebook.com/pgo.gov.ua/posts/pfbid02qixdaALrWVAHitRUPnRFMBJqHxk2sC6bevRFJogVrHJUNh8eohNBrRT7C1c9RFwjl" text:style-name="Internet_20_link" text:visited-style-name="Visited_20_Internet_20_Link">
повідомляє</text:a>
乌克兰检察长办公室。</text:p>
      <text:p text:style-name="P4">
根据调查，2023年5月11日，俄罗斯联邦的部队于下午1:00左右在托莱斯克(Toretsk)，导致一名65岁的居民。</text:p>
      <text:p text:style-name="P4">
两个小时后，俄罗斯军队再次在这一定居点开火。这一次可能来自龙卷风的喷气系统。</text:p>
      <text:p text:style-name="P4">
入侵者的贝壳在住宅区被亲吻。 五名男子和三名妇女在不同程度上受伤。 受害者中有整个父母和他们的儿子。</text:p>
      <text:p text:style-name="P4">
房屋，附属建筑，车库和汽车也受到损坏。</text:p>
      <text:p text:style-name="P4">
检察官继续采取一切可能和适当的措施来记录俄罗斯联邦武装部队代表所犯下的战争罪行。</text:p>
      <text:p text:style-name="P4">
<text:a xlink:type="simple" xlink:href="https://armyinform.com.ua/wp-content/uploads/2023/05/346451542_585683637000971_730505468187483239_n.jpg" text:style-name="Internet_20_link" text:visited-style-name="Visited_20_Internet_20_Link">
!(Images/AРМІЯINFORM/2023-05-12T42-00-00-04-00/346451542_585683637000971_730505468187483239_n-150x150.jpg)</text:a>
</text:p>
      <text:p text:style-name="P4">
<text:a xlink:type="simple" xlink:href="https://armyinform.com.ua/wp-content/uploads/2023/05/346469873_178725125123991_8633795702394735889_n.jpg" text:style-name="Internet_20_link" text:visited-style-name="Visited_20_Internet_20_Link">
<draw:frame draw:style-name="fr1" draw:name="Image247" text:anchor-type="as-char" svg:width="6.9236in" svg:height="6.9236in" draw:z-index="0">
<draw:image xlink:href="../Images/AРМІЯINFORM/2023-05-12T42-00-00-04-00/346469873_178725125123991_8633795702394735889_n-150x150.jpg" xlink:type="simple" xlink:show="embed" xlink:actuate="onLoad" draw:mime-type="image/jpeg"/>
</draw:frame>
</text:a>
</text:p>
      <text:p text:style-name="P4">
<text:a xlink:type="simple" xlink:href="https://armyinform.com.ua/wp-content/uploads/2023/05/346598325_934640547687728_1489023917800267378_n.jpg" text:style-name="Internet_20_link" text:visited-style-name="Visited_20_Internet_20_Link">
<draw:frame draw:style-name="fr1" draw:name="Image248" text:anchor-type="as-char" svg:width="6.9236in" svg:height="6.9236in" draw:z-index="0">
<draw:image xlink:href="../Images/AРМІЯINFORM/2023-05-12T42-00-00-04-00/346598325_934640547687728_1489023917800267378_n-150x150.jpg" xlink:type="simple" xlink:show="embed" xlink:actuate="onLoad" draw:mime-type="image/jpeg"/>
</draw:frame>
</text:a>
</text:p>
      <text:p text:style-name="P4">
News Source: <text:a xlink:type="simple" xlink:href="https://armyinform.com.ua/2023/05/12/vnaslidok-obstrilu-toreczka-armiyeyu-rf-zaznaly-poranen-9-gromadyan/" text:style-name="Internet_20_link" text:visited-style-name="Visited_20_Internet_20_Link">
https://armyinform.com.ua/2023/05/12/vnaslidok-obstrilu-toreczka-armiyeyu-rf-zaznaly-poranen-9-gromadyan/</text:a>
</text:p>
      <!--NEWS-->
      <text:h text:style-name="P10" text:outline-level="1">
<text:span text:style-name="T4">
矿山活动中心获得了国际证书“ IMAS EOD 2级”</text:span>
</text:h>
      <text:p text:style-name="P4">
作者: ['АРМІЯINFORM']</text:p>
      <text:p text:style-name="P4">
时间: 2023-05-12T43:00:00-04:00</text:p>
      <text:p text:style-name="P4">
描述: 关于办公室中心Diyalonosti的中心：“办公室Diylosti Vitay中心...与乌克兰2022年的战争，与乌克兰与乌克兰的最新新闻，今天与乌克兰的新闻，今天与乌克兰2022年的新闻战，乌克兰和俄罗斯之间以及俄罗斯之间以及俄罗斯之间的战争， ，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46467173_1299410574003420_6677570610558893458_n.jpg" text:style-name="Internet_20_link" text:visited-style-name="Visited_20_Internet_20_Link">
346467173_1299410574003420_6677570610558893458_n.jpg</text:a>
']</text:p>
      <text:p text:style-name="P4">
标签: ['STOPRUSSIA', 'АГРЕСІЯ РФ']</text:p>
      <text:p text:style-name="P4">
类别: News</text:p>
      <!--METADATA-->
      <text:p text:style-name="P4">
<draw:frame draw:style-name="fr1" draw:name="Image249" text:anchor-type="as-char" svg:width="6.9236in" svg:height="5.1927in" draw:z-index="0">
<draw:image xlink:href="../Images/AРМІЯINFORM/2023-05-12T43-00-00-04-00/346467173_1299410574003420_6677570610558893458_n.jpg" xlink:type="simple" xlink:show="embed" xlink:actuate="onLoad" draw:mime-type="image/jpeg"/>
</draw:frame>
关于它<text:a xlink:type="simple" xlink:href="https://www.facebook.com/permalink.php" text:style-name="Internet_20_link" text:visited-style-name="Visited_20_Internet_20_Link">
报告</text:a>
地雷活动中心：</text:p>
      <text:p text:style-name="P4">
“矿场活动中心欢迎其目前完成的培训课程的员工，该课程持续了2023年3月20日至5月11日，并获得了国际证书 - 科索沃共和国PEYA的处置ERW培训机构的专家。</text:p>
      <text:p text:style-name="P4">
本课程的目的是提供所需的知识和技能，以履行现场操作员的职责进行搜索和破坏(HMA)根据我的国际标准(你有).</text:p>
      <text:p text:style-name="P4">
ЦПМД висловлює подяку благодійній організації Mriya Aid за сприяння ворганізації даного курсу, а також керівництву та персоналу навчального центруMAT Kosovo — EOD &amp; ERW Training Establishment за отриманий безцінний досвід танавики, що безперечно допоможуть звільнити Українські землі від забрудненнявибухонебезпечними предметами та наблизити нашу Перемогу».</text:p>
      <text:p text:style-name="P4">
News Source: <text:a xlink:type="simple" xlink:href="https://armyinform.com.ua/2023/05/12/cpivrobitnyky-czentru-protyminnoyi-diyalnosti-otrymaly-sertyfikaty-u-navchalnomu-czentri-mat-kosovo/" text:style-name="Internet_20_link" text:visited-style-name="Visited_20_Internet_20_Link">
https://armyinform.com.ua/2023/05/12/cpivrobitnyky-czentru-protyminnoyi-diyalnosti-otrymaly-sertyfikaty-u-navchalnomu-czentri-mat-kosovo/</text:a>
</text:p>
      <!--NEWS-->
      <text:h text:style-name="P10" text:outline-level="1">
<text:span text:style-name="T4">
乌克兰代表团的步伐启动了对欧洲轻率禁令的决议</text:span>
</text:h>
      <text:p text:style-name="P4">
作者: ['АРМІЯINFORM']</text:p>
      <text:p text:style-name="P4">
时间: 2023-05-12T44:00:00-04:00</text:p>
      <text:p text:style-name="P4">
描述: 关于Tsdomovy，Komitet Zwan Zwan Zovnishnoi Paul -Tikhika的负责人是Mijparmenti ...与乌克兰2022年的战争，与乌克兰与乌克兰的最新新闻，《与乌克兰的新闻》（News News）战争，今天与乌克兰2022年的新闻战争，今天将在乌克兰和俄罗斯和俄罗斯和俄罗斯和俄罗斯和俄罗斯和俄罗斯和俄罗斯和俄罗斯和俄罗斯和俄罗斯和俄罗斯和俄罗斯和俄罗斯之间发动一场战争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03/parye.jpg" text:style-name="Internet_20_link" text:visited-style-name="Visited_20_Internet_20_Link">
parye.jpg</text:a>
']</text:p>
      <text:p text:style-name="P4">
标签: ['STOPRUSSIA', 'АГРЕСІЯ РФ']</text:p>
      <text:p text:style-name="P4">
类别: News</text:p>
      <!--METADATA-->
      <text:p text:style-name="P4">
<draw:frame draw:style-name="fr1" draw:name="Image250" text:anchor-type="as-char" svg:width="6.9236in" svg:height="4.425334in" draw:z-index="0">
<draw:image xlink:href="../Images/AРМІЯINFORM/2023-05-12T44-00-00-04-00/parye.jpg" xlink:type="simple" xlink:show="embed" xlink:actuate="onLoad" draw:mime-type="image/jpeg"/>
</draw:frame>
说明性照片</text:p>
      <text:p text:style-name="P4">
关于它<text:a xlink:type="simple" xlink:href="https://www.facebook.com/verkhovna.rada.ukraine/posts/pfbid0qoSPjhBn1FZP8ZxYHMgij2rkWevQkZb2W3zQVHssXHUbX2HED4siVX8Vx7R1QdeLl" text:style-name="Internet_20_link" text:visited-style-name="Visited_20_Internet_20_Link">
报告</text:a>
外交政策委员会主席亚历山大·梅雷斯科(Alexander Merezhko)：</text:p>
      <text:p text:style-name="P4">
“他在欧洲谴责意识形态和执业方面的决议方面登记。 我非常感谢支持该提议的同事。 为了建立相关决议的文本，最终在民主国家中，禁止轻率。”</text:p>
      <text:p text:style-name="P4">
资料来源：<text:a xlink:type="simple" xlink:href="https://www.facebook.com/verkhovna.rada.ukraine/posts/pfbid0qoSPjhBn1FZP8ZxYHMgij2rkWevQkZb2W3zQVHssXHUbX2HED4siVX8Vx7R1QdeLl" text:style-name="Internet_20_link" text:visited-style-name="Visited_20_Internet_20_Link">
乌克兰的Verkhovna Rada</text:a>
</text:p>
      <text:p text:style-name="P4">
News Source: <text:a xlink:type="simple" xlink:href="https://armyinform.com.ua/2023/05/12/ukrayinska-delegacziya-v-parye-inicziyuye-rezolyucziyu-pro-zaboronu-rashyzmu-v-yevropi/" text:style-name="Internet_20_link" text:visited-style-name="Visited_20_Internet_20_Link">
https://armyinform.com.ua/2023/05/12/ukrayinska-delegacziya-v-parye-inicziyuye-rezolyucziyu-pro-zaboronu-rashyzmu-v-yevropi/</text:a>
</text:p>
      <!--NEWS-->
      <text:h text:style-name="P10" text:outline-level="1">
<text:span text:style-name="T4">
国防军的航空在敌人的集中地区打了14次跳动</text:span>
</text:h>
      <text:p text:style-name="P4">
作者: ['АРМІЯINFORM']</text:p>
      <text:p text:style-name="P4">
时间: 2023-05-12T45:00:00-04:00</text:p>
      <text:p text:style-name="P4">
描述: 关于TSE在Facebook，ZSU的总参谋部。 国防军的阿维奇亚（Dob）...与乌克兰2022年的战争，与乌克兰的最新消息，今天与乌克兰2022年的新闻战争，今天的最后一次战争，无论是乌克兰和俄罗斯之间的战争，何时，2022年与乌克兰的战争都将在2022年与乌克兰战争不管您是否会在不久的将来与乌克兰的战争，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ХРОНІКА ОБОРОНИ']</text:p>
      <text:p text:style-name="P4">
类别: News</text:p>
      <!--METADATA-->
      <text:p text:style-name="P4">
<draw:frame draw:style-name="fr1" draw:name="Image251" text:anchor-type="as-char" svg:width="6.9236in" svg:height="4.49457in" draw:z-index="0">
<draw:image xlink:href="../Images/AРМІЯINFORM/2023-05-12T45-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2Hjts1biJ8ahVxmigBzAG2c9QowjLMfns6b4x5pwX3SL2WSoxwZ5DLtdEhuzbc7gl" text:style-name="Internet_20_link" text:visited-style-name="Visited_20_Internet_20_Link">
报告</text:a>
武装部队的总人员。</text:p>
      <text:p text:style-name="P4">
每天的国防军航空在个人员工和敌方军事装备集中的领域中取得了14次跳动。 此外，破坏了9年的不同类型的无人机。 火箭部队和炮兵部门袭击了11个公用事业，19个活力集中的领域，1个弹药组成，1个燃料和润滑油仓库，9个在消防部署的炮兵部队，1种防空手段和2个更重要的目标，敌人。</text:p>
      <text:p text:style-name="P4">
News Source: <text:a xlink:type="simple" xlink:href="https://armyinform.com.ua/2023/05/12/aviacziya-syl-oborony-zavdala-14-udariv-po-rajonah-zoseredzhennya-voroga-2/" text:style-name="Internet_20_link" text:visited-style-name="Visited_20_Internet_20_Link">
https://armyinform.com.ua/2023/05/12/aviacziya-syl-oborony-zavdala-14-udariv-po-rajonah-zoseredzhennya-voroga-2/</text:a>
</text:p>
      <!--NEWS-->
      <text:h text:style-name="P10" text:outline-level="1">
<text:span text:style-name="T4">
在沃尔森和波利斯亚的指示中，没有透露敌人进攻群体的迹象</text:span>
</text:h>
      <text:p text:style-name="P4">
作者: ['АРМІЯINFORM']</text:p>
      <text:p text:style-name="P4">
时间: 2023-05-12T46:00:00-04:00</text:p>
      <text:p text:style-name="P4">
描述: 关于TSE在Facebook，ZSU的总参谋部。 Rosisska Federals ...与乌克兰2022年的战争，与乌克兰的最新消息，今天与乌克兰2022年的新闻战争，乌克兰和俄罗斯之间的战争以及俄罗斯之间的战争以及2022年与乌克兰的战争将是，或未将是2022年的战争他们说，在不久的将来，与乌克兰发生了战争</text:p>
      <text:p text:style-name="P4">
图片: ['<text:a xlink:type="simple" xlink:href="https://armyinform.com.ua/wp-content/uploads/2023/02/160448-uk.png" text:style-name="Internet_20_link" text:visited-style-name="Visited_20_Internet_20_Link">
160448-uk.png</text:a>
']</text:p>
      <text:p text:style-name="P4">
标签: ['STOPRUSSIA', 'АГРЕСІЯ РФ']</text:p>
      <text:p text:style-name="P4">
类别: News</text:p>
      <!--METADATA-->
      <text:p text:style-name="P4">
<draw:frame draw:style-name="fr1" draw:name="Image252" text:anchor-type="as-char" svg:width="6.9236in" svg:height="3.865677in" draw:z-index="0">
<draw:image xlink:href="../Images/AРМІЯINFORM/2023-05-12T46-00-00-04-00/160448-uk.png" xlink:type="simple" xlink:show="embed" xlink:actuate="onLoad" draw:mime-type="image/png"/>
</draw:frame>
说明性照片<text:span text:style-name="T4">
🔥俄罗斯入侵的情况</text:span>
</text:p>
      <text:p text:style-name="P4">
在Facebook上关于它<text:a xlink:type="simple" xlink:href="https://www.facebook.com/GeneralStaff.ua/posts/pfbid02Hjts1biJ8ahVxmigBzAG2c9QowjLMfns6b4x5pwX3SL2WSoxwZ5DLtdEhuzbc7gl" text:style-name="Internet_20_link" text:visited-style-name="Visited_20_Internet_20_Link">
报告</text:a>
武装部队的总人员。</text:p>
      <text:p text:style-name="P4">
俄罗斯联邦继续利用白俄罗斯共和国的领土，物质和技术基础来准备和对抗由俄罗斯联邦的武装部队的部队，该部队是由解决方案形成的。 然后，这些部队参与了乌克兰罪的战斗。</text:p>
      <text:p text:style-name="P4">
News Source: <text:a xlink:type="simple" xlink:href="https://armyinform.com.ua/2023/05/12/na-volynskomu-ta-poliskomu-napryamkah-oznak-formuvannya-nastupalnyh-ugrupovan-voroga-ne-vyyavleno/" text:style-name="Internet_20_link" text:visited-style-name="Visited_20_Internet_20_Link">
https://armyinform.com.ua/2023/05/12/na-volynskomu-ta-poliskomu-napryamkah-oznak-formuvannya-nastupalnyh-ugrupovan-voroga-ne-vyyavleno/</text:a>
</text:p>
      <!--NEWS-->
      <text:h text:style-name="P10" text:outline-level="1">
<text:span text:style-name="T4">
CPD报告了主要的叙述，即最后一天是由Roszmi促进的</text:span>
</text:h>
      <text:p text:style-name="P4">
作者: ['АРМІЯINFORM']</text:p>
      <text:p text:style-name="P4">
时间: 2023-05-12T47:00:00-04:00</text:p>
      <text:p text:style-name="P4">
描述: 关于TSE在Facebook，ophy -format中心。 “ Lipovius将军Rozovow，...与乌克兰2022年的战争，与乌克兰的最新新闻，与乌克兰的新闻战争，与乌克兰2022年的新闻战争，今天将在乌克兰和俄罗斯之间发生战争，当与乌克兰的战争将是或不是，不是，是否会在不久的将来与乌克兰的战争，与乌克兰的战争，今天的乌克兰新闻，乌克兰新闻，乌克兰的新闻</text:p>
      <text:p text:style-name="P4">
图片: ['<text:a xlink:type="simple" xlink:href="https://armyinform.com.ua/wp-content/uploads/2023/05/346643460_625606239116344_7369623526330509232_n.jpg" text:style-name="Internet_20_link" text:visited-style-name="Visited_20_Internet_20_Link">
346643460_625606239116344_7369623526330509232_n.jpg</text:a>
']</text:p>
      <text:p text:style-name="P4">
标签: ['STOPRUSSIA', 'АГРЕСІЯ РФ']</text:p>
      <text:p text:style-name="P4">
类别: News</text:p>
      <!--METADATA-->
      <text:p text:style-name="P4">
<draw:frame draw:style-name="fr1" draw:name="Image253" text:anchor-type="as-char" svg:width="6.9236in" svg:height="6.9236in" draw:z-index="0">
<draw:image xlink:href="../Images/AРМІЯINFORM/2023-05-12T47-00-00-04-00/346643460_625606239116344_7369623526330509232_n.jpg" xlink:type="simple" xlink:show="embed" xlink:actuate="onLoad" draw:mime-type="image/jpeg"/>
</draw:frame>
在Facebook上关于它<text:a xlink:type="simple" xlink:href="https://www.facebook.com/protydiyadezinformatsiyi.cpd/posts/pfbid0GueWxXMv9zsJVmAHHqCdnvSdtqrexGm1gujgc9mAEAocqVi5o6Mn1kYwoxWa7KNol" text:style-name="Internet_20_link" text:visited-style-name="Visited_20_Internet_20_Link">
报告</text:a>
打击错误信息中心。</text:p>
      <text:p text:style-name="P4">
“石灰将军说，据称有些无人机被“摧毁”，部分是“中和，种植的”。</text:p>
      <text:p text:style-name="P4">
此外，Lipovy军方说，乌克兰首先使用了德隆 - 美国开发，最大半径高达800公里。</text:p>
      <text:p text:style-name="P4">
这一声明在专业克里姆林宫媒体中引起了极大的共鸣，但尚未批准，军方随后开始从他的话语中受洗，称该信息没有得到验证。</text:p>
      <text:p text:style-name="P4">
俄罗斯联邦的武装部队需要这样的叙述，以表明俄罗斯人在多个方面“胜利”，但这种假货也不相信俄罗斯联邦的僵尸人口也不相信。”</text:p>
      <text:p text:style-name="P4">
News Source: <text:a xlink:type="simple" xlink:href="https://armyinform.com.ua/2023/05/12/czpd-informuye-pro-osnovnyj-naratyv-shho-za-dobu-prosuvaly-roszmi-3/" text:style-name="Internet_20_link" text:visited-style-name="Visited_20_Internet_20_Link">
https://armyinform.com.ua/2023/05/12/czpd-informuye-pro-osnovnyj-naratyv-shho-za-dobu-prosuvaly-roszmi-3/</text:a>
</text:p>
      <!--NEWS-->
      <text:h text:style-name="P10" text:outline-level="1">
<text:span text:style-name="T4">
44个敌人的攻击每天在顿涅茨克地区反映</text:span>
</text:h>
      <text:p text:style-name="P4">
作者: ['АРМІЯINFORM']</text:p>
      <text:p text:style-name="P4">
时间: 2023-05-12T48:00:00-04:00</text:p>
      <text:p text:style-name="P4">
描述: 关于TSE在Facebook，ZSU的总参谋部。 敌人是唱歌...与乌克兰2022年的战争，与乌克兰的战争是今天的最新消息，与乌克兰2022年的新闻战是今天的最后一场，乌克兰和俄罗斯之间的战争以及与乌克兰的战争时会发生战争在2022年，是否会在不久的将来与乌克兰进行战争，说，与乌克兰的战争，今天的乌克兰新闻，乌克兰的新闻，乌克兰的新闻在俄罗斯的乌克兰媒体</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text:p>
      <text:p text:style-name="P4">
类别: News</text:p>
      <!--METADATA-->
      <text:p text:style-name="P4">
<draw:frame draw:style-name="fr1" draw:name="Image254" text:anchor-type="as-char" svg:width="6.9236in" svg:height="4.615733in" draw:z-index="0">
<draw:image xlink:href="../Images/AРМІЯINFORM/2023-05-12T48-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2Hjts1biJ8ahVxmigBzAG2c9QowjLMfns6b4x5pwX3SL2WSoxwZ5DLtdEhuzbc7gl" text:style-name="Internet_20_link" text:visited-style-name="Visited_20_Internet_20_Link">
报告</text:a>
武装部队的总人员。</text:p>
      <text:p text:style-name="P4">
敌人继续专注于对莱曼，巴赫穆特，阿维迪夫和玛丽斯基的主要努力 - 反映了44次攻击。 巴赫穆特(Bakhmut)和马林卡(Marinka)最激烈的战斗仍在继续。</text:p>
      <text:p text:style-name="P4">
News Source: <text:a xlink:type="simple" xlink:href="https://armyinform.com.ua/2023/05/12/na-donechchyni-za-dobu-vidbyto-44-ataky-voroga/" text:style-name="Internet_20_link" text:visited-style-name="Visited_20_Internet_20_Link">
https://armyinform.com.ua/2023/05/12/na-donechchyni-za-dobu-vidbyto-44-ataky-voroga/</text:a>
</text:p>
      <!--NEWS-->
      <text:h text:style-name="P10" text:outline-level="1">
<text:span text:style-name="T4">
每天敌人的损失：消除了750名入侵者，销毁了5个坦克和15个工匠</text:span>
</text:h>
      <text:p text:style-name="P4">
作者: ['АРМІЯINFORM']</text:p>
      <text:p text:style-name="P4">
时间: 2023-05-12T49:00:00-04:00</text:p>
      <text:p text:style-name="P4">
描述: Zagalni Boyov，将敌人于02/24/22到05/12/23 Orintovo成为：...与乌克兰2022的战争，与乌克兰与乌克兰的最新新闻，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fd8c37fd-3f86-461a-8e70-ada8fa4878bd-scaled.jpg" text:style-name="Internet_20_link" text:visited-style-name="Visited_20_Internet_20_Link">
fd8c37fd-3f86-461a-8e70-ada8fa4878bd-scaled.jpg</text:a>
']</text:p>
      <text:p text:style-name="P4">
标签: ['STOPRUSSIA', 'АГРЕСІЯ РФ', 'ВТОРГНЕННЯ РФ', 'ВТРАТИ ВОРОГА', 'ГШ ЗСУ']</text:p>
      <text:p text:style-name="P4">
类别: News</text:p>
      <!--METADATA-->
      <text:p text:style-name="P4">
<draw:frame draw:style-name="fr1" draw:name="Image255" text:anchor-type="as-char" svg:width="6.9236in" svg:height="6.975527in" draw:z-index="0">
<draw:image xlink:href="../Images/AРМІЯINFORM/2023-05-12T49-00-00-04-00/fd8c37fd-3f86-461a-8e70-ada8fa4878bd-scaled.jpg" xlink:type="simple" xlink:show="embed" xlink:actuate="onLoad" draw:mime-type="image/jpeg"/>
</draw:frame>
敌人的总损失从24.02.22到12.05.23将以朝向：</text:p>
      <text:p text:style-name="P4">
<text:span text:style-name="T4">
<text:span text:style-name="T5">
人员 -  </text:span>
* 197670(+750)淘汰的人</text:span>
<text:span text:style-name="T5">
坦克 -  </text:span>
<text:span text:style-name="T5">
 3745(+5)</text:span>
<text:span text:style-name="T4">
战斗装甲车 -  </text:span>
 7295(+8)<text:span text:style-name="T4">
<text:span text:style-name="T5">
炮兵系统 -  </text:span>
<text:span text:style-name="T5">
 3068(+15)</text:span>
 </text:span>
 rszv- <text:span text:style-name="T4">
 559(+2)</text:span>
<text:span text:style-name="T5">
防防防防防空防 -  </text:span>
<text:span text:style-name="T5">
 312(+2)</text:span>
<text:span text:style-name="T4">
飞机 -  </text:span>
 308(0)<text:span text:style-name="T4">
<text:span text:style-name="T5">
直升机 -  </text:span>
* 294(0)</text:span>
<text:span text:style-name="T5">
无人机手术战术水平 -  </text:span>
<text:span text:style-name="T5">
 2636(+9)</text:span>
<text:span text:style-name="T4">
有翼的导弹 -  </text:span>
 970(0)<text:span text:style-name="T4">
<text:span text:style-name="T5">
船 /船 -  </text:span>
* 18(0)</text:span>
<text:span text:style-name="T5">
汽车设备和坦克 -  </text:span>
<text:span text:style-name="T5">
 5996(+12)</text:span>
<text:span text:style-name="T4">
特殊设备 -  </text:span>
 393(+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2.05.23。</text:p>
      <text:p text:style-name="P4">
News Source: <text:a xlink:type="simple" xlink:href="https://armyinform.com.ua/2023/05/12/vtraty-voroga-za-dobu-likvidovano-750-okupantiv-znyshheno-5-tankiv-i-15-artsystem/" text:style-name="Internet_20_link" text:visited-style-name="Visited_20_Internet_20_Link">
https://armyinform.com.ua/2023/05/12/vtraty-voroga-za-dobu-likvidovano-750-okupantiv-znyshheno-5-tankiv-i-15-artsystem/</text:a>
</text:p>
      <!--NEWS-->
      <text:h text:style-name="P10" text:outline-level="1">
<text:span text:style-name="T4">
俄罗斯发起了一项广泛的运动，迫使乌克兰进行谈判-Alexey Danilov</text:span>
</text:h>
      <text:p text:style-name="P4">
作者: ['АРМІЯINFORM']</text:p>
      <text:p text:style-name="P4">
时间: 2023-05-12T50:00:00-04:00</text:p>
      <text:p text:style-name="P4">
描述: Pidsistry Rosiysky独裁者在Viiskovi Zborori Rosiyan，Yaki的奖品上颁发了一项法令...与乌克兰2022年的战争，与乌克兰的最新消息，今天与乌克兰的新闻，乌克兰2022年的新闻战争，乌克兰和俄罗斯和俄罗斯之间以及何时及其何时及其战争他们说，与乌克兰的一场战争将在2022年与乌克兰进行战争，他们说，在不久的将来，与乌克兰的战争，今天的乌克兰新闻，乌克兰的新闻，乌克兰媒体在俄罗斯的乌克兰新闻</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ОЛЕКСІЙ ДАНІЛОВ', 'РНБО']</text:p>
      <text:p text:style-name="P4">
类别: News</text:p>
      <!--METADATA-->
      <text:p text:style-name="P4">
<draw:frame draw:style-name="fr1" draw:name="Image256" text:anchor-type="as-char" svg:width="6.9236in" svg:height="3.894525in" draw:z-index="0">
<draw:image xlink:href="../ConvertedIMGs/AРМІЯINFORM/2023-05-12T50-00-00-04-00/124169412_728e27f1-5076-4016-ae2e-9fb07e605c88.jpg.png" xlink:type="simple" xlink:show="embed" xlink:actuate="onLoad" draw:mime-type="image/png"/>
</draw:frame>
普京关于呼吁用股票的军事议会的法令签署了俄罗斯独裁者的签署，是使乌克兰进行谈判的信息运动的一部分。</text:p>
      <text:p text:style-name="P4">
关于它<text:a xlink:type="simple" xlink:href="https://www.rnbo.gov.ua/ua/Diialnist/6319.html" text:style-name="Internet_20_link" text:visited-style-name="Visited_20_Internet_20_Link">
陈述</text:a>
乌克兰Alexey Danilov的辐射安全和辩护秘书。</text:p>
      <text:p text:style-name="P4">
据他说，俄罗斯是对局势的注射，因为它试图在谈判表中尽快建立乌克兰。 为此，侵略者国家发起了一场大型运动。</text:p>
      <text:p text:style-name="P4">
Alexei Danilov评论了PEC“ Wagner” Prigogine负责人的最新陈述，内容涉及由于缺乏弹药而从Bakhmut中删除Hisboyevik时，Alexei Danilov指出，他们的真正原因是“ Wagnerists”无力参加这个小型地区中心，因为武装部队捍卫巴赫穆特，不要离开他们。</text:p>
      <text:p text:style-name="P4">
乌克兰的NSDC部长总结说：“在俄罗斯的领土上，有一场种内斗争，然后他们将能够找到这种关系。”</text:p>
      <text:p text:style-name="P4">
News Source: <text:a xlink:type="simple" xlink:href="https://armyinform.com.ua/2023/05/12/rosiya-rozgornula-shyroku-kampaniyu-shhob-zmusyty-ukrayinu-do-peregovoriv-oleksij-danilov/" text:style-name="Internet_20_link" text:visited-style-name="Visited_20_Internet_20_Link">
https://armyinform.com.ua/2023/05/12/rosiya-rozgornula-shyroku-kampaniyu-shhob-zmusyty-ukrayinu-do-peregovoriv-oleksij-danilov/</text:a>
</text:p>
      <!--NEWS-->
      <text:h text:style-name="P10" text:outline-level="1">
<text:span text:style-name="T4">
在Bakhmut方向，我们的防守者向前2公里-Anna Malyar前进</text:span>
</text:h>
      <text:p text:style-name="P4">
作者: ['АРМІЯINFORM']</text:p>
      <text:p text:style-name="P4">
时间: 2023-05-12T51:00:00-04:00</text:p>
      <text:p text:style-name="P4">
描述: 蒂兹尼（Tizhni）的情况是真实的：该专栏没有真正意识到其计划，Vin Poness ...与2022年乌克兰的战争，与乌克兰的战争是今天的最新消息，即今天与乌克兰2022年的新闻战争，今天乌克兰与俄罗斯之间会发生战争吗？当战争，与乌克兰战争时，是否会在2022年与乌克兰进行战争，他们会在不久的将来与乌克兰发生战争，他们说，与乌克兰的战争，今天，乌克兰新闻，乌克兰人乌克兰媒体的新闻在俄罗斯</text:p>
      <text:p text:style-name="P4">
图片: ['<text:a xlink:type="simple" xlink:href="https://armyinform.com.ua/wp-content/uploads/2023/04/bahmut-2.jpg" text:style-name="Internet_20_link" text:visited-style-name="Visited_20_Internet_20_Link">
bahmut-2.jpg</text:a>
']</text:p>
      <text:p text:style-name="P4">
标签: ['STOPRUSSIA', 'АГРЕСІЯ РФ', 'БАХМУТСЬКИЙ НАПРЯМОК', 'ВТОРГНЕННЯ РФ', 'ГАННА МАЛЯР']</text:p>
      <text:p text:style-name="P4">
类别: News</text:p>
      <!--METADATA-->
      <text:p text:style-name="P4">
<draw:frame draw:style-name="fr1" draw:name="Image257" text:anchor-type="as-char" svg:width="6.9236in" svg:height="4.609964in" draw:z-index="0">
<draw:image xlink:href="../Images/AРМІЯINFORM/2023-05-12T51-00-00-04-00/bahmut-2.jpg" xlink:type="simple" xlink:show="embed" xlink:actuate="onLoad" draw:mime-type="image/jpeg"/>
</draw:frame>
一周中的真实情况如下：敌人未能意识到自己的计划，他遭受了巨大的生活权力损失。 同时，我们的后卫向前迈向了巴赫穆特方向2公里。</text:p>
      <text:p text:style-name="P4">
关于它<text:a xlink:type="simple" xlink:href="https://t.me/annamaliar/723" text:style-name="Internet_20_link" text:visited-style-name="Visited_20_Internet_20_Link">
报告</text:a>
乌克兰国防部副部长安娜·马里亚尔(Anna Malyar)指出，巴赫穆特(Bakhmut)没有任何职位在本周失去。</text:p>
      <text:p text:style-name="P4">
“在一周中，巴赫穆特及其相关的活动仍然是主题和媒体。 消息的分析表明，对于Cemisto敌人来说很重要。 几乎是神圣的，”她说。</text:p>
      <text:p text:style-name="P4">
安娜·马里亚尔(Anna Malyar)强调，他将涵盖有关巴赫穆特(Bakhmut)战斗的信息，他将敌对敌人，向所谓的成功讲述，并发明了有关乌克兰国防部队军事团队的地块。</text:p>
      <text:p text:style-name="P4">
乌克兰国防部总结说：“与此同时，敌人提供了有关缺乏武器的虚假信息，这很可能证明了真实情况是合理的。”</text:p>
      <text:p text:style-name="P4">
News Source: <text:a xlink:type="simple" xlink:href="https://armyinform.com.ua/2023/05/12/na-bahmutskomu-napryamku-nashi-oboronczi-prosunulys-vpered-na-2-km-ganna-malyar/" text:style-name="Internet_20_link" text:visited-style-name="Visited_20_Internet_20_Link">
https://armyinform.com.ua/2023/05/12/na-bahmutskomu-napryamku-nashi-oboronczi-prosunulys-vpered-na-2-km-ganna-malyar/</text:a>
</text:p>
      <!--NEWS-->
      <text:h text:style-name="P10" text:outline-level="1">
<text:span text:style-name="T4">
在乌克兰沉默的时刻</text:span>
</text:h>
      <text:p text:style-name="P4">
作者: ['АРМІЯINFORM']</text:p>
      <text:p text:style-name="P4">
时间: 2023-05-12T52: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5/candle.gif" text:style-name="Internet_20_link" text:visited-style-name="Visited_20_Internet_20_Link">
candle.gif</text:a>
']</text:p>
      <text:p text:style-name="P4">
标签: ['STOPRUSSIA', "ВШАНУВАННЯ ПАМ'ЯТІ ГЕРОЇВ", 'ХВИЛИНА МОВЧАННЯ']</text:p>
      <text:p text:style-name="P4">
类别: News</text:p>
      <!--METADATA-->
      <text:p text:style-name="P4">
<draw:frame draw:style-name="fr1" draw:name="Image258" text:anchor-type="as-char" svg:width="6.9236in" svg:height="3.895992in" draw:z-index="0">
<draw:image xlink:href="../Images/AРМІЯINFORM/2023-05-12T52-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2/v-ukrayini-hvylyna-movchannya-2/" text:style-name="Internet_20_link" text:visited-style-name="Visited_20_Internet_20_Link">
https://armyinform.com.ua/2023/05/12/v-ukrayini-hvylyna-movchannya-2/</text:a>
</text:p>
      <!--NEWS-->
      <text:h text:style-name="P10" text:outline-level="1">
<text:span text:style-name="T4">
Alexei Reznikov感谢加拿大和拉脱维亚同事在乌克兰军官培训中的帮助</text:span>
</text:h>
      <text:p text:style-name="P4">
作者: ['АРМІЯINFORM']</text:p>
      <text:p text:style-name="P4">
时间: 2023-05-12T53:00:00-04:00</text:p>
      <text:p text:style-name="P4">
描述: Mainstro捍卫乌克兰Oleksiy Reznikov，在为加拿大卫冕的Minir辩护加拿大Ananda Ananda Ta ...与乌克兰2022年的战争，与乌克兰的最新新闻，今天与乌克兰2022年的新闻战争，今天，乌克兰和俄罗斯之间的战争将发生与乌克兰与乌克兰的战争将是不可行</text:p>
      <text:p text:style-name="P4">
图片: ['<text:a xlink:type="simple" xlink:href="https://armyinform.com.ua/wp-content/uploads/2023/02/reznikov-10.jpg" text:style-name="Internet_20_link" text:visited-style-name="Visited_20_Internet_20_Link">
reznikov-10.jpg</text:a>
']</text:p>
      <text:p text:style-name="P4">
标签: ['ВІЙСЬКОВІ НАВЧАННЯ', 'КАНАДА', 'ЛАТВІЯ', 'ОЛЕКСІЙ РЕЗНІКОВ', 'ОФІЦІЙНО']</text:p>
      <text:p text:style-name="P4">
类别: News</text:p>
      <!--METADATA-->
      <text:p text:style-name="P4">
<draw:frame draw:style-name="fr1" draw:name="Image259" text:anchor-type="as-char" svg:width="6.9236in" svg:height="4.615733in" draw:z-index="0">
<draw:image xlink:href="../Images/AРМІЯINFORM/2023-05-12T53-00-00-04-00/reznikov-10.jpg" xlink:type="simple" xlink:show="embed" xlink:actuate="onLoad" draw:mime-type="image/jpeg"/>
</draw:frame>
乌克兰国防部Alexei Reznikov</text:p>
      <text:p text:style-name="P4">
乌克兰Oleksiy Reznikov的国防部长感谢加拿大国防部的国防部长和拉脱维亚国防部的负责人Inar Murnyetsece雄心勃勃的项目，该项目曾在拉脱维亚训练勇敢的乌克兰青年。</text:p>
      <text:p text:style-name="P4">
关于它，乌克兰国防部的负责人<text:a xlink:type="simple" xlink:href="https://twitter.com/oleksiireznikov/status/1656661075864227845" text:style-name="Internet_20_link" text:visited-style-name="Visited_20_Internet_20_Link">
写道</text:a>
UTWITTER。</text:p>
      <text:p text:style-name="P4">
“我相信加拿大和拉脱维亚教师将尽力帮助我们的士兵学习战斗和胜利。 教育是保证。 我非常感谢支持这些困难时期的加拿大和拉脱维亚人民。 我们将一起庆祝胜利，” Oleksiresnikov说。</text:p>
      <text:p text:style-name="P4">
召回加拿大和拉脱维亚<text:a xlink:type="simple" xlink:href="https://armyinform.com.ua/2023/05/11/kanadski-ta-latvijski-vijskovosluzhbovczi-navchatymut-ukrayinskyh-molodshyh-oficzeriv-u-latviyi/" text:style-name="Internet_20_link" text:visited-style-name="Visited_20_Internet_20_Link">
将教</text:a>
拉脱维亚的乌克兰军人。 该计划将于2023年5月15日开始，将允许在Unifier行动框架内为乌克兰武装部队的初级官员的领导而进行必要的培训。</text:p>
      <text:p text:style-name="P4">
News Source: <text:a xlink:type="simple" xlink:href="https://armyinform.com.ua/2023/05/12/oleksij-reznikov-podyakuvav-kanadskij-ta-latvijskij-kolegam-za-dopomogu-v-navchanni-ukrayinskyh-oficzeriv/" text:style-name="Internet_20_link" text:visited-style-name="Visited_20_Internet_20_Link">
https://armyinform.com.ua/2023/05/12/oleksij-reznikov-podyakuvav-kanadskij-ta-latvijskij-kolegam-za-dopomogu-v-navchanni-ukrayinskyh-oficzeriv/</text:a>
</text:p>
      <!--NEWS-->
      <text:h text:style-name="P10" text:outline-level="1">
<text:span text:style-name="T4">
韩国支持乌克兰的“和平公式”</text:span>
</text:h>
      <text:p text:style-name="P4">
作者: ['АРМІЯINFORM']</text:p>
      <text:p text:style-name="P4">
时间: 2023-05-12T54:00:00-04:00</text:p>
      <text:p text:style-name="P4">
描述: 乌克兰Dmitro Kuleba Vodimiv的执法报告，Pivdenna Korea Pisdrimu ...与乌克兰2022年的战争，与乌克兰的最新消息，今天与乌克兰的新闻，今天与乌克兰2022年的新闻战争，乌克兰和俄罗斯之间的战争将发生与乌克兰与乌克兰的战争将是不可行</text:p>
      <text:p text:style-name="P4">
图片: ['<text:a xlink:type="simple" xlink:href="https://armyinform.com.ua/wp-content/uploads/2023/05/fv3dl3cwaacaeta-e1683870272244.jpg" text:style-name="Internet_20_link" text:visited-style-name="Visited_20_Internet_20_Link">
fv3dl3cwaacaeta-e1683870272244.jpg</text:a>
']</text:p>
      <text:p text:style-name="P4">
标签: ['ДМИТРО КУЛЕБА', 'ПІВДЕННА КОРЕЯ', 'ФОРМУЛА МИРУ']</text:p>
      <text:p text:style-name="P4">
类别: News</text:p>
      <!--METADATA-->
      <text:p text:style-name="P4">
<draw:frame draw:style-name="fr1" draw:name="Image260" text:anchor-type="as-char" svg:width="6.9236in" svg:height="4.384947in" draw:z-index="0">
<draw:image xlink:href="../Images/AРМІЯINFORM/2023-05-12T54-00-00-04-00/fv3dl3cwaacaeta-e1683870272244.jpg" xlink:type="simple" xlink:show="embed" xlink:actuate="onLoad" draw:mime-type="image/jpeg"/>
</draw:frame>
乌克兰Dmytro Kuleba外交大臣报告说，韩国倡导乌克兰“ [和平公式)(https://armyinform.com.ua/2023/02/24/yak-formula-myru-prezydenta-ukrayiny-stala-fundamentom-rezolyucziyi-genasambleyi-oon/)»大约战争结束。</text:p>
      <text:p text:style-name="P4">
他<text:a xlink:type="simple" xlink:href="https://twitter.com/DmytroKuleba/status/1656723888351375362" text:style-name="Internet_20_link" text:visited-style-name="Visited_20_Internet_20_Link">
写</text:a>
Olliga Twitter。</text:p>
      <text:p text:style-name="P4">
“与我的韩国同事帕克·杜松子酒(Pak Gin)进行了一次重要的会议，后者告诉我，大韩民国正在支持乌克兰和平总统Volodymyrazellensky的公式。 我们讨论了韩国恢复乌克兰的参与，并向我们国家之间的双边接触的强度打招呼。</text:p>
      <text:p text:style-name="P4">
韩国早期<text:a xlink:type="simple" xlink:href="https://armyinform.com.ua/2023/04/21/pivdenna-koreya-vydilyaye-230-miljoniv-dopomogy-ukrayini/" text:style-name="Internet_20_link" text:visited-style-name="Visited_20_Internet_20_Link">
Harded</text:a>
2.3亿美元向乌克兰和<text:a xlink:type="simple" xlink:href="https://armyinform.com.ua/2023/04/24/pivdenna-koreya-rozshyryuye-obmezhennya-na-eksport-ponad-740-tovariv-do-rf-ta-bilorusi/" text:style-name="Internet_20_link" text:visited-style-name="Visited_20_Internet_20_Link">
扩大</text:a>
对俄罗斯联邦和白俄罗斯的NAXPORT限制了740多种商品。</text:p>
      <text:p text:style-name="P4">
News Source: <text:a xlink:type="simple" xlink:href="https://armyinform.com.ua/2023/05/12/pivdenna-koreya-pidtrymuye-ukrayinsku-formulu-myru/" text:style-name="Internet_20_link" text:visited-style-name="Visited_20_Internet_20_Link">
https://armyinform.com.ua/2023/05/12/pivdenna-koreya-pidtrymuye-ukrayinsku-formulu-myru/</text:a>
</text:p>
      <!--NEWS-->
      <text:h text:style-name="P10" text:outline-level="1">
<text:span text:style-name="T4">
在Makiyivka，死去的占领者的尸体撒谎，没人带走 - 古尔</text:span>
</text:h>
      <text:p text:style-name="P4">
作者: ['АРМІЯINFORM']</text:p>
      <text:p text:style-name="P4">
时间: 2023-05-12T55:00:00-04:00</text:p>
      <text:p text:style-name="P4">
描述: Viiskovovovovovovovovovovovovovovovovovovovi rozmovi Rozmovid Rozpovida to tome to tome to Tome ...与乌克兰2022年的战争，与乌克兰的最新新闻，今天与乌克兰2022年的新闻战争，今天与乌克兰的2022年战争，乌克兰和俄罗斯之间的战争以及与乌克兰之间的战争会他们说，2022年，是否会在不久的将来与乌克兰进行战争</text:p>
      <text:p text:style-name="P4">
图片: []</text:p>
      <text:p text:style-name="P4">
标签: ['АГРЕСІЯ РФ', 'ВТОРГНЕННЯ РФ', 'ГУР МОУ']</text:p>
      <text:p text:style-name="P4">
类别: News</text:p>
      <!--METADATA-->
      <text:p text:style-name="P4">
在电话交谈中，俄罗斯联邦的一名军人讲述了只死了的损失和免费的损失。</text:p>
      <text:p text:style-name="P4">
关于它<text:a xlink:type="simple" xlink:href="https://gur.gov.ua/content/skazaly-do-kontsa-voiny-lybo-vy-zdes-sdokhnyte.html" text:style-name="Internet_20_link" text:visited-style-name="Visited_20_Internet_20_Link">
报告</text:a>
乌克兰国防部情报局主要局。</text:p>
      <text:p text:style-name="P4">
占用者指出，在参加战斗期间，他的“很小的时间并不是不间断的”：“ Corrome一号200、3-300，在我里面，棕色在那里摔倒了，在那里解除武装，鼻子。”</text:p>
      <text:p text:style-name="P4">
此外，占用者告诉Makiivka，还有死者的尸体，没人带走：“只是bur骨和一切，他们会离开并得到。”</text:p>
      <text:p text:style-name="P4">
News Source: <text:a xlink:type="simple" xlink:href="https://armyinform.com.ua/2023/05/12/u-makiyivczi-lezhat-tila-zagyblyh-okupantiv-yaki-nihto-ne-zabyraye-gur/" text:style-name="Internet_20_link" text:visited-style-name="Visited_20_Internet_20_Link">
https://armyinform.com.ua/2023/05/12/u-makiyivczi-lezhat-tila-zagyblyh-okupantiv-yaki-nihto-ne-zabyraye-gur/</text:a>
</text:p>
      <!--NEWS-->
      <text:h text:style-name="P10" text:outline-level="1">
<text:span text:style-name="T4">
“匕首”火箭的封锁是俄罗斯人的震惊 - 亚历克斯·丹尼洛夫（Alexei Danilov）</text:span>
</text:h>
      <text:p text:style-name="P4">
作者: ['АРМІЯINFORM']</text:p>
      <text:p text:style-name="P4">
时间: 2023-05-12T56:00:00-04:00</text:p>
      <text:p text:style-name="P4">
描述: 乌克兰Visyskovsi导弹的Zbetti“ Kingal”给Vikoristanni Air Defense Systems爱国者令人震惊...与乌克兰2022年的战争，与乌克兰的最新新闻，今天与乌克兰2022年的新闻战争，今天，乌克兰和乌克兰之间的战争将会发生，乌克兰和战争之间会有一场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08/danilov.jpg" text:style-name="Internet_20_link" text:visited-style-name="Visited_20_Internet_20_Link">
danilov.jpg</text:a>
']</text:p>
      <text:p text:style-name="P4">
标签: ['ЗБИТТЯ КИНДЖАЛА', 'ЗРК PATRIOT', 'ОЛЕКСІЙ ДАНІЛОВ', 'СЕКРЕТАР РНБО УКРАЇНИ']</text:p>
      <text:p text:style-name="P4">
类别: News</text:p>
      <!--METADATA-->
      <text:p text:style-name="P4">
<draw:frame draw:style-name="fr1" draw:name="Image261" text:anchor-type="as-char" svg:width="6.9236in" svg:height="3.894525in" draw:z-index="0">
<draw:image xlink:href="../Images/AРМІЯINFORM/2023-05-12T56-00-00-04-00/danilov.jpg" xlink:type="simple" xlink:show="embed" xlink:actuate="onLoad" draw:mime-type="image/jpeg"/>
</draw:frame>
使用爱国主义的乌克兰军事导弹击败乌克兰军事导弹，这对俄罗斯人来说是震惊的，因为他们认为这是不可能的。</text:p>
      <text:p text:style-name="P4">
这是NSDC秘书Alexei Danilov所说的，<text:a xlink:type="simple" xlink:href="https://www.rnbo.gov.ua/ua/Diialnist/6320.html" text:style-name="Internet_20_link" text:visited-style-name="Visited_20_Internet_20_Link">
报告</text:a>
乌克兰辐射安全和防御的设备。</text:p>
      <text:p text:style-name="P4">
他强调，爱国者的提供主要是由于乌克兰弗拉基米尔·泽伦斯基(Vladimir Zelensky)总统的努力，强调这些防空系统是在与美国总统约瑟·菲比登(Josephombiden)在华盛顿与美国总统见面后建立的。</text:p>
      <text:p text:style-name="P4">
NSDC乌克兰部长在回答有关向乌克兰提供F-16飞机的前景的问题时说：“相信我，他们一定会的。” 他说，纳德西姆，乌克兰和乌克兰外交官的总裁工作。</text:p>
      <text:p text:style-name="P4">
他说：“我们将很快捕获这些飞机，我们的YAS飞行员将拥有Unebi的优势，而不是俄罗斯的憎恶。”</text:p>
      <text:p text:style-name="P4">
News Source: <text:a xlink:type="simple" xlink:href="https://armyinform.com.ua/2023/05/12/zbyttya-rakety-kyndzhal-stalo-shokom-dlya-rosiyan-oleksij-danilov/" text:style-name="Internet_20_link" text:visited-style-name="Visited_20_Internet_20_Link">
https://armyinform.com.ua/2023/05/12/zbyttya-rakety-kyndzhal-stalo-shokom-dlya-rosiyan-oleksij-danilov/</text:a>
</text:p>
      <!--NEWS-->
      <text:h text:style-name="P10" text:outline-level="1">
<text:span text:style-name="T4">
俄罗斯联邦已袭击了切尼希夫的管理机器人：有受害者和损害</text:span>
</text:h>
      <text:p text:style-name="P4">
作者: ['АРМІЯINFORM']</text:p>
      <text:p text:style-name="P4">
时间: 2023-05-12T57:00:00-04:00</text:p>
      <text:p text:style-name="P4">
描述: Rosiska avisaatsion Vechagov对Chernigyvsko的爆炸产生了影响。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a2bf8b9-3-original.jpg" text:style-name="Internet_20_link" text:visited-style-name="Visited_20_Internet_20_Link">
a2bf8b9-3-original.jpg</text:a>
']</text:p>
      <text:p text:style-name="P4">
标签: ['ВОРОЖІ ОБСТРІЛИ', 'ОПЕРАТИВНЕ КОМАНДУВАННЯ «ПІВНІЧ»']</text:p>
      <text:p text:style-name="P4">
类别: News</text:p>
      <!--METADATA-->
      <text:p text:style-name="P4">
<draw:frame draw:style-name="fr1" draw:name="Image262" text:anchor-type="as-char" svg:width="6.9236in" svg:height="4.611463in" draw:z-index="0">
<draw:image xlink:href="../Images/AРМІЯINFORM/2023-05-12T57-00-00-04-00/a2bf8b9-3-original.jpg" xlink:type="simple" xlink:show="embed" xlink:actuate="onLoad" draw:mime-type="image/jpeg"/>
</draw:frame>
俄罗斯飞机再次袭击了切尼希夫地区的边界。</text:p>
      <text:p text:style-name="P4">
关于它<text:a xlink:type="simple" xlink:href="https://t.me/ok_pivnich1/2544" text:style-name="Internet_20_link" text:visited-style-name="Visited_20_Internet_20_Link">
报告</text:a>
操作命令“北”。</text:p>
      <text:p text:style-name="P4">
演示文稿说：“在21:35记录了一次空袭，可能是在Arkhipivka定居时由Fab-500 Rivne Su-35飞机管理的。”</text:p>
      <text:p text:style-name="P4">
两名当地人因撞击而受伤。 还有三个私人住宅。</text:p>
      <text:p text:style-name="P4">
News Source: <text:a xlink:type="simple" xlink:href="https://armyinform.com.ua/2023/05/12/rf-udaryla-kerovanymy-aviabombamy-po-chernigivshhyni-ye-postrazhdali-ta-poshkodzhennya/" text:style-name="Internet_20_link" text:visited-style-name="Visited_20_Internet_20_Link">
https://armyinform.com.ua/2023/05/12/rf-udaryla-kerovanymy-aviabombamy-po-chernigivshhyni-ye-postrazhdali-ta-poshkodzhennya/</text:a>
</text:p>
      <!--NEWS-->
      <text:h text:style-name="P10" text:outline-level="1">
<text:span text:style-name="T4">
爱沙尼亚代表签署了一项联合申请，以支持乌克兰加入北约</text:span>
</text:h>
      <text:p text:style-name="P4">
作者: ['АРМІЯINFORM']</text:p>
      <text:p text:style-name="P4">
时间: 2023-05-12T58:00:00-04:00</text:p>
      <text:p text:style-name="P4">
描述: penad 90代表埃斯托尼议会（Riigikogu）被Zy扭曲了Spioshny公告，Jacob ...与乌克兰2022年的战争，与乌克兰与乌克兰的最新新闻，今天与乌克兰2022年的新闻战争，今天将在今天进行战争，将在今天进行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nato-1-1.jpg" text:style-name="Internet_20_link" text:visited-style-name="Visited_20_Internet_20_Link">
nato-1-1.jpg</text:a>
']</text:p>
      <text:p text:style-name="P4">
标签: ['STOPRUSSIA', 'АГРЕСІЯ РФ', 'ВСТУП ДО НАТО', 'ВТОРГНЕННЯ РФ', 'ЕСТОНІЯ']</text:p>
      <text:p text:style-name="P4">
类别: News</text:p>
      <!--METADATA-->
      <text:p text:style-name="P4">
<draw:frame draw:style-name="fr1" draw:name="Image263" text:anchor-type="as-char" svg:width="6.9236in" svg:height="3.894525in" draw:z-index="0">
<draw:image xlink:href="../Images/AРМІЯINFORM/2023-05-12T58-00-00-04-00/nato-1-1.jpg" xlink:type="simple" xlink:show="embed" xlink:actuate="onLoad" draw:mime-type="image/jpeg"/>
</draw:frame>
爱沙尼亚议会的90多名代表(rygicogus)他们提供了共同的支持，该支持支持乌克兰加入政策协议组织的请求。</text:p>
      <text:p text:style-name="P4">
关于它<text:a xlink:type="simple" xlink:href="https://www.riigikogu.ee/tegevus/eelnoud/eelnou/14a84dad-c888-40bd-8814-f6d16bdd9ff0/riigikogu-avaldus-ukraina-natoliikmesuse-toetuseks" text:style-name="Internet_20_link" text:visited-style-name="Visited_20_Internet_20_Link">
报告</text:a>
爱沙尼亚议会出版社服务。</text:p>
      <text:p text:style-name="P4">
“基于组织成员国设定的目的(北约)在2008年的布加勒斯特峰会上，对于乌克兰加入了联盟，我们支持考虑<text:a xlink:type="simple" xlink:href="https://armyinform.com.ua/2022/09/30/de-fakto-my-vzhe-projshly-svij-shlyah-do-nato-volodymyr-zelenskyj/" text:style-name="Internet_20_link" text:visited-style-name="Visited_20_Internet_20_Link">
乌克兰政府向北约提出的申请，于2022年提交</text:a>
. Підтримуємоукраїнський народ, який бореться за свободу», — йдеться у заяві депутатів.</text:p>
      <text:p text:style-name="P4">
Естонія разом з іншими країнами Балтії наполягатиме на вступі України до НАТО.</text:p>
      <text:p text:style-name="P4">
Естонські депутати наголошують на необхідності сформулювати на <text:a xlink:type="simple" xlink:href="https://armyinform.com.ua/2022/11/09/nastupnyj-samit-nato-vidbudetsya-vlitku-2023-roku-v-lytvi/" text:style-name="Internet_20_link" text:visited-style-name="Visited_20_Internet_20_Link">
липневомусаміті у Вільнюсі</text:a>
具体而明确的措施，欣赏乌克兰融入北约，并为乌克兰提供加入联盟的邀请。</text:p>
      <text:p text:style-name="P4">
签署人说：“北约是确保世界秩序规则，欧洲民主国家可持续和平与安全的唯一途径。”</text:p>
      <text:p text:style-name="P4">
News Source: <text:a xlink:type="simple" xlink:href="https://armyinform.com.ua/2023/05/12/estonski-deputaty-pidpysaly-spilnu-zayavu-na-pidtrymku-vstupu-ukrayiny-do-nato/" text:style-name="Internet_20_link" text:visited-style-name="Visited_20_Internet_20_Link">
https://armyinform.com.ua/2023/05/12/estonski-deputaty-pidpysaly-spilnu-zayavu-na-pidtrymku-vstupu-ukrayiny-do-nato/</text:a>
</text:p>
      <!--NEWS-->
      <text:h text:style-name="P10" text:outline-level="1">
<text:span text:style-name="T4">
黑海有8艘敌船，其中没有火箭发射器-Natalia Humeniuk</text:span>
</text:h>
      <text:p text:style-name="P4">
作者: ['Дмитро Горбунов']</text:p>
      <text:p text:style-name="P4">
时间: 2023-05-12T59:00:00-04:00</text:p>
      <text:p text:style-name="P4">
描述: 关于Pid Hour Talemarathon“єIiniNews”，Obdnnoye的负责人居住在居住...与乌克兰2022年的战争，与乌克兰的最新新闻，今天与乌克兰2022年的新闻战争，今天将在乌克兰和俄罗斯和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10/rosijskyj-korabel-raketonosij.jpg" text:style-name="Internet_20_link" text:visited-style-name="Visited_20_Internet_20_Link">
rosijskyj-korabel-raketonosij.jpg</text:a>
']</text:p>
      <text:p text:style-name="P4">
标签: ['ВТОРГНЕННЯ РФ', 'ЄДИНІ НОВИНИ', 'НАТАЛІЯ ГУМЕНЮК', 'РАКЕТНА ЗАГРОЗА']</text:p>
      <text:p text:style-name="P4">
类别: News</text:p>
      <!--METADATA-->
      <text:p text:style-name="P4">
<draw:frame draw:style-name="fr1" draw:name="Image264" text:anchor-type="as-char" svg:width="6.9236in" svg:height="4.615733in" draw:z-index="0">
<draw:image xlink:href="../Images/AРМІЯINFORM/2023-05-12T59-00-00-04-00/rosijskyj-korabel-raketonosij.jpg" xlink:type="simple" xlink:show="embed" xlink:actuate="onLoad" draw:mime-type="image/jpeg"/>
</draw:frame>
说明性照片</text:p>
      <text:p text:style-name="P4">
在电信(“ unin”]中(https://www.youtube.com/watch?v=WY8sDvZdWEA)纳塔利亚·汉尼克(Natalia Humeniuk)报道了乌克兰南部国防军的首席协调新闻中心。</text:p>
      <ul>
        <li>
在反击的背景下，Rakket和炮兵的士兵执行了强大的工作。 是的，在最后一天，他们仅销毁了50多个稀有和至少10件设备。 她说，与此同时，敌人试图解雇平民的技术正在摧毁。</li>
      </ul>
      <text:p text:style-name="P4">
纳塔利娅·汉尼克(Natalia Humeniuk)说，入侵者非常紧张，并不断改变他们的脱节，以避免对他们的打击。</text:p>
      <ul>
        <li>
目前，俄罗斯人不仅在最初的战es中发抖，而且在他们的防守不足的深处也在发抖。 关于为我们提供现代武器的外界合作伙伴的每一个常规新闻，这都是为此促进的。 但是，在信息影响条件下，战争中的敌人对被占领地区占领的乌克兰人的影响。 俄罗斯人对当地人口进行伪蒸发，假期认为他们很快就会获得撤退团队。”乌克兰的捍卫者获悉。</li>
      </ul>
      <text:p text:style-name="P4">
根据她的说法，英国河水的船只总数已大大减少。</text:p>
      <ul>
        <li>
俄罗斯船集团逐渐看着克里米亚俄罗斯联合会的港口。 截至今天，黑海只有8艘非折叠火箭车的船只，很长一段时间都无法使用。 但是，他们大大加强了自己的智能并定期推出无人机。 后者确认他们不仅在陆地上而且在水上也被幽灵，这是南国防军联合协调出版社中心的观察。</li>
      </ul>
      <text:p text:style-name="P4">
News Source: <text:a xlink:type="simple" xlink:href="https://armyinform.com.ua/2023/05/12/u-chornomu-mori-perebuvayut-8-vorozhyh-korabliv-raketonosiyiv-sered-nyh-nemaye-nataliya-gumenyuk/" text:style-name="Internet_20_link" text:visited-style-name="Visited_20_Internet_20_Link">
https://armyinform.com.ua/2023/05/12/u-chornomu-mori-perebuvayut-8-vorozhyh-korabliv-raketonosiyiv-sered-nyh-nemaye-nataliya-gumenyuk/</text:a>
</text:p>
      <!--NEWS-->
      <text:h text:style-name="P10" text:outline-level="1">
<text:span text:style-name="T4">
白天，救援人员去了一百次以消除敌人炮击的后果</text:span>
</text:h>
      <text:p text:style-name="P4">
作者: ['АРМІЯINFORM']</text:p>
      <text:p text:style-name="P4">
时间: 2023-05-12T60:00:00-04:00</text:p>
      <text:p text:style-name="P4">
描述: 最后一次，乌克兰Zvazvichahi服务的11次受伤...与乌克兰2022的战争，与乌克兰的战争是今天的最新消息，与乌克兰的新闻战2022是今天的最后一场新闻乌克兰与俄罗斯之间的战争，以及2022年与乌克兰的战争，这将是与否，他们会在不久的将来与乌克兰战争，他们说，乌克兰与乌克兰的战争，今天的乌克兰新闻，乌克兰的新闻，乌克兰媒体上的乌克兰媒体新闻俄语</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НАСЛІДКИ ВОРОЖИХ ОБСТРІЛІВ']</text:p>
      <text:p text:style-name="P4">
类别: News</text:p>
      <!--METADATA-->
      <text:p text:style-name="P4">
<draw:frame draw:style-name="fr1" draw:name="Image265" text:anchor-type="as-char" svg:width="6.9236in" svg:height="3.888597in" draw:z-index="0">
<draw:image xlink:href="../Images/AРМІЯINFORM/2023-05-12T60-00-00-04-00/xzvev8dxadlvsx-pozhezha.jpg" xlink:type="simple" xlink:show="embed" xlink:actuate="onLoad" draw:mime-type="image/jpeg"/>
</draw:frame>
说明性照片</text:p>
      <text:p text:style-name="P4">
在5月11日<text:span text:style-name="T4">
的最后一天，</text:span>
乌克兰公务员的不确定情况的划分<text:span text:style-name="T4">
 152离开</text:span>
，以消除定居点和基础设施的居民的后果。 消除了16次火灾。 提供了心理帮助121。</text:p>
      <text:p text:style-name="P4">
这在[消息]中说明了(https://dsns.gov.ua/uk/news/nadzvicaini-podiyi/operativna-informaciia-dsns-shhodo-naslidkiv-vedennia-boiovix-dii-rosiiskoiu-federacijeiu-154)乌克兰的SES。</text:p>
      <text:p text:style-name="P4">
自从俄罗斯进行大规模侵略的开始以来，乌克兰SES的单位进行了93 872次旅行，以消除炮击的后果，已爆发了14,484次大火，4047人被救出，213,976人得到了心理援助。</text:p>
      <text:p text:style-name="P4">
News Source: <text:a xlink:type="simple" xlink:href="https://armyinform.com.ua/2023/05/12/za-dobu-ryatuvalnyky-ponad-sto-raziv-vyyizhdzhaly-na-likvidacziyu-naslidkiv-vorozhyh-obstriliv/" text:style-name="Internet_20_link" text:visited-style-name="Visited_20_Internet_20_Link">
https://armyinform.com.ua/2023/05/12/za-dobu-ryatuvalnyky-ponad-sto-raziv-vyyizhdzhaly-na-likvidacziyu-naslidkiv-vorozhyh-obstriliv/</text:a>
</text:p>
      <!--NEWS-->
      <text:h text:style-name="P10" text:outline-level="1">
<text:span text:style-name="T4">
国防部将订购乌克兰坦克为武装部队“ Oplot”</text:span>
</text:h>
      <text:p text:style-name="P4">
作者: ['АРМІЯINFORM']</text:p>
      <text:p text:style-name="P4">
时间: 2023-05-12T61:00:00-04:00</text:p>
      <text:p text:style-name="P4">
描述: 关于Kharkivkoe面前的Vizita的Pid Hour，说乌克兰Olekii的Ministra Deford of Ukraine Olekii ...与乌克兰2022年的战争，与乌克兰的最新新闻，今天与乌克兰2022年的新闻战争，今天，乌克兰和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ee5626ace31f8e4a402848636d13c9ec144ecc37.jpg" text:style-name="Internet_20_link" text:visited-style-name="Visited_20_Internet_20_Link">
ee5626ace31f8e4a402848636d13c9ec144ecc37.jpg</text:a>
', '<text:a xlink:type="simple" xlink:href="https://armyinform.com.ua/wp-content/uploads/2023/05/ca8e713ca9fc254931ad161e1e50cb98124c8ef7-150x150.jpg" text:style-name="Internet_20_link" text:visited-style-name="Visited_20_Internet_20_Link">
ca8e713ca9fc254931ad161e1e50cb98124c8ef7-150x150.jpg</text:a>
', '<text:a xlink:type="simple" xlink:href="https://armyinform.com.ua/wp-content/uploads/2023/05/b8fd05254a9dfdf7acb38b3cf51d12d682322dfe-150x150.jpg" text:style-name="Internet_20_link" text:visited-style-name="Visited_20_Internet_20_Link">
b8fd05254a9dfdf7acb38b3cf51d12d682322dfe-150x150.jpg</text:a>
', '<text:a xlink:type="simple" xlink:href="https://armyinform.com.ua/wp-content/uploads/2023/05/b94349031e80186649b8bae90754c5144bd4ff43-150x150.jpg" text:style-name="Internet_20_link" text:visited-style-name="Visited_20_Internet_20_Link">
b94349031e80186649b8bae90754c5144bd4ff43-150x150.jpg</text:a>
', '<text:a xlink:type="simple" xlink:href="https://armyinform.com.ua/wp-content/uploads/2023/05/42a635b08ec4ce3a9fae0cdc8d3bdae901dfd702.jpg" text:style-name="Internet_20_link" text:visited-style-name="Visited_20_Internet_20_Link">
42a635b08ec4ce3a9fae0cdc8d3bdae901dfd702.jpg</text:a>
']</text:p>
      <text:p text:style-name="P4">
标签: ['STOPRUSSIA', 'ОЛЕКСІЙ РЕЗНІКОВ', 'ОФІЦІЙНО', 'ТАНКИ ОПЛОТ', 'УКРОБОРОНПРОМ']</text:p>
      <text:p text:style-name="P4">
类别: News</text:p>
      <!--METADATA-->
      <text:p text:style-name="P4">
<draw:frame draw:style-name="fr1" draw:name="Image266" text:anchor-type="as-char" svg:width="6.9236in" svg:height="4.684969in" draw:z-index="0">
<draw:image xlink:href="../Images/AРМІЯINFORM/2023-05-12T61-00-00-04-00/ee5626ace31f8e4a402848636d13c9ec144ecc37.jpg" xlink:type="simple" xlink:show="embed" xlink:actuate="onLoad" draw:mime-type="image/jpeg"/>
</draw:frame>
乌克兰Oleksiy Reznikov的国防部长在访问Kharkiv地区时说。</text:p>
      <text:p text:style-name="P4">
这次旅行是在乌克兰的Verkhovna Rada主席就问题，国防与情报的问题亚历山大·扎伊特尼维奇(Alexander Zaitnevich)识别的问题上进行的，该州关注的是“乌克罗隆普罗姆”尤里·古斯夫(Ukroboronprom)Yuri Gusev，并参与了哈基夫地区军事行政部门Oleg Synegubov。</text:p>
      <text:p text:style-name="P4">
特别是，在一次工作访问期间，国防部长进行了测试Oplot坦克。</text:p>
      <text:p text:style-name="P4">
“我坚信，在第一行的坦克联盟中应该是乌克兰坦克，例如BM“ Oplot”。 前线必须是装甲，因为最重要的价值是维护我们的捍卫者的生命。 这样他们就可以保护我们，以免失去健康，因此拥有必要的装甲设备。 我喜欢世界上不同民族的美食和音乐，Alev行业，我仍然是工业乌克兰保护主义者。 这就是为什么谅解备忘录将在乌克兰陆军“ Oplots”的乌克罗龙统治下命令的原因， - 国防部长说。</text:p>
      <text:p text:style-name="P4">
<text:a xlink:type="simple" xlink:href="https://armyinform.com.ua/wp-content/uploads/2023/05/ca8e713ca9fc254931ad161e1e50cb98124c8ef7.jpg" text:style-name="Internet_20_link" text:visited-style-name="Visited_20_Internet_20_Link">
!(Images/AРМІЯINFORM/2023-05-12T61-00-00-04-00/ca8e713ca9fc254931ad161e1e50cb98124c8ef7-150x150.jpg)</text:a>
</text:p>
      <text:p text:style-name="P4">
<text:a xlink:type="simple" xlink:href="https://armyinform.com.ua/wp-content/uploads/2023/05/b8fd05254a9dfdf7acb38b3cf51d12d682322dfe.jpg" text:style-name="Internet_20_link" text:visited-style-name="Visited_20_Internet_20_Link">
<draw:frame draw:style-name="fr1" draw:name="Image267" text:anchor-type="as-char" svg:width="6.9236in" svg:height="6.9236in" draw:z-index="0">
<draw:image xlink:href="../Images/AРМІЯINFORM/2023-05-12T61-00-00-04-00/b8fd05254a9dfdf7acb38b3cf51d12d682322dfe-150x150.jpg" xlink:type="simple" xlink:show="embed" xlink:actuate="onLoad" draw:mime-type="image/jpeg"/>
</draw:frame>
</text:a>
</text:p>
      <text:p text:style-name="P4">
<text:a xlink:type="simple" xlink:href="https://armyinform.com.ua/wp-content/uploads/2023/05/b94349031e80186649b8bae90754c5144bd4ff43.jpg" text:style-name="Internet_20_link" text:visited-style-name="Visited_20_Internet_20_Link">
<draw:frame draw:style-name="fr1" draw:name="Image268" text:anchor-type="as-char" svg:width="6.9236in" svg:height="6.9236in" draw:z-index="0">
<draw:image xlink:href="../Images/AРМІЯINFORM/2023-05-12T61-00-00-04-00/b94349031e80186649b8bae90754c5144bd4ff43-150x150.jpg" xlink:type="simple" xlink:show="embed" xlink:actuate="onLoad" draw:mime-type="image/jpeg"/>
</draw:frame>
</text:a>
此外，在访问的框架内，Alexei Reznikov授予了乌克罗龙普罗姆(Ukroboronprom)几家企业的员工员工，以供乌克兰的贡献。 他指出，乌克罗龙普罗姆(Ukroboronprom)是胜利之路的可靠合作伙伴。</text:p>
      <text:p text:style-name="P4">
<draw:frame draw:style-name="fr1" draw:name="Image269" text:anchor-type="as-char" svg:width="6.9236in" svg:height="3.709896in" draw:z-index="0">
<draw:image xlink:href="../Images/AРМІЯINFORM/2023-05-12T61-00-00-04-00/42a635b08ec4ce3a9fae0cdc8d3bdae901dfd702.jpg" xlink:type="simple" xlink:show="embed" xlink:actuate="onLoad" draw:mime-type="image/jpeg"/>
</draw:frame>
还与哈尔基夫OVA主席举行了一次工作会议。 Oleg Synigububovna宣称，国防部，战略工业国防部和乌克罗龙普罗姆对该地区非常重要。</text:p>
      <text:p text:style-name="P4">
“现在在哈尔基夫地区国防线上的捍卫者将自信地保持自己的立场并罢工敌人。 我们正在帮助大多数军事人道主义援助和必要的设备。 我们会尽一切努力使胜利更加接近。” Oleg Synigubov说。</text:p>
      <text:p text:style-name="P4">
<text:span text:style-name="T4">
资料来源：</text:span>
 <text:a xlink:type="simple" xlink:href="https://www.mil.gov.ua/news/2023/05/12/minoboroni-zamovit-ukrainski-tanki-oplot-dlya-zsu/" text:style-name="Internet_20_link" text:visited-style-name="Visited_20_Internet_20_Link">
__乌克兰国防部_</text:a>
</text:p>
      <text:p text:style-name="P4">
News Source: <text:a xlink:type="simple" xlink:href="https://armyinform.com.ua/2023/05/12/minoborony-zamovyt-ukrayinski-tanky-oplot-dlya-zsu/" text:style-name="Internet_20_link" text:visited-style-name="Visited_20_Internet_20_Link">
https://armyinform.com.ua/2023/05/12/minoborony-zamovyt-ukrayinski-tanky-oplot-dlya-zsu/</text:a>
</text:p>
      <!--NEWS-->
      <text:h text:style-name="P10" text:outline-level="1">
<text:span text:style-name="T4">
白天，俄罗斯在乌克兰的161个定居点开火</text:span>
</text:h>
      <text:p text:style-name="P4">
作者: ['АРМІЯINFORM']</text:p>
      <text:p text:style-name="P4">
时间: 2023-05-12T62: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5/c9f5fe07-f54a-4675-a65c-85e4a13ba3fb.jpg" text:style-name="Internet_20_link" text:visited-style-name="Visited_20_Internet_20_Link">
c9f5fe07-f54a-4675-a65c-85e4a13ba3fb.jpg</text:a>
']</text:p>
      <text:p text:style-name="P4">
标签: ['STOPRUSSIA', 'АГРЕСІЯ РФ', 'ВІЙНА', 'ВТОРГНЕННЯ РФ', 'НАСЛІДКИ ВОРОЖИХ ОБСТРІЛІВ']</text:p>
      <text:p text:style-name="P4">
类别: News</text:p>
      <!--METADATA-->
      <text:p text:style-name="P4">
<draw:frame draw:style-name="fr1" draw:name="Image270" text:anchor-type="as-char" svg:width="6.9236in" svg:height="4.811902in" draw:z-index="0">
<draw:image xlink:href="../Images/AРМІЯINFORM/2023-05-12T62-00-00-04-00/c9f5fe07-f54a-4675-a65c-85e4a13ba3fb.jp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1910" text:style-name="Internet_20_link" text:visited-style-name="Visited_20_Internet_20_Link">
信息</text:a>
军事媒体中心。</text:p>
      <text:p text:style-name="P4">
炮击是由不同类型的武器进行的(迫击炮，坦克，炮兵，RSZV，SCR，无人机，战术航空).</text:p>
      <text:p text:style-name="P4">
«Здійснено обстріли 161 населений пункт, підтверджено ураження 179 об’єктівінфраструктури», — повідомляє Military Media Center.</text:p>
      <text:p text:style-name="P4">
Є загиблі та поранені серед цивільного населення, кількість жертв уточнюється.</text:p>
      <text:p text:style-name="P4">
News Source: <text:a xlink:type="simple" xlink:href="https://armyinform.com.ua/2023/05/12/za-dobu-rosiya-obstrilyala-161-naselenyj-punkt-ukrayiny/" text:style-name="Internet_20_link" text:visited-style-name="Visited_20_Internet_20_Link">
https://armyinform.com.ua/2023/05/12/za-dobu-rosiya-obstrilyala-161-naselenyj-punkt-ukrayiny/</text:a>
</text:p>
      <!--NEWS-->
      <text:h text:style-name="P10" text:outline-level="1">
<text:span text:style-name="T4">
现在在东方发生了什么 - 安娜画家的解释</text:span>
</text:h>
      <text:p text:style-name="P4">
作者: ['АРМІЯINFORM']</text:p>
      <text:p text:style-name="P4">
时间: 2023-05-12T63:00:00-04:00</text:p>
      <text:p text:style-name="P4">
描述: 捍卫乌克兰加纳·马勒尔（Ukraine Ganna Malel）捍卫电报渠道的代祷者，沃罗兹（Vorozhi），沃罗兹（Vorozhi）...与乌克兰2022年的战争，与乌克兰的最新新闻，今天与乌克兰2022年的新闻战争，今天与乌克兰的新闻战争，乌克兰之间的战争将会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2/12/photo_2022-12-15_12-35-57.jpg" text:style-name="Internet_20_link" text:visited-style-name="Visited_20_Internet_20_Link">
photo_2022-12-15_12-35-57.jpg</text:a>
']</text:p>
      <text:p text:style-name="P4">
标签: ['STOPRUSSIA', 'АГРЕСІЯ РФ', 'ВТОРГНЕННЯ РФ', 'ГАННА МАЛЯР']</text:p>
      <text:p text:style-name="P4">
类别: News</text:p>
      <!--METADATA-->
      <text:p text:style-name="P4">
<draw:frame draw:style-name="fr1" draw:name="Image271" text:anchor-type="as-char" svg:width="6.9236in" svg:height="4.615733in" draw:z-index="0">
<draw:image xlink:href="../Images/AРМІЯINFORM/2023-05-12T63-00-00-04-00/photo_2022-12-15_12-35-57.jpg" xlink:type="simple" xlink:show="embed" xlink:actuate="onLoad" draw:mime-type="image/jpeg"/>
</draw:frame>
国防副部长安娜·马利亚(Anna Malyar)。 Dmitry Yurchenko摄影。</text:p>
      <text:p text:style-name="P4">
乌克兰国防部副部长安娜·马利亚(Newed)(https://t.me/annamaliar/724)在电报通道中，敌军在几个方向在东方罐装，乌克兰防守者进行防御。</text:p>
      <text:p text:style-name="P4">
“防御措施不仅包括真正的防御感，还包括反对意识。 尽管敌人很强大，但我们的后卫并没有给他一个邀请他，有时拒绝他并有力地摧毁了​​他。</text:p>
      <text:p text:style-name="P4">
News Source: <text:a xlink:type="simple" xlink:href="https://armyinform.com.ua/2023/05/12/shho-zaraz-vidbuvayetsya-na-shodi-poyasnennya-ganny-malyar/" text:style-name="Internet_20_link" text:visited-style-name="Visited_20_Internet_20_Link">
https://armyinform.com.ua/2023/05/12/shho-zaraz-vidbuvayetsya-na-shodi-poyasnennya-ganny-malyar/</text:a>
</text:p>
      <!--NEWS-->
      <text:h text:style-name="P10" text:outline-level="1">
<text:span text:style-name="T4">
协调总部讨论了在哈尔基夫地区解放的领土上寻找死亡的地方</text:span>
</text:h>
      <text:p text:style-name="P4">
作者: ['АРМІЯINFORM']</text:p>
      <text:p text:style-name="P4">
时间: 2023-05-12T64:00:00-04:00</text:p>
      <text:p text:style-name="P4">
描述: 在协调的总部，Zustinich Zustinch是Nyskovo Sermo的Nyskovo服务。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5/9c9af115-91bd-4c0a-9670-003e28be5d24.jpg" text:style-name="Internet_20_link" text:visited-style-name="Visited_20_Internet_20_Link">
9c9af115-91bd-4c0a-9670-003e28be5d24.jpg</text:a>
']</text:p>
      <text:p text:style-name="P4">
标签: ['ЗАГИБЛІ ВОЇНИ', 'КООРДИНАЦІЙНИЙ ШТАБ З ПИТАНЬ ПОВОДЖЕННЯ З ВІЙСЬКОВОПОЛОНЕНИМИ', 'ХАРКІВЩИНА']</text:p>
      <text:p text:style-name="P4">
类别: News</text:p>
      <!--METADATA-->
      <text:p text:style-name="P4">
<draw:frame draw:style-name="fr1" draw:name="Image272" text:anchor-type="as-char" svg:width="6.9236in" svg:height="4.373407in" draw:z-index="0">
<draw:image xlink:href="../Images/AРМІЯINFORM/2023-05-12T64-00-00-04-00/9c9af115-91bd-4c0a-9670-003e28be5d24.jpg" xlink:type="simple" xlink:show="embed" xlink:actuate="onLoad" draw:mime-type="image/jpeg"/>
</draw:frame>
协调总部会见了以黑人扎波罗伊人命名的个体机械旅的服务员家人，在此期间，讨论了哈尔基夫地区解放领土的死者捍卫者的搜寻。</text:p>
      <text:p text:style-name="P4">
关于它<text:a xlink:type="simple" xlink:href="https://t.me/Koord_shtab/1038" text:style-name="Internet_20_link" text:visited-style-name="Visited_20_Internet_20_Link">
报告</text:a>
协调询问战俘的询问总部。</text:p>
      <text:p text:style-name="P4">
“在某些领域，搜索工作仍在进行中。 他们的完成取决于他们。</text:p>
      <text:p text:style-name="P4">
员工代表解释说，在没有找到后卫的尸体并且没有相应的兄弟证书时，一个人被视为一个人。</text:p>
      <text:p text:style-name="P4">
该人被认为是失踪的，直到他的位置定居下来，或者不会发生死者的亲戚的DNA  - 及时冻结。</text:p>
      <text:p text:style-name="P4">
News Source: <text:a xlink:type="simple" xlink:href="https://armyinform.com.ua/2023/05/12/u-koordynaczijnomu-shtabi-obgovoryly-poshuk-zagyblyh-na-zvilnenyh-terytoriyah-harkivshhyny/" text:style-name="Internet_20_link" text:visited-style-name="Visited_20_Internet_20_Link">
https://armyinform.com.ua/2023/05/12/u-koordynaczijnomu-shtabi-obgovoryly-poshuk-zagyblyh-na-zvilnenyh-terytoriyah-harkivshhyny/</text:a>
</text:p>
      <!--NEWS-->
      <text:h text:style-name="P10" text:outline-level="1">
<text:span text:style-name="T4">
英国国防部证实了所有英国挑战者2坦克到乌克兰的到来</text:span>
</text:h>
      <text:p text:style-name="P4">
作者: ['АРМІЯINFORM']</text:p>
      <text:p text:style-name="P4">
时间: 2023-05-12T65:00:00-04:00</text:p>
      <text:p text:style-name="P4">
描述: 大英国人是由乌克兰USI OBITSYAN坦克挑战者传播的2。关于TSE PID时...与乌克兰2022年的战争，与乌克兰的最新新闻，《与乌克兰的新闻战争》 2022年，今天将在乌克兰和俄罗斯之间进行战争当他们在2022年与乌克兰进行战争时，他们说，在不久的将来，乌克兰是否会与乌克兰进行战争</text:p>
      <text:p text:style-name="P4">
图片: ['<text:a xlink:type="simple" xlink:href="https://armyinform.com.ua/wp-content/uploads/2023/05/challenger2.jpg" text:style-name="Internet_20_link" text:visited-style-name="Visited_20_Internet_20_Link">
challenger2.jpg</text:a>
', '<text:a xlink:type="simple" xlink:href="https://armyinform.com.ua/wp-content/uploads/2023/05/chellenger2-info2-1536x1132-2.jpg" text:style-name="Internet_20_link" text:visited-style-name="Visited_20_Internet_20_Link">
chellenger2-info2-1536x1132-2.jpg</text:a>
']</text:p>
      <text:p text:style-name="P4">
标签: ['CHALLENGER 2', 'БЕН ВОЛЛЕС', 'БРИТАНІЯ', 'ДОПОМОГА ПАРТНЕРІВ', 'СВІТ ПІДТРИМУЄ УКРАЇНУ']</text:p>
      <text:p text:style-name="P4">
类别: News</text:p>
      <!--METADATA-->
      <text:p text:style-name="P4">
<draw:frame draw:style-name="fr1" draw:name="Image273" text:anchor-type="as-char" svg:width="6.9236in" svg:height="3.894525in" draw:z-index="0">
<draw:image xlink:href="../Images/AРМІЯINFORM/2023-05-12T65-00-00-04-00/challenger2.jpg" xlink:type="simple" xlink:show="embed" xlink:actuate="onLoad" draw:mime-type="image/jpeg"/>
</draw:frame>
英国已将所有应许的坦克移交给乌克兰<text:a xlink:type="simple" xlink:href="https://armyinform.com.ua/2023/01/23/tank-challenger-2-brytanskyj-kremeznyj-panczyrnyk-shho-kydaye-vyklyk/" text:style-name="Internet_20_link" text:visited-style-name="Visited_20_Internet_20_Link">
挑战者2</text:a>
.</text:p>
      <text:p text:style-name="P4">
Про це під час виступу в британському парламенті<text:a xlink:type="simple" xlink:href="https://youtu.be/jkrS_UEPgKw" text:style-name="Internet_20_link" text:visited-style-name="Visited_20_Internet_20_Link">
повідомив</text:a>
国防部长本·沃尔斯(Ben Volles)。</text:p>
      <text:p text:style-name="P4">
“我知道我们所有的坦克都已经到达该国，以及许多备件多武器。 在他们身上<text:a xlink:type="simple" xlink:href="https://armyinform.com.ua/2023/04/10/u-minoborony-velykoyi-brytaniyi-pokazaly-yak-vijskovi-zsu-navchalysya-na-tankah-challenger-2/" text:style-name="Internet_20_link" text:visited-style-name="Visited_20_Internet_20_Link">
进行胶带的准备</text:a>
如<text:a xlink:type="simple" xlink:href="https://armyinform.com.ua/2023/03/27/ukrayinski-vijskovi-u-velykij-brytaniyi-zavershyly-navchannya-na-tankah-challenger-2/" text:style-name="Internet_20_link" text:visited-style-name="Visited_20_Internet_20_Link">
这里</text:a>
，然后在乌克兰。 我知道乌克兰军队使用它们。”本沃尔斯说。</text:p>
      <text:p text:style-name="P4">
<draw:frame draw:style-name="fr1" draw:name="Image274" text:anchor-type="as-char" svg:width="6.9236in" svg:height="5.100385in" draw:z-index="0">
<draw:image xlink:href="../Images/AРМІЯINFORM/2023-05-12T65-00-00-04-00/chellenger2-info2-1536x1132-2.jpg" xlink:type="simple" xlink:show="embed" xlink:actuate="onLoad" draw:mime-type="image/jpeg"/>
</draw:frame>
回想一下英国<text:a xlink:type="simple" xlink:href="https://armyinform.com.ua/2023/04/18/velyka-brytaniya-podaruvala-zsu-eskadron-z-14-potuzhnyh-tankiv-challenger-2/" text:style-name="Internet_20_link" text:visited-style-name="Visited_20_Internet_20_Link">
给出</text:a>
乌克兰的乌克兰武装部队拥有14个强大的挑战者坦克2.此外，英国<text:a xlink:type="simple" xlink:href="https://armyinform.com.ua/2023/04/26/brytaniya-peredala-ukrayini-tysyachi-snaryadiv-do-tankiv-challenger-2-zokrema-zi-zbidnenym-uranom/" text:style-name="Internet_20_link" text:visited-style-name="Visited_20_Internet_20_Link">
转移</text:a>
乌克兰的挑战者2坦克有成千上万的炮弹，尤其是枯萎的天王星。</text:p>
      <text:p text:style-name="P4">
2023年1月前往英国<text:a xlink:type="simple" xlink:href="https://armyinform.com.ua/2023/01/29/ukrayinski-tankisty-prybuly-na-navchannya-do-velykoyi-brytaniyi/" text:style-name="Internet_20_link" text:visited-style-name="Visited_20_Internet_20_Link">
到达</text:a>
乌克兰在挑战者坦克学习中学习的第一组。同时，英国<text:a xlink:type="simple" xlink:href="https://armyinform.com.ua/2023/01/17/velyka-brytaniya-peredast-ukrayini-novyj-paket-voyennoyi-dopomogy-tanky-challenger-2-sau-as90-ta-btr-bulldog/" text:style-name="Internet_20_link" text:visited-style-name="Visited_20_Internet_20_Link">
通过</text:a>
乌克兰是最重要的军事援助计划：除了坦克训练2，伦敦官方还移交给了基辅<text:a xlink:type="simple" xlink:href="https://armyinform.com.ua/2022/06/17/sau-as-90-na-shho-zdatna-brytanska-samohidka-horobre-sercze/" text:style-name="Internet_20_link" text:visited-style-name="Visited_20_Internet_20_Link">
Sauas90</text:a>
和<text:a xlink:type="simple" xlink:href="https://armyinform.com.ua/2023/02/15/btr-fv430-mk3-bulldog-brytanskyj-bijczivskyj-pes-militaryst-iz-serczem-vid-rolls-royce/" text:style-name="Internet_20_link" text:visited-style-name="Visited_20_Internet_20_Link">
btrbuldog</text:a>
.</text:p>
      <text:p text:style-name="P4">
<text:span text:style-name="T5">
Підготував Віталій Литвин</text:span>
</text:p>
      <text:p text:style-name="P4">
News Source: <text:a xlink:type="simple" xlink:href="https://armyinform.com.ua/2023/05/12/minoborony-brytaniyi-pidtverdylo-prybuttya-do-ukrayiny-vsih-brytanskyh-tankiv-challenger-2/" text:style-name="Internet_20_link" text:visited-style-name="Visited_20_Internet_20_Link">
https://armyinform.com.ua/2023/05/12/minoborony-brytaniyi-pidtverdylo-prybuttya-do-ukrayiny-vsih-brytanskyh-tankiv-challenger-2/</text:a>
</text:p>
      <!--NEWS-->
      <text:h text:style-name="P10" text:outline-level="1">
<text:span text:style-name="T4">
有200多个爆炸性物品和一个空军被处置</text:span>
</text:h>
      <text:p text:style-name="P4">
作者: ['АРМІЯINFORM']</text:p>
      <text:p text:style-name="P4">
时间: 2023-05-12T66:00:00-04:00</text:p>
      <text:p text:style-name="P4">
描述: 借出了11次伤害，武士技术，乌克兰服务的持有...与乌克兰2022年的战争，与乌克兰的最新新闻，今天与乌克兰的新闻战争，今天的新闻战争，今天的最后一次战争，乌克兰和俄罗斯之间的战争是否会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2/medium.jpg" text:style-name="Internet_20_link" text:visited-style-name="Visited_20_Internet_20_Link">
medium.jpg</text:a>
', '<text:a xlink:type="simple" xlink:href="https://armyinform.com.ua/wp-content/uploads/2023/05/eb8f4466-702f-48d5-b669-7f1482e0f7d4.jpg" text:style-name="Internet_20_link" text:visited-style-name="Visited_20_Internet_20_Link">
eb8f4466-702f-48d5-b669-7f1482e0f7d4.jpg</text:a>
']</text:p>
      <text:p text:style-name="P4">
标签: ['STOPRUSSIA', 'АГРЕСІЯ РФ', 'ВІЙНА', 'ВТОРГНЕННЯ РФ', 'ДСНС УКРАЇНИ', 'РОЗМІНУВАННЯ']</text:p>
      <text:p text:style-name="P4">
类别: News</text:p>
      <!--METADATA-->
      <text:p text:style-name="P4">
<draw:frame draw:style-name="fr1" draw:name="Image275" text:anchor-type="as-char" svg:width="6.9236in" svg:height="3.89908in" draw:z-index="0">
<draw:image xlink:href="../Images/AРМІЯINFORM/2023-05-12T66-00-00-04-00/medium.jpg" xlink:type="simple" xlink:show="embed" xlink:actuate="onLoad" draw:mime-type="image/jpeg"/>
</draw:frame>
说明性照片</text:p>
      <text:p text:style-name="P4">
在5月11日<text:span text:style-name="T4">
的最后一天，乌克兰州政府服务处于紧急情况的烟火单位</text:span>
 110次**参与执行Demining。</text:p>
      <text:p text:style-name="P4">
关于它_ <text:a xlink:type="simple" xlink:href="https://dsns.gov.ua/uk/news/nadzvicaini-podiyi/informaciia-shhodo-diialnosti-pirotexnicnix-pidrozdiliv-dsns-113" text:style-name="Internet_20_link" text:visited-style-name="Visited_20_Internet_20_Link">
报告</text:a>
_苏联乌克兰。</text:p>
      <text:p text:style-name="P4">
发现，扣押和处置<text:span text:style-name="T4">
 267 </text:span>
<text:span text:style-name="T4">
炸药</text:span>
 <text:span text:style-name="T4">
项目，包括1个航空炸弹。(清除)面积</text:span>
 79公顷**。</text:p>
      <text:p text:style-name="P4">
最常见的烟火单元工作：在哈尔基夫地区17 882次，基辅地区-7668，顿涅茨克地区-5194，Mykolaiv地区-4858 -4858，Kherson地区-4733，4733，Chernihiv -4591，Sumy -Sumy -1975 -1975，Cherkasy地区-1103。</text:p>
      <text:p text:style-name="P4">
背景：从乌克兰俄罗斯联合会的大规模侵略开始，乌克兰SES的烟火单位在执行我的任务之前涉及54 533次。 358 649名爆炸物，包括2223枚航空炸弹。 检查(清除)区域85 031公顷。</text:p>
      <text:p text:style-name="P4">
总共剩下174,000平方米。 潜在危险领土的公里，占该州总面积的30％。</text:p>
      <text:p text:style-name="P4">
<draw:frame draw:style-name="fr1" draw:name="Image276" text:anchor-type="as-char" svg:width="6.9236in" svg:height="5.804039in" draw:z-index="0">
<draw:image xlink:href="../Images/AРМІЯINFORM/2023-05-12T66-00-00-04-00/eb8f4466-702f-48d5-b669-7f1482e0f7d4.jpg" xlink:type="simple" xlink:show="embed" xlink:actuate="onLoad" draw:mime-type="image/jpeg"/>
</draw:frame>
我们想提醒您，如果您发现与火箭或火箭的残骸类似的可疑物体，绝不会触摸您的发现，并且不允许别人制作它。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5/12/za-dobu-pirotehniky-dsns-zneshkodyly-ponad-200-vybuhonebezpechnyh-predmetiv-ta-odnu-aviabombu/" text:style-name="Internet_20_link" text:visited-style-name="Visited_20_Internet_20_Link">
https://armyinform.com.ua/2023/05/12/za-dobu-pirotehniky-dsns-zneshkodyly-ponad-200-vybuhonebezpechnyh-predmetiv-ta-odnu-aviabombu/</text:a>
</text:p>
      <!--NEWS-->
      <text:h text:style-name="P10" text:outline-level="1">
<text:span text:style-name="T4">
Volodymyr Zelenskyy指出了117名军人的奖项，其中80个死后</text:span>
</text:h>
      <text:p text:style-name="P4">
作者: ['АРМІЯINFORM']</text:p>
      <text:p text:style-name="P4">
时间: 2023-05-12T67:00:00-04:00</text:p>
      <text:p text:style-name="P4">
描述: 乌克兰沃迪米尔·Zelensky Vidniy总统117 Zakhisnikiv ...与乌克兰2022年的战争，与乌克兰的最新新闻，今天与乌克兰2022年的新闻，今天与乌克兰的新闻战争，乌克兰和俄罗斯之间的战争将与乌克兰之间发生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2/04/1623257317-6507.jpeg" text:style-name="Internet_20_link" text:visited-style-name="Visited_20_Internet_20_Link">
1623257317-6507.jpeg</text:a>
']</text:p>
      <text:p text:style-name="P4">
标签: ['НАГОРОДЖЕННЯ ВІЙСЬКОВОСЛУЖБОВЦІВ', 'УКАЗ ПРЕЗИДЕНТА УКРАЇНИ']</text:p>
      <text:p text:style-name="P4">
类别: News</text:p>
      <!--METADATA-->
      <text:p text:style-name="P4">
<draw:frame draw:style-name="fr1" draw:name="Image277" text:anchor-type="as-char" svg:width="6.9236in" svg:height="4.615733in" draw:z-index="0">
<draw:image xlink:href="../Images/AРМІЯINFORM/2023-05-12T67-00-00-04-00/1623257317-6507.jpeg" xlink:type="simple" xlink:show="embed" xlink:actuate="onLoad" draw:mime-type="image/jpeg"/>
</draw:frame>
乌克兰沃迪米尔·泽伦斯基(Volodymyr Zelensky)总统庆祝了117名乌克兰捍卫者的州奖。 死后被授予80名军人。</text:p>
      <text:p text:style-name="P4">
这在法令[第270/2023号]中指出。(https://www.president.gov.ua/documents/2702023-46701)乌克兰总统办公室总统。</text:p>
      <text:p text:style-name="P4">
该奖项获得了“以个人勇气为荣，在保护乌克兰的国家差异和领土完整，无私的军事义务中揭示了奖项。”</text:p>
      <text:p text:style-name="P4">
<text:span text:style-name="T4">
授予Bohdan Khmelnitsky III学位的命令</text:span>
</text:p>
      <text:p text:style-name="P4">
Bilika Alexander Nikolaevich(死后) - 高级中尉</text:p>
      <text:p text:style-name="P4">
哥萨克·鲁斯兰·亚历山德罗维奇(Cossack Ruslan Alexandrovich)(死后) - 高级中尉</text:p>
      <text:p text:style-name="P4">
塔拉斯·伊戈罗维奇的花园(死后) - 高级中尉</text:p>
      <text:p text:style-name="P4">
yatsyana yana vladimirovich-上校</text:p>
      <text:p text:style-name="P4">
<text:span text:style-name="T4">
奖励订单</text:span>
 <text:span text:style-name="T4">
“ </text:span>
 <text:span text:style-name="T4">
有勇气</text:span>
 <text:span text:style-name="T4">
 </text:span>
 <text:span text:style-name="T4">
 </text:span>
 <text:span text:style-name="T4">
 </text:span>
 II学位**</text:p>
      <text:p text:style-name="P4">
安东·费多维奇的阶层(死后) - 士兵</text:p>
      <text:p text:style-name="P4">
Tymoshenko Sergey Vladimirovich(死后) - 酋长</text:p>
      <text:p text:style-name="P4">
Dmitry Tkachenko(死后) - 高级中尉</text:p>
      <text:p text:style-name="P4">
Dmitry Khazov(死后) - 酋长</text:p>
      <text:p text:style-name="P4">
<text:span text:style-name="T4">
奖励订单</text:span>
 <text:span text:style-name="T4">
“ </text:span>
 <text:span text:style-name="T4">
有勇气</text:span>
 <text:span text:style-name="T4">
 </text:span>
 <text:span text:style-name="T4">
 </text:span>
 <text:span text:style-name="T4">
 </text:span>
 iii学位**</text:p>
      <text:p text:style-name="P4">
Andronuk Vladimir Vyacheslavovich(死后) - 士兵</text:p>
      <text:p text:style-name="P4">
Antoshchuk Fyodor Anatolyevich(死后) - 高级士兵</text:p>
      <text:p text:style-name="P4">
Babenko Mikhail Yevgenyevich(死后) - 酋长</text:p>
      <text:p text:style-name="P4">
Vladimir Bankovsky-Lieutenant Captain</text:p>
      <text:p text:style-name="P4">
伯纳迪·安德烈·尼古拉维奇(死后) - 中尉</text:p>
      <text:p text:style-name="P4">
Bitzan Yuri Viktorovich-高级士兵</text:p>
      <text:p text:style-name="P4">
Borovsky Bohdan Vyacheslavovich(死后) - 士兵</text:p>
      <text:p text:style-name="P4">
Bohonyuk Igor Yevgenovich(死后) - 高级士兵</text:p>
      <text:p text:style-name="P4">
Valery Valery(死后) - 士兵</text:p>
      <text:p text:style-name="P4">
Gaidarova Oleg Kimovich(死后) - 士兵</text:p>
      <text:p text:style-name="P4">
Vladislav Alexandrovich Gaida(死后) - 高级士兵</text:p>
      <text:p text:style-name="P4">
南瓜亚历山大·莱昂尼迪维奇(死后) - 士兵</text:p>
      <text:p text:style-name="P4">
Gerasimov Mykola Vladimirovich(死后) - 初中中士</text:p>
      <text:p text:style-name="P4">
Dodovenko Stanislav Anatolyevich(死后) - 初中中士</text:p>
      <text:p text:style-name="P4">
Golovatyuk mykola Viktorovich(死后) - 初中中士</text:p>
      <text:p text:style-name="P4">
Gordienko Maxim Leonidovich-高级士兵</text:p>
      <text:p text:style-name="P4">
维克多·维克托维奇(Viktor Viktorovich) - 士兵</text:p>
      <text:p text:style-name="P4">
Hrynik Yuri Bogdanovich(死后) - 士兵</text:p>
      <text:p text:style-name="P4">
Gryshchenko Ilya Vladimirovich(死后) - 士兵</text:p>
      <text:p text:style-name="P4">
Grishchuk Sergey Vladimirovich(死后) - 士兵</text:p>
      <text:p text:style-name="P4">
Gudim Oleg Alexandrovich(死后) - 初中中士</text:p>
      <text:p text:style-name="P4">
Zhuruk Sergey Anatolyevich(死后) - 初中中士</text:p>
      <text:p text:style-name="P4">
Ivanov Viktor Vladimirovich(死后) - 士兵Karpenko Sergey Anatoliyovich(死后) - 士兵</text:p>
      <text:p text:style-name="P4">
Cathoshev Maxim Alekseevich(死后) - 士兵</text:p>
      <text:p text:style-name="P4">
亚历山大·克尼茨基(Alexander Kernitsky)(死后) - 士兵</text:p>
      <text:p text:style-name="P4">
Bogdan Nikolaevich(死后) - 初中中士</text:p>
      <text:p text:style-name="P4">
亚历山大·科瓦克(Alexander Kovalchuk)(死后) - 士兵</text:p>
      <text:p text:style-name="P4">
罗马维克托维奇的战车 - 中士</text:p>
      <text:p text:style-name="P4">
Kolomian Anton Vasilyevich(死后) - 士兵</text:p>
      <text:p text:style-name="P4">
Kolomoyts Andrei Igorovich(死后) - 士兵</text:p>
      <text:p text:style-name="P4">
安德烈·彼得罗维奇的摇滚歌手(死后) - 士兵</text:p>
      <text:p text:style-name="P4">
Kravchinsky Andriy Stepanovich(死后) - 中士</text:p>
      <text:p text:style-name="P4">
Sergei Nikolaevich-士兵</text:p>
      <text:p text:style-name="P4">
Kuchera Valentin Leonidovich(死后)-Headquarters</text:p>
      <text:p text:style-name="P4">
Lyshoe Nikolai Vladimirovich(死后) - 中士</text:p>
      <text:p text:style-name="P4">
Lobova Edward Anatolyevich(死后) - 高级士兵</text:p>
      <text:p text:style-name="P4">
Oleksandr Nikolaevich Lozinsky(死后) - 中士</text:p>
      <text:p text:style-name="P4">
Zakhar Lalyuk(死后) - 高级士兵</text:p>
      <text:p text:style-name="P4">
Lyashuk Daniel Alexandrovich(死后) - 士兵</text:p>
      <text:p text:style-name="P4">
画家谢尔盖·尼古拉维奇(Sergey Nikolaevich)(死后) - 高级士兵</text:p>
      <text:p text:style-name="P4">
Mamelina Vitaliy Valeryevich(死后) - 初中中士</text:p>
      <text:p text:style-name="P4">
德米特里·德米特罗维奇的职责(死后) - 士兵</text:p>
      <text:p text:style-name="P4">
弗罗斯特·塞吉·米哈伊洛维奇(死后) - 队长</text:p>
      <text:p text:style-name="P4">
Nazarenko Sergey(死后) - 士兵</text:p>
      <text:p text:style-name="P4">
Nebysha Sergei Vasilyevich(死后) - 士兵</text:p>
      <text:p text:style-name="P4">
Nikiforov Oleg Vladimirovich(死后) - 士兵</text:p>
      <text:p text:style-name="P4">
Ovcharenko Sergey(死后) - 高级士兵</text:p>
      <text:p text:style-name="P4">
Oliynyk Vladimir Alexandrovich(死后) - 士兵</text:p>
      <text:p text:style-name="P4">
亚历山大·佩特伦科(死后) - 士兵</text:p>
      <text:p text:style-name="P4">
Pttkov Sergey Nikolaevich(死后) - 士兵</text:p>
      <text:p text:style-name="P4">
Pinchuk Sergey Andreevich(死后) - 士兵</text:p>
      <text:p text:style-name="P4">
Potushansky Artem Nikolaevich(死后) - 高级士兵</text:p>
      <text:p text:style-name="P4">
Maxim vladimirovich皮拉林(死后) - 高级士兵</text:p>
      <text:p text:style-name="P4">
Rabushina Gleb Nikolaevich(死后) - 士兵</text:p>
      <text:p text:style-name="P4">
Savenko Sergey Petrovich(死后) - 士兵</text:p>
      <text:p text:style-name="P4">
Sadchikova Vitaliy Grigorovich(死后) - 高级士兵</text:p>
      <text:p text:style-name="P4">
Vitaliy Ivanovich的Sapliky-士兵</text:p>
      <text:p text:style-name="P4">
Sklyarov Sergey Petrovich(死后) - 酋长</text:p>
      <text:p text:style-name="P4">
百夫长尤里·瓦莱里维奇(Yuri Valeryevich)(死后) - 士兵</text:p>
      <text:p text:style-name="P4">
Steblyuk Pavel Vladimirovich(死后) - 初中中士</text:p>
      <text:p text:style-name="P4">
Stepanova Dmitry Vasilyevich(死后) - 中士</text:p>
      <text:p text:style-name="P4">
安德烈·塔拉什查尼(Andrei Tarashchany)(死后) - 中士</text:p>
      <text:p text:style-name="P4">
Terzi Karen Igorovich(死后) - 士兵</text:p>
      <text:p text:style-name="P4">
Tikhonenko Artem Vasilyevich(死后) - 士兵</text:p>
      <text:p text:style-name="P4">
弗拉基米尔·蒂沙科娃(Vladimir Tishakova)(死后) - 士兵</text:p>
      <text:p text:style-name="P4">
Tolopka Stepan Yaroslavovich(死后) - 高级士兵</text:p>
      <text:p text:style-name="P4">
亚历山大·特鲁索娃(Alexander Trusova)(死后) - 高级士兵Fedorchuk Yevgeny Alexandrovich(死后) - 初中中士</text:p>
      <text:p text:style-name="P4">
Fairik Alexander Sergeyevich(死后) - 高级士兵</text:p>
      <text:p text:style-name="P4">
Chebanov Sergey Vadimovich(死后) - 高级士兵</text:p>
      <text:p text:style-name="P4">
Chistyakov Oleg Valeriyovych(死后) - 中士</text:p>
      <text:p text:style-name="P4">
Shilkina Roman Sergeyevich(死后) - 士兵</text:p>
      <text:p text:style-name="P4">
Yuri Nikolaevich的皮肤</text:p>
      <text:p text:style-name="P4">
Spakov Sergey Vladimirovich(死后) - 高级中士</text:p>
      <text:p text:style-name="P4">
Sergey Alexandrovich(死后) - 高级士兵</text:p>
      <text:p text:style-name="P4">
Shcherbakova Dmitry Alexandrovich(死后) - 高级士兵</text:p>
      <text:p text:style-name="P4">
Yurchenko Andriy Alexandrovich(死后) - 士兵</text:p>
      <text:p text:style-name="P4">
Yusubova Ruslan Ilhamovich(死后) - 士兵</text:p>
      <text:p text:style-name="P4">
<text:span text:style-name="T4">
奖励公主Olga III学位</text:span>
</text:p>
      <text:p text:style-name="P4">
Parkhomenko lyudmila anatoliivna-高级中士</text:p>
      <text:p text:style-name="P4">
<text:span text:style-name="T4">
奖励奖牌</text:span>
 <text:span text:style-name="T4">
“ </text:span>
 <text:span text:style-name="T4">
为乌克兰的兵役</text:span>
 <text:span text:style-name="T4">
 </text:span>
 <text:span text:style-name="T4">
 </text:span>
 <text:span text:style-name="T4">
 </text:span>
</text:p>
      <text:p text:style-name="P4">
Gayarzhi Alexander Illich-中尉医疗服务</text:p>
      <text:p text:style-name="P4">
Datsyuk Vasily Vladimirovich-高级士兵</text:p>
      <text:p text:style-name="P4">
Kebanyuk Dmitry Vladimirovich-高级士兵</text:p>
      <text:p text:style-name="P4">
Yuri Olegovich-初中中士</text:p>
      <text:p text:style-name="P4">
Kravtsov Viktor Mikhailovich-士兵</text:p>
      <text:p text:style-name="P4">
Litovchenko Viktor Petrovich-上尉</text:p>
      <text:p text:style-name="P4">
Litovchenko Vladislav Anatolyevich -Junior Sergeant</text:p>
      <text:p text:style-name="P4">
Merzlikina Sergey Nikolaevich-Neadquarters</text:p>
      <text:p text:style-name="P4">
Mishekina Sergiy Vladimirovich-士兵</text:p>
      <text:p text:style-name="P4">
Naumova Konstantin Sergeyevich-高级士兵</text:p>
      <text:p text:style-name="P4">
Potapova Igor Viktorovich-医疗服务中校</text:p>
      <text:p text:style-name="P4">
Prosvirnina Anton Valeryevich-士兵</text:p>
      <text:p text:style-name="P4">
Sayenko Alexei Nikolaevich-高级中士</text:p>
      <text:p text:style-name="P4">
Satyuk Igor Bogdanovich-士兵</text:p>
      <text:p text:style-name="P4">
Selivanov Andriy Andreevich-医疗服务初级中尉</text:p>
      <text:p text:style-name="P4">
Silkina Sergey Alexandrovich-医疗服务中尉</text:p>
      <text:p text:style-name="P4">
Sosnitsky Alexander Valentinovich-初级中尉。</text:p>
      <text:p text:style-name="P4">
Ternopil Dmitry Yaroslavovich-中士</text:p>
      <text:p text:style-name="P4">
Kharchenko Roman Viktorovich-士兵</text:p>
      <text:p text:style-name="P4">
Pavel Yevgenyevich-士兵</text:p>
      <text:p text:style-name="P4">
Shevchenko Alexander Alexandrovich-高级中士</text:p>
      <text:p text:style-name="P4">
Andrei Shilov Ivanovich-初中中士</text:p>
      <text:p text:style-name="P4">
Andrei Viktorovich-高级中士</text:p>
      <text:p text:style-name="P4">
<text:span text:style-name="T4">
奖励奖牌</text:span>
 <text:span text:style-name="T4">
“ </text:span>
 <text:span text:style-name="T4">
 </text:span>
祖国的后卫<text:span text:style-name="T4">
 </text:span>
 <text:span text:style-name="T4">
 </text:span>
 <text:span text:style-name="T4">
 </text:span>
</text:p>
      <text:p text:style-name="P4">
Vladimir Valentinovich-士兵</text:p>
      <text:p text:style-name="P4">
亚历山大·德米特罗维奇·希腊语 - 高级士兵</text:p>
      <text:p text:style-name="P4">
Chuika Alexander Nikolaevich-高级士兵</text:p>
      <text:p text:style-name="P4">
瓦伦丁·尼古拉维奇(Valentin Nikolaevich) - 高级士兵。</text:p>
      <text:p text:style-name="P4">
News Source: <text:a xlink:type="simple" xlink:href="https://armyinform.com.ua/2023/05/12/volodymyr-zelenskyj-vidznachyv-nagorodamy-117-vijskovosluzhbovcziv-iz-nyh-80-posmertno/" text:style-name="Internet_20_link" text:visited-style-name="Visited_20_Internet_20_Link">
https://armyinform.com.ua/2023/05/12/volodymyr-zelenskyj-vidznachyv-nagorodamy-117-vijskovosluzhbovcziv-iz-nyh-80-posmertno/</text:a>
</text:p>
      <!--NEWS-->
      <text:h text:style-name="P10" text:outline-level="1">
<text:span text:style-name="T4">
在会议上，指挥官的指挥官报告了前线地区战斗的过程</text:span>
</text:h>
      <text:p text:style-name="P4">
作者: ['АРМІЯINFORM']</text:p>
      <text:p text:style-name="P4">
时间: 2023-05-12T68:00:00-04:00</text:p>
      <text:p text:style-name="P4">
描述: 总统Volodymyr Zelensky Proviv Chergov至高无上的总部...与乌克兰2022年的战争，与乌克兰的最新新闻战争，今天与乌克兰2022年的新闻战争，乌克兰和俄罗斯之间的战争是否会发生战争他们说，要么在2022年不，他们会在不久的将来与乌克兰发动战争，他们说，与乌克兰的战争，今天的乌克兰新闻，乌克兰新闻，乌克兰媒体在俄罗斯的乌克兰新闻</text:p>
      <text:p text:style-name="P4">
图片: ['<text:a xlink:type="simple" xlink:href="https://armyinform.com.ua/wp-content/uploads/2022/12/zelenskyj.jpg" text:style-name="Internet_20_link" text:visited-style-name="Visited_20_Internet_20_Link">
zelenskyj.jpg</text:a>
']</text:p>
      <text:p text:style-name="P4">
标签: ['STOPRUSSIA', 'АГРЕСІЯ РФ', 'ВТОРГНЕННЯ РФ', 'СТАВКА ВЕРХОВНОГО ГОЛОВНОКОМАНДУВАЧА']</text:p>
      <text:p text:style-name="P4">
类别: News</text:p>
      <!--METADATA-->
      <text:p text:style-name="P4">
<draw:frame draw:style-name="fr1" draw:name="Image278" text:anchor-type="as-char" svg:width="6.9236in" svg:height="4.61393in" draw:z-index="0">
<draw:image xlink:href="../Images/AРМІЯINFORM/2023-05-12T68-00-00-04-00/zelenskyj.jpg" xlink:type="simple" xlink:show="embed" xlink:actuate="onLoad" draw:mime-type="image/jpeg"/>
</draw:frame>
沃迪米尔总统Zelenskyy举行了高级总司令的定期会议。 军方行动战略团体的指挥官围绕着敌对行动。</text:p>
      <text:p text:style-name="P4">
关于它<text:a xlink:type="simple" xlink:href="https://t.me/V_Zelenskiy_official/6198" text:style-name="Internet_20_link" text:visited-style-name="Visited_20_Internet_20_Link">
报告</text:a>
乌克兰Zelensky总裁。</text:p>
      <text:p text:style-name="P4">
“速度。 他们听到了Sirsky将军的报道，Sirsky将军的部队是敌人，甚至拒绝了他朝某些方向拒绝。 向塔纳夫斯基将军报告塔夫里亚的当前情况。 野蛮人，北 - 也受到控制。</text:p>
      <text:p text:style-name="P4">
他们确定了自己的优先需求，并熟悉了与新工作人员的人员配备和弹药的速度。</text:p>
      <text:p text:style-name="P4">
国防部长雷兹尼科夫(Reznikov)，武装部队总参谋长和斯特拉特鲁姆(Stratroum)部长亚历山大·卡米恩(Alexander Kamyshyn)的国防部反思大臣瓦莱克·扎卢兹(Valery Zaluzhny)的重要报道说。</text:p>
      <text:p text:style-name="P4">
乌克兰总统表示，他们还验证了所有长期乳腺和导弹合同。</text:p>
      <text:p text:style-name="P4">
News Source: <text:a xlink:type="simple" xlink:href="https://armyinform.com.ua/2023/05/12/na-zasidanni-stavky-komanduvachi-osuv-dopovily-pro-perebig-bojovyh-dij-na-svoyih-dilyankah-frontu/" text:style-name="Internet_20_link" text:visited-style-name="Visited_20_Internet_20_Link">
https://armyinform.com.ua/2023/05/12/na-zasidanni-stavky-komanduvachi-osuv-dopovily-pro-perebig-bojovyh-dij-na-svoyih-dilyankah-frontu/</text:a>
</text:p>
      <!--NEWS-->
      <text:h text:style-name="P10" text:outline-level="1">
<text:span text:style-name="T4">
乌克兰检察官办公室：有8.6万次军事犯罪已被记录</text:span>
</text:h>
      <text:p text:style-name="P4">
作者: ['АРМІЯINFORM']</text:p>
      <text:p text:style-name="P4">
时间: 2023-05-12T69: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5/warcrime-12052023ua.jpg" text:style-name="Internet_20_link" text:visited-style-name="Visited_20_Internet_20_Link">
warcrime-12052023ua.jpg</text:a>
', '<text:a xlink:type="simple" xlink:href="https://armyinform.com.ua/wp-content/uploads/2023/05/warcrime-12052023en.jpg" text:style-name="Internet_20_link" text:visited-style-name="Visited_20_Internet_20_Link">
warcrime-1205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79" text:anchor-type="as-char" svg:width="6.9236in" svg:height="4.448413in" draw:z-index="0">
<draw:image xlink:href="../Images/AРМІЯINFORM/2023-05-12T69-00-00-04-00/warcrime-1205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text:span>
 <text:span text:style-name="T4">
 </text:span>
 12 <text:span text:style-name="T4">
 </text:span>
可能<text:span text:style-name="T4">
 </text:span>
注册：</text:p>
      <ul>
        <li>
86 237军事犯罪， * 17 123针对乌克兰国家安全的罪行。</li>
      </ul>
      <text:p text:style-name="P4">
此外，根据少年检察官的官方数据，<text:span text:style-name="T4">
 1448儿童因俄罗斯侵略而成为</text:span>
，包括：</text:p>
      <ul>
        <li>
480-儿童被杀， * 968-儿童因严重程度的不同程度受伤。</li>
      </ul>
      <text:p text:style-name="P4">
该部门强调，这些数字不是最终的，因为在暂时占据的有形领土上的积极战斗场所的安装中继续进行工作。</text:p>
      <text:p text:style-name="P4">
<draw:frame draw:style-name="fr1" draw:name="Image280" text:anchor-type="as-char" svg:width="6.9236in" svg:height="4.448413in" draw:z-index="0">
<draw:image xlink:href="../Images/AРМІЯINFORM/2023-05-12T69-00-00-04-00/warcrime-12052023en.jpg" xlink:type="simple" xlink:show="embed" xlink:actuate="onLoad" draw:mime-type="image/jpeg"/>
</draw:frame>
</text:p>
      <text:p text:style-name="P4">
News Source: <text:a xlink:type="simple" xlink:href="https://armyinform.com.ua/2023/05/12/ofis-genprokurora-ukrayiny-zadokumentovano-ponad-86-tysyachi-voyennyh-zlochyniv/" text:style-name="Internet_20_link" text:visited-style-name="Visited_20_Internet_20_Link">
https://armyinform.com.ua/2023/05/12/ofis-genprokurora-ukrayiny-zadokumentovano-ponad-86-tysyachi-voyennyh-zlochyniv/</text:a>
</text:p>
      <!--NEWS-->
      <text:h text:style-name="P10" text:outline-level="1">
<text:span text:style-name="T4">
入侵者摧毁并破坏了大约五千寺庙和乌克兰的神圣建筑物</text:span>
</text:h>
      <text:p text:style-name="P4">
作者: ['Володимир Загребельний']</text:p>
      <text:p text:style-name="P4">
时间: 2023-05-12T70:00:00-04:00</text:p>
      <text:p text:style-name="P4">
描述: 国家主管“ Kiyvo-pecherka lavra”的餐点是Vistavka，即与乌克兰2022年的战争，与乌克兰的战争是今天的最新消息，与乌克兰2022的战争是今天的最后一场，乌克兰之间会有一场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5/golovna-47.jpg" text:style-name="Internet_20_link" text:visited-style-name="Visited_20_Internet_20_Link">
golovna-47.jpg</text:a>
', '<text:a xlink:type="simple" xlink:href="https://armyinform.com.ua/wp-content/uploads/2023/05/lavra_001-150x150.jpg" text:style-name="Internet_20_link" text:visited-style-name="Visited_20_Internet_20_Link">
lavra_001-150x150.jpg</text:a>
', '<text:a xlink:type="simple" xlink:href="https://armyinform.com.ua/wp-content/uploads/2023/05/lavra_002-150x150.jpg" text:style-name="Internet_20_link" text:visited-style-name="Visited_20_Internet_20_Link">
lavra_002-150x150.jpg</text:a>
', '<text:a xlink:type="simple" xlink:href="https://armyinform.com.ua/wp-content/uploads/2023/05/lavra_003-150x150.jpg" text:style-name="Internet_20_link" text:visited-style-name="Visited_20_Internet_20_Link">
lavra_003-150x150.jpg</text:a>
', '<text:a xlink:type="simple" xlink:href="https://armyinform.com.ua/wp-content/uploads/2023/05/lavra_004.jpg" text:style-name="Internet_20_link" text:visited-style-name="Visited_20_Internet_20_Link">
lavra_004.jpg</text:a>
', '<text:a xlink:type="simple" xlink:href="https://armyinform.com.ua/wp-content/uploads/2023/05/lavra_005-150x150.jpg" text:style-name="Internet_20_link" text:visited-style-name="Visited_20_Internet_20_Link">
lavra_005-150x150.jpg</text:a>
', '<text:a xlink:type="simple" xlink:href="https://armyinform.com.ua/wp-content/uploads/2023/05/lavra_006-150x150.jpg" text:style-name="Internet_20_link" text:visited-style-name="Visited_20_Internet_20_Link">
lavra_006-150x150.jpg</text:a>
', '<text:a xlink:type="simple" xlink:href="https://armyinform.com.ua/wp-content/uploads/2023/05/lavra_007-150x150.jpg" text:style-name="Internet_20_link" text:visited-style-name="Visited_20_Internet_20_Link">
lavra_007-150x150.jpg</text:a>
', '<text:a xlink:type="simple" xlink:href="https://armyinform.com.ua/wp-content/uploads/2023/05/lavra_008-150x150.jpg" text:style-name="Internet_20_link" text:visited-style-name="Visited_20_Internet_20_Link">
lavra_008-150x150.jpg</text:a>
']</text:p>
      <text:p text:style-name="P4">
标签: ['НАЦІОНАЛЬНИЙ ЗАПОВІДНИК «КИЄВО-ПЕЧЕРСЬКА ЛАВРА»', 'НАЦІОНАЛЬНИЙ МЕМОРІАЛЬНИЙ КОМПЛЕКС ГЕРОЇВ НЕБЕСНОЇ СОТНІ — МУЗЕЙ РЕВОЛЮЦІЇ ГІДНОСТІ', 'НАЦІОНАЛЬНИЙ МУЗЕЙ ІСТОРІЇ УКРАЇНИ У ДРУГІЙ СВІТОВІЙ ВІЙНІ']</text:p>
      <text:p text:style-name="P4">
类别: News</text:p>
      <!--METADATA-->
      <text:p text:style-name="P4">
<draw:frame draw:style-name="fr1" draw:name="Image281" text:anchor-type="as-char" svg:width="6.9236in" svg:height="4.615733in" draw:z-index="0">
<draw:image xlink:href="../Images/AРМІЯINFORM/2023-05-12T70-00-00-04-00/golovna-47.jpg" xlink:type="simple" xlink:show="embed" xlink:actuate="onLoad" draw:mime-type="image/jpeg"/>
</draw:frame>
该展览是在国家预备役“ Kyiv-Pechersk Lavra”的餐厅开幕的 - “ ...但将恢复荣耀和权力。 她告诉乌克兰的庙宇，由于俄罗斯的大规模袭击而被肢解。</text:p>
      <text:p text:style-name="P4">
在俄罗斯联邦的大规模侵略期间，俄罗斯被占领，吐口水或损害了大约五千寺庙和乌克兰的神圣结构，其中大部分具有历史和文化，是建筑和艺术的纪念碑。 有目的地宣传入侵者摧毁了乌克兰神庙，这是我们人民灵性的物质融合。</text:p>
      <text:p text:style-name="P4">
<text:a xlink:type="simple" xlink:href="https://armyinform.com.ua/wp-content/uploads/2023/05/lavra_001.jpg" text:style-name="Internet_20_link" text:visited-style-name="Visited_20_Internet_20_Link">
!(Images/AРМІЯINFORM/2023-05-12T70-00-00-04-00/lavra_001-150x150.jpg)</text:a>
</text:p>
      <text:p text:style-name="P4">
<text:a xlink:type="simple" xlink:href="https://armyinform.com.ua/wp-content/uploads/2023/05/lavra_002.jpg" text:style-name="Internet_20_link" text:visited-style-name="Visited_20_Internet_20_Link">
<draw:frame draw:style-name="fr1" draw:name="Image282" text:anchor-type="as-char" svg:width="6.9236in" svg:height="6.9236in" draw:z-index="0">
<draw:image xlink:href="../Images/AРМІЯINFORM/2023-05-12T70-00-00-04-00/lavra_002-150x150.jpg" xlink:type="simple" xlink:show="embed" xlink:actuate="onLoad" draw:mime-type="image/jpeg"/>
</draw:frame>
</text:a>
</text:p>
      <text:p text:style-name="P4">
<text:a xlink:type="simple" xlink:href="https://armyinform.com.ua/wp-content/uploads/2023/05/lavra_003.jpg" text:style-name="Internet_20_link" text:visited-style-name="Visited_20_Internet_20_Link">
<draw:frame draw:style-name="fr1" draw:name="Image283" text:anchor-type="as-char" svg:width="6.9236in" svg:height="6.9236in" draw:z-index="0">
<draw:image xlink:href="../Images/AРМІЯINFORM/2023-05-12T70-00-00-04-00/lavra_003-150x150.jpg" xlink:type="simple" xlink:show="embed" xlink:actuate="onLoad" draw:mime-type="image/jpeg"/>
</draw:frame>
</text:a>
展览的开幕由：乌克兰东正教教堂的负责人，基夫都会大都会的荣耀和全国乌克兰Epiphanius，及信息政策文化部长亚历山大·特卡奇科(Alexander Tkachenko)，国家储备总监，国家储备主任。 -Pechersk Lavra“国家革命博物馆总干事Maxim Ostapenko(快乐的)伊戈尔·波希瓦洛(Igor Poshivaylo)和第二次世界大战奥克萨纳·扬科文科(Oksana Yankovenko)的乌克兰资金博物馆的首席监护人。</text:p>
      <text:p text:style-name="P4">
<draw:frame draw:style-name="fr1" draw:name="Image284" text:anchor-type="as-char" svg:width="6.9236in" svg:height="4.615733in" draw:z-index="0">
<draw:image xlink:href="../Images/AРМІЯINFORM/2023-05-12T70-00-00-04-00/lavra_004.jpg" xlink:type="simple" xlink:show="embed" xlink:actuate="onLoad" draw:mime-type="image/jpeg"/>
</draw:frame>
在乌克兰Epiphanius的Kyiv Ivsia的PCU负责人的负责人身上，他的福祉负责人指出，造成乌克兰寺庙破坏的俄罗斯邪恶肯定会受到惩罚。 毕竟，善与真理总是不知所措。该博览会由39张照片组成，这些照片主要在乌克兰的DE工业领土上受损或摧毁的各种美观的庙宇。 此外，还有来自临时占领地区和积极战斗的地方的教堂照片。</text:p>
      <text:p text:style-name="P4">
博览会的第二部分由博物馆带来从定居点占领者中释放出来的对象。 特别是，大房子呈现出肢解的图标，教堂的钟声，上面有救赎的痕迹，Iconostasis的要素和许多其他展览。 ESVA的每个主题都是一个独特的，同时是一个悲惨的故事。</text:p>
      <text:p text:style-name="P4">
此外，在餐厅中，在第一次世界大战时期，我在第一次世界大战时期被摧毁了基夫 - 佩奇克斯克拉夫拉大教堂的物体。</text:p>
      <text:p text:style-name="P4">
展览的第三部分是互动的，因为博物馆的场所都无法容纳被破坏的宗教结构和信息材料中的物体。</text:p>
      <text:p text:style-name="P4">
<text:a xlink:type="simple" xlink:href="https://armyinform.com.ua/wp-content/uploads/2023/05/lavra_005.jpg" text:style-name="Internet_20_link" text:visited-style-name="Visited_20_Internet_20_Link">
!(Images/AРМІЯINFORM/2023-05-12T70-00-00-04-00/lavra_005-150x150.jpg)</text:a>
</text:p>
      <text:p text:style-name="P4">
<text:a xlink:type="simple" xlink:href="https://armyinform.com.ua/wp-content/uploads/2023/05/lavra_006.jpg" text:style-name="Internet_20_link" text:visited-style-name="Visited_20_Internet_20_Link">
<draw:frame draw:style-name="fr1" draw:name="Image285" text:anchor-type="as-char" svg:width="6.9236in" svg:height="6.9236in" draw:z-index="0">
<draw:image xlink:href="../Images/AРМІЯINFORM/2023-05-12T70-00-00-04-00/lavra_006-150x150.jpg" xlink:type="simple" xlink:show="embed" xlink:actuate="onLoad" draw:mime-type="image/jpeg"/>
</draw:frame>
</text:a>
</text:p>
      <text:p text:style-name="P4">
<text:a xlink:type="simple" xlink:href="https://armyinform.com.ua/wp-content/uploads/2023/05/lavra_007.jpg" text:style-name="Internet_20_link" text:visited-style-name="Visited_20_Internet_20_Link">
<draw:frame draw:style-name="fr1" draw:name="Image286" text:anchor-type="as-char" svg:width="6.9236in" svg:height="6.9236in" draw:z-index="0">
<draw:image xlink:href="../Images/AРМІЯINFORM/2023-05-12T70-00-00-04-00/lavra_007-150x150.jpg" xlink:type="simple" xlink:show="embed" xlink:actuate="onLoad" draw:mime-type="image/jpeg"/>
</draw:frame>
</text:a>
</text:p>
      <text:p text:style-name="P4">
<text:a xlink:type="simple" xlink:href="https://armyinform.com.ua/wp-content/uploads/2023/05/lavra_008.jpg" text:style-name="Internet_20_link" text:visited-style-name="Visited_20_Internet_20_Link">
<draw:frame draw:style-name="fr1" draw:name="Image287" text:anchor-type="as-char" svg:width="6.9236in" svg:height="6.9236in" draw:z-index="0">
<draw:image xlink:href="../Images/AРМІЯINFORM/2023-05-12T70-00-00-04-00/lavra_008-150x150.jpg" xlink:type="simple" xlink:show="embed" xlink:actuate="onLoad" draw:mime-type="image/jpeg"/>
</draw:frame>
</text:a>
“尽管宗教信仰，敌人在我们的庙宇中射击，射杀了上帝。 这些结构中的100个被完全破坏。 毫无疑问，我们将重建一切，但对我们来说，对我们来说，俄罗斯侵略者正在用乌克兰的庙宇创造的邪恶。我要成为欧洲口号的真正体现，“再也不会是战争之前。甚至使它们变得更好。”展览开幕期间，乌克兰Oleksandr Tkachenko的文化和信息政策部长说。</text:p>
      <text:p text:style-name="P4">
该博览会是由第二次世界大战国家乌克兰国家历史博物馆“基夫 - 佩奇斯克·拉夫拉(Kyiv-Pechersk Lavra)共同努力的，这是天堂般的百分百英雄 - 天秤座的革命博物馆(快乐的)以及乌克兰东正教教堂的参与。</text:p>
      <text:p text:style-name="P4">
展览将全年持续。</text:p>
      <text:p text:style-name="P4">
News Source: <text:a xlink:type="simple" xlink:href="https://armyinform.com.ua/2023/05/12/okupanty-zrujnuvaly-ta-poshkodyly-blyzko-piv-tysyachi-hramiv-ta-sakralnyh-sporud-ukrayiny/" text:style-name="Internet_20_link" text:visited-style-name="Visited_20_Internet_20_Link">
https://armyinform.com.ua/2023/05/12/okupanty-zrujnuvaly-ta-poshkodyly-blyzko-piv-tysyachi-hramiv-ta-sakralnyh-sporud-ukrayiny/</text:a>
</text:p>
      <!--NEWS-->
      <text:h text:style-name="P10" text:outline-level="1">
<text:span text:style-name="T4">
Yanukovych和Putin分开了一个基础：Oleg Smal展示了一场漫画的展览</text:span>
</text:h>
      <text:p text:style-name="P4">
作者: ['Яна Задубінна']</text:p>
      <text:p text:style-name="P4">
时间: 2023-05-12T71:00:00-04:00</text:p>
      <text:p text:style-name="P4">
描述: 在Misetztv区Kapolitovka区的猕猴桃市的Kiwi ...与乌克兰2022年的战争，与乌克兰的最新新闻，今天与乌克兰2022年与乌克兰2022年的战争，今天将在乌克兰和俄罗斯之间发生战争，当时与俄罗斯之间的战争以及战争他们说，乌克兰在2022年将是与乌克兰的战争</text:p>
      <text:p text:style-name="P4">
图片: ['<text:a xlink:type="simple" xlink:href="https://armyinform.com.ua/wp-content/uploads/2023/05/golovna-48.jpg" text:style-name="Internet_20_link" text:visited-style-name="Visited_20_Internet_20_Link">
golovna-48.jpg</text:a>
', '<text:a xlink:type="simple" xlink:href="https://armyinform.com.ua/wp-content/uploads/2023/05/foto1-2-150x150.jpg" text:style-name="Internet_20_link" text:visited-style-name="Visited_20_Internet_20_Link">
foto1-2-150x150.jpg</text:a>
', '<text:a xlink:type="simple" xlink:href="https://armyinform.com.ua/wp-content/uploads/2023/05/foto2-1-150x150.jpg" text:style-name="Internet_20_link" text:visited-style-name="Visited_20_Internet_20_Link">
foto2-1-150x150.jpg</text:a>
', '<text:a xlink:type="simple" xlink:href="https://armyinform.com.ua/wp-content/uploads/2023/05/oleg_smal_.jpg" text:style-name="Internet_20_link" text:visited-style-name="Visited_20_Internet_20_Link">
oleg_smal_.jpg</text:a>
', '<text:a xlink:type="simple" xlink:href="https://armyinform.com.ua/wp-content/uploads/2023/05/pavlo_lypa.jpg" text:style-name="Internet_20_link" text:visited-style-name="Visited_20_Internet_20_Link">
pavlo_lypa.jpg</text:a>
', '<text:a xlink:type="simple" xlink:href="https://armyinform.com.ua/wp-content/uploads/2023/05/foto_4-150x150.jpg" text:style-name="Internet_20_link" text:visited-style-name="Visited_20_Internet_20_Link">
foto_4-150x150.jpg</text:a>
', '<text:a xlink:type="simple" xlink:href="https://armyinform.com.ua/wp-content/uploads/2023/05/foto_5-150x150.jpg" text:style-name="Internet_20_link" text:visited-style-name="Visited_20_Internet_20_Link">
foto_5-150x150.jpg</text:a>
']</text:p>
      <text:p text:style-name="P4">
标签: ['ВТОРГНЕННЯ РФ', 'МИСТЕЦТВО']</text:p>
      <text:p text:style-name="P4">
类别: News</text:p>
      <!--METADATA-->
      <text:p text:style-name="P4">
<draw:frame draw:style-name="fr1" draw:name="Image288" text:anchor-type="as-char" svg:width="6.9236in" svg:height="5.1927in" draw:z-index="0">
<draw:image xlink:href="../Images/AРМІЯINFORM/2023-05-12T71-00-00-04-00/golovna-48.jpg" xlink:type="simple" xlink:show="embed" xlink:actuate="onLoad" draw:mime-type="image/jpeg"/>
</draw:frame>
在基辅，在乌克兰漫画家Oleg Smal的首都Desnyanskiy District的市政艺术画廊举行了计划外的作品展览。</text:p>
      <text:p text:style-name="P4">
<text:a xlink:type="simple" xlink:href="https://armyinform.com.ua/wp-content/uploads/2023/05/foto1-2.jpg" text:style-name="Internet_20_link" text:visited-style-name="Visited_20_Internet_20_Link">
!(Images/AРМІЯINFORM/2023-05-12T71-00-00-04-00/foto1-2-150x150.jpg)</text:a>
</text:p>
      <text:p text:style-name="P4">
<text:a xlink:type="simple" xlink:href="https://armyinform.com.ua/wp-content/uploads/2023/05/foto2-1.jpg" text:style-name="Internet_20_link" text:visited-style-name="Visited_20_Internet_20_Link">
<draw:frame draw:style-name="fr1" draw:name="Image289" text:anchor-type="as-char" svg:width="6.9236in" svg:height="6.9236in" draw:z-index="0">
<draw:image xlink:href="../Images/AРМІЯINFORM/2023-05-12T71-00-00-04-00/foto2-1-150x150.jpg" xlink:type="simple" xlink:show="embed" xlink:actuate="onLoad" draw:mime-type="image/jpeg"/>
</draw:frame>
</text:a>
该博览会提出了专门针对俄罗斯 - 乌克兰人的漫画，作者嘲笑了俄罗斯联邦的政客和发言人的不可接受。 机器人Smolia是对他们的刑事陈述和行动的回应。 但是，尽管如此，作者还是犹豫不决是否建议在战争期间开玩笑。</text:p>
      <text:p text:style-name="P4">
<draw:frame draw:style-name="fr1" draw:name="Image290" text:anchor-type="as-char" svg:width="6.9236in" svg:height="5.1927in" draw:z-index="0">
<draw:image xlink:href="../Images/AРМІЯINFORM/2023-05-12T71-00-00-04-00/oleg_smal_.jpg" xlink:type="simple" xlink:show="embed" xlink:actuate="onLoad" draw:mime-type="image/jpeg"/>
</draw:frame>
 - 我总是将漫画称为“心理缺陷”，因为很少有人梦想着这个国家的时间酸痛。 同意接受周围发生的一切，笑声并不正常。 但是，至于我，在最困难的时刻，这是一个笑话，这是漫画家。</text:p>
      <text:p text:style-name="P4">
此外，在一次创意会议上，“战争国艺术”项目的合伙人帕维尔·莱帕(Pavel Lipa)展示了<text:a xlink:type="simple" xlink:href="https://www.youtube.com/watch" text:style-name="Internet_20_link" text:visited-style-name="Visited_20_Internet_20_Link">
纪录片图片</text:a>
献给漫画家Oleg Smol。  <draw:frame draw:style-name="fr1" draw:name="Image291" text:anchor-type="as-char" svg:width="6.9236in" svg:height="5.1927in" draw:z-index="0">
<draw:image xlink:href="../Images/AРМІЯINFORM/2023-05-12T71-00-00-04-00/pavlo_lypa.jpg" xlink:type="simple" xlink:show="embed" xlink:actuate="onLoad" draw:mime-type="image/jpeg"/>
</draw:frame>
 - 战争能够专注于政治讽刺。 他设法将乌克兰的漫画家与俄罗斯的宣传面对面。它启发了这一系列赛的一部分。 我想展示自己的电影，在战争时期的艺术能力以及个人创造力是否可以在社会中存在，这已经完全成为军事铁轨， -   - 帕维尔·利帕(Pavel Lipa)说。</text:p>
      <text:p text:style-name="P4">
纪录片“战争国”的纪录片是关于乌克兰艺术家的共同亲戚和巴比伦13的共同的循环，他们在大规模的入侵中留在该国并继续创造。</text:p>
      <text:p text:style-name="P4">
<text:a xlink:type="simple" xlink:href="https://armyinform.com.ua/wp-content/uploads/2023/05/foto_4.jpg" text:style-name="Internet_20_link" text:visited-style-name="Visited_20_Internet_20_Link">
!(Images/AРМІЯINFORM/2023-05-12T71-00-00-04-00/foto_4-150x150.jpg)</text:a>
</text:p>
      <text:p text:style-name="P4">
<text:a xlink:type="simple" xlink:href="https://armyinform.com.ua/wp-content/uploads/2023/05/foto_5.jpg" text:style-name="Internet_20_link" text:visited-style-name="Visited_20_Internet_20_Link">
<draw:frame draw:style-name="fr1" draw:name="Image292" text:anchor-type="as-char" svg:width="6.9236in" svg:height="6.9236in" draw:z-index="0">
<draw:image xlink:href="../Images/AРМІЯINFORM/2023-05-12T71-00-00-04-00/foto_5-150x150.jpg" xlink:type="simple" xlink:show="embed" xlink:actuate="onLoad" draw:mime-type="image/jpeg"/>
</draw:frame>
</text:a>
</text:p>
      <text:p text:style-name="P4">
<text:span text:style-name="T5">
photo作者</text:span>
</text:p>
      <text:p text:style-name="P4">
News Source: <text:a xlink:type="simple" xlink:href="https://armyinform.com.ua/2023/05/12/yanukovych-i-putin-dilyat-odne-spidnye-oleg-smal-prezentuvav-vystavku-karykatur/" text:style-name="Internet_20_link" text:visited-style-name="Visited_20_Internet_20_Link">
https://armyinform.com.ua/2023/05/12/yanukovych-i-putin-dilyat-odne-spidnye-oleg-smal-prezentuvav-vystavku-karykatur/</text:a>
</text:p>
      <!--NEWS-->
      <text:h text:style-name="P10" text:outline-level="1">
<text:span text:style-name="T4">
如何获得特殊情况下失踪者的家庭成员的证书</text:span>
</text:h>
      <text:p text:style-name="P4">
作者: ['АРМІЯINFORM']</text:p>
      <text:p text:style-name="P4">
时间: 2023-05-12T72:00:00-04:00</text:p>
      <text:p text:style-name="P4">
描述: 奥德里马蒂（Odrimati），老人的权利，奥斯科（Os -Yeb）的女友，英勇的帮助，与乌克兰2022年的战争，与乌克兰的战争是今天的最新消息，是与乌克兰2022年的战争，这是今天的最后一场新闻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5/2ch.jpg" text:style-name="Internet_20_link" text:visited-style-name="Visited_20_Internet_20_Link">
2ch.jpg</text:a>
']</text:p>
      <text:p text:style-name="P4">
标签: ['БЕЗВІСТИ ЗНИКЛІ', 'МІНРЕІНТЕГРАЦІЇ']</text:p>
      <text:p text:style-name="P4">
类别: News</text:p>
      <!--METADATA-->
      <text:p text:style-name="P4">
<draw:frame draw:style-name="fr1" draw:name="Image293" text:anchor-type="as-char" svg:width="6.9236in" svg:height="3.11562in" draw:z-index="0">
<draw:image xlink:href="../Images/AРМІЯINFORM/2023-05-12T72-00-00-04-00/2ch.jpg" xlink:type="simple" xlink:show="embed" xlink:actuate="onLoad" draw:mime-type="image/jpeg"/>
</draw:frame>
在特殊情况下消失的人的父母，配偶和子女有权获得证书。</text:p>
      <text:p text:style-name="P4">
如<text:a xlink:type="simple" xlink:href="https://minre.gov.ua/2023/05/12/yak-otrymaty-posvidchennya-chlena-simyi-osoby-znykloyi-bezvisty-za-osoblyvyh-obstavyn/" text:style-name="Internet_20_link" text:visited-style-name="Visited_20_Internet_20_Link">
报告</text:a>
独立于乌克兰暂时占领领土的重新融合的部，为此，有必要向完成Tasotcial支持的领土中心撰写申请(TCC和SP)在实际居住地。</text:p>
      <text:p text:style-name="P4">
另请阅读：</text:p>
      <text:p text:style-name="P4">
<text:a xlink:type="simple" xlink:href="https://armyinform.com.ua/2023/04/16/osoblyvosti-nadannya-dokumentiv-rodynam-vijskovosluzhbovcziv-yaki-zagynuly-pomerly-chy-propaly-bezvisty-pid-chas-prohodzhennya-vijskovoyi-sluzhby/" text:style-name="Internet_20_link" text:visited-style-name="Visited_20_Internet_20_Link">
向兵役期间死亡，死亡或失踪的军人家庭提供文件的特点</text:a>
在说明中您需要添加：</text:p>
      <ul>
        <li>
护照(出生证明)以及获得证书的家庭成员的个人税号； *关于CCC和合资公司失踪的通知。</li>
      </ul>
      <text:p text:style-name="P4">
该证书证实了失踪人员亲戚从国家获得社会保证的权利。 特别是公共交通福利，住房和公共服务。</text:p>
      <text:p text:style-name="P4">
News Source: <text:a xlink:type="simple" xlink:href="https://armyinform.com.ua/2023/05/12/yak-otrymaty-posvidchennya-chlena-simyi-osoby-znykloyi-bezvisty-za-osoblyvyh-obstavyn/" text:style-name="Internet_20_link" text:visited-style-name="Visited_20_Internet_20_Link">
https://armyinform.com.ua/2023/05/12/yak-otrymaty-posvidchennya-chlena-simyi-osoby-znykloyi-bezvisty-za-osoblyvyh-obstavyn/</text:a>
</text:p>
      <!--NEWS-->
      <text:h text:style-name="P10" text:outline-level="1">
<text:span text:style-name="T4">
乌克兰军队是该大陆上最强大的军队：波兰参议院批准了乌克兰在北约成员身份的决议</text:span>
</text:h>
      <text:p text:style-name="P4">
作者: ['АРМІЯINFORM']</text:p>
      <text:p text:style-name="P4">
时间: 2023-05-12T73:00:00-04:00</text:p>
      <text:p text:style-name="P4">
描述: 参议院波兰人有一个室友，称赞北约乌克兰的鸡巴的决议。 vidpovesdniy ...与乌克兰2022年的战争，与乌克兰的最新消息，今天与乌克兰的新闻战争，乌克兰2022年最后一次与乌克兰的新闻战争，乌克兰和俄罗斯之间的战争以及2022年与乌克兰的战争将会发生，他们在不久的将来与乌克兰战争，他们说，与乌克兰的战争，今天的乌克兰新闻，乌克兰新闻，乌克兰媒体的俄罗斯媒体</text:p>
      <text:p text:style-name="P4">
图片: ['<text:a xlink:type="simple" xlink:href="https://armyinform.com.ua/wp-content/uploads/2023/05/ukraine_polska_nato.jpg" text:style-name="Internet_20_link" text:visited-style-name="Visited_20_Internet_20_Link">
ukraine_polska_nato.jpg</text:a>
']</text:p>
      <text:p text:style-name="P4">
标签: ['РЕЗОЛЮЦІЯ', 'СЕНАТ РЕСПУБЛІКИ ПОЛЬЩА', 'УКРАЇНА – НАТО']</text:p>
      <text:p text:style-name="P4">
类别: News</text:p>
      <!--METADATA-->
      <text:p text:style-name="P4">
<draw:frame draw:style-name="fr1" draw:name="Image294" text:anchor-type="as-char" svg:width="6.9236in" svg:height="3.894525in" draw:z-index="0">
<draw:image xlink:href="../Images/AРМІЯINFORM/2023-05-12T73-00-00-04-00/ukraine_polska_nato.jpg" xlink:type="simple" xlink:show="embed" xlink:actuate="onLoad" draw:mime-type="image/jpeg"/>
</draw:frame>
波兰参议院一致批准了乌克兰在北约成员资格的决议。</text:p>
      <text:p text:style-name="P4">
相关文件<text:a xlink:type="simple" xlink:href="https://av8.senat.pl/10Sen624" text:style-name="Internet_20_link" text:visited-style-name="Visited_20_Internet_20_Link">
已被接受</text:a>
在2023年5月11日。</text:p>
      <text:p text:style-name="P4">
在[解决方案]中(https://www.senat.gov.pl/download/gfx/senat/pl/senatdruki/12776/druk/973.pdf)参议员指出，经过一年可怕的大规模战争，乌克兰反对俄罗斯，保护欧洲，是保护侵略大陆从东方保护欧洲的关键联系。</text:p>
      <text:p text:style-name="P4">
“如今，乌克兰拥有非凡的战斗服务，在非洲大陆上拥有最强大的军队。 该文件说：“乌克兰军队迅速为北约的塔科索(Tacose)的现代艺术和战术提供了重新准备，这是由医疗盟友数十年来开发的。”</text:p>
      <text:p text:style-name="P4">
波兰参议员强调，由于与北约国家的政治和军事合作，乌克兰捍卫者需要真正的支持。</text:p>
      <text:p text:style-name="P4">
“在[北约峰会上(https://armyinform.com.ua/2022/11/09/nastupnyj-samit-nato-vidbudetsya-vlitku-2023-roku-v-lytvi/)乌克兰必须获得比以前的[公开宣言 - 政策的声明]要多得多(https://armyinform.com.ua/2023/05/10/gensek-nato-usi-soyuznyky-zgodni-z-tym-shho-ukrayina-stane-chlenom-alyansu/). Вільнюський саміт має стативажливим етапом підготовки України до повноправного членства. Сенат РеспублікиПольща вважає, що вступ України до НАТО має бути політичним рішенням — як увипадку <text:a xlink:type="simple" xlink:href="https://armyinform.com.ua/2023/04/04/sogodni-finlyandiya-stala-31-m-chlenom-nato-oficzijna-zayava-genseka/" text:style-name="Internet_20_link" text:visited-style-name="Visited_20_Internet_20_Link">
Фінляндії</text:a>
和<text:a xlink:type="simple" xlink:href="https://armyinform.com.ua/2023/02/15/finlyandiya-ta-shvecziya-rozglyadayut-sczenariyi-vstupu-do-nato-yak-razom-tak-i-okremo/" text:style-name="Internet_20_link" text:visited-style-name="Visited_20_Internet_20_Link">
瑞典</text:a>
 - 对联盟东部边界以外的挑战和威胁的战略分析的结果，”  - 解决方案。</text:p>
      <text:p text:style-name="P4">
还指出，芬兰和瑞典被邀请通过以前从未使用过的交流加入北约。</text:p>
      <text:p text:style-name="P4">
“尽管瑞典仍然留在契约结构之外，但盟军已决定保护它。 该决议说：“波兰共和国参议院呼吁北约成员国对乌克兰采用非凡程序。”该决议说。</text:p>
      <text:p text:style-name="P4">
我们将提醒，北约北部国家早些时候<text:a xlink:type="simple" xlink:href="https://armyinform.com.ua/2023/05/04/oficzijna-zayava-pivnichni-krayiny-nato-pidtrymuvatymut-ukrayinu-na-shlyahu-do-alyansu/" text:style-name="Internet_20_link" text:visited-style-name="Visited_20_Internet_20_Link">
表达</text:a>
在乌克兰在北大西洋联盟的途中的支持下。立陶宛外交大臣加布里埃勒斯·兰斯贝吉斯<text:a xlink:type="simple" xlink:href="https://armyinform.com.ua/2023/04/25/ya-ne-viryu-shho-v-nato-ye-majbutnye-bez-ukrayiny-ministr-zakordonnyh-sprav-lytvy/" text:style-name="Internet_20_link" text:visited-style-name="Visited_20_Internet_20_Link">
难以置信</text:a>
乌克兰没有北约的宽敞，因为它不认为北约没有乌克兰的未来。</text:p>
      <text:p text:style-name="P4">
在维尔纽斯军队的北约峰会前夕开始<text:a xlink:type="simple" xlink:href="https://armyinform.com.ua/2023/04/28/armiyainform-rozpochynaye-proyekt-pro-istoriyu-spivpraczi-ukrayina-nato/" text:style-name="Internet_20_link" text:visited-style-name="Visited_20_Internet_20_Link">
项目</text:a>
关于乌克兰合作历史 - 北约。</text:p>
      <text:p text:style-name="P4">
<text:span text:style-name="T5">
准备的Vitaliy Lytvyn</text:span>
</text:p>
      <text:p text:style-name="P4">
News Source: <text:a xlink:type="simple" xlink:href="https://armyinform.com.ua/2023/05/12/ukrayinska-armiya-najsylnisha-na-kontynenti-polskyj-senat-uhvalyv-rezolyucziyu-shhodo-chlenstva-ukrayiny-v-nato/" text:style-name="Internet_20_link" text:visited-style-name="Visited_20_Internet_20_Link">
https://armyinform.com.ua/2023/05/12/ukrayinska-armiya-najsylnisha-na-kontynenti-polskyj-senat-uhvalyv-rezolyucziyu-shhodo-chlenstva-ukrayiny-v-nato/</text:a>
</text:p>
      <!--NEWS-->
      <text:h text:style-name="P10" text:outline-level="1">
<text:span text:style-name="T4">
在武装部队部署时，已更正占领者的火箭袭击 - 涉嫌克拉曼斯克的两名居民</text:span>
</text:h>
      <text:p text:style-name="P4">
作者: ['АРМІЯINFORM']</text:p>
      <text:p text:style-name="P4">
时间: 2023-05-12T74:00:00-04:00</text:p>
      <text:p text:style-name="P4">
描述: Vorog Popplekhniki PPD小时的柜台的围墙是Vyprontovikh Pilog小时...与2022年乌克兰的战争，与乌克兰的战争是今天的最新消息，这是今天与乌克兰2022年的新闻战争，无论是今天的最后一场新闻乌克兰和俄罗斯之间以及2022年与乌克兰的战争之间将发生战争，乌克兰新闻在乌克兰媒体的俄罗斯人</text:p>
      <text:p text:style-name="P4">
图片: ['<text:a xlink:type="simple" xlink:href="https://armyinform.com.ua/wp-content/uploads/2023/05/0251394d5c78c8ba11d65f73512bddbd-e1683875297786.jpeg" text:style-name="Internet_20_link" text:visited-style-name="Visited_20_Internet_20_Link">
0251394d5c78c8ba11d65f73512bddbd-e1683875297786.jpeg</text:a>
']</text:p>
      <text:p text:style-name="P4">
标签: ['STOPRUSSIA', 'АГРЕСІЯ РФ', 'ВТОРГНЕННЯ РФ', 'КОЛАБОРАНТИ', 'СБУ']</text:p>
      <text:p text:style-name="P4">
类别: News</text:p>
      <!--METADATA-->
      <text:p text:style-name="P4">
<draw:frame draw:style-name="fr1" draw:name="Image295" text:anchor-type="as-char" svg:width="6.9236in" svg:height="4.956668in" draw:z-index="0">
<draw:image xlink:href="../Images/AРМІЯINFORM/2023-05-12T74-00-00-04-00/0251394d5c78c8ba11d65f73512bddbd-e1683875297786.jpeg" xlink:type="simple" xlink:show="embed" xlink:actuate="onLoad" draw:mime-type="image/jpeg"/>
</draw:frame>
在顿涅茨克地区的原始地区，在反抗措施中，又有两名敌方同事被拘留。 攻击者是克拉默斯克(Kramatorsk)的两名居民，他们将国防军位置的占领者传给了该地区。</text:p>
      <text:p text:style-name="P4">
他们特别注意武装部队单位的基地和行动路线和沿巴赫穆特方向的国家边防部队服务。</text:p>
      <text:p text:style-name="P4">
根据调查，其中一位收集了情报，并将其传递给了社区，该社区在电报中管理了俄罗斯群体，并与东方阵线的俄罗斯联邦占领集团“联系”。</text:p>
      <text:p text:style-name="P4">
入侵者需要情报来准备在Kramatorsk区的目击火箭发射器。 在搜索人物地址时，发现了手机，他们将其用于通过Messenger与侵略者进行通信。</text:p>
      <text:p text:style-name="P4">
在收集的证据的基础上，SBU调查人员被拘留的一名宣布传播，以传播有关其身份识别的武装部队的移动，运动或位置，并在武术状态下。法律。涉及的另一个人 - 亲克雷夫互联网集团合格的协作活动的管理员。</text:p>
      <text:p text:style-name="P4">
他们现在被拘留。 正在进行调查，以建立肇事者的所有犯罪和起诉。</text:p>
      <text:p text:style-name="P4">
<text:span text:style-name="T4">
来源：</text:span>
 <text:a xlink:type="simple" xlink:href="https://ssu.gov.ua/novyny/sbu-zatrymala-dvokh-vorozhykh-informatoriv-yaki-navodyly-rosiiski-rakety-na-lokatsii-syl-oborony-u-kramatorsku" text:style-name="Internet_20_link" text:visited-style-name="Visited_20_Internet_20_Link">
<text:span text:style-name="T5">
sbu</text:span>
</text:a>
</text:p>
      <text:p text:style-name="P4">
News Source: <text:a xlink:type="simple" xlink:href="https://armyinform.com.ua/2023/05/12/koryguvaly-raketni-udary-okupantiv-po-misczyah-dyslokacziyi-zsu-pidozryuyut-dvoh-meshkancziv-kramatorska/" text:style-name="Internet_20_link" text:visited-style-name="Visited_20_Internet_20_Link">
https://armyinform.com.ua/2023/05/12/koryguvaly-raketni-udary-okupantiv-po-misczyah-dyslokacziyi-zsu-pidozryuyut-dvoh-meshkancziv-kramatorska/</text:a>
</text:p>
      <!--NEWS-->
      <text:h text:style-name="P10" text:outline-level="1">
<text:span text:style-name="T4">
如今，所有航空家庭都支持土地单位的战斗-Yuri Ignat</text:span>
</text:h>
      <text:p text:style-name="P4">
作者: ['Олексій Тригуб']</text:p>
      <text:p text:style-name="P4">
时间: 2023-05-12T75: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17-7.jpg" text:style-name="Internet_20_link" text:visited-style-name="Visited_20_Internet_20_Link">
17-7.jpg</text:a>
']</text:p>
      <text:p text:style-name="P4">
标签: ['ЮРІЙ ІГНАТ']</text:p>
      <text:p text:style-name="P4">
类别: News</text:p>
      <!--METADATA-->
      <text:p text:style-name="P4">
<draw:frame draw:style-name="fr1" draw:name="Image296" text:anchor-type="as-char" svg:width="6.9236in" svg:height="3.63489in" draw:z-index="0">
<draw:image xlink:href="../Images/AРМІЯINFORM/2023-05-12T75-00-00-04-00/17-7.jpg" xlink:type="simple" xlink:show="embed" xlink:actuate="onLoad" draw:mime-type="image/jpeg"/>
</draw:frame>
在直[以太]中(https://www.youtube.com/watch?v=WY8sDvZdWEA)乌克兰上校尤里·伊格纳修斯(Yuri Ignatius)空军“统一新闻”发言人的唯一新闻回应了乌克兰由乌克兰通过服务和斯洛伐克获得的MIG-29飞机上的提问，以及他们在其中的作用和地位俄罗斯侵略之间的对抗。</text:p>
      <ul>
        <li>
尤里·伊格纳特(Yuri Ignat)说，得益于这种帮助，我们有三名完整的船员，并带有这种战斗机。  - 如今，所有战术航空的家庭 - 战斗机，袭击和轰炸 - 支持我们的陆地单位的防御和异常战斗。 但是，要在空中盛行，需要另一种类型的飞机 - 现代的西方多功能战斗机，我们希望这是我们的航空公司。 同时，波兰和斯洛伐克MIG当然可以帮助我们抵抗敌人并尽可能执行战斗任务。</li>
      </ul>
      <text:p text:style-name="P4">
尤里·伊格纳特上校在评论操作环境的变化时指出，最后一天被沿碰撞线的敌人勘探无人机激活。 敌人还继续在一线领域的托管飞机上罢工。</text:p>
      <ul>
        <li>
我们看到这些侦察无人机。 我们跟踪。 如果我们发现自己处于击败防空手段的领域，我们将销毁， - 官员保证。</li>
      </ul>
      <text:p text:style-name="P4">
同样，为空军指挥的公共关系服务部负责人，被迫不断加强侵略者国家的制裁压力，以使能够产生能够产生的手段。 根据尤里·伊格纳特(Yuri Ignat)的说法，在秋冬期间，乌克兰关键基础设施的罢工是，棉花网使用了大约850辆有翼的海上和空中基地导弹，大大降低了其课程。 如今，俄罗斯工业仍在生产帮派，但克里姆林宫不再负担去年出现的大规模导弹袭击。 目前的攻击是十，二十枚火箭。 但是，这种火箭笔触会定期发生，这意味着制裁就足够了，应加强。</text:p>
      <text:p text:style-name="P4">
News Source: <text:a xlink:type="simple" xlink:href="https://armyinform.com.ua/2023/05/12/usi-rody-aviacziyi-sogodni-pidtrymuyut-bojovi-diyi-suhoputnyh-pidrozdiliv-yurij-ignat/" text:style-name="Internet_20_link" text:visited-style-name="Visited_20_Internet_20_Link">
https://armyinform.com.ua/2023/05/12/usi-rody-aviacziyi-sogodni-pidtrymuyut-bojovi-diyi-suhoputnyh-pidrozdiliv-yurij-ignat/</text:a>
</text:p>
      <!--NEWS-->
      <text:h text:style-name="P10" text:outline-level="1">
<text:span text:style-name="T4">
乌克兰总统创建了一个专家小组，该团体将提交乌克兰英雄头衔的提交</text:span>
</text:h>
      <text:p text:style-name="P4">
作者: ['АРМІЯINFORM']</text:p>
      <text:p text:style-name="P4">
时间: 2023-05-12T76:00:00-04:00</text:p>
      <text:p text:style-name="P4">
描述: 乌克兰沃罗迪米尔总统Zelensky Zmisni担任乌克兰Zvannya英雄的法规，ZGENOY ...与乌克兰2022年的战争，与乌克兰与乌克兰的最新新闻，与乌克兰2022年的新闻战争，今天，乌克兰，乌克兰和俄罗斯和俄罗斯和俄罗斯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0/geroj-ukrayiny1-e1665826268162.jpg" text:style-name="Internet_20_link" text:visited-style-name="Visited_20_Internet_20_Link">
geroj-ukrayiny1-e1665826268162.jpg</text:a>
']</text:p>
      <text:p text:style-name="P4">
标签: ['ВОЛОДИМИР ЗЕЛЕНСЬКИЙ', 'ГЕРОЙ УКРАЇНИ', 'ПРЕЗИДЕНТ УКРАЇНИ']</text:p>
      <text:p text:style-name="P4">
类别: News</text:p>
      <!--METADATA-->
      <text:p text:style-name="P4">
<draw:frame draw:style-name="fr1" draw:name="Image297" text:anchor-type="as-char" svg:width="6.9236in" svg:height="4.12142in" draw:z-index="0">
<draw:image xlink:href="../Images/AРМІЯINFORM/2023-05-12T76-00-00-04-00/geroj-ukrayiny1-e1665826268162.jpg" xlink:type="simple" xlink:show="embed" xlink:actuate="onLoad" draw:mime-type="image/jpeg"/>
</draw:frame>
说明性照片</text:p>
      <text:p text:style-name="P4">
乌克兰沃迪米尔·泽伦斯基(Volodymyr Zelensky)总统修改了《乌克兰英雄头衔》的法规，根据该法规，该国纳波罗达州委员会和储蓄委员会的专家小组将执行关于授予最高州头衔的提交的初步考虑。 。</text:p>
      <text:p text:style-name="P4">
如<text:a xlink:type="simple" xlink:href="https://www.president.gov.ua/news/podannya-pro-prisvoyennya-zvannya-geroj-ukrayini-rozglyadati-82825" text:style-name="Internet_20_link" text:visited-style-name="Visited_20_Internet_20_Link">
报告</text:a>
乌克兰总统办公室，适当的<text:a xlink:type="simple" xlink:href="https://www.president.gov.ua/documents/2742023-46737" text:style-name="Internet_20_link" text:visited-style-name="Visited_20_Internet_20_Link">
法令</text:a>
今天5月12日签署的国家元首。</text:p>
      <text:p text:style-name="P4">
Volodymyr Zelensky做出了一个决定，以至于每个参与乌克兰辩护的英勇胜任公民，国家人口的安全保护，并未分别考虑，并被视为最高水平。</text:p>
      <text:p text:style-name="P4">
“关于将乌克兰英雄分配给我们的辩护人的大量上诉和电子请愿书表明这个问题是一个问题。 因此，决定提供一个特殊的咨询器官 - 专家小组。 它将包括我国的军事领导，部队和部队的指挥官，执法机构的代表，该机构将分别考虑每个英勇行为，并将提交州奖。 我们的每一个英雄，无私的乌克兰都从俄罗斯入侵者那里定义了自我，他们将我们的土地解放出效率，并以我们的健康或生命为由我们的自由而牺牲。 我们需要知道所有英雄的名字，” Valicimir Zelensky。</text:p>
      <text:p text:style-name="P4">
根据总统法令，在乌克兰总统委员会奖和纹章中，成立了一个专家团体，由乌克兰国防部的代表组成乌克兰，乌克兰的总参谋部，乌克兰州边境服务局，乌克兰州紧急服务，乌克兰安全局，乌克兰的安全局，乌克兰外国情报局，乌克兰的传播和信息保护特殊服务，乌克兰州安全服务，总统办公室，总统办公室乌克兰。</text:p>
      <text:p text:style-name="P4">
News Source: <text:a xlink:type="simple" xlink:href="https://armyinform.com.ua/2023/05/12/prezydent-ukrayiny-stvoryv-ekspertnu-grupu-yaka-vnosytyme-podannya-pro-prysvoyennya-zvannya-geroj-ukrayiny/" text:style-name="Internet_20_link" text:visited-style-name="Visited_20_Internet_20_Link">
https://armyinform.com.ua/2023/05/12/prezydent-ukrayiny-stvoryv-ekspertnu-grupu-yaka-vnosytyme-podannya-pro-prysvoyennya-zvannya-geroj-ukrayiny/</text:a>
</text:p>
      <!--NEWS-->
      <text:h text:style-name="P10" text:outline-level="1">
<text:span text:style-name="T4">
“长手”是今天需要的乌克兰国防军 - 尤里·伊格纳特</text:span>
</text:h>
      <text:p text:style-name="P4">
作者: ['Олексій Тригуб']</text:p>
      <text:p text:style-name="P4">
时间: 2023-05-12T77:00:00-04:00</text:p>
      <text:p text:style-name="P4">
描述: Kosumentychi在Efirin Direct Telemarafon“єIniNovy”中编号为Zakhidny的Pubblekatsi ...与乌克兰2022年的战争，与乌克兰的最新新闻，与乌克兰的新闻，与乌克兰2022年的新闻战争，今天与乌克兰2022年最后一次，将在乌克兰和俄罗斯和俄罗斯和俄罗斯和俄罗斯之间发生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2/12/foto-3-6.jpg" text:style-name="Internet_20_link" text:visited-style-name="Visited_20_Internet_20_Link">
foto-3-6.jpg</text:a>
']</text:p>
      <text:p text:style-name="P4">
标签: ['ВТОРГНЕННЯ РФ', 'ЄДИНІ НОВИНИ', 'ОЗБРОЄННЯ', 'ППО ЗСУ', 'ЮРІЙ ІГНАТ']</text:p>
      <text:p text:style-name="P4">
类别: News</text:p>
      <!--METADATA-->
      <text:p text:style-name="P4">
<draw:frame draw:style-name="fr1" draw:name="Image298" text:anchor-type="as-char" svg:width="6.9236in" svg:height="5.1927in" draw:z-index="0">
<draw:image xlink:href="../Images/AРМІЯINFORM/2023-05-12T77-00-00-04-00/foto-3-6.jpg" xlink:type="simple" xlink:show="embed" xlink:actuate="onLoad" draw:mime-type="image/jpeg"/>
</draw:frame>
Stormshadow，中心(|髓。 长范围自主巡航系统 - 一般就业)直线评论<text:a xlink:type="simple" xlink:href="https://www.youtube.com/watch" text:style-name="Internet_20_link" text:visited-style-name="Visited_20_Internet_20_Link">
以太</text:a>
西方媒体信息和歇斯底里的众多出版物在俄罗斯出版物中，乌克兰有翼风暴影子(乌克兰武装部队的发言人)，乌克兰武装部队的发言人，尤里尼特上校建议等待他们接收和使用侵略者的那一刻。</text:p>
      <ul>
        <li>
尤里格特说，我们的国防部队今天需要的是一只长的手。  - 有必要获取敌人的后勤路线，以通过临时占领的领土摧毁其物体。 因此，如果我们真的给我们提供了空中和地面基地的童话武器，那将是迈向我们胜利的伟大一步。 到目前为止，我们还没有加速活动，并为敌人提供有关我们已经需要获得的东西的任何信息。</li>
      </ul>
      <text:p text:style-name="P4">
空军发言人回答有关乌克兰反空气防御有效性的问题，指出，与侵略者的大规模入侵开始相比，它增加了很多。 迄今为止，乌克兰防空击中了75-80、90，有时甚至100％。 但是，Yuri Ingat上校强调，这适用于我们可以击败的印象的手段。 毕竟，有一些导弹仍然很难扫除更老化的防御，有托管的航空炸弹，其节拍只是乌克兰反式反飞行器反对航空的惊人成功，因为这几乎是不可能的。 因此，尤里·伊格纳特(Yuri Ignat)上校说，乌克兰防空战斗工作的有效性有所提高，但我们需要继续增长，以使击败敌人目标的百分比，乌克兰人更大。</text:p>
      <text:p text:style-name="P4">
News Source: <text:a xlink:type="simple" xlink:href="https://armyinform.com.ua/2023/05/12/dovga-ruka-cze-te-shho-neobhidno-sogodni-sylam-oborony-ukrayiny-yurij-ignat/" text:style-name="Internet_20_link" text:visited-style-name="Visited_20_Internet_20_Link">
https://armyinform.com.ua/2023/05/12/dovga-ruka-cze-te-shho-neobhidno-sogodni-sylam-oborony-ukrayiny-yurij-ignat/</text:a>
</text:p>
      <!--NEWS-->
      <text:h text:style-name="P10" text:outline-level="1">
<text:span text:style-name="T4">
我们的防御行动成功了，敌人耗尽和流血 - 谢尔盖·奇尔维蒂</text:span>
</text:h>
      <text:p text:style-name="P4">
作者: ['Олексій Тригуб']</text:p>
      <text:p text:style-name="P4">
时间: 2023-05-12T78:00:00-04:00</text:p>
      <text:p text:style-name="P4">
描述: Telemarathon“єini小说”河的PID直接包容小时是屏幕截图乌格彭尼...与乌克兰2022年的战争，与乌克兰的最新新闻，今天与乌克兰的新闻战争，今天与乌克兰的新闻战争最后一次，乌克兰和俄罗斯之间的战争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2/09/bahmut1.jpg" text:style-name="Internet_20_link" text:visited-style-name="Visited_20_Internet_20_Link">
bahmut1.jpg</text:a>
']</text:p>
      <text:p text:style-name="P4">
标签: ['БАХМУТ', 'ВТОРГНЕННЯ РФ', 'ЄДИНІ НОВИНИ', 'КОНТРНАСТУП', 'СЕРГІЙ ЧЕРЕВАТИЙ']</text:p>
      <text:p text:style-name="P4">
类别: News</text:p>
      <!--METADATA-->
      <text:p text:style-name="P4">
<draw:frame draw:style-name="fr1" draw:name="Image299" text:anchor-type="as-char" svg:width="6.9236in" svg:height="3.894525in" draw:z-index="0">
<draw:image xlink:href="../Images/AРМІЯINFORM/2023-05-12T78-00-00-04-00/bahmut1.jpg" xlink:type="simple" xlink:show="embed" xlink:actuate="onLoad" draw:mime-type="image/jpeg"/>
</draw:frame>
说明性照片</text:p>
      <text:p text:style-name="P4">
在直接纳入[telelorphone]中(https://www.youtube.com/watch?v=WY8sDvZdWEA)乌克兰上校Sergeychycheriev的武装部队东部分组的发言人的“唯一新闻”证实，在Bakhmut Napryamka上，敌人都有疲惫的迹象。</text:p>
      <ul>
        <li>
仅在最后一天，这里有40场战斗，导致190名入侵者，244人受伤，另有15人被俘虏。 军官说，还有三个坦克，步兵战车，三个MSTA-B榴弹炮和5条公告的导航。  - 这表明我们的防御行动继续成功，敌人被耗尽和流血。 没有Dewine Wagner表演，Bakhmut并不热衷。</li>
      </ul>
      <text:p text:style-name="P4">
根据塞尔吉·奇尔瓦托夫(Sergiy Cherevatov)的说法，敌人无助于恐怖分子和犯罪团体“瓦格纳”的单位被普通的罗萨尔米亚部队，汽车步枪部队所取代。 毕竟，他们大部分动员了，动机极低，并且没有添加信心和动力的Siloboron单位的成功。</text:p>
      <ul>
        <li>
由于在敌人的不同方向上成功战斗，它被分解，距离为250米至1.5公里 - 巴赫穆特(Bakhmut)举行，其他后卫摧毁了敌人，并在嫁给敌人的地方 - 总结了谢尔盖(Sergey)。</li>
      </ul>
      <text:p text:style-name="P4">
News Source: <text:a xlink:type="simple" xlink:href="https://armyinform.com.ua/2023/05/12/nasha-oboronna-operacziya-vidbuvayetsya-uspishno-vorog-vysnazhuyetsya-ta-znekrovlyuyetsya-sergij-cherevatyj/" text:style-name="Internet_20_link" text:visited-style-name="Visited_20_Internet_20_Link">
https://armyinform.com.ua/2023/05/12/nasha-oboronna-operacziya-vidbuvayetsya-uspishno-vorog-vysnazhuyetsya-ta-znekrovlyuyetsya-sergij-cherevatyj/</text:a>
</text:p>
      <!--NEWS-->
      <text:h text:style-name="P10" text:outline-level="1">
<text:span text:style-name="T4">
TRI已完成独特的培训课程“首都学校”</text:span>
</text:h>
      <text:p text:style-name="P4">
作者: ['АРМІЯINFORM']</text:p>
      <text:p text:style-name="P4">
时间: 2023-05-12T79:00:00-04:00</text:p>
      <text:p text:style-name="P4">
描述: Shchel 97 Ofiteriv Terichenencal的防御ZSU完成了不必要的财富...与乌克兰2022年的战争，与乌克兰与乌克兰的最新新闻战争，今天与乌克兰2022年的新闻战争，乌克兰与俄罗斯和俄罗斯之间的战争将与俄罗斯和俄罗斯之间的战争，当他们说，乌克兰在2022年是否会有一年的时间，在不久的将来是否会与乌克兰进行战争</text:p>
      <text:p text:style-name="P4">
图片: ['<text:a xlink:type="simple" xlink:href="https://armyinform.com.ua/wp-content/uploads/2023/05/346033838_141078552200072_7673058897944308105_n.jpg" text:style-name="Internet_20_link" text:visited-style-name="Visited_20_Internet_20_Link">
346033838_141078552200072_7673058897944308105_n.jpg</text:a>
']</text:p>
      <text:p text:style-name="P4">
标签: ['КОМАНДУВАННЯ СИЛ ТЕРОБОРОНИ ЗСУ', 'КУРСИ', 'КУРСИ КАПІТАНІВ']</text:p>
      <text:p text:style-name="P4">
类别: News</text:p>
      <!--METADATA-->
      <text:p text:style-name="P4">
<draw:frame draw:style-name="fr1" draw:name="Image300" text:anchor-type="as-char" svg:width="6.9236in" svg:height="4.806132in" draw:z-index="0">
<draw:image xlink:href="../Images/AРМІЯINFORM/2023-05-12T79-00-00-04-00/346033838_141078552200072_7673058897944308105_n.jpg" xlink:type="simple" xlink:show="embed" xlink:actuate="onLoad" draw:mime-type="image/jpeg"/>
</draw:frame>
乌克兰武装部队武装部队的另外97名军官完成了独特的培训课程“维斯基尔队长”。</text:p>
      <text:p text:style-name="P4">
关于它<text:a xlink:type="simple" xlink:href="https://www.facebook.com/TerritorialDefenseForces/posts/pfbid02QW6FmtwvgJ91RpFmQ6Rit3s4zsPQWYbsw2CELik8ksiiPCq4sfH8RDsgE2yMdUJfl" text:style-name="Internet_20_link" text:visited-style-name="Visited_20_Internet_20_Link">
报告</text:a>
武装部队武装部队的新闻服务。</text:p>
      <text:p text:style-name="P4">
武装部队武装部队指挥官的路线第三次。</text:p>
      <text:p text:style-name="P4">
“在八周内，乌克兰各地的武装部队武装部队的嘴巴，排和官员的官员研究了战斗计划的程序，决策的军事进程，共享的战斗，经验丰富报告说：“经历了他们的领导能力。”</text:p>
      <text:p text:style-name="P4">
该课程是根据北约乌克兰战斗任务绩效的规划标准制定的，并考虑到俄罗斯 - 乌克兰战争中的战斗的最新经历。 培训讲师在英国有战斗经验。</text:p>
      <text:p text:style-name="P4">
“当您返回营时，请记住：战争的结果取决于您。 从您的诚实，学习，领导才能。从您将如何团结起来并将他们带入战斗中。 从如何以自己的榜样来激励他们。 乌克兰武装部队的武装部队指挥官伊戈祖尔少将说。</text:p>
      <text:p text:style-name="P4">
总共有240名TRI官员完成了对队长培训的培训。</text:p>
      <text:p text:style-name="P4">
众所周知，2022年12月11日<text:a xlink:type="simple" xlink:href="https://armyinform.com.ua/2022/12/11/vidbuvsya-pershyj-vypusk-oficzerskyh-kursiv-vyshkil-kapitaniv-syl-terytorialnoyi-oborony-zsu/" text:style-name="Internet_20_link" text:visited-style-name="Visited_20_Internet_20_Link">
发生</text:a>
武装部队“维斯基尔队长”官员的第一期。当时有60名军官通过了培训。</text:p>
      <text:p text:style-name="P4">
News Source: <text:a xlink:type="simple" xlink:href="https://armyinform.com.ua/2023/05/12/u-tro-zavershyvsya-unikalnyj-navchalnyj-kurs-vyshkil-kapitaniv/" text:style-name="Internet_20_link" text:visited-style-name="Visited_20_Internet_20_Link">
https://armyinform.com.ua/2023/05/12/u-tro-zavershyvsya-unikalnyj-navchalnyj-kurs-vyshkil-kapitaniv/</text:a>
</text:p>
      <!--NEWS-->
      <text:h text:style-name="P10" text:outline-level="1">
<text:span text:style-name="T4">
在辛菲罗波尔，俄罗斯人摧毁了乌克兰东正教教堂的大教堂</text:span>
</text:h>
      <text:p text:style-name="P4">
作者: ['Олексій Мазепа']</text:p>
      <text:p text:style-name="P4">
时间: 2023-05-12T80:00:00-04:00</text:p>
      <text:p text:style-name="P4">
描述: 在Timchasovo Perpeter，Ar Crim“ Sivivics” TA，宠物，第11届伤害2023年...与乌克兰2022年的战争，与乌克兰与乌克兰的最新新闻，今天与乌克兰的新闻，乌克兰2022年上次与乌克兰进行战争，乌克兰和俄罗斯，俄罗斯和俄罗斯，俄罗斯和俄罗斯和俄罗斯之间的战争将会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346099984_1431070804344721_3238767825527732493_n.jpg" text:style-name="Internet_20_link" text:visited-style-name="Visited_20_Internet_20_Link">
346099984_1431070804344721_3238767825527732493_n.jpg</text:a>
']</text:p>
      <text:p text:style-name="P4">
标签: ['STOPRUSSIA', 'АГРЕСІЯ РФ', 'АР КРИМ', 'ВТОРГНЕННЯ РФ', 'ДЕОКУПАЦІЯ КРИМУ', 'ТАМІЛА ТАШЕВА']</text:p>
      <text:p text:style-name="P4">
类别: News</text:p>
      <!--METADATA-->
      <text:p text:style-name="P4">
<draw:frame draw:style-name="fr1" draw:name="Image301" text:anchor-type="as-char" svg:width="6.9236in" svg:height="4.804633in" draw:z-index="0">
<draw:image xlink:href="../Images/AРМІЯINFORM/2023-05-12T80-00-00-04-00/346099984_1431070804344721_3238767825527732493_n.jpg" xlink:type="simple" xlink:show="embed" xlink:actuate="onLoad" draw:mime-type="image/jpeg"/>
</draw:frame>
在20123年5月11日，在克里米亚“安全”和“奖品”的暂时占领领土上，圣克雷希里夫纳使徒弗拉基米尔大教堂的强迫驱逐开始了。 占领者的领土被包围，不允许去Soborunyko，甚至没有显示任何职业“文件”参考此类行动。 入侵者驱逐了所有教区居民，打破了Thadver寺的锁，该物业被描述并带走了。</text:p>
      <text:p text:style-name="P4">
如<text:a xlink:type="simple" xlink:href="https://www.facebook.com/100064921021431/posts/620543290119700/" text:style-name="Internet_20_link" text:visited-style-name="Visited_20_Internet_20_Link">
注明</text:a>
克里米亚自治共和国的乌克兰总统并不是偶然的，而是一个系统的Zaylochin，自2014年以来一直由占领行政部门授权，以停止在基辅父权制乌克兰乌克兰的乌克兰东正教教堂的运作占领克里米亚。 2017年，安全部队占领了大教堂的一部分，并将其转移到占领政府。</text:p>
      <text:p text:style-name="P4">
另请阅读：</text:p>
      <text:p text:style-name="P4">
<text:a xlink:type="simple" xlink:href="https://armyinform.com.ua/2023/05/12/okupanty-zrujnuvaly-ta-poshkodyly-blyzko-piv-tysyachi-hramiv-ta-sakralnyh-sporud-ukrayiny/" text:style-name="Internet_20_link" text:visited-style-name="Visited_20_Internet_20_Link">
入侵者摧毁并损害了大约五千寺庙和乌克兰的神圣顾问</text:a>
 - 在2019年，占领法院做出了刑事裁决，即该因素的前提将被完全带入入侵者的财产中。 当然，没有强迫驱逐大教堂的“文件”。</text:p>
      <text:p text:style-name="P4">
由So称为国家拥有的克里米亚的代表参加了这一罪行。 安全部队打破了乌克兰教堂的大门，偷走了大教堂的财产。</text:p>
      <text:p text:style-name="P4">
再次，入侵者犯下整个职业时期是系统的犯罪。</text:p>
      <text:p text:style-name="P4">
早在2020年，RFI就呼吁欧洲人权法院向俄罗斯领导人提供有关被占领犯罪的东正教教堂压迫的信息。 当然，占领者不承认他们的任何犯罪 -   - 乌克兰自治共和国的乌克兰总统的常任代表在乌克兰军队中说。</text:p>
      <text:p text:style-name="P4">
代表谴责占领者的下一个罪行对中央议会的没收，并要求系统地侵犯乌克兰东正教教堂的教区居民的权利!我们引起了执法机构以及克里米亚和塞瓦斯托波尔市检察官办公室的注意。</text:p>
      <text:p text:style-name="P4">
News Source: <text:a xlink:type="simple" xlink:href="https://armyinform.com.ua/2023/05/12/u-simferopoli-rosiyany-nyshhat-kafedralnyj-sobor-pravoslavnoyi-czerkvy-ukrayiny/" text:style-name="Internet_20_link" text:visited-style-name="Visited_20_Internet_20_Link">
https://armyinform.com.ua/2023/05/12/u-simferopoli-rosiyany-nyshhat-kafedralnyj-sobor-pravoslavnoyi-czerkvy-ukrayiny/</text:a>
</text:p>
      <!--NEWS-->
      <text:h text:style-name="P10" text:outline-level="1">
<text:span text:style-name="T4">
协调员不确认被囚禁，而是收集并账目以获取信息</text:span>
</text:h>
      <text:p text:style-name="P4">
作者: ['АРМІЯINFORM']</text:p>
      <text:p text:style-name="P4">
时间: 2023-05-12T81:00:00-04:00</text:p>
      <text:p text:style-name="P4">
描述: 在在线牧师的协调总部，罗丹·克雷莫（Rodin Kremo Brigades）的罗丁（Rodinas）...与乌克兰2022年的战争，与乌克兰与乌克兰的最新新闻战争，今天与乌克兰2022年的新闻战争，乌克兰和俄罗斯与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ksh3-4.jpg" text:style-name="Internet_20_link" text:visited-style-name="Visited_20_Internet_20_Link">
ksh3-4.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02" text:anchor-type="as-char" svg:width="6.9236in" svg:height="4.823441in" draw:z-index="0">
<draw:image xlink:href="../Images/AРМІЯINFORM/2023-05-12T81-00-00-04-00/ksh3-4.jpg" xlink:type="simple" xlink:show="embed" xlink:actuate="onLoad" draw:mime-type="image/jpeg"/>
</draw:frame>
协调总部与单独的公共秩序教育秩序的家庭协会举行了在线会议。 协调员的代表和乌克兰国民警卫队的主要局与国民警卫队的俘虏的亲戚进行了交流。</text:p>
      <text:p text:style-name="P4">
关于它<text:a xlink:type="simple" xlink:href="https://t.me/Koord_shtab/1039" text:style-name="Internet_20_link" text:visited-style-name="Visited_20_Internet_20_Link">
报告</text:a>
协调询问战俘的询问总部。</text:p>
      <text:p text:style-name="P4">
据总部称，为了建立并正式确认失踪人员在侵略国领土和暂时占领的乌克兰领土上的位置很困难，很难提供此类信息。 当地访问的相应授权是红十字会的国际委员会，但其代表并未透露他们收到的战俘维护地点的信息。 但是，捍卫者报告了重要的信息。 他们也可以了解拘留条件和圈养军人的健康状况。</text:p>
      <text:p text:style-name="P4">
应当指出的是，战俘的位置可能会改变：可以将其移至另一个被拘留地。</text:p>
      <text:p text:style-name="P4">
单独停止了确认服务员被囚禁的问题。囚犯和失踪的捍卫者。 只有通过红十字国际委员会的俄罗斯联邦国防部才能正式确认</text:p>
      <text:p text:style-name="P4">
News Source: <text:a xlink:type="simple" xlink:href="https://armyinform.com.ua/2023/05/12/koordynaczijnyj-shtab-ne-pidtverdzhuye-polon-a-zbyraye-j-oblikovuye-vidomosti/" text:style-name="Internet_20_link" text:visited-style-name="Visited_20_Internet_20_Link">
https://armyinform.com.ua/2023/05/12/koordynaczijnyj-shtab-ne-pidtverdzhuye-polon-a-zbyraye-j-oblikovuye-vidomosti/</text:a>
</text:p>
      <!--NEWS-->
      <text:h text:style-name="P10" text:outline-level="1">
<text:span text:style-name="T4">
在基辅展示了一本带有狗的狗的手册</text:span>
</text:h>
      <text:p text:style-name="P4">
作者: ['Яна Задубінна']</text:p>
      <text:p text:style-name="P4">
时间: 2023-05-12T82:00:00-04:00</text:p>
      <text:p text:style-name="P4">
描述: Gromadska组织“ Petro I Mazepa” Spiyl Iz与兽医的Zoosachisers，Shcho ...与乌克兰2022年的战争，与乌克兰的最新新闻，今天与乌克兰的新闻战争，今天与乌克兰2022年的新闻战争，今天将在乌克兰和俄罗斯和俄罗斯和俄罗斯和俄罗斯之间以及俄罗斯和俄罗斯之间发生一场战争，与2022年的战争，乌克兰是否会在不久</text:p>
      <text:p text:style-name="P4">
图片: ['<text:a xlink:type="simple" xlink:href="https://armyinform.com.ua/wp-content/uploads/2023/05/golovna_u.jpg" text:style-name="Internet_20_link" text:visited-style-name="Visited_20_Internet_20_Link">
golovna_u.jpg</text:a>
', '<text:a xlink:type="simple" xlink:href="https://armyinform.com.ua/wp-content/uploads/2023/05/foto1_u.jpg" text:style-name="Internet_20_link" text:visited-style-name="Visited_20_Internet_20_Link">
foto1_u.jpg</text:a>
', '<text:a xlink:type="simple" xlink:href="https://armyinform.com.ua/wp-content/uploads/2023/05/shkurko_zoya.jpg" text:style-name="Internet_20_link" text:visited-style-name="Visited_20_Internet_20_Link">
shkurko_zoya.jpg</text:a>
', '<text:a xlink:type="simple" xlink:href="https://armyinform.com.ua/wp-content/uploads/2023/05/bruzhyna.jpg" text:style-name="Internet_20_link" text:visited-style-name="Visited_20_Internet_20_Link">
bruzhyna.jpg</text:a>
', '<text:a xlink:type="simple" xlink:href="https://armyinform.com.ua/wp-content/uploads/2023/05/chumakov.jpg" text:style-name="Internet_20_link" text:visited-style-name="Visited_20_Internet_20_Link">
chumakov.jpg</text:a>
', '<text:a xlink:type="simple" xlink:href="https://armyinform.com.ua/wp-content/uploads/2023/05/foto_2u-150x150.jpg" text:style-name="Internet_20_link" text:visited-style-name="Visited_20_Internet_20_Link">
foto_2u-150x150.jpg</text:a>
', '<text:a xlink:type="simple" xlink:href="https://armyinform.com.ua/wp-content/uploads/2023/05/foto3_u-150x150.jpg" text:style-name="Internet_20_link" text:visited-style-name="Visited_20_Internet_20_Link">
foto3_u-150x150.jpg</text:a>
']</text:p>
      <text:p text:style-name="P4">
标签: []</text:p>
      <text:p text:style-name="P4">
类别: News</text:p>
      <!--METADATA-->
      <text:p text:style-name="P4">
<draw:frame draw:style-name="fr1" draw:name="Image303" text:anchor-type="as-char" svg:width="6.9236in" svg:height="4.615733in" draw:z-index="0">
<draw:image xlink:href="../Images/AРМІЯINFORM/2023-05-12T82-00-00-04-00/golovna_u.jpg" xlink:type="simple" xlink:show="embed" xlink:actuate="onLoad" draw:mime-type="image/jpeg"/>
</draw:frame>
Petro和Mazepa非政府组织与在敌对行动领域工作的Taavetinarians的动物园一起开始了一个项目，以帮助服务犬 - 一名四足的防御者，其活动旨在支持犬服务，兽医医院。</text:p>
      <text:p text:style-name="P4">
<draw:frame draw:style-name="fr1" draw:name="Image304" text:anchor-type="as-char" svg:width="6.9236in" svg:height="4.615733in" draw:z-index="0">
<draw:image xlink:href="../Images/AРМІЯINFORM/2023-05-12T82-00-00-04-00/foto1_u.jpg" xlink:type="simple" xlink:show="embed" xlink:actuate="onLoad" draw:mime-type="image/jpeg"/>
</draw:frame>
该项目实施的第一个实际步骤是翻译和发布“向狗犬/K9战术战术战术战术援助指南提出的指南，委员会的专业小组K9协助战术战斗及时委员会。(CTCCC)美国陆军。可以找到其电子版本的电子版本(https://drive.google.com/drive/folders/1kPrxcIAh6XGEfHpWG8H_z8XLLRLhOxPp).</text:p>
      <text:p text:style-name="P4">
<draw:frame draw:style-name="fr1" draw:name="Image305" text:anchor-type="as-char" svg:width="6.9236in" svg:height="3.888755in" draw:z-index="0">
<draw:image xlink:href="../Images/AРМІЯINFORM/2023-05-12T82-00-00-04-00/shkurko_zoya.jpg" xlink:type="simple" xlink:show="embed" xlink:actuate="onLoad" draw:mime-type="image/jpeg"/>
</draw:frame>
Zoyashkurko</text:p>
      <ul>
        <li>
前面的狗是战斗伴侣，是电影工程师的手的延续，他的分类和竞争对手。 这就是为什么一个人的人文义务尽最大努力挽救动物的生命。 我们用自己的眼睛看到不幸带来了战争，因此我们能够为自己和收获的人提供急救， - 公共组织“彼得和马泽帕”的负责人Zoya Shkurko的Tamodorator说。 。</li>
      </ul>
      <text:p text:style-name="P4">
服务犬提供Demining，寻找瓦砾下的人，执行功能以保护，搜索和处置DRG，帮助受伤并执行许多其他功能。 此外，前动物是减少我们保护的心理负荷的重要因素。</text:p>
      <text:p text:style-name="P4">
乌克兰支援部队支持部队的犬舍司令部负责人Petro Bruzhina说，在大规模入侵RFZPZAC时，有25名四足的后卫。</text:p>
      <text:p text:style-name="P4">
<draw:frame draw:style-name="fr1" draw:name="Image306" text:anchor-type="as-char" svg:width="6.9236in" svg:height="4.615733in" draw:z-index="0">
<draw:image xlink:href="../Images/AРМІЯINFORM/2023-05-12T82-00-00-04-00/bruzhyna.jpg" xlink:type="simple" xlink:show="embed" xlink:actuate="onLoad" draw:mime-type="image/jpeg"/>
</draw:frame>
石油训练</text:p>
      <ul>
        <li>
这是乌克兰武装力的典型计算的初始字母。 幸运的是，我们的服务犬在脱离邻居区域的脱落期间没有受伤。 但是总共有25只服务犬在大规模入侵这条河中被杀，尤其是从安全基地，仓库，武器库中到达的人 - 彼得罗·布鲁兹纳上校说。</li>
      </ul>
      <text:p text:style-name="P4">
<draw:frame draw:style-name="fr1" draw:name="Image307" text:anchor-type="as-char" svg:width="6.9236in" svg:height="4.615733in" draw:z-index="0">
<draw:image xlink:href="../Images/AРМІЯINFORM/2023-05-12T82-00-00-04-00/chumakov.jpg" xlink:type="simple" xlink:show="embed" xlink:actuate="onLoad" draw:mime-type="image/jpeg"/>
</draw:frame>
Kirilochumakov</text:p>
      <ul>
        <li>
我的任务是挽救四名腿后卫的生命。 我记得我们第一次第一次来到布恰，担心不断炮击，我的同事们甚至穿着长袍。 但是他们仍然掌握了自己，并进行了成功的严重性切开术，现在往往继续服务。</li>
      </ul>
      <text:p text:style-name="P4">
<text:a xlink:type="simple" xlink:href="https://armyinform.com.ua/wp-content/uploads/2023/05/foto_2u.jpg" text:style-name="Internet_20_link" text:visited-style-name="Visited_20_Internet_20_Link">
!(Images/AРМІЯINFORM/2023-05-12T82-00-00-04-00/foto_2u-150x150.jpg)</text:a>
</text:p>
      <text:p text:style-name="P4">
<text:a xlink:type="simple" xlink:href="https://armyinform.com.ua/wp-content/uploads/2023/05/foto3_u.jpg" text:style-name="Internet_20_link" text:visited-style-name="Visited_20_Internet_20_Link">
<draw:frame draw:style-name="fr1" draw:name="Image308" text:anchor-type="as-char" svg:width="6.9236in" svg:height="6.9236in" draw:z-index="0">
<draw:image xlink:href="../Images/AРМІЯINFORM/2023-05-12T82-00-00-04-00/foto3_u-150x150.jpg" xlink:type="simple" xlink:show="embed" xlink:actuate="onLoad" draw:mime-type="image/jpeg"/>
</draw:frame>
</text:a>
这只是将项目“四圈防守者”投入生命的第一步，而伊沃隆斯不打算停止。 目前，他们计划开设一个动物康复中心，受伤的服务犬受伤后可能会被涂装。</text:p>
      <text:p text:style-name="P4">
<text:span text:style-name="T5">
foto victor dehtyar</text:span>
</text:p>
      <text:p text:style-name="P4">
News Source: <text:a xlink:type="simple" xlink:href="https://armyinform.com.ua/2023/05/12/u-kyyevi-prezentuvaly-posibnyk-z-takmedu-dlya-sobak/" text:style-name="Internet_20_link" text:visited-style-name="Visited_20_Internet_20_Link">
https://armyinform.com.ua/2023/05/12/u-kyyevi-prezentuvaly-posibnyk-z-takmedu-dlya-sobak/</text:a>
</text:p>
      <!--NEWS-->
      <text:h text:style-name="P10" text:outline-level="1">
<text:span text:style-name="T4">
安德里·尤索夫（Andriy Yusov）关于入侵者领导人之间的冲突：寻找有罪</text:span>
</text:h>
      <text:p text:style-name="P4">
作者: ['АРМІЯINFORM']</text:p>
      <text:p text:style-name="P4">
时间: 2023-05-12T83:00:00-04:00</text:p>
      <text:p text:style-name="P4">
描述: Publichni Confland -sovereign如此称呼PVK“Vaґner” Prihinimi，防御国防……与乌克兰2022年的战争，与乌克兰的最新新闻，今天与乌克兰2022年的新闻战争，今天与乌克兰2022年的新闻战争，乌克兰和俄罗斯和俄罗斯和俄罗斯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20230512-1.jpg" text:style-name="Internet_20_link" text:visited-style-name="Visited_20_Internet_20_Link">
20230512-1.jpg</text:a>
']</text:p>
      <text:p text:style-name="P4">
标签: ['АГРЕСІЯ РФ', 'АНДРІЙ ЮСОВ', 'ВТОРГНЕННЯ РФ', 'ГУР МОУ']</text:p>
      <text:p text:style-name="P4">
类别: News</text:p>
      <!--METADATA-->
      <text:p text:style-name="P4">
<draw:frame draw:style-name="fr1" draw:name="Image309" text:anchor-type="as-char" svg:width="6.9236in" svg:height="3.894525in" draw:z-index="0">
<draw:image xlink:href="../Images/AРМІЯINFORM/2023-05-12T83-00-00-04-00/20230512-1.jpg" xlink:type="simple" xlink:show="embed" xlink:actuate="onLoad" draw:mime-type="image/jpeg"/>
</draw:frame>
所谓的Vagner PEC所有者之间的公共冲突，以取代抗骨状态的侵略者的辩护，而RFGEASIM陆军的总裁负责。</text:p>
      <text:p text:style-name="P4">
安德里·尤索夫(Andriy Yusov)说<text:a xlink:type="simple" xlink:href="https://gur.gov.ua/content/shukaiut-vynnoho-andrii-iusov-pro-konflikt-mizh-vatazhkamy-okupantiv.html" text:style-name="Internet_20_link" text:visited-style-name="Visited_20_Internet_20_Link">
报告</text:a>
乌克兰国防部情报部主要部门。</text:p>
      <text:p text:style-name="P4">
乌克兰军事情报的代表说，俄罗斯美持兵力的可恶领导人现在处于压力和孟买，这是由于俄罗斯独裁者在俄罗斯独裁者对俄罗斯在最终失败中击败俄罗斯在俄罗斯的最终失败之后的决心而造成的，这是造成的。战争。</text:p>
      <text:p text:style-name="P4">
“这三位一体中没有一个愿意承担责任，这就是为什么他们被搜索极端的原因。 现在，安德烈·尤索夫(Andrei Yusov)总结说：“现在，shoggy，gerasimov和prigozhin决心谁会有罪。”</text:p>
      <text:p text:style-name="P4">
News Source: <text:a xlink:type="simple" xlink:href="https://armyinform.com.ua/2023/05/12/andrij-yusov-pro-konflikt-mizh-vatazhkamy-okupantiv-shukayut-vynnogo/" text:style-name="Internet_20_link" text:visited-style-name="Visited_20_Internet_20_Link">
https://armyinform.com.ua/2023/05/12/andrij-yusov-pro-konflikt-mizh-vatazhkamy-okupantiv-shukayut-vynnogo/</text:a>
</text:p>
      <!--NEWS-->
      <text:h text:style-name="P10" text:outline-level="1">
<text:span text:style-name="T4">
在乌克兰的居民锦标赛上，军队赢得了八枚奖牌</text:span>
</text:h>
      <text:p text:style-name="P4">
作者: ['АРМІЯINFORM']</text:p>
      <text:p text:style-name="P4">
时间: 2023-05-12T84:00:00-04:00</text:p>
      <text:p text:style-name="P4">
描述: 在ZSU中央体育俱乐部的基地结束了理事会的Zmagannya ...与乌克兰2022的战争，与乌克兰的战争是今天的最新消息，与乌克兰2022的新闻战是今天的最后一场新闻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5/345652742_758939465768628_1671519185310574132_n.jpg" text:style-name="Internet_20_link" text:visited-style-name="Visited_20_Internet_20_Link">
345652742_758939465768628_1671519185310574132_n.jpg</text:a>
', '<text:a xlink:type="simple" xlink:href="https://armyinform.com.ua/wp-content/uploads/2023/05/345632510_710480514165859_1038452711370588564_n-150x150.jpg" text:style-name="Internet_20_link" text:visited-style-name="Visited_20_Internet_20_Link">
345632510_710480514165859_1038452711370588564_n-150x150.jpg</text:a>
', '<text:a xlink:type="simple" xlink:href="https://armyinform.com.ua/wp-content/uploads/2023/05/346654655_972555973914122_3742185473866038585_n-150x150.jpg" text:style-name="Internet_20_link" text:visited-style-name="Visited_20_Internet_20_Link">
346654655_972555973914122_3742185473866038585_n-150x150.jpg</text:a>
']</text:p>
      <text:p text:style-name="P4">
标签: ['АРМІЙСЬКИЙ СПОРТ', 'П’ЯТИБОРСТВО', 'ЦСК ЗСУ']</text:p>
      <text:p text:style-name="P4">
类别: News</text:p>
      <!--METADATA-->
      <text:p text:style-name="P4">
<draw:frame draw:style-name="fr1" draw:name="Image310" text:anchor-type="as-char" svg:width="6.9236in" svg:height="4.468922in" draw:z-index="0">
<draw:image xlink:href="../Images/AРМІЯINFORM/2023-05-12T84-00-00-04-00/345652742_758939465768628_1671519185310574132_n.jpg" xlink:type="simple" xlink:show="embed" xlink:actuate="onLoad" draw:mime-type="image/jpeg"/>
</draw:frame>
当代的加斯康比赛已经在武装部队的中央体育俱乐部完成。 陆军运动员赢得了八枚不同成绩的奖牌。</text:p>
      <text:p text:style-name="P4">
关于它<text:a xlink:type="simple" xlink:href="https://www.facebook.com/CSKA1992/posts/pfbid0VfmJE1CZigWZ9HWY4wYem42eF6NFiEk8safYRp8hkaDDbsCMjy5z2WutEoSYMyWol" text:style-name="Internet_20_link" text:visited-style-name="Visited_20_Internet_20_Link">
报告</text:a>
武装部队的中央体育俱乐部。</text:p>
      <text:p text:style-name="P4">
在<text:span text:style-name="T4">
个人比赛中</text:span>
 Valery Permikin成为冠军，Anastasiachizhiv和Alexander Trumki -Vice -oblovyions，Irina Khokhlova成为了铜牌。</text:p>
      <text:p text:style-name="P4">
<text:a xlink:type="simple" xlink:href="https://armyinform.com.ua/wp-content/uploads/2023/05/345632510_710480514165859_1038452711370588564_n.jpg" text:style-name="Internet_20_link" text:visited-style-name="Visited_20_Internet_20_Link">
!(Images/AРМІЯINFORM/2023-05-12T84-00-00-04-00/345632510_710480514165859_1038452711370588564_n-150x150.jpg)</text:a>
</text:p>
      <text:p text:style-name="P4">
<text:a xlink:type="simple" xlink:href="https://armyinform.com.ua/wp-content/uploads/2023/05/346654655_972555973914122_3742185473866038585_n.jpg" text:style-name="Internet_20_link" text:visited-style-name="Visited_20_Internet_20_Link">
<draw:frame draw:style-name="fr1" draw:name="Image311" text:anchor-type="as-char" svg:width="6.9236in" svg:height="6.9236in" draw:z-index="0">
<draw:image xlink:href="../Images/AРМІЯINFORM/2023-05-12T84-00-00-04-00/346654655_972555973914122_3742185473866038585_n-150x150.jpg" xlink:type="simple" xlink:show="embed" xlink:actuate="onLoad" draw:mime-type="image/jpeg"/>
</draw:frame>
</text:a>
<text:span text:style-name="T4">
团队比赛中有两枚金牌</text:span>
女性(Anastasia Chizhova，Valery Permykin，Irina Boychenyuk)和男人(亚历山大·洛克(Alexander Lick)).</text:p>
      <text:p text:style-name="P4">
«Срібло» у командних змаганнях здобув Максим Агарушев. Армійка Ірина Хохлова —«бронзу».</text:p>
      <text:p text:style-name="P4">
News Source: <text:a xlink:type="simple" xlink:href="https://armyinform.com.ua/2023/05/12/na-chempionati-ukrayiny-z-suchasnogo-pyatyborstva-armijczi-zdobuly-visim-medalej/" text:style-name="Internet_20_link" text:visited-style-name="Visited_20_Internet_20_Link">
https://armyinform.com.ua/2023/05/12/na-chempionati-ukrayiny-z-suchasnogo-pyatyborstva-armijczi-zdobuly-visim-medalej/</text:a>
</text:p>
      <!--NEWS-->
      <text:h text:style-name="P10" text:outline-level="1">
<text:span text:style-name="T4">
现在，乌克兰比在乌克兰帝国对抗的任何其他时期都要强大</text:span>
</text:h>
      <text:p text:style-name="P4">
作者: ['АРМІЯINFORM']</text:p>
      <text:p text:style-name="P4">
时间: 2023-05-12T85:00:00-04:00</text:p>
      <text:p text:style-name="P4">
描述: 乌克兰沃迪米尔·Zelensky Vyzha总裁，Scho Ozd Ukraina Mitsnisha，Nizh，Nizh是谁是乌克兰2022年，与乌克兰与乌克兰的最新新闻，今天与乌克兰的新闻战争，今天上次与乌克兰的新闻战争，乌克兰和俄罗斯与俄罗斯和俄罗斯之间以及俄罗斯和俄罗斯之间的战争， ，何时，何时，何时，何时，何时，何时，何时，与乌克兰在2022年的战争将在不久俄罗斯的媒体</text:p>
      <text:p text:style-name="P4">
图片: ['<text:a xlink:type="simple" xlink:href="https://armyinform.com.ua/wp-content/uploads/2023/05/photo_5400095964066334525_y.jpg" text:style-name="Internet_20_link" text:visited-style-name="Visited_20_Internet_20_Link">
photo_5400095964066334525_y.jpg</text:a>
', '<text:a xlink:type="simple" xlink:href="https://armyinform.com.ua/wp-content/uploads/2023/05/photo_5400095964066334521_y-150x150.jpg" text:style-name="Internet_20_link" text:visited-style-name="Visited_20_Internet_20_Link">
photo_5400095964066334521_y-150x150.jpg</text:a>
', '<text:a xlink:type="simple" xlink:href="https://armyinform.com.ua/wp-content/uploads/2023/05/photo_5400095964066334523_y-150x150.jpg" text:style-name="Internet_20_link" text:visited-style-name="Visited_20_Internet_20_Link">
photo_5400095964066334523_y-150x150.jpg</text:a>
', '<text:a xlink:type="simple" xlink:href="https://armyinform.com.ua/wp-content/uploads/2023/05/photo_5400095964066334520_y-150x150.jpg" text:style-name="Internet_20_link" text:visited-style-name="Visited_20_Internet_20_Link">
photo_5400095964066334520_y-150x150.jpg</text:a>
', '<text:a xlink:type="simple" xlink:href="https://armyinform.com.ua/wp-content/uploads/2023/05/photo_5400095964066334524_y-150x150.jpg" text:style-name="Internet_20_link" text:visited-style-name="Visited_20_Internet_20_Link">
photo_5400095964066334524_y-150x150.jpg</text:a>
']</text:p>
      <text:p text:style-name="P4">
标签: ['ВІЙНА', 'ВОЛОДИМИР ЗЕЛЕНСЬКИЙ', 'ПРЕЗИДЕНТ УКРАЇНИ']</text:p>
      <text:p text:style-name="P4">
类别: News</text:p>
      <!--METADATA-->
      <text:p text:style-name="P4">
<draw:frame draw:style-name="fr1" draw:name="Image312" text:anchor-type="as-char" svg:width="6.9236in" svg:height="4.615733in" draw:z-index="0">
<draw:image xlink:href="../Images/AРМІЯINFORM/2023-05-12T85-00-00-04-00/photo_5400095964066334525_y.jpg" xlink:type="simple" xlink:show="embed" xlink:actuate="onLoad" draw:mime-type="image/jpeg"/>
</draw:frame>
乌克兰沃迪米尔·泽伦斯基(Ukraine Volodymyr Zelensky)总统认为，乌克兰现在比俄罗斯帝国之间任何其他对抗的时间都要强大。</text:p>
      <text:p text:style-name="P4">
国家元首<text:a xlink:type="simple" xlink:href="https://t.me/V_Zelenskiy_official/6207" text:style-name="Internet_20_link" text:visited-style-name="Visited_20_Internet_20_Link">
写</text:a>
我可以有电报。</text:p>
      <text:p text:style-name="P4">
“我们的前进道路并不容易，这也是去年的顺序。但是现在，乌克兰比去年或今年其他任何一年都强大得多，随着我国的自由和独立性。 我们的时间是赢得胜利的时间!”  - 说他的帖子。</text:p>
      <text:p text:style-name="P4">
<text:a xlink:type="simple" xlink:href="https://armyinform.com.ua/wp-content/uploads/2023/05/photo_5400095964066334521_y.jpg" text:style-name="Internet_20_link" text:visited-style-name="Visited_20_Internet_20_Link">
!(Images/AРМІЯINFORM/2023-05-12T85-00-00-04-00/photo_5400095964066334521_y-150x150.jpg)</text:a>
</text:p>
      <text:p text:style-name="P4">
<text:a xlink:type="simple" xlink:href="https://armyinform.com.ua/wp-content/uploads/2023/05/photo_5400095964066334523_y.jpg" text:style-name="Internet_20_link" text:visited-style-name="Visited_20_Internet_20_Link">
<draw:frame draw:style-name="fr1" draw:name="Image313" text:anchor-type="as-char" svg:width="6.9236in" svg:height="6.9236in" draw:z-index="0">
<draw:image xlink:href="../Images/AРМІЯINFORM/2023-05-12T85-00-00-04-00/photo_5400095964066334523_y-150x150.jpg" xlink:type="simple" xlink:show="embed" xlink:actuate="onLoad" draw:mime-type="image/jpeg"/>
</draw:frame>
</text:a>
</text:p>
      <text:p text:style-name="P4">
<text:a xlink:type="simple" xlink:href="https://armyinform.com.ua/wp-content/uploads/2023/05/photo_5400095964066334520_y.jpg" text:style-name="Internet_20_link" text:visited-style-name="Visited_20_Internet_20_Link">
<draw:frame draw:style-name="fr1" draw:name="Image314" text:anchor-type="as-char" svg:width="6.9236in" svg:height="6.9236in" draw:z-index="0">
<draw:image xlink:href="../Images/AРМІЯINFORM/2023-05-12T85-00-00-04-00/photo_5400095964066334520_y-150x150.jpg" xlink:type="simple" xlink:show="embed" xlink:actuate="onLoad" draw:mime-type="image/jpeg"/>
</draw:frame>
</text:a>
</text:p>
      <text:p text:style-name="P4">
<text:a xlink:type="simple" xlink:href="https://armyinform.com.ua/wp-content/uploads/2023/05/photo_5400095964066334524_y.jpg" text:style-name="Internet_20_link" text:visited-style-name="Visited_20_Internet_20_Link">
<draw:frame draw:style-name="fr1" draw:name="Image315" text:anchor-type="as-char" svg:width="6.9236in" svg:height="6.9236in" draw:z-index="0">
<draw:image xlink:href="../Images/AРМІЯINFORM/2023-05-12T85-00-00-04-00/photo_5400095964066334524_y-150x150.jpg" xlink:type="simple" xlink:show="embed" xlink:actuate="onLoad" draw:mime-type="image/jpeg"/>
</draw:frame>
</text:a>
</text:p>
      <text:p text:style-name="P4">
News Source: <text:a xlink:type="simple" xlink:href="https://armyinform.com.ua/2023/05/12/zaraz-ukrayina-micznisha-nizh-u-bud-yakyj-inshyj-chas-protystoyannya-czij-imperiyi-prezydent-ukrayiny/" text:style-name="Internet_20_link" text:visited-style-name="Visited_20_Internet_20_Link">
https://armyinform.com.ua/2023/05/12/zaraz-ukrayina-micznisha-nizh-u-bud-yakyj-inshyj-chas-protystoyannya-czij-imperiyi-prezydent-ukrayiny/</text:a>
</text:p>
      <!--NEWS-->
      <text:h text:style-name="P10" text:outline-level="1">
<text:span text:style-name="T4">
让我们来纪念我们堕落的英雄的母亲：乌克兰开始了一个闪电暴徒到母亲节</text:span>
</text:h>
      <text:p text:style-name="P4">
作者: ['Ольга Мосьондз']</text:p>
      <text:p text:style-name="P4">
时间: 2023-05-12T86:00:00-04:00</text:p>
      <text:p text:style-name="P4">
描述: 马布特（Mabut），anij妈妈的lyubvyachi的相当大。 їlyubov -bezkorysliva ...与乌克兰2022年的战争，与乌克兰的最新新闻，今天与乌克兰的新闻战争2022年，今天将在乌克兰和俄罗斯之间以及2022年与乌克兰的战争之间发生战争没有，是否会有吗</text:p>
      <text:p text:style-name="P4">
图片: ['<text:a xlink:type="simple" xlink:href="https://armyinform.com.ua/wp-content/uploads/2023/05/1-60.jpg" text:style-name="Internet_20_link" text:visited-style-name="Visited_20_Internet_20_Link">
1-60.jpg</text:a>
', '<text:a xlink:type="simple" xlink:href="https://armyinform.com.ua/wp-content/uploads/2023/05/343794155_772632071058197_3890242935472486317_n-150x150.jpg" text:style-name="Internet_20_link" text:visited-style-name="Visited_20_Internet_20_Link">
343794155_772632071058197_3890242935472486317_n-150x150.jpg</text:a>
', '<text:a xlink:type="simple" xlink:href="https://armyinform.com.ua/wp-content/uploads/2023/05/343774157_973904394044356_7980298738323787338_n-150x150.jpg" text:style-name="Internet_20_link" text:visited-style-name="Visited_20_Internet_20_Link">
343774157_973904394044356_7980298738323787338_n-150x150.jpg</text:a>
', '<text:a xlink:type="simple" xlink:href="https://armyinform.com.ua/wp-content/uploads/2023/05/343601051_201321662709098_6353634285005232668_n-150x150.jpg" text:style-name="Internet_20_link" text:visited-style-name="Visited_20_Internet_20_Link">
343601051_201321662709098_6353634285005232668_n-150x150.jpg</text:a>
', '<text:a xlink:type="simple" xlink:href="https://armyinform.com.ua/wp-content/uploads/2023/05/343575319_1421277385294794_2163897600079882693_n-150x150.jpg" text:style-name="Internet_20_link" text:visited-style-name="Visited_20_Internet_20_Link">
343575319_1421277385294794_2163897600079882693_n-150x150.jpg</text:a>
']</text:p>
      <text:p text:style-name="P4">
标签: ['STOPRUSSIA', 'АГРЕСІЯ РФ', 'ВТОРГНЕННЯ РФ', 'ДЕНЬ МАТЕРІ']</text:p>
      <text:p text:style-name="P4">
类别: News</text:p>
      <!--METADATA-->
      <text:p text:style-name="P4">
<draw:frame draw:style-name="fr1" draw:name="Image316" text:anchor-type="as-char" svg:width="6.9236in" svg:height="5.561959in" draw:z-index="0">
<draw:image xlink:href="../Images/AРМІЯINFORM/2023-05-12T86-00-00-04-00/1-60.jpg" xlink:type="simple" xlink:show="embed" xlink:actuate="onLoad" draw:mime-type="image/jpeg"/>
</draw:frame>
显然，世界上没有比妈妈更多的爱人。 她的爱是密不可分的，无限的，因为母亲对婴儿的幸福没有更多的喜悦。 不幸的是，俄罗斯针对乌克兰的战争带走了乌克兰母亲的许多儿子和女儿，只有对孩子的记忆，对契约的荣幸和感激 - 以保护乌克兰为了他人的意志和自由，以保护乌克兰 - 一切都可以热身的一切他们受伤浅的灵魂。</text:p>
      <text:p text:style-name="P4">
到五月的第二个星期日，每年庆祝的母亲节(今年，第14)，所有-Ukrainian非政府组织“统一的妻子和ATO参与者的母亲”在线发起了一个在线Flash暴民，感谢乌克兰被剥夺的捍卫者的母亲的支持：“让我们纪念我们英雄的母亲!” 但是他们问每个想要和冷漠的人。</text:p>
      <text:p text:style-name="P4">
<text:a xlink:type="simple" xlink:href="https://armyinform.com.ua/wp-content/uploads/2023/05/343794155_772632071058197_3890242935472486317_n.jpg" text:style-name="Internet_20_link" text:visited-style-name="Visited_20_Internet_20_Link">
!(Images/AРМІЯINFORM/2023-05-12T86-00-00-04-00/343794155_772632071058197_3890242935472486317_n-150x150.jpg)</text:a>
</text:p>
      <text:p text:style-name="P4">
<text:a xlink:type="simple" xlink:href="https://armyinform.com.ua/wp-content/uploads/2023/05/343774157_973904394044356_7980298738323787338_n.jpg" text:style-name="Internet_20_link" text:visited-style-name="Visited_20_Internet_20_Link">
<draw:frame draw:style-name="fr1" draw:name="Image317" text:anchor-type="as-char" svg:width="6.9236in" svg:height="6.9236in" draw:z-index="0">
<draw:image xlink:href="../Images/AРМІЯINFORM/2023-05-12T86-00-00-04-00/343774157_973904394044356_7980298738323787338_n-150x150.jpg" xlink:type="simple" xlink:show="embed" xlink:actuate="onLoad" draw:mime-type="image/jpeg"/>
</draw:frame>
</text:a>
 - 在母亲节的前夕，您真的想尊重和支持死去的英雄的母亲。 任何人都可以加入并参加死去的后卫的记忆中继射线。 为此，您只需要在其社交网络页面上向捍卫者的母亲提供一些通道的单词即可。 这将帮助这些令人难以置信的女性，这些女性抚养了真正的乌克兰英雄，让我们感到我们感谢她们的工作，以及他们的儿子和女儿为我们和乌克兰的挣扎而言。 对于母亲来说，这是如此重要，以至于他们的孩子的记忆是独立的乌克兰生活。 因为为了她的自由，他们的孩子更有价值 - 他们的生活， - 接力记忆的组织者说。</text:p>
      <text:p text:style-name="P4">
<text:span text:style-name="T4">
加入您需要的动作：</text:span>
</text:p>
      <text:p text:style-name="P4">
1.在您的Facebook页面上的Facebook页面上向母亲们发出一些真诚的感谢；</text:p>
      <text:p text:style-name="P4">
2.放置一个标签\ #tell US;</text:p>
      <text:p text:style-name="P4">
3.告诉您的朋友有关行动的信息，并提出加入。</text:p>
      <ul>
        <li>
根据主题标签，我们将能够找到您的支持词，将其收集在“荣誉罐”中，并在我们的页面上显示堕落的英雄的母亲。 因此，让我们支持妈妈们抚养为乌克兰献出生命的捍卫者 - 组织者敦促。</li>
      </ul>
      <text:p text:style-name="P4">
<text:a xlink:type="simple" xlink:href="https://armyinform.com.ua/wp-content/uploads/2023/05/343601051_201321662709098_6353634285005232668_n.jpg" text:style-name="Internet_20_link" text:visited-style-name="Visited_20_Internet_20_Link">
<draw:frame draw:style-name="fr1" draw:name="Image318" text:anchor-type="as-char" svg:width="6.9236in" svg:height="6.9236in" draw:z-index="0">
<draw:image xlink:href="../Images/AРМІЯINFORM/2023-05-12T86-00-00-04-00/343601051_201321662709098_6353634285005232668_n-150x150.jpg" xlink:type="simple" xlink:show="embed" xlink:actuate="onLoad" draw:mime-type="image/jpeg"/>
</draw:frame>
</text:a>
</text:p>
      <text:p text:style-name="P4">
<text:a xlink:type="simple" xlink:href="https://armyinform.com.ua/wp-content/uploads/2023/05/343575319_1421277385294794_2163897600079882693_n.jpg" text:style-name="Internet_20_link" text:visited-style-name="Visited_20_Internet_20_Link">
<draw:frame draw:style-name="fr1" draw:name="Image319" text:anchor-type="as-char" svg:width="6.9236in" svg:height="6.9236in" draw:z-index="0">
<draw:image xlink:href="../Images/AРМІЯINFORM/2023-05-12T86-00-00-04-00/343575319_1421277385294794_2163897600079882693_n-150x150.jpg" xlink:type="simple" xlink:show="embed" xlink:actuate="onLoad" draw:mime-type="image/jpeg"/>
</draw:frame>
</text:a>
该组织的目的是为了解决共同的问题，保护自己的权利并发展活跃的，全国意识的公民社会，能够控制权力的行动并积极影响力，将妇女与军事人员，家庭士兵家庭，家庭士兵团结起来。乌克兰作为mirna，君主，民主国家的发展。</text:p>
      <text:p text:style-name="P4">
此外，该组织的活动旨在互动和形成对受俄罗斯战争影响的妇女的系统性同比支持。</text:p>
      <text:p text:style-name="P4">
在2022年，“ ATO参与者的战士的妻子和母亲的统一”着重于军事和死者家庭的帮助和支持。 此外，那些被迫离开家的人，受到一场大规模战争影响的乌克兰人。 人道主义援助吞没了大约3000人。与心理学家进行了近1000次磋商，在里肯尼(Rivne -Rivne)进行了50多个集体援助。</text:p>
      <text:p text:style-name="P4">
News Source: <text:a xlink:type="simple" xlink:href="https://armyinform.com.ua/2023/05/12/vshanujmo-materiv-nashyh-poleglyh-geroyiv-v-ukrayini-startuye-fleshmob-do-dnya-materi/" text:style-name="Internet_20_link" text:visited-style-name="Visited_20_Internet_20_Link">
https://armyinform.com.ua/2023/05/12/vshanujmo-materiv-nashyh-poleglyh-geroyiv-v-ukrayini-startuye-fleshmob-do-dnya-materi/</text:a>
</text:p>
      <!--NEWS-->
      <text:h text:style-name="P10" text:outline-level="1">
<text:span text:style-name="T4">
国际武装部队的国防部长兼护理指挥官在国际护士日之际向医生颁发了奖项</text:span>
</text:h>
      <text:p text:style-name="P4">
作者: ['Валентина Вілюра']</text:p>
      <text:p text:style-name="P4">
时间: 2023-05-12T87:00:00-04:00</text:p>
      <text:p text:style-name="P4">
描述: Zyuzer的Minostra，《乌克兰人的辩护》，《乌克兰Oleksiy Reznikov Ta的辩护》 ...与乌克兰2022年的战争，与乌克兰的最新新闻，《与乌克兰2022年的新闻战争》，今天的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4060441ce940bd3055f23215a7dc6f9f1ccb8604.jpg" text:style-name="Internet_20_link" text:visited-style-name="Visited_20_Internet_20_Link">
4060441ce940bd3055f23215a7dc6f9f1ccb8604.jpg</text:a>
', '<text:a xlink:type="simple" xlink:href="https://armyinform.com.ua/wp-content/uploads/2023/05/e5644e9701b8ded4d8d12c874a4fedf866c36db4-150x150.jpg" text:style-name="Internet_20_link" text:visited-style-name="Visited_20_Internet_20_Link">
e5644e9701b8ded4d8d12c874a4fedf866c36db4-150x150.jpg</text:a>
', '<text:a xlink:type="simple" xlink:href="https://armyinform.com.ua/wp-content/uploads/2023/05/c0469f0a23333864c548a56310aba99704f4cbab-150x150.jpg" text:style-name="Internet_20_link" text:visited-style-name="Visited_20_Internet_20_Link">
c0469f0a23333864c548a56310aba99704f4cbab-150x150.jpg</text:a>
', '<text:a xlink:type="simple" xlink:href="https://armyinform.com.ua/wp-content/uploads/2023/05/d8af9e255a718a8980df27f440a398b13ddf0e0f-150x150.jpg" text:style-name="Internet_20_link" text:visited-style-name="Visited_20_Internet_20_Link">
d8af9e255a718a8980df27f440a398b13ddf0e0f-150x150.jpg</text:a>
', '<text:a xlink:type="simple" xlink:href="https://armyinform.com.ua/wp-content/uploads/2023/05/583a9d266f5242e0befc029829f5820181d909cf-150x150.jpg" text:style-name="Internet_20_link" text:visited-style-name="Visited_20_Internet_20_Link">
583a9d266f5242e0befc029829f5820181d909cf-150x150.jpg</text:a>
']</text:p>
      <text:p text:style-name="P4">
标签: ['КОМАНДУВАННЯ МЕДИЧНИХ СИЛ ЗБРОЙНИХ СИЛ УКРАЇНИ', 'МІНІСТР ОБОРОНИ УКРАЇНИ', 'ОЛЕКСІЙ РЕЗНІКОВ', 'ТЕТЯНА ОСТАЩЕНКО']</text:p>
      <text:p text:style-name="P4">
类别: News</text:p>
      <!--METADATA-->
      <text:p text:style-name="P4">
<draw:frame draw:style-name="fr1" draw:name="Image320" text:anchor-type="as-char" svg:width="6.9236in" svg:height="4.621503in" draw:z-index="0">
<draw:image xlink:href="../Images/AРМІЯINFORM/2023-05-12T87-00-00-04-00/4060441ce940bd3055f23215a7dc6f9f1ccb8604.jpg" xlink:type="simple" xlink:show="embed" xlink:actuate="onLoad" draw:mime-type="image/jpeg"/>
</draw:frame>
在国际护士日之际，乌克兰Oleksiresnikov国防部长和乌克兰武装部队武装部队的司令乌克兰乌克兰·塔蒂安娜·奥斯塔申科(Maromedic Service乌克兰。</text:p>
      <text:p text:style-name="P4">
欢迎观众，亚历克西·雷兹尼科夫(Alexei Reznikov)强调，医师的职业非常接近。</text:p>
      <ul>
        <li>
对我来说，这是我的东西，因为我的母亲是医生。 我今天很高兴，亲自向国防部和所有乌克兰人表示祝贺。 我不知道您每天给病人有多少能量。 真诚地谢谢你! - 乌克兰国防部长说。</li>
      </ul>
      <text:p text:style-name="P4">
<text:a xlink:type="simple" xlink:href="https://armyinform.com.ua/wp-content/uploads/2023/05/e5644e9701b8ded4d8d12c874a4fedf866c36db4.jpg" text:style-name="Internet_20_link" text:visited-style-name="Visited_20_Internet_20_Link">
!(Images/AРМІЯINFORM/2023-05-12T87-00-00-04-00/e5644e9701b8ded4d8d12c874a4fedf866c36db4-150x150.jpg)</text:a>
</text:p>
      <text:p text:style-name="P4">
<text:a xlink:type="simple" xlink:href="https://armyinform.com.ua/wp-content/uploads/2023/05/c0469f0a23333864c548a56310aba99704f4cbab.jpg" text:style-name="Internet_20_link" text:visited-style-name="Visited_20_Internet_20_Link">
<draw:frame draw:style-name="fr1" draw:name="Image321" text:anchor-type="as-char" svg:width="6.9236in" svg:height="6.9236in" draw:z-index="0">
<draw:image xlink:href="../Images/AРМІЯINFORM/2023-05-12T87-00-00-04-00/c0469f0a23333864c548a56310aba99704f4cbab-150x150.jpg" xlink:type="simple" xlink:show="embed" xlink:actuate="onLoad" draw:mime-type="image/jpeg"/>
</draw:frame>
</text:a>
医疗服务少将Tatiana Ostashchenko补充说，促进护士和护士研究所非常重要。 据她说，奥尔加公主建立了第一家大部分妇女的医院。 护理以现代形式起源于第一次世界大战。  - 护士和药物是直接与患者合作的人。 我总是会说，当您问受伤或病人时，Tobbading Doctor的名字是什么，通常不会记住这些名字。 护士的名字是什么 - 每个人都记得。 您真的是最好的，我祝贺您度假!耐心，灵感和胜利! - 希望武装部队的医疗部队指挥官。</text:p>
      <text:p text:style-name="P4">
Alexei Reznikov和Tatiana Ostashchenko感谢日常工作的护士和兄弟，以挽救和维护军事人员的生命和健康，以取得我们的胜利。</text:p>
      <text:p text:style-name="P4">
<text:a xlink:type="simple" xlink:href="https://armyinform.com.ua/wp-content/uploads/2023/05/d8af9e255a718a8980df27f440a398b13ddf0e0f.jpg" text:style-name="Internet_20_link" text:visited-style-name="Visited_20_Internet_20_Link">
!(Images/AРМІЯINFORM/2023-05-12T87-00-00-04-00/d8af9e255a718a8980df27f440a398b13ddf0e0f-150x150.jpg)</text:a>
</text:p>
      <text:p text:style-name="P4">
<text:a xlink:type="simple" xlink:href="https://armyinform.com.ua/wp-content/uploads/2023/05/583a9d266f5242e0befc029829f5820181d909cf.jpg" text:style-name="Internet_20_link" text:visited-style-name="Visited_20_Internet_20_Link">
<draw:frame draw:style-name="fr1" draw:name="Image322" text:anchor-type="as-char" svg:width="6.9236in" svg:height="6.9236in" draw:z-index="0">
<draw:image xlink:href="../Images/AРМІЯINFORM/2023-05-12T87-00-00-04-00/583a9d266f5242e0befc029829f5820181d909cf-150x150.jpg" xlink:type="simple" xlink:show="embed" xlink:actuate="onLoad" draw:mime-type="image/jpeg"/>
</draw:frame>
</text:a>
</text:p>
      <text:p text:style-name="P4">
News Source: <text:a xlink:type="simple" xlink:href="https://armyinform.com.ua/2023/05/12/ministr-oborony-ta-komanduvachka-medychnyh-syl-zsu-vruchyly-nagorody-medykam-z-nagody-mizhnarodnogo-dnya-medychnoyi-sestry/" text:style-name="Internet_20_link" text:visited-style-name="Visited_20_Internet_20_Link">
https://armyinform.com.ua/2023/05/12/ministr-oborony-ta-komanduvachka-medychnyh-syl-zsu-vruchyly-nagorody-medykam-z-nagody-mizhnarodnogo-dnya-medychnoyi-sestry/</text:a>
</text:p>
      <!--NEWS-->
      <text:h text:style-name="P10" text:outline-level="1">
<text:span text:style-name="T4">
XIV国际护理大会在基辅举行</text:span>
</text:h>
      <text:p text:style-name="P4">
作者: ['Світлана Кирган']</text:p>
      <text:p text:style-name="P4">
时间: 2023-05-12T88:00:00-04:00</text:p>
      <text:p text:style-name="P4">
描述: 12医学院姐姐教育日的草药家将祝福Xiv Miracity恭喜...与乌克兰2022年的战争，与乌克兰的最新新闻战争，今天与乌克兰2022年的新闻战争，乌克兰和俄罗斯和俄罗斯和俄罗斯和俄罗斯之间的战争将会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5/ostashhenkokong_result.jpg" text:style-name="Internet_20_link" text:visited-style-name="Visited_20_Internet_20_Link">
ostashhenkokong_result.jpg</text:a>
', '<text:a xlink:type="simple" xlink:href="https://armyinform.com.ua/wp-content/uploads/2023/05/ostashhenkokong_result_1.jpg" text:style-name="Internet_20_link" text:visited-style-name="Visited_20_Internet_20_Link">
ostashhenkokong_result_1.jpg</text:a>
', '<text:a xlink:type="simple" xlink:href="https://armyinform.com.ua/wp-content/uploads/2023/05/ostashhenkokong_result_2.jpg" text:style-name="Internet_20_link" text:visited-style-name="Visited_20_Internet_20_Link">
ostashhenkokong_result_2.jpg</text:a>
', '<text:a xlink:type="simple" xlink:href="https://armyinform.com.ua/wp-content/uploads/2023/05/ostashhenkokong_result_3.jpg" text:style-name="Internet_20_link" text:visited-style-name="Visited_20_Internet_20_Link">
ostashhenkokong_result_3.jpg</text:a>
', '<text:a xlink:type="simple" xlink:href="https://armyinform.com.ua/wp-content/uploads/2023/05/ostashhenkokong_result_4-150x150.jpg" text:style-name="Internet_20_link" text:visited-style-name="Visited_20_Internet_20_Link">
ostashhenkokong_result_4-150x150.jpg</text:a>
', '<text:a xlink:type="simple" xlink:href="https://armyinform.com.ua/wp-content/uploads/2023/05/ostashhenkokong_result_6-150x150.jpg" text:style-name="Internet_20_link" text:visited-style-name="Visited_20_Internet_20_Link">
ostashhenkokong_result_6-150x150.jpg</text:a>
', '<text:a xlink:type="simple" xlink:href="https://armyinform.com.ua/wp-content/uploads/2023/05/ostashhenkokong_result_5.jpg" text:style-name="Internet_20_link" text:visited-style-name="Visited_20_Internet_20_Link">
ostashhenkokong_result_5.jpg</text:a>
']</text:p>
      <text:p text:style-name="P4">
标签: ['STOPRUSSIA', 'АГРЕСІЯ РФ', 'ВТОРГНЕННЯ РФ', 'МЕДСЕСТРИ']</text:p>
      <text:p text:style-name="P4">
类别: News</text:p>
      <!--METADATA-->
      <text:p text:style-name="P4">
<draw:frame draw:style-name="fr1" draw:name="Image323" text:anchor-type="as-char" svg:width="6.9236in" svg:height="4.750326in" draw:z-index="0">
<draw:image xlink:href="../Images/AРМІЯINFORM/2023-05-12T88-00-00-04-00/ostashhenkokong_result.jpg" xlink:type="simple" xlink:show="embed" xlink:actuate="onLoad" draw:mime-type="image/jpeg"/>
</draw:frame>
5月12日，XIV国际护理日在国际护理大会举行，“ 2023年护理：胜利之路”。 不仅在活动期间，他们，数据，比利时，波兰和捷克共和国的护理专家，而且其来自美国，数据，比利时，波兰和捷克共和国的外国同事。 护理领导人，特别是护理委员会Sipriano的参与也有一个小组。</text:p>
      <text:p text:style-name="P4">
国会的庄严开幕始于乌克兰武装部队，乌克兰医疗服务少将Tatyanostashchenko的武装部队的问候。</text:p>
      <text:p text:style-name="P4">
<draw:frame draw:style-name="fr1" draw:name="Image324" text:anchor-type="as-char" svg:width="6.9236in" svg:height="4.448413in" draw:z-index="0">
<draw:image xlink:href="../Images/AРМІЯINFORM/2023-05-12T88-00-00-04-00/ostashhenkokong_result_1.jpg" xlink:type="simple" xlink:show="embed" xlink:actuate="onLoad" draw:mime-type="image/jpeg"/>
</draw:frame>
 - 在护士当天，今年的国际大会今天正在举行，这是非常象征的。 因此，首先，我要祝贺您的Tsystya，希望耐力和耐心。 我们每天都面临人类的痛苦，痛苦，伤害，血液。 如果您问受伤的人如何治疗他，他大多不记得这个名字，但他总是记得这个名字。 因此，不仅医生了解护士的作用和地点，而且还了解患者的角色和地点。 Tatiana Ostashchenko说，护士或Medbrat  - 与患者一起工作的同一个人，他们的角色和地点，尤其是在战争期间，不可能高估。</text:p>
      <text:p text:style-name="P4">
<draw:frame draw:style-name="fr1" draw:name="Image325" text:anchor-type="as-char" svg:width="6.9236in" svg:height="4.246475in" draw:z-index="0">
<draw:image xlink:href="../Images/AРМІЯINFORM/2023-05-12T88-00-00-04-00/ostashhenkokong_result_2.jpg" xlink:type="simple" xlink:show="embed" xlink:actuate="onLoad" draw:mime-type="image/jpeg"/>
</draw:frame>
她还表示希望乌克兰能加入国际护理委员会，并在该组织中占有一席之地。</text:p>
      <ul>
        <li>
尽管现在有很多关于北约太极拳融合的谈话……相信我，现在整个世界都以乌克兰为例。 医疗部队的指挥官说，您是甲虫和医疗紫罗兰，每天都要做一个壮举。</li>
      </ul>
      <text:p text:style-name="P4">
在大规模入侵俄罗斯联邦，战争条件及其因素的心理稳定中，普通医务人员工作的工作的细节和特征尤其讨论了许多重要的话题大流行期间的职业和医疗业务工作。</text:p>
      <text:p text:style-name="P4">
国际护理委员会帕梅拉·西普里亚诺(Pamela Sipriano)主席向世界上所有医务人员表示适合，并强调了支持乌克兰及其医疗领域的重要性。</text:p>
      <text:p text:style-name="P4">
<draw:frame draw:style-name="fr1" draw:name="Image326" text:anchor-type="as-char" svg:width="6.9236in" svg:height="3.588733in" draw:z-index="0">
<draw:image xlink:href="../Images/AРМІЯINFORM/2023-05-12T88-00-00-04-00/ostashhenkokong_result_3.jpg" xlink:type="simple" xlink:show="embed" xlink:actuate="onLoad" draw:mime-type="image/jpeg"/>
</draw:frame>
</text:p>
      <text:p text:style-name="P4">
<text:a xlink:type="simple" xlink:href="https://armyinform.com.ua/wp-content/uploads/2023/05/ostashhenkokong_result_4.jpg" text:style-name="Internet_20_link" text:visited-style-name="Visited_20_Internet_20_Link">
<draw:frame draw:style-name="fr1" draw:name="Image327" text:anchor-type="as-char" svg:width="6.9236in" svg:height="6.9236in" draw:z-index="0">
<draw:image xlink:href="../Images/AРМІЯINFORM/2023-05-12T88-00-00-04-00/ostashhenkokong_result_4-150x150.jpg" xlink:type="simple" xlink:show="embed" xlink:actuate="onLoad" draw:mime-type="image/jpeg"/>
</draw:frame>
</text:a>
</text:p>
      <text:p text:style-name="P4">
<text:a xlink:type="simple" xlink:href="https://armyinform.com.ua/wp-content/uploads/2023/05/ostashhenkokong_result_6.jpg" text:style-name="Internet_20_link" text:visited-style-name="Visited_20_Internet_20_Link">
<draw:frame draw:style-name="fr1" draw:name="Image328" text:anchor-type="as-char" svg:width="6.9236in" svg:height="6.9236in" draw:z-index="0">
<draw:image xlink:href="../Images/AРМІЯINFORM/2023-05-12T88-00-00-04-00/ostashhenkokong_result_6-150x150.jpg" xlink:type="simple" xlink:show="embed" xlink:actuate="onLoad" draw:mime-type="image/jpeg"/>
</draw:frame>
</text:a>
她将报告的一个单独块专门用于冠状病毒大流行的话题，他影响了世界各地的每位医务人员。 Panipamela Sipriano指出，与冠状病毒和最终退出大流行非常重要。</text:p>
      <text:p text:style-name="P4">
国会还举行了2022年乌克兰最佳姐姐的颁奖典礼。 鉴于监护人的天使，护士和医疗紫罗兰收到了雕像。</text:p>
      <text:p text:style-name="P4">
在颁发的伊尔平中城医院的护士纳塔利娅·库德利娜(Natalia Kudelina)中，她在占领中度过了18天，在此期间，她阻止了医疗服务，并为每位患者的生命而战。</text:p>
      <text:p text:style-name="P4">
<draw:frame draw:style-name="fr1" draw:name="Image329" text:anchor-type="as-char" svg:width="6.9236in" svg:height="4.845914in" draw:z-index="0">
<draw:image xlink:href="../Images/AРМІЯINFORM/2023-05-12T88-00-00-04-00/ostashhenkokong_result_5.jpg" xlink:type="simple" xlink:show="embed" xlink:actuate="onLoad" draw:mime-type="image/jpeg"/>
</draw:frame>
国会是由卫生部心脏病学儿科心脏病学和心脏手术科学和实用医学中心组织的。”</text:p>
      <text:p text:style-name="P4">
News Source: <text:a xlink:type="simple" xlink:href="https://armyinform.com.ua/2023/05/12/u-kyyevi-vidbuvsya-xiv-mizhnarodnyj-kongres-medychnyh-sester/" text:style-name="Internet_20_link" text:visited-style-name="Visited_20_Internet_20_Link">
https://armyinform.com.ua/2023/05/12/u-kyyevi-vidbuvsya-xiv-mizhnarodnyj-kongres-medychnyh-sester/</text:a>
</text:p>
      <!--NEWS-->
      <text:h text:style-name="P10" text:outline-level="1">
<text:span text:style-name="T4">
乌克兰的后卫在Marinka地区击退了许多敌人攻击</text:span>
</text:h>
      <text:p text:style-name="P4">
作者: ['АРМІЯINFORM']</text:p>
      <text:p text:style-name="P4">
时间: 2023-05-12T89: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2/12/vidbyly-ataky.jpg" text:style-name="Internet_20_link" text:visited-style-name="Visited_20_Internet_20_Link">
vidbyly-ataky.jpg</text:a>
']</text:p>
      <text:p text:style-name="P4">
标签: ['STOPRUSSIA', 'ВТОРГНЕННЯ РФ', 'ГШ ЗСУ', 'ОПЕРАТИВНА ІНФОРМАЦІЯ', 'ХРОНІКА ОБОРОНИ']</text:p>
      <text:p text:style-name="P4">
类别: News</text:p>
      <!--METADATA-->
      <text:p text:style-name="P4">
<draw:frame draw:style-name="fr1" draw:name="Image330" text:anchor-type="as-char" svg:width="6.9236in" svg:height="4.170843in" draw:z-index="0">
<draw:image xlink:href="../Images/AРМІЯINFORM/2023-05-12T89-00-00-04-00/vidbyly-ataky.jpg" xlink:type="simple" xlink:show="embed" xlink:actuate="onLoad" draw:mime-type="image/jpeg"/>
</draw:frame>
说明性照片<text:span text:style-name="T4">
🔥俄罗斯入侵的情况</text:span>
</text:p>
      <text:p text:style-name="P4">
敌人继续专注于对莱曼，巴赫穆特，阿维迪夫和玛丽斯基的指示的主要努力。 总共有36次攻击在战线中发动了36次袭击，而在战斗的中心，巴赫穆特和马林卡被吸引。</text:p>
      <text:p text:style-name="P4">
在Facebook上关于它<text:a xlink:type="simple" xlink:href="https://www.facebook.com/GeneralStaff.ua/posts/pfbid0cRwMsnTFVUBaRsx8zuS5iGWVtS6WCpgBQr9mgSBAMGEbAtXfU8iJmhQKeTFP9Foal" text:style-name="Internet_20_link" text:visited-style-name="Visited_20_Internet_20_Link">
报告</text:a>
武装部队的总人员。</text:p>
      <text:p text:style-name="P4">
“在巴赫穆特的方向上，敌人继续领导。 巴赫穆特没有自由战。 此外，在白天，敌人在定居点Orikhovo-vasylivka的Grigorivka Taskupochka的方向上进行了连续的连续行动。 在马林斯基的方向上，国防军的部队反映了敌人在马林卡市的众多攻击。 同时，敌对的炮击，圣乔治，麦克西米亚尼维卡，丁内斯克地区的胜利，”信息说。</text:p>
      <text:p text:style-name="P4">
News Source: <text:a xlink:type="simple" xlink:href="https://armyinform.com.ua/2023/05/12/ukrayinski-zahysnyky-vidbyly-chyslenni-vorozhi-ataky-v-rajoni-maryinky/" text:style-name="Internet_20_link" text:visited-style-name="Visited_20_Internet_20_Link">
https://armyinform.com.ua/2023/05/12/ukrayinski-zahysnyky-vidbyly-chyslenni-vorozhi-ataky-v-rajoni-maryinky/</text:a>
</text:p>
      <!--NEWS-->
      <text:h text:style-name="P10" text:outline-level="1">
<text:span text:style-name="T4">
联合部队司令部的代表祝贺欧马人的卫生工作者假期</text:span>
</text:h>
      <text:p text:style-name="P4">
作者: ['АРМІЯINFORM']</text:p>
      <text:p text:style-name="P4">
时间: 2023-05-12T90:00:00-04:00</text:p>
      <text:p text:style-name="P4">
描述: 随着Medican Sister的Mijeznoye日的世界，OS司令官的指挥官...与乌克兰2022的战争，与乌克兰的战争是今天的最新消息，与乌克兰2022的新闻战是最后的新闻。今天，乌克兰和俄罗斯之间的战争以及与乌克兰的战争将在不久的将来与乌克兰战争，与乌克兰与乌克兰的战争，今天的乌克兰新闻，乌克兰新闻，乌克兰新闻，俄罗斯的乌克兰媒体将在俄罗斯</text:p>
      <text:p text:style-name="P4">
图片: ['<text:a xlink:type="simple" xlink:href="https://armyinform.com.ua/wp-content/uploads/2023/05/345653414_914216956353532_6332310742871849558_n.jpg" text:style-name="Internet_20_link" text:visited-style-name="Visited_20_Internet_20_Link">
345653414_914216956353532_6332310742871849558_n.jpg</text:a>
', '<text:a xlink:type="simple" xlink:href="https://armyinform.com.ua/wp-content/uploads/2023/05/345639782_599085768857754_7933219638745506712_n-150x150.jpg" text:style-name="Internet_20_link" text:visited-style-name="Visited_20_Internet_20_Link">
345639782_599085768857754_7933219638745506712_n-150x150.jpg</text:a>
', '<text:a xlink:type="simple" xlink:href="https://armyinform.com.ua/wp-content/uploads/2023/05/345646009_1363370170901066_5728703466038879602_n-150x150.jpg" text:style-name="Internet_20_link" text:visited-style-name="Visited_20_Internet_20_Link">
345646009_1363370170901066_5728703466038879602_n-150x150.jpg</text:a>
', '<text:a xlink:type="simple" xlink:href="https://armyinform.com.ua/wp-content/uploads/2023/05/345634425_1129658291759195_1510046705643278827_n-150x150.jpg" text:style-name="Internet_20_link" text:visited-style-name="Visited_20_Internet_20_Link">
345634425_1129658291759195_1510046705643278827_n-150x150.jpg</text:a>
']</text:p>
      <text:p text:style-name="P4">
标签: ['КОМАНДУВАННЯ ОБ’ЄДНАНИХ СИЛ ЗС УКРАЇНИ', 'ОХМАТДИТ']</text:p>
      <text:p text:style-name="P4">
类别: News</text:p>
      <!--METADATA-->
      <text:p text:style-name="P4">
<draw:frame draw:style-name="fr1" draw:name="Image331" text:anchor-type="as-char" svg:width="6.9236in" svg:height="4.684969in" draw:z-index="0">
<draw:image xlink:href="../Images/AРМІЯINFORM/2023-05-12T90-00-00-04-00/345653414_914216956353532_6332310742871849558_n.jpg" xlink:type="simple" xlink:show="embed" xlink:actuate="onLoad" draw:mime-type="image/jpeg"/>
</draw:frame>
在国际护理日之际，美国国家儿科专业医院“ OHMATDIT”的职业卫生工作者的职业假期，代表乌克兰武装部队的指挥官代表乌克兰武装部队。</text:p>
      <text:p text:style-name="P4">
这在[消息]中说明了(https://www.facebook.com/JointForcesCommandAFU/posts/pfbid02LyYJM4gx1ALYX9HKvYErj617HNh5QgYqg8jEWWnvrA7f65Bznz7Uh2onRTPpCZk4l)乌克兰武装部队在Facebook上的联合部队的指挥。</text:p>
      <text:p text:style-name="P4">
另请阅读：</text:p>
      <text:p text:style-name="P4">
。(https://armyinform.com.ua/2023/05/12/ministr-oborony-ta-komanduvachka-medychnyh-syl-zsu-vruchyly-nagorody-medykam-z-nagody-mizhnarodnogo-dnya-medychnoyi-sestry/)在庆祝活动中，道德和心理支持中心负责</text:p>
      <ul>
        <li>
在问候中说，让您每天给小病人带来的好和关注。  - 在您的肩膀上，始终是赋予责任，很多艰难而艰苦的工作。 但是，您选择的业务有助于抵抗困难，使儿童健康健康。</li>
      </ul>
      <text:p text:style-name="P4">
<text:a xlink:type="simple" xlink:href="https://armyinform.com.ua/wp-content/uploads/2023/05/345639782_599085768857754_7933219638745506712_n.jpg" text:style-name="Internet_20_link" text:visited-style-name="Visited_20_Internet_20_Link">
!(Images/AРМІЯINFORM/2023-05-12T90-00-00-04-00/345639782_599085768857754_7933219638745506712_n-150x150.jpg)</text:a>
</text:p>
      <text:p text:style-name="P4">
<text:a xlink:type="simple" xlink:href="https://armyinform.com.ua/wp-content/uploads/2023/05/345646009_1363370170901066_5728703466038879602_n.jpg" text:style-name="Internet_20_link" text:visited-style-name="Visited_20_Internet_20_Link">
<draw:frame draw:style-name="fr1" draw:name="Image332" text:anchor-type="as-char" svg:width="6.9236in" svg:height="6.9236in" draw:z-index="0">
<draw:image xlink:href="../Images/AРМІЯINFORM/2023-05-12T90-00-00-04-00/345646009_1363370170901066_5728703466038879602_n-150x150.jpg" xlink:type="simple" xlink:show="embed" xlink:actuate="onLoad" draw:mime-type="image/jpeg"/>
</draw:frame>
</text:a>
</text:p>
      <text:p text:style-name="P4">
<text:a xlink:type="simple" xlink:href="https://armyinform.com.ua/wp-content/uploads/2023/05/345634425_1129658291759195_1510046705643278827_n.jpg" text:style-name="Internet_20_link" text:visited-style-name="Visited_20_Internet_20_Link">
<draw:frame draw:style-name="fr1" draw:name="Image333" text:anchor-type="as-char" svg:width="6.9236in" svg:height="6.9236in" draw:z-index="0">
<draw:image xlink:href="../Images/AРМІЯINFORM/2023-05-12T90-00-00-04-00/345634425_1129658291759195_1510046705643278827_n-150x150.jpg" xlink:type="simple" xlink:show="embed" xlink:actuate="onLoad" draw:mime-type="image/jpeg"/>
</draw:frame>
</text:a>
</text:p>
      <text:p text:style-name="P4">
News Source: <text:a xlink:type="simple" xlink:href="https://armyinform.com.ua/2023/05/12/predstavnyky-komanduvannya-ob%ca%bcyednanyh-syl-pryvitaly-zi-svyatom-medpraczivnykiv-ohmatdytu/" text:style-name="Internet_20_link" text:visited-style-name="Visited_20_Internet_20_Link">
https://armyinform.com.ua/2023/05/12/predstavnyky-komanduvannya-ob%ca%bcyednanyh-syl-pryvitaly-zi-svyatom-medpraczivnykiv-ohmatdytu/</text:a>
</text:p>
      <!--NEWS-->
      <text:h text:style-name="P10" text:outline-level="1">
<text:span text:style-name="T4">
敌人从未动人的工人组成新的战斗旅</text:span>
</text:h>
      <text:p text:style-name="P4">
作者: ['АРМІЯINFORM']</text:p>
      <text:p text:style-name="P4">
时间: 2023-05-12T91:00:00-04:00</text:p>
      <text:p text:style-name="P4">
描述: SCO的Okrim Doskovanny Pidrodrovliv嵌入了活力中，敌人就是……与乌克兰2022年的战争，与乌克兰与乌克兰的最新新闻，今天与乌克兰2022年的新闻战争，今天与乌克兰2022年的新闻战，乌克兰和俄罗斯之间的战争将在乌克兰和俄罗斯之间发生战争，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ТОРГНЕННЯ РФ', 'ГШ ЗСУ', 'ДУТА ВЕЛИЧ РОСАРМІЇ', 'ОПЕРАТИВНА ІНФОРМАЦІЯ']</text:p>
      <text:p text:style-name="P4">
类别: News</text:p>
      <!--METADATA-->
      <text:p text:style-name="P4">
<draw:frame draw:style-name="fr1" draw:name="Image334" text:anchor-type="as-char" svg:width="6.9236in" svg:height="4.33302in" draw:z-index="0">
<draw:image xlink:href="../Images/AРМІЯINFORM/2023-05-12T91-00-00-04-00/okupanty-strilby.jpg" xlink:type="simple" xlink:show="embed" xlink:actuate="onLoad" draw:mime-type="image/jpeg"/>
</draw:frame>
说明性照片<text:span text:style-name="T4">
🔥俄罗斯入侵的情况</text:span>
</text:p>
      <text:p text:style-name="P4">
除了完成活力损失的单位外，敌人还形成了新的部分。</text:p>
      <text:p text:style-name="P4">
在Facebook上关于它<text:a xlink:type="simple" xlink:href="https://www.facebook.com/GeneralStaff.ua/posts/pfbid0cRwMsnTFVUBaRsx8zuS5iGWVtS6WCpgBQr9mgSBAMGEbAtXfU8iJmhQKeTFP9Foal" text:style-name="Internet_20_link" text:visited-style-name="Visited_20_Internet_20_Link">
报告</text:a>
武装部队的总人员。</text:p>
      <text:p text:style-name="P4">
在Stavropol地区，在南部军事区的资金上，一个单独的机动步枪旅，该旅在乌克兰领土上应加强占领。 签订合同的绝大多数人都没有动力参加敌对行动，而入侵者将赚钱。</text:p>
      <text:p text:style-name="P4">
News Source: <text:a xlink:type="simple" xlink:href="https://armyinform.com.ua/2023/05/12/protyvnyk-formuye-novi-chastyny-z-nevmotyvovanyh-do-bojovyh-dij-zarobitchat/" text:style-name="Internet_20_link" text:visited-style-name="Visited_20_Internet_20_Link">
https://armyinform.com.ua/2023/05/12/protyvnyk-formuye-novi-chastyny-z-nevmotyvovanyh-do-bojovyh-dij-zarobitchat/</text:a>
</text:p>
      <!--NEWS-->
      <text:h text:style-name="P10" text:outline-level="1">
<text:span text:style-name="T4">
今天我们有一个制裁的日子：已批准了五个包裹 -  Volodymyr Zelenskyy</text:span>
</text:h>
      <text:p text:style-name="P4">
作者: ['АРМІЯINFORM']</text:p>
      <text:p text:style-name="P4">
时间: 2023-05-12T92:00:00-04:00</text:p>
      <text:p text:style-name="P4">
描述: https://youtu.be/bn-lz5zrebi很健康，Shanovna Ukrainian！ 与乌克兰与乌克兰战争的战争是今天的最新消息，即与乌克兰2022年的战争，今天的最后一场战争将在乌克兰和俄罗斯之间发生战争，当2022年与乌克兰的战争将是与乌克兰之间的战争，是否会有吗</text:p>
      <text:p text:style-name="P4">
图片: []</text:p>
      <text:p text:style-name="P4">
标签: ['ВІДЕОЗВЕРНЕННЯ ПРЕЗИДЕНТА УКРАЇНИ', 'ВОЛОДИМИР ЗЕЛЕНСЬКИЙ']</text:p>
      <text:p text:style-name="P4">
类别: News</text:p>
      <!--METADATA-->
      <text:p text:style-name="P4">
<text:span text:style-name="T4">
 <text:span text:style-name="T5">
我希望健康，亲爱的乌克兰人!</text:span>
 </text:span>
</text:p>
      <text:p text:style-name="P4">
今天我们有一个制裁的一天。 批准了五个制裁套餐，这些包裹是在NSDC，部长，办公室和我们的特殊服务中精心准备的。</text:p>
      <text:p text:style-name="P4">
第一个是有关Zaporizhstal的软件包。 我们阻止了由于各种虚假和离岸人员而存在的对这家恐怖公司的影响。俄罗斯通过其中一家银行控制的部分将得到确认并为乌克兰和乌克兰人经营。</text:p>
      <text:p text:style-name="P4">
我们不会在乌克兰留下任何恐怖国家的联系，这可能对我们的国家，对我们的经济或对我们的人民有用。</text:p>
      <text:p text:style-name="P4">
此外，已经批准制裁套餐，以继续我们的隔热和阻止俄罗斯军事行业的课程。</text:p>
      <text:p text:style-name="P4">
恐怖分子国家的数百名自然和法人人士和全球隔离的目标。 我们非常积极地与合作伙伴合作，以便每个实际产生这种侵略的人，他们将武器，弹药，技术人员技术交到恐怖分子手中 - 他们都被世界所压倒。</text:p>
      <text:p text:style-name="P4">
我感谢所有帮助乌克兰向俄罗斯发动这场战争的人，以及阻止恐怖分子国家绕过制裁的努力。 我相信这将成为国际和平中最严重的国际法罪之一 - 试图绕过限制侵略资源或协助这些努力的制裁。</text:p>
      <text:p text:style-name="P4">
他今天举行了一次费率会议。 有重要的报道 - 总司令。 我将特别注意Syrsky Tageneral Tageneral将军的报告分别是Khortytsia和Tavriya的指挥官。国防部长Reznikov，国防部长Kamyshin国防部长Reznikov Zaluzhny的报告。</text:p>
      <text:p text:style-name="P4">
现在重要的是什么？ 入侵者已经在内部准备好失败了。</text:p>
      <text:p text:style-name="P4">
他们已经在思想中失去了这场战争。 我们需要每天对他们施加压力，以便他们的失败感变成他们的逃脱，错误和损失。</text:p>
      <text:p text:style-name="P4">
我感谢所有破坏敌人的人!感谢所有人，尽管有任何方式，但仍将我们的土地返回乌克兰!我们准备为您，勇士，更多的武器增加，甚至更多的机会来克服侵略者并恢复和平。</text:p>
      <text:p text:style-name="P4">
他今天与英国总理进行了交谈。 我感谢您，Rishi，支持支持以及使您了解世界将永远是领导者的步骤。保证：谁不会成为反对自由世界的侵略者，他与克里姆林宫的耻辱结束了。</text:p>
      <text:p text:style-name="P4">
荣耀我们所有正在战斗，战斗哨所和战斗行动中的士兵的荣耀!我感谢训练我们战士的每个人!我感谢所有受伤后对待乌克兰士兵的人!</text:p>
      <text:p text:style-name="P4">
<text:span text:style-name="T4">
 <text:span text:style-name="T5">
荣耀与乌克兰!</text:span>
 </text:span>
</text:p>
      <text:p text:style-name="P4">
<text:span text:style-name="T4">
资料来源：</text:span>
 <text:a xlink:type="simple" xlink:href="https://www.president.gov.ua/news/namagannya-obijti-sankciyi-maye-viznachatisya-yak-odin-iz-na-82833" text:style-name="Internet_20_link" text:visited-style-name="Visited_20_Internet_20_Link">
<text:span text:style-name="T5">
佛教网站乌克兰</text:span>
</text:a>
</text:p>
      <text:p text:style-name="P4">
News Source: <text:a xlink:type="simple" xlink:href="https://armyinform.com.ua/2023/05/12/namagannya-obijty-sankcziyi-maye-vyznachatysya-yak-odyn-iz-najtyazhchyh-zlochyniv-proty-mizhnarodnogo-prava-ta-myru-prezydent-ukrayiny/" text:style-name="Internet_20_link" text:visited-style-name="Visited_20_Internet_20_Link">
https://armyinform.com.ua/2023/05/12/namagannya-obijty-sankcziyi-maye-vyznachatysya-yak-odyn-iz-najtyazhchyh-zlochyniv-proty-mizhnarodnogo-prava-ta-myru-prezydent-ukrayiny/</text:a>
</text:p>
      <!--NEWS-->
      <text:h text:style-name="P10" text:outline-level="1">
<text:span text:style-name="T4">
在南部，敌人试图尽可能分散-Natalia Humeniuk</text:span>
</text:h>
      <text:p text:style-name="P4">
作者: ['Олексій Тригуб']</text:p>
      <text:p text:style-name="P4">
时间: 2023-05-12T93:00:00-04:00</text:p>
      <text:p text:style-name="P4">
描述: 在Vorog的Pivdent Light上，我们将最多制作粉红色，我们正在准备Bouti ...与乌克兰2022年的战争，与乌克兰的最新新闻，今天与乌克兰2022年的新闻战争，今天将有一个乌克兰和俄罗斯之间的战争以及2022年与乌克兰的战争在不变的时候是否会在不久的将来与乌克兰发生战争，他们说，与乌克兰的战争，今天的乌克兰新闻，乌克兰的新闻，乌克兰的新闻俄罗斯的媒体</text:p>
      <text:p text:style-name="P4">
图片: ['<text:a xlink:type="simple" xlink:href="https://armyinform.com.ua/wp-content/uploads/2022/11/2-nataliya-gumenyuk-e1672058964734.jpg" text:style-name="Internet_20_link" text:visited-style-name="Visited_20_Internet_20_Link">
2-nataliya-gumenyuk-e1672058964734.jpg</text:a>
']</text:p>
      <text:p text:style-name="P4">
标签: ['STOPRUSSIA', 'АГРЕСІЯ РФ', 'ВТОРГНЕННЯ РФ', 'НАТАЛІЯ ГУМЕНЮК']</text:p>
      <text:p text:style-name="P4">
类别: News</text:p>
      <!--METADATA-->
      <text:p text:style-name="P4">
<draw:frame draw:style-name="fr1" draw:name="Image335" text:anchor-type="as-char" svg:width="6.9236in" svg:height="4.206087in" draw:z-index="0">
<draw:image xlink:href="../Images/AРМІЯINFORM/2023-05-12T93-00-00-04-00/2-nataliya-gumenyuk-e1672058964734.jpg" xlink:type="simple" xlink:show="embed" xlink:actuate="onLoad" draw:mime-type="image/jpeg"/>
</draw:frame>
纳塔利亚·汉尼克(Natalia Humeniuk)</text:p>
      <text:p text:style-name="P4">
在南部的方向上，敌人试图尽可能驱散乌克兰的国防军。 在现场广播中关于它<text:a xlink:type="simple" xlink:href="https://www.youtube.com/watch" text:style-name="Internet_20_link" text:visited-style-name="Visited_20_Internet_20_Link">
telelorphone</text:a>
唯一的消息是由统一协调新闻中心的国防部队纳塔利亚·汉尼库克(Natalia Humeniuk)第一级统治的统一国防军中心的负责人讲述的。</text:p>
      <ul>
        <li>
军事记者说，他们试图创建多层防御以避免病变。</li>
      </ul>
      <text:p text:style-name="P4">
关于有关临时占领的克里米亚的信息，纳塔利娅·汉尼克(Natalia Humeniuk)在非法搬到半岛的入侵者和俄罗斯人中讲了propaneics，而阿蒂佩(Atheper)试图尽快离开它。</text:p>
      <ul>
        <li>
精心准备。 运输指示超载。 具有固定化的操作被最大化和加速。 纳塔利娅·汉尼库克(Natalia Humeniuk)说，这一部分导致了这一房地产损失的事实。  - 他们说这个季节是，但不是他们订购的所有季节。</li>
      </ul>
      <text:p text:style-name="P4">
News Source: <text:a xlink:type="simple" xlink:href="https://armyinform.com.ua/2023/05/12/na-pivdni-vorog-namagayetsya-maksymalno-rozoseredytysya-nataliya-gumenyuk/" text:style-name="Internet_20_link" text:visited-style-name="Visited_20_Internet_20_Link">
https://armyinform.com.ua/2023/05/12/na-pivdni-vorog-namagayetsya-maksymalno-rozoseredytysya-nataliya-gumenyuk/</text:a>
</text:p>
      <!--NEWS-->
      <text:h text:style-name="P10" text:outline-level="1">
<text:span text:style-name="T4">
这一天的国防力量航空在俄罗斯的立场和技术上袭击了4次罢工</text:span>
</text:h>
      <text:p text:style-name="P4">
作者: ['АРМІЯINFORM']</text:p>
      <text:p text:style-name="P4">
时间: 2023-05-12T94:00:00-04:00</text:p>
      <text:p text:style-name="P4">
描述: DOB的AVISAATSIA国防军在特殊仓库的Zserdzhennya地区进行了4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3/war-1.jpg" text:style-name="Internet_20_link" text:visited-style-name="Visited_20_Internet_20_Link">
war-1.jpg</text:a>
']</text:p>
      <text:p text:style-name="P4">
标签: ['STOPRUSSIA', 'АГРЕСІЯ РФ', 'ВІЙНА', 'ВТОРГНЕННЯ РФ', 'ГШ ЗСУ', 'ОПЕРАТИВНА ІНФОРМАЦІЯ', 'ХРОНІКА ОБОРОНИ']</text:p>
      <text:p text:style-name="P4">
类别: News</text:p>
      <!--METADATA-->
      <text:p text:style-name="P4">
<draw:frame draw:style-name="fr1" draw:name="Image336" text:anchor-type="as-char" svg:width="6.9236in" svg:height="4.501139in" draw:z-index="0">
<draw:image xlink:href="../Images/AРМІЯINFORM/2023-05-12T94-00-00-04-00/war-1.jpg" xlink:type="simple" xlink:show="embed" xlink:actuate="onLoad" draw:mime-type="image/jpeg"/>
</draw:frame>
说明性照片<text:span text:style-name="T4">
🔥俄罗斯入侵的情况</text:span>
</text:p>
      <text:p text:style-name="P4">
国防军每天的航空在人员和敌方军事装备集中的领域袭击了4次罢工。</text:p>
      <text:p text:style-name="P4">
在Facebook上关于它<text:a xlink:type="simple" xlink:href="https://www.facebook.com/GeneralStaff.ua/posts/pfbid0cRwMsnTFVUBaRsx8zuS5iGWVtS6WCpgBQr9mgSBAMGEbAtXfU8iJmhQKeTFP9Foal" text:style-name="Internet_20_link" text:visited-style-name="Visited_20_Internet_20_Link">
报告</text:a>
武装部队的总人员。</text:p>
      <text:p text:style-name="P4">
导弹和​​炮兵部队的一部分被3个活力的地区，3个炮兵部队击中，在火灾位置和Ashotrriate侵略者的电子斗争站进行了袭击。</text:p>
      <text:p text:style-name="P4">
News Source: <text:a xlink:type="simple" xlink:href="https://armyinform.com.ua/2023/05/12/aviacziya-syl-oborony-cziyeyi-doby-zavdala-4-udary-po-rosijskyh-pozycziyah-ta-tehniczi/" text:style-name="Internet_20_link" text:visited-style-name="Visited_20_Internet_20_Link">
https://armyinform.com.ua/2023/05/12/aviacziya-syl-oborony-cziyeyi-doby-zavdala-4-udary-po-rosijskyh-pozycziyah-ta-tehniczi/</text:a>
</text:p>
      <!--NEWS-->
      <text:h text:style-name="P10" text:outline-level="1">
<text:span text:style-name="T4">
没有俄罗斯犯罪的责任，将没有可持续的和平 - 凯·卡拉斯（Kai Callas）</text:span>
</text:h>
      <text:p text:style-name="P4">
作者: ['Єгор Брайлян']</text:p>
      <text:p text:style-name="P4">
时间: 2023-05-12T95:00:00-04:00</text:p>
      <text:p text:style-name="P4">
描述: Prem and Miinistist Kallas Pid Hour Vidkritte 16-ye会议表示...与乌克兰2022年的战争，与乌克兰与乌克兰的最新消息，今天与乌克兰2022年的战争，今天将在乌克兰与俄罗斯，俄罗斯，俄罗斯和俄罗斯之间发动战争和俄罗斯在2022年与乌克兰的战争将在不久的将来与乌克兰战争，与乌克兰的战争，乌克兰今天的新闻，乌克兰的新闻，乌克兰的新闻在乌克兰媒体的俄罗斯媒体</text:p>
      <text:p text:style-name="P4">
图片: ['<text:a xlink:type="simple" xlink:href="https://armyinform.com.ua/wp-content/uploads/2023/05/52892021236_7786638a0f_k.jpg" text:style-name="Internet_20_link" text:visited-style-name="Visited_20_Internet_20_Link">
52892021236_7786638a0f_k.jpg</text:a>
']</text:p>
      <text:p text:style-name="P4">
标签: ['STOPRUSSIA', 'АГРЕСІЯ РФ', 'ВТОРГНЕННЯ РФ', 'ДОПОМОГА ПАРТНЕРІВ', 'СВІТ ПІДТРИМУЄ УКРАЇНУ']</text:p>
      <text:p text:style-name="P4">
类别: News</text:p>
      <!--METADATA-->
      <text:p text:style-name="P4">
<draw:frame draw:style-name="fr1" draw:name="Image337" text:anchor-type="as-char" svg:width="6.9236in" svg:height="4.615733in" draw:z-index="0">
<draw:image xlink:href="../Images/AРМІЯINFORM/2023-05-12T95-00-00-04-00/52892021236_7786638a0f_k.jpg" xlink:type="simple" xlink:show="embed" xlink:actuate="onLoad" draw:mime-type="image/jpeg"/>
</draw:frame>
塔林报道，爱沙尼亚总理凯·卡拉斯(Kai Callas)在伦纳特·玛丽(Lennart Mary)的16会议开幕期间所说，这是塔林报道的陆军。</text:p>
      <text:p text:style-name="P4">
“对俄罗斯的邻国没有责任。因此，从简短的角度来看，我们必须建立一个针对俄罗斯的国际法庭。 也不应该忘记俄罗斯领导人的罪行。 实际上，应对侵略罪非常重要。</text:p>
      <text:p text:style-name="P4">
对于波罗的海国家等小国而言，战争始终是破坏，而对于帝国来说，这是一种荣耀。</text:p>
      <text:p text:style-name="P4">
有一段时间，我研究了纽伦堡和东京法庭的历史。 只有在塞夫纳伯格(Sevnurnberg)期间，德国人才了解纳粹的罪行。 因此，不仅责任很重要，而且对未来也很重要。”凯·卡拉斯(Kai Callas)指出。</text:p>
      <text:p text:style-name="P4">
自2007年以来，Lennart Mary会议每年在爱沙尼亚举行。 它的组织者是国际防御和安全中心(ICD). Подія названа начесть міністра закордонних справ (1990- 1992年)和爱沙尼亚总统(1992- 2001年).</text:p>
      <text:p text:style-name="P4">
<text:span text:style-name="T5">
Фото</text:span>
 <text:span text:style-name="T5">
Lennart</text:span>
 <text:span text:style-name="T5">
Meri</text:span>
 <text:span text:style-name="T5">
Conference</text:span>
</text:p>
      <text:p text:style-name="P4">
News Source: <text:a xlink:type="simple" xlink:href="https://armyinform.com.ua/2023/05/12/ne-bude-stalogo-myru-bez-vidpovidalnosti-rosiyi-za-skoyeni-zlochyny-kaya-kallas/" text:style-name="Internet_20_link" text:visited-style-name="Visited_20_Internet_20_Link">
https://armyinform.com.ua/2023/05/12/ne-bude-stalogo-myru-bez-vidpovidalnosti-rosiyi-za-skoyeni-zlochyny-kaya-kallas/</text:a>
</text:p>
      <!--NEWS-->
      <text:h text:style-name="P10" text:outline-level="1">
<text:span text:style-name="T4">
黑海谷物倡议：一周的乌克兰港口留下了18艘船</text:span>
</text:h>
      <text:p text:style-name="P4">
作者: ['АРМІЯINFORM']</text:p>
      <text:p text:style-name="P4">
时间: 2023-05-12T96:00:00-04:00</text:p>
      <text:p text:style-name="P4">
描述: 对于过去的Pastyliye，Chornomorsko谷物Initivativa 18的框架留下了……与乌克兰2022年的战争，与乌克兰的最新消息，今天与乌克兰的新闻战争，今天与乌克兰的新闻战争最后一次，乌克兰和俄罗斯之间以及俄罗斯和俄罗斯之间的战争将发生。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photo_2022-10-23_12-46-27-e1676627665311-960x540-1.jpg" text:style-name="Internet_20_link" text:visited-style-name="Visited_20_Internet_20_Link">
photo_2022-10-23_12-46-27-e1676627665311-960x540-1.jpg</text:a>
']</text:p>
      <text:p text:style-name="P4">
标签: ['ВІЙНА', 'ВМС ЗС УКРАЇНИ']</text:p>
      <text:p text:style-name="P4">
类别: News</text:p>
      <!--METADATA-->
      <text:p text:style-name="P4">
<draw:frame draw:style-name="fr1" draw:name="Image338" text:anchor-type="as-char" svg:width="6.9236in" svg:height="3.894525in" draw:z-index="0">
<draw:image xlink:href="../Images/AРМІЯINFORM/2023-05-12T96-00-00-04-00/photo_2022-10-23_12-46-27-e1676627665311-960x540-1.jpg" xlink:type="simple" xlink:show="embed" xlink:actuate="onLoad" draw:mime-type="image/jpeg"/>
</draw:frame>
上周，乌克兰港口拥有超过50万吨的谷物和其他食物，在黑海谷物倡议下徘徊。</text:p>
      <text:p text:style-name="P4">
关于它<text:a xlink:type="simple" xlink:href="https://fb.watch/ktZieEEJtC/"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达亚佐夫海-171艘船，其中40艘从Bosphorus海峡迁移； </text:span>
到黑海-158艘船，其中43艘继续向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12/chornomorska-zernova-inicziatyva-za-tyzhden-ukrayinski-porty-pokynulo-18-suden/" text:style-name="Internet_20_link" text:visited-style-name="Visited_20_Internet_20_Link">
https://armyinform.com.ua/2023/05/12/chornomorska-zernova-inicziatyva-za-tyzhden-ukrayinski-porty-pokynulo-18-suden/</text:a>
</text:p>
      <!--NEWS-->
      <text:h text:style-name="P10" text:outline-level="1">
<text:span text:style-name="T4">
乌克兰首先尝试抓获重伤，生病和妇女 - 协调总部</text:span>
</text:h>
      <text:p text:style-name="P4">
作者: ['АРМІЯINFORM']</text:p>
      <text:p text:style-name="P4">
时间: 2023-05-12T97:00:00-04:00</text:p>
      <text:p text:style-name="P4">
描述: 在协调的总部，Zustinich Zustinov是Smremoy的Nyskovo服务...与乌克兰2022年的战争，与乌克兰的最新新闻，今天与乌克兰2022年的《新闻战》，今天将在乌克兰和俄罗斯与乌克兰之间发生战争，当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17475a3c-271f-4b48-9c6a-2d46e2aad3d7.jpg" text:style-name="Internet_20_link" text:visited-style-name="Visited_20_Internet_20_Link">
17475a3c-271f-4b48-9c6a-2d46e2aad3d7.jpg</text:a>
']</text:p>
      <text:p text:style-name="P4">
标签: ['ВІЙСЬКОВОПОЛОНЕНІ', 'КООРДИНАЦІЙНИЙ ШТАБ З ПИТАНЬ ПОВОДЖЕННЯ З ВІЙСЬКОВОПОЛОНЕНИМИ']</text:p>
      <text:p text:style-name="P4">
类别: News</text:p>
      <!--METADATA-->
      <text:p text:style-name="P4">
<draw:frame draw:style-name="fr1" draw:name="Image339" text:anchor-type="as-char" svg:width="6.9236in" svg:height="4.615733in" draw:z-index="0">
<draw:image xlink:href="../Images/AРМІЯINFORM/2023-05-12T97-00-00-04-00/17475a3c-271f-4b48-9c6a-2d46e2aad3d7.jpg" xlink:type="simple" xlink:show="embed" xlink:actuate="onLoad" draw:mime-type="image/jpeg"/>
</draw:frame>
协调总部会见了一个单独的突击营“ Aydar”的军人家人。 协调员的代表被爱，国家信息局涉及捍卫者和捍卫者的所有缺失。 敌方民兵中的所有防守者都被喂食。</text:p>
      <text:p text:style-name="P4">
关于它<text:a xlink:type="simple" xlink:href="https://t.me/Koord_shtab/1042" text:style-name="Internet_20_link" text:visited-style-name="Visited_20_Internet_20_Link">
报告</text:a>
协调询问战俘的询问总部。</text:p>
      <text:p text:style-name="P4">
“我们找到所有的防御者，直到DNA重合或找到它。 直到我们考虑一个活着的人，并在被囚禁中寻找他。”他说。</text:p>
      <text:p text:style-name="P4">
参谋专家再次提醒乌克兰首先尝试捡起草药，生病和女性。</text:p>
      <text:p text:style-name="P4">
亲戚还对“句子”是否对我们的捍卫者非法的“句子”感兴趣。</text:p>
      <text:p text:style-name="P4">
“我们也有他们的囚犯和正在调查的囚犯。 因此，没有交换障碍。”总部代表强调。</text:p>
      <text:p text:style-name="P4">
News Source: <text:a xlink:type="simple" xlink:href="https://armyinform.com.ua/2023/05/12/ukrayina-namagayetsya-peredusim-zabraty-vazhkoporanenyh-hvoryh-i-zhinok-koordynaczijnyj-shtab/" text:style-name="Internet_20_link" text:visited-style-name="Visited_20_Internet_20_Link">
https://armyinform.com.ua/2023/05/12/ukrayina-namagayetsya-peredusim-zabraty-vazhkoporanenyh-hvoryh-i-zhinok-koordynaczijnyj-shtab/</text:a>
</text:p>
      <!--NEWS-->
      <text:h text:style-name="P10" text:outline-level="1">
<text:span text:style-name="T4">
借助我们的帮助和武器，乌克兰可以在战争中获胜-Indrek Kannik</text:span>
</text:h>
      <text:p text:style-name="P4">
作者: ['Єгор Брайлян']</text:p>
      <text:p text:style-name="P4">
时间: 2023-05-12T98:00:00-04:00</text:p>
      <text:p text:style-name="P4">
描述: 关于宣布国防部国防部辩护国防部的消息成为乌克兰与俄罗斯之间的战争，当2022年与乌克兰的战争将在不久的将来与乌克兰发生战争，他们说，与乌克兰的战争，今天的乌克兰新闻，乌克兰的新闻，乌克兰媒体的新闻在俄罗斯</text:p>
      <text:p text:style-name="P4">
图片: ['<text:a xlink:type="simple" xlink:href="https://armyinform.com.ua/wp-content/uploads/2023/05/52892664653_7c3fd627e1_k.jpg" text:style-name="Internet_20_link" text:visited-style-name="Visited_20_Internet_20_Link">
52892664653_7c3fd627e1_k.jpg</text:a>
']</text:p>
      <text:p text:style-name="P4">
标签: ['STOPRUSSIA', 'АГРЕСІЯ РФ', 'ВТОРГНЕННЯ РФ', 'ГШ ЗСУ', 'ДОПОМОГА ПАРТНЕРІВ', 'СВІТ ПІДТРИМУЄ УКРАЇНУ']</text:p>
      <text:p text:style-name="P4">
类别: News</text:p>
      <!--METADATA-->
      <text:p text:style-name="P4">
<draw:frame draw:style-name="fr1" draw:name="Image340" text:anchor-type="as-char" svg:width="6.9236in" svg:height="4.615733in" draw:z-index="0">
<draw:image xlink:href="../Images/AРМІЯINFORM/2023-05-12T98-00-00-04-00/52892664653_7c3fd627e1_k.jpg" xlink:type="simple" xlink:show="embed" xlink:actuate="onLoad" draw:mime-type="image/jpeg"/>
</draw:frame>
据塔林军队报道，在第16届伦纳特·玛丽会议开幕式的开幕词中，国际防御和安全中心的主任Indrek Kannik表示。</text:p>
      <text:p text:style-name="P4">
Indrek Kannik一年前和现在比较了乌克兰，并指出了俄罗斯人摧毁乌克兰国家的战略愤怒。</text:p>
      <text:p text:style-name="P4">
“当我们一年前在Lennart Mary会议上见面时，俄罗斯对乌克兰的大规模侵略还很早。 Mennis从开始三个月。 但是即使那样，已经有迹象表明俄罗斯人达到了主要目的 - 破坏了乌克兰国家。 情况非常不稳定。 尽管乌克兰人能够从同一时间击退俄罗斯的袭击，但俄罗斯可能会重新集结并返回。</text:p>
      <text:p text:style-name="P4">
一年后，乌克兰在DNIEPER和大多数Kharkiv地区的西岸解放了领土。 我很乐观，乌克兰今年夏天将释放更多。 情况比一年前好得多。 但这不是我们想要的地方。” Indrek Kannik说。</text:p>
      <text:p text:style-name="P4">
会议的口号是意大利作家但丁·阿利吉耶(Dante Alighieri)的名言。(所以新的生活开始了). В цьому аспекті на думкуІндрека Канніка, варто покарати росію через загарбницьку війну, щоб більше небуло воєн у Європі.</text:p>
      <text:p text:style-name="P4">
«Ми маємо зробити все, щоб зробити нове життя кращим, ніж нинішнє. Ми нехочемо війни на нашому континенті. Попереднє життя призвело нас до війни.</text:p>
      <text:p text:style-name="P4">
росія зараз, мабуть, найбільш слабка за останні 20 років. Давайте будьмочесними – ми маємо взяти перевагу в цій ситуації. росія розпочала загарбницькувійну. Вона вбила невинних людей, зруйнувала міста та села, знищилаінфраструктуру та пам’ятки культури.</text:p>
      <text:p text:style-name="P4">
Нам не потрібно принижувати росію. Але ми маємо покарати її за те, що вонавчинила – як карають злочинців. Кримінальні режими теж. Найкращим покараннямбуде швидка та чітка поразка росії та звільнення всіх українських територій.Цей результат так само в наших руках, як і в руках України», - відзначивІндрек Каннік.</text:p>
      <text:p text:style-name="P4">
За його словами, нині головним завданням є надання всебічної підтримки Українізадля якнайшвидшої перемоги. Адже російсько-українська війна впливає не лишена Європу, але й решту світу.</text:p>
      <text:p text:style-name="P4">
«З нашою допомогою, з нашою зброєю, Україна зможе виграти в цій війні. Післявійни, безпека України та наша безпека має бути гарантована українськимчленством у ЄС і НАТО, разом з іншими націями, які цього прагнуть.</text:p>
      <text:p text:style-name="P4">
我们将于5月12日在爱沙尼亚首都提醒塔林纳(Tallinna)开始其工作16会议Lennart Mary-An年度活动，他们在那里讨论了国际安全问题。 军队的通讯员专门报告那里正在发生的主要讨论。 Lennart Mary会议是国际防御与安全中心，也是Lennart Mary的欧洲基金会。</text:p>
      <text:p text:style-name="P4">
<text:span text:style-name="T5">
foto _ _lennart</text:span>
 _Meri__conference _</text:p>
      <text:p text:style-name="P4">
News Source: <text:a xlink:type="simple" xlink:href="https://armyinform.com.ua/2023/05/12/z-nashoyu-dopomogoyu-ta-zbroyeyu-ukrayina-mozhe-peremogty-u-vijni-indrek-kannik/" text:style-name="Internet_20_link" text:visited-style-name="Visited_20_Internet_20_Link">
https://armyinform.com.ua/2023/05/12/z-nashoyu-dopomogoyu-ta-zbroyeyu-ukrayina-mozhe-peremogty-u-vijni-indrek-kannik/</text:a>
</text:p>
      <!--NEWS-->
      <text:h text:style-name="P10" text:outline-level="1">
<text:span text:style-name="T4">
15年的监禁接受了一名叛徒，他在监视乌克兰武装部队的职位</text:span>
</text:h>
      <text:p text:style-name="P4">
作者: ['АРМІЯINFORM']</text:p>
      <text:p text:style-name="P4">
时间: 2023-05-12T99:00:00-04:00</text:p>
      <text:p text:style-name="P4">
描述: Gorodyaki SBU 15 Rokiv Turmi拒绝了Tarkent，Yakiy，监视了反应性的立场...与乌克兰2022年的战争，与乌克兰与乌克兰的最新新闻，《与乌克兰2022年的新闻战》，今天上次与乌克兰的新闻战争，乌克兰和乌克兰之间的战争将会发生。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2/i75_articleimage_203629.webp" text:style-name="Internet_20_link" text:visited-style-name="Visited_20_Internet_20_Link">
i75_articleimage_203629.webp</text:a>
']</text:p>
      <text:p text:style-name="P4">
标签: ['СЛУЖБА БЕЗПЕКИ УКРАЇНИ']</text:p>
      <text:p text:style-name="P4">
类别: News</text:p>
      <!--METADATA-->
      <text:p text:style-name="P4">
<draw:frame draw:style-name="fr1" draw:name="Image341" text:anchor-type="as-char" svg:width="6.9236in" svg:height="3.952222in" draw:z-index="0">
<draw:image xlink:href="../ConvertedIMGs/AРМІЯINFORM/2023-05-12T99-00-00-04-00/i75_articleimage_203629.png" xlink:type="simple" xlink:show="embed" xlink:actuate="onLoad" draw:mime-type="image/png"/>
</draw:frame>
说明性照片</text:p>
      <text:p text:style-name="P4">
多亏了SBU的15年监狱，他获得了一名叛徒，他在哈尔基夫地区的武装部队反应式炮兵中监视<text:a xlink:type="simple" xlink:href="https://t.me/SBUkr/8300" text:style-name="Internet_20_link" text:visited-style-name="Visited_20_Internet_20_Link">
提及</text:a>
验证乌克兰特殊服务。</text:p>
      <text:p text:style-name="P4">
安全局毫无疑问地收集了另一位俄罗斯特工的内gui证据，后者将国防军在哈尔基夫地区的占领者传给了占领者。 入侵者使用了所获得的坐标来准备火箭壁画。</text:p>
      <text:p text:style-name="P4">
SBU工作人员在去年3月底的Uharkiv的反情报措施中拘留了攻击者。 根据乌克兰特勤局的说法，法院任命他15年监禁。</text:p>
      <text:p text:style-name="P4">
根据调查，该罪犯是卢汉斯克地区的居民，在他自己的主动行动开始时，他在广泛的侵略开始时，带着两个带有呼叫符号“ Yasha”和“ Urals”的俄罗斯人。</text:p>
      <text:p text:style-name="P4">
在遥远的“沟通”期间，他向入侵者提供了援助，以进入乌克兰。 收集情报叛徒“在黑暗中”使用了一些熟人。 此外，他还吸引了妻子使用乌克兰对象处理媒体文件。 攻击者获得的所有信息均以Google卡的形式通过Messenger电报发送给领导者。</text:p>
      <text:p text:style-name="P4">
根据SBU调查人员收集的证据，法院裁定他犯有国家拥有的国家(艺术的第2部分。 《乌克兰刑法》 111).</text:p>
      <text:p text:style-name="P4">
News Source: <text:a xlink:type="simple" xlink:href="https://armyinform.com.ua/2023/05/12/15-rokiv-tyurmy-otrymav-zradnyk-yakyj-shpyguvav-za-pozycziyamy-zs-ukrayiny/" text:style-name="Internet_20_link" text:visited-style-name="Visited_20_Internet_20_Link">
https://armyinform.com.ua/2023/05/12/15-rokiv-tyurmy-otrymav-zradnyk-yakyj-shpyguvav-za-pozycziyamy-zs-ukrayiny/</text:a>
</text:p>
      <!--NEWS-->
      <text:h text:style-name="P10" text:outline-level="1">
<text:span text:style-name="T4">
斯洛伐克总统将起诉称她为“美国特工”的表达</text:span>
</text:h>
      <text:p text:style-name="P4">
作者: Ukrinform (Person)</text:p>
      <text:p text:style-name="P4">
出版商: Укринформ (Organization)</text:p>
      <text:p text:style-name="P4">
出版时间: 2023-05-13T-32:21:00+03:00</text:p>
      <text:p text:style-name="P4">
修改时间: 2023-05-13T00:21:00+03:00</text:p>
      <text:p text:style-name="P4">
描述: 斯洛伐克总统祖赞·库普托瓦（Zuzan Chopotova）打算起诉反对派领导人和前总理罗伯特·菲佐（Robert Fitzo）的评论。  - 乌克林。</text:p>
      <text:p text:style-name="P4">
图片: ["<text:a xlink:type="simple" xlink:href="https://static.ukrinform.com/photos/2019_03/thumb_files/630_360_1552844334-606.jpg" text:style-name="Internet_20_link" text:visited-style-name="Visited_20_Internet_20_Link">
630_360_15528...</text:a>
"]</text:p>
      <text:p text:style-name="P4">
标签: ['Суд', 'Словаччина', 'Чапутова']</text:p>
      <text:p text:style-name="P4">
类型: Article</text:p>
      <!--METADATA-->
      <text:p text:style-name="P4">
<draw:frame draw:style-name="fr1" draw:name="Image342" text:anchor-type="as-char" svg:width="6.9236in" svg:height="3.956343in" draw:z-index="0">
<draw:image xlink:href="../Images/yкринформ/2023-05-13T-32-21-00-03-00/630_360_1552844334-606.jpg" xlink:type="simple" xlink:show="embed" xlink:actuate="onLoad" draw:mime-type="image/jpeg"/>
</draw:frame>
斯洛伐克总统祖赞·库普托娃(Zuzan Chopotova)打算起诉领导层，前总理罗伯特·菲佐(Robert Fitzo)独自发表评论。</text:p>
      <text:p text:style-name="P4">
正如乌克林福姆报道的那样，它报告了<text:a xlink:type="simple" xlink:href="https://www.euractiv.com/section/politics/news/slovak-president-caputova-to-sue-former-pm-fico/" text:style-name="Internet_20_link" text:visited-style-name="Visited_20_Internet_20_Link">
</text:a>
。</text:p>
      <text:p text:style-name="P4">
值得注意的是，SMER-SD党主席Fitzo反复称为Chaputova“美国特工”，并评论了她任命新临时政府的决定，并指出，它“任命索罗斯政府”，指的是美国Billioder - 乔治·索罗斯(George Soros)。</text:p>
      <text:p text:style-name="P4">
该官员拒绝为他的评论道歉，即使在此之后，她的家人开始受到威胁。 警方目前正在调查与总统讲话危险威胁有关的四项刑事诉讼。</text:p>
      <text:p text:style-name="P4">
“在仇恨谎言的帮助下将某人变成目标已经是<text:span text:style-name="T4">
 <text:a xlink:type="simple" xlink:href="https://www.ukrinform.ua/tag-slovaccina" text:style-name="Internet_20_link" text:visited-style-name="Visited_20_Internet_20_Link">
</text:a>
</text:span>
”， - 在社交网络上写道。</text:p>
      <text:p text:style-name="P4">
<text:span text:style-name="T4">
另请阅读：</text:span>
 <text:span text:style-name="T4">
 <text:a xlink:type="simple" xlink:href="https://www.ukrinform.ua/rubric-polytics/3702166-caputova-perekonana-so-novij-urad-slovaccini-rozumitime-riznicu-miz-agresorom-i-zertvou-vijni.html" text:style-name="Internet_20_link" text:visited-style-name="Visited_20_Internet_20_Link">
</text:a>
</text:span>
</text:p>
      <text:p text:style-name="P4">
肖克托娃(Chopotova)此前曾起诉Smer-Sdlubosz，他是Smer-Sdlubosz党的副主席，以俄罗斯宣传和阴谋理论的扩散而闻名。 他用“叛徒”，“美国特工”和“外国的对象”赢得了国家元首。 去年，她在法庭上赢得了此案。</text:p>
      <text:p text:style-name="P4">
Fitzo党目前在9月任命的议会早期选举前夕进行民意调查。</text:p>
      <text:p text:style-name="P4">
根据乌克林福姆的说法，代理人_ <text:span text:style-name="T4">
 <text:a xlink:type="simple" xlink:href="https://www.ukrinform.ua/rubric-world/3706030-urad-slovaccini-do-viboriv-ocoluvatime-zastupnik-golovi-nacbanku.html" text:style-name="Internet_20_link" text:visited-style-name="Visited_20_Internet_20_Link">
</text:a>
</text:span>
 _在总理爱德华·赫格(Edward Heger)出去之后，该国早期议会选举前几个月。</text:p>
      <text:p text:style-name="P4">
<text:span text:style-name="T5">
foto：MarošHerc，Novyčas</text:span>
</text:p>
      <text:p text:style-name="P4">
News Source: <text:a xlink:type="simple" xlink:href="https://www.ukrinform.ua/rubric-world/3708287-prezidentka-slovaccini-podast-do-sudu-na-ekspremera-akij-nazivav-ii-amerikanskim-agentom.html" text:style-name="Internet_20_link" text:visited-style-name="Visited_20_Internet_20_Link">
https://www.ukrinform.ua/rubric-world/3708287-prezidentka-slovaccini-podast-do-sudu-na-ekspremera-akij-nazivav-ii-amerikanskim-agentom.html</text:a>
</text:p>
      <!--NEWS-->
      <text:h text:style-name="P10" text:outline-level="1">
<text:span text:style-name="T4">
Podolyak关于中国代表的访问：让我们再次解释一下 - 没有以牺牲领土为代价的妥协</text:span>
</text:h>
      <text:p text:style-name="P4">
作者: Ukrinform (Person)</text:p>
      <text:p text:style-name="P4">
出版商: Укринформ (Organization)</text:p>
      <text:p text:style-name="P4">
出版时间: 2023-05-13T-34:13:00+03:00</text:p>
      <text:p text:style-name="P4">
修改时间: 2023-05-13T00:13:00+03:00</text:p>
      <text:p text:style-name="P4">
描述: 来自中国的和平解决计划包含正确的立场，但唯一可能的乌克兰和平公式。  - 乌克林。</text:p>
      <text:p text:style-name="P4">
图片: ["<text:a xlink:type="simple" xlink:href="https://static.ukrinform.com/photos/2023_01/thumb_files/630_360_1674754520-912.jpg" text:style-name="Internet_20_link" text:visited-style-name="Visited_20_Internet_20_Link">
630_360_16747...</text:a>
"]</text:p>
      <text:p text:style-name="P4">
标签: ['Китай', 'Україна', 'Подоляк', 'Війна з росією', 'Єдині новини']</text:p>
      <text:p text:style-name="P4">
类型: Article</text:p>
      <!--METADATA-->
      <text:p text:style-name="P4">
<draw:frame draw:style-name="fr1" draw:name="Image343" text:anchor-type="as-char" svg:width="6.9236in" svg:height="3.956343in" draw:z-index="0">
<draw:image xlink:href="../Images/yкринформ/2023-05-13T-34-13-00-03-00/630_360_1674754520-912.jpg" xlink:type="simple" xlink:show="embed" xlink:actuate="onLoad" draw:mime-type="image/jpeg"/>
</draw:frame>
来自中国的计划定居包含正确的立场，但唯一的可能是乌克兰和平公式。</text:p>
      <text:p text:style-name="P4">
顾问在国家电话上宣布了这件事，由总统Mikhail Podolyak办公室负责人宣布。(https://www.radiosvoboda.org/a/news-podoliak-kyiv-predstavnyk-kytaiu-kompromisy-za-rahunok-terytorii/32409456.html)。</text:p>
      <text:p text:style-name="P4">
“中国提出了一个公式12个步骤。 有足够的正确位置。 例如：主权和领土完整是任何解决方案的基础。 正确的。 然后清楚地记录了Zelensky总统提出的和平公式的第一点：(俄语 -  ed。)他们超越了第91年的边界，然后是主权的概念，对乌克兰对俄罗斯联邦的外国和国内政策的无干扰返回。 第二：然后，乌克兰的领土完整生效。” Podolyak说。</text:p>
      <text:p text:style-name="P4">
<text:span text:style-name="T4">
另请阅读：</text:span>
 <text:span text:style-name="T4">
 <text:a xlink:type="simple" xlink:href="https://www.ukrinform.ua/rubric-polytics/3708521-dla-prodovzenna-normalnih-stosunkiv-z-es-kitaj-mae-perekonati-rf-vijti-z-ukraini-borrel.html" text:style-name="Internet_20_link" text:visited-style-name="Visited_20_Internet_20_Link">
</text:a>
</text:span>
</text:p>
      <text:p text:style-name="P4">
根据OP主席的顾问，任何国家都可以参加讨论，但基辅将坚持将乌克兰和平公式固定为一个人。</text:p>
      <text:p text:style-name="P4">
Podolyak表示<text:span text:style-name="T4">
 <text:a xlink:type="simple" xlink:href="https://www.ukrinform.ua/tag-kitaj" text:style-name="Internet_20_link" text:visited-style-name="Visited_20_Internet_20_Link">
</text:a>
</text:span>
目前，这与上一年的立场略有不同：如果较早有“俄罗斯中立性”，则“表明对俄罗斯没有很多东西”。</text:p>
      <text:p text:style-name="P4">
“他们讲了言语词，以支持与俄罗斯联邦建立战略伙伴关系，但我们在全球意义上看到了更为积极的政治地位。 是一个可以解释的梭子(中国 -  ed。)再一次：一切都可以在核，粮食安全方面中断所有职位，但我们从主要领土中出来。 没有妥协，以牺牲领土为代价。”</text:p>
      <text:p text:style-name="P4">
<text:span text:style-name="T4">
另请阅读：</text:span>
 <text:span text:style-name="T4">
 <text:a xlink:type="simple" xlink:href="https://www.ukrinform.ua/rubric-polytics/3708184-specpredstavnik-kitau-vidvidae-ukrainu-ta-rosiu.html" text:style-name="Internet_20_link" text:visited-style-name="Visited_20_Internet_20_Link">
</text:a>
</text:span>
</text:p>
      <text:p text:style-name="P4">
回忆：5月15日，欧亚大政府的特别代表将开始其任务，并访问乌克兰，波兰，法国，德国和俄罗斯，讨论对“苏联乌克兰危机”的政治监管方式。</text:p>
      <text:p text:style-name="P4">
News Source: <text:a xlink:type="simple" xlink:href="https://www.ukrinform.ua/rubric-polytics/3708547-podolak-pro-vizit-predstavnika-knr-poasnimo-se-raz-zodnogo-kompromisu-za-rahunok-teritorij.html" text:style-name="Internet_20_link" text:visited-style-name="Visited_20_Internet_20_Link">
https://www.ukrinform.ua/rubric-polytics/3708547-podolak-pro-vizit-predstavnika-knr-poasnimo-se-raz-zodnogo-kompromisu-za-rahunok-teritorij.html</text:a>
</text:p>
      <!--NEWS-->
      <text:h text:style-name="P10" text:outline-level="1">
<text:span text:style-name="T4">
Podolyak关于中国代表的访问：让我们再次解释一下 - 没有以牺牲领土为代价的妥协</text:span>
</text:h>
      <text:p text:style-name="P4">
作者: Ukrinform (Person)</text:p>
      <text:p text:style-name="P4">
出版商: Укринформ (Organization)</text:p>
      <text:p text:style-name="P4">
出版时间: 2023-05-13T00:13:00+03:00</text:p>
      <text:p text:style-name="P4">
修改时间: 2023-05-13T00:13:00+03:00</text:p>
      <text:p text:style-name="P4">
描述: 来自中国的和平解决计划包含正确的立场，但唯一可能的乌克兰和平公式。  - 乌克林。</text:p>
      <text:p text:style-name="P4">
图片: ["<text:a xlink:type="simple" xlink:href="https://static.ukrinform.com/photos/2023_01/thumb_files/630_360_1674754520-912.jpg" text:style-name="Internet_20_link" text:visited-style-name="Visited_20_Internet_20_Link">
630_360_16747...</text:a>
"]</text:p>
      <text:p text:style-name="P4">
标签: ['Китай', 'Україна', 'Подоляк', 'Війна з росією', 'Єдині новини']</text:p>
      <text:p text:style-name="P4">
类型: Article</text:p>
      <!--METADATA-->
      <text:p text:style-name="P4">
<draw:frame draw:style-name="fr1" draw:name="Image344" text:anchor-type="as-char" svg:width="6.9236in" svg:height="3.956343in" draw:z-index="0">
<draw:image xlink:href="../Images/yкринформ/2023-05-13T00-13-00-03-00/630_360_1674754520-912.jpg" xlink:type="simple" xlink:show="embed" xlink:actuate="onLoad" draw:mime-type="image/jpeg"/>
</draw:frame>
来自中国的计划定居包含正确的立场，但唯一的可能是乌克兰和平公式。</text:p>
      <text:p text:style-name="P4">
顾问在国家电话上宣布了这件事，由总统Mikhail Podolyak办公室负责人宣布。(https://www.radiosvoboda.org/a/news-podoliak-kyiv-predstavnyk-kytaiu-kompromisy-za-rahunok-terytorii/32409456.html)。</text:p>
      <text:p text:style-name="P4">
“中国提出了一个公式12个步骤。 有足够的正确位置。 例如：主权和领土完整是任何解决方案的基础。 正确的。 然后清楚地记录了Zelensky总统提出的和平公式的第一点：(俄语 -  ed。)他们超越了第91年的边界，然后是主权的概念，对乌克兰对俄罗斯联邦的外国和国内政策的无干扰返回。 第二：然后，乌克兰的领土完整生效。” Podolyak说。</text:p>
      <text:p text:style-name="P4">
<text:span text:style-name="T4">
另请阅读：</text:span>
 <text:span text:style-name="T4">
 <text:a xlink:type="simple" xlink:href="https://www.ukrinform.ua/rubric-polytics/3708521-dla-prodovzenna-normalnih-stosunkiv-z-es-kitaj-mae-perekonati-rf-vijti-z-ukraini-borrel.html" text:style-name="Internet_20_link" text:visited-style-name="Visited_20_Internet_20_Link">
</text:a>
</text:span>
</text:p>
      <text:p text:style-name="P4">
根据OP主席的顾问，任何国家都可以参加讨论，但基辅将坚持将乌克兰和平公式固定为一个人。</text:p>
      <text:p text:style-name="P4">
Podolyak表示<text:span text:style-name="T4">
 <text:a xlink:type="simple" xlink:href="https://www.ukrinform.ua/tag-kitaj" text:style-name="Internet_20_link" text:visited-style-name="Visited_20_Internet_20_Link">
</text:a>
</text:span>
目前，这与上一年的立场略有不同：如果较早有“俄罗斯中立性”，则“表明对俄罗斯没有很多东西”。</text:p>
      <text:p text:style-name="P4">
“他们讲了言语词，以支持与俄罗斯联邦建立战略伙伴关系，但我们在全球意义上看到了更为积极的政治地位。 是一个可以解释的梭子(中国 -  ed。)再一次：一切都可以在核，粮食安全方面中断所有职位，但我们从主要领土中出来。 没有妥协，以牺牲领土为代价。”</text:p>
      <text:p text:style-name="P4">
<text:span text:style-name="T4">
另请阅读：</text:span>
 <text:span text:style-name="T4">
 <text:a xlink:type="simple" xlink:href="https://www.ukrinform.ua/rubric-polytics/3708184-specpredstavnik-kitau-vidvidae-ukrainu-ta-rosiu.html" text:style-name="Internet_20_link" text:visited-style-name="Visited_20_Internet_20_Link">
</text:a>
</text:span>
</text:p>
      <text:p text:style-name="P4">
回忆：5月15日，欧亚大政府的特别代表将开始其任务，并访问乌克兰，波兰，法国，德国和俄罗斯，讨论对“苏联乌克兰危机”的政治监管方式。</text:p>
      <text:p text:style-name="P4">
News Source: <text:a xlink:type="simple" xlink:href="https://www.ukrinform.ua/rubric-polytics/3708547-podolak-pro-vizit-predstavnika-knr-poasnimo-se-raz-zodnogo-kompromisu-za-rahunok-teritorij.html" text:style-name="Internet_20_link" text:visited-style-name="Visited_20_Internet_20_Link">
https://www.ukrinform.ua/rubric-polytics/3708547-podolak-pro-vizit-predstavnika-knr-poasnimo-se-raz-zodnogo-kompromisu-za-rahunok-teritorij.html</text:a>
</text:p>
      <!--NEWS-->
      <text:h text:style-name="P10" text:outline-level="1">
<text:span text:style-name="T4">
斯洛伐克总统将起诉称她为“美国特工”的表达</text:span>
</text:h>
      <text:p text:style-name="P4">
作者: Ukrinform (Person)</text:p>
      <text:p text:style-name="P4">
出版商: Укринформ (Organization)</text:p>
      <text:p text:style-name="P4">
出版时间: 2023-05-13T00:21:00+03:00</text:p>
      <text:p text:style-name="P4">
修改时间: 2023-05-13T00:21:00+03:00</text:p>
      <text:p text:style-name="P4">
描述: 斯洛伐克总统祖赞·库普托瓦（Zuzan Chopotova）打算起诉反对派领导人和前总理罗伯特·菲佐（Robert Fitzo）的评论。  - 乌克林。</text:p>
      <text:p text:style-name="P4">
图片: ["<text:a xlink:type="simple" xlink:href="https://static.ukrinform.com/photos/2019_03/thumb_files/630_360_1552844334-606.jpg" text:style-name="Internet_20_link" text:visited-style-name="Visited_20_Internet_20_Link">
630_360_15528...</text:a>
"]</text:p>
      <text:p text:style-name="P4">
标签: ['Суд', 'Словаччина', 'Чапутова']</text:p>
      <text:p text:style-name="P4">
类型: Article</text:p>
      <!--METADATA-->
      <text:p text:style-name="P4">
<draw:frame draw:style-name="fr1" draw:name="Image345" text:anchor-type="as-char" svg:width="6.9236in" svg:height="3.956343in" draw:z-index="0">
<draw:image xlink:href="../Images/yкринформ/2023-05-13T00-21-00-03-00/630_360_1552844334-606.jpg" xlink:type="simple" xlink:show="embed" xlink:actuate="onLoad" draw:mime-type="image/jpeg"/>
</draw:frame>
斯洛伐克总统祖赞·库普托娃(Zuzan Chopotova)打算起诉领导层，前总理罗伯特·菲佐(Robert Fitzo)独自发表评论。</text:p>
      <text:p text:style-name="P4">
正如乌克林福姆报道的那样，它报告了<text:a xlink:type="simple" xlink:href="https://www.euractiv.com/section/politics/news/slovak-president-caputova-to-sue-former-pm-fico/" text:style-name="Internet_20_link" text:visited-style-name="Visited_20_Internet_20_Link">
</text:a>
。</text:p>
      <text:p text:style-name="P4">
值得注意的是，SMER-SD党主席Fitzo反复称为Chaputova“美国特工”，并评论了她任命新临时政府的决定，并指出，它“任命索罗斯政府”，指的是美国Billioder - 乔治·索罗斯(George Soros)。</text:p>
      <text:p text:style-name="P4">
该官员拒绝为他的评论道歉，即使在此之后，她的家人开始受到威胁。 警方目前正在调查与总统讲话危险威胁有关的四项刑事诉讼。</text:p>
      <text:p text:style-name="P4">
“在仇恨谎言的帮助下将某人变成目标已经是<text:span text:style-name="T4">
 <text:a xlink:type="simple" xlink:href="https://www.ukrinform.ua/tag-slovaccina" text:style-name="Internet_20_link" text:visited-style-name="Visited_20_Internet_20_Link">
</text:a>
</text:span>
”， - 在社交网络上写道。</text:p>
      <text:p text:style-name="P4">
<text:span text:style-name="T4">
另请阅读：</text:span>
 <text:span text:style-name="T4">
 <text:a xlink:type="simple" xlink:href="https://www.ukrinform.ua/rubric-polytics/3702166-caputova-perekonana-so-novij-urad-slovaccini-rozumitime-riznicu-miz-agresorom-i-zertvou-vijni.html" text:style-name="Internet_20_link" text:visited-style-name="Visited_20_Internet_20_Link">
</text:a>
</text:span>
</text:p>
      <text:p text:style-name="P4">
肖克托娃(Chopotova)此前曾起诉Smer-Sdlubosz，他是Smer-Sdlubosz党的副主席，以俄罗斯宣传和阴谋理论的扩散而闻名。 他用“叛徒”，“美国特工”和“外国的对象”赢得了国家元首。 去年，她在法庭上赢得了此案。</text:p>
      <text:p text:style-name="P4">
Fitzo党目前在9月任命的议会早期选举前夕进行民意调查。</text:p>
      <text:p text:style-name="P4">
根据乌克林福姆的说法，代理人_ <text:span text:style-name="T4">
 <text:a xlink:type="simple" xlink:href="https://www.ukrinform.ua/rubric-world/3706030-urad-slovaccini-do-viboriv-ocoluvatime-zastupnik-golovi-nacbanku.html" text:style-name="Internet_20_link" text:visited-style-name="Visited_20_Internet_20_Link">
</text:a>
</text:span>
 _在总理爱德华·赫格(Edward Heger)出去之后，该国早期议会选举前几个月。</text:p>
      <text:p text:style-name="P4">
<text:span text:style-name="T5">
foto：MarošHerc，Novyčas</text:span>
</text:p>
      <text:p text:style-name="P4">
News Source: <text:a xlink:type="simple" xlink:href="https://www.ukrinform.ua/rubric-world/3708287-prezidentka-slovaccini-podast-do-sudu-na-ekspremera-akij-nazivav-ii-amerikanskim-agentom.html" text:style-name="Internet_20_link" text:visited-style-name="Visited_20_Internet_20_Link">
https://www.ukrinform.ua/rubric-world/3708287-prezidentka-slovaccini-podast-do-sudu-na-ekspremera-akij-nazivav-ii-amerikanskim-agentom.html</text:a>
</text:p>
      <!--NEWS-->
      <text:h text:style-name="P10" text:outline-level="1">
<text:span text:style-name="T4">
短的。 战争。 第443天</text:span>
</text:h>
      <text:p text:style-name="P4">
作者: ['АРМІЯINFORM']</text:p>
      <text:p text:style-name="P4">
时间: 2023-05-13T98: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ТОРГНЕННЯ РФ', 'ГШ ЗСУ']</text:p>
      <text:p text:style-name="P4">
类别: News</text:p>
      <!--METADATA-->
      <text:p text:style-name="P4">
News Source: <text:a xlink:type="simple" xlink:href="https://armyinform.com.ua/2023/05/13/korotko-vijna-den-443-videodajdzhest/" text:style-name="Internet_20_link" text:visited-style-name="Visited_20_Internet_20_Link">
https://armyinform.com.ua/2023/05/13/korotko-vijna-den-443-videodajdzhest/</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